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7.042cm" svg:height="15.353cm" svg:x="12.899cm" svg:y="0.398cm">
            <draw:object draw:notify-on-update-of-ranges="LOGGER02.B2:LOGGER02.B2161 LOGGER02.C1:LOGGER02.C1 LOGGER02.C2:LOGGER02.C21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IME( ; ;[.A2]/1000)" office:value-type="time" office:time-value="PT00H00M00S" calcext:value-type="time">
            <text:p>00:00:00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6" calcext:value-type="float">
            <text:p>315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4" calcext:value-type="float">
            <text:p>15954</text:p>
          </table:table-cell>
          <table:table-cell table:formula="of:=TIME( ; ;[.A3]/1000)" office:value-type="time" office:time-value="PT00H00M15.954S" calcext:value-type="time">
            <text:p>00:00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4.12" calcext:value-type="float">
            <text:p>314.12</text:p>
          </table:table-cell>
          <table:table-cell office:value-type="float" office:value="1.11" calcext:value-type="float">
            <text:p>1.11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31954" calcext:value-type="float">
            <text:p>31954</text:p>
          </table:table-cell>
          <table:table-cell table:formula="of:=TIME( ; ;[.A4]/1000)" office:value-type="time" office:time-value="PT00H00M31.954S" calcext:value-type="time">
            <text:p>00:00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2.22" calcext:value-type="float">
            <text:p>2.22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47954" calcext:value-type="float">
            <text:p>47954</text:p>
          </table:table-cell>
          <table:table-cell table:formula="of:=TIME( ; ;[.A5]/1000)" office:value-type="time" office:time-value="PT00H00M47.954S" calcext:value-type="time">
            <text:p>00:00:48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6" calcext:value-type="float">
            <text:p>312.36</text:p>
          </table:table-cell>
          <table:table-cell office:value-type="float" office:value="3.33" calcext:value-type="float">
            <text:p>3.33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63954" calcext:value-type="float">
            <text:p>63954</text:p>
          </table:table-cell>
          <table:table-cell table:formula="of:=TIME( ; ;[.A6]/1000)" office:value-type="time" office:time-value="PT00H01M03.954S" calcext:value-type="time">
            <text:p>00:01:04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4.43" calcext:value-type="float">
            <text:p>4.43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79954" calcext:value-type="float">
            <text:p>79954</text:p>
          </table:table-cell>
          <table:table-cell table:formula="of:=TIME( ; ;[.A7]/1000)" office:value-type="time" office:time-value="PT00H01M19.954S" calcext:value-type="time">
            <text:p>00:01:20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5.54" calcext:value-type="float">
            <text:p>5.54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95954" calcext:value-type="float">
            <text:p>95954</text:p>
          </table:table-cell>
          <table:table-cell table:formula="of:=TIME( ; ;[.A8]/1000)" office:value-type="time" office:time-value="PT00H01M35.954S" calcext:value-type="time">
            <text:p>00:01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0.72" calcext:value-type="float">
            <text:p>310.72</text:p>
          </table:table-cell>
          <table:table-cell office:value-type="float" office:value="6.65" calcext:value-type="float">
            <text:p>6.65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111953" calcext:value-type="float">
            <text:p>111953</text:p>
          </table:table-cell>
          <table:table-cell table:formula="of:=TIME( ; ;[.A9]/1000)" office:value-type="time" office:time-value="PT00H01M51.953S" calcext:value-type="time">
            <text:p>00:01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7.75" calcext:value-type="float">
            <text:p>7.75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127954" calcext:value-type="float">
            <text:p>127954</text:p>
          </table:table-cell>
          <table:table-cell table:formula="of:=TIME( ; ;[.A10]/1000)" office:value-type="time" office:time-value="PT00H02M07.954S" calcext:value-type="time">
            <text:p>00:02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8.86" calcext:value-type="float">
            <text:p>8.86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143954" calcext:value-type="float">
            <text:p>143954</text:p>
          </table:table-cell>
          <table:table-cell table:formula="of:=TIME( ; ;[.A11]/1000)" office:value-type="time" office:time-value="PT00H02M23.954S" calcext:value-type="time">
            <text:p>00:02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9.96" calcext:value-type="float">
            <text:p>9.96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159954" calcext:value-type="float">
            <text:p>159954</text:p>
          </table:table-cell>
          <table:table-cell table:formula="of:=TIME( ; ;[.A12]/1000)" office:value-type="time" office:time-value="PT00H02M39.954S" calcext:value-type="time">
            <text:p>00:02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1.06" calcext:value-type="float">
            <text:p>11.06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175954" calcext:value-type="float">
            <text:p>175954</text:p>
          </table:table-cell>
          <table:table-cell table:formula="of:=TIME( ; ;[.A13]/1000)" office:value-type="time" office:time-value="PT00H02M55.954S" calcext:value-type="time">
            <text:p>00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2.17" calcext:value-type="float">
            <text:p>12.17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191954" calcext:value-type="float">
            <text:p>191954</text:p>
          </table:table-cell>
          <table:table-cell table:formula="of:=TIME( ; ;[.A14]/1000)" office:value-type="time" office:time-value="PT00H03M11.954S" calcext:value-type="time">
            <text:p>00:03:12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3.27" calcext:value-type="float">
            <text:p>13.27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float" office:value="207954" calcext:value-type="float">
            <text:p>207954</text:p>
          </table:table-cell>
          <table:table-cell table:formula="of:=TIME( ; ;[.A15]/1000)" office:value-type="time" office:time-value="PT00H03M27.954S" calcext:value-type="time">
            <text:p>00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14.37" calcext:value-type="float">
            <text:p>14.37</text:p>
          </table:table-cell>
          <table:table-cell office:value-type="float" office:value="17.99" calcext:value-type="float">
            <text:p>17.99</text:p>
          </table:table-cell>
        </table:table-row>
        <table:table-row table:style-name="ro1">
          <table:table-cell office:value-type="float" office:value="223954" calcext:value-type="float">
            <text:p>223954</text:p>
          </table:table-cell>
          <table:table-cell table:formula="of:=TIME( ; ;[.A16]/1000)" office:value-type="time" office:time-value="PT00H03M43.954S" calcext:value-type="time">
            <text:p>00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5.47" calcext:value-type="float">
            <text:p>15.47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1">
          <table:table-cell office:value-type="float" office:value="239954" calcext:value-type="float">
            <text:p>239954</text:p>
          </table:table-cell>
          <table:table-cell table:formula="of:=TIME( ; ;[.A17]/1000)" office:value-type="time" office:time-value="PT00H03M59.954S" calcext:value-type="time">
            <text:p>00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16.57" calcext:value-type="float">
            <text:p>16.57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float" office:value="255954" calcext:value-type="float">
            <text:p>255954</text:p>
          </table:table-cell>
          <table:table-cell table:formula="of:=TIME( ; ;[.A18]/1000)" office:value-type="time" office:time-value="PT00H04M15.954S" calcext:value-type="time">
            <text:p>00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7.67" calcext:value-type="float">
            <text:p>17.67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271954" calcext:value-type="float">
            <text:p>271954</text:p>
          </table:table-cell>
          <table:table-cell table:formula="of:=TIME( ; ;[.A19]/1000)" office:value-type="time" office:time-value="PT00H04M31.954S" calcext:value-type="time">
            <text:p>00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18.77" calcext:value-type="float">
            <text:p>18.77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287954" calcext:value-type="float">
            <text:p>287954</text:p>
          </table:table-cell>
          <table:table-cell table:formula="of:=TIME( ; ;[.A20]/1000)" office:value-type="time" office:time-value="PT00H04M47.954S" calcext:value-type="time">
            <text:p>00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19.87" calcext:value-type="float">
            <text:p>19.87</text:p>
          </table:table-cell>
          <table:table-cell office:value-type="float" office:value="24.83" calcext:value-type="float">
            <text:p>24.83</text:p>
          </table:table-cell>
        </table:table-row>
        <table:table-row table:style-name="ro1">
          <table:table-cell office:value-type="float" office:value="303954" calcext:value-type="float">
            <text:p>303954</text:p>
          </table:table-cell>
          <table:table-cell table:formula="of:=TIME( ; ;[.A21]/1000)" office:value-type="time" office:time-value="PT00H05M03.954S" calcext:value-type="time">
            <text:p>00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6.45" calcext:value-type="float">
            <text:p>306.45</text:p>
          </table:table-cell>
          <table:table-cell office:value-type="float" office:value="20.97" calcext:value-type="float">
            <text:p>20.97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float" office:value="319954" calcext:value-type="float">
            <text:p>319954</text:p>
          </table:table-cell>
          <table:table-cell table:formula="of:=TIME( ; ;[.A22]/1000)" office:value-type="time" office:time-value="PT00H05M19.954S" calcext:value-type="time">
            <text:p>00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2" calcext:value-type="float">
            <text:p>306.32</text:p>
          </table:table-cell>
          <table:table-cell office:value-type="float" office:value="22.06" calcext:value-type="float">
            <text:p>22.06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335954" calcext:value-type="float">
            <text:p>335954</text:p>
          </table:table-cell>
          <table:table-cell table:formula="of:=TIME( ; ;[.A23]/1000)" office:value-type="time" office:time-value="PT00H05M35.954S" calcext:value-type="time">
            <text:p>00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23.16" calcext:value-type="float">
            <text:p>23.16</text:p>
          </table:table-cell>
          <table:table-cell office:value-type="float" office:value="28.92" calcext:value-type="float">
            <text:p>28.92</text:p>
          </table:table-cell>
        </table:table-row>
        <table:table-row table:style-name="ro1">
          <table:table-cell office:value-type="float" office:value="351954" calcext:value-type="float">
            <text:p>351954</text:p>
          </table:table-cell>
          <table:table-cell table:formula="of:=TIME( ; ;[.A24]/1000)" office:value-type="time" office:time-value="PT00H05M51.954S" calcext:value-type="time">
            <text:p>00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24.26" calcext:value-type="float">
            <text:p>24.26</text:p>
          </table:table-cell>
          <table:table-cell office:value-type="float" office:value="30.28" calcext:value-type="float">
            <text:p>30.28</text:p>
          </table:table-cell>
        </table:table-row>
        <table:table-row table:style-name="ro1">
          <table:table-cell office:value-type="float" office:value="367954" calcext:value-type="float">
            <text:p>367954</text:p>
          </table:table-cell>
          <table:table-cell table:formula="of:=TIME( ; ;[.A25]/1000)" office:value-type="time" office:time-value="PT00H06M07.954S" calcext:value-type="time">
            <text:p>00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25.35" calcext:value-type="float">
            <text:p>25.35</text:p>
          </table:table-cell>
          <table:table-cell office:value-type="float" office:value="31.64" calcext:value-type="float">
            <text:p>31.64</text:p>
          </table:table-cell>
        </table:table-row>
        <table:table-row table:style-name="ro1">
          <table:table-cell office:value-type="float" office:value="383954" calcext:value-type="float">
            <text:p>383954</text:p>
          </table:table-cell>
          <table:table-cell table:formula="of:=TIME( ; ;[.A26]/1000)" office:value-type="time" office:time-value="PT00H06M23.954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6.45" calcext:value-type="float">
            <text:p>26.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9954" calcext:value-type="float">
            <text:p>399954</text:p>
          </table:table-cell>
          <table:table-cell table:formula="of:=TIME( ; ;[.A27]/1000)" office:value-type="time" office:time-value="PT00H06M39.954S" calcext:value-type="time">
            <text:p>00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27.54" calcext:value-type="float">
            <text:p>27.54</text:p>
          </table:table-cell>
          <table:table-cell office:value-type="float" office:value="34.36" calcext:value-type="float">
            <text:p>34.36</text:p>
          </table:table-cell>
        </table:table-row>
        <table:table-row table:style-name="ro1">
          <table:table-cell office:value-type="float" office:value="415954" calcext:value-type="float">
            <text:p>415954</text:p>
          </table:table-cell>
          <table:table-cell table:formula="of:=TIME( ; ;[.A28]/1000)" office:value-type="time" office:time-value="PT00H06M55.954S" calcext:value-type="time">
            <text:p>00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8.64" calcext:value-type="float">
            <text:p>28.64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1">
          <table:table-cell office:value-type="float" office:value="431954" calcext:value-type="float">
            <text:p>431954</text:p>
          </table:table-cell>
          <table:table-cell table:formula="of:=TIME( ; ;[.A29]/1000)" office:value-type="time" office:time-value="PT00H07M11.954S" calcext:value-type="time">
            <text:p>00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29.73" calcext:value-type="float">
            <text:p>29.73</text:p>
          </table:table-cell>
          <table:table-cell office:value-type="float" office:value="37.07" calcext:value-type="float">
            <text:p>37.07</text:p>
          </table:table-cell>
        </table:table-row>
        <table:table-row table:style-name="ro1">
          <table:table-cell office:value-type="float" office:value="447954" calcext:value-type="float">
            <text:p>447954</text:p>
          </table:table-cell>
          <table:table-cell table:formula="of:=TIME( ; ;[.A30]/1000)" office:value-type="time" office:time-value="PT00H07M27.954S" calcext:value-type="time">
            <text:p>00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0.83" calcext:value-type="float">
            <text:p>30.83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float" office:value="463954" calcext:value-type="float">
            <text:p>463954</text:p>
          </table:table-cell>
          <table:table-cell table:formula="of:=TIME( ; ;[.A31]/1000)" office:value-type="time" office:time-value="PT00H07M43.954S" calcext:value-type="time">
            <text:p>00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31.92" calcext:value-type="float">
            <text:p>31.92</text:p>
          </table:table-cell>
          <table:table-cell office:value-type="float" office:value="39.77" calcext:value-type="float">
            <text:p>39.77</text:p>
          </table:table-cell>
        </table:table-row>
        <table:table-row table:style-name="ro1">
          <table:table-cell office:value-type="float" office:value="479954" calcext:value-type="float">
            <text:p>479954</text:p>
          </table:table-cell>
          <table:table-cell table:formula="of:=TIME( ; ;[.A32]/1000)" office:value-type="time" office:time-value="PT00H07M59.954S" calcext:value-type="time">
            <text:p>00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33.01" calcext:value-type="float">
            <text:p>33.01</text:p>
          </table:table-cell>
          <table:table-cell office:value-type="float" office:value="41.12" calcext:value-type="float">
            <text:p>41.12</text:p>
          </table:table-cell>
        </table:table-row>
        <table:table-row table:style-name="ro1">
          <table:table-cell office:value-type="float" office:value="495954" calcext:value-type="float">
            <text:p>495954</text:p>
          </table:table-cell>
          <table:table-cell table:formula="of:=TIME( ; ;[.A33]/1000)" office:value-type="time" office:time-value="PT00H08M15.954S" calcext:value-type="time">
            <text:p>00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34.1" calcext:value-type="float">
            <text:p>34.1</text:p>
          </table:table-cell>
          <table:table-cell office:value-type="float" office:value="42.47" calcext:value-type="float">
            <text:p>42.47</text:p>
          </table:table-cell>
        </table:table-row>
        <table:table-row table:style-name="ro1">
          <table:table-cell office:value-type="float" office:value="511954" calcext:value-type="float">
            <text:p>511954</text:p>
          </table:table-cell>
          <table:table-cell table:formula="of:=TIME( ; ;[.A34]/1000)" office:value-type="time" office:time-value="PT00H08M31.954S" calcext:value-type="time">
            <text:p>00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35.2" calcext:value-type="float">
            <text:p>35.2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1">
          <table:table-cell office:value-type="float" office:value="527954" calcext:value-type="float">
            <text:p>527954</text:p>
          </table:table-cell>
          <table:table-cell table:formula="of:=TIME( ; ;[.A35]/1000)" office:value-type="time" office:time-value="PT00H08M47.954S" calcext:value-type="time">
            <text:p>00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5.5" calcext:value-type="float">
            <text:p>245.5</text:p>
          </table:table-cell>
          <table:table-cell office:value-type="float" office:value="302.59" calcext:value-type="float">
            <text:p>302.59</text:p>
          </table:table-cell>
          <table:table-cell office:value-type="float" office:value="36.29" calcext:value-type="float">
            <text:p>36.29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1">
          <table:table-cell office:value-type="float" office:value="543954" calcext:value-type="float">
            <text:p>543954</text:p>
          </table:table-cell>
          <table:table-cell table:formula="of:=TIME( ; ;[.A36]/1000)" office:value-type="time" office:time-value="PT00H09M03.954S" calcext:value-type="time">
            <text:p>00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5.5" calcext:value-type="float">
            <text:p>245.5</text:p>
          </table:table-cell>
          <table:table-cell office:value-type="float" office:value="302.59" calcext:value-type="float">
            <text:p>302.59</text:p>
          </table:table-cell>
          <table:table-cell office:value-type="float" office:value="37.38" calcext:value-type="float">
            <text:p>37.38</text:p>
          </table:table-cell>
          <table:table-cell office:value-type="float" office:value="46.52" calcext:value-type="float">
            <text:p>46.52</text:p>
          </table:table-cell>
        </table:table-row>
        <table:table-row table:style-name="ro1">
          <table:table-cell office:value-type="float" office:value="559954" calcext:value-type="float">
            <text:p>559954</text:p>
          </table:table-cell>
          <table:table-cell table:formula="of:=TIME( ; ;[.A37]/1000)" office:value-type="time" office:time-value="PT00H09M19.954S" calcext:value-type="time">
            <text:p>00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4" calcext:value-type="float">
            <text:p>303.44</text:p>
          </table:table-cell>
          <table:table-cell office:value-type="float" office:value="38.47" calcext:value-type="float">
            <text:p>38.47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office:value-type="float" office:value="575954" calcext:value-type="float">
            <text:p>575954</text:p>
          </table:table-cell>
          <table:table-cell table:formula="of:=TIME( ; ;[.A38]/1000)" office:value-type="time" office:time-value="PT00H09M35.954S" calcext:value-type="time">
            <text:p>00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39.56" calcext:value-type="float">
            <text:p>39.56</text:p>
          </table:table-cell>
          <table:table-cell office:value-type="float" office:value="49.21" calcext:value-type="float">
            <text:p>49.21</text:p>
          </table:table-cell>
        </table:table-row>
        <table:table-row table:style-name="ro1">
          <table:table-cell office:value-type="float" office:value="591954" calcext:value-type="float">
            <text:p>591954</text:p>
          </table:table-cell>
          <table:table-cell table:formula="of:=TIME( ; ;[.A39]/1000)" office:value-type="time" office:time-value="PT00H09M51.954S" calcext:value-type="time">
            <text:p>00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40.65" calcext:value-type="float">
            <text:p>40.65</text:p>
          </table:table-cell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float" office:value="607954" calcext:value-type="float">
            <text:p>607954</text:p>
          </table:table-cell>
          <table:table-cell table:formula="of:=TIME( ; ;[.A40]/1000)" office:value-type="time" office:time-value="PT00H10M07.954S" calcext:value-type="time">
            <text:p>00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41.74" calcext:value-type="float">
            <text:p>41.74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float" office:value="623954" calcext:value-type="float">
            <text:p>623954</text:p>
          </table:table-cell>
          <table:table-cell table:formula="of:=TIME( ; ;[.A41]/1000)" office:value-type="time" office:time-value="PT00H10M23.954S" calcext:value-type="time">
            <text:p>00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42.83" calcext:value-type="float">
            <text:p>42.83</text:p>
          </table:table-cell>
          <table:table-cell office:value-type="float" office:value="53.24" calcext:value-type="float">
            <text:p>53.24</text:p>
          </table:table-cell>
        </table:table-row>
        <table:table-row table:style-name="ro1">
          <table:table-cell office:value-type="float" office:value="639954" calcext:value-type="float">
            <text:p>639954</text:p>
          </table:table-cell>
          <table:table-cell table:formula="of:=TIME( ; ;[.A42]/1000)" office:value-type="time" office:time-value="PT00H10M39.954S" calcext:value-type="time">
            <text:p>00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43.92" calcext:value-type="float">
            <text:p>43.92</text:p>
          </table:table-cell>
          <table:table-cell office:value-type="float" office:value="54.58" calcext:value-type="float">
            <text:p>54.58</text:p>
          </table:table-cell>
        </table:table-row>
        <table:table-row table:style-name="ro1">
          <table:table-cell office:value-type="float" office:value="655954" calcext:value-type="float">
            <text:p>655954</text:p>
          </table:table-cell>
          <table:table-cell table:formula="of:=TIME( ; ;[.A43]/1000)" office:value-type="time" office:time-value="PT00H10M55.954S" calcext:value-type="time">
            <text:p>00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45.01" calcext:value-type="float">
            <text:p>45.01</text:p>
          </table:table-cell>
          <table:table-cell office:value-type="float" office:value="55.93" calcext:value-type="float">
            <text:p>55.93</text:p>
          </table:table-cell>
        </table:table-row>
        <table:table-row table:style-name="ro1">
          <table:table-cell office:value-type="float" office:value="671954" calcext:value-type="float">
            <text:p>671954</text:p>
          </table:table-cell>
          <table:table-cell table:formula="of:=TIME( ; ;[.A44]/1000)" office:value-type="time" office:time-value="PT00H11M11.954S" calcext:value-type="time">
            <text:p>00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46.1" calcext:value-type="float">
            <text:p>46.1</text:p>
          </table:table-cell>
          <table:table-cell office:value-type="float" office:value="57.27" calcext:value-type="float">
            <text:p>57.27</text:p>
          </table:table-cell>
        </table:table-row>
        <table:table-row table:style-name="ro1">
          <table:table-cell office:value-type="float" office:value="687954" calcext:value-type="float">
            <text:p>687954</text:p>
          </table:table-cell>
          <table:table-cell table:formula="of:=TIME( ; ;[.A45]/1000)" office:value-type="time" office:time-value="PT00H11M27.954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47.18" calcext:value-type="float">
            <text:p>47.18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float" office:value="703954" calcext:value-type="float">
            <text:p>703954</text:p>
          </table:table-cell>
          <table:table-cell table:formula="of:=TIME( ; ;[.A46]/1000)" office:value-type="time" office:time-value="PT00H11M43.954S" calcext:value-type="time">
            <text:p>00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48.27" calcext:value-type="float">
            <text:p>48.27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float" office:value="719954" calcext:value-type="float">
            <text:p>719954</text:p>
          </table:table-cell>
          <table:table-cell table:formula="of:=TIME( ; ;[.A47]/1000)" office:value-type="time" office:time-value="PT00H11M59.954S" calcext:value-type="time">
            <text:p>00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9.36" calcext:value-type="float">
            <text:p>49.36</text:p>
          </table:table-cell>
          <table:table-cell office:value-type="float" office:value="61.28" calcext:value-type="float">
            <text:p>61.28</text:p>
          </table:table-cell>
        </table:table-row>
        <table:table-row table:style-name="ro1">
          <table:table-cell office:value-type="float" office:value="735954" calcext:value-type="float">
            <text:p>735954</text:p>
          </table:table-cell>
          <table:table-cell table:formula="of:=TIME( ; ;[.A48]/1000)" office:value-type="time" office:time-value="PT00H12M15.954S" calcext:value-type="time">
            <text:p>00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50.45" calcext:value-type="float">
            <text:p>50.45</text:p>
          </table:table-cell>
          <table:table-cell office:value-type="float" office:value="62.62" calcext:value-type="float">
            <text:p>62.62</text:p>
          </table:table-cell>
        </table:table-row>
        <table:table-row table:style-name="ro1">
          <table:table-cell office:value-type="float" office:value="751954" calcext:value-type="float">
            <text:p>751954</text:p>
          </table:table-cell>
          <table:table-cell table:formula="of:=TIME( ; ;[.A49]/1000)" office:value-type="time" office:time-value="PT00H12M31.954S" calcext:value-type="time">
            <text:p>00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51.53" calcext:value-type="float">
            <text:p>51.53</text:p>
          </table:table-cell>
          <table:table-cell office:value-type="float" office:value="63.96" calcext:value-type="float">
            <text:p>63.96</text:p>
          </table:table-cell>
        </table:table-row>
        <table:table-row table:style-name="ro1">
          <table:table-cell office:value-type="float" office:value="767954" calcext:value-type="float">
            <text:p>767954</text:p>
          </table:table-cell>
          <table:table-cell table:formula="of:=TIME( ; ;[.A50]/1000)" office:value-type="time" office:time-value="PT00H12M47.954S" calcext:value-type="time">
            <text:p>00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52.62" calcext:value-type="float">
            <text:p>52.62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783954" calcext:value-type="float">
            <text:p>783954</text:p>
          </table:table-cell>
          <table:table-cell table:formula="of:=TIME( ; ;[.A51]/1000)" office:value-type="time" office:time-value="PT00H13M03.954S" calcext:value-type="time">
            <text:p>00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53.71" calcext:value-type="float">
            <text:p>53.71</text:p>
          </table:table-cell>
          <table:table-cell office:value-type="float" office:value="66.62" calcext:value-type="float">
            <text:p>66.62</text:p>
          </table:table-cell>
        </table:table-row>
        <table:table-row table:style-name="ro1">
          <table:table-cell office:value-type="float" office:value="799954" calcext:value-type="float">
            <text:p>799954</text:p>
          </table:table-cell>
          <table:table-cell table:formula="of:=TIME( ; ;[.A52]/1000)" office:value-type="time" office:time-value="PT00H13M19.954S" calcext:value-type="time">
            <text:p>00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" calcext:value-type="float">
            <text:p>300.1</text:p>
          </table:table-cell>
          <table:table-cell office:value-type="float" office:value="54.79" calcext:value-type="float">
            <text:p>54.79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815954" calcext:value-type="float">
            <text:p>815954</text:p>
          </table:table-cell>
          <table:table-cell table:formula="of:=TIME( ; ;[.A53]/1000)" office:value-type="time" office:time-value="PT00H13M35.954S" calcext:value-type="time">
            <text:p>00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55.88" calcext:value-type="float">
            <text:p>55.88</text:p>
          </table:table-cell>
          <table:table-cell office:value-type="float" office:value="69.29" calcext:value-type="float">
            <text:p>69.29</text:p>
          </table:table-cell>
        </table:table-row>
        <table:table-row table:style-name="ro1">
          <table:table-cell office:value-type="float" office:value="831954" calcext:value-type="float">
            <text:p>831954</text:p>
          </table:table-cell>
          <table:table-cell table:formula="of:=TIME( ; ;[.A54]/1000)" office:value-type="time" office:time-value="PT00H13M51.954S" calcext:value-type="time">
            <text:p>00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56.96" calcext:value-type="float">
            <text:p>56.96</text:p>
          </table:table-cell>
          <table:table-cell office:value-type="float" office:value="70.63" calcext:value-type="float">
            <text:p>70.63</text:p>
          </table:table-cell>
        </table:table-row>
        <table:table-row table:style-name="ro1">
          <table:table-cell office:value-type="float" office:value="847954" calcext:value-type="float">
            <text:p>847954</text:p>
          </table:table-cell>
          <table:table-cell table:formula="of:=TIME( ; ;[.A55]/1000)" office:value-type="time" office:time-value="PT00H14M07.954S" calcext:value-type="time">
            <text:p>00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58.05" calcext:value-type="float">
            <text:p>58.05</text:p>
          </table:table-cell>
          <table:table-cell office:value-type="float" office:value="71.96" calcext:value-type="float">
            <text:p>71.96</text:p>
          </table:table-cell>
        </table:table-row>
        <table:table-row table:style-name="ro1">
          <table:table-cell office:value-type="float" office:value="863954" calcext:value-type="float">
            <text:p>863954</text:p>
          </table:table-cell>
          <table:table-cell table:formula="of:=TIME( ; ;[.A56]/1000)" office:value-type="time" office:time-value="PT00H14M23.954S" calcext:value-type="time">
            <text:p>00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59.13" calcext:value-type="float">
            <text:p>59.13</text:p>
          </table:table-cell>
          <table:table-cell office:value-type="float" office:value="73.29" calcext:value-type="float">
            <text:p>73.29</text:p>
          </table:table-cell>
        </table:table-row>
        <table:table-row table:style-name="ro1">
          <table:table-cell office:value-type="float" office:value="879954" calcext:value-type="float">
            <text:p>879954</text:p>
          </table:table-cell>
          <table:table-cell table:formula="of:=TIME( ; ;[.A57]/1000)" office:value-type="time" office:time-value="PT00H14M39.954S" calcext:value-type="time">
            <text:p>00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0.22" calcext:value-type="float">
            <text:p>60.22</text:p>
          </table:table-cell>
          <table:table-cell office:value-type="float" office:value="74.62" calcext:value-type="float">
            <text:p>74.62</text:p>
          </table:table-cell>
        </table:table-row>
        <table:table-row table:style-name="ro1">
          <table:table-cell office:value-type="float" office:value="895954" calcext:value-type="float">
            <text:p>895954</text:p>
          </table:table-cell>
          <table:table-cell table:formula="of:=TIME( ; ;[.A58]/1000)" office:value-type="time" office:time-value="PT00H14M55.954S" calcext:value-type="time">
            <text:p>00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61.3" calcext:value-type="float">
            <text:p>61.3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float" office:value="911954" calcext:value-type="float">
            <text:p>911954</text:p>
          </table:table-cell>
          <table:table-cell table:formula="of:=TIME( ; ;[.A59]/1000)" office:value-type="time" office:time-value="PT00H15M11.954S" calcext:value-type="time">
            <text:p>00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2.38" calcext:value-type="float">
            <text:p>62.38</text:p>
          </table:table-cell>
          <table:table-cell office:value-type="float" office:value="77.28" calcext:value-type="float">
            <text:p>77.28</text:p>
          </table:table-cell>
        </table:table-row>
        <table:table-row table:style-name="ro1">
          <table:table-cell office:value-type="float" office:value="927954" calcext:value-type="float">
            <text:p>927954</text:p>
          </table:table-cell>
          <table:table-cell table:formula="of:=TIME( ; ;[.A60]/1000)" office:value-type="time" office:time-value="PT00H15M27.954S" calcext:value-type="time">
            <text:p>00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63.47" calcext:value-type="float">
            <text:p>63.47</text:p>
          </table:table-cell>
          <table:table-cell office:value-type="float" office:value="78.61" calcext:value-type="float">
            <text:p>78.61</text:p>
          </table:table-cell>
        </table:table-row>
        <table:table-row table:style-name="ro1">
          <table:table-cell office:value-type="float" office:value="943954" calcext:value-type="float">
            <text:p>943954</text:p>
          </table:table-cell>
          <table:table-cell table:formula="of:=TIME( ; ;[.A61]/1000)" office:value-type="time" office:time-value="PT00H15M43.954S" calcext:value-type="time">
            <text:p>00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64.55" calcext:value-type="float">
            <text:p>64.55</text:p>
          </table:table-cell>
          <table:table-cell office:value-type="float" office:value="79.94" calcext:value-type="float">
            <text:p>79.94</text:p>
          </table:table-cell>
        </table:table-row>
        <table:table-row table:style-name="ro1">
          <table:table-cell office:value-type="float" office:value="959954" calcext:value-type="float">
            <text:p>959954</text:p>
          </table:table-cell>
          <table:table-cell table:formula="of:=TIME( ; ;[.A62]/1000)" office:value-type="time" office:time-value="PT00H15M59.954S" calcext:value-type="time">
            <text:p>00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65.63" calcext:value-type="float">
            <text:p>65.63</text:p>
          </table:table-cell>
          <table:table-cell office:value-type="float" office:value="81.26" calcext:value-type="float">
            <text:p>81.26</text:p>
          </table:table-cell>
        </table:table-row>
        <table:table-row table:style-name="ro1">
          <table:table-cell office:value-type="float" office:value="975954" calcext:value-type="float">
            <text:p>975954</text:p>
          </table:table-cell>
          <table:table-cell table:formula="of:=TIME( ; ;[.A63]/1000)" office:value-type="time" office:time-value="PT00H16M15.954S" calcext:value-type="time">
            <text:p>00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66.72" calcext:value-type="float">
            <text:p>66.72</text:p>
          </table:table-cell>
          <table:table-cell office:value-type="float" office:value="82.59" calcext:value-type="float">
            <text:p>82.59</text:p>
          </table:table-cell>
        </table:table-row>
        <table:table-row table:style-name="ro1">
          <table:table-cell office:value-type="float" office:value="991954" calcext:value-type="float">
            <text:p>991954</text:p>
          </table:table-cell>
          <table:table-cell table:formula="of:=TIME( ; ;[.A64]/1000)" office:value-type="time" office:time-value="PT00H16M31.954S" calcext:value-type="time">
            <text:p>00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67.8" calcext:value-type="float">
            <text:p>67.8</text:p>
          </table:table-cell>
          <table:table-cell office:value-type="float" office:value="83.91" calcext:value-type="float">
            <text:p>83.91</text:p>
          </table:table-cell>
        </table:table-row>
        <table:table-row table:style-name="ro1">
          <table:table-cell office:value-type="float" office:value="1007954" calcext:value-type="float">
            <text:p>1007954</text:p>
          </table:table-cell>
          <table:table-cell table:formula="of:=TIME( ; ;[.A65]/1000)" office:value-type="time" office:time-value="PT00H16M47.954S" calcext:value-type="time">
            <text:p>00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68.88" calcext:value-type="float">
            <text:p>68.88</text:p>
          </table:table-cell>
          <table:table-cell office:value-type="float" office:value="85.24" calcext:value-type="float">
            <text:p>85.24</text:p>
          </table:table-cell>
        </table:table-row>
        <table:table-row table:style-name="ro1">
          <table:table-cell office:value-type="float" office:value="1023954" calcext:value-type="float">
            <text:p>1023954</text:p>
          </table:table-cell>
          <table:table-cell table:formula="of:=TIME( ; ;[.A66]/1000)" office:value-type="time" office:time-value="PT00H17M03.954S" calcext:value-type="time">
            <text:p>00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69.97" calcext:value-type="float">
            <text:p>69.97</text:p>
          </table:table-cell>
          <table:table-cell office:value-type="float" office:value="86.57" calcext:value-type="float">
            <text:p>86.57</text:p>
          </table:table-cell>
        </table:table-row>
        <table:table-row table:style-name="ro1">
          <table:table-cell office:value-type="float" office:value="1039954" calcext:value-type="float">
            <text:p>1039954</text:p>
          </table:table-cell>
          <table:table-cell table:formula="of:=TIME( ; ;[.A67]/1000)" office:value-type="time" office:time-value="PT00H17M19.954S" calcext:value-type="time">
            <text:p>00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71.05" calcext:value-type="float">
            <text:p>71.05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float" office:value="1055954" calcext:value-type="float">
            <text:p>1055954</text:p>
          </table:table-cell>
          <table:table-cell table:formula="of:=TIME( ; ;[.A68]/1000)" office:value-type="time" office:time-value="PT00H17M35.954S" calcext:value-type="time">
            <text:p>00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72.13" calcext:value-type="float">
            <text:p>72.13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office:value-type="float" office:value="1071954" calcext:value-type="float">
            <text:p>1071954</text:p>
          </table:table-cell>
          <table:table-cell table:formula="of:=TIME( ; ;[.A69]/1000)" office:value-type="time" office:time-value="PT00H17M51.954S" calcext:value-type="time">
            <text:p>00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73.21" calcext:value-type="float">
            <text:p>73.21</text:p>
          </table:table-cell>
          <table:table-cell office:value-type="float" office:value="90.54" calcext:value-type="float">
            <text:p>90.54</text:p>
          </table:table-cell>
        </table:table-row>
        <table:table-row table:style-name="ro1">
          <table:table-cell office:value-type="float" office:value="1087954" calcext:value-type="float">
            <text:p>1087954</text:p>
          </table:table-cell>
          <table:table-cell table:formula="of:=TIME( ; ;[.A70]/1000)" office:value-type="time" office:time-value="PT00H18M07.954S" calcext:value-type="time">
            <text:p>00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74.29" calcext:value-type="float">
            <text:p>74.29</text:p>
          </table:table-cell>
          <table:table-cell office:value-type="float" office:value="91.86" calcext:value-type="float">
            <text:p>91.86</text:p>
          </table:table-cell>
        </table:table-row>
        <table:table-row table:style-name="ro1">
          <table:table-cell office:value-type="float" office:value="1103954" calcext:value-type="float">
            <text:p>1103954</text:p>
          </table:table-cell>
          <table:table-cell table:formula="of:=TIME( ; ;[.A71]/1000)" office:value-type="time" office:time-value="PT00H18M23.954S" calcext:value-type="time">
            <text:p>00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75.37" calcext:value-type="float">
            <text:p>75.37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office:value-type="float" office:value="1119954" calcext:value-type="float">
            <text:p>1119954</text:p>
          </table:table-cell>
          <table:table-cell table:formula="of:=TIME( ; ;[.A72]/1000)" office:value-type="time" office:time-value="PT00H18M39.954S" calcext:value-type="time">
            <text:p>00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76.45" calcext:value-type="float">
            <text:p>76.45</text:p>
          </table:table-cell>
          <table:table-cell office:value-type="float" office:value="94.51" calcext:value-type="float">
            <text:p>94.51</text:p>
          </table:table-cell>
        </table:table-row>
        <table:table-row table:style-name="ro1">
          <table:table-cell office:value-type="float" office:value="1135954" calcext:value-type="float">
            <text:p>1135954</text:p>
          </table:table-cell>
          <table:table-cell table:formula="of:=TIME( ; ;[.A73]/1000)" office:value-type="time" office:time-value="PT00H18M55.954S" calcext:value-type="time">
            <text:p>00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77.54" calcext:value-type="float">
            <text:p>77.54</text:p>
          </table:table-cell>
          <table:table-cell office:value-type="float" office:value="95.83" calcext:value-type="float">
            <text:p>95.83</text:p>
          </table:table-cell>
        </table:table-row>
        <table:table-row table:style-name="ro1">
          <table:table-cell office:value-type="float" office:value="1151954" calcext:value-type="float">
            <text:p>1151954</text:p>
          </table:table-cell>
          <table:table-cell table:formula="of:=TIME( ; ;[.A74]/1000)" office:value-type="time" office:time-value="PT00H19M11.954S" calcext:value-type="time">
            <text:p>00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78.62" calcext:value-type="float">
            <text:p>78.62</text:p>
          </table:table-cell>
          <table:table-cell office:value-type="float" office:value="97.15" calcext:value-type="float">
            <text:p>97.15</text:p>
          </table:table-cell>
        </table:table-row>
        <table:table-row table:style-name="ro1">
          <table:table-cell office:value-type="float" office:value="1167954" calcext:value-type="float">
            <text:p>1167954</text:p>
          </table:table-cell>
          <table:table-cell table:formula="of:=TIME( ; ;[.A75]/1000)" office:value-type="time" office:time-value="PT00H19M27.954S" calcext:value-type="time">
            <text:p>00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79.7" calcext:value-type="float">
            <text:p>79.7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office:value-type="float" office:value="1183954" calcext:value-type="float">
            <text:p>1183954</text:p>
          </table:table-cell>
          <table:table-cell table:formula="of:=TIME( ; ;[.A76]/1000)" office:value-type="time" office:time-value="PT00H19M43.954S" calcext:value-type="time">
            <text:p>00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80.78" calcext:value-type="float">
            <text:p>80.78</text:p>
          </table:table-cell>
          <table:table-cell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1199954" calcext:value-type="float">
            <text:p>1199954</text:p>
          </table:table-cell>
          <table:table-cell table:formula="of:=TIME( ; ;[.A77]/1000)" office:value-type="time" office:time-value="PT00H19M59.954S" calcext:value-type="time">
            <text:p>00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81.86" calcext:value-type="float">
            <text:p>81.86</text:p>
          </table:table-cell>
          <table:table-cell office:value-type="float" office:value="101.11" calcext:value-type="float">
            <text:p>101.11</text:p>
          </table:table-cell>
        </table:table-row>
        <table:table-row table:style-name="ro1">
          <table:table-cell office:value-type="float" office:value="1215954" calcext:value-type="float">
            <text:p>1215954</text:p>
          </table:table-cell>
          <table:table-cell table:formula="of:=TIME( ; ;[.A78]/1000)" office:value-type="time" office:time-value="PT00H20M15.954S" calcext:value-type="time">
            <text:p>00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82.94" calcext:value-type="float">
            <text:p>82.94</text:p>
          </table:table-cell>
          <table:table-cell office:value-type="float" office:value="102.43" calcext:value-type="float">
            <text:p>102.43</text:p>
          </table:table-cell>
        </table:table-row>
        <table:table-row table:style-name="ro1">
          <table:table-cell office:value-type="float" office:value="1231954" calcext:value-type="float">
            <text:p>1231954</text:p>
          </table:table-cell>
          <table:table-cell table:formula="of:=TIME( ; ;[.A79]/1000)" office:value-type="time" office:time-value="PT00H20M31.954S" calcext:value-type="time">
            <text:p>00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9" calcext:value-type="float">
            <text:p>296.29</text:p>
          </table:table-cell>
          <table:table-cell office:value-type="float" office:value="84.02" calcext:value-type="float">
            <text:p>84.02</text:p>
          </table:table-cell>
          <table:table-cell office:value-type="float" office:value="103.74" calcext:value-type="float">
            <text:p>103.74</text:p>
          </table:table-cell>
        </table:table-row>
        <table:table-row table:style-name="ro1">
          <table:table-cell office:value-type="float" office:value="1247954" calcext:value-type="float">
            <text:p>1247954</text:p>
          </table:table-cell>
          <table:table-cell table:formula="of:=TIME( ; ;[.A80]/1000)" office:value-type="time" office:time-value="PT00H20M47.954S" calcext:value-type="time">
            <text:p>00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85.09" calcext:value-type="float">
            <text:p>85.09</text:p>
          </table:table-cell>
          <table:table-cell office:value-type="float" office:value="105.06" calcext:value-type="float">
            <text:p>105.06</text:p>
          </table:table-cell>
        </table:table-row>
        <table:table-row table:style-name="ro1">
          <table:table-cell office:value-type="float" office:value="1263954" calcext:value-type="float">
            <text:p>1263954</text:p>
          </table:table-cell>
          <table:table-cell table:formula="of:=TIME( ; ;[.A81]/1000)" office:value-type="time" office:time-value="PT00H21M03.954S" calcext:value-type="time">
            <text:p>00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86.17" calcext:value-type="float">
            <text:p>86.17</text:p>
          </table:table-cell>
          <table:table-cell office:value-type="float" office:value="106.38" calcext:value-type="float">
            <text:p>106.38</text:p>
          </table:table-cell>
        </table:table-row>
        <table:table-row table:style-name="ro1">
          <table:table-cell office:value-type="float" office:value="1279954" calcext:value-type="float">
            <text:p>1279954</text:p>
          </table:table-cell>
          <table:table-cell table:formula="of:=TIME( ; ;[.A82]/1000)" office:value-type="time" office:time-value="PT00H21M19.954S" calcext:value-type="time">
            <text:p>00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87.25" calcext:value-type="float">
            <text:p>87.25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1295954" calcext:value-type="float">
            <text:p>1295954</text:p>
          </table:table-cell>
          <table:table-cell table:formula="of:=TIME( ; ;[.A83]/1000)" office:value-type="time" office:time-value="PT00H21M35.954S" calcext:value-type="time">
            <text:p>00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88.33" calcext:value-type="float">
            <text:p>88.33</text:p>
          </table:table-cell>
          <table:table-cell office:value-type="float" office:value="109.01" calcext:value-type="float">
            <text:p>109.01</text:p>
          </table:table-cell>
        </table:table-row>
        <table:table-row table:style-name="ro1">
          <table:table-cell office:value-type="float" office:value="1311954" calcext:value-type="float">
            <text:p>1311954</text:p>
          </table:table-cell>
          <table:table-cell table:formula="of:=TIME( ; ;[.A84]/1000)" office:value-type="time" office:time-value="PT00H21M51.954S" calcext:value-type="time">
            <text:p>00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89.41" calcext:value-type="float">
            <text:p>89.41</text:p>
          </table:table-cell>
          <table:table-cell office:value-type="float" office:value="110.33" calcext:value-type="float">
            <text:p>110.33</text:p>
          </table:table-cell>
        </table:table-row>
        <table:table-row table:style-name="ro1">
          <table:table-cell office:value-type="float" office:value="1327954" calcext:value-type="float">
            <text:p>1327954</text:p>
          </table:table-cell>
          <table:table-cell table:formula="of:=TIME( ; ;[.A85]/1000)" office:value-type="time" office:time-value="PT00H22M07.954S" calcext:value-type="time">
            <text:p>00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90.49" calcext:value-type="float">
            <text:p>90.49</text:p>
          </table:table-cell>
          <table:table-cell office:value-type="float" office:value="111.64" calcext:value-type="float">
            <text:p>111.64</text:p>
          </table:table-cell>
        </table:table-row>
        <table:table-row table:style-name="ro1">
          <table:table-cell office:value-type="float" office:value="1343954" calcext:value-type="float">
            <text:p>1343954</text:p>
          </table:table-cell>
          <table:table-cell table:formula="of:=TIME( ; ;[.A86]/1000)" office:value-type="time" office:time-value="PT00H22M23.954S" calcext:value-type="time">
            <text:p>00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91.57" calcext:value-type="float">
            <text:p>91.57</text:p>
          </table:table-cell>
          <table:table-cell office:value-type="float" office:value="112.96" calcext:value-type="float">
            <text:p>112.96</text:p>
          </table:table-cell>
        </table:table-row>
        <table:table-row table:style-name="ro1">
          <table:table-cell office:value-type="float" office:value="1359954" calcext:value-type="float">
            <text:p>1359954</text:p>
          </table:table-cell>
          <table:table-cell table:formula="of:=TIME( ; ;[.A87]/1000)" office:value-type="time" office:time-value="PT00H22M39.954S" calcext:value-type="time">
            <text:p>00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4.94" calcext:value-type="float">
            <text:p>294.94</text:p>
          </table:table-cell>
          <table:table-cell office:value-type="float" office:value="92.64" calcext:value-type="float">
            <text:p>92.64</text:p>
          </table:table-cell>
          <table:table-cell office:value-type="float" office:value="114.27" calcext:value-type="float">
            <text:p>114.27</text:p>
          </table:table-cell>
        </table:table-row>
        <table:table-row table:style-name="ro1">
          <table:table-cell office:value-type="float" office:value="1375954" calcext:value-type="float">
            <text:p>1375954</text:p>
          </table:table-cell>
          <table:table-cell table:formula="of:=TIME( ; ;[.A88]/1000)" office:value-type="time" office:time-value="PT00H22M55.954S" calcext:value-type="time">
            <text:p>00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93.72" calcext:value-type="float">
            <text:p>93.72</text:p>
          </table:table-cell>
          <table:table-cell office:value-type="float" office:value="115.59" calcext:value-type="float">
            <text:p>115.59</text:p>
          </table:table-cell>
        </table:table-row>
        <table:table-row table:style-name="ro1">
          <table:table-cell office:value-type="float" office:value="1391954" calcext:value-type="float">
            <text:p>1391954</text:p>
          </table:table-cell>
          <table:table-cell table:formula="of:=TIME( ; ;[.A89]/1000)" office:value-type="time" office:time-value="PT00H23M11.954S" calcext:value-type="time">
            <text:p>00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94.8" calcext:value-type="float">
            <text:p>94.8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1">
          <table:table-cell office:value-type="float" office:value="1407954" calcext:value-type="float">
            <text:p>1407954</text:p>
          </table:table-cell>
          <table:table-cell table:formula="of:=TIME( ; ;[.A90]/1000)" office:value-type="time" office:time-value="PT00H23M27.954S" calcext:value-type="time">
            <text:p>00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95.88" calcext:value-type="float">
            <text:p>95.88</text:p>
          </table:table-cell>
          <table:table-cell office:value-type="float" office:value="118.22" calcext:value-type="float">
            <text:p>118.22</text:p>
          </table:table-cell>
        </table:table-row>
        <table:table-row table:style-name="ro1">
          <table:table-cell office:value-type="float" office:value="1423954" calcext:value-type="float">
            <text:p>1423954</text:p>
          </table:table-cell>
          <table:table-cell table:formula="of:=TIME( ; ;[.A91]/1000)" office:value-type="time" office:time-value="PT00H23M43.954S" calcext:value-type="time">
            <text:p>00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96.95" calcext:value-type="float">
            <text:p>96.95</text:p>
          </table:table-cell>
          <table:table-cell office:value-type="float" office:value="119.53" calcext:value-type="float">
            <text:p>119.53</text:p>
          </table:table-cell>
        </table:table-row>
        <table:table-row table:style-name="ro1">
          <table:table-cell office:value-type="float" office:value="1439954" calcext:value-type="float">
            <text:p>1439954</text:p>
          </table:table-cell>
          <table:table-cell table:formula="of:=TIME( ; ;[.A92]/1000)" office:value-type="time" office:time-value="PT00H23M59.954S" calcext:value-type="time">
            <text:p>00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98.03" calcext:value-type="float">
            <text:p>98.03</text:p>
          </table:table-cell>
          <table:table-cell office:value-type="float" office:value="120.84" calcext:value-type="float">
            <text:p>120.84</text:p>
          </table:table-cell>
        </table:table-row>
        <table:table-row table:style-name="ro1">
          <table:table-cell office:value-type="float" office:value="1455954" calcext:value-type="float">
            <text:p>1455954</text:p>
          </table:table-cell>
          <table:table-cell table:formula="of:=TIME( ; ;[.A93]/1000)" office:value-type="time" office:time-value="PT00H24M15.954S" calcext:value-type="time">
            <text:p>00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99.11" calcext:value-type="float">
            <text:p>99.11</text:p>
          </table:table-cell>
          <table:table-cell office:value-type="float" office:value="122.15" calcext:value-type="float">
            <text:p>122.15</text:p>
          </table:table-cell>
        </table:table-row>
        <table:table-row table:style-name="ro1">
          <table:table-cell office:value-type="float" office:value="1471954" calcext:value-type="float">
            <text:p>1471954</text:p>
          </table:table-cell>
          <table:table-cell table:formula="of:=TIME( ; ;[.A94]/1000)" office:value-type="time" office:time-value="PT00H24M31.954S" calcext:value-type="time">
            <text:p>00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00.18" calcext:value-type="float">
            <text:p>100.18</text:p>
          </table:table-cell>
          <table:table-cell office:value-type="float" office:value="123.46" calcext:value-type="float">
            <text:p>123.46</text:p>
          </table:table-cell>
        </table:table-row>
        <table:table-row table:style-name="ro1">
          <table:table-cell office:value-type="float" office:value="1487954" calcext:value-type="float">
            <text:p>1487954</text:p>
          </table:table-cell>
          <table:table-cell table:formula="of:=TIME( ; ;[.A95]/1000)" office:value-type="time" office:time-value="PT00H24M47.954S" calcext:value-type="time">
            <text:p>00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01.26" calcext:value-type="float">
            <text:p>101.26</text:p>
          </table:table-cell>
          <table:table-cell office:value-type="float" office:value="124.77" calcext:value-type="float">
            <text:p>124.77</text:p>
          </table:table-cell>
        </table:table-row>
        <table:table-row table:style-name="ro1">
          <table:table-cell office:value-type="float" office:value="1503954" calcext:value-type="float">
            <text:p>1503954</text:p>
          </table:table-cell>
          <table:table-cell table:formula="of:=TIME( ; ;[.A96]/1000)" office:value-type="time" office:time-value="PT00H25M03.954S" calcext:value-type="time">
            <text:p>00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02.34" calcext:value-type="float">
            <text:p>102.34</text:p>
          </table:table-cell>
          <table:table-cell office:value-type="float" office:value="126.08" calcext:value-type="float">
            <text:p>126.08</text:p>
          </table:table-cell>
        </table:table-row>
        <table:table-row table:style-name="ro1">
          <table:table-cell office:value-type="float" office:value="1519954" calcext:value-type="float">
            <text:p>1519954</text:p>
          </table:table-cell>
          <table:table-cell table:formula="of:=TIME( ; ;[.A97]/1000)" office:value-type="time" office:time-value="PT00H25M19.954S" calcext:value-type="time">
            <text:p>00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103.41" calcext:value-type="float">
            <text:p>103.41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>
          <table:table-cell office:value-type="float" office:value="1535954" calcext:value-type="float">
            <text:p>1535954</text:p>
          </table:table-cell>
          <table:table-cell table:formula="of:=TIME( ; ;[.A98]/1000)" office:value-type="time" office:time-value="PT00H25M35.954S" calcext:value-type="time">
            <text:p>00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04.49" calcext:value-type="float">
            <text:p>104.49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office:value-type="float" office:value="1551954" calcext:value-type="float">
            <text:p>1551954</text:p>
          </table:table-cell>
          <table:table-cell table:formula="of:=TIME( ; ;[.A99]/1000)" office:value-type="time" office:time-value="PT00H25M51.954S" calcext:value-type="time">
            <text:p>00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105.57" calcext:value-type="float">
            <text:p>105.57</text:p>
          </table:table-cell>
          <table:table-cell office:value-type="float" office:value="130.01" calcext:value-type="float">
            <text:p>130.01</text:p>
          </table:table-cell>
        </table:table-row>
        <table:table-row table:style-name="ro1">
          <table:table-cell office:value-type="float" office:value="1567954" calcext:value-type="float">
            <text:p>1567954</text:p>
          </table:table-cell>
          <table:table-cell table:formula="of:=TIME( ; ;[.A100]/1000)" office:value-type="time" office:time-value="PT00H26M07.954S" calcext:value-type="time">
            <text:p>00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06.64" calcext:value-type="float">
            <text:p>106.64</text:p>
          </table:table-cell>
          <table:table-cell office:value-type="float" office:value="131.31" calcext:value-type="float">
            <text:p>131.31</text:p>
          </table:table-cell>
        </table:table-row>
        <table:table-row table:style-name="ro1">
          <table:table-cell office:value-type="float" office:value="1583954" calcext:value-type="float">
            <text:p>1583954</text:p>
          </table:table-cell>
          <table:table-cell table:formula="of:=TIME( ; ;[.A101]/1000)" office:value-type="time" office:time-value="PT00H26M23.954S" calcext:value-type="time">
            <text:p>00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07.72" calcext:value-type="float">
            <text:p>107.72</text:p>
          </table:table-cell>
          <table:table-cell office:value-type="float" office:value="132.62" calcext:value-type="float">
            <text:p>132.62</text:p>
          </table:table-cell>
        </table:table-row>
        <table:table-row table:style-name="ro1">
          <table:table-cell office:value-type="float" office:value="1599954" calcext:value-type="float">
            <text:p>1599954</text:p>
          </table:table-cell>
          <table:table-cell table:formula="of:=TIME( ; ;[.A102]/1000)" office:value-type="time" office:time-value="PT00H26M39.954S" calcext:value-type="time">
            <text:p>00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08.79" calcext:value-type="float">
            <text:p>108.79</text:p>
          </table:table-cell>
          <table:table-cell office:value-type="float" office:value="133.93" calcext:value-type="float">
            <text:p>133.93</text:p>
          </table:table-cell>
        </table:table-row>
        <table:table-row table:style-name="ro1">
          <table:table-cell office:value-type="float" office:value="1615954" calcext:value-type="float">
            <text:p>1615954</text:p>
          </table:table-cell>
          <table:table-cell table:formula="of:=TIME( ; ;[.A103]/1000)" office:value-type="time" office:time-value="PT00H26M55.954S" calcext:value-type="time">
            <text:p>00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09.87" calcext:value-type="float">
            <text:p>109.87</text:p>
          </table:table-cell>
          <table:table-cell office:value-type="float" office:value="135.24" calcext:value-type="float">
            <text:p>135.24</text:p>
          </table:table-cell>
        </table:table-row>
        <table:table-row table:style-name="ro1">
          <table:table-cell office:value-type="float" office:value="1631954" calcext:value-type="float">
            <text:p>1631954</text:p>
          </table:table-cell>
          <table:table-cell table:formula="of:=TIME( ; ;[.A104]/1000)" office:value-type="time" office:time-value="PT00H27M11.954S" calcext:value-type="time">
            <text:p>00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10.94" calcext:value-type="float">
            <text:p>110.94</text:p>
          </table:table-cell>
          <table:table-cell office:value-type="float" office:value="136.55" calcext:value-type="float">
            <text:p>136.55</text:p>
          </table:table-cell>
        </table:table-row>
        <table:table-row table:style-name="ro1">
          <table:table-cell office:value-type="float" office:value="1647954" calcext:value-type="float">
            <text:p>1647954</text:p>
          </table:table-cell>
          <table:table-cell table:formula="of:=TIME( ; ;[.A105]/1000)" office:value-type="time" office:time-value="PT00H27M27.954S" calcext:value-type="time">
            <text:p>00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2.02" calcext:value-type="float">
            <text:p>112.02</text:p>
          </table:table-cell>
          <table:table-cell office:value-type="float" office:value="137.85" calcext:value-type="float">
            <text:p>137.85</text:p>
          </table:table-cell>
        </table:table-row>
        <table:table-row table:style-name="ro1">
          <table:table-cell office:value-type="float" office:value="1663954" calcext:value-type="float">
            <text:p>1663954</text:p>
          </table:table-cell>
          <table:table-cell table:formula="of:=TIME( ; ;[.A106]/1000)" office:value-type="time" office:time-value="PT00H27M43.954S" calcext:value-type="time">
            <text:p>00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3.09" calcext:value-type="float">
            <text:p>113.09</text:p>
          </table:table-cell>
          <table:table-cell office:value-type="float" office:value="139.16" calcext:value-type="float">
            <text:p>139.16</text:p>
          </table:table-cell>
        </table:table-row>
        <table:table-row table:style-name="ro1">
          <table:table-cell office:value-type="float" office:value="1679954" calcext:value-type="float">
            <text:p>1679954</text:p>
          </table:table-cell>
          <table:table-cell table:formula="of:=TIME( ; ;[.A107]/1000)" office:value-type="time" office:time-value="PT00H27M59.954S" calcext:value-type="time">
            <text:p>00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4.17" calcext:value-type="float">
            <text:p>114.17</text:p>
          </table:table-cell>
          <table:table-cell office:value-type="float" office:value="140.47" calcext:value-type="float">
            <text:p>140.47</text:p>
          </table:table-cell>
        </table:table-row>
        <table:table-row table:style-name="ro1">
          <table:table-cell office:value-type="float" office:value="1695954" calcext:value-type="float">
            <text:p>1695954</text:p>
          </table:table-cell>
          <table:table-cell table:formula="of:=TIME( ; ;[.A108]/1000)" office:value-type="time" office:time-value="PT00H28M15.954S" calcext:value-type="time">
            <text:p>00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5.24" calcext:value-type="float">
            <text:p>115.24</text:p>
          </table:table-cell>
          <table:table-cell office:value-type="float" office:value="141.77" calcext:value-type="float">
            <text:p>141.77</text:p>
          </table:table-cell>
        </table:table-row>
        <table:table-row table:style-name="ro1">
          <table:table-cell office:value-type="float" office:value="1711954" calcext:value-type="float">
            <text:p>1711954</text:p>
          </table:table-cell>
          <table:table-cell table:formula="of:=TIME( ; ;[.A109]/1000)" office:value-type="time" office:time-value="PT00H28M31.954S" calcext:value-type="time">
            <text:p>00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116.31" calcext:value-type="float">
            <text:p>116.31</text:p>
          </table:table-cell>
          <table:table-cell office:value-type="float" office:value="143.08" calcext:value-type="float">
            <text:p>143.08</text:p>
          </table:table-cell>
        </table:table-row>
        <table:table-row table:style-name="ro1">
          <table:table-cell office:value-type="float" office:value="1727954" calcext:value-type="float">
            <text:p>1727954</text:p>
          </table:table-cell>
          <table:table-cell table:formula="of:=TIME( ; ;[.A110]/1000)" office:value-type="time" office:time-value="PT00H28M47.954S" calcext:value-type="time">
            <text:p>00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7.39" calcext:value-type="float">
            <text:p>117.39</text:p>
          </table:table-cell>
          <table:table-cell office:value-type="float" office:value="144.38" calcext:value-type="float">
            <text:p>144.38</text:p>
          </table:table-cell>
        </table:table-row>
        <table:table-row table:style-name="ro1">
          <table:table-cell office:value-type="float" office:value="1743954" calcext:value-type="float">
            <text:p>1743954</text:p>
          </table:table-cell>
          <table:table-cell table:formula="of:=TIME( ; ;[.A111]/1000)" office:value-type="time" office:time-value="PT00H29M03.954S" calcext:value-type="time">
            <text:p>00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18.46" calcext:value-type="float">
            <text:p>118.46</text:p>
          </table:table-cell>
          <table:table-cell office:value-type="float" office:value="145.69" calcext:value-type="float">
            <text:p>145.69</text:p>
          </table:table-cell>
        </table:table-row>
        <table:table-row table:style-name="ro1">
          <table:table-cell office:value-type="float" office:value="1759954" calcext:value-type="float">
            <text:p>1759954</text:p>
          </table:table-cell>
          <table:table-cell table:formula="of:=TIME( ; ;[.A112]/1000)" office:value-type="time" office:time-value="PT00H29M19.954S" calcext:value-type="time">
            <text:p>00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9.54" calcext:value-type="float">
            <text:p>119.54</text:p>
          </table:table-cell>
          <table:table-cell office:value-type="float" office:value="146.99" calcext:value-type="float">
            <text:p>146.99</text:p>
          </table:table-cell>
        </table:table-row>
        <table:table-row table:style-name="ro1">
          <table:table-cell office:value-type="float" office:value="1775954" calcext:value-type="float">
            <text:p>1775954</text:p>
          </table:table-cell>
          <table:table-cell table:formula="of:=TIME( ; ;[.A113]/1000)" office:value-type="time" office:time-value="PT00H29M35.954S" calcext:value-type="time">
            <text:p>00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0.61" calcext:value-type="float">
            <text:p>120.61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>
          <table:table-cell office:value-type="float" office:value="1791954" calcext:value-type="float">
            <text:p>1791954</text:p>
          </table:table-cell>
          <table:table-cell table:formula="of:=TIME( ; ;[.A114]/1000)" office:value-type="time" office:time-value="PT00H29M51.954S" calcext:value-type="time">
            <text:p>00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4" calcext:value-type="float">
            <text:p>292.74</text:p>
          </table:table-cell>
          <table:table-cell office:value-type="float" office:value="121.68" calcext:value-type="float">
            <text:p>121.68</text:p>
          </table:table-cell>
          <table:table-cell office:value-type="float" office:value="149.6" calcext:value-type="float">
            <text:p>149.6</text:p>
          </table:table-cell>
        </table:table-row>
        <table:table-row table:style-name="ro1">
          <table:table-cell office:value-type="float" office:value="1807954" calcext:value-type="float">
            <text:p>1807954</text:p>
          </table:table-cell>
          <table:table-cell table:formula="of:=TIME( ; ;[.A115]/1000)" office:value-type="time" office:time-value="PT00H30M07.954S" calcext:value-type="time">
            <text:p>00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2.76" calcext:value-type="float">
            <text:p>122.76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1">
          <table:table-cell office:value-type="float" office:value="1823954" calcext:value-type="float">
            <text:p>1823954</text:p>
          </table:table-cell>
          <table:table-cell table:formula="of:=TIME( ; ;[.A116]/1000)" office:value-type="time" office:time-value="PT00H30M23.954S" calcext:value-type="time">
            <text:p>00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123.83" calcext:value-type="float">
            <text:p>123.83</text:p>
          </table:table-cell>
          <table:table-cell office:value-type="float" office:value="152.21" calcext:value-type="float">
            <text:p>152.21</text:p>
          </table:table-cell>
        </table:table-row>
        <table:table-row table:style-name="ro1">
          <table:table-cell office:value-type="float" office:value="1839954" calcext:value-type="float">
            <text:p>1839954</text:p>
          </table:table-cell>
          <table:table-cell table:formula="of:=TIME( ; ;[.A117]/1000)" office:value-type="time" office:time-value="PT00H30M39.954S" calcext:value-type="time">
            <text:p>00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124.9" calcext:value-type="float">
            <text:p>124.9</text:p>
          </table:table-cell>
          <table:table-cell office:value-type="float" office:value="153.51" calcext:value-type="float">
            <text:p>153.51</text:p>
          </table:table-cell>
        </table:table-row>
        <table:table-row table:style-name="ro1">
          <table:table-cell office:value-type="float" office:value="1855954" calcext:value-type="float">
            <text:p>1855954</text:p>
          </table:table-cell>
          <table:table-cell table:formula="of:=TIME( ; ;[.A118]/1000)" office:value-type="time" office:time-value="PT00H30M55.954S" calcext:value-type="time">
            <text:p>00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5.98" calcext:value-type="float">
            <text:p>125.98</text:p>
          </table:table-cell>
          <table:table-cell office:value-type="float" office:value="154.81" calcext:value-type="float">
            <text:p>154.81</text:p>
          </table:table-cell>
        </table:table-row>
        <table:table-row table:style-name="ro1">
          <table:table-cell office:value-type="float" office:value="1871954" calcext:value-type="float">
            <text:p>1871954</text:p>
          </table:table-cell>
          <table:table-cell table:formula="of:=TIME( ; ;[.A119]/1000)" office:value-type="time" office:time-value="PT00H31M11.954S" calcext:value-type="time">
            <text:p>00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127.05" calcext:value-type="float">
            <text:p>127.05</text:p>
          </table:table-cell>
          <table:table-cell office:value-type="float" office:value="156.11" calcext:value-type="float">
            <text:p>156.11</text:p>
          </table:table-cell>
        </table:table-row>
        <table:table-row table:style-name="ro1">
          <table:table-cell office:value-type="float" office:value="1887954" calcext:value-type="float">
            <text:p>1887954</text:p>
          </table:table-cell>
          <table:table-cell table:formula="of:=TIME( ; ;[.A120]/1000)" office:value-type="time" office:time-value="PT00H31M27.954S" calcext:value-type="time">
            <text:p>00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128.12" calcext:value-type="float">
            <text:p>128.12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>
          <table:table-cell office:value-type="float" office:value="1903954" calcext:value-type="float">
            <text:p>1903954</text:p>
          </table:table-cell>
          <table:table-cell table:formula="of:=TIME( ; ;[.A121]/1000)" office:value-type="time" office:time-value="PT00H31M43.954S" calcext:value-type="time">
            <text:p>00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129.19" calcext:value-type="float">
            <text:p>129.19</text:p>
          </table:table-cell>
          <table:table-cell office:value-type="float" office:value="158.71" calcext:value-type="float">
            <text:p>158.71</text:p>
          </table:table-cell>
        </table:table-row>
        <table:table-row table:style-name="ro1">
          <table:table-cell office:value-type="float" office:value="1919954" calcext:value-type="float">
            <text:p>1919954</text:p>
          </table:table-cell>
          <table:table-cell table:formula="of:=TIME( ; ;[.A122]/1000)" office:value-type="time" office:time-value="PT00H31M59.954S" calcext:value-type="time">
            <text:p>00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130.27" calcext:value-type="float">
            <text:p>130.27</text:p>
          </table:table-cell>
          <table:table-cell office:value-type="float" office:value="160.01" calcext:value-type="float">
            <text:p>160.01</text:p>
          </table:table-cell>
        </table:table-row>
        <table:table-row table:style-name="ro1">
          <table:table-cell office:value-type="float" office:value="1935954" calcext:value-type="float">
            <text:p>1935954</text:p>
          </table:table-cell>
          <table:table-cell table:formula="of:=TIME( ; ;[.A123]/1000)" office:value-type="time" office:time-value="PT00H32M15.954S" calcext:value-type="time">
            <text:p>00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7" calcext:value-type="float">
            <text:p>292.37</text:p>
          </table:table-cell>
          <table:table-cell office:value-type="float" office:value="131.34" calcext:value-type="float">
            <text:p>131.34</text:p>
          </table:table-cell>
          <table:table-cell office:value-type="float" office:value="161.31" calcext:value-type="float">
            <text:p>161.31</text:p>
          </table:table-cell>
        </table:table-row>
        <table:table-row table:style-name="ro1">
          <table:table-cell office:value-type="float" office:value="1951954" calcext:value-type="float">
            <text:p>1951954</text:p>
          </table:table-cell>
          <table:table-cell table:formula="of:=TIME( ; ;[.A124]/1000)" office:value-type="time" office:time-value="PT00H32M31.954S" calcext:value-type="time">
            <text:p>00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132.41" calcext:value-type="float">
            <text:p>132.41</text:p>
          </table:table-cell>
          <table:table-cell office:value-type="float" office:value="162.61" calcext:value-type="float">
            <text:p>162.61</text:p>
          </table:table-cell>
        </table:table-row>
        <table:table-row table:style-name="ro1">
          <table:table-cell office:value-type="float" office:value="1967954" calcext:value-type="float">
            <text:p>1967954</text:p>
          </table:table-cell>
          <table:table-cell table:formula="of:=TIME( ; ;[.A125]/1000)" office:value-type="time" office:time-value="PT00H32M47.954S" calcext:value-type="time">
            <text:p>00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133.48" calcext:value-type="float">
            <text:p>133.48</text:p>
          </table:table-cell>
          <table:table-cell office:value-type="float" office:value="163.91" calcext:value-type="float">
            <text:p>163.91</text:p>
          </table:table-cell>
        </table:table-row>
        <table:table-row table:style-name="ro1">
          <table:table-cell office:value-type="float" office:value="1983954" calcext:value-type="float">
            <text:p>1983954</text:p>
          </table:table-cell>
          <table:table-cell table:formula="of:=TIME( ; ;[.A126]/1000)" office:value-type="time" office:time-value="PT00H33M03.954S" calcext:value-type="time">
            <text:p>00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134.55" calcext:value-type="float">
            <text:p>134.55</text:p>
          </table:table-cell>
          <table:table-cell office:value-type="float" office:value="165.21" calcext:value-type="float">
            <text:p>165.21</text:p>
          </table:table-cell>
        </table:table-row>
        <table:table-row table:style-name="ro1">
          <table:table-cell office:value-type="float" office:value="1999954" calcext:value-type="float">
            <text:p>1999954</text:p>
          </table:table-cell>
          <table:table-cell table:formula="of:=TIME( ; ;[.A127]/1000)" office:value-type="time" office:time-value="PT00H33M19.954S" calcext:value-type="time">
            <text:p>00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35.63" calcext:value-type="float">
            <text:p>135.63</text:p>
          </table:table-cell>
          <table:table-cell office:value-type="float" office:value="166.51" calcext:value-type="float">
            <text:p>166.51</text:p>
          </table:table-cell>
        </table:table-row>
        <table:table-row table:style-name="ro1">
          <table:table-cell office:value-type="float" office:value="2015954" calcext:value-type="float">
            <text:p>2015954</text:p>
          </table:table-cell>
          <table:table-cell table:formula="of:=TIME( ; ;[.A128]/1000)" office:value-type="time" office:time-value="PT00H33M35.954S" calcext:value-type="time">
            <text:p>00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136.7" calcext:value-type="float">
            <text:p>136.7</text:p>
          </table:table-cell>
          <table:table-cell office:value-type="float" office:value="167.81" calcext:value-type="float">
            <text:p>167.81</text:p>
          </table:table-cell>
        </table:table-row>
        <table:table-row table:style-name="ro1">
          <table:table-cell office:value-type="float" office:value="2031953" calcext:value-type="float">
            <text:p>2031953</text:p>
          </table:table-cell>
          <table:table-cell table:formula="of:=TIME( ; ;[.A129]/1000)" office:value-type="time" office:time-value="PT00H33M51.953S" calcext:value-type="time">
            <text:p>00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37.77" calcext:value-type="float">
            <text:p>137.77</text:p>
          </table:table-cell>
          <table:table-cell office:value-type="float" office:value="169.11" calcext:value-type="float">
            <text:p>169.11</text:p>
          </table:table-cell>
        </table:table-row>
        <table:table-row table:style-name="ro1">
          <table:table-cell office:value-type="float" office:value="2047954" calcext:value-type="float">
            <text:p>2047954</text:p>
          </table:table-cell>
          <table:table-cell table:formula="of:=TIME( ; ;[.A130]/1000)" office:value-type="time" office:time-value="PT00H34M07.954S" calcext:value-type="time">
            <text:p>00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38.84" calcext:value-type="float">
            <text:p>138.84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2063954" calcext:value-type="float">
            <text:p>2063954</text:p>
          </table:table-cell>
          <table:table-cell table:formula="of:=TIME( ; ;[.A131]/1000)" office:value-type="time" office:time-value="PT00H34M23.954S" calcext:value-type="time">
            <text:p>00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39.91" calcext:value-type="float">
            <text:p>139.91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1">
          <table:table-cell office:value-type="float" office:value="2079954" calcext:value-type="float">
            <text:p>2079954</text:p>
          </table:table-cell>
          <table:table-cell table:formula="of:=TIME( ; ;[.A132]/1000)" office:value-type="time" office:time-value="PT00H34M39.954S" calcext:value-type="time">
            <text:p>00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40.98" calcext:value-type="float">
            <text:p>140.9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95954" calcext:value-type="float">
            <text:p>2095954</text:p>
          </table:table-cell>
          <table:table-cell table:formula="of:=TIME( ; ;[.A133]/1000)" office:value-type="time" office:time-value="PT00H34M55.954S" calcext:value-type="time">
            <text:p>00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142.05" calcext:value-type="float">
            <text:p>142.05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1">
          <table:table-cell office:value-type="float" office:value="2111954" calcext:value-type="float">
            <text:p>2111954</text:p>
          </table:table-cell>
          <table:table-cell table:formula="of:=TIME( ; ;[.A134]/1000)" office:value-type="time" office:time-value="PT00H35M11.954S" calcext:value-type="time">
            <text:p>00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43.12" calcext:value-type="float">
            <text:p>143.12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1">
          <table:table-cell office:value-type="float" office:value="2127954" calcext:value-type="float">
            <text:p>2127954</text:p>
          </table:table-cell>
          <table:table-cell table:formula="of:=TIME( ; ;[.A135]/1000)" office:value-type="time" office:time-value="PT00H35M27.954S" calcext:value-type="time">
            <text:p>00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44.2" calcext:value-type="float">
            <text:p>144.2</text:p>
          </table:table-cell>
          <table:table-cell office:value-type="float" office:value="176.89" calcext:value-type="float">
            <text:p>176.89</text:p>
          </table:table-cell>
        </table:table-row>
        <table:table-row table:style-name="ro1">
          <table:table-cell office:value-type="float" office:value="2143954" calcext:value-type="float">
            <text:p>2143954</text:p>
          </table:table-cell>
          <table:table-cell table:formula="of:=TIME( ; ;[.A136]/1000)" office:value-type="time" office:time-value="PT00H35M43.954S" calcext:value-type="time">
            <text:p>00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45.27" calcext:value-type="float">
            <text:p>145.27</text:p>
          </table:table-cell>
          <table:table-cell office:value-type="float" office:value="178.19" calcext:value-type="float">
            <text:p>178.19</text:p>
          </table:table-cell>
        </table:table-row>
        <table:table-row table:style-name="ro1">
          <table:table-cell office:value-type="float" office:value="2159954" calcext:value-type="float">
            <text:p>2159954</text:p>
          </table:table-cell>
          <table:table-cell table:formula="of:=TIME( ; ;[.A137]/1000)" office:value-type="time" office:time-value="PT00H35M59.954S" calcext:value-type="time">
            <text:p>00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146.34" calcext:value-type="float">
            <text:p>146.34</text:p>
          </table:table-cell>
          <table:table-cell office:value-type="float" office:value="179.49" calcext:value-type="float">
            <text:p>179.49</text:p>
          </table:table-cell>
        </table:table-row>
        <table:table-row table:style-name="ro1">
          <table:table-cell office:value-type="float" office:value="2175954" calcext:value-type="float">
            <text:p>2175954</text:p>
          </table:table-cell>
          <table:table-cell table:formula="of:=TIME( ; ;[.A138]/1000)" office:value-type="time" office:time-value="PT00H36M15.954S" calcext:value-type="time">
            <text:p>00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147.41" calcext:value-type="float">
            <text:p>147.41</text:p>
          </table:table-cell>
          <table:table-cell office:value-type="float" office:value="180.78" calcext:value-type="float">
            <text:p>180.78</text:p>
          </table:table-cell>
        </table:table-row>
        <table:table-row table:style-name="ro1">
          <table:table-cell office:value-type="float" office:value="2191954" calcext:value-type="float">
            <text:p>2191954</text:p>
          </table:table-cell>
          <table:table-cell table:formula="of:=TIME( ; ;[.A139]/1000)" office:value-type="time" office:time-value="PT00H36M31.954S" calcext:value-type="time">
            <text:p>00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48.48" calcext:value-type="float">
            <text:p>148.48</text:p>
          </table:table-cell>
          <table:table-cell office:value-type="float" office:value="182.08" calcext:value-type="float">
            <text:p>182.08</text:p>
          </table:table-cell>
        </table:table-row>
        <table:table-row table:style-name="ro1">
          <table:table-cell office:value-type="float" office:value="2207954" calcext:value-type="float">
            <text:p>2207954</text:p>
          </table:table-cell>
          <table:table-cell table:formula="of:=TIME( ; ;[.A140]/1000)" office:value-type="time" office:time-value="PT00H36M47.954S" calcext:value-type="time">
            <text:p>00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149.55" calcext:value-type="float">
            <text:p>149.55</text:p>
          </table:table-cell>
          <table:table-cell office:value-type="float" office:value="183.37" calcext:value-type="float">
            <text:p>183.37</text:p>
          </table:table-cell>
        </table:table-row>
        <table:table-row table:style-name="ro1">
          <table:table-cell office:value-type="float" office:value="2223954" calcext:value-type="float">
            <text:p>2223954</text:p>
          </table:table-cell>
          <table:table-cell table:formula="of:=TIME( ; ;[.A141]/1000)" office:value-type="time" office:time-value="PT00H37M03.954S" calcext:value-type="time">
            <text:p>00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150.62" calcext:value-type="float">
            <text:p>150.62</text:p>
          </table:table-cell>
          <table:table-cell office:value-type="float" office:value="184.67" calcext:value-type="float">
            <text:p>184.67</text:p>
          </table:table-cell>
        </table:table-row>
        <table:table-row table:style-name="ro1">
          <table:table-cell office:value-type="float" office:value="2239954" calcext:value-type="float">
            <text:p>2239954</text:p>
          </table:table-cell>
          <table:table-cell table:formula="of:=TIME( ; ;[.A142]/1000)" office:value-type="time" office:time-value="PT00H37M19.954S" calcext:value-type="time">
            <text:p>00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151.69" calcext:value-type="float">
            <text:p>151.69</text:p>
          </table:table-cell>
          <table:table-cell office:value-type="float" office:value="185.96" calcext:value-type="float">
            <text:p>185.96</text:p>
          </table:table-cell>
        </table:table-row>
        <table:table-row table:style-name="ro1">
          <table:table-cell office:value-type="float" office:value="2255954" calcext:value-type="float">
            <text:p>2255954</text:p>
          </table:table-cell>
          <table:table-cell table:formula="of:=TIME( ; ;[.A143]/1000)" office:value-type="time" office:time-value="PT00H37M35.954S" calcext:value-type="time">
            <text:p>00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152.76" calcext:value-type="float">
            <text:p>152.76</text:p>
          </table:table-cell>
          <table:table-cell office:value-type="float" office:value="187.26" calcext:value-type="float">
            <text:p>187.26</text:p>
          </table:table-cell>
        </table:table-row>
        <table:table-row table:style-name="ro1">
          <table:table-cell office:value-type="float" office:value="2271954" calcext:value-type="float">
            <text:p>2271954</text:p>
          </table:table-cell>
          <table:table-cell table:formula="of:=TIME( ; ;[.A144]/1000)" office:value-type="time" office:time-value="PT00H37M51.954S" calcext:value-type="time">
            <text:p>00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153.83" calcext:value-type="float">
            <text:p>153.83</text:p>
          </table:table-cell>
          <table:table-cell office:value-type="float" office:value="188.55" calcext:value-type="float">
            <text:p>188.55</text:p>
          </table:table-cell>
        </table:table-row>
        <table:table-row table:style-name="ro1">
          <table:table-cell office:value-type="float" office:value="2287954" calcext:value-type="float">
            <text:p>2287954</text:p>
          </table:table-cell>
          <table:table-cell table:formula="of:=TIME( ; ;[.A145]/1000)" office:value-type="time" office:time-value="PT00H38M07.954S" calcext:value-type="time">
            <text:p>00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154.89" calcext:value-type="float">
            <text:p>154.89</text:p>
          </table:table-cell>
          <table:table-cell office:value-type="float" office:value="189.84" calcext:value-type="float">
            <text:p>189.84</text:p>
          </table:table-cell>
        </table:table-row>
        <table:table-row table:style-name="ro1">
          <table:table-cell office:value-type="float" office:value="2303954" calcext:value-type="float">
            <text:p>2303954</text:p>
          </table:table-cell>
          <table:table-cell table:formula="of:=TIME( ; ;[.A146]/1000)" office:value-type="time" office:time-value="PT00H38M23.954S" calcext:value-type="time">
            <text:p>00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155.96" calcext:value-type="float">
            <text:p>155.96</text:p>
          </table:table-cell>
          <table:table-cell office:value-type="float" office:value="191.13" calcext:value-type="float">
            <text:p>191.13</text:p>
          </table:table-cell>
        </table:table-row>
        <table:table-row table:style-name="ro1">
          <table:table-cell office:value-type="float" office:value="2319954" calcext:value-type="float">
            <text:p>2319954</text:p>
          </table:table-cell>
          <table:table-cell table:formula="of:=TIME( ; ;[.A147]/1000)" office:value-type="time" office:time-value="PT00H38M39.954S" calcext:value-type="time">
            <text:p>00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57.03" calcext:value-type="float">
            <text:p>157.03</text:p>
          </table:table-cell>
          <table:table-cell office:value-type="float" office:value="192.43" calcext:value-type="float">
            <text:p>192.43</text:p>
          </table:table-cell>
        </table:table-row>
        <table:table-row table:style-name="ro1">
          <table:table-cell office:value-type="float" office:value="2335954" calcext:value-type="float">
            <text:p>2335954</text:p>
          </table:table-cell>
          <table:table-cell table:formula="of:=TIME( ; ;[.A148]/1000)" office:value-type="time" office:time-value="PT00H38M55.954S" calcext:value-type="time">
            <text:p>00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158.1" calcext:value-type="float">
            <text:p>158.1</text:p>
          </table:table-cell>
          <table:table-cell office:value-type="float" office:value="193.72" calcext:value-type="float">
            <text:p>193.72</text:p>
          </table:table-cell>
        </table:table-row>
        <table:table-row table:style-name="ro1">
          <table:table-cell office:value-type="float" office:value="2351954" calcext:value-type="float">
            <text:p>2351954</text:p>
          </table:table-cell>
          <table:table-cell table:formula="of:=TIME( ; ;[.A149]/1000)" office:value-type="time" office:time-value="PT00H39M11.954S" calcext:value-type="time">
            <text:p>00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159.17" calcext:value-type="float">
            <text:p>159.17</text:p>
          </table:table-cell>
          <table:table-cell office:value-type="float" office:value="195.01" calcext:value-type="float">
            <text:p>195.01</text:p>
          </table:table-cell>
        </table:table-row>
        <table:table-row table:style-name="ro1">
          <table:table-cell office:value-type="float" office:value="2367954" calcext:value-type="float">
            <text:p>2367954</text:p>
          </table:table-cell>
          <table:table-cell table:formula="of:=TIME( ; ;[.A150]/1000)" office:value-type="time" office:time-value="PT00H39M27.954S" calcext:value-type="time">
            <text:p>00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160.24" calcext:value-type="float">
            <text:p>160.24</text:p>
          </table:table-cell>
          <table:table-cell office:value-type="float" office:value="196.3" calcext:value-type="float">
            <text:p>196.3</text:p>
          </table:table-cell>
        </table:table-row>
        <table:table-row table:style-name="ro1">
          <table:table-cell office:value-type="float" office:value="2383954" calcext:value-type="float">
            <text:p>2383954</text:p>
          </table:table-cell>
          <table:table-cell table:formula="of:=TIME( ; ;[.A151]/1000)" office:value-type="time" office:time-value="PT00H39M43.954S" calcext:value-type="time">
            <text:p>00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2" calcext:value-type="float">
            <text:p>290.42</text:p>
          </table:table-cell>
          <table:table-cell office:value-type="float" office:value="161.31" calcext:value-type="float">
            <text:p>161.31</text:p>
          </table:table-cell>
          <table:table-cell office:value-type="float" office:value="197.59" calcext:value-type="float">
            <text:p>197.59</text:p>
          </table:table-cell>
        </table:table-row>
        <table:table-row table:style-name="ro1">
          <table:table-cell office:value-type="float" office:value="2399954" calcext:value-type="float">
            <text:p>2399954</text:p>
          </table:table-cell>
          <table:table-cell table:formula="of:=TIME( ; ;[.A152]/1000)" office:value-type="time" office:time-value="PT00H39M59.954S" calcext:value-type="time">
            <text:p>00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2.38" calcext:value-type="float">
            <text:p>162.38</text:p>
          </table:table-cell>
          <table:table-cell office:value-type="float" office:value="198.88" calcext:value-type="float">
            <text:p>198.88</text:p>
          </table:table-cell>
        </table:table-row>
        <table:table-row table:style-name="ro1">
          <table:table-cell office:value-type="float" office:value="2415954" calcext:value-type="float">
            <text:p>2415954</text:p>
          </table:table-cell>
          <table:table-cell table:formula="of:=TIME( ; ;[.A153]/1000)" office:value-type="time" office:time-value="PT00H40M15.954S" calcext:value-type="time">
            <text:p>00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3.45" calcext:value-type="float">
            <text:p>163.45</text:p>
          </table:table-cell>
          <table:table-cell office:value-type="float" office:value="200.17" calcext:value-type="float">
            <text:p>200.17</text:p>
          </table:table-cell>
        </table:table-row>
        <table:table-row table:style-name="ro1">
          <table:table-cell office:value-type="float" office:value="2431954" calcext:value-type="float">
            <text:p>2431954</text:p>
          </table:table-cell>
          <table:table-cell table:formula="of:=TIME( ; ;[.A154]/1000)" office:value-type="time" office:time-value="PT00H40M31.954S" calcext:value-type="time">
            <text:p>00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4.51" calcext:value-type="float">
            <text:p>164.51</text:p>
          </table:table-cell>
          <table:table-cell office:value-type="float" office:value="201.46" calcext:value-type="float">
            <text:p>201.46</text:p>
          </table:table-cell>
        </table:table-row>
        <table:table-row table:style-name="ro1">
          <table:table-cell office:value-type="float" office:value="2447954" calcext:value-type="float">
            <text:p>2447954</text:p>
          </table:table-cell>
          <table:table-cell table:formula="of:=TIME( ; ;[.A155]/1000)" office:value-type="time" office:time-value="PT00H40M47.954S" calcext:value-type="time">
            <text:p>00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5.58" calcext:value-type="float">
            <text:p>165.58</text:p>
          </table:table-cell>
          <table:table-cell office:value-type="float" office:value="202.76" calcext:value-type="float">
            <text:p>202.76</text:p>
          </table:table-cell>
        </table:table-row>
        <table:table-row table:style-name="ro1">
          <table:table-cell office:value-type="float" office:value="2463954" calcext:value-type="float">
            <text:p>2463954</text:p>
          </table:table-cell>
          <table:table-cell table:formula="of:=TIME( ; ;[.A156]/1000)" office:value-type="time" office:time-value="PT00H41M03.954S" calcext:value-type="time">
            <text:p>00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6.65" calcext:value-type="float">
            <text:p>166.65</text:p>
          </table:table-cell>
          <table:table-cell office:value-type="float" office:value="204.05" calcext:value-type="float">
            <text:p>204.05</text:p>
          </table:table-cell>
        </table:table-row>
        <table:table-row table:style-name="ro1">
          <table:table-cell office:value-type="float" office:value="2479954" calcext:value-type="float">
            <text:p>2479954</text:p>
          </table:table-cell>
          <table:table-cell table:formula="of:=TIME( ; ;[.A157]/1000)" office:value-type="time" office:time-value="PT00H41M19.954S" calcext:value-type="time">
            <text:p>00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7.72" calcext:value-type="float">
            <text:p>167.72</text:p>
          </table:table-cell>
          <table:table-cell office:value-type="float" office:value="205.34" calcext:value-type="float">
            <text:p>205.34</text:p>
          </table:table-cell>
        </table:table-row>
        <table:table-row table:style-name="ro1">
          <table:table-cell office:value-type="float" office:value="2495954" calcext:value-type="float">
            <text:p>2495954</text:p>
          </table:table-cell>
          <table:table-cell table:formula="of:=TIME( ; ;[.A158]/1000)" office:value-type="time" office:time-value="PT00H41M35.954S" calcext:value-type="time">
            <text:p>00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68.79" calcext:value-type="float">
            <text:p>168.79</text:p>
          </table:table-cell>
          <table:table-cell office:value-type="float" office:value="206.63" calcext:value-type="float">
            <text:p>206.63</text:p>
          </table:table-cell>
        </table:table-row>
        <table:table-row table:style-name="ro1">
          <table:table-cell office:value-type="float" office:value="2511954" calcext:value-type="float">
            <text:p>2511954</text:p>
          </table:table-cell>
          <table:table-cell table:formula="of:=TIME( ; ;[.A159]/1000)" office:value-type="time" office:time-value="PT00H41M51.954S" calcext:value-type="time">
            <text:p>00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69.85" calcext:value-type="float">
            <text:p>169.85</text:p>
          </table:table-cell>
          <table:table-cell office:value-type="float" office:value="207.92" calcext:value-type="float">
            <text:p>207.92</text:p>
          </table:table-cell>
        </table:table-row>
        <table:table-row table:style-name="ro1">
          <table:table-cell office:value-type="float" office:value="2527954" calcext:value-type="float">
            <text:p>2527954</text:p>
          </table:table-cell>
          <table:table-cell table:formula="of:=TIME( ; ;[.A160]/1000)" office:value-type="time" office:time-value="PT00H42M07.954S" calcext:value-type="time">
            <text:p>00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70.92" calcext:value-type="float">
            <text:p>170.92</text:p>
          </table:table-cell>
          <table:table-cell office:value-type="float" office:value="209.2" calcext:value-type="float">
            <text:p>209.2</text:p>
          </table:table-cell>
        </table:table-row>
        <table:table-row table:style-name="ro1">
          <table:table-cell office:value-type="float" office:value="2543954" calcext:value-type="float">
            <text:p>2543954</text:p>
          </table:table-cell>
          <table:table-cell table:formula="of:=TIME( ; ;[.A161]/1000)" office:value-type="time" office:time-value="PT00H42M23.954S" calcext:value-type="time">
            <text:p>00:42:24</text:p>
          </table:table-cell>
          <table:table-cell office:value-type="float" office:value="1.2" calcext:value-type="float">
            <text:p>1.2</text:p>
          </table:table-cell>
          <table:table-cell office:value-type="float" office:value="240.2" calcext:value-type="float">
            <text:p>240.2</text:p>
          </table:table-cell>
          <table:table-cell office:value-type="float" office:value="289.21" calcext:value-type="float">
            <text:p>289.21</text:p>
          </table:table-cell>
          <table:table-cell office:value-type="float" office:value="171.99" calcext:value-type="float">
            <text:p>171.99</text:p>
          </table:table-cell>
          <table:table-cell office:value-type="float" office:value="210.49" calcext:value-type="float">
            <text:p>210.49</text:p>
          </table:table-cell>
        </table:table-row>
        <table:table-row table:style-name="ro1">
          <table:table-cell office:value-type="float" office:value="2559954" calcext:value-type="float">
            <text:p>2559954</text:p>
          </table:table-cell>
          <table:table-cell table:formula="of:=TIME( ; ;[.A162]/1000)" office:value-type="time" office:time-value="PT00H42M39.954S" calcext:value-type="time">
            <text:p>00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173.06" calcext:value-type="float">
            <text:p>173.06</text:p>
          </table:table-cell>
          <table:table-cell office:value-type="float" office:value="211.78" calcext:value-type="float">
            <text:p>211.78</text:p>
          </table:table-cell>
        </table:table-row>
        <table:table-row table:style-name="ro1">
          <table:table-cell office:value-type="float" office:value="2575954" calcext:value-type="float">
            <text:p>2575954</text:p>
          </table:table-cell>
          <table:table-cell table:formula="of:=TIME( ; ;[.A163]/1000)" office:value-type="time" office:time-value="PT00H42M55.954S" calcext:value-type="time">
            <text:p>00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4.12" calcext:value-type="float">
            <text:p>174.12</text:p>
          </table:table-cell>
          <table:table-cell office:value-type="float" office:value="213.07" calcext:value-type="float">
            <text:p>213.07</text:p>
          </table:table-cell>
        </table:table-row>
        <table:table-row table:style-name="ro1">
          <table:table-cell office:value-type="float" office:value="2591954" calcext:value-type="float">
            <text:p>2591954</text:p>
          </table:table-cell>
          <table:table-cell table:formula="of:=TIME( ; ;[.A164]/1000)" office:value-type="time" office:time-value="PT00H43M11.954S" calcext:value-type="time">
            <text:p>00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175.19" calcext:value-type="float">
            <text:p>175.19</text:p>
          </table:table-cell>
          <table:table-cell office:value-type="float" office:value="214.36" calcext:value-type="float">
            <text:p>214.36</text:p>
          </table:table-cell>
        </table:table-row>
        <table:table-row table:style-name="ro1">
          <table:table-cell office:value-type="float" office:value="2607954" calcext:value-type="float">
            <text:p>2607954</text:p>
          </table:table-cell>
          <table:table-cell table:formula="of:=TIME( ; ;[.A165]/1000)" office:value-type="time" office:time-value="PT00H43M27.954S" calcext:value-type="time">
            <text:p>00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6.26" calcext:value-type="float">
            <text:p>176.26</text:p>
          </table:table-cell>
          <table:table-cell office:value-type="float" office:value="215.65" calcext:value-type="float">
            <text:p>215.65</text:p>
          </table:table-cell>
        </table:table-row>
        <table:table-row table:style-name="ro1">
          <table:table-cell office:value-type="float" office:value="2623954" calcext:value-type="float">
            <text:p>2623954</text:p>
          </table:table-cell>
          <table:table-cell table:formula="of:=TIME( ; ;[.A166]/1000)" office:value-type="time" office:time-value="PT00H43M43.954S" calcext:value-type="time">
            <text:p>00:43:44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177.33" calcext:value-type="float">
            <text:p>177.33</text:p>
          </table:table-cell>
          <table:table-cell office:value-type="float" office:value="216.94" calcext:value-type="float">
            <text:p>216.94</text:p>
          </table:table-cell>
        </table:table-row>
        <table:table-row table:style-name="ro1">
          <table:table-cell office:value-type="float" office:value="2639954" calcext:value-type="float">
            <text:p>2639954</text:p>
          </table:table-cell>
          <table:table-cell table:formula="of:=TIME( ; ;[.A167]/1000)" office:value-type="time" office:time-value="PT00H43M59.954S" calcext:value-type="time">
            <text:p>00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8.39" calcext:value-type="float">
            <text:p>178.39</text:p>
          </table:table-cell>
          <table:table-cell office:value-type="float" office:value="218.22" calcext:value-type="float">
            <text:p>218.22</text:p>
          </table:table-cell>
        </table:table-row>
        <table:table-row table:style-name="ro1">
          <table:table-cell office:value-type="float" office:value="2655954" calcext:value-type="float">
            <text:p>2655954</text:p>
          </table:table-cell>
          <table:table-cell table:formula="of:=TIME( ; ;[.A168]/1000)" office:value-type="time" office:time-value="PT00H44M15.954S" calcext:value-type="time">
            <text:p>00:44:1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179.46" calcext:value-type="float">
            <text:p>179.46</text:p>
          </table:table-cell>
          <table:table-cell office:value-type="float" office:value="219.51" calcext:value-type="float">
            <text:p>219.51</text:p>
          </table:table-cell>
        </table:table-row>
        <table:table-row table:style-name="ro1">
          <table:table-cell office:value-type="float" office:value="2671954" calcext:value-type="float">
            <text:p>2671954</text:p>
          </table:table-cell>
          <table:table-cell table:formula="of:=TIME( ; ;[.A169]/1000)" office:value-type="time" office:time-value="PT00H44M31.954S" calcext:value-type="time">
            <text:p>00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80.53" calcext:value-type="float">
            <text:p>180.53</text:p>
          </table:table-cell>
          <table:table-cell office:value-type="float" office:value="220.8" calcext:value-type="float">
            <text:p>220.8</text:p>
          </table:table-cell>
        </table:table-row>
        <table:table-row table:style-name="ro1">
          <table:table-cell office:value-type="float" office:value="2687954" calcext:value-type="float">
            <text:p>2687954</text:p>
          </table:table-cell>
          <table:table-cell table:formula="of:=TIME( ; ;[.A170]/1000)" office:value-type="time" office:time-value="PT00H44M47.954S" calcext:value-type="time">
            <text:p>00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81.59" calcext:value-type="float">
            <text:p>181.59</text:p>
          </table:table-cell>
          <table:table-cell office:value-type="float" office:value="222.09" calcext:value-type="float">
            <text:p>222.09</text:p>
          </table:table-cell>
        </table:table-row>
        <table:table-row table:style-name="ro1">
          <table:table-cell office:value-type="float" office:value="2703954" calcext:value-type="float">
            <text:p>2703954</text:p>
          </table:table-cell>
          <table:table-cell table:formula="of:=TIME( ; ;[.A171]/1000)" office:value-type="time" office:time-value="PT00H45M03.954S" calcext:value-type="time">
            <text:p>00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82.66" calcext:value-type="float">
            <text:p>182.66</text:p>
          </table:table-cell>
          <table:table-cell office:value-type="float" office:value="223.37" calcext:value-type="float">
            <text:p>223.37</text:p>
          </table:table-cell>
        </table:table-row>
        <table:table-row table:style-name="ro1">
          <table:table-cell office:value-type="float" office:value="2719954" calcext:value-type="float">
            <text:p>2719954</text:p>
          </table:table-cell>
          <table:table-cell table:formula="of:=TIME( ; ;[.A172]/1000)" office:value-type="time" office:time-value="PT00H45M19.954S" calcext:value-type="time">
            <text:p>00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83.73" calcext:value-type="float">
            <text:p>183.73</text:p>
          </table:table-cell>
          <table:table-cell office:value-type="float" office:value="224.66" calcext:value-type="float">
            <text:p>224.66</text:p>
          </table:table-cell>
        </table:table-row>
        <table:table-row table:style-name="ro1">
          <table:table-cell office:value-type="float" office:value="2735954" calcext:value-type="float">
            <text:p>2735954</text:p>
          </table:table-cell>
          <table:table-cell table:formula="of:=TIME( ; ;[.A173]/1000)" office:value-type="time" office:time-value="PT00H45M35.954S" calcext:value-type="time">
            <text:p>00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84.79" calcext:value-type="float">
            <text:p>184.79</text:p>
          </table:table-cell>
          <table:table-cell office:value-type="float" office:value="225.94" calcext:value-type="float">
            <text:p>225.94</text:p>
          </table:table-cell>
        </table:table-row>
        <table:table-row table:style-name="ro1">
          <table:table-cell office:value-type="float" office:value="2751954" calcext:value-type="float">
            <text:p>2751954</text:p>
          </table:table-cell>
          <table:table-cell table:formula="of:=TIME( ; ;[.A174]/1000)" office:value-type="time" office:time-value="PT00H45M51.954S" calcext:value-type="time">
            <text:p>00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185.86" calcext:value-type="float">
            <text:p>185.86</text:p>
          </table:table-cell>
          <table:table-cell office:value-type="float" office:value="227.23" calcext:value-type="float">
            <text:p>227.23</text:p>
          </table:table-cell>
        </table:table-row>
        <table:table-row table:style-name="ro1">
          <table:table-cell office:value-type="float" office:value="2767954" calcext:value-type="float">
            <text:p>2767954</text:p>
          </table:table-cell>
          <table:table-cell table:formula="of:=TIME( ; ;[.A175]/1000)" office:value-type="time" office:time-value="PT00H46M07.954S" calcext:value-type="time">
            <text:p>00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86.92" calcext:value-type="float">
            <text:p>186.92</text:p>
          </table:table-cell>
          <table:table-cell office:value-type="float" office:value="228.51" calcext:value-type="float">
            <text:p>228.51</text:p>
          </table:table-cell>
        </table:table-row>
        <table:table-row table:style-name="ro1">
          <table:table-cell office:value-type="float" office:value="2783954" calcext:value-type="float">
            <text:p>2783954</text:p>
          </table:table-cell>
          <table:table-cell table:formula="of:=TIME( ; ;[.A176]/1000)" office:value-type="time" office:time-value="PT00H46M23.954S" calcext:value-type="time">
            <text:p>00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87.99" calcext:value-type="float">
            <text:p>187.99</text:p>
          </table:table-cell>
          <table:table-cell office:value-type="float" office:value="229.8" calcext:value-type="float">
            <text:p>229.8</text:p>
          </table:table-cell>
        </table:table-row>
        <table:table-row table:style-name="ro1">
          <table:table-cell office:value-type="float" office:value="2799954" calcext:value-type="float">
            <text:p>2799954</text:p>
          </table:table-cell>
          <table:table-cell table:formula="of:=TIME( ; ;[.A177]/1000)" office:value-type="time" office:time-value="PT00H46M39.954S" calcext:value-type="time">
            <text:p>00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89.06" calcext:value-type="float">
            <text:p>189.06</text:p>
          </table:table-cell>
          <table:table-cell office:value-type="float" office:value="231.08" calcext:value-type="float">
            <text:p>231.08</text:p>
          </table:table-cell>
        </table:table-row>
        <table:table-row table:style-name="ro1">
          <table:table-cell office:value-type="float" office:value="2815954" calcext:value-type="float">
            <text:p>2815954</text:p>
          </table:table-cell>
          <table:table-cell table:formula="of:=TIME( ; ;[.A178]/1000)" office:value-type="time" office:time-value="PT00H46M55.954S" calcext:value-type="time">
            <text:p>00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90.12" calcext:value-type="float">
            <text:p>190.12</text:p>
          </table:table-cell>
          <table:table-cell office:value-type="float" office:value="232.37" calcext:value-type="float">
            <text:p>232.37</text:p>
          </table:table-cell>
        </table:table-row>
        <table:table-row table:style-name="ro1">
          <table:table-cell office:value-type="float" office:value="2831954" calcext:value-type="float">
            <text:p>2831954</text:p>
          </table:table-cell>
          <table:table-cell table:formula="of:=TIME( ; ;[.A179]/1000)" office:value-type="time" office:time-value="PT00H47M11.954S" calcext:value-type="time">
            <text:p>00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91.19" calcext:value-type="float">
            <text:p>191.19</text:p>
          </table:table-cell>
          <table:table-cell office:value-type="float" office:value="233.65" calcext:value-type="float">
            <text:p>233.65</text:p>
          </table:table-cell>
        </table:table-row>
        <table:table-row table:style-name="ro1">
          <table:table-cell office:value-type="float" office:value="2847954" calcext:value-type="float">
            <text:p>2847954</text:p>
          </table:table-cell>
          <table:table-cell table:formula="of:=TIME( ; ;[.A180]/1000)" office:value-type="time" office:time-value="PT00H47M27.954S" calcext:value-type="time">
            <text:p>00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92.25" calcext:value-type="float">
            <text:p>192.25</text:p>
          </table:table-cell>
          <table:table-cell office:value-type="float" office:value="234.93" calcext:value-type="float">
            <text:p>234.93</text:p>
          </table:table-cell>
        </table:table-row>
        <table:table-row table:style-name="ro1">
          <table:table-cell office:value-type="float" office:value="2863954" calcext:value-type="float">
            <text:p>2863954</text:p>
          </table:table-cell>
          <table:table-cell table:formula="of:=TIME( ; ;[.A181]/1000)" office:value-type="time" office:time-value="PT00H47M43.954S" calcext:value-type="time">
            <text:p>00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93.32" calcext:value-type="float">
            <text:p>193.32</text:p>
          </table:table-cell>
          <table:table-cell office:value-type="float" office:value="236.22" calcext:value-type="float">
            <text:p>236.22</text:p>
          </table:table-cell>
        </table:table-row>
        <table:table-row table:style-name="ro1">
          <table:table-cell office:value-type="float" office:value="2879954" calcext:value-type="float">
            <text:p>2879954</text:p>
          </table:table-cell>
          <table:table-cell table:formula="of:=TIME( ; ;[.A182]/1000)" office:value-type="time" office:time-value="PT00H47M59.954S" calcext:value-type="time">
            <text:p>00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237.5" calcext:value-type="float">
            <text:p>237.5</text:p>
          </table:table-cell>
        </table:table-row>
        <table:table-row table:style-name="ro1">
          <table:table-cell office:value-type="float" office:value="2895954" calcext:value-type="float">
            <text:p>2895954</text:p>
          </table:table-cell>
          <table:table-cell table:formula="of:=TIME( ; ;[.A183]/1000)" office:value-type="time" office:time-value="PT00H48M15.954S" calcext:value-type="time">
            <text:p>00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95.45" calcext:value-type="float">
            <text:p>195.45</text:p>
          </table:table-cell>
          <table:table-cell office:value-type="float" office:value="238.78" calcext:value-type="float">
            <text:p>238.78</text:p>
          </table:table-cell>
        </table:table-row>
        <table:table-row table:style-name="ro1">
          <table:table-cell office:value-type="float" office:value="2911954" calcext:value-type="float">
            <text:p>2911954</text:p>
          </table:table-cell>
          <table:table-cell table:formula="of:=TIME( ; ;[.A184]/1000)" office:value-type="time" office:time-value="PT00H48M31.954S" calcext:value-type="time">
            <text:p>00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96.52" calcext:value-type="float">
            <text:p>196.52</text:p>
          </table:table-cell>
          <table:table-cell office:value-type="float" office:value="240.07" calcext:value-type="float">
            <text:p>240.07</text:p>
          </table:table-cell>
        </table:table-row>
        <table:table-row table:style-name="ro1">
          <table:table-cell office:value-type="float" office:value="2927954" calcext:value-type="float">
            <text:p>2927954</text:p>
          </table:table-cell>
          <table:table-cell table:formula="of:=TIME( ; ;[.A185]/1000)" office:value-type="time" office:time-value="PT00H48M47.954S" calcext:value-type="time">
            <text:p>00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97.58" calcext:value-type="float">
            <text:p>197.58</text:p>
          </table:table-cell>
          <table:table-cell office:value-type="float" office:value="241.35" calcext:value-type="float">
            <text:p>241.35</text:p>
          </table:table-cell>
        </table:table-row>
        <table:table-row table:style-name="ro1">
          <table:table-cell office:value-type="float" office:value="2943954" calcext:value-type="float">
            <text:p>2943954</text:p>
          </table:table-cell>
          <table:table-cell table:formula="of:=TIME( ; ;[.A186]/1000)" office:value-type="time" office:time-value="PT00H49M03.954S" calcext:value-type="time">
            <text:p>00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98.65" calcext:value-type="float">
            <text:p>198.65</text:p>
          </table:table-cell>
          <table:table-cell office:value-type="float" office:value="242.63" calcext:value-type="float">
            <text:p>242.63</text:p>
          </table:table-cell>
        </table:table-row>
        <table:table-row table:style-name="ro1">
          <table:table-cell office:value-type="float" office:value="2959954" calcext:value-type="float">
            <text:p>2959954</text:p>
          </table:table-cell>
          <table:table-cell table:formula="of:=TIME( ; ;[.A187]/1000)" office:value-type="time" office:time-value="PT00H49M19.954S" calcext:value-type="time">
            <text:p>00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99.71" calcext:value-type="float">
            <text:p>199.71</text:p>
          </table:table-cell>
          <table:table-cell office:value-type="float" office:value="243.91" calcext:value-type="float">
            <text:p>243.91</text:p>
          </table:table-cell>
        </table:table-row>
        <table:table-row table:style-name="ro1">
          <table:table-cell office:value-type="float" office:value="2975954" calcext:value-type="float">
            <text:p>2975954</text:p>
          </table:table-cell>
          <table:table-cell table:formula="of:=TIME( ; ;[.A188]/1000)" office:value-type="time" office:time-value="PT00H49M35.954S" calcext:value-type="time">
            <text:p>00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200.78" calcext:value-type="float">
            <text:p>200.78</text:p>
          </table:table-cell>
          <table:table-cell office:value-type="float" office:value="245.2" calcext:value-type="float">
            <text:p>245.2</text:p>
          </table:table-cell>
        </table:table-row>
        <table:table-row table:style-name="ro1">
          <table:table-cell office:value-type="float" office:value="2991954" calcext:value-type="float">
            <text:p>2991954</text:p>
          </table:table-cell>
          <table:table-cell table:formula="of:=TIME( ; ;[.A189]/1000)" office:value-type="time" office:time-value="PT00H49M51.954S" calcext:value-type="time">
            <text:p>00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201.84" calcext:value-type="float">
            <text:p>201.84</text:p>
          </table:table-cell>
          <table:table-cell office:value-type="float" office:value="246.48" calcext:value-type="float">
            <text:p>246.48</text:p>
          </table:table-cell>
        </table:table-row>
        <table:table-row table:style-name="ro1">
          <table:table-cell office:value-type="float" office:value="3007954" calcext:value-type="float">
            <text:p>3007954</text:p>
          </table:table-cell>
          <table:table-cell table:formula="of:=TIME( ; ;[.A190]/1000)" office:value-type="time" office:time-value="PT00H50M07.954S" calcext:value-type="time">
            <text:p>00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02.91" calcext:value-type="float">
            <text:p>202.91</text:p>
          </table:table-cell>
          <table:table-cell office:value-type="float" office:value="247.76" calcext:value-type="float">
            <text:p>247.76</text:p>
          </table:table-cell>
        </table:table-row>
        <table:table-row table:style-name="ro1">
          <table:table-cell office:value-type="float" office:value="3023954" calcext:value-type="float">
            <text:p>3023954</text:p>
          </table:table-cell>
          <table:table-cell table:formula="of:=TIME( ; ;[.A191]/1000)" office:value-type="time" office:time-value="PT00H50M23.954S" calcext:value-type="time">
            <text:p>00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203.97" calcext:value-type="float">
            <text:p>203.97</text:p>
          </table:table-cell>
          <table:table-cell office:value-type="float" office:value="249.04" calcext:value-type="float">
            <text:p>249.04</text:p>
          </table:table-cell>
        </table:table-row>
        <table:table-row table:style-name="ro1">
          <table:table-cell office:value-type="float" office:value="3039954" calcext:value-type="float">
            <text:p>3039954</text:p>
          </table:table-cell>
          <table:table-cell table:formula="of:=TIME( ; ;[.A192]/1000)" office:value-type="time" office:time-value="PT00H50M39.954S" calcext:value-type="time">
            <text:p>00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05.04" calcext:value-type="float">
            <text:p>205.04</text:p>
          </table:table-cell>
          <table:table-cell office:value-type="float" office:value="250.32" calcext:value-type="float">
            <text:p>250.32</text:p>
          </table:table-cell>
        </table:table-row>
        <table:table-row table:style-name="ro1">
          <table:table-cell office:value-type="float" office:value="3055954" calcext:value-type="float">
            <text:p>3055954</text:p>
          </table:table-cell>
          <table:table-cell table:formula="of:=TIME( ; ;[.A193]/1000)" office:value-type="time" office:time-value="PT00H50M55.954S" calcext:value-type="time">
            <text:p>00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06.1" calcext:value-type="float">
            <text:p>206.1</text:p>
          </table:table-cell>
          <table:table-cell office:value-type="float" office:value="251.6" calcext:value-type="float">
            <text:p>251.6</text:p>
          </table:table-cell>
        </table:table-row>
        <table:table-row table:style-name="ro1">
          <table:table-cell office:value-type="float" office:value="3071954" calcext:value-type="float">
            <text:p>3071954</text:p>
          </table:table-cell>
          <table:table-cell table:formula="of:=TIME( ; ;[.A194]/1000)" office:value-type="time" office:time-value="PT00H51M11.954S" calcext:value-type="time">
            <text:p>00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07.16" calcext:value-type="float">
            <text:p>207.16</text:p>
          </table:table-cell>
          <table:table-cell office:value-type="float" office:value="252.89" calcext:value-type="float">
            <text:p>252.89</text:p>
          </table:table-cell>
        </table:table-row>
        <table:table-row table:style-name="ro1">
          <table:table-cell office:value-type="float" office:value="3087954" calcext:value-type="float">
            <text:p>3087954</text:p>
          </table:table-cell>
          <table:table-cell table:formula="of:=TIME( ; ;[.A195]/1000)" office:value-type="time" office:time-value="PT00H51M27.954S" calcext:value-type="time">
            <text:p>00:51:28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08.23" calcext:value-type="float">
            <text:p>208.23</text:p>
          </table:table-cell>
          <table:table-cell office:value-type="float" office:value="254.17" calcext:value-type="float">
            <text:p>254.17</text:p>
          </table:table-cell>
        </table:table-row>
        <table:table-row table:style-name="ro1">
          <table:table-cell office:value-type="float" office:value="3103954" calcext:value-type="float">
            <text:p>3103954</text:p>
          </table:table-cell>
          <table:table-cell table:formula="of:=TIME( ; ;[.A196]/1000)" office:value-type="time" office:time-value="PT00H51M43.954S" calcext:value-type="time">
            <text:p>00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209.29" calcext:value-type="float">
            <text:p>209.29</text:p>
          </table:table-cell>
          <table:table-cell office:value-type="float" office:value="255.45" calcext:value-type="float">
            <text:p>255.45</text:p>
          </table:table-cell>
        </table:table-row>
        <table:table-row table:style-name="ro1">
          <table:table-cell office:value-type="float" office:value="3119954" calcext:value-type="float">
            <text:p>3119954</text:p>
          </table:table-cell>
          <table:table-cell table:formula="of:=TIME( ; ;[.A197]/1000)" office:value-type="time" office:time-value="PT00H51M59.954S" calcext:value-type="time">
            <text:p>00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10.36" calcext:value-type="float">
            <text:p>210.36</text:p>
          </table:table-cell>
          <table:table-cell office:value-type="float" office:value="256.73" calcext:value-type="float">
            <text:p>256.73</text:p>
          </table:table-cell>
        </table:table-row>
        <table:table-row table:style-name="ro1">
          <table:table-cell office:value-type="float" office:value="3135954" calcext:value-type="float">
            <text:p>3135954</text:p>
          </table:table-cell>
          <table:table-cell table:formula="of:=TIME( ; ;[.A198]/1000)" office:value-type="time" office:time-value="PT00H52M15.954S" calcext:value-type="time">
            <text:p>00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11.42" calcext:value-type="float">
            <text:p>211.42</text:p>
          </table:table-cell>
          <table:table-cell office:value-type="float" office:value="258.01" calcext:value-type="float">
            <text:p>258.01</text:p>
          </table:table-cell>
        </table:table-row>
        <table:table-row table:style-name="ro1">
          <table:table-cell office:value-type="float" office:value="3151954" calcext:value-type="float">
            <text:p>3151954</text:p>
          </table:table-cell>
          <table:table-cell table:formula="of:=TIME( ; ;[.A199]/1000)" office:value-type="time" office:time-value="PT00H52M31.954S" calcext:value-type="time">
            <text:p>00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12.49" calcext:value-type="float">
            <text:p>212.49</text:p>
          </table:table-cell>
          <table:table-cell office:value-type="float" office:value="259.29" calcext:value-type="float">
            <text:p>259.29</text:p>
          </table:table-cell>
        </table:table-row>
        <table:table-row table:style-name="ro1">
          <table:table-cell office:value-type="float" office:value="3167954" calcext:value-type="float">
            <text:p>3167954</text:p>
          </table:table-cell>
          <table:table-cell table:formula="of:=TIME( ; ;[.A200]/1000)" office:value-type="time" office:time-value="PT00H52M47.954S" calcext:value-type="time">
            <text:p>00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13.55" calcext:value-type="float">
            <text:p>213.55</text:p>
          </table:table-cell>
          <table:table-cell office:value-type="float" office:value="260.57" calcext:value-type="float">
            <text:p>260.57</text:p>
          </table:table-cell>
        </table:table-row>
        <table:table-row table:style-name="ro1">
          <table:table-cell office:value-type="float" office:value="3183954" calcext:value-type="float">
            <text:p>3183954</text:p>
          </table:table-cell>
          <table:table-cell table:formula="of:=TIME( ; ;[.A201]/1000)" office:value-type="time" office:time-value="PT00H53M03.954S" calcext:value-type="time">
            <text:p>00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14.61" calcext:value-type="float">
            <text:p>214.61</text:p>
          </table:table-cell>
          <table:table-cell office:value-type="float" office:value="261.85" calcext:value-type="float">
            <text:p>261.85</text:p>
          </table:table-cell>
        </table:table-row>
        <table:table-row table:style-name="ro1">
          <table:table-cell office:value-type="float" office:value="3199954" calcext:value-type="float">
            <text:p>3199954</text:p>
          </table:table-cell>
          <table:table-cell table:formula="of:=TIME( ; ;[.A202]/1000)" office:value-type="time" office:time-value="PT00H53M19.954S" calcext:value-type="time">
            <text:p>00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15.68" calcext:value-type="float">
            <text:p>215.68</text:p>
          </table:table-cell>
          <table:table-cell office:value-type="float" office:value="263.13" calcext:value-type="float">
            <text:p>263.13</text:p>
          </table:table-cell>
        </table:table-row>
        <table:table-row table:style-name="ro1">
          <table:table-cell office:value-type="float" office:value="3215954" calcext:value-type="float">
            <text:p>3215954</text:p>
          </table:table-cell>
          <table:table-cell table:formula="of:=TIME( ; ;[.A203]/1000)" office:value-type="time" office:time-value="PT00H53M35.954S" calcext:value-type="time">
            <text:p>00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216.74" calcext:value-type="float">
            <text:p>216.74</text:p>
          </table:table-cell>
          <table:table-cell office:value-type="float" office:value="264.41" calcext:value-type="float">
            <text:p>264.41</text:p>
          </table:table-cell>
        </table:table-row>
        <table:table-row table:style-name="ro1">
          <table:table-cell office:value-type="float" office:value="3231954" calcext:value-type="float">
            <text:p>3231954</text:p>
          </table:table-cell>
          <table:table-cell table:formula="of:=TIME( ; ;[.A204]/1000)" office:value-type="time" office:time-value="PT00H53M51.954S" calcext:value-type="time">
            <text:p>00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17.8" calcext:value-type="float">
            <text:p>217.8</text:p>
          </table:table-cell>
          <table:table-cell office:value-type="float" office:value="265.69" calcext:value-type="float">
            <text:p>265.69</text:p>
          </table:table-cell>
        </table:table-row>
        <table:table-row table:style-name="ro1">
          <table:table-cell office:value-type="float" office:value="3247954" calcext:value-type="float">
            <text:p>3247954</text:p>
          </table:table-cell>
          <table:table-cell table:formula="of:=TIME( ; ;[.A205]/1000)" office:value-type="time" office:time-value="PT00H54M07.954S" calcext:value-type="time">
            <text:p>00:54:0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218.87" calcext:value-type="float">
            <text:p>218.87</text:p>
          </table:table-cell>
          <table:table-cell office:value-type="float" office:value="266.97" calcext:value-type="float">
            <text:p>266.97</text:p>
          </table:table-cell>
        </table:table-row>
        <table:table-row table:style-name="ro1">
          <table:table-cell office:value-type="float" office:value="3263954" calcext:value-type="float">
            <text:p>3263954</text:p>
          </table:table-cell>
          <table:table-cell table:formula="of:=TIME( ; ;[.A206]/1000)" office:value-type="time" office:time-value="PT00H54M23.954S" calcext:value-type="time">
            <text:p>00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19.93" calcext:value-type="float">
            <text:p>219.93</text:p>
          </table:table-cell>
          <table:table-cell office:value-type="float" office:value="268.25" calcext:value-type="float">
            <text:p>268.25</text:p>
          </table:table-cell>
        </table:table-row>
        <table:table-row table:style-name="ro1">
          <table:table-cell office:value-type="float" office:value="3279953" calcext:value-type="float">
            <text:p>3279953</text:p>
          </table:table-cell>
          <table:table-cell table:formula="of:=TIME( ; ;[.A207]/1000)" office:value-type="time" office:time-value="PT00H54M39.953S" calcext:value-type="time">
            <text:p>00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220.99" calcext:value-type="float">
            <text:p>220.99</text:p>
          </table:table-cell>
          <table:table-cell office:value-type="float" office:value="269.53" calcext:value-type="float">
            <text:p>269.53</text:p>
          </table:table-cell>
        </table:table-row>
        <table:table-row table:style-name="ro1">
          <table:table-cell office:value-type="float" office:value="3295954" calcext:value-type="float">
            <text:p>3295954</text:p>
          </table:table-cell>
          <table:table-cell table:formula="of:=TIME( ; ;[.A208]/1000)" office:value-type="time" office:time-value="PT00H54M55.954S" calcext:value-type="time">
            <text:p>00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22.06" calcext:value-type="float">
            <text:p>222.06</text:p>
          </table:table-cell>
          <table:table-cell office:value-type="float" office:value="270.81" calcext:value-type="float">
            <text:p>270.81</text:p>
          </table:table-cell>
        </table:table-row>
        <table:table-row table:style-name="ro1">
          <table:table-cell office:value-type="float" office:value="3311954" calcext:value-type="float">
            <text:p>3311954</text:p>
          </table:table-cell>
          <table:table-cell table:formula="of:=TIME( ; ;[.A209]/1000)" office:value-type="time" office:time-value="PT00H55M11.954S" calcext:value-type="time">
            <text:p>00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23.12" calcext:value-type="float">
            <text:p>223.12</text:p>
          </table:table-cell>
          <table:table-cell office:value-type="float" office:value="272.09" calcext:value-type="float">
            <text:p>272.09</text:p>
          </table:table-cell>
        </table:table-row>
        <table:table-row table:style-name="ro1">
          <table:table-cell office:value-type="float" office:value="3327954" calcext:value-type="float">
            <text:p>3327954</text:p>
          </table:table-cell>
          <table:table-cell table:formula="of:=TIME( ; ;[.A210]/1000)" office:value-type="time" office:time-value="PT00H55M27.954S" calcext:value-type="time">
            <text:p>00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24.19" calcext:value-type="float">
            <text:p>224.19</text:p>
          </table:table-cell>
          <table:table-cell office:value-type="float" office:value="273.37" calcext:value-type="float">
            <text:p>273.37</text:p>
          </table:table-cell>
        </table:table-row>
        <table:table-row table:style-name="ro1">
          <table:table-cell office:value-type="float" office:value="3343954" calcext:value-type="float">
            <text:p>3343954</text:p>
          </table:table-cell>
          <table:table-cell table:formula="of:=TIME( ; ;[.A211]/1000)" office:value-type="time" office:time-value="PT00H55M43.954S" calcext:value-type="time">
            <text:p>00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25.25" calcext:value-type="float">
            <text:p>225.25</text:p>
          </table:table-cell>
          <table:table-cell office:value-type="float" office:value="274.65" calcext:value-type="float">
            <text:p>274.65</text:p>
          </table:table-cell>
        </table:table-row>
        <table:table-row table:style-name="ro1">
          <table:table-cell office:value-type="float" office:value="3359954" calcext:value-type="float">
            <text:p>3359954</text:p>
          </table:table-cell>
          <table:table-cell table:formula="of:=TIME( ; ;[.A212]/1000)" office:value-type="time" office:time-value="PT00H55M59.954S" calcext:value-type="time">
            <text:p>00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26.31" calcext:value-type="float">
            <text:p>226.31</text:p>
          </table:table-cell>
          <table:table-cell office:value-type="float" office:value="275.93" calcext:value-type="float">
            <text:p>275.93</text:p>
          </table:table-cell>
        </table:table-row>
        <table:table-row table:style-name="ro1">
          <table:table-cell office:value-type="float" office:value="3375954" calcext:value-type="float">
            <text:p>3375954</text:p>
          </table:table-cell>
          <table:table-cell table:formula="of:=TIME( ; ;[.A213]/1000)" office:value-type="time" office:time-value="PT00H56M15.954S" calcext:value-type="time">
            <text:p>00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227.37" calcext:value-type="float">
            <text:p>227.37</text:p>
          </table:table-cell>
          <table:table-cell office:value-type="float" office:value="277.21" calcext:value-type="float">
            <text:p>277.21</text:p>
          </table:table-cell>
        </table:table-row>
        <table:table-row table:style-name="ro1">
          <table:table-cell office:value-type="float" office:value="3391954" calcext:value-type="float">
            <text:p>3391954</text:p>
          </table:table-cell>
          <table:table-cell table:formula="of:=TIME( ; ;[.A214]/1000)" office:value-type="time" office:time-value="PT00H56M31.954S" calcext:value-type="time">
            <text:p>00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228.44" calcext:value-type="float">
            <text:p>228.44</text:p>
          </table:table-cell>
          <table:table-cell office:value-type="float" office:value="278.48" calcext:value-type="float">
            <text:p>278.48</text:p>
          </table:table-cell>
        </table:table-row>
        <table:table-row table:style-name="ro1">
          <table:table-cell office:value-type="float" office:value="3407954" calcext:value-type="float">
            <text:p>3407954</text:p>
          </table:table-cell>
          <table:table-cell table:formula="of:=TIME( ; ;[.A215]/1000)" office:value-type="time" office:time-value="PT00H56M47.954S" calcext:value-type="time">
            <text:p>00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229.5" calcext:value-type="float">
            <text:p>229.5</text:p>
          </table:table-cell>
          <table:table-cell office:value-type="float" office:value="279.76" calcext:value-type="float">
            <text:p>279.76</text:p>
          </table:table-cell>
        </table:table-row>
        <table:table-row table:style-name="ro1">
          <table:table-cell office:value-type="float" office:value="3423954" calcext:value-type="float">
            <text:p>3423954</text:p>
          </table:table-cell>
          <table:table-cell table:formula="of:=TIME( ; ;[.A216]/1000)" office:value-type="time" office:time-value="PT00H57M03.954S" calcext:value-type="time">
            <text:p>00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230.56" calcext:value-type="float">
            <text:p>230.56</text:p>
          </table:table-cell>
          <table:table-cell office:value-type="float" office:value="281.04" calcext:value-type="float">
            <text:p>281.04</text:p>
          </table:table-cell>
        </table:table-row>
        <table:table-row table:style-name="ro1">
          <table:table-cell office:value-type="float" office:value="3439954" calcext:value-type="float">
            <text:p>3439954</text:p>
          </table:table-cell>
          <table:table-cell table:formula="of:=TIME( ; ;[.A217]/1000)" office:value-type="time" office:time-value="PT00H57M19.954S" calcext:value-type="time">
            <text:p>00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31.63" calcext:value-type="float">
            <text:p>231.63</text:p>
          </table:table-cell>
          <table:table-cell office:value-type="float" office:value="282.31" calcext:value-type="float">
            <text:p>282.31</text:p>
          </table:table-cell>
        </table:table-row>
        <table:table-row table:style-name="ro1">
          <table:table-cell office:value-type="float" office:value="3455954" calcext:value-type="float">
            <text:p>3455954</text:p>
          </table:table-cell>
          <table:table-cell table:formula="of:=TIME( ; ;[.A218]/1000)" office:value-type="time" office:time-value="PT00H57M35.954S" calcext:value-type="time">
            <text:p>00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32.69" calcext:value-type="float">
            <text:p>232.69</text:p>
          </table:table-cell>
          <table:table-cell office:value-type="float" office:value="283.59" calcext:value-type="float">
            <text:p>283.59</text:p>
          </table:table-cell>
        </table:table-row>
        <table:table-row table:style-name="ro1">
          <table:table-cell office:value-type="float" office:value="3471954" calcext:value-type="float">
            <text:p>3471954</text:p>
          </table:table-cell>
          <table:table-cell table:formula="of:=TIME( ; ;[.A219]/1000)" office:value-type="time" office:time-value="PT00H57M51.954S" calcext:value-type="time">
            <text:p>00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33.75" calcext:value-type="float">
            <text:p>233.75</text:p>
          </table:table-cell>
          <table:table-cell office:value-type="float" office:value="284.87" calcext:value-type="float">
            <text:p>284.87</text:p>
          </table:table-cell>
        </table:table-row>
        <table:table-row table:style-name="ro1">
          <table:table-cell office:value-type="float" office:value="3487954" calcext:value-type="float">
            <text:p>3487954</text:p>
          </table:table-cell>
          <table:table-cell table:formula="of:=TIME( ; ;[.A220]/1000)" office:value-type="time" office:time-value="PT00H58M07.954S" calcext:value-type="time">
            <text:p>00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234.81" calcext:value-type="float">
            <text:p>234.81</text:p>
          </table:table-cell>
          <table:table-cell office:value-type="float" office:value="286.15" calcext:value-type="float">
            <text:p>286.15</text:p>
          </table:table-cell>
        </table:table-row>
        <table:table-row table:style-name="ro1">
          <table:table-cell office:value-type="float" office:value="3503954" calcext:value-type="float">
            <text:p>3503954</text:p>
          </table:table-cell>
          <table:table-cell table:formula="of:=TIME( ; ;[.A221]/1000)" office:value-type="time" office:time-value="PT00H58M23.954S" calcext:value-type="time">
            <text:p>00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235.88" calcext:value-type="float">
            <text:p>235.88</text:p>
          </table:table-cell>
          <table:table-cell office:value-type="float" office:value="287.42" calcext:value-type="float">
            <text:p>287.42</text:p>
          </table:table-cell>
        </table:table-row>
        <table:table-row table:style-name="ro1">
          <table:table-cell office:value-type="float" office:value="3519954" calcext:value-type="float">
            <text:p>3519954</text:p>
          </table:table-cell>
          <table:table-cell table:formula="of:=TIME( ; ;[.A222]/1000)" office:value-type="time" office:time-value="PT00H58M39.954S" calcext:value-type="time">
            <text:p>00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36.94" calcext:value-type="float">
            <text:p>236.94</text:p>
          </table:table-cell>
          <table:table-cell office:value-type="float" office:value="288.7" calcext:value-type="float">
            <text:p>288.7</text:p>
          </table:table-cell>
        </table:table-row>
        <table:table-row table:style-name="ro1">
          <table:table-cell office:value-type="float" office:value="3535954" calcext:value-type="float">
            <text:p>3535954</text:p>
          </table:table-cell>
          <table:table-cell table:formula="of:=TIME( ; ;[.A223]/1000)" office:value-type="time" office:time-value="PT00H58M55.954S" calcext:value-type="time">
            <text:p>00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38" calcext:value-type="float">
            <text:p>238</text:p>
          </table:table-cell>
          <table:table-cell office:value-type="float" office:value="289.98" calcext:value-type="float">
            <text:p>289.98</text:p>
          </table:table-cell>
        </table:table-row>
        <table:table-row table:style-name="ro1">
          <table:table-cell office:value-type="float" office:value="3551954" calcext:value-type="float">
            <text:p>3551954</text:p>
          </table:table-cell>
          <table:table-cell table:formula="of:=TIME( ; ;[.A224]/1000)" office:value-type="time" office:time-value="PT00H59M11.954S" calcext:value-type="time">
            <text:p>00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39.06" calcext:value-type="float">
            <text:p>239.06</text:p>
          </table:table-cell>
          <table:table-cell office:value-type="float" office:value="291.25" calcext:value-type="float">
            <text:p>291.25</text:p>
          </table:table-cell>
        </table:table-row>
        <table:table-row table:style-name="ro1">
          <table:table-cell office:value-type="float" office:value="3567954" calcext:value-type="float">
            <text:p>3567954</text:p>
          </table:table-cell>
          <table:table-cell table:formula="of:=TIME( ; ;[.A225]/1000)" office:value-type="time" office:time-value="PT00H59M27.954S" calcext:value-type="time">
            <text:p>00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40.13" calcext:value-type="float">
            <text:p>240.13</text:p>
          </table:table-cell>
          <table:table-cell office:value-type="float" office:value="292.53" calcext:value-type="float">
            <text:p>292.53</text:p>
          </table:table-cell>
        </table:table-row>
        <table:table-row table:style-name="ro1">
          <table:table-cell office:value-type="float" office:value="3583954" calcext:value-type="float">
            <text:p>3583954</text:p>
          </table:table-cell>
          <table:table-cell table:formula="of:=TIME( ; ;[.A226]/1000)" office:value-type="time" office:time-value="PT00H59M43.954S" calcext:value-type="time">
            <text:p>00:59:4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41.19" calcext:value-type="float">
            <text:p>241.19</text:p>
          </table:table-cell>
          <table:table-cell office:value-type="float" office:value="293.8" calcext:value-type="float">
            <text:p>293.8</text:p>
          </table:table-cell>
        </table:table-row>
        <table:table-row table:style-name="ro1">
          <table:table-cell office:value-type="float" office:value="3599954" calcext:value-type="float">
            <text:p>3599954</text:p>
          </table:table-cell>
          <table:table-cell table:formula="of:=TIME( ; ;[.A227]/1000)" office:value-type="time" office:time-value="PT00H59M59.954S" calcext:value-type="time">
            <text:p>01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42.25" calcext:value-type="float">
            <text:p>242.25</text:p>
          </table:table-cell>
          <table:table-cell office:value-type="float" office:value="295.08" calcext:value-type="float">
            <text:p>295.08</text:p>
          </table:table-cell>
        </table:table-row>
        <table:table-row table:style-name="ro1">
          <table:table-cell office:value-type="float" office:value="3615954" calcext:value-type="float">
            <text:p>3615954</text:p>
          </table:table-cell>
          <table:table-cell table:formula="of:=TIME( ; ;[.A228]/1000)" office:value-type="time" office:time-value="PT01H00M15.954S" calcext:value-type="time">
            <text:p>01:00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243.31" calcext:value-type="float">
            <text:p>243.31</text:p>
          </table:table-cell>
          <table:table-cell office:value-type="float" office:value="296.35" calcext:value-type="float">
            <text:p>296.35</text:p>
          </table:table-cell>
        </table:table-row>
        <table:table-row table:style-name="ro1">
          <table:table-cell office:value-type="float" office:value="3631954" calcext:value-type="float">
            <text:p>3631954</text:p>
          </table:table-cell>
          <table:table-cell table:formula="of:=TIME( ; ;[.A229]/1000)" office:value-type="time" office:time-value="PT01H00M31.954S" calcext:value-type="time">
            <text:p>01:00:3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244.37" calcext:value-type="float">
            <text:p>244.37</text:p>
          </table:table-cell>
          <table:table-cell office:value-type="float" office:value="297.63" calcext:value-type="float">
            <text:p>297.63</text:p>
          </table:table-cell>
        </table:table-row>
        <table:table-row table:style-name="ro1">
          <table:table-cell office:value-type="float" office:value="3647954" calcext:value-type="float">
            <text:p>3647954</text:p>
          </table:table-cell>
          <table:table-cell table:formula="of:=TIME( ; ;[.A230]/1000)" office:value-type="time" office:time-value="PT01H00M47.954S" calcext:value-type="time">
            <text:p>01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45.44" calcext:value-type="float">
            <text:p>245.44</text:p>
          </table:table-cell>
          <table:table-cell office:value-type="float" office:value="298.9" calcext:value-type="float">
            <text:p>298.9</text:p>
          </table:table-cell>
        </table:table-row>
        <table:table-row table:style-name="ro1">
          <table:table-cell office:value-type="float" office:value="3663954" calcext:value-type="float">
            <text:p>3663954</text:p>
          </table:table-cell>
          <table:table-cell table:formula="of:=TIME( ; ;[.A231]/1000)" office:value-type="time" office:time-value="PT01H01M03.954S" calcext:value-type="time">
            <text:p>01:0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46.5" calcext:value-type="float">
            <text:p>246.5</text:p>
          </table:table-cell>
          <table:table-cell office:value-type="float" office:value="300.18" calcext:value-type="float">
            <text:p>300.18</text:p>
          </table:table-cell>
        </table:table-row>
        <table:table-row table:style-name="ro1">
          <table:table-cell office:value-type="float" office:value="3679954" calcext:value-type="float">
            <text:p>3679954</text:p>
          </table:table-cell>
          <table:table-cell table:formula="of:=TIME( ; ;[.A232]/1000)" office:value-type="time" office:time-value="PT01H01M19.954S" calcext:value-type="time">
            <text:p>01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47.56" calcext:value-type="float">
            <text:p>247.56</text:p>
          </table:table-cell>
          <table:table-cell office:value-type="float" office:value="301.45" calcext:value-type="float">
            <text:p>301.45</text:p>
          </table:table-cell>
        </table:table-row>
        <table:table-row table:style-name="ro1">
          <table:table-cell office:value-type="float" office:value="3695954" calcext:value-type="float">
            <text:p>3695954</text:p>
          </table:table-cell>
          <table:table-cell table:formula="of:=TIME( ; ;[.A233]/1000)" office:value-type="time" office:time-value="PT01H01M35.954S" calcext:value-type="time">
            <text:p>01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48.62" calcext:value-type="float">
            <text:p>248.62</text:p>
          </table:table-cell>
          <table:table-cell office:value-type="float" office:value="302.72" calcext:value-type="float">
            <text:p>302.72</text:p>
          </table:table-cell>
        </table:table-row>
        <table:table-row table:style-name="ro1">
          <table:table-cell office:value-type="float" office:value="3711954" calcext:value-type="float">
            <text:p>3711954</text:p>
          </table:table-cell>
          <table:table-cell table:formula="of:=TIME( ; ;[.A234]/1000)" office:value-type="time" office:time-value="PT01H01M51.954S" calcext:value-type="time">
            <text:p>01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49.68" calcext:value-type="float">
            <text:p>249.6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727954" calcext:value-type="float">
            <text:p>3727954</text:p>
          </table:table-cell>
          <table:table-cell table:formula="of:=TIME( ; ;[.A235]/1000)" office:value-type="time" office:time-value="PT01H02M07.954S" calcext:value-type="time">
            <text:p>01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50.75" calcext:value-type="float">
            <text:p>250.75</text:p>
          </table:table-cell>
          <table:table-cell office:value-type="float" office:value="305.27" calcext:value-type="float">
            <text:p>305.27</text:p>
          </table:table-cell>
        </table:table-row>
        <table:table-row table:style-name="ro1">
          <table:table-cell office:value-type="float" office:value="3743954" calcext:value-type="float">
            <text:p>3743954</text:p>
          </table:table-cell>
          <table:table-cell table:formula="of:=TIME( ; ;[.A236]/1000)" office:value-type="time" office:time-value="PT01H02M23.954S" calcext:value-type="time">
            <text:p>01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51.81" calcext:value-type="float">
            <text:p>251.81</text:p>
          </table:table-cell>
          <table:table-cell office:value-type="float" office:value="306.55" calcext:value-type="float">
            <text:p>306.55</text:p>
          </table:table-cell>
        </table:table-row>
        <table:table-row table:style-name="ro1">
          <table:table-cell office:value-type="float" office:value="3759954" calcext:value-type="float">
            <text:p>3759954</text:p>
          </table:table-cell>
          <table:table-cell table:formula="of:=TIME( ; ;[.A237]/1000)" office:value-type="time" office:time-value="PT01H02M39.954S" calcext:value-type="time">
            <text:p>01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52.87" calcext:value-type="float">
            <text:p>252.87</text:p>
          </table:table-cell>
          <table:table-cell office:value-type="float" office:value="307.82" calcext:value-type="float">
            <text:p>307.82</text:p>
          </table:table-cell>
        </table:table-row>
        <table:table-row table:style-name="ro1">
          <table:table-cell office:value-type="float" office:value="3775954" calcext:value-type="float">
            <text:p>3775954</text:p>
          </table:table-cell>
          <table:table-cell table:formula="of:=TIME( ; ;[.A238]/1000)" office:value-type="time" office:time-value="PT01H02M55.954S" calcext:value-type="time">
            <text:p>01:0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53.93" calcext:value-type="float">
            <text:p>253.93</text:p>
          </table:table-cell>
          <table:table-cell office:value-type="float" office:value="309.09" calcext:value-type="float">
            <text:p>309.09</text:p>
          </table:table-cell>
        </table:table-row>
        <table:table-row table:style-name="ro1">
          <table:table-cell office:value-type="float" office:value="3791954" calcext:value-type="float">
            <text:p>3791954</text:p>
          </table:table-cell>
          <table:table-cell table:formula="of:=TIME( ; ;[.A239]/1000)" office:value-type="time" office:time-value="PT01H03M11.954S" calcext:value-type="time">
            <text:p>01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54.99" calcext:value-type="float">
            <text:p>254.99</text:p>
          </table:table-cell>
          <table:table-cell office:value-type="float" office:value="310.37" calcext:value-type="float">
            <text:p>310.37</text:p>
          </table:table-cell>
        </table:table-row>
        <table:table-row table:style-name="ro1">
          <table:table-cell office:value-type="float" office:value="3807954" calcext:value-type="float">
            <text:p>3807954</text:p>
          </table:table-cell>
          <table:table-cell table:formula="of:=TIME( ; ;[.A240]/1000)" office:value-type="time" office:time-value="PT01H03M27.954S" calcext:value-type="time">
            <text:p>01:0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56.05" calcext:value-type="float">
            <text:p>256.05</text:p>
          </table:table-cell>
          <table:table-cell office:value-type="float" office:value="311.64" calcext:value-type="float">
            <text:p>311.64</text:p>
          </table:table-cell>
        </table:table-row>
        <table:table-row table:style-name="ro1">
          <table:table-cell office:value-type="float" office:value="3823954" calcext:value-type="float">
            <text:p>3823954</text:p>
          </table:table-cell>
          <table:table-cell table:formula="of:=TIME( ; ;[.A241]/1000)" office:value-type="time" office:time-value="PT01H03M43.954S" calcext:value-type="time">
            <text:p>01:0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57.11" calcext:value-type="float">
            <text:p>257.11</text:p>
          </table:table-cell>
          <table:table-cell office:value-type="float" office:value="312.91" calcext:value-type="float">
            <text:p>312.91</text:p>
          </table:table-cell>
        </table:table-row>
        <table:table-row table:style-name="ro1">
          <table:table-cell office:value-type="float" office:value="3839954" calcext:value-type="float">
            <text:p>3839954</text:p>
          </table:table-cell>
          <table:table-cell table:formula="of:=TIME( ; ;[.A242]/1000)" office:value-type="time" office:time-value="PT01H03M59.954S" calcext:value-type="time">
            <text:p>01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58.18" calcext:value-type="float">
            <text:p>258.18</text:p>
          </table:table-cell>
          <table:table-cell office:value-type="float" office:value="314.19" calcext:value-type="float">
            <text:p>314.19</text:p>
          </table:table-cell>
        </table:table-row>
        <table:table-row table:style-name="ro1">
          <table:table-cell office:value-type="float" office:value="3855954" calcext:value-type="float">
            <text:p>3855954</text:p>
          </table:table-cell>
          <table:table-cell table:formula="of:=TIME( ; ;[.A243]/1000)" office:value-type="time" office:time-value="PT01H04M15.954S" calcext:value-type="time">
            <text:p>01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59.24" calcext:value-type="float">
            <text:p>259.24</text:p>
          </table:table-cell>
          <table:table-cell office:value-type="float" office:value="315.46" calcext:value-type="float">
            <text:p>315.46</text:p>
          </table:table-cell>
        </table:table-row>
        <table:table-row table:style-name="ro1">
          <table:table-cell office:value-type="float" office:value="3871954" calcext:value-type="float">
            <text:p>3871954</text:p>
          </table:table-cell>
          <table:table-cell table:formula="of:=TIME( ; ;[.A244]/1000)" office:value-type="time" office:time-value="PT01H04M31.954S" calcext:value-type="time">
            <text:p>01:0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60.3" calcext:value-type="float">
            <text:p>260.3</text:p>
          </table:table-cell>
          <table:table-cell office:value-type="float" office:value="316.73" calcext:value-type="float">
            <text:p>316.73</text:p>
          </table:table-cell>
        </table:table-row>
        <table:table-row table:style-name="ro1">
          <table:table-cell office:value-type="float" office:value="3887954" calcext:value-type="float">
            <text:p>3887954</text:p>
          </table:table-cell>
          <table:table-cell table:formula="of:=TIME( ; ;[.A245]/1000)" office:value-type="time" office:time-value="PT01H04M47.954S" calcext:value-type="time">
            <text:p>01:0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61.36" calcext:value-type="float">
            <text:p>261.36</text:p>
          </table:table-cell>
          <table:table-cell office:value-type="float" office:value="318.01" calcext:value-type="float">
            <text:p>318.01</text:p>
          </table:table-cell>
        </table:table-row>
        <table:table-row table:style-name="ro1">
          <table:table-cell office:value-type="float" office:value="3903954" calcext:value-type="float">
            <text:p>3903954</text:p>
          </table:table-cell>
          <table:table-cell table:formula="of:=TIME( ; ;[.A246]/1000)" office:value-type="time" office:time-value="PT01H05M03.954S" calcext:value-type="time">
            <text:p>01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62.42" calcext:value-type="float">
            <text:p>262.42</text:p>
          </table:table-cell>
          <table:table-cell office:value-type="float" office:value="319.28" calcext:value-type="float">
            <text:p>319.28</text:p>
          </table:table-cell>
        </table:table-row>
        <table:table-row table:style-name="ro1">
          <table:table-cell office:value-type="float" office:value="3919954" calcext:value-type="float">
            <text:p>3919954</text:p>
          </table:table-cell>
          <table:table-cell table:formula="of:=TIME( ; ;[.A247]/1000)" office:value-type="time" office:time-value="PT01H05M19.954S" calcext:value-type="time">
            <text:p>01:0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63.48" calcext:value-type="float">
            <text:p>263.48</text:p>
          </table:table-cell>
          <table:table-cell office:value-type="float" office:value="320.55" calcext:value-type="float">
            <text:p>320.55</text:p>
          </table:table-cell>
        </table:table-row>
        <table:table-row table:style-name="ro1">
          <table:table-cell office:value-type="float" office:value="3935954" calcext:value-type="float">
            <text:p>3935954</text:p>
          </table:table-cell>
          <table:table-cell table:formula="of:=TIME( ; ;[.A248]/1000)" office:value-type="time" office:time-value="PT01H05M35.954S" calcext:value-type="time">
            <text:p>01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64.54" calcext:value-type="float">
            <text:p>264.54</text:p>
          </table:table-cell>
          <table:table-cell office:value-type="float" office:value="321.83" calcext:value-type="float">
            <text:p>321.83</text:p>
          </table:table-cell>
        </table:table-row>
        <table:table-row table:style-name="ro1">
          <table:table-cell office:value-type="float" office:value="3951954" calcext:value-type="float">
            <text:p>3951954</text:p>
          </table:table-cell>
          <table:table-cell table:formula="of:=TIME( ; ;[.A249]/1000)" office:value-type="time" office:time-value="PT01H05M51.954S" calcext:value-type="time">
            <text:p>01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65.6" calcext:value-type="float">
            <text:p>265.6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967954" calcext:value-type="float">
            <text:p>3967954</text:p>
          </table:table-cell>
          <table:table-cell table:formula="of:=TIME( ; ;[.A250]/1000)" office:value-type="time" office:time-value="PT01H06M07.954S" calcext:value-type="time">
            <text:p>01:0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66.66" calcext:value-type="float">
            <text:p>266.66</text:p>
          </table:table-cell>
          <table:table-cell office:value-type="float" office:value="324.37" calcext:value-type="float">
            <text:p>324.37</text:p>
          </table:table-cell>
        </table:table-row>
        <table:table-row table:style-name="ro1">
          <table:table-cell office:value-type="float" office:value="3983954" calcext:value-type="float">
            <text:p>3983954</text:p>
          </table:table-cell>
          <table:table-cell table:formula="of:=TIME( ; ;[.A251]/1000)" office:value-type="time" office:time-value="PT01H06M23.954S" calcext:value-type="time">
            <text:p>01:0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67.73" calcext:value-type="float">
            <text:p>267.73</text:p>
          </table:table-cell>
          <table:table-cell office:value-type="float" office:value="325.64" calcext:value-type="float">
            <text:p>325.64</text:p>
          </table:table-cell>
        </table:table-row>
        <table:table-row table:style-name="ro1">
          <table:table-cell office:value-type="float" office:value="3999954" calcext:value-type="float">
            <text:p>3999954</text:p>
          </table:table-cell>
          <table:table-cell table:formula="of:=TIME( ; ;[.A252]/1000)" office:value-type="time" office:time-value="PT01H06M39.954S" calcext:value-type="time">
            <text:p>01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68.79" calcext:value-type="float">
            <text:p>268.79</text:p>
          </table:table-cell>
          <table:table-cell office:value-type="float" office:value="326.92" calcext:value-type="float">
            <text:p>326.92</text:p>
          </table:table-cell>
        </table:table-row>
        <table:table-row table:style-name="ro1">
          <table:table-cell office:value-type="float" office:value="4015954" calcext:value-type="float">
            <text:p>4015954</text:p>
          </table:table-cell>
          <table:table-cell table:formula="of:=TIME( ; ;[.A253]/1000)" office:value-type="time" office:time-value="PT01H06M55.954S" calcext:value-type="time">
            <text:p>01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69.85" calcext:value-type="float">
            <text:p>269.85</text:p>
          </table:table-cell>
          <table:table-cell office:value-type="float" office:value="328.19" calcext:value-type="float">
            <text:p>328.19</text:p>
          </table:table-cell>
        </table:table-row>
        <table:table-row table:style-name="ro1">
          <table:table-cell office:value-type="float" office:value="4031954" calcext:value-type="float">
            <text:p>4031954</text:p>
          </table:table-cell>
          <table:table-cell table:formula="of:=TIME( ; ;[.A254]/1000)" office:value-type="time" office:time-value="PT01H07M11.954S" calcext:value-type="time">
            <text:p>01:0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70.91" calcext:value-type="float">
            <text:p>270.91</text:p>
          </table:table-cell>
          <table:table-cell office:value-type="float" office:value="329.46" calcext:value-type="float">
            <text:p>329.46</text:p>
          </table:table-cell>
        </table:table-row>
        <table:table-row table:style-name="ro1">
          <table:table-cell office:value-type="float" office:value="4047954" calcext:value-type="float">
            <text:p>4047954</text:p>
          </table:table-cell>
          <table:table-cell table:formula="of:=TIME( ; ;[.A255]/1000)" office:value-type="time" office:time-value="PT01H07M27.954S" calcext:value-type="time">
            <text:p>01:0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71.97" calcext:value-type="float">
            <text:p>271.97</text:p>
          </table:table-cell>
          <table:table-cell office:value-type="float" office:value="330.73" calcext:value-type="float">
            <text:p>330.73</text:p>
          </table:table-cell>
        </table:table-row>
        <table:table-row table:style-name="ro1">
          <table:table-cell office:value-type="float" office:value="4063954" calcext:value-type="float">
            <text:p>4063954</text:p>
          </table:table-cell>
          <table:table-cell table:formula="of:=TIME( ; ;[.A256]/1000)" office:value-type="time" office:time-value="PT01H07M43.954S" calcext:value-type="time">
            <text:p>01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73.03" calcext:value-type="float">
            <text:p>273.03</text:p>
          </table:table-cell>
          <table:table-cell office:value-type="float" office:value="332.01" calcext:value-type="float">
            <text:p>332.01</text:p>
          </table:table-cell>
        </table:table-row>
        <table:table-row table:style-name="ro1">
          <table:table-cell office:value-type="float" office:value="4079953" calcext:value-type="float">
            <text:p>4079953</text:p>
          </table:table-cell>
          <table:table-cell table:formula="of:=TIME( ; ;[.A257]/1000)" office:value-type="time" office:time-value="PT01H07M59.953S" calcext:value-type="time">
            <text:p>01:0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74.09" calcext:value-type="float">
            <text:p>274.09</text:p>
          </table:table-cell>
          <table:table-cell office:value-type="float" office:value="333.28" calcext:value-type="float">
            <text:p>333.28</text:p>
          </table:table-cell>
        </table:table-row>
        <table:table-row table:style-name="ro1">
          <table:table-cell office:value-type="float" office:value="4095954" calcext:value-type="float">
            <text:p>4095954</text:p>
          </table:table-cell>
          <table:table-cell table:formula="of:=TIME( ; ;[.A258]/1000)" office:value-type="time" office:time-value="PT01H08M15.954S" calcext:value-type="time">
            <text:p>01:0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75.15" calcext:value-type="float">
            <text:p>275.15</text:p>
          </table:table-cell>
          <table:table-cell office:value-type="float" office:value="334.55" calcext:value-type="float">
            <text:p>334.55</text:p>
          </table:table-cell>
        </table:table-row>
        <table:table-row table:style-name="ro1">
          <table:table-cell office:value-type="float" office:value="4111954" calcext:value-type="float">
            <text:p>4111954</text:p>
          </table:table-cell>
          <table:table-cell table:formula="of:=TIME( ; ;[.A259]/1000)" office:value-type="time" office:time-value="PT01H08M31.954S" calcext:value-type="time">
            <text:p>01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76.21" calcext:value-type="float">
            <text:p>276.21</text:p>
          </table:table-cell>
          <table:table-cell office:value-type="float" office:value="335.82" calcext:value-type="float">
            <text:p>335.82</text:p>
          </table:table-cell>
        </table:table-row>
        <table:table-row table:style-name="ro1">
          <table:table-cell office:value-type="float" office:value="4127954" calcext:value-type="float">
            <text:p>4127954</text:p>
          </table:table-cell>
          <table:table-cell table:formula="of:=TIME( ; ;[.A260]/1000)" office:value-type="time" office:time-value="PT01H08M47.954S" calcext:value-type="time">
            <text:p>01:0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77.27" calcext:value-type="float">
            <text:p>277.27</text:p>
          </table:table-cell>
          <table:table-cell office:value-type="float" office:value="337.1" calcext:value-type="float">
            <text:p>337.1</text:p>
          </table:table-cell>
        </table:table-row>
        <table:table-row table:style-name="ro1">
          <table:table-cell office:value-type="float" office:value="4143954" calcext:value-type="float">
            <text:p>4143954</text:p>
          </table:table-cell>
          <table:table-cell table:formula="of:=TIME( ; ;[.A261]/1000)" office:value-type="time" office:time-value="PT01H09M03.954S" calcext:value-type="time">
            <text:p>01:0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278.33" calcext:value-type="float">
            <text:p>278.33</text:p>
          </table:table-cell>
          <table:table-cell office:value-type="float" office:value="338.37" calcext:value-type="float">
            <text:p>338.37</text:p>
          </table:table-cell>
        </table:table-row>
        <table:table-row table:style-name="ro1">
          <table:table-cell office:value-type="float" office:value="4159954" calcext:value-type="float">
            <text:p>4159954</text:p>
          </table:table-cell>
          <table:table-cell table:formula="of:=TIME( ; ;[.A262]/1000)" office:value-type="time" office:time-value="PT01H09M19.954S" calcext:value-type="time">
            <text:p>01:0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79.39" calcext:value-type="float">
            <text:p>279.39</text:p>
          </table:table-cell>
          <table:table-cell office:value-type="float" office:value="339.64" calcext:value-type="float">
            <text:p>339.64</text:p>
          </table:table-cell>
        </table:table-row>
        <table:table-row table:style-name="ro1">
          <table:table-cell office:value-type="float" office:value="4175954" calcext:value-type="float">
            <text:p>4175954</text:p>
          </table:table-cell>
          <table:table-cell table:formula="of:=TIME( ; ;[.A263]/1000)" office:value-type="time" office:time-value="PT01H09M35.954S" calcext:value-type="time">
            <text:p>01:0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280.45" calcext:value-type="float">
            <text:p>280.45</text:p>
          </table:table-cell>
          <table:table-cell office:value-type="float" office:value="340.91" calcext:value-type="float">
            <text:p>340.91</text:p>
          </table:table-cell>
        </table:table-row>
        <table:table-row table:style-name="ro1">
          <table:table-cell office:value-type="float" office:value="4191954" calcext:value-type="float">
            <text:p>4191954</text:p>
          </table:table-cell>
          <table:table-cell table:formula="of:=TIME( ; ;[.A264]/1000)" office:value-type="time" office:time-value="PT01H09M51.954S" calcext:value-type="time">
            <text:p>01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281.51" calcext:value-type="float">
            <text:p>281.51</text:p>
          </table:table-cell>
          <table:table-cell office:value-type="float" office:value="342.18" calcext:value-type="float">
            <text:p>342.18</text:p>
          </table:table-cell>
        </table:table-row>
        <table:table-row table:style-name="ro1">
          <table:table-cell office:value-type="float" office:value="4207954" calcext:value-type="float">
            <text:p>4207954</text:p>
          </table:table-cell>
          <table:table-cell table:formula="of:=TIME( ; ;[.A265]/1000)" office:value-type="time" office:time-value="PT01H10M07.954S" calcext:value-type="time">
            <text:p>01:1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282.57" calcext:value-type="float">
            <text:p>282.57</text:p>
          </table:table-cell>
          <table:table-cell office:value-type="float" office:value="343.46" calcext:value-type="float">
            <text:p>343.46</text:p>
          </table:table-cell>
        </table:table-row>
        <table:table-row table:style-name="ro1">
          <table:table-cell office:value-type="float" office:value="4223954" calcext:value-type="float">
            <text:p>4223954</text:p>
          </table:table-cell>
          <table:table-cell table:formula="of:=TIME( ; ;[.A266]/1000)" office:value-type="time" office:time-value="PT01H10M23.954S" calcext:value-type="time">
            <text:p>01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283.63" calcext:value-type="float">
            <text:p>283.63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office:value-type="float" office:value="4239954" calcext:value-type="float">
            <text:p>4239954</text:p>
          </table:table-cell>
          <table:table-cell table:formula="of:=TIME( ; ;[.A267]/1000)" office:value-type="time" office:time-value="PT01H10M39.954S" calcext:value-type="time">
            <text:p>01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284.69" calcext:value-type="float">
            <text:p>284.6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255954" calcext:value-type="float">
            <text:p>4255954</text:p>
          </table:table-cell>
          <table:table-cell table:formula="of:=TIME( ; ;[.A268]/1000)" office:value-type="time" office:time-value="PT01H10M55.954S" calcext:value-type="time">
            <text:p>01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285.75" calcext:value-type="float">
            <text:p>285.75</text:p>
          </table:table-cell>
          <table:table-cell office:value-type="float" office:value="347.27" calcext:value-type="float">
            <text:p>347.27</text:p>
          </table:table-cell>
        </table:table-row>
        <table:table-row table:style-name="ro1">
          <table:table-cell office:value-type="float" office:value="4271954" calcext:value-type="float">
            <text:p>4271954</text:p>
          </table:table-cell>
          <table:table-cell table:formula="of:=TIME( ; ;[.A269]/1000)" office:value-type="time" office:time-value="PT01H11M11.954S" calcext:value-type="time">
            <text:p>01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86.81" calcext:value-type="float">
            <text:p>286.81</text:p>
          </table:table-cell>
          <table:table-cell office:value-type="float" office:value="348.54" calcext:value-type="float">
            <text:p>348.54</text:p>
          </table:table-cell>
        </table:table-row>
        <table:table-row table:style-name="ro1">
          <table:table-cell office:value-type="float" office:value="4287954" calcext:value-type="float">
            <text:p>4287954</text:p>
          </table:table-cell>
          <table:table-cell table:formula="of:=TIME( ; ;[.A270]/1000)" office:value-type="time" office:time-value="PT01H11M27.954S" calcext:value-type="time">
            <text:p>01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287.87" calcext:value-type="float">
            <text:p>287.87</text:p>
          </table:table-cell>
          <table:table-cell office:value-type="float" office:value="349.81" calcext:value-type="float">
            <text:p>349.81</text:p>
          </table:table-cell>
        </table:table-row>
        <table:table-row table:style-name="ro1">
          <table:table-cell office:value-type="float" office:value="4303954" calcext:value-type="float">
            <text:p>4303954</text:p>
          </table:table-cell>
          <table:table-cell table:formula="of:=TIME( ; ;[.A271]/1000)" office:value-type="time" office:time-value="PT01H11M43.954S" calcext:value-type="time">
            <text:p>01:1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88.93" calcext:value-type="float">
            <text:p>288.93</text:p>
          </table:table-cell>
          <table:table-cell office:value-type="float" office:value="351.08" calcext:value-type="float">
            <text:p>351.08</text:p>
          </table:table-cell>
        </table:table-row>
        <table:table-row table:style-name="ro1">
          <table:table-cell office:value-type="float" office:value="4319954" calcext:value-type="float">
            <text:p>4319954</text:p>
          </table:table-cell>
          <table:table-cell table:formula="of:=TIME( ; ;[.A272]/1000)" office:value-type="time" office:time-value="PT01H11M59.954S" calcext:value-type="time">
            <text:p>01:12:0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89.99" calcext:value-type="float">
            <text:p>289.99</text:p>
          </table:table-cell>
          <table:table-cell office:value-type="float" office:value="352.36" calcext:value-type="float">
            <text:p>352.36</text:p>
          </table:table-cell>
        </table:table-row>
        <table:table-row table:style-name="ro1">
          <table:table-cell office:value-type="float" office:value="4335953" calcext:value-type="float">
            <text:p>4335953</text:p>
          </table:table-cell>
          <table:table-cell table:formula="of:=TIME( ; ;[.A273]/1000)" office:value-type="time" office:time-value="PT01H12M15.953S" calcext:value-type="time">
            <text:p>01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91.05" calcext:value-type="float">
            <text:p>291.05</text:p>
          </table:table-cell>
          <table:table-cell office:value-type="float" office:value="353.63" calcext:value-type="float">
            <text:p>353.63</text:p>
          </table:table-cell>
        </table:table-row>
        <table:table-row table:style-name="ro1">
          <table:table-cell office:value-type="float" office:value="4351954" calcext:value-type="float">
            <text:p>4351954</text:p>
          </table:table-cell>
          <table:table-cell table:formula="of:=TIME( ; ;[.A274]/1000)" office:value-type="time" office:time-value="PT01H12M31.954S" calcext:value-type="time">
            <text:p>01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92.11" calcext:value-type="float">
            <text:p>292.11</text:p>
          </table:table-cell>
          <table:table-cell office:value-type="float" office:value="354.9" calcext:value-type="float">
            <text:p>354.9</text:p>
          </table:table-cell>
        </table:table-row>
        <table:table-row table:style-name="ro1">
          <table:table-cell office:value-type="float" office:value="4367954" calcext:value-type="float">
            <text:p>4367954</text:p>
          </table:table-cell>
          <table:table-cell table:formula="of:=TIME( ; ;[.A275]/1000)" office:value-type="time" office:time-value="PT01H12M47.954S" calcext:value-type="time">
            <text:p>01:12:4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93.17" calcext:value-type="float">
            <text:p>293.17</text:p>
          </table:table-cell>
          <table:table-cell office:value-type="float" office:value="356.17" calcext:value-type="float">
            <text:p>356.17</text:p>
          </table:table-cell>
        </table:table-row>
        <table:table-row table:style-name="ro1">
          <table:table-cell office:value-type="float" office:value="4383954" calcext:value-type="float">
            <text:p>4383954</text:p>
          </table:table-cell>
          <table:table-cell table:formula="of:=TIME( ; ;[.A276]/1000)" office:value-type="time" office:time-value="PT01H13M03.954S" calcext:value-type="time">
            <text:p>01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94.23" calcext:value-type="float">
            <text:p>294.23</text:p>
          </table:table-cell>
          <table:table-cell office:value-type="float" office:value="357.44" calcext:value-type="float">
            <text:p>357.44</text:p>
          </table:table-cell>
        </table:table-row>
        <table:table-row table:style-name="ro1">
          <table:table-cell office:value-type="float" office:value="4399954" calcext:value-type="float">
            <text:p>4399954</text:p>
          </table:table-cell>
          <table:table-cell table:formula="of:=TIME( ; ;[.A277]/1000)" office:value-type="time" office:time-value="PT01H13M19.954S" calcext:value-type="time">
            <text:p>01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295.29" calcext:value-type="float">
            <text:p>295.29</text:p>
          </table:table-cell>
          <table:table-cell office:value-type="float" office:value="358.71" calcext:value-type="float">
            <text:p>358.71</text:p>
          </table:table-cell>
        </table:table-row>
        <table:table-row table:style-name="ro1">
          <table:table-cell office:value-type="float" office:value="4415954" calcext:value-type="float">
            <text:p>4415954</text:p>
          </table:table-cell>
          <table:table-cell table:formula="of:=TIME( ; ;[.A278]/1000)" office:value-type="time" office:time-value="PT01H13M35.954S" calcext:value-type="time">
            <text:p>01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296.35" calcext:value-type="float">
            <text:p>296.35</text:p>
          </table:table-cell>
          <table:table-cell office:value-type="float" office:value="359.98" calcext:value-type="float">
            <text:p>359.98</text:p>
          </table:table-cell>
        </table:table-row>
        <table:table-row table:style-name="ro1">
          <table:table-cell office:value-type="float" office:value="4431954" calcext:value-type="float">
            <text:p>4431954</text:p>
          </table:table-cell>
          <table:table-cell table:formula="of:=TIME( ; ;[.A279]/1000)" office:value-type="time" office:time-value="PT01H13M51.954S" calcext:value-type="time">
            <text:p>01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297.41" calcext:value-type="float">
            <text:p>297.41</text:p>
          </table:table-cell>
          <table:table-cell office:value-type="float" office:value="361.25" calcext:value-type="float">
            <text:p>361.25</text:p>
          </table:table-cell>
        </table:table-row>
        <table:table-row table:style-name="ro1">
          <table:table-cell office:value-type="float" office:value="4447954" calcext:value-type="float">
            <text:p>4447954</text:p>
          </table:table-cell>
          <table:table-cell table:formula="of:=TIME( ; ;[.A280]/1000)" office:value-type="time" office:time-value="PT01H14M07.954S" calcext:value-type="time">
            <text:p>01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298.47" calcext:value-type="float">
            <text:p>298.47</text:p>
          </table:table-cell>
          <table:table-cell office:value-type="float" office:value="362.52" calcext:value-type="float">
            <text:p>362.52</text:p>
          </table:table-cell>
        </table:table-row>
        <table:table-row table:style-name="ro1">
          <table:table-cell office:value-type="float" office:value="4463954" calcext:value-type="float">
            <text:p>4463954</text:p>
          </table:table-cell>
          <table:table-cell table:formula="of:=TIME( ; ;[.A281]/1000)" office:value-type="time" office:time-value="PT01H14M23.954S" calcext:value-type="time">
            <text:p>01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99.53" calcext:value-type="float">
            <text:p>299.53</text:p>
          </table:table-cell>
          <table:table-cell office:value-type="float" office:value="363.79" calcext:value-type="float">
            <text:p>363.79</text:p>
          </table:table-cell>
        </table:table-row>
        <table:table-row table:style-name="ro1">
          <table:table-cell office:value-type="float" office:value="4479954" calcext:value-type="float">
            <text:p>4479954</text:p>
          </table:table-cell>
          <table:table-cell table:formula="of:=TIME( ; ;[.A282]/1000)" office:value-type="time" office:time-value="PT01H14M39.954S" calcext:value-type="time">
            <text:p>01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300.59" calcext:value-type="float">
            <text:p>300.59</text:p>
          </table:table-cell>
          <table:table-cell office:value-type="float" office:value="365.06" calcext:value-type="float">
            <text:p>365.06</text:p>
          </table:table-cell>
        </table:table-row>
        <table:table-row table:style-name="ro1">
          <table:table-cell office:value-type="float" office:value="4495954" calcext:value-type="float">
            <text:p>4495954</text:p>
          </table:table-cell>
          <table:table-cell table:formula="of:=TIME( ; ;[.A283]/1000)" office:value-type="time" office:time-value="PT01H14M55.954S" calcext:value-type="time">
            <text:p>01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301.65" calcext:value-type="float">
            <text:p>301.65</text:p>
          </table:table-cell>
          <table:table-cell office:value-type="float" office:value="366.33" calcext:value-type="float">
            <text:p>366.33</text:p>
          </table:table-cell>
        </table:table-row>
        <table:table-row table:style-name="ro1">
          <table:table-cell office:value-type="float" office:value="4511954" calcext:value-type="float">
            <text:p>4511954</text:p>
          </table:table-cell>
          <table:table-cell table:formula="of:=TIME( ; ;[.A284]/1000)" office:value-type="time" office:time-value="PT01H15M11.954S" calcext:value-type="time">
            <text:p>01:15:1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302.71" calcext:value-type="float">
            <text:p>302.71</text:p>
          </table:table-cell>
          <table:table-cell office:value-type="float" office:value="367.6" calcext:value-type="float">
            <text:p>367.6</text:p>
          </table:table-cell>
        </table:table-row>
        <table:table-row table:style-name="ro1">
          <table:table-cell office:value-type="float" office:value="4527954" calcext:value-type="float">
            <text:p>4527954</text:p>
          </table:table-cell>
          <table:table-cell table:formula="of:=TIME( ; ;[.A285]/1000)" office:value-type="time" office:time-value="PT01H15M27.954S" calcext:value-type="time">
            <text:p>01:1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303.77" calcext:value-type="float">
            <text:p>303.77</text:p>
          </table:table-cell>
          <table:table-cell office:value-type="float" office:value="368.87" calcext:value-type="float">
            <text:p>368.87</text:p>
          </table:table-cell>
        </table:table-row>
        <table:table-row table:style-name="ro1">
          <table:table-cell office:value-type="float" office:value="4543954" calcext:value-type="float">
            <text:p>4543954</text:p>
          </table:table-cell>
          <table:table-cell table:formula="of:=TIME( ; ;[.A286]/1000)" office:value-type="time" office:time-value="PT01H15M43.954S" calcext:value-type="time">
            <text:p>01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304.83" calcext:value-type="float">
            <text:p>304.83</text:p>
          </table:table-cell>
          <table:table-cell office:value-type="float" office:value="370.14" calcext:value-type="float">
            <text:p>370.14</text:p>
          </table:table-cell>
        </table:table-row>
        <table:table-row table:style-name="ro1">
          <table:table-cell office:value-type="float" office:value="4559954" calcext:value-type="float">
            <text:p>4559954</text:p>
          </table:table-cell>
          <table:table-cell table:formula="of:=TIME( ; ;[.A287]/1000)" office:value-type="time" office:time-value="PT01H15M59.954S" calcext:value-type="time">
            <text:p>01:1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305.89" calcext:value-type="float">
            <text:p>305.89</text:p>
          </table:table-cell>
          <table:table-cell office:value-type="float" office:value="371.41" calcext:value-type="float">
            <text:p>371.41</text:p>
          </table:table-cell>
        </table:table-row>
        <table:table-row table:style-name="ro1">
          <table:table-cell office:value-type="float" office:value="4575954" calcext:value-type="float">
            <text:p>4575954</text:p>
          </table:table-cell>
          <table:table-cell table:formula="of:=TIME( ; ;[.A288]/1000)" office:value-type="time" office:time-value="PT01H16M15.954S" calcext:value-type="time">
            <text:p>01:1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306.95" calcext:value-type="float">
            <text:p>306.95</text:p>
          </table:table-cell>
          <table:table-cell office:value-type="float" office:value="372.68" calcext:value-type="float">
            <text:p>372.68</text:p>
          </table:table-cell>
        </table:table-row>
        <table:table-row table:style-name="ro1">
          <table:table-cell office:value-type="float" office:value="4591954" calcext:value-type="float">
            <text:p>4591954</text:p>
          </table:table-cell>
          <table:table-cell table:formula="of:=TIME( ; ;[.A289]/1000)" office:value-type="time" office:time-value="PT01H16M31.954S" calcext:value-type="time">
            <text:p>01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308.01" calcext:value-type="float">
            <text:p>308.01</text:p>
          </table:table-cell>
          <table:table-cell office:value-type="float" office:value="373.95" calcext:value-type="float">
            <text:p>373.95</text:p>
          </table:table-cell>
        </table:table-row>
        <table:table-row table:style-name="ro1">
          <table:table-cell office:value-type="float" office:value="4607954" calcext:value-type="float">
            <text:p>4607954</text:p>
          </table:table-cell>
          <table:table-cell table:formula="of:=TIME( ; ;[.A290]/1000)" office:value-type="time" office:time-value="PT01H16M47.954S" calcext:value-type="time">
            <text:p>01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309.07" calcext:value-type="float">
            <text:p>309.07</text:p>
          </table:table-cell>
          <table:table-cell office:value-type="float" office:value="375.22" calcext:value-type="float">
            <text:p>375.22</text:p>
          </table:table-cell>
        </table:table-row>
        <table:table-row table:style-name="ro1">
          <table:table-cell office:value-type="float" office:value="4623954" calcext:value-type="float">
            <text:p>4623954</text:p>
          </table:table-cell>
          <table:table-cell table:formula="of:=TIME( ; ;[.A291]/1000)" office:value-type="time" office:time-value="PT01H17M03.954S" calcext:value-type="time">
            <text:p>01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310.13" calcext:value-type="float">
            <text:p>310.13</text:p>
          </table:table-cell>
          <table:table-cell office:value-type="float" office:value="376.49" calcext:value-type="float">
            <text:p>376.49</text:p>
          </table:table-cell>
        </table:table-row>
        <table:table-row table:style-name="ro1">
          <table:table-cell office:value-type="float" office:value="4639953" calcext:value-type="float">
            <text:p>4639953</text:p>
          </table:table-cell>
          <table:table-cell table:formula="of:=TIME( ; ;[.A292]/1000)" office:value-type="time" office:time-value="PT01H17M19.953S" calcext:value-type="time">
            <text:p>01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311.19" calcext:value-type="float">
            <text:p>311.19</text:p>
          </table:table-cell>
          <table:table-cell office:value-type="float" office:value="377.75" calcext:value-type="float">
            <text:p>377.75</text:p>
          </table:table-cell>
        </table:table-row>
        <table:table-row table:style-name="ro1">
          <table:table-cell office:value-type="float" office:value="4655954" calcext:value-type="float">
            <text:p>4655954</text:p>
          </table:table-cell>
          <table:table-cell table:formula="of:=TIME( ; ;[.A293]/1000)" office:value-type="time" office:time-value="PT01H17M35.954S" calcext:value-type="time">
            <text:p>01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312.25" calcext:value-type="float">
            <text:p>312.25</text:p>
          </table:table-cell>
          <table:table-cell office:value-type="float" office:value="379.02" calcext:value-type="float">
            <text:p>379.02</text:p>
          </table:table-cell>
        </table:table-row>
        <table:table-row table:style-name="ro1">
          <table:table-cell office:value-type="float" office:value="4671954" calcext:value-type="float">
            <text:p>4671954</text:p>
          </table:table-cell>
          <table:table-cell table:formula="of:=TIME( ; ;[.A294]/1000)" office:value-type="time" office:time-value="PT01H17M51.954S" calcext:value-type="time">
            <text:p>01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313.3" calcext:value-type="float">
            <text:p>313.3</text:p>
          </table:table-cell>
          <table:table-cell office:value-type="float" office:value="380.29" calcext:value-type="float">
            <text:p>380.29</text:p>
          </table:table-cell>
        </table:table-row>
        <table:table-row table:style-name="ro1">
          <table:table-cell office:value-type="float" office:value="4687954" calcext:value-type="float">
            <text:p>4687954</text:p>
          </table:table-cell>
          <table:table-cell table:formula="of:=TIME( ; ;[.A295]/1000)" office:value-type="time" office:time-value="PT01H18M07.954S" calcext:value-type="time">
            <text:p>01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314.36" calcext:value-type="float">
            <text:p>314.36</text:p>
          </table:table-cell>
          <table:table-cell office:value-type="float" office:value="381.56" calcext:value-type="float">
            <text:p>381.56</text:p>
          </table:table-cell>
        </table:table-row>
        <table:table-row table:style-name="ro1">
          <table:table-cell office:value-type="float" office:value="4703954" calcext:value-type="float">
            <text:p>4703954</text:p>
          </table:table-cell>
          <table:table-cell table:formula="of:=TIME( ; ;[.A296]/1000)" office:value-type="time" office:time-value="PT01H18M23.954S" calcext:value-type="time">
            <text:p>01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315.42" calcext:value-type="float">
            <text:p>315.42</text:p>
          </table:table-cell>
          <table:table-cell office:value-type="float" office:value="382.83" calcext:value-type="float">
            <text:p>382.83</text:p>
          </table:table-cell>
        </table:table-row>
        <table:table-row table:style-name="ro1">
          <table:table-cell office:value-type="float" office:value="4719954" calcext:value-type="float">
            <text:p>4719954</text:p>
          </table:table-cell>
          <table:table-cell table:formula="of:=TIME( ; ;[.A297]/1000)" office:value-type="time" office:time-value="PT01H18M39.954S" calcext:value-type="time">
            <text:p>01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316.48" calcext:value-type="float">
            <text:p>316.48</text:p>
          </table:table-cell>
          <table:table-cell office:value-type="float" office:value="384.1" calcext:value-type="float">
            <text:p>384.1</text:p>
          </table:table-cell>
        </table:table-row>
        <table:table-row table:style-name="ro1">
          <table:table-cell office:value-type="float" office:value="4735954" calcext:value-type="float">
            <text:p>4735954</text:p>
          </table:table-cell>
          <table:table-cell table:formula="of:=TIME( ; ;[.A298]/1000)" office:value-type="time" office:time-value="PT01H18M55.954S" calcext:value-type="time">
            <text:p>01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317.54" calcext:value-type="float">
            <text:p>317.54</text:p>
          </table:table-cell>
          <table:table-cell office:value-type="float" office:value="385.37" calcext:value-type="float">
            <text:p>385.37</text:p>
          </table:table-cell>
        </table:table-row>
        <table:table-row table:style-name="ro1">
          <table:table-cell office:value-type="float" office:value="4751954" calcext:value-type="float">
            <text:p>4751954</text:p>
          </table:table-cell>
          <table:table-cell table:formula="of:=TIME( ; ;[.A299]/1000)" office:value-type="time" office:time-value="PT01H19M11.954S" calcext:value-type="time">
            <text:p>01:1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318.6" calcext:value-type="float">
            <text:p>318.6</text:p>
          </table:table-cell>
          <table:table-cell office:value-type="float" office:value="386.63" calcext:value-type="float">
            <text:p>386.63</text:p>
          </table:table-cell>
        </table:table-row>
        <table:table-row table:style-name="ro1">
          <table:table-cell office:value-type="float" office:value="4767954" calcext:value-type="float">
            <text:p>4767954</text:p>
          </table:table-cell>
          <table:table-cell table:formula="of:=TIME( ; ;[.A300]/1000)" office:value-type="time" office:time-value="PT01H19M27.954S" calcext:value-type="time">
            <text:p>01:1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319.66" calcext:value-type="float">
            <text:p>319.66</text:p>
          </table:table-cell>
          <table:table-cell office:value-type="float" office:value="387.9" calcext:value-type="float">
            <text:p>387.9</text:p>
          </table:table-cell>
        </table:table-row>
        <table:table-row table:style-name="ro1">
          <table:table-cell office:value-type="float" office:value="4783954" calcext:value-type="float">
            <text:p>4783954</text:p>
          </table:table-cell>
          <table:table-cell table:formula="of:=TIME( ; ;[.A301]/1000)" office:value-type="time" office:time-value="PT01H19M43.954S" calcext:value-type="time">
            <text:p>01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320.72" calcext:value-type="float">
            <text:p>320.72</text:p>
          </table:table-cell>
          <table:table-cell office:value-type="float" office:value="389.17" calcext:value-type="float">
            <text:p>389.17</text:p>
          </table:table-cell>
        </table:table-row>
        <table:table-row table:style-name="ro1">
          <table:table-cell office:value-type="float" office:value="4799953" calcext:value-type="float">
            <text:p>4799953</text:p>
          </table:table-cell>
          <table:table-cell table:formula="of:=TIME( ; ;[.A302]/1000)" office:value-type="time" office:time-value="PT01H19M59.953S" calcext:value-type="time">
            <text:p>01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321.78" calcext:value-type="float">
            <text:p>321.78</text:p>
          </table:table-cell>
          <table:table-cell office:value-type="float" office:value="390.44" calcext:value-type="float">
            <text:p>390.44</text:p>
          </table:table-cell>
        </table:table-row>
        <table:table-row table:style-name="ro1">
          <table:table-cell office:value-type="float" office:value="4815953" calcext:value-type="float">
            <text:p>4815953</text:p>
          </table:table-cell>
          <table:table-cell table:formula="of:=TIME( ; ;[.A303]/1000)" office:value-type="time" office:time-value="PT01H20M15.953S" calcext:value-type="time">
            <text:p>01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322.84" calcext:value-type="float">
            <text:p>322.84</text:p>
          </table:table-cell>
          <table:table-cell office:value-type="float" office:value="391.71" calcext:value-type="float">
            <text:p>391.71</text:p>
          </table:table-cell>
        </table:table-row>
        <table:table-row table:style-name="ro1">
          <table:table-cell office:value-type="float" office:value="4831953" calcext:value-type="float">
            <text:p>4831953</text:p>
          </table:table-cell>
          <table:table-cell table:formula="of:=TIME( ; ;[.A304]/1000)" office:value-type="time" office:time-value="PT01H20M31.953S" calcext:value-type="time">
            <text:p>01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323.9" calcext:value-type="float">
            <text:p>323.9</text:p>
          </table:table-cell>
          <table:table-cell office:value-type="float" office:value="392.97" calcext:value-type="float">
            <text:p>392.97</text:p>
          </table:table-cell>
        </table:table-row>
        <table:table-row table:style-name="ro1">
          <table:table-cell office:value-type="float" office:value="4847954" calcext:value-type="float">
            <text:p>4847954</text:p>
          </table:table-cell>
          <table:table-cell table:formula="of:=TIME( ; ;[.A305]/1000)" office:value-type="time" office:time-value="PT01H20M47.954S" calcext:value-type="time">
            <text:p>01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324.95" calcext:value-type="float">
            <text:p>324.95</text:p>
          </table:table-cell>
          <table:table-cell office:value-type="float" office:value="394.24" calcext:value-type="float">
            <text:p>394.24</text:p>
          </table:table-cell>
        </table:table-row>
        <table:table-row table:style-name="ro1">
          <table:table-cell office:value-type="float" office:value="4863954" calcext:value-type="float">
            <text:p>4863954</text:p>
          </table:table-cell>
          <table:table-cell table:formula="of:=TIME( ; ;[.A306]/1000)" office:value-type="time" office:time-value="PT01H21M03.954S" calcext:value-type="time">
            <text:p>01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326.01" calcext:value-type="float">
            <text:p>326.01</text:p>
          </table:table-cell>
          <table:table-cell office:value-type="float" office:value="395.51" calcext:value-type="float">
            <text:p>395.51</text:p>
          </table:table-cell>
        </table:table-row>
        <table:table-row table:style-name="ro1">
          <table:table-cell office:value-type="float" office:value="4879954" calcext:value-type="float">
            <text:p>4879954</text:p>
          </table:table-cell>
          <table:table-cell table:formula="of:=TIME( ; ;[.A307]/1000)" office:value-type="time" office:time-value="PT01H21M19.954S" calcext:value-type="time">
            <text:p>01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327.07" calcext:value-type="float">
            <text:p>327.07</text:p>
          </table:table-cell>
          <table:table-cell office:value-type="float" office:value="396.77" calcext:value-type="float">
            <text:p>396.77</text:p>
          </table:table-cell>
        </table:table-row>
        <table:table-row table:style-name="ro1">
          <table:table-cell office:value-type="float" office:value="4895954" calcext:value-type="float">
            <text:p>4895954</text:p>
          </table:table-cell>
          <table:table-cell table:formula="of:=TIME( ; ;[.A308]/1000)" office:value-type="time" office:time-value="PT01H21M35.954S" calcext:value-type="time">
            <text:p>01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328.13" calcext:value-type="float">
            <text:p>328.13</text:p>
          </table:table-cell>
          <table:table-cell office:value-type="float" office:value="398.04" calcext:value-type="float">
            <text:p>398.04</text:p>
          </table:table-cell>
        </table:table-row>
        <table:table-row table:style-name="ro1">
          <table:table-cell office:value-type="float" office:value="4911954" calcext:value-type="float">
            <text:p>4911954</text:p>
          </table:table-cell>
          <table:table-cell table:formula="of:=TIME( ; ;[.A309]/1000)" office:value-type="time" office:time-value="PT01H21M51.954S" calcext:value-type="time">
            <text:p>01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329.19" calcext:value-type="float">
            <text:p>329.19</text:p>
          </table:table-cell>
          <table:table-cell office:value-type="float" office:value="399.31" calcext:value-type="float">
            <text:p>399.31</text:p>
          </table:table-cell>
        </table:table-row>
        <table:table-row table:style-name="ro1">
          <table:table-cell office:value-type="float" office:value="4927954" calcext:value-type="float">
            <text:p>4927954</text:p>
          </table:table-cell>
          <table:table-cell table:formula="of:=TIME( ; ;[.A310]/1000)" office:value-type="time" office:time-value="PT01H22M07.954S" calcext:value-type="time">
            <text:p>01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330.25" calcext:value-type="float">
            <text:p>330.25</text:p>
          </table:table-cell>
          <table:table-cell office:value-type="float" office:value="400.58" calcext:value-type="float">
            <text:p>400.58</text:p>
          </table:table-cell>
        </table:table-row>
        <table:table-row table:style-name="ro1">
          <table:table-cell office:value-type="float" office:value="4943954" calcext:value-type="float">
            <text:p>4943954</text:p>
          </table:table-cell>
          <table:table-cell table:formula="of:=TIME( ; ;[.A311]/1000)" office:value-type="time" office:time-value="PT01H22M23.954S" calcext:value-type="time">
            <text:p>01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31.31" calcext:value-type="float">
            <text:p>331.31</text:p>
          </table:table-cell>
          <table:table-cell office:value-type="float" office:value="401.84" calcext:value-type="float">
            <text:p>401.84</text:p>
          </table:table-cell>
        </table:table-row>
        <table:table-row table:style-name="ro1">
          <table:table-cell office:value-type="float" office:value="4959954" calcext:value-type="float">
            <text:p>4959954</text:p>
          </table:table-cell>
          <table:table-cell table:formula="of:=TIME( ; ;[.A312]/1000)" office:value-type="time" office:time-value="PT01H22M39.954S" calcext:value-type="time">
            <text:p>01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32.37" calcext:value-type="float">
            <text:p>332.37</text:p>
          </table:table-cell>
          <table:table-cell office:value-type="float" office:value="403.11" calcext:value-type="float">
            <text:p>403.11</text:p>
          </table:table-cell>
        </table:table-row>
        <table:table-row table:style-name="ro1">
          <table:table-cell office:value-type="float" office:value="4975954" calcext:value-type="float">
            <text:p>4975954</text:p>
          </table:table-cell>
          <table:table-cell table:formula="of:=TIME( ; ;[.A313]/1000)" office:value-type="time" office:time-value="PT01H22M55.954S" calcext:value-type="time">
            <text:p>01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33.42" calcext:value-type="float">
            <text:p>333.42</text:p>
          </table:table-cell>
          <table:table-cell office:value-type="float" office:value="404.38" calcext:value-type="float">
            <text:p>404.38</text:p>
          </table:table-cell>
        </table:table-row>
        <table:table-row table:style-name="ro1">
          <table:table-cell office:value-type="float" office:value="4991954" calcext:value-type="float">
            <text:p>4991954</text:p>
          </table:table-cell>
          <table:table-cell table:formula="of:=TIME( ; ;[.A314]/1000)" office:value-type="time" office:time-value="PT01H23M11.954S" calcext:value-type="time">
            <text:p>01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34.48" calcext:value-type="float">
            <text:p>334.48</text:p>
          </table:table-cell>
          <table:table-cell office:value-type="float" office:value="405.64" calcext:value-type="float">
            <text:p>405.64</text:p>
          </table:table-cell>
        </table:table-row>
        <table:table-row table:style-name="ro1">
          <table:table-cell office:value-type="float" office:value="5007954" calcext:value-type="float">
            <text:p>5007954</text:p>
          </table:table-cell>
          <table:table-cell table:formula="of:=TIME( ; ;[.A315]/1000)" office:value-type="time" office:time-value="PT01H23M27.954S" calcext:value-type="time">
            <text:p>01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335.54" calcext:value-type="float">
            <text:p>335.54</text:p>
          </table:table-cell>
          <table:table-cell office:value-type="float" office:value="406.91" calcext:value-type="float">
            <text:p>406.91</text:p>
          </table:table-cell>
        </table:table-row>
        <table:table-row table:style-name="ro1">
          <table:table-cell office:value-type="float" office:value="5023954" calcext:value-type="float">
            <text:p>5023954</text:p>
          </table:table-cell>
          <table:table-cell table:formula="of:=TIME( ; ;[.A316]/1000)" office:value-type="time" office:time-value="PT01H23M43.954S" calcext:value-type="time">
            <text:p>01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36.6" calcext:value-type="float">
            <text:p>336.6</text:p>
          </table:table-cell>
          <table:table-cell office:value-type="float" office:value="408.18" calcext:value-type="float">
            <text:p>408.18</text:p>
          </table:table-cell>
        </table:table-row>
        <table:table-row table:style-name="ro1">
          <table:table-cell office:value-type="float" office:value="5039954" calcext:value-type="float">
            <text:p>5039954</text:p>
          </table:table-cell>
          <table:table-cell table:formula="of:=TIME( ; ;[.A317]/1000)" office:value-type="time" office:time-value="PT01H23M59.954S" calcext:value-type="time">
            <text:p>01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37.66" calcext:value-type="float">
            <text:p>337.66</text:p>
          </table:table-cell>
          <table:table-cell office:value-type="float" office:value="409.44" calcext:value-type="float">
            <text:p>409.44</text:p>
          </table:table-cell>
        </table:table-row>
        <table:table-row table:style-name="ro1">
          <table:table-cell office:value-type="float" office:value="5055954" calcext:value-type="float">
            <text:p>5055954</text:p>
          </table:table-cell>
          <table:table-cell table:formula="of:=TIME( ; ;[.A318]/1000)" office:value-type="time" office:time-value="PT01H24M15.954S" calcext:value-type="time">
            <text:p>01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38.72" calcext:value-type="float">
            <text:p>338.72</text:p>
          </table:table-cell>
          <table:table-cell office:value-type="float" office:value="410.71" calcext:value-type="float">
            <text:p>410.71</text:p>
          </table:table-cell>
        </table:table-row>
        <table:table-row table:style-name="ro1">
          <table:table-cell office:value-type="float" office:value="5071954" calcext:value-type="float">
            <text:p>5071954</text:p>
          </table:table-cell>
          <table:table-cell table:formula="of:=TIME( ; ;[.A319]/1000)" office:value-type="time" office:time-value="PT01H24M31.954S" calcext:value-type="time">
            <text:p>01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39.78" calcext:value-type="float">
            <text:p>339.78</text:p>
          </table:table-cell>
          <table:table-cell office:value-type="float" office:value="411.98" calcext:value-type="float">
            <text:p>411.98</text:p>
          </table:table-cell>
        </table:table-row>
        <table:table-row table:style-name="ro1">
          <table:table-cell office:value-type="float" office:value="5087954" calcext:value-type="float">
            <text:p>5087954</text:p>
          </table:table-cell>
          <table:table-cell table:formula="of:=TIME( ; ;[.A320]/1000)" office:value-type="time" office:time-value="PT01H24M47.954S" calcext:value-type="time">
            <text:p>01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40.83" calcext:value-type="float">
            <text:p>340.83</text:p>
          </table:table-cell>
          <table:table-cell office:value-type="float" office:value="413.24" calcext:value-type="float">
            <text:p>413.24</text:p>
          </table:table-cell>
        </table:table-row>
        <table:table-row table:style-name="ro1">
          <table:table-cell office:value-type="float" office:value="5103954" calcext:value-type="float">
            <text:p>5103954</text:p>
          </table:table-cell>
          <table:table-cell table:formula="of:=TIME( ; ;[.A321]/1000)" office:value-type="time" office:time-value="PT01H25M03.954S" calcext:value-type="time">
            <text:p>01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41.89" calcext:value-type="float">
            <text:p>341.89</text:p>
          </table:table-cell>
          <table:table-cell office:value-type="float" office:value="414.51" calcext:value-type="float">
            <text:p>414.51</text:p>
          </table:table-cell>
        </table:table-row>
        <table:table-row table:style-name="ro1">
          <table:table-cell office:value-type="float" office:value="5119954" calcext:value-type="float">
            <text:p>5119954</text:p>
          </table:table-cell>
          <table:table-cell table:formula="of:=TIME( ; ;[.A322]/1000)" office:value-type="time" office:time-value="PT01H25M19.954S" calcext:value-type="time">
            <text:p>01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42.95" calcext:value-type="float">
            <text:p>342.95</text:p>
          </table:table-cell>
          <table:table-cell office:value-type="float" office:value="415.78" calcext:value-type="float">
            <text:p>415.78</text:p>
          </table:table-cell>
        </table:table-row>
        <table:table-row table:style-name="ro1">
          <table:table-cell office:value-type="float" office:value="5135954" calcext:value-type="float">
            <text:p>5135954</text:p>
          </table:table-cell>
          <table:table-cell table:formula="of:=TIME( ; ;[.A323]/1000)" office:value-type="time" office:time-value="PT01H25M35.954S" calcext:value-type="time">
            <text:p>01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44.01" calcext:value-type="float">
            <text:p>344.01</text:p>
          </table:table-cell>
          <table:table-cell office:value-type="float" office:value="417.04" calcext:value-type="float">
            <text:p>417.04</text:p>
          </table:table-cell>
        </table:table-row>
        <table:table-row table:style-name="ro1">
          <table:table-cell office:value-type="float" office:value="5151954" calcext:value-type="float">
            <text:p>5151954</text:p>
          </table:table-cell>
          <table:table-cell table:formula="of:=TIME( ; ;[.A324]/1000)" office:value-type="time" office:time-value="PT01H25M51.954S" calcext:value-type="time">
            <text:p>01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45.07" calcext:value-type="float">
            <text:p>345.07</text:p>
          </table:table-cell>
          <table:table-cell office:value-type="float" office:value="418.31" calcext:value-type="float">
            <text:p>418.31</text:p>
          </table:table-cell>
        </table:table-row>
        <table:table-row table:style-name="ro1">
          <table:table-cell office:value-type="float" office:value="5167954" calcext:value-type="float">
            <text:p>5167954</text:p>
          </table:table-cell>
          <table:table-cell table:formula="of:=TIME( ; ;[.A325]/1000)" office:value-type="time" office:time-value="PT01H26M07.954S" calcext:value-type="time">
            <text:p>01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46.13" calcext:value-type="float">
            <text:p>346.13</text:p>
          </table:table-cell>
          <table:table-cell office:value-type="float" office:value="419.58" calcext:value-type="float">
            <text:p>419.58</text:p>
          </table:table-cell>
        </table:table-row>
        <table:table-row table:style-name="ro1">
          <table:table-cell office:value-type="float" office:value="5183954" calcext:value-type="float">
            <text:p>5183954</text:p>
          </table:table-cell>
          <table:table-cell table:formula="of:=TIME( ; ;[.A326]/1000)" office:value-type="time" office:time-value="PT01H26M23.954S" calcext:value-type="time">
            <text:p>01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47.19" calcext:value-type="float">
            <text:p>347.19</text:p>
          </table:table-cell>
          <table:table-cell office:value-type="float" office:value="420.84" calcext:value-type="float">
            <text:p>420.84</text:p>
          </table:table-cell>
        </table:table-row>
        <table:table-row table:style-name="ro1">
          <table:table-cell office:value-type="float" office:value="5199954" calcext:value-type="float">
            <text:p>5199954</text:p>
          </table:table-cell>
          <table:table-cell table:formula="of:=TIME( ; ;[.A327]/1000)" office:value-type="time" office:time-value="PT01H26M39.954S" calcext:value-type="time">
            <text:p>01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48.24" calcext:value-type="float">
            <text:p>348.24</text:p>
          </table:table-cell>
          <table:table-cell office:value-type="float" office:value="422.11" calcext:value-type="float">
            <text:p>422.11</text:p>
          </table:table-cell>
        </table:table-row>
        <table:table-row table:style-name="ro1">
          <table:table-cell office:value-type="float" office:value="5215954" calcext:value-type="float">
            <text:p>5215954</text:p>
          </table:table-cell>
          <table:table-cell table:formula="of:=TIME( ; ;[.A328]/1000)" office:value-type="time" office:time-value="PT01H26M55.954S" calcext:value-type="time">
            <text:p>01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49.3" calcext:value-type="float">
            <text:p>349.3</text:p>
          </table:table-cell>
          <table:table-cell office:value-type="float" office:value="423.38" calcext:value-type="float">
            <text:p>423.38</text:p>
          </table:table-cell>
        </table:table-row>
        <table:table-row table:style-name="ro1">
          <table:table-cell office:value-type="float" office:value="5231954" calcext:value-type="float">
            <text:p>5231954</text:p>
          </table:table-cell>
          <table:table-cell table:formula="of:=TIME( ; ;[.A329]/1000)" office:value-type="time" office:time-value="PT01H27M11.954S" calcext:value-type="time">
            <text:p>01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50.36" calcext:value-type="float">
            <text:p>350.36</text:p>
          </table:table-cell>
          <table:table-cell office:value-type="float" office:value="424.64" calcext:value-type="float">
            <text:p>424.64</text:p>
          </table:table-cell>
        </table:table-row>
        <table:table-row table:style-name="ro1">
          <table:table-cell office:value-type="float" office:value="5247954" calcext:value-type="float">
            <text:p>5247954</text:p>
          </table:table-cell>
          <table:table-cell table:formula="of:=TIME( ; ;[.A330]/1000)" office:value-type="time" office:time-value="PT01H27M27.954S" calcext:value-type="time">
            <text:p>01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51.42" calcext:value-type="float">
            <text:p>351.42</text:p>
          </table:table-cell>
          <table:table-cell office:value-type="float" office:value="425.91" calcext:value-type="float">
            <text:p>425.91</text:p>
          </table:table-cell>
        </table:table-row>
        <table:table-row table:style-name="ro1">
          <table:table-cell office:value-type="float" office:value="5263954" calcext:value-type="float">
            <text:p>5263954</text:p>
          </table:table-cell>
          <table:table-cell table:formula="of:=TIME( ; ;[.A331]/1000)" office:value-type="time" office:time-value="PT01H27M43.954S" calcext:value-type="time">
            <text:p>01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352.48" calcext:value-type="float">
            <text:p>352.48</text:p>
          </table:table-cell>
          <table:table-cell office:value-type="float" office:value="427.17" calcext:value-type="float">
            <text:p>427.17</text:p>
          </table:table-cell>
        </table:table-row>
        <table:table-row table:style-name="ro1">
          <table:table-cell office:value-type="float" office:value="5279954" calcext:value-type="float">
            <text:p>5279954</text:p>
          </table:table-cell>
          <table:table-cell table:formula="of:=TIME( ; ;[.A332]/1000)" office:value-type="time" office:time-value="PT01H27M59.954S" calcext:value-type="time">
            <text:p>01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53.54" calcext:value-type="float">
            <text:p>353.54</text:p>
          </table:table-cell>
          <table:table-cell office:value-type="float" office:value="428.44" calcext:value-type="float">
            <text:p>428.44</text:p>
          </table:table-cell>
        </table:table-row>
        <table:table-row table:style-name="ro1">
          <table:table-cell office:value-type="float" office:value="5295954" calcext:value-type="float">
            <text:p>5295954</text:p>
          </table:table-cell>
          <table:table-cell table:formula="of:=TIME( ; ;[.A333]/1000)" office:value-type="time" office:time-value="PT01H28M15.954S" calcext:value-type="time">
            <text:p>01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54.59" calcext:value-type="float">
            <text:p>354.59</text:p>
          </table:table-cell>
          <table:table-cell office:value-type="float" office:value="429.71" calcext:value-type="float">
            <text:p>429.71</text:p>
          </table:table-cell>
        </table:table-row>
        <table:table-row table:style-name="ro1">
          <table:table-cell office:value-type="float" office:value="5311954" calcext:value-type="float">
            <text:p>5311954</text:p>
          </table:table-cell>
          <table:table-cell table:formula="of:=TIME( ; ;[.A334]/1000)" office:value-type="time" office:time-value="PT01H28M31.954S" calcext:value-type="time">
            <text:p>01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55.65" calcext:value-type="float">
            <text:p>355.65</text:p>
          </table:table-cell>
          <table:table-cell office:value-type="float" office:value="430.97" calcext:value-type="float">
            <text:p>430.97</text:p>
          </table:table-cell>
        </table:table-row>
        <table:table-row table:style-name="ro1">
          <table:table-cell office:value-type="float" office:value="5327954" calcext:value-type="float">
            <text:p>5327954</text:p>
          </table:table-cell>
          <table:table-cell table:formula="of:=TIME( ; ;[.A335]/1000)" office:value-type="time" office:time-value="PT01H28M47.954S" calcext:value-type="time">
            <text:p>01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56.71" calcext:value-type="float">
            <text:p>356.71</text:p>
          </table:table-cell>
          <table:table-cell office:value-type="float" office:value="432.24" calcext:value-type="float">
            <text:p>432.24</text:p>
          </table:table-cell>
        </table:table-row>
        <table:table-row table:style-name="ro1">
          <table:table-cell office:value-type="float" office:value="5343954" calcext:value-type="float">
            <text:p>5343954</text:p>
          </table:table-cell>
          <table:table-cell table:formula="of:=TIME( ; ;[.A336]/1000)" office:value-type="time" office:time-value="PT01H29M03.954S" calcext:value-type="time">
            <text:p>01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57.77" calcext:value-type="float">
            <text:p>357.77</text:p>
          </table:table-cell>
          <table:table-cell office:value-type="float" office:value="433.5" calcext:value-type="float">
            <text:p>433.5</text:p>
          </table:table-cell>
        </table:table-row>
        <table:table-row table:style-name="ro1">
          <table:table-cell office:value-type="float" office:value="5359954" calcext:value-type="float">
            <text:p>5359954</text:p>
          </table:table-cell>
          <table:table-cell table:formula="of:=TIME( ; ;[.A337]/1000)" office:value-type="time" office:time-value="PT01H29M19.954S" calcext:value-type="time">
            <text:p>01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58.83" calcext:value-type="float">
            <text:p>358.83</text:p>
          </table:table-cell>
          <table:table-cell office:value-type="float" office:value="434.77" calcext:value-type="float">
            <text:p>434.77</text:p>
          </table:table-cell>
        </table:table-row>
        <table:table-row table:style-name="ro1">
          <table:table-cell office:value-type="float" office:value="5375954" calcext:value-type="float">
            <text:p>5375954</text:p>
          </table:table-cell>
          <table:table-cell table:formula="of:=TIME( ; ;[.A338]/1000)" office:value-type="time" office:time-value="PT01H29M35.954S" calcext:value-type="time">
            <text:p>01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59.88" calcext:value-type="float">
            <text:p>359.88</text:p>
          </table:table-cell>
          <table:table-cell office:value-type="float" office:value="436.04" calcext:value-type="float">
            <text:p>436.04</text:p>
          </table:table-cell>
        </table:table-row>
        <table:table-row table:style-name="ro1">
          <table:table-cell office:value-type="float" office:value="5391954" calcext:value-type="float">
            <text:p>5391954</text:p>
          </table:table-cell>
          <table:table-cell table:formula="of:=TIME( ; ;[.A339]/1000)" office:value-type="time" office:time-value="PT01H29M51.954S" calcext:value-type="time">
            <text:p>01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0.94" calcext:value-type="float">
            <text:p>360.94</text:p>
          </table:table-cell>
          <table:table-cell office:value-type="float" office:value="437.3" calcext:value-type="float">
            <text:p>437.3</text:p>
          </table:table-cell>
        </table:table-row>
        <table:table-row table:style-name="ro1">
          <table:table-cell office:value-type="float" office:value="5407954" calcext:value-type="float">
            <text:p>5407954</text:p>
          </table:table-cell>
          <table:table-cell table:formula="of:=TIME( ; ;[.A340]/1000)" office:value-type="time" office:time-value="PT01H30M07.954S" calcext:value-type="time">
            <text:p>01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2" calcext:value-type="float">
            <text:p>362</text:p>
          </table:table-cell>
          <table:table-cell office:value-type="float" office:value="438.57" calcext:value-type="float">
            <text:p>438.57</text:p>
          </table:table-cell>
        </table:table-row>
        <table:table-row table:style-name="ro1">
          <table:table-cell office:value-type="float" office:value="5423954" calcext:value-type="float">
            <text:p>5423954</text:p>
          </table:table-cell>
          <table:table-cell table:formula="of:=TIME( ; ;[.A341]/1000)" office:value-type="time" office:time-value="PT01H30M23.954S" calcext:value-type="time">
            <text:p>01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3.06" calcext:value-type="float">
            <text:p>363.06</text:p>
          </table:table-cell>
          <table:table-cell office:value-type="float" office:value="439.83" calcext:value-type="float">
            <text:p>439.83</text:p>
          </table:table-cell>
        </table:table-row>
        <table:table-row table:style-name="ro1">
          <table:table-cell office:value-type="float" office:value="5439954" calcext:value-type="float">
            <text:p>5439954</text:p>
          </table:table-cell>
          <table:table-cell table:formula="of:=TIME( ; ;[.A342]/1000)" office:value-type="time" office:time-value="PT01H30M39.954S" calcext:value-type="time">
            <text:p>01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4.12" calcext:value-type="float">
            <text:p>364.12</text:p>
          </table:table-cell>
          <table:table-cell office:value-type="float" office:value="441.1" calcext:value-type="float">
            <text:p>441.1</text:p>
          </table:table-cell>
        </table:table-row>
        <table:table-row table:style-name="ro1">
          <table:table-cell office:value-type="float" office:value="5455954" calcext:value-type="float">
            <text:p>5455954</text:p>
          </table:table-cell>
          <table:table-cell table:formula="of:=TIME( ; ;[.A343]/1000)" office:value-type="time" office:time-value="PT01H30M55.954S" calcext:value-type="time">
            <text:p>01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5.18" calcext:value-type="float">
            <text:p>365.18</text:p>
          </table:table-cell>
          <table:table-cell office:value-type="float" office:value="442.37" calcext:value-type="float">
            <text:p>442.37</text:p>
          </table:table-cell>
        </table:table-row>
        <table:table-row table:style-name="ro1">
          <table:table-cell office:value-type="float" office:value="5471954" calcext:value-type="float">
            <text:p>5471954</text:p>
          </table:table-cell>
          <table:table-cell table:formula="of:=TIME( ; ;[.A344]/1000)" office:value-type="time" office:time-value="PT01H31M11.954S" calcext:value-type="time">
            <text:p>01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6.23" calcext:value-type="float">
            <text:p>366.23</text:p>
          </table:table-cell>
          <table:table-cell office:value-type="float" office:value="443.63" calcext:value-type="float">
            <text:p>443.63</text:p>
          </table:table-cell>
        </table:table-row>
        <table:table-row table:style-name="ro1">
          <table:table-cell office:value-type="float" office:value="5487954" calcext:value-type="float">
            <text:p>5487954</text:p>
          </table:table-cell>
          <table:table-cell table:formula="of:=TIME( ; ;[.A345]/1000)" office:value-type="time" office:time-value="PT01H31M27.954S" calcext:value-type="time">
            <text:p>01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7.29" calcext:value-type="float">
            <text:p>367.29</text:p>
          </table:table-cell>
          <table:table-cell office:value-type="float" office:value="444.9" calcext:value-type="float">
            <text:p>444.9</text:p>
          </table:table-cell>
        </table:table-row>
        <table:table-row table:style-name="ro1">
          <table:table-cell office:value-type="float" office:value="5503954" calcext:value-type="float">
            <text:p>5503954</text:p>
          </table:table-cell>
          <table:table-cell table:formula="of:=TIME( ; ;[.A346]/1000)" office:value-type="time" office:time-value="PT01H31M43.954S" calcext:value-type="time">
            <text:p>01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8.35" calcext:value-type="float">
            <text:p>368.35</text:p>
          </table:table-cell>
          <table:table-cell office:value-type="float" office:value="446.16" calcext:value-type="float">
            <text:p>446.16</text:p>
          </table:table-cell>
        </table:table-row>
        <table:table-row table:style-name="ro1">
          <table:table-cell office:value-type="float" office:value="5519954" calcext:value-type="float">
            <text:p>5519954</text:p>
          </table:table-cell>
          <table:table-cell table:formula="of:=TIME( ; ;[.A347]/1000)" office:value-type="time" office:time-value="PT01H31M59.954S" calcext:value-type="time">
            <text:p>01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69.41" calcext:value-type="float">
            <text:p>369.41</text:p>
          </table:table-cell>
          <table:table-cell office:value-type="float" office:value="447.43" calcext:value-type="float">
            <text:p>447.43</text:p>
          </table:table-cell>
        </table:table-row>
        <table:table-row table:style-name="ro1">
          <table:table-cell office:value-type="float" office:value="5535954" calcext:value-type="float">
            <text:p>5535954</text:p>
          </table:table-cell>
          <table:table-cell table:formula="of:=TIME( ; ;[.A348]/1000)" office:value-type="time" office:time-value="PT01H32M15.954S" calcext:value-type="time">
            <text:p>01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0.47" calcext:value-type="float">
            <text:p>370.47</text:p>
          </table:table-cell>
          <table:table-cell office:value-type="float" office:value="448.7" calcext:value-type="float">
            <text:p>448.7</text:p>
          </table:table-cell>
        </table:table-row>
        <table:table-row table:style-name="ro1">
          <table:table-cell office:value-type="float" office:value="5551954" calcext:value-type="float">
            <text:p>5551954</text:p>
          </table:table-cell>
          <table:table-cell table:formula="of:=TIME( ; ;[.A349]/1000)" office:value-type="time" office:time-value="PT01H32M31.954S" calcext:value-type="time">
            <text:p>01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1.52" calcext:value-type="float">
            <text:p>371.52</text:p>
          </table:table-cell>
          <table:table-cell office:value-type="float" office:value="449.96" calcext:value-type="float">
            <text:p>449.96</text:p>
          </table:table-cell>
        </table:table-row>
        <table:table-row table:style-name="ro1">
          <table:table-cell office:value-type="float" office:value="5567954" calcext:value-type="float">
            <text:p>5567954</text:p>
          </table:table-cell>
          <table:table-cell table:formula="of:=TIME( ; ;[.A350]/1000)" office:value-type="time" office:time-value="PT01H32M47.954S" calcext:value-type="time">
            <text:p>01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2.58" calcext:value-type="float">
            <text:p>372.58</text:p>
          </table:table-cell>
          <table:table-cell office:value-type="float" office:value="451.23" calcext:value-type="float">
            <text:p>451.23</text:p>
          </table:table-cell>
        </table:table-row>
        <table:table-row table:style-name="ro1">
          <table:table-cell office:value-type="float" office:value="5583953" calcext:value-type="float">
            <text:p>5583953</text:p>
          </table:table-cell>
          <table:table-cell table:formula="of:=TIME( ; ;[.A351]/1000)" office:value-type="time" office:time-value="PT01H33M03.953S" calcext:value-type="time">
            <text:p>01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3.64" calcext:value-type="float">
            <text:p>373.64</text:p>
          </table:table-cell>
          <table:table-cell office:value-type="float" office:value="452.49" calcext:value-type="float">
            <text:p>452.49</text:p>
          </table:table-cell>
        </table:table-row>
        <table:table-row table:style-name="ro1">
          <table:table-cell office:value-type="float" office:value="5599954" calcext:value-type="float">
            <text:p>5599954</text:p>
          </table:table-cell>
          <table:table-cell table:formula="of:=TIME( ; ;[.A352]/1000)" office:value-type="time" office:time-value="PT01H33M19.954S" calcext:value-type="time">
            <text:p>01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4.7" calcext:value-type="float">
            <text:p>374.7</text:p>
          </table:table-cell>
          <table:table-cell office:value-type="float" office:value="453.76" calcext:value-type="float">
            <text:p>453.76</text:p>
          </table:table-cell>
        </table:table-row>
        <table:table-row table:style-name="ro1">
          <table:table-cell office:value-type="float" office:value="5615954" calcext:value-type="float">
            <text:p>5615954</text:p>
          </table:table-cell>
          <table:table-cell table:formula="of:=TIME( ; ;[.A353]/1000)" office:value-type="time" office:time-value="PT01H33M35.954S" calcext:value-type="time">
            <text:p>01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5.76" calcext:value-type="float">
            <text:p>375.76</text:p>
          </table:table-cell>
          <table:table-cell office:value-type="float" office:value="455.02" calcext:value-type="float">
            <text:p>455.02</text:p>
          </table:table-cell>
        </table:table-row>
        <table:table-row table:style-name="ro1">
          <table:table-cell office:value-type="float" office:value="5631954" calcext:value-type="float">
            <text:p>5631954</text:p>
          </table:table-cell>
          <table:table-cell table:formula="of:=TIME( ; ;[.A354]/1000)" office:value-type="time" office:time-value="PT01H33M51.954S" calcext:value-type="time">
            <text:p>01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6.81" calcext:value-type="float">
            <text:p>376.81</text:p>
          </table:table-cell>
          <table:table-cell office:value-type="float" office:value="456.29" calcext:value-type="float">
            <text:p>456.29</text:p>
          </table:table-cell>
        </table:table-row>
        <table:table-row table:style-name="ro1">
          <table:table-cell office:value-type="float" office:value="5647954" calcext:value-type="float">
            <text:p>5647954</text:p>
          </table:table-cell>
          <table:table-cell table:formula="of:=TIME( ; ;[.A355]/1000)" office:value-type="time" office:time-value="PT01H34M07.954S" calcext:value-type="time">
            <text:p>01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7.87" calcext:value-type="float">
            <text:p>377.87</text:p>
          </table:table-cell>
          <table:table-cell office:value-type="float" office:value="457.56" calcext:value-type="float">
            <text:p>457.56</text:p>
          </table:table-cell>
        </table:table-row>
        <table:table-row table:style-name="ro1">
          <table:table-cell office:value-type="float" office:value="5663954" calcext:value-type="float">
            <text:p>5663954</text:p>
          </table:table-cell>
          <table:table-cell table:formula="of:=TIME( ; ;[.A356]/1000)" office:value-type="time" office:time-value="PT01H34M23.954S" calcext:value-type="time">
            <text:p>01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8.93" calcext:value-type="float">
            <text:p>378.93</text:p>
          </table:table-cell>
          <table:table-cell office:value-type="float" office:value="458.82" calcext:value-type="float">
            <text:p>458.82</text:p>
          </table:table-cell>
        </table:table-row>
        <table:table-row table:style-name="ro1">
          <table:table-cell office:value-type="float" office:value="5679954" calcext:value-type="float">
            <text:p>5679954</text:p>
          </table:table-cell>
          <table:table-cell table:formula="of:=TIME( ; ;[.A357]/1000)" office:value-type="time" office:time-value="PT01H34M39.954S" calcext:value-type="time">
            <text:p>01:3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79.99" calcext:value-type="float">
            <text:p>379.99</text:p>
          </table:table-cell>
          <table:table-cell office:value-type="float" office:value="460.09" calcext:value-type="float">
            <text:p>460.09</text:p>
          </table:table-cell>
        </table:table-row>
        <table:table-row table:style-name="ro1">
          <table:table-cell office:value-type="float" office:value="5695954" calcext:value-type="float">
            <text:p>5695954</text:p>
          </table:table-cell>
          <table:table-cell table:formula="of:=TIME( ; ;[.A358]/1000)" office:value-type="time" office:time-value="PT01H34M55.954S" calcext:value-type="time">
            <text:p>01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81.05" calcext:value-type="float">
            <text:p>381.05</text:p>
          </table:table-cell>
          <table:table-cell office:value-type="float" office:value="461.35" calcext:value-type="float">
            <text:p>461.35</text:p>
          </table:table-cell>
        </table:table-row>
        <table:table-row table:style-name="ro1">
          <table:table-cell office:value-type="float" office:value="5711954" calcext:value-type="float">
            <text:p>5711954</text:p>
          </table:table-cell>
          <table:table-cell table:formula="of:=TIME( ; ;[.A359]/1000)" office:value-type="time" office:time-value="PT01H35M11.954S" calcext:value-type="time">
            <text:p>01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82.1" calcext:value-type="float">
            <text:p>382.1</text:p>
          </table:table-cell>
          <table:table-cell office:value-type="float" office:value="462.62" calcext:value-type="float">
            <text:p>462.62</text:p>
          </table:table-cell>
        </table:table-row>
        <table:table-row table:style-name="ro1">
          <table:table-cell office:value-type="float" office:value="5727954" calcext:value-type="float">
            <text:p>5727954</text:p>
          </table:table-cell>
          <table:table-cell table:formula="of:=TIME( ; ;[.A360]/1000)" office:value-type="time" office:time-value="PT01H35M27.954S" calcext:value-type="time">
            <text:p>01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83.16" calcext:value-type="float">
            <text:p>383.16</text:p>
          </table:table-cell>
          <table:table-cell office:value-type="float" office:value="463.88" calcext:value-type="float">
            <text:p>463.88</text:p>
          </table:table-cell>
        </table:table-row>
        <table:table-row table:style-name="ro1">
          <table:table-cell office:value-type="float" office:value="5743954" calcext:value-type="float">
            <text:p>5743954</text:p>
          </table:table-cell>
          <table:table-cell table:formula="of:=TIME( ; ;[.A361]/1000)" office:value-type="time" office:time-value="PT01H35M43.954S" calcext:value-type="time">
            <text:p>01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84.22" calcext:value-type="float">
            <text:p>384.22</text:p>
          </table:table-cell>
          <table:table-cell office:value-type="float" office:value="465.15" calcext:value-type="float">
            <text:p>465.15</text:p>
          </table:table-cell>
        </table:table-row>
        <table:table-row table:style-name="ro1">
          <table:table-cell office:value-type="float" office:value="5759954" calcext:value-type="float">
            <text:p>5759954</text:p>
          </table:table-cell>
          <table:table-cell table:formula="of:=TIME( ; ;[.A362]/1000)" office:value-type="time" office:time-value="PT01H35M59.954S" calcext:value-type="time">
            <text:p>01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85.28" calcext:value-type="float">
            <text:p>385.28</text:p>
          </table:table-cell>
          <table:table-cell office:value-type="float" office:value="466.41" calcext:value-type="float">
            <text:p>466.41</text:p>
          </table:table-cell>
        </table:table-row>
        <table:table-row table:style-name="ro1">
          <table:table-cell office:value-type="float" office:value="5775954" calcext:value-type="float">
            <text:p>5775954</text:p>
          </table:table-cell>
          <table:table-cell table:formula="of:=TIME( ; ;[.A363]/1000)" office:value-type="time" office:time-value="PT01H36M15.954S" calcext:value-type="time">
            <text:p>01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86.34" calcext:value-type="float">
            <text:p>386.34</text:p>
          </table:table-cell>
          <table:table-cell office:value-type="float" office:value="467.68" calcext:value-type="float">
            <text:p>467.68</text:p>
          </table:table-cell>
        </table:table-row>
        <table:table-row table:style-name="ro1">
          <table:table-cell office:value-type="float" office:value="5791954" calcext:value-type="float">
            <text:p>5791954</text:p>
          </table:table-cell>
          <table:table-cell table:formula="of:=TIME( ; ;[.A364]/1000)" office:value-type="time" office:time-value="PT01H36M31.954S" calcext:value-type="time">
            <text:p>01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87.39" calcext:value-type="float">
            <text:p>387.39</text:p>
          </table:table-cell>
          <table:table-cell office:value-type="float" office:value="468.95" calcext:value-type="float">
            <text:p>468.95</text:p>
          </table:table-cell>
        </table:table-row>
        <table:table-row table:style-name="ro1">
          <table:table-cell office:value-type="float" office:value="5807954" calcext:value-type="float">
            <text:p>5807954</text:p>
          </table:table-cell>
          <table:table-cell table:formula="of:=TIME( ; ;[.A365]/1000)" office:value-type="time" office:time-value="PT01H36M47.954S" calcext:value-type="time">
            <text:p>01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88.45" calcext:value-type="float">
            <text:p>388.45</text:p>
          </table:table-cell>
          <table:table-cell office:value-type="float" office:value="470.21" calcext:value-type="float">
            <text:p>470.21</text:p>
          </table:table-cell>
        </table:table-row>
        <table:table-row table:style-name="ro1">
          <table:table-cell office:value-type="float" office:value="5823954" calcext:value-type="float">
            <text:p>5823954</text:p>
          </table:table-cell>
          <table:table-cell table:formula="of:=TIME( ; ;[.A366]/1000)" office:value-type="time" office:time-value="PT01H37M03.954S" calcext:value-type="time">
            <text:p>01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89.51" calcext:value-type="float">
            <text:p>389.51</text:p>
          </table:table-cell>
          <table:table-cell office:value-type="float" office:value="471.48" calcext:value-type="float">
            <text:p>471.48</text:p>
          </table:table-cell>
        </table:table-row>
        <table:table-row table:style-name="ro1">
          <table:table-cell office:value-type="float" office:value="5839954" calcext:value-type="float">
            <text:p>5839954</text:p>
          </table:table-cell>
          <table:table-cell table:formula="of:=TIME( ; ;[.A367]/1000)" office:value-type="time" office:time-value="PT01H37M19.954S" calcext:value-type="time">
            <text:p>01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90.57" calcext:value-type="float">
            <text:p>390.57</text:p>
          </table:table-cell>
          <table:table-cell office:value-type="float" office:value="472.74" calcext:value-type="float">
            <text:p>472.74</text:p>
          </table:table-cell>
        </table:table-row>
        <table:table-row table:style-name="ro1">
          <table:table-cell office:value-type="float" office:value="5855954" calcext:value-type="float">
            <text:p>5855954</text:p>
          </table:table-cell>
          <table:table-cell table:formula="of:=TIME( ; ;[.A368]/1000)" office:value-type="time" office:time-value="PT01H37M35.954S" calcext:value-type="time">
            <text:p>01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91.63" calcext:value-type="float">
            <text:p>391.63</text:p>
          </table:table-cell>
          <table:table-cell office:value-type="float" office:value="474.01" calcext:value-type="float">
            <text:p>474.01</text:p>
          </table:table-cell>
        </table:table-row>
        <table:table-row table:style-name="ro1">
          <table:table-cell office:value-type="float" office:value="5871954" calcext:value-type="float">
            <text:p>5871954</text:p>
          </table:table-cell>
          <table:table-cell table:formula="of:=TIME( ; ;[.A369]/1000)" office:value-type="time" office:time-value="PT01H37M51.954S" calcext:value-type="time">
            <text:p>01:3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92.68" calcext:value-type="float">
            <text:p>392.68</text:p>
          </table:table-cell>
          <table:table-cell office:value-type="float" office:value="475.27" calcext:value-type="float">
            <text:p>475.27</text:p>
          </table:table-cell>
        </table:table-row>
        <table:table-row table:style-name="ro1">
          <table:table-cell office:value-type="float" office:value="5887954" calcext:value-type="float">
            <text:p>5887954</text:p>
          </table:table-cell>
          <table:table-cell table:formula="of:=TIME( ; ;[.A370]/1000)" office:value-type="time" office:time-value="PT01H38M07.954S" calcext:value-type="time">
            <text:p>01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93.74" calcext:value-type="float">
            <text:p>393.74</text:p>
          </table:table-cell>
          <table:table-cell office:value-type="float" office:value="476.54" calcext:value-type="float">
            <text:p>476.54</text:p>
          </table:table-cell>
        </table:table-row>
        <table:table-row table:style-name="ro1">
          <table:table-cell office:value-type="float" office:value="5903954" calcext:value-type="float">
            <text:p>5903954</text:p>
          </table:table-cell>
          <table:table-cell table:formula="of:=TIME( ; ;[.A371]/1000)" office:value-type="time" office:time-value="PT01H38M23.954S" calcext:value-type="time">
            <text:p>01:3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94.8" calcext:value-type="float">
            <text:p>394.8</text:p>
          </table:table-cell>
          <table:table-cell office:value-type="float" office:value="477.8" calcext:value-type="float">
            <text:p>477.8</text:p>
          </table:table-cell>
        </table:table-row>
        <table:table-row table:style-name="ro1">
          <table:table-cell office:value-type="float" office:value="5919954" calcext:value-type="float">
            <text:p>5919954</text:p>
          </table:table-cell>
          <table:table-cell table:formula="of:=TIME( ; ;[.A372]/1000)" office:value-type="time" office:time-value="PT01H38M39.954S" calcext:value-type="time">
            <text:p>01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95.86" calcext:value-type="float">
            <text:p>395.86</text:p>
          </table:table-cell>
          <table:table-cell office:value-type="float" office:value="479.07" calcext:value-type="float">
            <text:p>479.07</text:p>
          </table:table-cell>
        </table:table-row>
        <table:table-row table:style-name="ro1">
          <table:table-cell office:value-type="float" office:value="5935954" calcext:value-type="float">
            <text:p>5935954</text:p>
          </table:table-cell>
          <table:table-cell table:formula="of:=TIME( ; ;[.A373]/1000)" office:value-type="time" office:time-value="PT01H38M55.954S" calcext:value-type="time">
            <text:p>01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96.91" calcext:value-type="float">
            <text:p>396.91</text:p>
          </table:table-cell>
          <table:table-cell office:value-type="float" office:value="480.33" calcext:value-type="float">
            <text:p>480.33</text:p>
          </table:table-cell>
        </table:table-row>
        <table:table-row table:style-name="ro1">
          <table:table-cell office:value-type="float" office:value="5951954" calcext:value-type="float">
            <text:p>5951954</text:p>
          </table:table-cell>
          <table:table-cell table:formula="of:=TIME( ; ;[.A374]/1000)" office:value-type="time" office:time-value="PT01H39M11.954S" calcext:value-type="time">
            <text:p>01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97.97" calcext:value-type="float">
            <text:p>397.97</text:p>
          </table:table-cell>
          <table:table-cell office:value-type="float" office:value="481.6" calcext:value-type="float">
            <text:p>481.6</text:p>
          </table:table-cell>
        </table:table-row>
        <table:table-row table:style-name="ro1">
          <table:table-cell office:value-type="float" office:value="5967954" calcext:value-type="float">
            <text:p>5967954</text:p>
          </table:table-cell>
          <table:table-cell table:formula="of:=TIME( ; ;[.A375]/1000)" office:value-type="time" office:time-value="PT01H39M27.954S" calcext:value-type="time">
            <text:p>01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99.03" calcext:value-type="float">
            <text:p>399.03</text:p>
          </table:table-cell>
          <table:table-cell office:value-type="float" office:value="482.86" calcext:value-type="float">
            <text:p>482.86</text:p>
          </table:table-cell>
        </table:table-row>
        <table:table-row table:style-name="ro1">
          <table:table-cell office:value-type="float" office:value="5983954" calcext:value-type="float">
            <text:p>5983954</text:p>
          </table:table-cell>
          <table:table-cell table:formula="of:=TIME( ; ;[.A376]/1000)" office:value-type="time" office:time-value="PT01H39M43.954S" calcext:value-type="time">
            <text:p>01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0.09" calcext:value-type="float">
            <text:p>400.09</text:p>
          </table:table-cell>
          <table:table-cell office:value-type="float" office:value="484.13" calcext:value-type="float">
            <text:p>484.13</text:p>
          </table:table-cell>
        </table:table-row>
        <table:table-row table:style-name="ro1">
          <table:table-cell office:value-type="float" office:value="5999954" calcext:value-type="float">
            <text:p>5999954</text:p>
          </table:table-cell>
          <table:table-cell table:formula="of:=TIME( ; ;[.A377]/1000)" office:value-type="time" office:time-value="PT01H39M59.954S" calcext:value-type="time">
            <text:p>01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01.15" calcext:value-type="float">
            <text:p>401.15</text:p>
          </table:table-cell>
          <table:table-cell office:value-type="float" office:value="485.39" calcext:value-type="float">
            <text:p>485.39</text:p>
          </table:table-cell>
        </table:table-row>
        <table:table-row table:style-name="ro1">
          <table:table-cell office:value-type="float" office:value="6015954" calcext:value-type="float">
            <text:p>6015954</text:p>
          </table:table-cell>
          <table:table-cell table:formula="of:=TIME( ; ;[.A378]/1000)" office:value-type="time" office:time-value="PT01H40M15.954S" calcext:value-type="time">
            <text:p>01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2.2" calcext:value-type="float">
            <text:p>402.2</text:p>
          </table:table-cell>
          <table:table-cell office:value-type="float" office:value="486.66" calcext:value-type="float">
            <text:p>486.66</text:p>
          </table:table-cell>
        </table:table-row>
        <table:table-row table:style-name="ro1">
          <table:table-cell office:value-type="float" office:value="6031954" calcext:value-type="float">
            <text:p>6031954</text:p>
          </table:table-cell>
          <table:table-cell table:formula="of:=TIME( ; ;[.A379]/1000)" office:value-type="time" office:time-value="PT01H40M31.954S" calcext:value-type="time">
            <text:p>01:40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3.26" calcext:value-type="float">
            <text:p>403.26</text:p>
          </table:table-cell>
          <table:table-cell office:value-type="float" office:value="487.92" calcext:value-type="float">
            <text:p>487.92</text:p>
          </table:table-cell>
        </table:table-row>
        <table:table-row table:style-name="ro1">
          <table:table-cell office:value-type="float" office:value="6047954" calcext:value-type="float">
            <text:p>6047954</text:p>
          </table:table-cell>
          <table:table-cell table:formula="of:=TIME( ; ;[.A380]/1000)" office:value-type="time" office:time-value="PT01H40M47.954S" calcext:value-type="time">
            <text:p>01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4.32" calcext:value-type="float">
            <text:p>404.32</text:p>
          </table:table-cell>
          <table:table-cell office:value-type="float" office:value="489.19" calcext:value-type="float">
            <text:p>489.19</text:p>
          </table:table-cell>
        </table:table-row>
        <table:table-row table:style-name="ro1">
          <table:table-cell office:value-type="float" office:value="6063954" calcext:value-type="float">
            <text:p>6063954</text:p>
          </table:table-cell>
          <table:table-cell table:formula="of:=TIME( ; ;[.A381]/1000)" office:value-type="time" office:time-value="PT01H41M03.954S" calcext:value-type="time">
            <text:p>01:41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5.38" calcext:value-type="float">
            <text:p>405.38</text:p>
          </table:table-cell>
          <table:table-cell office:value-type="float" office:value="490.45" calcext:value-type="float">
            <text:p>490.45</text:p>
          </table:table-cell>
        </table:table-row>
        <table:table-row table:style-name="ro1">
          <table:table-cell office:value-type="float" office:value="6079954" calcext:value-type="float">
            <text:p>6079954</text:p>
          </table:table-cell>
          <table:table-cell table:formula="of:=TIME( ; ;[.A382]/1000)" office:value-type="time" office:time-value="PT01H41M19.954S" calcext:value-type="time">
            <text:p>01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6.43" calcext:value-type="float">
            <text:p>406.43</text:p>
          </table:table-cell>
          <table:table-cell office:value-type="float" office:value="491.72" calcext:value-type="float">
            <text:p>491.72</text:p>
          </table:table-cell>
        </table:table-row>
        <table:table-row table:style-name="ro1">
          <table:table-cell office:value-type="float" office:value="6095954" calcext:value-type="float">
            <text:p>6095954</text:p>
          </table:table-cell>
          <table:table-cell table:formula="of:=TIME( ; ;[.A383]/1000)" office:value-type="time" office:time-value="PT01H41M35.954S" calcext:value-type="time">
            <text:p>01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7.49" calcext:value-type="float">
            <text:p>407.49</text:p>
          </table:table-cell>
          <table:table-cell office:value-type="float" office:value="492.98" calcext:value-type="float">
            <text:p>492.98</text:p>
          </table:table-cell>
        </table:table-row>
        <table:table-row table:style-name="ro1">
          <table:table-cell office:value-type="float" office:value="6111954" calcext:value-type="float">
            <text:p>6111954</text:p>
          </table:table-cell>
          <table:table-cell table:formula="of:=TIME( ; ;[.A384]/1000)" office:value-type="time" office:time-value="PT01H41M51.954S" calcext:value-type="time">
            <text:p>01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8.55" calcext:value-type="float">
            <text:p>408.55</text:p>
          </table:table-cell>
          <table:table-cell office:value-type="float" office:value="494.25" calcext:value-type="float">
            <text:p>494.25</text:p>
          </table:table-cell>
        </table:table-row>
        <table:table-row table:style-name="ro1">
          <table:table-cell office:value-type="float" office:value="6127954" calcext:value-type="float">
            <text:p>6127954</text:p>
          </table:table-cell>
          <table:table-cell table:formula="of:=TIME( ; ;[.A385]/1000)" office:value-type="time" office:time-value="PT01H42M07.954S" calcext:value-type="time">
            <text:p>01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09.61" calcext:value-type="float">
            <text:p>409.61</text:p>
          </table:table-cell>
          <table:table-cell office:value-type="float" office:value="495.51" calcext:value-type="float">
            <text:p>495.51</text:p>
          </table:table-cell>
        </table:table-row>
        <table:table-row table:style-name="ro1">
          <table:table-cell office:value-type="float" office:value="6143954" calcext:value-type="float">
            <text:p>6143954</text:p>
          </table:table-cell>
          <table:table-cell table:formula="of:=TIME( ; ;[.A386]/1000)" office:value-type="time" office:time-value="PT01H42M23.954S" calcext:value-type="time">
            <text:p>01:42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10.67" calcext:value-type="float">
            <text:p>410.67</text:p>
          </table:table-cell>
          <table:table-cell office:value-type="float" office:value="496.78" calcext:value-type="float">
            <text:p>496.78</text:p>
          </table:table-cell>
        </table:table-row>
        <table:table-row table:style-name="ro1">
          <table:table-cell office:value-type="float" office:value="6159954" calcext:value-type="float">
            <text:p>6159954</text:p>
          </table:table-cell>
          <table:table-cell table:formula="of:=TIME( ; ;[.A387]/1000)" office:value-type="time" office:time-value="PT01H42M39.954S" calcext:value-type="time">
            <text:p>01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11.72" calcext:value-type="float">
            <text:p>411.72</text:p>
          </table:table-cell>
          <table:table-cell office:value-type="float" office:value="498.04" calcext:value-type="float">
            <text:p>498.04</text:p>
          </table:table-cell>
        </table:table-row>
        <table:table-row table:style-name="ro1">
          <table:table-cell office:value-type="float" office:value="6175954" calcext:value-type="float">
            <text:p>6175954</text:p>
          </table:table-cell>
          <table:table-cell table:formula="of:=TIME( ; ;[.A388]/1000)" office:value-type="time" office:time-value="PT01H42M55.954S" calcext:value-type="time">
            <text:p>01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12.78" calcext:value-type="float">
            <text:p>412.78</text:p>
          </table:table-cell>
          <table:table-cell office:value-type="float" office:value="499.31" calcext:value-type="float">
            <text:p>499.31</text:p>
          </table:table-cell>
        </table:table-row>
        <table:table-row table:style-name="ro1">
          <table:table-cell office:value-type="float" office:value="6191954" calcext:value-type="float">
            <text:p>6191954</text:p>
          </table:table-cell>
          <table:table-cell table:formula="of:=TIME( ; ;[.A389]/1000)" office:value-type="time" office:time-value="PT01H43M11.954S" calcext:value-type="time">
            <text:p>01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413.84" calcext:value-type="float">
            <text:p>413.84</text:p>
          </table:table-cell>
          <table:table-cell office:value-type="float" office:value="500.57" calcext:value-type="float">
            <text:p>500.57</text:p>
          </table:table-cell>
        </table:table-row>
        <table:table-row table:style-name="ro1">
          <table:table-cell office:value-type="float" office:value="6207954" calcext:value-type="float">
            <text:p>6207954</text:p>
          </table:table-cell>
          <table:table-cell table:formula="of:=TIME( ; ;[.A390]/1000)" office:value-type="time" office:time-value="PT01H43M27.954S" calcext:value-type="time">
            <text:p>01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14.9" calcext:value-type="float">
            <text:p>414.9</text:p>
          </table:table-cell>
          <table:table-cell office:value-type="float" office:value="501.84" calcext:value-type="float">
            <text:p>501.84</text:p>
          </table:table-cell>
        </table:table-row>
        <table:table-row table:style-name="ro1">
          <table:table-cell office:value-type="float" office:value="6223954" calcext:value-type="float">
            <text:p>6223954</text:p>
          </table:table-cell>
          <table:table-cell table:formula="of:=TIME( ; ;[.A391]/1000)" office:value-type="time" office:time-value="PT01H43M43.954S" calcext:value-type="time">
            <text:p>01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15.95" calcext:value-type="float">
            <text:p>415.95</text:p>
          </table:table-cell>
          <table:table-cell office:value-type="float" office:value="503.1" calcext:value-type="float">
            <text:p>503.1</text:p>
          </table:table-cell>
        </table:table-row>
        <table:table-row table:style-name="ro1">
          <table:table-cell office:value-type="float" office:value="6239954" calcext:value-type="float">
            <text:p>6239954</text:p>
          </table:table-cell>
          <table:table-cell table:formula="of:=TIME( ; ;[.A392]/1000)" office:value-type="time" office:time-value="PT01H43M59.954S" calcext:value-type="time">
            <text:p>01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17.01" calcext:value-type="float">
            <text:p>417.01</text:p>
          </table:table-cell>
          <table:table-cell office:value-type="float" office:value="504.37" calcext:value-type="float">
            <text:p>504.37</text:p>
          </table:table-cell>
        </table:table-row>
        <table:table-row table:style-name="ro1">
          <table:table-cell office:value-type="float" office:value="6255954" calcext:value-type="float">
            <text:p>6255954</text:p>
          </table:table-cell>
          <table:table-cell table:formula="of:=TIME( ; ;[.A393]/1000)" office:value-type="time" office:time-value="PT01H44M15.954S" calcext:value-type="time">
            <text:p>01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18.07" calcext:value-type="float">
            <text:p>418.07</text:p>
          </table:table-cell>
          <table:table-cell office:value-type="float" office:value="505.63" calcext:value-type="float">
            <text:p>505.63</text:p>
          </table:table-cell>
        </table:table-row>
        <table:table-row table:style-name="ro1">
          <table:table-cell office:value-type="float" office:value="6271954" calcext:value-type="float">
            <text:p>6271954</text:p>
          </table:table-cell>
          <table:table-cell table:formula="of:=TIME( ; ;[.A394]/1000)" office:value-type="time" office:time-value="PT01H44M31.954S" calcext:value-type="time">
            <text:p>01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19.13" calcext:value-type="float">
            <text:p>419.13</text:p>
          </table:table-cell>
          <table:table-cell office:value-type="float" office:value="506.9" calcext:value-type="float">
            <text:p>506.9</text:p>
          </table:table-cell>
        </table:table-row>
        <table:table-row table:style-name="ro1">
          <table:table-cell office:value-type="float" office:value="6287954" calcext:value-type="float">
            <text:p>6287954</text:p>
          </table:table-cell>
          <table:table-cell table:formula="of:=TIME( ; ;[.A395]/1000)" office:value-type="time" office:time-value="PT01H44M47.954S" calcext:value-type="time">
            <text:p>01:44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0.18" calcext:value-type="float">
            <text:p>420.18</text:p>
          </table:table-cell>
          <table:table-cell office:value-type="float" office:value="508.16" calcext:value-type="float">
            <text:p>508.16</text:p>
          </table:table-cell>
        </table:table-row>
        <table:table-row table:style-name="ro1">
          <table:table-cell office:value-type="float" office:value="6303954" calcext:value-type="float">
            <text:p>6303954</text:p>
          </table:table-cell>
          <table:table-cell table:formula="of:=TIME( ; ;[.A396]/1000)" office:value-type="time" office:time-value="PT01H45M03.954S" calcext:value-type="time">
            <text:p>01:4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21.24" calcext:value-type="float">
            <text:p>421.24</text:p>
          </table:table-cell>
          <table:table-cell office:value-type="float" office:value="509.43" calcext:value-type="float">
            <text:p>509.43</text:p>
          </table:table-cell>
        </table:table-row>
        <table:table-row table:style-name="ro1">
          <table:table-cell office:value-type="float" office:value="6319954" calcext:value-type="float">
            <text:p>6319954</text:p>
          </table:table-cell>
          <table:table-cell table:formula="of:=TIME( ; ;[.A397]/1000)" office:value-type="time" office:time-value="PT01H45M19.954S" calcext:value-type="time">
            <text:p>01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2.3" calcext:value-type="float">
            <text:p>422.3</text:p>
          </table:table-cell>
          <table:table-cell office:value-type="float" office:value="510.69" calcext:value-type="float">
            <text:p>510.69</text:p>
          </table:table-cell>
        </table:table-row>
        <table:table-row table:style-name="ro1">
          <table:table-cell office:value-type="float" office:value="6335954" calcext:value-type="float">
            <text:p>6335954</text:p>
          </table:table-cell>
          <table:table-cell table:formula="of:=TIME( ; ;[.A398]/1000)" office:value-type="time" office:time-value="PT01H45M35.954S" calcext:value-type="time">
            <text:p>01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3.36" calcext:value-type="float">
            <text:p>423.36</text:p>
          </table:table-cell>
          <table:table-cell office:value-type="float" office:value="511.96" calcext:value-type="float">
            <text:p>511.96</text:p>
          </table:table-cell>
        </table:table-row>
        <table:table-row table:style-name="ro1">
          <table:table-cell office:value-type="float" office:value="6351954" calcext:value-type="float">
            <text:p>6351954</text:p>
          </table:table-cell>
          <table:table-cell table:formula="of:=TIME( ; ;[.A399]/1000)" office:value-type="time" office:time-value="PT01H45M51.954S" calcext:value-type="time">
            <text:p>01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4.41" calcext:value-type="float">
            <text:p>424.41</text:p>
          </table:table-cell>
          <table:table-cell office:value-type="float" office:value="513.22" calcext:value-type="float">
            <text:p>513.22</text:p>
          </table:table-cell>
        </table:table-row>
        <table:table-row table:style-name="ro1">
          <table:table-cell office:value-type="float" office:value="6367954" calcext:value-type="float">
            <text:p>6367954</text:p>
          </table:table-cell>
          <table:table-cell table:formula="of:=TIME( ; ;[.A400]/1000)" office:value-type="time" office:time-value="PT01H46M07.954S" calcext:value-type="time">
            <text:p>01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5.47" calcext:value-type="float">
            <text:p>425.47</text:p>
          </table:table-cell>
          <table:table-cell office:value-type="float" office:value="514.49" calcext:value-type="float">
            <text:p>514.49</text:p>
          </table:table-cell>
        </table:table-row>
        <table:table-row table:style-name="ro1">
          <table:table-cell office:value-type="float" office:value="6383954" calcext:value-type="float">
            <text:p>6383954</text:p>
          </table:table-cell>
          <table:table-cell table:formula="of:=TIME( ; ;[.A401]/1000)" office:value-type="time" office:time-value="PT01H46M23.954S" calcext:value-type="time">
            <text:p>01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6.53" calcext:value-type="float">
            <text:p>426.53</text:p>
          </table:table-cell>
          <table:table-cell office:value-type="float" office:value="515.75" calcext:value-type="float">
            <text:p>515.75</text:p>
          </table:table-cell>
        </table:table-row>
        <table:table-row table:style-name="ro1">
          <table:table-cell office:value-type="float" office:value="6399954" calcext:value-type="float">
            <text:p>6399954</text:p>
          </table:table-cell>
          <table:table-cell table:formula="of:=TIME( ; ;[.A402]/1000)" office:value-type="time" office:time-value="PT01H46M39.954S" calcext:value-type="time">
            <text:p>01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7.59" calcext:value-type="float">
            <text:p>427.59</text:p>
          </table:table-cell>
          <table:table-cell office:value-type="float" office:value="517.02" calcext:value-type="float">
            <text:p>517.02</text:p>
          </table:table-cell>
        </table:table-row>
        <table:table-row table:style-name="ro1">
          <table:table-cell office:value-type="float" office:value="6415954" calcext:value-type="float">
            <text:p>6415954</text:p>
          </table:table-cell>
          <table:table-cell table:formula="of:=TIME( ; ;[.A403]/1000)" office:value-type="time" office:time-value="PT01H46M55.954S" calcext:value-type="time">
            <text:p>01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8.65" calcext:value-type="float">
            <text:p>428.65</text:p>
          </table:table-cell>
          <table:table-cell office:value-type="float" office:value="518.28" calcext:value-type="float">
            <text:p>518.28</text:p>
          </table:table-cell>
        </table:table-row>
        <table:table-row table:style-name="ro1">
          <table:table-cell office:value-type="float" office:value="6431954" calcext:value-type="float">
            <text:p>6431954</text:p>
          </table:table-cell>
          <table:table-cell table:formula="of:=TIME( ; ;[.A404]/1000)" office:value-type="time" office:time-value="PT01H47M11.954S" calcext:value-type="time">
            <text:p>01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29.7" calcext:value-type="float">
            <text:p>429.7</text:p>
          </table:table-cell>
          <table:table-cell office:value-type="float" office:value="519.55" calcext:value-type="float">
            <text:p>519.55</text:p>
          </table:table-cell>
        </table:table-row>
        <table:table-row table:style-name="ro1">
          <table:table-cell office:value-type="float" office:value="6447954" calcext:value-type="float">
            <text:p>6447954</text:p>
          </table:table-cell>
          <table:table-cell table:formula="of:=TIME( ; ;[.A405]/1000)" office:value-type="time" office:time-value="PT01H47M27.954S" calcext:value-type="time">
            <text:p>01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30.76" calcext:value-type="float">
            <text:p>430.76</text:p>
          </table:table-cell>
          <table:table-cell office:value-type="float" office:value="520.81" calcext:value-type="float">
            <text:p>520.81</text:p>
          </table:table-cell>
        </table:table-row>
        <table:table-row table:style-name="ro1">
          <table:table-cell office:value-type="float" office:value="6463954" calcext:value-type="float">
            <text:p>6463954</text:p>
          </table:table-cell>
          <table:table-cell table:formula="of:=TIME( ; ;[.A406]/1000)" office:value-type="time" office:time-value="PT01H47M43.954S" calcext:value-type="time">
            <text:p>01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31.82" calcext:value-type="float">
            <text:p>431.82</text:p>
          </table:table-cell>
          <table:table-cell office:value-type="float" office:value="522.08" calcext:value-type="float">
            <text:p>522.08</text:p>
          </table:table-cell>
        </table:table-row>
        <table:table-row table:style-name="ro1">
          <table:table-cell office:value-type="float" office:value="6479954" calcext:value-type="float">
            <text:p>6479954</text:p>
          </table:table-cell>
          <table:table-cell table:formula="of:=TIME( ; ;[.A407]/1000)" office:value-type="time" office:time-value="PT01H47M59.954S" calcext:value-type="time">
            <text:p>01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32.88" calcext:value-type="float">
            <text:p>432.88</text:p>
          </table:table-cell>
          <table:table-cell office:value-type="float" office:value="523.34" calcext:value-type="float">
            <text:p>523.34</text:p>
          </table:table-cell>
        </table:table-row>
        <table:table-row table:style-name="ro1">
          <table:table-cell office:value-type="float" office:value="6495954" calcext:value-type="float">
            <text:p>6495954</text:p>
          </table:table-cell>
          <table:table-cell table:formula="of:=TIME( ; ;[.A408]/1000)" office:value-type="time" office:time-value="PT01H48M15.954S" calcext:value-type="time">
            <text:p>01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33.93" calcext:value-type="float">
            <text:p>433.93</text:p>
          </table:table-cell>
          <table:table-cell office:value-type="float" office:value="524.61" calcext:value-type="float">
            <text:p>524.61</text:p>
          </table:table-cell>
        </table:table-row>
        <table:table-row table:style-name="ro1">
          <table:table-cell office:value-type="float" office:value="6511954" calcext:value-type="float">
            <text:p>6511954</text:p>
          </table:table-cell>
          <table:table-cell table:formula="of:=TIME( ; ;[.A409]/1000)" office:value-type="time" office:time-value="PT01H48M31.954S" calcext:value-type="time">
            <text:p>01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34.99" calcext:value-type="float">
            <text:p>434.99</text:p>
          </table:table-cell>
          <table:table-cell office:value-type="float" office:value="525.87" calcext:value-type="float">
            <text:p>525.87</text:p>
          </table:table-cell>
        </table:table-row>
        <table:table-row table:style-name="ro1">
          <table:table-cell office:value-type="float" office:value="6527954" calcext:value-type="float">
            <text:p>6527954</text:p>
          </table:table-cell>
          <table:table-cell table:formula="of:=TIME( ; ;[.A410]/1000)" office:value-type="time" office:time-value="PT01H48M47.954S" calcext:value-type="time">
            <text:p>01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36.05" calcext:value-type="float">
            <text:p>436.05</text:p>
          </table:table-cell>
          <table:table-cell office:value-type="float" office:value="527.14" calcext:value-type="float">
            <text:p>527.14</text:p>
          </table:table-cell>
        </table:table-row>
        <table:table-row table:style-name="ro1">
          <table:table-cell office:value-type="float" office:value="6543954" calcext:value-type="float">
            <text:p>6543954</text:p>
          </table:table-cell>
          <table:table-cell table:formula="of:=TIME( ; ;[.A411]/1000)" office:value-type="time" office:time-value="PT01H49M03.954S" calcext:value-type="time">
            <text:p>01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37.11" calcext:value-type="float">
            <text:p>437.11</text:p>
          </table:table-cell>
          <table:table-cell office:value-type="float" office:value="528.4" calcext:value-type="float">
            <text:p>528.4</text:p>
          </table:table-cell>
        </table:table-row>
        <table:table-row table:style-name="ro1">
          <table:table-cell office:value-type="float" office:value="6559954" calcext:value-type="float">
            <text:p>6559954</text:p>
          </table:table-cell>
          <table:table-cell table:formula="of:=TIME( ; ;[.A412]/1000)" office:value-type="time" office:time-value="PT01H49M19.954S" calcext:value-type="time">
            <text:p>01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38.16" calcext:value-type="float">
            <text:p>438.16</text:p>
          </table:table-cell>
          <table:table-cell office:value-type="float" office:value="529.67" calcext:value-type="float">
            <text:p>529.67</text:p>
          </table:table-cell>
        </table:table-row>
        <table:table-row table:style-name="ro1">
          <table:table-cell office:value-type="float" office:value="6575953" calcext:value-type="float">
            <text:p>6575953</text:p>
          </table:table-cell>
          <table:table-cell table:formula="of:=TIME( ; ;[.A413]/1000)" office:value-type="time" office:time-value="PT01H49M35.953S" calcext:value-type="time">
            <text:p>01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39.22" calcext:value-type="float">
            <text:p>439.22</text:p>
          </table:table-cell>
          <table:table-cell office:value-type="float" office:value="530.93" calcext:value-type="float">
            <text:p>530.93</text:p>
          </table:table-cell>
        </table:table-row>
        <table:table-row table:style-name="ro1">
          <table:table-cell office:value-type="float" office:value="6591954" calcext:value-type="float">
            <text:p>6591954</text:p>
          </table:table-cell>
          <table:table-cell table:formula="of:=TIME( ; ;[.A414]/1000)" office:value-type="time" office:time-value="PT01H49M51.954S" calcext:value-type="time">
            <text:p>01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40.28" calcext:value-type="float">
            <text:p>440.28</text:p>
          </table:table-cell>
          <table:table-cell office:value-type="float" office:value="532.2" calcext:value-type="float">
            <text:p>532.2</text:p>
          </table:table-cell>
        </table:table-row>
        <table:table-row table:style-name="ro1">
          <table:table-cell office:value-type="float" office:value="6607954" calcext:value-type="float">
            <text:p>6607954</text:p>
          </table:table-cell>
          <table:table-cell table:formula="of:=TIME( ; ;[.A415]/1000)" office:value-type="time" office:time-value="PT01H50M07.954S" calcext:value-type="time">
            <text:p>01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41.34" calcext:value-type="float">
            <text:p>441.34</text:p>
          </table:table-cell>
          <table:table-cell office:value-type="float" office:value="533.46" calcext:value-type="float">
            <text:p>533.46</text:p>
          </table:table-cell>
        </table:table-row>
        <table:table-row table:style-name="ro1">
          <table:table-cell office:value-type="float" office:value="6623954" calcext:value-type="float">
            <text:p>6623954</text:p>
          </table:table-cell>
          <table:table-cell table:formula="of:=TIME( ; ;[.A416]/1000)" office:value-type="time" office:time-value="PT01H50M23.954S" calcext:value-type="time">
            <text:p>01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42.4" calcext:value-type="float">
            <text:p>442.4</text:p>
          </table:table-cell>
          <table:table-cell office:value-type="float" office:value="534.73" calcext:value-type="float">
            <text:p>534.73</text:p>
          </table:table-cell>
        </table:table-row>
        <table:table-row table:style-name="ro1">
          <table:table-cell office:value-type="float" office:value="6639954" calcext:value-type="float">
            <text:p>6639954</text:p>
          </table:table-cell>
          <table:table-cell table:formula="of:=TIME( ; ;[.A417]/1000)" office:value-type="time" office:time-value="PT01H50M39.954S" calcext:value-type="time">
            <text:p>01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43.45" calcext:value-type="float">
            <text:p>443.45</text:p>
          </table:table-cell>
          <table:table-cell office:value-type="float" office:value="535.99" calcext:value-type="float">
            <text:p>535.99</text:p>
          </table:table-cell>
        </table:table-row>
        <table:table-row table:style-name="ro1">
          <table:table-cell office:value-type="float" office:value="6655954" calcext:value-type="float">
            <text:p>6655954</text:p>
          </table:table-cell>
          <table:table-cell table:formula="of:=TIME( ; ;[.A418]/1000)" office:value-type="time" office:time-value="PT01H50M55.954S" calcext:value-type="time">
            <text:p>01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44.51" calcext:value-type="float">
            <text:p>444.51</text:p>
          </table:table-cell>
          <table:table-cell office:value-type="float" office:value="537.26" calcext:value-type="float">
            <text:p>537.26</text:p>
          </table:table-cell>
        </table:table-row>
        <table:table-row table:style-name="ro1">
          <table:table-cell office:value-type="float" office:value="6671954" calcext:value-type="float">
            <text:p>6671954</text:p>
          </table:table-cell>
          <table:table-cell table:formula="of:=TIME( ; ;[.A419]/1000)" office:value-type="time" office:time-value="PT01H51M11.954S" calcext:value-type="time">
            <text:p>01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45.57" calcext:value-type="float">
            <text:p>445.57</text:p>
          </table:table-cell>
          <table:table-cell office:value-type="float" office:value="538.52" calcext:value-type="float">
            <text:p>538.52</text:p>
          </table:table-cell>
        </table:table-row>
        <table:table-row table:style-name="ro1">
          <table:table-cell office:value-type="float" office:value="6687954" calcext:value-type="float">
            <text:p>6687954</text:p>
          </table:table-cell>
          <table:table-cell table:formula="of:=TIME( ; ;[.A420]/1000)" office:value-type="time" office:time-value="PT01H51M27.954S" calcext:value-type="time">
            <text:p>01:5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46.63" calcext:value-type="float">
            <text:p>446.63</text:p>
          </table:table-cell>
          <table:table-cell office:value-type="float" office:value="539.79" calcext:value-type="float">
            <text:p>539.79</text:p>
          </table:table-cell>
        </table:table-row>
        <table:table-row table:style-name="ro1">
          <table:table-cell office:value-type="float" office:value="6703954" calcext:value-type="float">
            <text:p>6703954</text:p>
          </table:table-cell>
          <table:table-cell table:formula="of:=TIME( ; ;[.A421]/1000)" office:value-type="time" office:time-value="PT01H51M43.954S" calcext:value-type="time">
            <text:p>01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47.68" calcext:value-type="float">
            <text:p>447.68</text:p>
          </table:table-cell>
          <table:table-cell office:value-type="float" office:value="541.05" calcext:value-type="float">
            <text:p>541.05</text:p>
          </table:table-cell>
        </table:table-row>
        <table:table-row table:style-name="ro1">
          <table:table-cell office:value-type="float" office:value="6719954" calcext:value-type="float">
            <text:p>6719954</text:p>
          </table:table-cell>
          <table:table-cell table:formula="of:=TIME( ; ;[.A422]/1000)" office:value-type="time" office:time-value="PT01H51M59.954S" calcext:value-type="time">
            <text:p>01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48.74" calcext:value-type="float">
            <text:p>448.74</text:p>
          </table:table-cell>
          <table:table-cell office:value-type="float" office:value="542.31" calcext:value-type="float">
            <text:p>542.31</text:p>
          </table:table-cell>
        </table:table-row>
        <table:table-row table:style-name="ro1">
          <table:table-cell office:value-type="float" office:value="6735954" calcext:value-type="float">
            <text:p>6735954</text:p>
          </table:table-cell>
          <table:table-cell table:formula="of:=TIME( ; ;[.A423]/1000)" office:value-type="time" office:time-value="PT01H52M15.954S" calcext:value-type="time">
            <text:p>01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49.8" calcext:value-type="float">
            <text:p>449.8</text:p>
          </table:table-cell>
          <table:table-cell office:value-type="float" office:value="543.58" calcext:value-type="float">
            <text:p>543.58</text:p>
          </table:table-cell>
        </table:table-row>
        <table:table-row table:style-name="ro1">
          <table:table-cell office:value-type="float" office:value="6751954" calcext:value-type="float">
            <text:p>6751954</text:p>
          </table:table-cell>
          <table:table-cell table:formula="of:=TIME( ; ;[.A424]/1000)" office:value-type="time" office:time-value="PT01H52M31.954S" calcext:value-type="time">
            <text:p>01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50.86" calcext:value-type="float">
            <text:p>450.86</text:p>
          </table:table-cell>
          <table:table-cell office:value-type="float" office:value="544.84" calcext:value-type="float">
            <text:p>544.84</text:p>
          </table:table-cell>
        </table:table-row>
        <table:table-row table:style-name="ro1">
          <table:table-cell office:value-type="float" office:value="6767954" calcext:value-type="float">
            <text:p>6767954</text:p>
          </table:table-cell>
          <table:table-cell table:formula="of:=TIME( ; ;[.A425]/1000)" office:value-type="time" office:time-value="PT01H52M47.954S" calcext:value-type="time">
            <text:p>01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51.91" calcext:value-type="float">
            <text:p>451.91</text:p>
          </table:table-cell>
          <table:table-cell office:value-type="float" office:value="546.11" calcext:value-type="float">
            <text:p>546.11</text:p>
          </table:table-cell>
        </table:table-row>
        <table:table-row table:style-name="ro1">
          <table:table-cell office:value-type="float" office:value="6783954" calcext:value-type="float">
            <text:p>6783954</text:p>
          </table:table-cell>
          <table:table-cell table:formula="of:=TIME( ; ;[.A426]/1000)" office:value-type="time" office:time-value="PT01H53M03.954S" calcext:value-type="time">
            <text:p>01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52.97" calcext:value-type="float">
            <text:p>452.97</text:p>
          </table:table-cell>
          <table:table-cell office:value-type="float" office:value="547.37" calcext:value-type="float">
            <text:p>547.37</text:p>
          </table:table-cell>
        </table:table-row>
        <table:table-row table:style-name="ro1">
          <table:table-cell office:value-type="float" office:value="6799954" calcext:value-type="float">
            <text:p>6799954</text:p>
          </table:table-cell>
          <table:table-cell table:formula="of:=TIME( ; ;[.A427]/1000)" office:value-type="time" office:time-value="PT01H53M19.954S" calcext:value-type="time">
            <text:p>01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54.03" calcext:value-type="float">
            <text:p>454.03</text:p>
          </table:table-cell>
          <table:table-cell office:value-type="float" office:value="548.64" calcext:value-type="float">
            <text:p>548.64</text:p>
          </table:table-cell>
        </table:table-row>
        <table:table-row table:style-name="ro1">
          <table:table-cell office:value-type="float" office:value="6815954" calcext:value-type="float">
            <text:p>6815954</text:p>
          </table:table-cell>
          <table:table-cell table:formula="of:=TIME( ; ;[.A428]/1000)" office:value-type="time" office:time-value="PT01H53M35.954S" calcext:value-type="time">
            <text:p>01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55.09" calcext:value-type="float">
            <text:p>455.09</text:p>
          </table:table-cell>
          <table:table-cell office:value-type="float" office:value="549.9" calcext:value-type="float">
            <text:p>549.9</text:p>
          </table:table-cell>
        </table:table-row>
        <table:table-row table:style-name="ro1">
          <table:table-cell office:value-type="float" office:value="6831954" calcext:value-type="float">
            <text:p>6831954</text:p>
          </table:table-cell>
          <table:table-cell table:formula="of:=TIME( ; ;[.A429]/1000)" office:value-type="time" office:time-value="PT01H53M51.954S" calcext:value-type="time">
            <text:p>01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56.15" calcext:value-type="float">
            <text:p>456.15</text:p>
          </table:table-cell>
          <table:table-cell office:value-type="float" office:value="551.17" calcext:value-type="float">
            <text:p>551.17</text:p>
          </table:table-cell>
        </table:table-row>
        <table:table-row table:style-name="ro1">
          <table:table-cell office:value-type="float" office:value="6847954" calcext:value-type="float">
            <text:p>6847954</text:p>
          </table:table-cell>
          <table:table-cell table:formula="of:=TIME( ; ;[.A430]/1000)" office:value-type="time" office:time-value="PT01H54M07.954S" calcext:value-type="time">
            <text:p>01:54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57.2" calcext:value-type="float">
            <text:p>457.2</text:p>
          </table:table-cell>
          <table:table-cell office:value-type="float" office:value="552.43" calcext:value-type="float">
            <text:p>552.43</text:p>
          </table:table-cell>
        </table:table-row>
        <table:table-row table:style-name="ro1">
          <table:table-cell office:value-type="float" office:value="6863954" calcext:value-type="float">
            <text:p>6863954</text:p>
          </table:table-cell>
          <table:table-cell table:formula="of:=TIME( ; ;[.A431]/1000)" office:value-type="time" office:time-value="PT01H54M23.954S" calcext:value-type="time">
            <text:p>01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58.26" calcext:value-type="float">
            <text:p>458.26</text:p>
          </table:table-cell>
          <table:table-cell office:value-type="float" office:value="553.7" calcext:value-type="float">
            <text:p>553.7</text:p>
          </table:table-cell>
        </table:table-row>
        <table:table-row table:style-name="ro1">
          <table:table-cell office:value-type="float" office:value="6879954" calcext:value-type="float">
            <text:p>6879954</text:p>
          </table:table-cell>
          <table:table-cell table:formula="of:=TIME( ; ;[.A432]/1000)" office:value-type="time" office:time-value="PT01H54M39.954S" calcext:value-type="time">
            <text:p>01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4.96" calcext:value-type="float">
            <text:p>554.96</text:p>
          </table:table-cell>
        </table:table-row>
        <table:table-row table:style-name="ro1">
          <table:table-cell office:value-type="float" office:value="6895954" calcext:value-type="float">
            <text:p>6895954</text:p>
          </table:table-cell>
          <table:table-cell table:formula="of:=TIME( ; ;[.A433]/1000)" office:value-type="time" office:time-value="PT01H54M55.954S" calcext:value-type="time">
            <text:p>01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60.38" calcext:value-type="float">
            <text:p>460.38</text:p>
          </table:table-cell>
          <table:table-cell office:value-type="float" office:value="556.23" calcext:value-type="float">
            <text:p>556.23</text:p>
          </table:table-cell>
        </table:table-row>
        <table:table-row table:style-name="ro1">
          <table:table-cell office:value-type="float" office:value="6911954" calcext:value-type="float">
            <text:p>6911954</text:p>
          </table:table-cell>
          <table:table-cell table:formula="of:=TIME( ; ;[.A434]/1000)" office:value-type="time" office:time-value="PT01H55M11.954S" calcext:value-type="time">
            <text:p>01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61.43" calcext:value-type="float">
            <text:p>461.43</text:p>
          </table:table-cell>
          <table:table-cell office:value-type="float" office:value="557.49" calcext:value-type="float">
            <text:p>557.49</text:p>
          </table:table-cell>
        </table:table-row>
        <table:table-row table:style-name="ro1">
          <table:table-cell office:value-type="float" office:value="6927954" calcext:value-type="float">
            <text:p>6927954</text:p>
          </table:table-cell>
          <table:table-cell table:formula="of:=TIME( ; ;[.A435]/1000)" office:value-type="time" office:time-value="PT01H55M27.954S" calcext:value-type="time">
            <text:p>01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62.49" calcext:value-type="float">
            <text:p>462.49</text:p>
          </table:table-cell>
          <table:table-cell office:value-type="float" office:value="558.76" calcext:value-type="float">
            <text:p>558.76</text:p>
          </table:table-cell>
        </table:table-row>
        <table:table-row table:style-name="ro1">
          <table:table-cell office:value-type="float" office:value="6943954" calcext:value-type="float">
            <text:p>6943954</text:p>
          </table:table-cell>
          <table:table-cell table:formula="of:=TIME( ; ;[.A436]/1000)" office:value-type="time" office:time-value="PT01H55M43.954S" calcext:value-type="time">
            <text:p>01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63.55" calcext:value-type="float">
            <text:p>463.55</text:p>
          </table:table-cell>
          <table:table-cell office:value-type="float" office:value="560.02" calcext:value-type="float">
            <text:p>560.02</text:p>
          </table:table-cell>
        </table:table-row>
        <table:table-row table:style-name="ro1">
          <table:table-cell office:value-type="float" office:value="6959954" calcext:value-type="float">
            <text:p>6959954</text:p>
          </table:table-cell>
          <table:table-cell table:formula="of:=TIME( ; ;[.A437]/1000)" office:value-type="time" office:time-value="PT01H55M59.954S" calcext:value-type="time">
            <text:p>01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64.61" calcext:value-type="float">
            <text:p>464.61</text:p>
          </table:table-cell>
          <table:table-cell office:value-type="float" office:value="561.29" calcext:value-type="float">
            <text:p>561.29</text:p>
          </table:table-cell>
        </table:table-row>
        <table:table-row table:style-name="ro1">
          <table:table-cell office:value-type="float" office:value="6975954" calcext:value-type="float">
            <text:p>6975954</text:p>
          </table:table-cell>
          <table:table-cell table:formula="of:=TIME( ; ;[.A438]/1000)" office:value-type="time" office:time-value="PT01H56M15.954S" calcext:value-type="time">
            <text:p>01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465.66" calcext:value-type="float">
            <text:p>465.66</text:p>
          </table:table-cell>
          <table:table-cell office:value-type="float" office:value="562.55" calcext:value-type="float">
            <text:p>562.55</text:p>
          </table:table-cell>
        </table:table-row>
        <table:table-row table:style-name="ro1">
          <table:table-cell office:value-type="float" office:value="6991954" calcext:value-type="float">
            <text:p>6991954</text:p>
          </table:table-cell>
          <table:table-cell table:formula="of:=TIME( ; ;[.A439]/1000)" office:value-type="time" office:time-value="PT01H56M31.954S" calcext:value-type="time">
            <text:p>01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66.72" calcext:value-type="float">
            <text:p>466.72</text:p>
          </table:table-cell>
          <table:table-cell office:value-type="float" office:value="563.82" calcext:value-type="float">
            <text:p>563.82</text:p>
          </table:table-cell>
        </table:table-row>
        <table:table-row table:style-name="ro1">
          <table:table-cell office:value-type="float" office:value="7007954" calcext:value-type="float">
            <text:p>7007954</text:p>
          </table:table-cell>
          <table:table-cell table:formula="of:=TIME( ; ;[.A440]/1000)" office:value-type="time" office:time-value="PT01H56M47.954S" calcext:value-type="time">
            <text:p>01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67.78" calcext:value-type="float">
            <text:p>467.78</text:p>
          </table:table-cell>
          <table:table-cell office:value-type="float" office:value="565.09" calcext:value-type="float">
            <text:p>565.09</text:p>
          </table:table-cell>
        </table:table-row>
        <table:table-row table:style-name="ro1">
          <table:table-cell office:value-type="float" office:value="7023954" calcext:value-type="float">
            <text:p>7023954</text:p>
          </table:table-cell>
          <table:table-cell table:formula="of:=TIME( ; ;[.A441]/1000)" office:value-type="time" office:time-value="PT01H57M03.954S" calcext:value-type="time">
            <text:p>01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68.84" calcext:value-type="float">
            <text:p>468.84</text:p>
          </table:table-cell>
          <table:table-cell office:value-type="float" office:value="566.35" calcext:value-type="float">
            <text:p>566.35</text:p>
          </table:table-cell>
        </table:table-row>
        <table:table-row table:style-name="ro1">
          <table:table-cell office:value-type="float" office:value="7039954" calcext:value-type="float">
            <text:p>7039954</text:p>
          </table:table-cell>
          <table:table-cell table:formula="of:=TIME( ; ;[.A442]/1000)" office:value-type="time" office:time-value="PT01H57M19.954S" calcext:value-type="time">
            <text:p>01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69.9" calcext:value-type="float">
            <text:p>469.9</text:p>
          </table:table-cell>
          <table:table-cell office:value-type="float" office:value="567.62" calcext:value-type="float">
            <text:p>567.62</text:p>
          </table:table-cell>
        </table:table-row>
        <table:table-row table:style-name="ro1">
          <table:table-cell office:value-type="float" office:value="7055954" calcext:value-type="float">
            <text:p>7055954</text:p>
          </table:table-cell>
          <table:table-cell table:formula="of:=TIME( ; ;[.A443]/1000)" office:value-type="time" office:time-value="PT01H57M35.954S" calcext:value-type="time">
            <text:p>01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70.95" calcext:value-type="float">
            <text:p>470.95</text:p>
          </table:table-cell>
          <table:table-cell office:value-type="float" office:value="568.88" calcext:value-type="float">
            <text:p>568.88</text:p>
          </table:table-cell>
        </table:table-row>
        <table:table-row table:style-name="ro1">
          <table:table-cell office:value-type="float" office:value="7071954" calcext:value-type="float">
            <text:p>7071954</text:p>
          </table:table-cell>
          <table:table-cell table:formula="of:=TIME( ; ;[.A444]/1000)" office:value-type="time" office:time-value="PT01H57M51.954S" calcext:value-type="time">
            <text:p>01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72.01" calcext:value-type="float">
            <text:p>472.01</text:p>
          </table:table-cell>
          <table:table-cell office:value-type="float" office:value="570.15" calcext:value-type="float">
            <text:p>570.15</text:p>
          </table:table-cell>
        </table:table-row>
        <table:table-row table:style-name="ro1">
          <table:table-cell office:value-type="float" office:value="7087954" calcext:value-type="float">
            <text:p>7087954</text:p>
          </table:table-cell>
          <table:table-cell table:formula="of:=TIME( ; ;[.A445]/1000)" office:value-type="time" office:time-value="PT01H58M07.954S" calcext:value-type="time">
            <text:p>01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73.07" calcext:value-type="float">
            <text:p>473.07</text:p>
          </table:table-cell>
          <table:table-cell office:value-type="float" office:value="571.41" calcext:value-type="float">
            <text:p>571.41</text:p>
          </table:table-cell>
        </table:table-row>
        <table:table-row table:style-name="ro1">
          <table:table-cell office:value-type="float" office:value="7103954" calcext:value-type="float">
            <text:p>7103954</text:p>
          </table:table-cell>
          <table:table-cell table:formula="of:=TIME( ; ;[.A446]/1000)" office:value-type="time" office:time-value="PT01H58M23.954S" calcext:value-type="time">
            <text:p>01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74.13" calcext:value-type="float">
            <text:p>474.13</text:p>
          </table:table-cell>
          <table:table-cell office:value-type="float" office:value="572.68" calcext:value-type="float">
            <text:p>572.68</text:p>
          </table:table-cell>
        </table:table-row>
        <table:table-row table:style-name="ro1">
          <table:table-cell office:value-type="float" office:value="7119954" calcext:value-type="float">
            <text:p>7119954</text:p>
          </table:table-cell>
          <table:table-cell table:formula="of:=TIME( ; ;[.A447]/1000)" office:value-type="time" office:time-value="PT01H58M39.954S" calcext:value-type="time">
            <text:p>01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75.18" calcext:value-type="float">
            <text:p>475.18</text:p>
          </table:table-cell>
          <table:table-cell office:value-type="float" office:value="573.94" calcext:value-type="float">
            <text:p>573.94</text:p>
          </table:table-cell>
        </table:table-row>
        <table:table-row table:style-name="ro1">
          <table:table-cell office:value-type="float" office:value="7135954" calcext:value-type="float">
            <text:p>7135954</text:p>
          </table:table-cell>
          <table:table-cell table:formula="of:=TIME( ; ;[.A448]/1000)" office:value-type="time" office:time-value="PT01H58M55.954S" calcext:value-type="time">
            <text:p>01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76.24" calcext:value-type="float">
            <text:p>476.24</text:p>
          </table:table-cell>
          <table:table-cell office:value-type="float" office:value="575.21" calcext:value-type="float">
            <text:p>575.21</text:p>
          </table:table-cell>
        </table:table-row>
        <table:table-row table:style-name="ro1">
          <table:table-cell office:value-type="float" office:value="7151954" calcext:value-type="float">
            <text:p>7151954</text:p>
          </table:table-cell>
          <table:table-cell table:formula="of:=TIME( ; ;[.A449]/1000)" office:value-type="time" office:time-value="PT01H59M11.954S" calcext:value-type="time">
            <text:p>01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77.3" calcext:value-type="float">
            <text:p>477.3</text:p>
          </table:table-cell>
          <table:table-cell office:value-type="float" office:value="576.47" calcext:value-type="float">
            <text:p>576.47</text:p>
          </table:table-cell>
        </table:table-row>
        <table:table-row table:style-name="ro1">
          <table:table-cell office:value-type="float" office:value="7167954" calcext:value-type="float">
            <text:p>7167954</text:p>
          </table:table-cell>
          <table:table-cell table:formula="of:=TIME( ; ;[.A450]/1000)" office:value-type="time" office:time-value="PT01H59M27.954S" calcext:value-type="time">
            <text:p>01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78.36" calcext:value-type="float">
            <text:p>478.36</text:p>
          </table:table-cell>
          <table:table-cell office:value-type="float" office:value="577.74" calcext:value-type="float">
            <text:p>577.74</text:p>
          </table:table-cell>
        </table:table-row>
        <table:table-row table:style-name="ro1">
          <table:table-cell office:value-type="float" office:value="7183954" calcext:value-type="float">
            <text:p>7183954</text:p>
          </table:table-cell>
          <table:table-cell table:formula="of:=TIME( ; ;[.A451]/1000)" office:value-type="time" office:time-value="PT01H59M43.954S" calcext:value-type="time">
            <text:p>01:59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79.42" calcext:value-type="float">
            <text:p>479.4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7199954" calcext:value-type="float">
            <text:p>7199954</text:p>
          </table:table-cell>
          <table:table-cell table:formula="of:=TIME( ; ;[.A452]/1000)" office:value-type="time" office:time-value="PT01H59M59.954S" calcext:value-type="time">
            <text:p>02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80.47" calcext:value-type="float">
            <text:p>480.47</text:p>
          </table:table-cell>
          <table:table-cell office:value-type="float" office:value="580.27" calcext:value-type="float">
            <text:p>580.27</text:p>
          </table:table-cell>
        </table:table-row>
        <table:table-row table:style-name="ro1">
          <table:table-cell office:value-type="float" office:value="7215954" calcext:value-type="float">
            <text:p>7215954</text:p>
          </table:table-cell>
          <table:table-cell table:formula="of:=TIME( ; ;[.A453]/1000)" office:value-type="time" office:time-value="PT02H00M15.954S" calcext:value-type="time">
            <text:p>02:00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81.53" calcext:value-type="float">
            <text:p>481.53</text:p>
          </table:table-cell>
          <table:table-cell office:value-type="float" office:value="581.53" calcext:value-type="float">
            <text:p>581.53</text:p>
          </table:table-cell>
        </table:table-row>
        <table:table-row table:style-name="ro1">
          <table:table-cell office:value-type="float" office:value="7231954" calcext:value-type="float">
            <text:p>7231954</text:p>
          </table:table-cell>
          <table:table-cell table:formula="of:=TIME( ; ;[.A454]/1000)" office:value-type="time" office:time-value="PT02H00M31.954S" calcext:value-type="time">
            <text:p>02:0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82.59" calcext:value-type="float">
            <text:p>482.59</text:p>
          </table:table-cell>
          <table:table-cell office:value-type="float" office:value="582.8" calcext:value-type="float">
            <text:p>582.8</text:p>
          </table:table-cell>
        </table:table-row>
        <table:table-row table:style-name="ro1">
          <table:table-cell office:value-type="float" office:value="7247954" calcext:value-type="float">
            <text:p>7247954</text:p>
          </table:table-cell>
          <table:table-cell table:formula="of:=TIME( ; ;[.A455]/1000)" office:value-type="time" office:time-value="PT02H00M47.954S" calcext:value-type="time">
            <text:p>02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83.65" calcext:value-type="float">
            <text:p>483.65</text:p>
          </table:table-cell>
          <table:table-cell office:value-type="float" office:value="584.06" calcext:value-type="float">
            <text:p>584.06</text:p>
          </table:table-cell>
        </table:table-row>
        <table:table-row table:style-name="ro1">
          <table:table-cell office:value-type="float" office:value="7263954" calcext:value-type="float">
            <text:p>7263954</text:p>
          </table:table-cell>
          <table:table-cell table:formula="of:=TIME( ; ;[.A456]/1000)" office:value-type="time" office:time-value="PT02H01M03.954S" calcext:value-type="time">
            <text:p>02:01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84.7" calcext:value-type="float">
            <text:p>484.7</text:p>
          </table:table-cell>
          <table:table-cell office:value-type="float" office:value="585.33" calcext:value-type="float">
            <text:p>585.33</text:p>
          </table:table-cell>
        </table:table-row>
        <table:table-row table:style-name="ro1">
          <table:table-cell office:value-type="float" office:value="7279954" calcext:value-type="float">
            <text:p>7279954</text:p>
          </table:table-cell>
          <table:table-cell table:formula="of:=TIME( ; ;[.A457]/1000)" office:value-type="time" office:time-value="PT02H01M19.954S" calcext:value-type="time">
            <text:p>02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85.76" calcext:value-type="float">
            <text:p>485.76</text:p>
          </table:table-cell>
          <table:table-cell office:value-type="float" office:value="586.59" calcext:value-type="float">
            <text:p>586.59</text:p>
          </table:table-cell>
        </table:table-row>
        <table:table-row table:style-name="ro1">
          <table:table-cell office:value-type="float" office:value="7295954" calcext:value-type="float">
            <text:p>7295954</text:p>
          </table:table-cell>
          <table:table-cell table:formula="of:=TIME( ; ;[.A458]/1000)" office:value-type="time" office:time-value="PT02H01M35.954S" calcext:value-type="time">
            <text:p>02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86.82" calcext:value-type="float">
            <text:p>486.82</text:p>
          </table:table-cell>
          <table:table-cell office:value-type="float" office:value="587.86" calcext:value-type="float">
            <text:p>587.86</text:p>
          </table:table-cell>
        </table:table-row>
        <table:table-row table:style-name="ro1">
          <table:table-cell office:value-type="float" office:value="7311954" calcext:value-type="float">
            <text:p>7311954</text:p>
          </table:table-cell>
          <table:table-cell table:formula="of:=TIME( ; ;[.A459]/1000)" office:value-type="time" office:time-value="PT02H01M51.954S" calcext:value-type="time">
            <text:p>02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87.88" calcext:value-type="float">
            <text:p>487.88</text:p>
          </table:table-cell>
          <table:table-cell office:value-type="float" office:value="589.12" calcext:value-type="float">
            <text:p>589.12</text:p>
          </table:table-cell>
        </table:table-row>
        <table:table-row table:style-name="ro1">
          <table:table-cell office:value-type="float" office:value="7327954" calcext:value-type="float">
            <text:p>7327954</text:p>
          </table:table-cell>
          <table:table-cell table:formula="of:=TIME( ; ;[.A460]/1000)" office:value-type="time" office:time-value="PT02H02M07.954S" calcext:value-type="time">
            <text:p>02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88.94" calcext:value-type="float">
            <text:p>488.94</text:p>
          </table:table-cell>
          <table:table-cell office:value-type="float" office:value="590.39" calcext:value-type="float">
            <text:p>590.39</text:p>
          </table:table-cell>
        </table:table-row>
        <table:table-row table:style-name="ro1">
          <table:table-cell office:value-type="float" office:value="7343954" calcext:value-type="float">
            <text:p>7343954</text:p>
          </table:table-cell>
          <table:table-cell table:formula="of:=TIME( ; ;[.A461]/1000)" office:value-type="time" office:time-value="PT02H02M23.954S" calcext:value-type="time">
            <text:p>02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89.99" calcext:value-type="float">
            <text:p>489.99</text:p>
          </table:table-cell>
          <table:table-cell office:value-type="float" office:value="591.65" calcext:value-type="float">
            <text:p>591.65</text:p>
          </table:table-cell>
        </table:table-row>
        <table:table-row table:style-name="ro1">
          <table:table-cell office:value-type="float" office:value="7359954" calcext:value-type="float">
            <text:p>7359954</text:p>
          </table:table-cell>
          <table:table-cell table:formula="of:=TIME( ; ;[.A462]/1000)" office:value-type="time" office:time-value="PT02H02M39.954S" calcext:value-type="time">
            <text:p>02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91.05" calcext:value-type="float">
            <text:p>491.05</text:p>
          </table:table-cell>
          <table:table-cell office:value-type="float" office:value="592.92" calcext:value-type="float">
            <text:p>592.92</text:p>
          </table:table-cell>
        </table:table-row>
        <table:table-row table:style-name="ro1">
          <table:table-cell office:value-type="float" office:value="7375954" calcext:value-type="float">
            <text:p>7375954</text:p>
          </table:table-cell>
          <table:table-cell table:formula="of:=TIME( ; ;[.A463]/1000)" office:value-type="time" office:time-value="PT02H02M55.954S" calcext:value-type="time">
            <text:p>02:0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92.11" calcext:value-type="float">
            <text:p>492.11</text:p>
          </table:table-cell>
          <table:table-cell office:value-type="float" office:value="594.18" calcext:value-type="float">
            <text:p>594.18</text:p>
          </table:table-cell>
        </table:table-row>
        <table:table-row table:style-name="ro1">
          <table:table-cell office:value-type="float" office:value="7391954" calcext:value-type="float">
            <text:p>7391954</text:p>
          </table:table-cell>
          <table:table-cell table:formula="of:=TIME( ; ;[.A464]/1000)" office:value-type="time" office:time-value="PT02H03M11.954S" calcext:value-type="time">
            <text:p>02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93.17" calcext:value-type="float">
            <text:p>493.17</text:p>
          </table:table-cell>
          <table:table-cell office:value-type="float" office:value="595.45" calcext:value-type="float">
            <text:p>595.45</text:p>
          </table:table-cell>
        </table:table-row>
        <table:table-row table:style-name="ro1">
          <table:table-cell office:value-type="float" office:value="7407954" calcext:value-type="float">
            <text:p>7407954</text:p>
          </table:table-cell>
          <table:table-cell table:formula="of:=TIME( ; ;[.A465]/1000)" office:value-type="time" office:time-value="PT02H03M27.954S" calcext:value-type="time">
            <text:p>02:0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94.22" calcext:value-type="float">
            <text:p>494.22</text:p>
          </table:table-cell>
          <table:table-cell office:value-type="float" office:value="596.71" calcext:value-type="float">
            <text:p>596.71</text:p>
          </table:table-cell>
        </table:table-row>
        <table:table-row table:style-name="ro1">
          <table:table-cell office:value-type="float" office:value="7423954" calcext:value-type="float">
            <text:p>7423954</text:p>
          </table:table-cell>
          <table:table-cell table:formula="of:=TIME( ; ;[.A466]/1000)" office:value-type="time" office:time-value="PT02H03M43.954S" calcext:value-type="time">
            <text:p>02:03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95.28" calcext:value-type="float">
            <text:p>495.28</text:p>
          </table:table-cell>
          <table:table-cell office:value-type="float" office:value="597.98" calcext:value-type="float">
            <text:p>597.98</text:p>
          </table:table-cell>
        </table:table-row>
        <table:table-row table:style-name="ro1">
          <table:table-cell office:value-type="float" office:value="7439954" calcext:value-type="float">
            <text:p>7439954</text:p>
          </table:table-cell>
          <table:table-cell table:formula="of:=TIME( ; ;[.A467]/1000)" office:value-type="time" office:time-value="PT02H03M59.954S" calcext:value-type="time">
            <text:p>02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96.34" calcext:value-type="float">
            <text:p>496.34</text:p>
          </table:table-cell>
          <table:table-cell office:value-type="float" office:value="599.24" calcext:value-type="float">
            <text:p>599.24</text:p>
          </table:table-cell>
        </table:table-row>
        <table:table-row table:style-name="ro1">
          <table:table-cell office:value-type="float" office:value="7455954" calcext:value-type="float">
            <text:p>7455954</text:p>
          </table:table-cell>
          <table:table-cell table:formula="of:=TIME( ; ;[.A468]/1000)" office:value-type="time" office:time-value="PT02H04M15.954S" calcext:value-type="time">
            <text:p>02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97.4" calcext:value-type="float">
            <text:p>497.4</text:p>
          </table:table-cell>
          <table:table-cell office:value-type="float" office:value="600.51" calcext:value-type="float">
            <text:p>600.51</text:p>
          </table:table-cell>
        </table:table-row>
        <table:table-row table:style-name="ro1">
          <table:table-cell office:value-type="float" office:value="7471954" calcext:value-type="float">
            <text:p>7471954</text:p>
          </table:table-cell>
          <table:table-cell table:formula="of:=TIME( ; ;[.A469]/1000)" office:value-type="time" office:time-value="PT02H04M31.954S" calcext:value-type="time">
            <text:p>02:0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498.46" calcext:value-type="float">
            <text:p>498.46</text:p>
          </table:table-cell>
          <table:table-cell office:value-type="float" office:value="601.77" calcext:value-type="float">
            <text:p>601.77</text:p>
          </table:table-cell>
        </table:table-row>
        <table:table-row table:style-name="ro1">
          <table:table-cell office:value-type="float" office:value="7487954" calcext:value-type="float">
            <text:p>7487954</text:p>
          </table:table-cell>
          <table:table-cell table:formula="of:=TIME( ; ;[.A470]/1000)" office:value-type="time" office:time-value="PT02H04M47.954S" calcext:value-type="time">
            <text:p>02:04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499.51" calcext:value-type="float">
            <text:p>499.51</text:p>
          </table:table-cell>
          <table:table-cell office:value-type="float" office:value="603.04" calcext:value-type="float">
            <text:p>603.04</text:p>
          </table:table-cell>
        </table:table-row>
        <table:table-row table:style-name="ro1">
          <table:table-cell office:value-type="float" office:value="7503954" calcext:value-type="float">
            <text:p>7503954</text:p>
          </table:table-cell>
          <table:table-cell table:formula="of:=TIME( ; ;[.A471]/1000)" office:value-type="time" office:time-value="PT02H05M03.954S" calcext:value-type="time">
            <text:p>02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00.57" calcext:value-type="float">
            <text:p>500.57</text:p>
          </table:table-cell>
          <table:table-cell office:value-type="float" office:value="604.3" calcext:value-type="float">
            <text:p>604.3</text:p>
          </table:table-cell>
        </table:table-row>
        <table:table-row table:style-name="ro1">
          <table:table-cell office:value-type="float" office:value="7519954" calcext:value-type="float">
            <text:p>7519954</text:p>
          </table:table-cell>
          <table:table-cell table:formula="of:=TIME( ; ;[.A472]/1000)" office:value-type="time" office:time-value="PT02H05M19.954S" calcext:value-type="time">
            <text:p>02:0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01.63" calcext:value-type="float">
            <text:p>501.63</text:p>
          </table:table-cell>
          <table:table-cell office:value-type="float" office:value="605.57" calcext:value-type="float">
            <text:p>605.57</text:p>
          </table:table-cell>
        </table:table-row>
        <table:table-row table:style-name="ro1">
          <table:table-cell office:value-type="float" office:value="7535954" calcext:value-type="float">
            <text:p>7535954</text:p>
          </table:table-cell>
          <table:table-cell table:formula="of:=TIME( ; ;[.A473]/1000)" office:value-type="time" office:time-value="PT02H05M35.954S" calcext:value-type="time">
            <text:p>02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02.69" calcext:value-type="float">
            <text:p>502.69</text:p>
          </table:table-cell>
          <table:table-cell office:value-type="float" office:value="606.83" calcext:value-type="float">
            <text:p>606.83</text:p>
          </table:table-cell>
        </table:table-row>
        <table:table-row table:style-name="ro1">
          <table:table-cell office:value-type="float" office:value="7551954" calcext:value-type="float">
            <text:p>7551954</text:p>
          </table:table-cell>
          <table:table-cell table:formula="of:=TIME( ; ;[.A474]/1000)" office:value-type="time" office:time-value="PT02H05M51.954S" calcext:value-type="time">
            <text:p>02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03.74" calcext:value-type="float">
            <text:p>503.74</text:p>
          </table:table-cell>
          <table:table-cell office:value-type="float" office:value="608.1" calcext:value-type="float">
            <text:p>608.1</text:p>
          </table:table-cell>
        </table:table-row>
        <table:table-row table:style-name="ro1">
          <table:table-cell office:value-type="float" office:value="7567954" calcext:value-type="float">
            <text:p>7567954</text:p>
          </table:table-cell>
          <table:table-cell table:formula="of:=TIME( ; ;[.A475]/1000)" office:value-type="time" office:time-value="PT02H06M07.954S" calcext:value-type="time">
            <text:p>02:06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04.8" calcext:value-type="float">
            <text:p>504.8</text:p>
          </table:table-cell>
          <table:table-cell office:value-type="float" office:value="609.36" calcext:value-type="float">
            <text:p>609.36</text:p>
          </table:table-cell>
        </table:table-row>
        <table:table-row table:style-name="ro1">
          <table:table-cell office:value-type="float" office:value="7583954" calcext:value-type="float">
            <text:p>7583954</text:p>
          </table:table-cell>
          <table:table-cell table:formula="of:=TIME( ; ;[.A476]/1000)" office:value-type="time" office:time-value="PT02H06M23.954S" calcext:value-type="time">
            <text:p>02:06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05.86" calcext:value-type="float">
            <text:p>505.86</text:p>
          </table:table-cell>
          <table:table-cell office:value-type="float" office:value="610.63" calcext:value-type="float">
            <text:p>610.63</text:p>
          </table:table-cell>
        </table:table-row>
        <table:table-row table:style-name="ro1">
          <table:table-cell office:value-type="float" office:value="7599954" calcext:value-type="float">
            <text:p>7599954</text:p>
          </table:table-cell>
          <table:table-cell table:formula="of:=TIME( ; ;[.A477]/1000)" office:value-type="time" office:time-value="PT02H06M39.954S" calcext:value-type="time">
            <text:p>02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06.92" calcext:value-type="float">
            <text:p>506.92</text:p>
          </table:table-cell>
          <table:table-cell office:value-type="float" office:value="611.89" calcext:value-type="float">
            <text:p>611.89</text:p>
          </table:table-cell>
        </table:table-row>
        <table:table-row table:style-name="ro1">
          <table:table-cell office:value-type="float" office:value="7615954" calcext:value-type="float">
            <text:p>7615954</text:p>
          </table:table-cell>
          <table:table-cell table:formula="of:=TIME( ; ;[.A478]/1000)" office:value-type="time" office:time-value="PT02H06M55.954S" calcext:value-type="time">
            <text:p>02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07.97" calcext:value-type="float">
            <text:p>507.97</text:p>
          </table:table-cell>
          <table:table-cell office:value-type="float" office:value="613.15" calcext:value-type="float">
            <text:p>613.15</text:p>
          </table:table-cell>
        </table:table-row>
        <table:table-row table:style-name="ro1">
          <table:table-cell office:value-type="float" office:value="7631954" calcext:value-type="float">
            <text:p>7631954</text:p>
          </table:table-cell>
          <table:table-cell table:formula="of:=TIME( ; ;[.A479]/1000)" office:value-type="time" office:time-value="PT02H07M11.954S" calcext:value-type="time">
            <text:p>02:0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09.03" calcext:value-type="float">
            <text:p>509.03</text:p>
          </table:table-cell>
          <table:table-cell office:value-type="float" office:value="614.42" calcext:value-type="float">
            <text:p>614.42</text:p>
          </table:table-cell>
        </table:table-row>
        <table:table-row table:style-name="ro1">
          <table:table-cell office:value-type="float" office:value="7647953" calcext:value-type="float">
            <text:p>7647953</text:p>
          </table:table-cell>
          <table:table-cell table:formula="of:=TIME( ; ;[.A480]/1000)" office:value-type="time" office:time-value="PT02H07M27.953S" calcext:value-type="time">
            <text:p>02:07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10.09" calcext:value-type="float">
            <text:p>510.09</text:p>
          </table:table-cell>
          <table:table-cell office:value-type="float" office:value="615.68" calcext:value-type="float">
            <text:p>615.68</text:p>
          </table:table-cell>
        </table:table-row>
        <table:table-row table:style-name="ro1">
          <table:table-cell office:value-type="float" office:value="7663954" calcext:value-type="float">
            <text:p>7663954</text:p>
          </table:table-cell>
          <table:table-cell table:formula="of:=TIME( ; ;[.A481]/1000)" office:value-type="time" office:time-value="PT02H07M43.954S" calcext:value-type="time">
            <text:p>02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11.15" calcext:value-type="float">
            <text:p>511.15</text:p>
          </table:table-cell>
          <table:table-cell office:value-type="float" office:value="616.95" calcext:value-type="float">
            <text:p>616.95</text:p>
          </table:table-cell>
        </table:table-row>
        <table:table-row table:style-name="ro1">
          <table:table-cell office:value-type="float" office:value="7679954" calcext:value-type="float">
            <text:p>7679954</text:p>
          </table:table-cell>
          <table:table-cell table:formula="of:=TIME( ; ;[.A482]/1000)" office:value-type="time" office:time-value="PT02H07M59.954S" calcext:value-type="time">
            <text:p>02:0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12.21" calcext:value-type="float">
            <text:p>512.21</text:p>
          </table:table-cell>
          <table:table-cell office:value-type="float" office:value="618.21" calcext:value-type="float">
            <text:p>618.21</text:p>
          </table:table-cell>
        </table:table-row>
        <table:table-row table:style-name="ro1">
          <table:table-cell office:value-type="float" office:value="7695954" calcext:value-type="float">
            <text:p>7695954</text:p>
          </table:table-cell>
          <table:table-cell table:formula="of:=TIME( ; ;[.A483]/1000)" office:value-type="time" office:time-value="PT02H08M15.954S" calcext:value-type="time">
            <text:p>02:08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13.26" calcext:value-type="float">
            <text:p>513.26</text:p>
          </table:table-cell>
          <table:table-cell office:value-type="float" office:value="619.48" calcext:value-type="float">
            <text:p>619.48</text:p>
          </table:table-cell>
        </table:table-row>
        <table:table-row table:style-name="ro1">
          <table:table-cell office:value-type="float" office:value="7711954" calcext:value-type="float">
            <text:p>7711954</text:p>
          </table:table-cell>
          <table:table-cell table:formula="of:=TIME( ; ;[.A484]/1000)" office:value-type="time" office:time-value="PT02H08M31.954S" calcext:value-type="time">
            <text:p>02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14.32" calcext:value-type="float">
            <text:p>514.32</text:p>
          </table:table-cell>
          <table:table-cell office:value-type="float" office:value="620.74" calcext:value-type="float">
            <text:p>620.74</text:p>
          </table:table-cell>
        </table:table-row>
        <table:table-row table:style-name="ro1">
          <table:table-cell office:value-type="float" office:value="7727954" calcext:value-type="float">
            <text:p>7727954</text:p>
          </table:table-cell>
          <table:table-cell table:formula="of:=TIME( ; ;[.A485]/1000)" office:value-type="time" office:time-value="PT02H08M47.954S" calcext:value-type="time">
            <text:p>02:08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15.38" calcext:value-type="float">
            <text:p>515.38</text:p>
          </table:table-cell>
          <table:table-cell office:value-type="float" office:value="622.01" calcext:value-type="float">
            <text:p>622.01</text:p>
          </table:table-cell>
        </table:table-row>
        <table:table-row table:style-name="ro1">
          <table:table-cell office:value-type="float" office:value="7743954" calcext:value-type="float">
            <text:p>7743954</text:p>
          </table:table-cell>
          <table:table-cell table:formula="of:=TIME( ; ;[.A486]/1000)" office:value-type="time" office:time-value="PT02H09M03.954S" calcext:value-type="time">
            <text:p>02:0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16.44" calcext:value-type="float">
            <text:p>516.44</text:p>
          </table:table-cell>
          <table:table-cell office:value-type="float" office:value="623.27" calcext:value-type="float">
            <text:p>623.27</text:p>
          </table:table-cell>
        </table:table-row>
        <table:table-row table:style-name="ro1">
          <table:table-cell office:value-type="float" office:value="7759954" calcext:value-type="float">
            <text:p>7759954</text:p>
          </table:table-cell>
          <table:table-cell table:formula="of:=TIME( ; ;[.A487]/1000)" office:value-type="time" office:time-value="PT02H09M19.954S" calcext:value-type="time">
            <text:p>02:09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17.49" calcext:value-type="float">
            <text:p>517.49</text:p>
          </table:table-cell>
          <table:table-cell office:value-type="float" office:value="624.54" calcext:value-type="float">
            <text:p>624.54</text:p>
          </table:table-cell>
        </table:table-row>
        <table:table-row table:style-name="ro1">
          <table:table-cell office:value-type="float" office:value="7775954" calcext:value-type="float">
            <text:p>7775954</text:p>
          </table:table-cell>
          <table:table-cell table:formula="of:=TIME( ; ;[.A488]/1000)" office:value-type="time" office:time-value="PT02H09M35.954S" calcext:value-type="time">
            <text:p>02:09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18.55" calcext:value-type="float">
            <text:p>518.55</text:p>
          </table:table-cell>
          <table:table-cell office:value-type="float" office:value="625.8" calcext:value-type="float">
            <text:p>625.8</text:p>
          </table:table-cell>
        </table:table-row>
        <table:table-row table:style-name="ro1">
          <table:table-cell office:value-type="float" office:value="7791954" calcext:value-type="float">
            <text:p>7791954</text:p>
          </table:table-cell>
          <table:table-cell table:formula="of:=TIME( ; ;[.A489]/1000)" office:value-type="time" office:time-value="PT02H09M51.954S" calcext:value-type="time">
            <text:p>02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19.61" calcext:value-type="float">
            <text:p>519.61</text:p>
          </table:table-cell>
          <table:table-cell office:value-type="float" office:value="627.07" calcext:value-type="float">
            <text:p>627.07</text:p>
          </table:table-cell>
        </table:table-row>
        <table:table-row table:style-name="ro1">
          <table:table-cell office:value-type="float" office:value="7807954" calcext:value-type="float">
            <text:p>7807954</text:p>
          </table:table-cell>
          <table:table-cell table:formula="of:=TIME( ; ;[.A490]/1000)" office:value-type="time" office:time-value="PT02H10M07.954S" calcext:value-type="time">
            <text:p>02:10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0.67" calcext:value-type="float">
            <text:p>520.67</text:p>
          </table:table-cell>
          <table:table-cell office:value-type="float" office:value="628.33" calcext:value-type="float">
            <text:p>628.33</text:p>
          </table:table-cell>
        </table:table-row>
        <table:table-row table:style-name="ro1">
          <table:table-cell office:value-type="float" office:value="7823954" calcext:value-type="float">
            <text:p>7823954</text:p>
          </table:table-cell>
          <table:table-cell table:formula="of:=TIME( ; ;[.A491]/1000)" office:value-type="time" office:time-value="PT02H10M23.954S" calcext:value-type="time">
            <text:p>02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1.73" calcext:value-type="float">
            <text:p>521.73</text:p>
          </table:table-cell>
          <table:table-cell office:value-type="float" office:value="629.6" calcext:value-type="float">
            <text:p>629.6</text:p>
          </table:table-cell>
        </table:table-row>
        <table:table-row table:style-name="ro1">
          <table:table-cell office:value-type="float" office:value="7839954" calcext:value-type="float">
            <text:p>7839954</text:p>
          </table:table-cell>
          <table:table-cell table:formula="of:=TIME( ; ;[.A492]/1000)" office:value-type="time" office:time-value="PT02H10M39.954S" calcext:value-type="time">
            <text:p>02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2.78" calcext:value-type="float">
            <text:p>522.78</text:p>
          </table:table-cell>
          <table:table-cell office:value-type="float" office:value="630.86" calcext:value-type="float">
            <text:p>630.86</text:p>
          </table:table-cell>
        </table:table-row>
        <table:table-row table:style-name="ro1">
          <table:table-cell office:value-type="float" office:value="7855954" calcext:value-type="float">
            <text:p>7855954</text:p>
          </table:table-cell>
          <table:table-cell table:formula="of:=TIME( ; ;[.A493]/1000)" office:value-type="time" office:time-value="PT02H10M55.954S" calcext:value-type="time">
            <text:p>02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3.84" calcext:value-type="float">
            <text:p>523.84</text:p>
          </table:table-cell>
          <table:table-cell office:value-type="float" office:value="632.13" calcext:value-type="float">
            <text:p>632.13</text:p>
          </table:table-cell>
        </table:table-row>
        <table:table-row table:style-name="ro1">
          <table:table-cell office:value-type="float" office:value="7871954" calcext:value-type="float">
            <text:p>7871954</text:p>
          </table:table-cell>
          <table:table-cell table:formula="of:=TIME( ; ;[.A494]/1000)" office:value-type="time" office:time-value="PT02H11M11.954S" calcext:value-type="time">
            <text:p>02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4.9" calcext:value-type="float">
            <text:p>524.9</text:p>
          </table:table-cell>
          <table:table-cell office:value-type="float" office:value="633.39" calcext:value-type="float">
            <text:p>633.39</text:p>
          </table:table-cell>
        </table:table-row>
        <table:table-row table:style-name="ro1">
          <table:table-cell office:value-type="float" office:value="7887954" calcext:value-type="float">
            <text:p>7887954</text:p>
          </table:table-cell>
          <table:table-cell table:formula="of:=TIME( ; ;[.A495]/1000)" office:value-type="time" office:time-value="PT02H11M27.954S" calcext:value-type="time">
            <text:p>02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5.96" calcext:value-type="float">
            <text:p>525.96</text:p>
          </table:table-cell>
          <table:table-cell office:value-type="float" office:value="634.66" calcext:value-type="float">
            <text:p>634.66</text:p>
          </table:table-cell>
        </table:table-row>
        <table:table-row table:style-name="ro1">
          <table:table-cell office:value-type="float" office:value="7903954" calcext:value-type="float">
            <text:p>7903954</text:p>
          </table:table-cell>
          <table:table-cell table:formula="of:=TIME( ; ;[.A496]/1000)" office:value-type="time" office:time-value="PT02H11M43.954S" calcext:value-type="time">
            <text:p>02:11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7.01" calcext:value-type="float">
            <text:p>527.01</text:p>
          </table:table-cell>
          <table:table-cell office:value-type="float" office:value="635.92" calcext:value-type="float">
            <text:p>635.92</text:p>
          </table:table-cell>
        </table:table-row>
        <table:table-row table:style-name="ro1">
          <table:table-cell office:value-type="float" office:value="7919954" calcext:value-type="float">
            <text:p>7919954</text:p>
          </table:table-cell>
          <table:table-cell table:formula="of:=TIME( ; ;[.A497]/1000)" office:value-type="time" office:time-value="PT02H11M59.954S" calcext:value-type="time">
            <text:p>02:12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8.07" calcext:value-type="float">
            <text:p>528.07</text:p>
          </table:table-cell>
          <table:table-cell office:value-type="float" office:value="637.19" calcext:value-type="float">
            <text:p>637.19</text:p>
          </table:table-cell>
        </table:table-row>
        <table:table-row table:style-name="ro1">
          <table:table-cell office:value-type="float" office:value="7935954" calcext:value-type="float">
            <text:p>7935954</text:p>
          </table:table-cell>
          <table:table-cell table:formula="of:=TIME( ; ;[.A498]/1000)" office:value-type="time" office:time-value="PT02H12M15.954S" calcext:value-type="time">
            <text:p>02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29.13" calcext:value-type="float">
            <text:p>529.13</text:p>
          </table:table-cell>
          <table:table-cell office:value-type="float" office:value="638.45" calcext:value-type="float">
            <text:p>638.45</text:p>
          </table:table-cell>
        </table:table-row>
        <table:table-row table:style-name="ro1">
          <table:table-cell office:value-type="float" office:value="7951954" calcext:value-type="float">
            <text:p>7951954</text:p>
          </table:table-cell>
          <table:table-cell table:formula="of:=TIME( ; ;[.A499]/1000)" office:value-type="time" office:time-value="PT02H12M31.954S" calcext:value-type="time">
            <text:p>02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0.19" calcext:value-type="float">
            <text:p>530.19</text:p>
          </table:table-cell>
          <table:table-cell office:value-type="float" office:value="639.72" calcext:value-type="float">
            <text:p>639.72</text:p>
          </table:table-cell>
        </table:table-row>
        <table:table-row table:style-name="ro1">
          <table:table-cell office:value-type="float" office:value="7967954" calcext:value-type="float">
            <text:p>7967954</text:p>
          </table:table-cell>
          <table:table-cell table:formula="of:=TIME( ; ;[.A500]/1000)" office:value-type="time" office:time-value="PT02H12M47.954S" calcext:value-type="time">
            <text:p>02:12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1.24" calcext:value-type="float">
            <text:p>531.24</text:p>
          </table:table-cell>
          <table:table-cell office:value-type="float" office:value="640.98" calcext:value-type="float">
            <text:p>640.98</text:p>
          </table:table-cell>
        </table:table-row>
        <table:table-row table:style-name="ro1">
          <table:table-cell office:value-type="float" office:value="7983954" calcext:value-type="float">
            <text:p>7983954</text:p>
          </table:table-cell>
          <table:table-cell table:formula="of:=TIME( ; ;[.A501]/1000)" office:value-type="time" office:time-value="PT02H13M03.954S" calcext:value-type="time">
            <text:p>02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2.3" calcext:value-type="float">
            <text:p>532.3</text:p>
          </table:table-cell>
          <table:table-cell office:value-type="float" office:value="642.25" calcext:value-type="float">
            <text:p>642.25</text:p>
          </table:table-cell>
        </table:table-row>
        <table:table-row table:style-name="ro1">
          <table:table-cell office:value-type="float" office:value="7999954" calcext:value-type="float">
            <text:p>7999954</text:p>
          </table:table-cell>
          <table:table-cell table:formula="of:=TIME( ; ;[.A502]/1000)" office:value-type="time" office:time-value="PT02H13M19.954S" calcext:value-type="time">
            <text:p>02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3.36" calcext:value-type="float">
            <text:p>533.36</text:p>
          </table:table-cell>
          <table:table-cell office:value-type="float" office:value="643.51" calcext:value-type="float">
            <text:p>643.51</text:p>
          </table:table-cell>
        </table:table-row>
        <table:table-row table:style-name="ro1">
          <table:table-cell office:value-type="float" office:value="8015954" calcext:value-type="float">
            <text:p>8015954</text:p>
          </table:table-cell>
          <table:table-cell table:formula="of:=TIME( ; ;[.A503]/1000)" office:value-type="time" office:time-value="PT02H13M35.954S" calcext:value-type="time">
            <text:p>02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4.42" calcext:value-type="float">
            <text:p>534.42</text:p>
          </table:table-cell>
          <table:table-cell office:value-type="float" office:value="644.78" calcext:value-type="float">
            <text:p>644.78</text:p>
          </table:table-cell>
        </table:table-row>
        <table:table-row table:style-name="ro1">
          <table:table-cell office:value-type="float" office:value="8031954" calcext:value-type="float">
            <text:p>8031954</text:p>
          </table:table-cell>
          <table:table-cell table:formula="of:=TIME( ; ;[.A504]/1000)" office:value-type="time" office:time-value="PT02H13M51.954S" calcext:value-type="time">
            <text:p>02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5.47" calcext:value-type="float">
            <text:p>535.47</text:p>
          </table:table-cell>
          <table:table-cell office:value-type="float" office:value="646.04" calcext:value-type="float">
            <text:p>646.04</text:p>
          </table:table-cell>
        </table:table-row>
        <table:table-row table:style-name="ro1">
          <table:table-cell office:value-type="float" office:value="8047954" calcext:value-type="float">
            <text:p>8047954</text:p>
          </table:table-cell>
          <table:table-cell table:formula="of:=TIME( ; ;[.A505]/1000)" office:value-type="time" office:time-value="PT02H14M07.954S" calcext:value-type="time">
            <text:p>02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6.53" calcext:value-type="float">
            <text:p>536.53</text:p>
          </table:table-cell>
          <table:table-cell office:value-type="float" office:value="647.31" calcext:value-type="float">
            <text:p>647.31</text:p>
          </table:table-cell>
        </table:table-row>
        <table:table-row table:style-name="ro1">
          <table:table-cell office:value-type="float" office:value="8063954" calcext:value-type="float">
            <text:p>8063954</text:p>
          </table:table-cell>
          <table:table-cell table:formula="of:=TIME( ; ;[.A506]/1000)" office:value-type="time" office:time-value="PT02H14M23.954S" calcext:value-type="time">
            <text:p>02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7.59" calcext:value-type="float">
            <text:p>537.59</text:p>
          </table:table-cell>
          <table:table-cell office:value-type="float" office:value="648.57" calcext:value-type="float">
            <text:p>648.57</text:p>
          </table:table-cell>
        </table:table-row>
        <table:table-row table:style-name="ro1">
          <table:table-cell office:value-type="float" office:value="8079954" calcext:value-type="float">
            <text:p>8079954</text:p>
          </table:table-cell>
          <table:table-cell table:formula="of:=TIME( ; ;[.A507]/1000)" office:value-type="time" office:time-value="PT02H14M39.954S" calcext:value-type="time">
            <text:p>02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8.65" calcext:value-type="float">
            <text:p>538.65</text:p>
          </table:table-cell>
          <table:table-cell office:value-type="float" office:value="649.84" calcext:value-type="float">
            <text:p>649.84</text:p>
          </table:table-cell>
        </table:table-row>
        <table:table-row table:style-name="ro1">
          <table:table-cell office:value-type="float" office:value="8095954" calcext:value-type="float">
            <text:p>8095954</text:p>
          </table:table-cell>
          <table:table-cell table:formula="of:=TIME( ; ;[.A508]/1000)" office:value-type="time" office:time-value="PT02H14M55.954S" calcext:value-type="time">
            <text:p>02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39.71" calcext:value-type="float">
            <text:p>539.71</text:p>
          </table:table-cell>
          <table:table-cell office:value-type="float" office:value="651.1" calcext:value-type="float">
            <text:p>651.1</text:p>
          </table:table-cell>
        </table:table-row>
        <table:table-row table:style-name="ro1">
          <table:table-cell office:value-type="float" office:value="8111954" calcext:value-type="float">
            <text:p>8111954</text:p>
          </table:table-cell>
          <table:table-cell table:formula="of:=TIME( ; ;[.A509]/1000)" office:value-type="time" office:time-value="PT02H15M11.954S" calcext:value-type="time">
            <text:p>02:15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0.76" calcext:value-type="float">
            <text:p>540.76</text:p>
          </table:table-cell>
          <table:table-cell office:value-type="float" office:value="652.36" calcext:value-type="float">
            <text:p>652.36</text:p>
          </table:table-cell>
        </table:table-row>
        <table:table-row table:style-name="ro1">
          <table:table-cell office:value-type="float" office:value="8127954" calcext:value-type="float">
            <text:p>8127954</text:p>
          </table:table-cell>
          <table:table-cell table:formula="of:=TIME( ; ;[.A510]/1000)" office:value-type="time" office:time-value="PT02H15M27.954S" calcext:value-type="time">
            <text:p>02:15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1.82" calcext:value-type="float">
            <text:p>541.82</text:p>
          </table:table-cell>
          <table:table-cell office:value-type="float" office:value="653.63" calcext:value-type="float">
            <text:p>653.63</text:p>
          </table:table-cell>
        </table:table-row>
        <table:table-row table:style-name="ro1">
          <table:table-cell office:value-type="float" office:value="8143954" calcext:value-type="float">
            <text:p>8143954</text:p>
          </table:table-cell>
          <table:table-cell table:formula="of:=TIME( ; ;[.A511]/1000)" office:value-type="time" office:time-value="PT02H15M43.954S" calcext:value-type="time">
            <text:p>02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2.88" calcext:value-type="float">
            <text:p>542.88</text:p>
          </table:table-cell>
          <table:table-cell office:value-type="float" office:value="654.89" calcext:value-type="float">
            <text:p>654.89</text:p>
          </table:table-cell>
        </table:table-row>
        <table:table-row table:style-name="ro1">
          <table:table-cell office:value-type="float" office:value="8159954" calcext:value-type="float">
            <text:p>8159954</text:p>
          </table:table-cell>
          <table:table-cell table:formula="of:=TIME( ; ;[.A512]/1000)" office:value-type="time" office:time-value="PT02H15M59.954S" calcext:value-type="time">
            <text:p>02:16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3.94" calcext:value-type="float">
            <text:p>543.94</text:p>
          </table:table-cell>
          <table:table-cell office:value-type="float" office:value="656.16" calcext:value-type="float">
            <text:p>656.16</text:p>
          </table:table-cell>
        </table:table-row>
        <table:table-row table:style-name="ro1">
          <table:table-cell office:value-type="float" office:value="8175954" calcext:value-type="float">
            <text:p>8175954</text:p>
          </table:table-cell>
          <table:table-cell table:formula="of:=TIME( ; ;[.A513]/1000)" office:value-type="time" office:time-value="PT02H16M15.954S" calcext:value-type="time">
            <text:p>02:16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4.99" calcext:value-type="float">
            <text:p>544.99</text:p>
          </table:table-cell>
          <table:table-cell office:value-type="float" office:value="657.42" calcext:value-type="float">
            <text:p>657.42</text:p>
          </table:table-cell>
        </table:table-row>
        <table:table-row table:style-name="ro1">
          <table:table-cell office:value-type="float" office:value="8191954" calcext:value-type="float">
            <text:p>8191954</text:p>
          </table:table-cell>
          <table:table-cell table:formula="of:=TIME( ; ;[.A514]/1000)" office:value-type="time" office:time-value="PT02H16M31.954S" calcext:value-type="time">
            <text:p>02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6.05" calcext:value-type="float">
            <text:p>546.05</text:p>
          </table:table-cell>
          <table:table-cell office:value-type="float" office:value="658.69" calcext:value-type="float">
            <text:p>658.69</text:p>
          </table:table-cell>
        </table:table-row>
        <table:table-row table:style-name="ro1">
          <table:table-cell office:value-type="float" office:value="8207954" calcext:value-type="float">
            <text:p>8207954</text:p>
          </table:table-cell>
          <table:table-cell table:formula="of:=TIME( ; ;[.A515]/1000)" office:value-type="time" office:time-value="PT02H16M47.954S" calcext:value-type="time">
            <text:p>02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7.11" calcext:value-type="float">
            <text:p>547.11</text:p>
          </table:table-cell>
          <table:table-cell office:value-type="float" office:value="659.95" calcext:value-type="float">
            <text:p>659.95</text:p>
          </table:table-cell>
        </table:table-row>
        <table:table-row table:style-name="ro1">
          <table:table-cell office:value-type="float" office:value="8223954" calcext:value-type="float">
            <text:p>8223954</text:p>
          </table:table-cell>
          <table:table-cell table:formula="of:=TIME( ; ;[.A516]/1000)" office:value-type="time" office:time-value="PT02H17M03.954S" calcext:value-type="time">
            <text:p>02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8.17" calcext:value-type="float">
            <text:p>548.17</text:p>
          </table:table-cell>
          <table:table-cell office:value-type="float" office:value="661.22" calcext:value-type="float">
            <text:p>661.22</text:p>
          </table:table-cell>
        </table:table-row>
        <table:table-row table:style-name="ro1">
          <table:table-cell office:value-type="float" office:value="8239954" calcext:value-type="float">
            <text:p>8239954</text:p>
          </table:table-cell>
          <table:table-cell table:formula="of:=TIME( ; ;[.A517]/1000)" office:value-type="time" office:time-value="PT02H17M19.954S" calcext:value-type="time">
            <text:p>02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49.22" calcext:value-type="float">
            <text:p>549.22</text:p>
          </table:table-cell>
          <table:table-cell office:value-type="float" office:value="662.48" calcext:value-type="float">
            <text:p>662.48</text:p>
          </table:table-cell>
        </table:table-row>
        <table:table-row table:style-name="ro1">
          <table:table-cell office:value-type="float" office:value="8255954" calcext:value-type="float">
            <text:p>8255954</text:p>
          </table:table-cell>
          <table:table-cell table:formula="of:=TIME( ; ;[.A518]/1000)" office:value-type="time" office:time-value="PT02H17M35.954S" calcext:value-type="time">
            <text:p>02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50.28" calcext:value-type="float">
            <text:p>550.28</text:p>
          </table:table-cell>
          <table:table-cell office:value-type="float" office:value="663.75" calcext:value-type="float">
            <text:p>663.75</text:p>
          </table:table-cell>
        </table:table-row>
        <table:table-row table:style-name="ro1">
          <table:table-cell office:value-type="float" office:value="8271954" calcext:value-type="float">
            <text:p>8271954</text:p>
          </table:table-cell>
          <table:table-cell table:formula="of:=TIME( ; ;[.A519]/1000)" office:value-type="time" office:time-value="PT02H17M51.954S" calcext:value-type="time">
            <text:p>02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51.34" calcext:value-type="float">
            <text:p>551.34</text:p>
          </table:table-cell>
          <table:table-cell office:value-type="float" office:value="665.01" calcext:value-type="float">
            <text:p>665.01</text:p>
          </table:table-cell>
        </table:table-row>
        <table:table-row table:style-name="ro1">
          <table:table-cell office:value-type="float" office:value="8287954" calcext:value-type="float">
            <text:p>8287954</text:p>
          </table:table-cell>
          <table:table-cell table:formula="of:=TIME( ; ;[.A520]/1000)" office:value-type="time" office:time-value="PT02H18M07.954S" calcext:value-type="time">
            <text:p>02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52.4" calcext:value-type="float">
            <text:p>552.4</text:p>
          </table:table-cell>
          <table:table-cell office:value-type="float" office:value="666.28" calcext:value-type="float">
            <text:p>666.28</text:p>
          </table:table-cell>
        </table:table-row>
        <table:table-row table:style-name="ro1">
          <table:table-cell office:value-type="float" office:value="8303954" calcext:value-type="float">
            <text:p>8303954</text:p>
          </table:table-cell>
          <table:table-cell table:formula="of:=TIME( ; ;[.A521]/1000)" office:value-type="time" office:time-value="PT02H18M23.954S" calcext:value-type="time">
            <text:p>02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53.45" calcext:value-type="float">
            <text:p>553.45</text:p>
          </table:table-cell>
          <table:table-cell office:value-type="float" office:value="667.54" calcext:value-type="float">
            <text:p>667.54</text:p>
          </table:table-cell>
        </table:table-row>
        <table:table-row table:style-name="ro1">
          <table:table-cell office:value-type="float" office:value="8319954" calcext:value-type="float">
            <text:p>8319954</text:p>
          </table:table-cell>
          <table:table-cell table:formula="of:=TIME( ; ;[.A522]/1000)" office:value-type="time" office:time-value="PT02H18M39.954S" calcext:value-type="time">
            <text:p>02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54.51" calcext:value-type="float">
            <text:p>554.51</text:p>
          </table:table-cell>
          <table:table-cell office:value-type="float" office:value="668.81" calcext:value-type="float">
            <text:p>668.81</text:p>
          </table:table-cell>
        </table:table-row>
        <table:table-row table:style-name="ro1">
          <table:table-cell office:value-type="float" office:value="8335954" calcext:value-type="float">
            <text:p>8335954</text:p>
          </table:table-cell>
          <table:table-cell table:formula="of:=TIME( ; ;[.A523]/1000)" office:value-type="time" office:time-value="PT02H18M55.954S" calcext:value-type="time">
            <text:p>02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55.57" calcext:value-type="float">
            <text:p>555.57</text:p>
          </table:table-cell>
          <table:table-cell office:value-type="float" office:value="670.07" calcext:value-type="float">
            <text:p>670.07</text:p>
          </table:table-cell>
        </table:table-row>
        <table:table-row table:style-name="ro1">
          <table:table-cell office:value-type="float" office:value="8351954" calcext:value-type="float">
            <text:p>8351954</text:p>
          </table:table-cell>
          <table:table-cell table:formula="of:=TIME( ; ;[.A524]/1000)" office:value-type="time" office:time-value="PT02H19M11.954S" calcext:value-type="time">
            <text:p>02:1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56.63" calcext:value-type="float">
            <text:p>556.63</text:p>
          </table:table-cell>
          <table:table-cell office:value-type="float" office:value="671.34" calcext:value-type="float">
            <text:p>671.34</text:p>
          </table:table-cell>
        </table:table-row>
        <table:table-row table:style-name="ro1">
          <table:table-cell office:value-type="float" office:value="8367954" calcext:value-type="float">
            <text:p>8367954</text:p>
          </table:table-cell>
          <table:table-cell table:formula="of:=TIME( ; ;[.A525]/1000)" office:value-type="time" office:time-value="PT02H19M27.954S" calcext:value-type="time">
            <text:p>02:19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57.69" calcext:value-type="float">
            <text:p>557.69</text:p>
          </table:table-cell>
          <table:table-cell office:value-type="float" office:value="672.6" calcext:value-type="float">
            <text:p>672.6</text:p>
          </table:table-cell>
        </table:table-row>
        <table:table-row table:style-name="ro1">
          <table:table-cell office:value-type="float" office:value="8383954" calcext:value-type="float">
            <text:p>8383954</text:p>
          </table:table-cell>
          <table:table-cell table:formula="of:=TIME( ; ;[.A526]/1000)" office:value-type="time" office:time-value="PT02H19M43.954S" calcext:value-type="time">
            <text:p>02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58.74" calcext:value-type="float">
            <text:p>558.74</text:p>
          </table:table-cell>
          <table:table-cell office:value-type="float" office:value="673.87" calcext:value-type="float">
            <text:p>673.87</text:p>
          </table:table-cell>
        </table:table-row>
        <table:table-row table:style-name="ro1">
          <table:table-cell office:value-type="float" office:value="8399954" calcext:value-type="float">
            <text:p>8399954</text:p>
          </table:table-cell>
          <table:table-cell table:formula="of:=TIME( ; ;[.A527]/1000)" office:value-type="time" office:time-value="PT02H19M59.954S" calcext:value-type="time">
            <text:p>02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59.8" calcext:value-type="float">
            <text:p>559.8</text:p>
          </table:table-cell>
          <table:table-cell office:value-type="float" office:value="675.13" calcext:value-type="float">
            <text:p>675.13</text:p>
          </table:table-cell>
        </table:table-row>
        <table:table-row table:style-name="ro1">
          <table:table-cell office:value-type="float" office:value="8415954" calcext:value-type="float">
            <text:p>8415954</text:p>
          </table:table-cell>
          <table:table-cell table:formula="of:=TIME( ; ;[.A528]/1000)" office:value-type="time" office:time-value="PT02H20M15.954S" calcext:value-type="time">
            <text:p>02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0.86" calcext:value-type="float">
            <text:p>560.86</text:p>
          </table:table-cell>
          <table:table-cell office:value-type="float" office:value="676.4" calcext:value-type="float">
            <text:p>676.4</text:p>
          </table:table-cell>
        </table:table-row>
        <table:table-row table:style-name="ro1">
          <table:table-cell office:value-type="float" office:value="8431954" calcext:value-type="float">
            <text:p>8431954</text:p>
          </table:table-cell>
          <table:table-cell table:formula="of:=TIME( ; ;[.A529]/1000)" office:value-type="time" office:time-value="PT02H20M31.954S" calcext:value-type="time">
            <text:p>02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61.92" calcext:value-type="float">
            <text:p>561.92</text:p>
          </table:table-cell>
          <table:table-cell office:value-type="float" office:value="677.66" calcext:value-type="float">
            <text:p>677.66</text:p>
          </table:table-cell>
        </table:table-row>
        <table:table-row table:style-name="ro1">
          <table:table-cell office:value-type="float" office:value="8447954" calcext:value-type="float">
            <text:p>8447954</text:p>
          </table:table-cell>
          <table:table-cell table:formula="of:=TIME( ; ;[.A530]/1000)" office:value-type="time" office:time-value="PT02H20M47.954S" calcext:value-type="time">
            <text:p>02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62.97" calcext:value-type="float">
            <text:p>562.97</text:p>
          </table:table-cell>
          <table:table-cell office:value-type="float" office:value="678.92" calcext:value-type="float">
            <text:p>678.92</text:p>
          </table:table-cell>
        </table:table-row>
        <table:table-row table:style-name="ro1">
          <table:table-cell office:value-type="float" office:value="8463954" calcext:value-type="float">
            <text:p>8463954</text:p>
          </table:table-cell>
          <table:table-cell table:formula="of:=TIME( ; ;[.A531]/1000)" office:value-type="time" office:time-value="PT02H21M03.954S" calcext:value-type="time">
            <text:p>02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4.03" calcext:value-type="float">
            <text:p>564.03</text:p>
          </table:table-cell>
          <table:table-cell office:value-type="float" office:value="680.19" calcext:value-type="float">
            <text:p>680.19</text:p>
          </table:table-cell>
        </table:table-row>
        <table:table-row table:style-name="ro1">
          <table:table-cell office:value-type="float" office:value="8479954" calcext:value-type="float">
            <text:p>8479954</text:p>
          </table:table-cell>
          <table:table-cell table:formula="of:=TIME( ; ;[.A532]/1000)" office:value-type="time" office:time-value="PT02H21M19.954S" calcext:value-type="time">
            <text:p>02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5.09" calcext:value-type="float">
            <text:p>565.09</text:p>
          </table:table-cell>
          <table:table-cell office:value-type="float" office:value="681.45" calcext:value-type="float">
            <text:p>681.45</text:p>
          </table:table-cell>
        </table:table-row>
        <table:table-row table:style-name="ro1">
          <table:table-cell office:value-type="float" office:value="8495954" calcext:value-type="float">
            <text:p>8495954</text:p>
          </table:table-cell>
          <table:table-cell table:formula="of:=TIME( ; ;[.A533]/1000)" office:value-type="time" office:time-value="PT02H21M35.954S" calcext:value-type="time">
            <text:p>02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66.15" calcext:value-type="float">
            <text:p>566.15</text:p>
          </table:table-cell>
          <table:table-cell office:value-type="float" office:value="682.72" calcext:value-type="float">
            <text:p>682.72</text:p>
          </table:table-cell>
        </table:table-row>
        <table:table-row table:style-name="ro1">
          <table:table-cell office:value-type="float" office:value="8511954" calcext:value-type="float">
            <text:p>8511954</text:p>
          </table:table-cell>
          <table:table-cell table:formula="of:=TIME( ; ;[.A534]/1000)" office:value-type="time" office:time-value="PT02H21M51.954S" calcext:value-type="time">
            <text:p>02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7.2" calcext:value-type="float">
            <text:p>567.2</text:p>
          </table:table-cell>
          <table:table-cell office:value-type="float" office:value="683.98" calcext:value-type="float">
            <text:p>683.98</text:p>
          </table:table-cell>
        </table:table-row>
        <table:table-row table:style-name="ro1">
          <table:table-cell office:value-type="float" office:value="8527954" calcext:value-type="float">
            <text:p>8527954</text:p>
          </table:table-cell>
          <table:table-cell table:formula="of:=TIME( ; ;[.A535]/1000)" office:value-type="time" office:time-value="PT02H22M07.954S" calcext:value-type="time">
            <text:p>02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68.26" calcext:value-type="float">
            <text:p>568.26</text:p>
          </table:table-cell>
          <table:table-cell office:value-type="float" office:value="685.25" calcext:value-type="float">
            <text:p>685.25</text:p>
          </table:table-cell>
        </table:table-row>
        <table:table-row table:style-name="ro1">
          <table:table-cell office:value-type="float" office:value="8543953" calcext:value-type="float">
            <text:p>8543953</text:p>
          </table:table-cell>
          <table:table-cell table:formula="of:=TIME( ; ;[.A536]/1000)" office:value-type="time" office:time-value="PT02H22M23.953S" calcext:value-type="time">
            <text:p>02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69.32" calcext:value-type="float">
            <text:p>569.32</text:p>
          </table:table-cell>
          <table:table-cell office:value-type="float" office:value="686.51" calcext:value-type="float">
            <text:p>686.51</text:p>
          </table:table-cell>
        </table:table-row>
        <table:table-row table:style-name="ro1">
          <table:table-cell office:value-type="float" office:value="8559954" calcext:value-type="float">
            <text:p>8559954</text:p>
          </table:table-cell>
          <table:table-cell table:formula="of:=TIME( ; ;[.A537]/1000)" office:value-type="time" office:time-value="PT02H22M39.954S" calcext:value-type="time">
            <text:p>02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0.38" calcext:value-type="float">
            <text:p>570.38</text:p>
          </table:table-cell>
          <table:table-cell office:value-type="float" office:value="687.78" calcext:value-type="float">
            <text:p>687.78</text:p>
          </table:table-cell>
        </table:table-row>
        <table:table-row table:style-name="ro1">
          <table:table-cell office:value-type="float" office:value="8575954" calcext:value-type="float">
            <text:p>8575954</text:p>
          </table:table-cell>
          <table:table-cell table:formula="of:=TIME( ; ;[.A538]/1000)" office:value-type="time" office:time-value="PT02H22M55.954S" calcext:value-type="time">
            <text:p>02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1.43" calcext:value-type="float">
            <text:p>571.43</text:p>
          </table:table-cell>
          <table:table-cell office:value-type="float" office:value="689.04" calcext:value-type="float">
            <text:p>689.04</text:p>
          </table:table-cell>
        </table:table-row>
        <table:table-row table:style-name="ro1">
          <table:table-cell office:value-type="float" office:value="8591954" calcext:value-type="float">
            <text:p>8591954</text:p>
          </table:table-cell>
          <table:table-cell table:formula="of:=TIME( ; ;[.A539]/1000)" office:value-type="time" office:time-value="PT02H23M11.954S" calcext:value-type="time">
            <text:p>02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2.49" calcext:value-type="float">
            <text:p>572.49</text:p>
          </table:table-cell>
          <table:table-cell office:value-type="float" office:value="690.31" calcext:value-type="float">
            <text:p>690.31</text:p>
          </table:table-cell>
        </table:table-row>
        <table:table-row table:style-name="ro1">
          <table:table-cell office:value-type="float" office:value="8607954" calcext:value-type="float">
            <text:p>8607954</text:p>
          </table:table-cell>
          <table:table-cell table:formula="of:=TIME( ; ;[.A540]/1000)" office:value-type="time" office:time-value="PT02H23M27.954S" calcext:value-type="time">
            <text:p>02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3.55" calcext:value-type="float">
            <text:p>573.55</text:p>
          </table:table-cell>
          <table:table-cell office:value-type="float" office:value="691.57" calcext:value-type="float">
            <text:p>691.57</text:p>
          </table:table-cell>
        </table:table-row>
        <table:table-row table:style-name="ro1">
          <table:table-cell office:value-type="float" office:value="8623954" calcext:value-type="float">
            <text:p>8623954</text:p>
          </table:table-cell>
          <table:table-cell table:formula="of:=TIME( ; ;[.A541]/1000)" office:value-type="time" office:time-value="PT02H23M43.954S" calcext:value-type="time">
            <text:p>02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74.61" calcext:value-type="float">
            <text:p>574.61</text:p>
          </table:table-cell>
          <table:table-cell office:value-type="float" office:value="692.84" calcext:value-type="float">
            <text:p>692.84</text:p>
          </table:table-cell>
        </table:table-row>
        <table:table-row table:style-name="ro1">
          <table:table-cell office:value-type="float" office:value="8639954" calcext:value-type="float">
            <text:p>8639954</text:p>
          </table:table-cell>
          <table:table-cell table:formula="of:=TIME( ; ;[.A542]/1000)" office:value-type="time" office:time-value="PT02H23M59.954S" calcext:value-type="time">
            <text:p>02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75.66" calcext:value-type="float">
            <text:p>575.66</text:p>
          </table:table-cell>
          <table:table-cell office:value-type="float" office:value="694.1" calcext:value-type="float">
            <text:p>694.1</text:p>
          </table:table-cell>
        </table:table-row>
        <table:table-row table:style-name="ro1">
          <table:table-cell office:value-type="float" office:value="8655954" calcext:value-type="float">
            <text:p>8655954</text:p>
          </table:table-cell>
          <table:table-cell table:formula="of:=TIME( ; ;[.A543]/1000)" office:value-type="time" office:time-value="PT02H24M15.954S" calcext:value-type="time">
            <text:p>02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76.72" calcext:value-type="float">
            <text:p>576.72</text:p>
          </table:table-cell>
          <table:table-cell office:value-type="float" office:value="695.36" calcext:value-type="float">
            <text:p>695.36</text:p>
          </table:table-cell>
        </table:table-row>
        <table:table-row table:style-name="ro1">
          <table:table-cell office:value-type="float" office:value="8671954" calcext:value-type="float">
            <text:p>8671954</text:p>
          </table:table-cell>
          <table:table-cell table:formula="of:=TIME( ; ;[.A544]/1000)" office:value-type="time" office:time-value="PT02H24M31.954S" calcext:value-type="time">
            <text:p>02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7.78" calcext:value-type="float">
            <text:p>577.78</text:p>
          </table:table-cell>
          <table:table-cell office:value-type="float" office:value="696.63" calcext:value-type="float">
            <text:p>696.63</text:p>
          </table:table-cell>
        </table:table-row>
        <table:table-row table:style-name="ro1">
          <table:table-cell office:value-type="float" office:value="8687954" calcext:value-type="float">
            <text:p>8687954</text:p>
          </table:table-cell>
          <table:table-cell table:formula="of:=TIME( ; ;[.A545]/1000)" office:value-type="time" office:time-value="PT02H24M47.954S" calcext:value-type="time">
            <text:p>02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8.84" calcext:value-type="float">
            <text:p>578.84</text:p>
          </table:table-cell>
          <table:table-cell office:value-type="float" office:value="697.89" calcext:value-type="float">
            <text:p>697.89</text:p>
          </table:table-cell>
        </table:table-row>
        <table:table-row table:style-name="ro1">
          <table:table-cell office:value-type="float" office:value="8703954" calcext:value-type="float">
            <text:p>8703954</text:p>
          </table:table-cell>
          <table:table-cell table:formula="of:=TIME( ; ;[.A546]/1000)" office:value-type="time" office:time-value="PT02H25M03.954S" calcext:value-type="time">
            <text:p>02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9.9" calcext:value-type="float">
            <text:p>579.9</text:p>
          </table:table-cell>
          <table:table-cell office:value-type="float" office:value="699.16" calcext:value-type="float">
            <text:p>699.16</text:p>
          </table:table-cell>
        </table:table-row>
        <table:table-row table:style-name="ro1">
          <table:table-cell office:value-type="float" office:value="8719954" calcext:value-type="float">
            <text:p>8719954</text:p>
          </table:table-cell>
          <table:table-cell table:formula="of:=TIME( ; ;[.A547]/1000)" office:value-type="time" office:time-value="PT02H25M19.954S" calcext:value-type="time">
            <text:p>02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0.95" calcext:value-type="float">
            <text:p>580.95</text:p>
          </table:table-cell>
          <table:table-cell office:value-type="float" office:value="700.42" calcext:value-type="float">
            <text:p>700.42</text:p>
          </table:table-cell>
        </table:table-row>
        <table:table-row table:style-name="ro1">
          <table:table-cell office:value-type="float" office:value="8735954" calcext:value-type="float">
            <text:p>8735954</text:p>
          </table:table-cell>
          <table:table-cell table:formula="of:=TIME( ; ;[.A548]/1000)" office:value-type="time" office:time-value="PT02H25M35.954S" calcext:value-type="time">
            <text:p>02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2.01" calcext:value-type="float">
            <text:p>582.01</text:p>
          </table:table-cell>
          <table:table-cell office:value-type="float" office:value="701.69" calcext:value-type="float">
            <text:p>701.69</text:p>
          </table:table-cell>
        </table:table-row>
        <table:table-row table:style-name="ro1">
          <table:table-cell office:value-type="float" office:value="8751954" calcext:value-type="float">
            <text:p>8751954</text:p>
          </table:table-cell>
          <table:table-cell table:formula="of:=TIME( ; ;[.A549]/1000)" office:value-type="time" office:time-value="PT02H25M51.954S" calcext:value-type="time">
            <text:p>02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3.07" calcext:value-type="float">
            <text:p>583.07</text:p>
          </table:table-cell>
          <table:table-cell office:value-type="float" office:value="702.95" calcext:value-type="float">
            <text:p>702.95</text:p>
          </table:table-cell>
        </table:table-row>
        <table:table-row table:style-name="ro1">
          <table:table-cell office:value-type="float" office:value="8767954" calcext:value-type="float">
            <text:p>8767954</text:p>
          </table:table-cell>
          <table:table-cell table:formula="of:=TIME( ; ;[.A550]/1000)" office:value-type="time" office:time-value="PT02H26M07.954S" calcext:value-type="time">
            <text:p>02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4.13" calcext:value-type="float">
            <text:p>584.13</text:p>
          </table:table-cell>
          <table:table-cell office:value-type="float" office:value="704.22" calcext:value-type="float">
            <text:p>704.22</text:p>
          </table:table-cell>
        </table:table-row>
        <table:table-row table:style-name="ro1">
          <table:table-cell office:value-type="float" office:value="8783954" calcext:value-type="float">
            <text:p>8783954</text:p>
          </table:table-cell>
          <table:table-cell table:formula="of:=TIME( ; ;[.A551]/1000)" office:value-type="time" office:time-value="PT02H26M23.954S" calcext:value-type="time">
            <text:p>02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5.18" calcext:value-type="float">
            <text:p>585.18</text:p>
          </table:table-cell>
          <table:table-cell office:value-type="float" office:value="705.48" calcext:value-type="float">
            <text:p>705.48</text:p>
          </table:table-cell>
        </table:table-row>
        <table:table-row table:style-name="ro1">
          <table:table-cell office:value-type="float" office:value="8799954" calcext:value-type="float">
            <text:p>8799954</text:p>
          </table:table-cell>
          <table:table-cell table:formula="of:=TIME( ; ;[.A552]/1000)" office:value-type="time" office:time-value="PT02H26M39.954S" calcext:value-type="time">
            <text:p>02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6.24" calcext:value-type="float">
            <text:p>586.24</text:p>
          </table:table-cell>
          <table:table-cell office:value-type="float" office:value="706.74" calcext:value-type="float">
            <text:p>706.74</text:p>
          </table:table-cell>
        </table:table-row>
        <table:table-row table:style-name="ro1">
          <table:table-cell office:value-type="float" office:value="8815954" calcext:value-type="float">
            <text:p>8815954</text:p>
          </table:table-cell>
          <table:table-cell table:formula="of:=TIME( ; ;[.A553]/1000)" office:value-type="time" office:time-value="PT02H26M55.954S" calcext:value-type="time">
            <text:p>02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7.3" calcext:value-type="float">
            <text:p>587.3</text:p>
          </table:table-cell>
          <table:table-cell office:value-type="float" office:value="708.01" calcext:value-type="float">
            <text:p>708.01</text:p>
          </table:table-cell>
        </table:table-row>
        <table:table-row table:style-name="ro1">
          <table:table-cell office:value-type="float" office:value="8831954" calcext:value-type="float">
            <text:p>8831954</text:p>
          </table:table-cell>
          <table:table-cell table:formula="of:=TIME( ; ;[.A554]/1000)" office:value-type="time" office:time-value="PT02H27M11.954S" calcext:value-type="time">
            <text:p>02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8.36" calcext:value-type="float">
            <text:p>588.36</text:p>
          </table:table-cell>
          <table:table-cell office:value-type="float" office:value="709.27" calcext:value-type="float">
            <text:p>709.27</text:p>
          </table:table-cell>
        </table:table-row>
        <table:table-row table:style-name="ro1">
          <table:table-cell office:value-type="float" office:value="8847954" calcext:value-type="float">
            <text:p>8847954</text:p>
          </table:table-cell>
          <table:table-cell table:formula="of:=TIME( ; ;[.A555]/1000)" office:value-type="time" office:time-value="PT02H27M27.954S" calcext:value-type="time">
            <text:p>02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9.41" calcext:value-type="float">
            <text:p>589.41</text:p>
          </table:table-cell>
          <table:table-cell office:value-type="float" office:value="710.54" calcext:value-type="float">
            <text:p>710.54</text:p>
          </table:table-cell>
        </table:table-row>
        <table:table-row table:style-name="ro1">
          <table:table-cell office:value-type="float" office:value="8863954" calcext:value-type="float">
            <text:p>8863954</text:p>
          </table:table-cell>
          <table:table-cell table:formula="of:=TIME( ; ;[.A556]/1000)" office:value-type="time" office:time-value="PT02H27M43.954S" calcext:value-type="time">
            <text:p>02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90.47" calcext:value-type="float">
            <text:p>590.47</text:p>
          </table:table-cell>
          <table:table-cell office:value-type="float" office:value="711.8" calcext:value-type="float">
            <text:p>711.8</text:p>
          </table:table-cell>
        </table:table-row>
        <table:table-row table:style-name="ro1">
          <table:table-cell office:value-type="float" office:value="8879954" calcext:value-type="float">
            <text:p>8879954</text:p>
          </table:table-cell>
          <table:table-cell table:formula="of:=TIME( ; ;[.A557]/1000)" office:value-type="time" office:time-value="PT02H27M59.954S" calcext:value-type="time">
            <text:p>02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91.53" calcext:value-type="float">
            <text:p>591.53</text:p>
          </table:table-cell>
          <table:table-cell office:value-type="float" office:value="713.07" calcext:value-type="float">
            <text:p>713.07</text:p>
          </table:table-cell>
        </table:table-row>
        <table:table-row table:style-name="ro1">
          <table:table-cell office:value-type="float" office:value="8895954" calcext:value-type="float">
            <text:p>8895954</text:p>
          </table:table-cell>
          <table:table-cell table:formula="of:=TIME( ; ;[.A558]/1000)" office:value-type="time" office:time-value="PT02H28M15.954S" calcext:value-type="time">
            <text:p>02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92.59" calcext:value-type="float">
            <text:p>592.59</text:p>
          </table:table-cell>
          <table:table-cell office:value-type="float" office:value="714.33" calcext:value-type="float">
            <text:p>714.33</text:p>
          </table:table-cell>
        </table:table-row>
        <table:table-row table:style-name="ro1">
          <table:table-cell office:value-type="float" office:value="8911954" calcext:value-type="float">
            <text:p>8911954</text:p>
          </table:table-cell>
          <table:table-cell table:formula="of:=TIME( ; ;[.A559]/1000)" office:value-type="time" office:time-value="PT02H28M31.954S" calcext:value-type="time">
            <text:p>02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93.64" calcext:value-type="float">
            <text:p>593.64</text:p>
          </table:table-cell>
          <table:table-cell office:value-type="float" office:value="715.6" calcext:value-type="float">
            <text:p>715.6</text:p>
          </table:table-cell>
        </table:table-row>
        <table:table-row table:style-name="ro1">
          <table:table-cell office:value-type="float" office:value="8927954" calcext:value-type="float">
            <text:p>8927954</text:p>
          </table:table-cell>
          <table:table-cell table:formula="of:=TIME( ; ;[.A560]/1000)" office:value-type="time" office:time-value="PT02H28M47.954S" calcext:value-type="time">
            <text:p>02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94.7" calcext:value-type="float">
            <text:p>594.7</text:p>
          </table:table-cell>
          <table:table-cell office:value-type="float" office:value="716.86" calcext:value-type="float">
            <text:p>716.86</text:p>
          </table:table-cell>
        </table:table-row>
        <table:table-row table:style-name="ro1">
          <table:table-cell office:value-type="float" office:value="8943954" calcext:value-type="float">
            <text:p>8943954</text:p>
          </table:table-cell>
          <table:table-cell table:formula="of:=TIME( ; ;[.A561]/1000)" office:value-type="time" office:time-value="PT02H29M03.954S" calcext:value-type="time">
            <text:p>02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595.76" calcext:value-type="float">
            <text:p>595.76</text:p>
          </table:table-cell>
          <table:table-cell office:value-type="float" office:value="718.13" calcext:value-type="float">
            <text:p>718.13</text:p>
          </table:table-cell>
        </table:table-row>
        <table:table-row table:style-name="ro1">
          <table:table-cell office:value-type="float" office:value="8959954" calcext:value-type="float">
            <text:p>8959954</text:p>
          </table:table-cell>
          <table:table-cell table:formula="of:=TIME( ; ;[.A562]/1000)" office:value-type="time" office:time-value="PT02H29M19.954S" calcext:value-type="time">
            <text:p>02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96.82" calcext:value-type="float">
            <text:p>596.82</text:p>
          </table:table-cell>
          <table:table-cell office:value-type="float" office:value="719.39" calcext:value-type="float">
            <text:p>719.39</text:p>
          </table:table-cell>
        </table:table-row>
        <table:table-row table:style-name="ro1">
          <table:table-cell office:value-type="float" office:value="8975954" calcext:value-type="float">
            <text:p>8975954</text:p>
          </table:table-cell>
          <table:table-cell table:formula="of:=TIME( ; ;[.A563]/1000)" office:value-type="time" office:time-value="PT02H29M35.954S" calcext:value-type="time">
            <text:p>02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97.87" calcext:value-type="float">
            <text:p>597.87</text:p>
          </table:table-cell>
          <table:table-cell office:value-type="float" office:value="720.65" calcext:value-type="float">
            <text:p>720.65</text:p>
          </table:table-cell>
        </table:table-row>
        <table:table-row table:style-name="ro1">
          <table:table-cell office:value-type="float" office:value="8991954" calcext:value-type="float">
            <text:p>8991954</text:p>
          </table:table-cell>
          <table:table-cell table:formula="of:=TIME( ; ;[.A564]/1000)" office:value-type="time" office:time-value="PT02H29M51.954S" calcext:value-type="time">
            <text:p>02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98.93" calcext:value-type="float">
            <text:p>598.93</text:p>
          </table:table-cell>
          <table:table-cell office:value-type="float" office:value="721.92" calcext:value-type="float">
            <text:p>721.92</text:p>
          </table:table-cell>
        </table:table-row>
        <table:table-row table:style-name="ro1">
          <table:table-cell office:value-type="float" office:value="9007954" calcext:value-type="float">
            <text:p>9007954</text:p>
          </table:table-cell>
          <table:table-cell table:formula="of:=TIME( ; ;[.A565]/1000)" office:value-type="time" office:time-value="PT02H30M07.954S" calcext:value-type="time">
            <text:p>02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99.99" calcext:value-type="float">
            <text:p>599.99</text:p>
          </table:table-cell>
          <table:table-cell office:value-type="float" office:value="723.18" calcext:value-type="float">
            <text:p>723.18</text:p>
          </table:table-cell>
        </table:table-row>
        <table:table-row table:style-name="ro1">
          <table:table-cell office:value-type="float" office:value="9023954" calcext:value-type="float">
            <text:p>9023954</text:p>
          </table:table-cell>
          <table:table-cell table:formula="of:=TIME( ; ;[.A566]/1000)" office:value-type="time" office:time-value="PT02H30M23.954S" calcext:value-type="time">
            <text:p>02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601.04" calcext:value-type="float">
            <text:p>601.04</text:p>
          </table:table-cell>
          <table:table-cell office:value-type="float" office:value="724.45" calcext:value-type="float">
            <text:p>724.45</text:p>
          </table:table-cell>
        </table:table-row>
        <table:table-row table:style-name="ro1">
          <table:table-cell office:value-type="float" office:value="9039954" calcext:value-type="float">
            <text:p>9039954</text:p>
          </table:table-cell>
          <table:table-cell table:formula="of:=TIME( ; ;[.A567]/1000)" office:value-type="time" office:time-value="PT02H30M39.954S" calcext:value-type="time">
            <text:p>02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602.1" calcext:value-type="float">
            <text:p>602.1</text:p>
          </table:table-cell>
          <table:table-cell office:value-type="float" office:value="725.71" calcext:value-type="float">
            <text:p>725.71</text:p>
          </table:table-cell>
        </table:table-row>
        <table:table-row table:style-name="ro1">
          <table:table-cell office:value-type="float" office:value="9055954" calcext:value-type="float">
            <text:p>9055954</text:p>
          </table:table-cell>
          <table:table-cell table:formula="of:=TIME( ; ;[.A568]/1000)" office:value-type="time" office:time-value="PT02H30M55.954S" calcext:value-type="time">
            <text:p>02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03.16" calcext:value-type="float">
            <text:p>603.16</text:p>
          </table:table-cell>
          <table:table-cell office:value-type="float" office:value="726.97" calcext:value-type="float">
            <text:p>726.97</text:p>
          </table:table-cell>
        </table:table-row>
        <table:table-row table:style-name="ro1">
          <table:table-cell office:value-type="float" office:value="9071954" calcext:value-type="float">
            <text:p>9071954</text:p>
          </table:table-cell>
          <table:table-cell table:formula="of:=TIME( ; ;[.A569]/1000)" office:value-type="time" office:time-value="PT02H31M11.954S" calcext:value-type="time">
            <text:p>02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04.22" calcext:value-type="float">
            <text:p>604.22</text:p>
          </table:table-cell>
          <table:table-cell office:value-type="float" office:value="728.24" calcext:value-type="float">
            <text:p>728.24</text:p>
          </table:table-cell>
        </table:table-row>
        <table:table-row table:style-name="ro1">
          <table:table-cell office:value-type="float" office:value="9087954" calcext:value-type="float">
            <text:p>9087954</text:p>
          </table:table-cell>
          <table:table-cell table:formula="of:=TIME( ; ;[.A570]/1000)" office:value-type="time" office:time-value="PT02H31M27.954S" calcext:value-type="time">
            <text:p>02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605.27" calcext:value-type="float">
            <text:p>605.27</text:p>
          </table:table-cell>
          <table:table-cell office:value-type="float" office:value="729.5" calcext:value-type="float">
            <text:p>729.5</text:p>
          </table:table-cell>
        </table:table-row>
        <table:table-row table:style-name="ro1">
          <table:table-cell office:value-type="float" office:value="9103954" calcext:value-type="float">
            <text:p>9103954</text:p>
          </table:table-cell>
          <table:table-cell table:formula="of:=TIME( ; ;[.A571]/1000)" office:value-type="time" office:time-value="PT02H31M43.954S" calcext:value-type="time">
            <text:p>02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06.33" calcext:value-type="float">
            <text:p>606.33</text:p>
          </table:table-cell>
          <table:table-cell office:value-type="float" office:value="730.77" calcext:value-type="float">
            <text:p>730.77</text:p>
          </table:table-cell>
        </table:table-row>
        <table:table-row table:style-name="ro1">
          <table:table-cell office:value-type="float" office:value="9119954" calcext:value-type="float">
            <text:p>9119954</text:p>
          </table:table-cell>
          <table:table-cell table:formula="of:=TIME( ; ;[.A572]/1000)" office:value-type="time" office:time-value="PT02H31M59.954S" calcext:value-type="time">
            <text:p>02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07.39" calcext:value-type="float">
            <text:p>607.39</text:p>
          </table:table-cell>
          <table:table-cell office:value-type="float" office:value="732.03" calcext:value-type="float">
            <text:p>732.03</text:p>
          </table:table-cell>
        </table:table-row>
        <table:table-row table:style-name="ro1">
          <table:table-cell office:value-type="float" office:value="9135954" calcext:value-type="float">
            <text:p>9135954</text:p>
          </table:table-cell>
          <table:table-cell table:formula="of:=TIME( ; ;[.A573]/1000)" office:value-type="time" office:time-value="PT02H32M15.954S" calcext:value-type="time">
            <text:p>02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608.44" calcext:value-type="float">
            <text:p>608.44</text:p>
          </table:table-cell>
          <table:table-cell office:value-type="float" office:value="733.29" calcext:value-type="float">
            <text:p>733.29</text:p>
          </table:table-cell>
        </table:table-row>
        <table:table-row table:style-name="ro1">
          <table:table-cell office:value-type="float" office:value="9151954" calcext:value-type="float">
            <text:p>9151954</text:p>
          </table:table-cell>
          <table:table-cell table:formula="of:=TIME( ; ;[.A574]/1000)" office:value-type="time" office:time-value="PT02H32M31.954S" calcext:value-type="time">
            <text:p>02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09.5" calcext:value-type="float">
            <text:p>609.5</text:p>
          </table:table-cell>
          <table:table-cell office:value-type="float" office:value="734.56" calcext:value-type="float">
            <text:p>734.56</text:p>
          </table:table-cell>
        </table:table-row>
        <table:table-row table:style-name="ro1">
          <table:table-cell office:value-type="float" office:value="9167954" calcext:value-type="float">
            <text:p>9167954</text:p>
          </table:table-cell>
          <table:table-cell table:formula="of:=TIME( ; ;[.A575]/1000)" office:value-type="time" office:time-value="PT02H32M47.954S" calcext:value-type="time">
            <text:p>02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10.56" calcext:value-type="float">
            <text:p>610.56</text:p>
          </table:table-cell>
          <table:table-cell office:value-type="float" office:value="735.82" calcext:value-type="float">
            <text:p>735.82</text:p>
          </table:table-cell>
        </table:table-row>
        <table:table-row table:style-name="ro1">
          <table:table-cell office:value-type="float" office:value="9183954" calcext:value-type="float">
            <text:p>9183954</text:p>
          </table:table-cell>
          <table:table-cell table:formula="of:=TIME( ; ;[.A576]/1000)" office:value-type="time" office:time-value="PT02H33M03.954S" calcext:value-type="time">
            <text:p>02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11.61" calcext:value-type="float">
            <text:p>611.61</text:p>
          </table:table-cell>
          <table:table-cell office:value-type="float" office:value="737.08" calcext:value-type="float">
            <text:p>737.08</text:p>
          </table:table-cell>
        </table:table-row>
        <table:table-row table:style-name="ro1">
          <table:table-cell office:value-type="float" office:value="9199954" calcext:value-type="float">
            <text:p>9199954</text:p>
          </table:table-cell>
          <table:table-cell table:formula="of:=TIME( ; ;[.A577]/1000)" office:value-type="time" office:time-value="PT02H33M19.954S" calcext:value-type="time">
            <text:p>02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12.67" calcext:value-type="float">
            <text:p>612.67</text:p>
          </table:table-cell>
          <table:table-cell office:value-type="float" office:value="738.35" calcext:value-type="float">
            <text:p>738.35</text:p>
          </table:table-cell>
        </table:table-row>
        <table:table-row table:style-name="ro1">
          <table:table-cell office:value-type="float" office:value="9215954" calcext:value-type="float">
            <text:p>9215954</text:p>
          </table:table-cell>
          <table:table-cell table:formula="of:=TIME( ; ;[.A578]/1000)" office:value-type="time" office:time-value="PT02H33M35.954S" calcext:value-type="time">
            <text:p>02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613.73" calcext:value-type="float">
            <text:p>613.73</text:p>
          </table:table-cell>
          <table:table-cell office:value-type="float" office:value="739.61" calcext:value-type="float">
            <text:p>739.61</text:p>
          </table:table-cell>
        </table:table-row>
        <table:table-row table:style-name="ro1">
          <table:table-cell office:value-type="float" office:value="9231954" calcext:value-type="float">
            <text:p>9231954</text:p>
          </table:table-cell>
          <table:table-cell table:formula="of:=TIME( ; ;[.A579]/1000)" office:value-type="time" office:time-value="PT02H33M51.954S" calcext:value-type="time">
            <text:p>02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14.78" calcext:value-type="float">
            <text:p>614.78</text:p>
          </table:table-cell>
          <table:table-cell office:value-type="float" office:value="740.88" calcext:value-type="float">
            <text:p>740.88</text:p>
          </table:table-cell>
        </table:table-row>
        <table:table-row table:style-name="ro1">
          <table:table-cell office:value-type="float" office:value="9247954" calcext:value-type="float">
            <text:p>9247954</text:p>
          </table:table-cell>
          <table:table-cell table:formula="of:=TIME( ; ;[.A580]/1000)" office:value-type="time" office:time-value="PT02H34M07.954S" calcext:value-type="time">
            <text:p>02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15.84" calcext:value-type="float">
            <text:p>615.84</text:p>
          </table:table-cell>
          <table:table-cell office:value-type="float" office:value="742.14" calcext:value-type="float">
            <text:p>742.14</text:p>
          </table:table-cell>
        </table:table-row>
        <table:table-row table:style-name="ro1">
          <table:table-cell office:value-type="float" office:value="9263954" calcext:value-type="float">
            <text:p>9263954</text:p>
          </table:table-cell>
          <table:table-cell table:formula="of:=TIME( ; ;[.A581]/1000)" office:value-type="time" office:time-value="PT02H34M23.954S" calcext:value-type="time">
            <text:p>02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16.9" calcext:value-type="float">
            <text:p>616.9</text:p>
          </table:table-cell>
          <table:table-cell office:value-type="float" office:value="743.4" calcext:value-type="float">
            <text:p>743.4</text:p>
          </table:table-cell>
        </table:table-row>
        <table:table-row table:style-name="ro1">
          <table:table-cell office:value-type="float" office:value="9279954" calcext:value-type="float">
            <text:p>9279954</text:p>
          </table:table-cell>
          <table:table-cell table:formula="of:=TIME( ; ;[.A582]/1000)" office:value-type="time" office:time-value="PT02H34M39.954S" calcext:value-type="time">
            <text:p>02:34:4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17.95" calcext:value-type="float">
            <text:p>617.95</text:p>
          </table:table-cell>
          <table:table-cell office:value-type="float" office:value="744.67" calcext:value-type="float">
            <text:p>744.67</text:p>
          </table:table-cell>
        </table:table-row>
        <table:table-row table:style-name="ro1">
          <table:table-cell office:value-type="float" office:value="9295954" calcext:value-type="float">
            <text:p>9295954</text:p>
          </table:table-cell>
          <table:table-cell table:formula="of:=TIME( ; ;[.A583]/1000)" office:value-type="time" office:time-value="PT02H34M55.954S" calcext:value-type="time">
            <text:p>02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619.01" calcext:value-type="float">
            <text:p>619.01</text:p>
          </table:table-cell>
          <table:table-cell office:value-type="float" office:value="745.93" calcext:value-type="float">
            <text:p>745.93</text:p>
          </table:table-cell>
        </table:table-row>
        <table:table-row table:style-name="ro1">
          <table:table-cell office:value-type="float" office:value="9311954" calcext:value-type="float">
            <text:p>9311954</text:p>
          </table:table-cell>
          <table:table-cell table:formula="of:=TIME( ; ;[.A584]/1000)" office:value-type="time" office:time-value="PT02H35M11.954S" calcext:value-type="time">
            <text:p>02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20.07" calcext:value-type="float">
            <text:p>620.07</text:p>
          </table:table-cell>
          <table:table-cell office:value-type="float" office:value="747.19" calcext:value-type="float">
            <text:p>747.19</text:p>
          </table:table-cell>
        </table:table-row>
        <table:table-row table:style-name="ro1">
          <table:table-cell office:value-type="float" office:value="9327954" calcext:value-type="float">
            <text:p>9327954</text:p>
          </table:table-cell>
          <table:table-cell table:formula="of:=TIME( ; ;[.A585]/1000)" office:value-type="time" office:time-value="PT02H35M27.954S" calcext:value-type="time">
            <text:p>02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21.12" calcext:value-type="float">
            <text:p>621.12</text:p>
          </table:table-cell>
          <table:table-cell office:value-type="float" office:value="748.46" calcext:value-type="float">
            <text:p>748.46</text:p>
          </table:table-cell>
        </table:table-row>
        <table:table-row table:style-name="ro1">
          <table:table-cell office:value-type="float" office:value="9343954" calcext:value-type="float">
            <text:p>9343954</text:p>
          </table:table-cell>
          <table:table-cell table:formula="of:=TIME( ; ;[.A586]/1000)" office:value-type="time" office:time-value="PT02H35M43.954S" calcext:value-type="time">
            <text:p>02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622.18" calcext:value-type="float">
            <text:p>622.18</text:p>
          </table:table-cell>
          <table:table-cell office:value-type="float" office:value="749.72" calcext:value-type="float">
            <text:p>749.72</text:p>
          </table:table-cell>
        </table:table-row>
        <table:table-row table:style-name="ro1">
          <table:table-cell office:value-type="float" office:value="9359954" calcext:value-type="float">
            <text:p>9359954</text:p>
          </table:table-cell>
          <table:table-cell table:formula="of:=TIME( ; ;[.A587]/1000)" office:value-type="time" office:time-value="PT02H35M59.954S" calcext:value-type="time">
            <text:p>02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23.24" calcext:value-type="float">
            <text:p>623.24</text:p>
          </table:table-cell>
          <table:table-cell office:value-type="float" office:value="750.98" calcext:value-type="float">
            <text:p>750.98</text:p>
          </table:table-cell>
        </table:table-row>
        <table:table-row table:style-name="ro1">
          <table:table-cell office:value-type="float" office:value="9375954" calcext:value-type="float">
            <text:p>9375954</text:p>
          </table:table-cell>
          <table:table-cell table:formula="of:=TIME( ; ;[.A588]/1000)" office:value-type="time" office:time-value="PT02H36M15.954S" calcext:value-type="time">
            <text:p>02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24.29" calcext:value-type="float">
            <text:p>624.29</text:p>
          </table:table-cell>
          <table:table-cell office:value-type="float" office:value="752.25" calcext:value-type="float">
            <text:p>752.25</text:p>
          </table:table-cell>
        </table:table-row>
        <table:table-row table:style-name="ro1">
          <table:table-cell office:value-type="float" office:value="9391954" calcext:value-type="float">
            <text:p>9391954</text:p>
          </table:table-cell>
          <table:table-cell table:formula="of:=TIME( ; ;[.A589]/1000)" office:value-type="time" office:time-value="PT02H36M31.954S" calcext:value-type="time">
            <text:p>02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625.35" calcext:value-type="float">
            <text:p>625.35</text:p>
          </table:table-cell>
          <table:table-cell office:value-type="float" office:value="753.51" calcext:value-type="float">
            <text:p>753.51</text:p>
          </table:table-cell>
        </table:table-row>
        <table:table-row table:style-name="ro1">
          <table:table-cell office:value-type="float" office:value="9407953" calcext:value-type="float">
            <text:p>9407953</text:p>
          </table:table-cell>
          <table:table-cell table:formula="of:=TIME( ; ;[.A590]/1000)" office:value-type="time" office:time-value="PT02H36M47.953S" calcext:value-type="time">
            <text:p>02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626.41" calcext:value-type="float">
            <text:p>626.41</text:p>
          </table:table-cell>
          <table:table-cell office:value-type="float" office:value="754.77" calcext:value-type="float">
            <text:p>754.77</text:p>
          </table:table-cell>
        </table:table-row>
        <table:table-row table:style-name="ro1">
          <table:table-cell office:value-type="float" office:value="9423954" calcext:value-type="float">
            <text:p>9423954</text:p>
          </table:table-cell>
          <table:table-cell table:formula="of:=TIME( ; ;[.A591]/1000)" office:value-type="time" office:time-value="PT02H37M03.954S" calcext:value-type="time">
            <text:p>02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627.46" calcext:value-type="float">
            <text:p>627.46</text:p>
          </table:table-cell>
          <table:table-cell office:value-type="float" office:value="756.04" calcext:value-type="float">
            <text:p>756.04</text:p>
          </table:table-cell>
        </table:table-row>
        <table:table-row table:style-name="ro1">
          <table:table-cell office:value-type="float" office:value="9439954" calcext:value-type="float">
            <text:p>9439954</text:p>
          </table:table-cell>
          <table:table-cell table:formula="of:=TIME( ; ;[.A592]/1000)" office:value-type="time" office:time-value="PT02H37M19.954S" calcext:value-type="time">
            <text:p>02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28.52" calcext:value-type="float">
            <text:p>628.52</text:p>
          </table:table-cell>
          <table:table-cell office:value-type="float" office:value="757.3" calcext:value-type="float">
            <text:p>757.3</text:p>
          </table:table-cell>
        </table:table-row>
        <table:table-row table:style-name="ro1">
          <table:table-cell office:value-type="float" office:value="9455954" calcext:value-type="float">
            <text:p>9455954</text:p>
          </table:table-cell>
          <table:table-cell table:formula="of:=TIME( ; ;[.A593]/1000)" office:value-type="time" office:time-value="PT02H37M35.954S" calcext:value-type="time">
            <text:p>02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629.58" calcext:value-type="float">
            <text:p>629.58</text:p>
          </table:table-cell>
          <table:table-cell office:value-type="float" office:value="758.56" calcext:value-type="float">
            <text:p>758.56</text:p>
          </table:table-cell>
        </table:table-row>
        <table:table-row table:style-name="ro1">
          <table:table-cell office:value-type="float" office:value="9471954" calcext:value-type="float">
            <text:p>9471954</text:p>
          </table:table-cell>
          <table:table-cell table:formula="of:=TIME( ; ;[.A594]/1000)" office:value-type="time" office:time-value="PT02H37M51.954S" calcext:value-type="time">
            <text:p>02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8" calcext:value-type="float">
            <text:p>237.8</text:p>
          </table:table-cell>
          <table:table-cell office:value-type="float" office:value="283.4" calcext:value-type="float">
            <text:p>283.4</text:p>
          </table:table-cell>
          <table:table-cell office:value-type="float" office:value="630.63" calcext:value-type="float">
            <text:p>630.63</text:p>
          </table:table-cell>
          <table:table-cell office:value-type="float" office:value="759.83" calcext:value-type="float">
            <text:p>759.83</text:p>
          </table:table-cell>
        </table:table-row>
        <table:table-row table:style-name="ro1">
          <table:table-cell office:value-type="float" office:value="9487953" calcext:value-type="float">
            <text:p>9487953</text:p>
          </table:table-cell>
          <table:table-cell table:formula="of:=TIME( ; ;[.A595]/1000)" office:value-type="time" office:time-value="PT02H38M07.953S" calcext:value-type="time">
            <text:p>02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631.69" calcext:value-type="float">
            <text:p>631.69</text:p>
          </table:table-cell>
          <table:table-cell office:value-type="float" office:value="761.09" calcext:value-type="float">
            <text:p>761.09</text:p>
          </table:table-cell>
        </table:table-row>
        <table:table-row table:style-name="ro1">
          <table:table-cell office:value-type="float" office:value="9503954" calcext:value-type="float">
            <text:p>9503954</text:p>
          </table:table-cell>
          <table:table-cell table:formula="of:=TIME( ; ;[.A596]/1000)" office:value-type="time" office:time-value="PT02H38M23.954S" calcext:value-type="time">
            <text:p>02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9" calcext:value-type="float">
            <text:p>283.29</text:p>
          </table:table-cell>
          <table:table-cell office:value-type="float" office:value="632.75" calcext:value-type="float">
            <text:p>632.75</text:p>
          </table:table-cell>
          <table:table-cell office:value-type="float" office:value="762.35" calcext:value-type="float">
            <text:p>762.35</text:p>
          </table:table-cell>
        </table:table-row>
        <table:table-row table:style-name="ro1">
          <table:table-cell office:value-type="float" office:value="9519954" calcext:value-type="float">
            <text:p>9519954</text:p>
          </table:table-cell>
          <table:table-cell table:formula="of:=TIME( ; ;[.A597]/1000)" office:value-type="time" office:time-value="PT02H38M39.954S" calcext:value-type="time">
            <text:p>02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33.8" calcext:value-type="float">
            <text:p>633.8</text:p>
          </table:table-cell>
          <table:table-cell office:value-type="float" office:value="763.62" calcext:value-type="float">
            <text:p>763.62</text:p>
          </table:table-cell>
        </table:table-row>
        <table:table-row table:style-name="ro1">
          <table:table-cell office:value-type="float" office:value="9535954" calcext:value-type="float">
            <text:p>9535954</text:p>
          </table:table-cell>
          <table:table-cell table:formula="of:=TIME( ; ;[.A598]/1000)" office:value-type="time" office:time-value="PT02H38M55.954S" calcext:value-type="time">
            <text:p>02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34.86" calcext:value-type="float">
            <text:p>634.86</text:p>
          </table:table-cell>
          <table:table-cell office:value-type="float" office:value="764.88" calcext:value-type="float">
            <text:p>764.88</text:p>
          </table:table-cell>
        </table:table-row>
        <table:table-row table:style-name="ro1">
          <table:table-cell office:value-type="float" office:value="9551954" calcext:value-type="float">
            <text:p>9551954</text:p>
          </table:table-cell>
          <table:table-cell table:formula="of:=TIME( ; ;[.A599]/1000)" office:value-type="time" office:time-value="PT02H39M11.954S" calcext:value-type="time">
            <text:p>02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635.92" calcext:value-type="float">
            <text:p>635.92</text:p>
          </table:table-cell>
          <table:table-cell office:value-type="float" office:value="766.14" calcext:value-type="float">
            <text:p>766.14</text:p>
          </table:table-cell>
        </table:table-row>
        <table:table-row table:style-name="ro1">
          <table:table-cell office:value-type="float" office:value="9567954" calcext:value-type="float">
            <text:p>9567954</text:p>
          </table:table-cell>
          <table:table-cell table:formula="of:=TIME( ; ;[.A600]/1000)" office:value-type="time" office:time-value="PT02H39M27.954S" calcext:value-type="time">
            <text:p>02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636.97" calcext:value-type="float">
            <text:p>636.97</text:p>
          </table:table-cell>
          <table:table-cell office:value-type="float" office:value="767.41" calcext:value-type="float">
            <text:p>767.41</text:p>
          </table:table-cell>
        </table:table-row>
        <table:table-row table:style-name="ro1">
          <table:table-cell office:value-type="float" office:value="9583954" calcext:value-type="float">
            <text:p>9583954</text:p>
          </table:table-cell>
          <table:table-cell table:formula="of:=TIME( ; ;[.A601]/1000)" office:value-type="time" office:time-value="PT02H39M43.954S" calcext:value-type="time">
            <text:p>02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38.03" calcext:value-type="float">
            <text:p>638.03</text:p>
          </table:table-cell>
          <table:table-cell office:value-type="float" office:value="768.67" calcext:value-type="float">
            <text:p>768.67</text:p>
          </table:table-cell>
        </table:table-row>
        <table:table-row table:style-name="ro1">
          <table:table-cell office:value-type="float" office:value="9599954" calcext:value-type="float">
            <text:p>9599954</text:p>
          </table:table-cell>
          <table:table-cell table:formula="of:=TIME( ; ;[.A602]/1000)" office:value-type="time" office:time-value="PT02H39M59.954S" calcext:value-type="time">
            <text:p>02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639.09" calcext:value-type="float">
            <text:p>639.09</text:p>
          </table:table-cell>
          <table:table-cell office:value-type="float" office:value="769.93" calcext:value-type="float">
            <text:p>769.93</text:p>
          </table:table-cell>
        </table:table-row>
        <table:table-row table:style-name="ro1">
          <table:table-cell office:value-type="float" office:value="9615954" calcext:value-type="float">
            <text:p>9615954</text:p>
          </table:table-cell>
          <table:table-cell table:formula="of:=TIME( ; ;[.A603]/1000)" office:value-type="time" office:time-value="PT02H40M15.954S" calcext:value-type="time">
            <text:p>02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640.14" calcext:value-type="float">
            <text:p>640.14</text:p>
          </table:table-cell>
          <table:table-cell office:value-type="float" office:value="771.2" calcext:value-type="float">
            <text:p>771.2</text:p>
          </table:table-cell>
        </table:table-row>
        <table:table-row table:style-name="ro1">
          <table:table-cell office:value-type="float" office:value="9631954" calcext:value-type="float">
            <text:p>9631954</text:p>
          </table:table-cell>
          <table:table-cell table:formula="of:=TIME( ; ;[.A604]/1000)" office:value-type="time" office:time-value="PT02H40M31.954S" calcext:value-type="time">
            <text:p>02:40:3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641.2" calcext:value-type="float">
            <text:p>641.2</text:p>
          </table:table-cell>
          <table:table-cell office:value-type="float" office:value="772.46" calcext:value-type="float">
            <text:p>772.46</text:p>
          </table:table-cell>
        </table:table-row>
        <table:table-row table:style-name="ro1">
          <table:table-cell office:value-type="float" office:value="9647954" calcext:value-type="float">
            <text:p>9647954</text:p>
          </table:table-cell>
          <table:table-cell table:formula="of:=TIME( ; ;[.A605]/1000)" office:value-type="time" office:time-value="PT02H40M47.954S" calcext:value-type="time">
            <text:p>02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42.26" calcext:value-type="float">
            <text:p>642.26</text:p>
          </table:table-cell>
          <table:table-cell office:value-type="float" office:value="773.72" calcext:value-type="float">
            <text:p>773.72</text:p>
          </table:table-cell>
        </table:table-row>
        <table:table-row table:style-name="ro1">
          <table:table-cell office:value-type="float" office:value="9663954" calcext:value-type="float">
            <text:p>9663954</text:p>
          </table:table-cell>
          <table:table-cell table:formula="of:=TIME( ; ;[.A606]/1000)" office:value-type="time" office:time-value="PT02H41M03.954S" calcext:value-type="time">
            <text:p>02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643.31" calcext:value-type="float">
            <text:p>643.31</text:p>
          </table:table-cell>
          <table:table-cell office:value-type="float" office:value="774.99" calcext:value-type="float">
            <text:p>774.99</text:p>
          </table:table-cell>
        </table:table-row>
        <table:table-row table:style-name="ro1">
          <table:table-cell office:value-type="float" office:value="9679954" calcext:value-type="float">
            <text:p>9679954</text:p>
          </table:table-cell>
          <table:table-cell table:formula="of:=TIME( ; ;[.A607]/1000)" office:value-type="time" office:time-value="PT02H41M19.954S" calcext:value-type="time">
            <text:p>02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644.37" calcext:value-type="float">
            <text:p>644.37</text:p>
          </table:table-cell>
          <table:table-cell office:value-type="float" office:value="776.25" calcext:value-type="float">
            <text:p>776.25</text:p>
          </table:table-cell>
        </table:table-row>
        <table:table-row table:style-name="ro1">
          <table:table-cell office:value-type="float" office:value="9695954" calcext:value-type="float">
            <text:p>9695954</text:p>
          </table:table-cell>
          <table:table-cell table:formula="of:=TIME( ; ;[.A608]/1000)" office:value-type="time" office:time-value="PT02H41M35.954S" calcext:value-type="time">
            <text:p>02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45.43" calcext:value-type="float">
            <text:p>645.43</text:p>
          </table:table-cell>
          <table:table-cell office:value-type="float" office:value="777.51" calcext:value-type="float">
            <text:p>777.51</text:p>
          </table:table-cell>
        </table:table-row>
        <table:table-row table:style-name="ro1">
          <table:table-cell office:value-type="float" office:value="9711954" calcext:value-type="float">
            <text:p>9711954</text:p>
          </table:table-cell>
          <table:table-cell table:formula="of:=TIME( ; ;[.A609]/1000)" office:value-type="time" office:time-value="PT02H41M51.954S" calcext:value-type="time">
            <text:p>02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46.48" calcext:value-type="float">
            <text:p>646.48</text:p>
          </table:table-cell>
          <table:table-cell office:value-type="float" office:value="778.77" calcext:value-type="float">
            <text:p>778.77</text:p>
          </table:table-cell>
        </table:table-row>
        <table:table-row table:style-name="ro1">
          <table:table-cell office:value-type="float" office:value="9727954" calcext:value-type="float">
            <text:p>9727954</text:p>
          </table:table-cell>
          <table:table-cell table:formula="of:=TIME( ; ;[.A610]/1000)" office:value-type="time" office:time-value="PT02H42M07.954S" calcext:value-type="time">
            <text:p>02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47.54" calcext:value-type="float">
            <text:p>647.54</text:p>
          </table:table-cell>
          <table:table-cell office:value-type="float" office:value="780.04" calcext:value-type="float">
            <text:p>780.04</text:p>
          </table:table-cell>
        </table:table-row>
        <table:table-row table:style-name="ro1">
          <table:table-cell office:value-type="float" office:value="9743954" calcext:value-type="float">
            <text:p>9743954</text:p>
          </table:table-cell>
          <table:table-cell table:formula="of:=TIME( ; ;[.A611]/1000)" office:value-type="time" office:time-value="PT02H42M23.954S" calcext:value-type="time">
            <text:p>02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648.6" calcext:value-type="float">
            <text:p>648.6</text:p>
          </table:table-cell>
          <table:table-cell office:value-type="float" office:value="781.3" calcext:value-type="float">
            <text:p>781.3</text:p>
          </table:table-cell>
        </table:table-row>
        <table:table-row table:style-name="ro1">
          <table:table-cell office:value-type="float" office:value="9759954" calcext:value-type="float">
            <text:p>9759954</text:p>
          </table:table-cell>
          <table:table-cell table:formula="of:=TIME( ; ;[.A612]/1000)" office:value-type="time" office:time-value="PT02H42M39.954S" calcext:value-type="time">
            <text:p>02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49.65" calcext:value-type="float">
            <text:p>649.65</text:p>
          </table:table-cell>
          <table:table-cell office:value-type="float" office:value="782.56" calcext:value-type="float">
            <text:p>782.56</text:p>
          </table:table-cell>
        </table:table-row>
        <table:table-row table:style-name="ro1">
          <table:table-cell office:value-type="float" office:value="9775954" calcext:value-type="float">
            <text:p>9775954</text:p>
          </table:table-cell>
          <table:table-cell table:formula="of:=TIME( ; ;[.A613]/1000)" office:value-type="time" office:time-value="PT02H42M55.954S" calcext:value-type="time">
            <text:p>02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50.71" calcext:value-type="float">
            <text:p>650.71</text:p>
          </table:table-cell>
          <table:table-cell office:value-type="float" office:value="783.83" calcext:value-type="float">
            <text:p>783.83</text:p>
          </table:table-cell>
        </table:table-row>
        <table:table-row table:style-name="ro1">
          <table:table-cell office:value-type="float" office:value="9791954" calcext:value-type="float">
            <text:p>9791954</text:p>
          </table:table-cell>
          <table:table-cell table:formula="of:=TIME( ; ;[.A614]/1000)" office:value-type="time" office:time-value="PT02H43M11.954S" calcext:value-type="time">
            <text:p>02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51.77" calcext:value-type="float">
            <text:p>651.77</text:p>
          </table:table-cell>
          <table:table-cell office:value-type="float" office:value="785.09" calcext:value-type="float">
            <text:p>785.09</text:p>
          </table:table-cell>
        </table:table-row>
        <table:table-row table:style-name="ro1">
          <table:table-cell office:value-type="float" office:value="9807954" calcext:value-type="float">
            <text:p>9807954</text:p>
          </table:table-cell>
          <table:table-cell table:formula="of:=TIME( ; ;[.A615]/1000)" office:value-type="time" office:time-value="PT02H43M27.954S" calcext:value-type="time">
            <text:p>02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52.82" calcext:value-type="float">
            <text:p>652.82</text:p>
          </table:table-cell>
          <table:table-cell office:value-type="float" office:value="786.35" calcext:value-type="float">
            <text:p>786.35</text:p>
          </table:table-cell>
        </table:table-row>
        <table:table-row table:style-name="ro1">
          <table:table-cell office:value-type="float" office:value="9823954" calcext:value-type="float">
            <text:p>9823954</text:p>
          </table:table-cell>
          <table:table-cell table:formula="of:=TIME( ; ;[.A616]/1000)" office:value-type="time" office:time-value="PT02H43M43.954S" calcext:value-type="time">
            <text:p>02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53.88" calcext:value-type="float">
            <text:p>653.88</text:p>
          </table:table-cell>
          <table:table-cell office:value-type="float" office:value="787.61" calcext:value-type="float">
            <text:p>787.61</text:p>
          </table:table-cell>
        </table:table-row>
        <table:table-row table:style-name="ro1">
          <table:table-cell office:value-type="float" office:value="9839954" calcext:value-type="float">
            <text:p>9839954</text:p>
          </table:table-cell>
          <table:table-cell table:formula="of:=TIME( ; ;[.A617]/1000)" office:value-type="time" office:time-value="PT02H43M59.954S" calcext:value-type="time">
            <text:p>02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654.94" calcext:value-type="float">
            <text:p>654.94</text:p>
          </table:table-cell>
          <table:table-cell office:value-type="float" office:value="788.88" calcext:value-type="float">
            <text:p>788.88</text:p>
          </table:table-cell>
        </table:table-row>
        <table:table-row table:style-name="ro1">
          <table:table-cell office:value-type="float" office:value="9855954" calcext:value-type="float">
            <text:p>9855954</text:p>
          </table:table-cell>
          <table:table-cell table:formula="of:=TIME( ; ;[.A618]/1000)" office:value-type="time" office:time-value="PT02H44M15.954S" calcext:value-type="time">
            <text:p>02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55.99" calcext:value-type="float">
            <text:p>655.99</text:p>
          </table:table-cell>
          <table:table-cell office:value-type="float" office:value="790.14" calcext:value-type="float">
            <text:p>790.14</text:p>
          </table:table-cell>
        </table:table-row>
        <table:table-row table:style-name="ro1">
          <table:table-cell office:value-type="float" office:value="9871954" calcext:value-type="float">
            <text:p>9871954</text:p>
          </table:table-cell>
          <table:table-cell table:formula="of:=TIME( ; ;[.A619]/1000)" office:value-type="time" office:time-value="PT02H44M31.954S" calcext:value-type="time">
            <text:p>02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57.05" calcext:value-type="float">
            <text:p>657.05</text:p>
          </table:table-cell>
          <table:table-cell office:value-type="float" office:value="791.4" calcext:value-type="float">
            <text:p>791.4</text:p>
          </table:table-cell>
        </table:table-row>
        <table:table-row table:style-name="ro1">
          <table:table-cell office:value-type="float" office:value="9887954" calcext:value-type="float">
            <text:p>9887954</text:p>
          </table:table-cell>
          <table:table-cell table:formula="of:=TIME( ; ;[.A620]/1000)" office:value-type="time" office:time-value="PT02H44M47.954S" calcext:value-type="time">
            <text:p>02:44:4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58.1" calcext:value-type="float">
            <text:p>658.1</text:p>
          </table:table-cell>
          <table:table-cell office:value-type="float" office:value="792.66" calcext:value-type="float">
            <text:p>792.66</text:p>
          </table:table-cell>
        </table:table-row>
        <table:table-row table:style-name="ro1">
          <table:table-cell office:value-type="float" office:value="9903954" calcext:value-type="float">
            <text:p>9903954</text:p>
          </table:table-cell>
          <table:table-cell table:formula="of:=TIME( ; ;[.A621]/1000)" office:value-type="time" office:time-value="PT02H45M03.954S" calcext:value-type="time">
            <text:p>02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659.16" calcext:value-type="float">
            <text:p>659.16</text:p>
          </table:table-cell>
          <table:table-cell office:value-type="float" office:value="793.93" calcext:value-type="float">
            <text:p>793.93</text:p>
          </table:table-cell>
        </table:table-row>
        <table:table-row table:style-name="ro1">
          <table:table-cell office:value-type="float" office:value="9919954" calcext:value-type="float">
            <text:p>9919954</text:p>
          </table:table-cell>
          <table:table-cell table:formula="of:=TIME( ; ;[.A622]/1000)" office:value-type="time" office:time-value="PT02H45M19.954S" calcext:value-type="time">
            <text:p>02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60.22" calcext:value-type="float">
            <text:p>660.22</text:p>
          </table:table-cell>
          <table:table-cell office:value-type="float" office:value="795.19" calcext:value-type="float">
            <text:p>795.19</text:p>
          </table:table-cell>
        </table:table-row>
        <table:table-row table:style-name="ro1">
          <table:table-cell office:value-type="float" office:value="9935954" calcext:value-type="float">
            <text:p>9935954</text:p>
          </table:table-cell>
          <table:table-cell table:formula="of:=TIME( ; ;[.A623]/1000)" office:value-type="time" office:time-value="PT02H45M35.954S" calcext:value-type="time">
            <text:p>02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61.27" calcext:value-type="float">
            <text:p>661.27</text:p>
          </table:table-cell>
          <table:table-cell office:value-type="float" office:value="796.45" calcext:value-type="float">
            <text:p>796.45</text:p>
          </table:table-cell>
        </table:table-row>
        <table:table-row table:style-name="ro1">
          <table:table-cell office:value-type="float" office:value="9951954" calcext:value-type="float">
            <text:p>9951954</text:p>
          </table:table-cell>
          <table:table-cell table:formula="of:=TIME( ; ;[.A624]/1000)" office:value-type="time" office:time-value="PT02H45M51.954S" calcext:value-type="time">
            <text:p>02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662.33" calcext:value-type="float">
            <text:p>662.33</text:p>
          </table:table-cell>
          <table:table-cell office:value-type="float" office:value="797.72" calcext:value-type="float">
            <text:p>797.72</text:p>
          </table:table-cell>
        </table:table-row>
        <table:table-row table:style-name="ro1">
          <table:table-cell office:value-type="float" office:value="9967954" calcext:value-type="float">
            <text:p>9967954</text:p>
          </table:table-cell>
          <table:table-cell table:formula="of:=TIME( ; ;[.A625]/1000)" office:value-type="time" office:time-value="PT02H46M07.954S" calcext:value-type="time">
            <text:p>02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63.39" calcext:value-type="float">
            <text:p>663.39</text:p>
          </table:table-cell>
          <table:table-cell office:value-type="float" office:value="798.98" calcext:value-type="float">
            <text:p>798.98</text:p>
          </table:table-cell>
        </table:table-row>
        <table:table-row table:style-name="ro1">
          <table:table-cell office:value-type="float" office:value="9983954" calcext:value-type="float">
            <text:p>9983954</text:p>
          </table:table-cell>
          <table:table-cell table:formula="of:=TIME( ; ;[.A626]/1000)" office:value-type="time" office:time-value="PT02H46M23.954S" calcext:value-type="time">
            <text:p>02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64.44" calcext:value-type="float">
            <text:p>664.44</text:p>
          </table:table-cell>
          <table:table-cell office:value-type="float" office:value="800.24" calcext:value-type="float">
            <text:p>800.24</text:p>
          </table:table-cell>
        </table:table-row>
        <table:table-row table:style-name="ro1">
          <table:table-cell office:value-type="float" office:value="9999954" calcext:value-type="float">
            <text:p>9999954</text:p>
          </table:table-cell>
          <table:table-cell table:formula="of:=TIME( ; ;[.A627]/1000)" office:value-type="time" office:time-value="PT02H46M39.954S" calcext:value-type="time">
            <text:p>02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65.5" calcext:value-type="float">
            <text:p>665.5</text:p>
          </table:table-cell>
          <table:table-cell office:value-type="float" office:value="801.5" calcext:value-type="float">
            <text:p>801.5</text:p>
          </table:table-cell>
        </table:table-row>
        <table:table-row table:style-name="ro1">
          <table:table-cell office:value-type="float" office:value="10015954" calcext:value-type="float">
            <text:p>10015954</text:p>
          </table:table-cell>
          <table:table-cell table:formula="of:=TIME( ; ;[.A628]/1000)" office:value-type="time" office:time-value="PT02H46M55.954S" calcext:value-type="time">
            <text:p>02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66.55" calcext:value-type="float">
            <text:p>666.55</text:p>
          </table:table-cell>
          <table:table-cell office:value-type="float" office:value="802.76" calcext:value-type="float">
            <text:p>802.76</text:p>
          </table:table-cell>
        </table:table-row>
        <table:table-row table:style-name="ro1">
          <table:table-cell office:value-type="float" office:value="10031954" calcext:value-type="float">
            <text:p>10031954</text:p>
          </table:table-cell>
          <table:table-cell table:formula="of:=TIME( ; ;[.A629]/1000)" office:value-type="time" office:time-value="PT02H47M11.954S" calcext:value-type="time">
            <text:p>02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67.61" calcext:value-type="float">
            <text:p>667.61</text:p>
          </table:table-cell>
          <table:table-cell office:value-type="float" office:value="804.02" calcext:value-type="float">
            <text:p>804.02</text:p>
          </table:table-cell>
        </table:table-row>
        <table:table-row table:style-name="ro1">
          <table:table-cell office:value-type="float" office:value="10047954" calcext:value-type="float">
            <text:p>10047954</text:p>
          </table:table-cell>
          <table:table-cell table:formula="of:=TIME( ; ;[.A630]/1000)" office:value-type="time" office:time-value="PT02H47M27.954S" calcext:value-type="time">
            <text:p>02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68.67" calcext:value-type="float">
            <text:p>668.67</text:p>
          </table:table-cell>
          <table:table-cell office:value-type="float" office:value="805.29" calcext:value-type="float">
            <text:p>805.29</text:p>
          </table:table-cell>
        </table:table-row>
        <table:table-row table:style-name="ro1">
          <table:table-cell office:value-type="float" office:value="10063954" calcext:value-type="float">
            <text:p>10063954</text:p>
          </table:table-cell>
          <table:table-cell table:formula="of:=TIME( ; ;[.A631]/1000)" office:value-type="time" office:time-value="PT02H47M43.954S" calcext:value-type="time">
            <text:p>02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69.72" calcext:value-type="float">
            <text:p>669.72</text:p>
          </table:table-cell>
          <table:table-cell office:value-type="float" office:value="806.55" calcext:value-type="float">
            <text:p>806.55</text:p>
          </table:table-cell>
        </table:table-row>
        <table:table-row table:style-name="ro1">
          <table:table-cell office:value-type="float" office:value="10079954" calcext:value-type="float">
            <text:p>10079954</text:p>
          </table:table-cell>
          <table:table-cell table:formula="of:=TIME( ; ;[.A632]/1000)" office:value-type="time" office:time-value="PT02H47M59.954S" calcext:value-type="time">
            <text:p>02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70.78" calcext:value-type="float">
            <text:p>670.78</text:p>
          </table:table-cell>
          <table:table-cell office:value-type="float" office:value="807.81" calcext:value-type="float">
            <text:p>807.81</text:p>
          </table:table-cell>
        </table:table-row>
        <table:table-row table:style-name="ro1">
          <table:table-cell office:value-type="float" office:value="10095954" calcext:value-type="float">
            <text:p>10095954</text:p>
          </table:table-cell>
          <table:table-cell table:formula="of:=TIME( ; ;[.A633]/1000)" office:value-type="time" office:time-value="PT02H48M15.954S" calcext:value-type="time">
            <text:p>02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71.83" calcext:value-type="float">
            <text:p>671.83</text:p>
          </table:table-cell>
          <table:table-cell office:value-type="float" office:value="809.07" calcext:value-type="float">
            <text:p>809.07</text:p>
          </table:table-cell>
        </table:table-row>
        <table:table-row table:style-name="ro1">
          <table:table-cell office:value-type="float" office:value="10111954" calcext:value-type="float">
            <text:p>10111954</text:p>
          </table:table-cell>
          <table:table-cell table:formula="of:=TIME( ; ;[.A634]/1000)" office:value-type="time" office:time-value="PT02H48M31.954S" calcext:value-type="time">
            <text:p>02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72.89" calcext:value-type="float">
            <text:p>672.89</text:p>
          </table:table-cell>
          <table:table-cell office:value-type="float" office:value="810.33" calcext:value-type="float">
            <text:p>810.33</text:p>
          </table:table-cell>
        </table:table-row>
        <table:table-row table:style-name="ro1">
          <table:table-cell office:value-type="float" office:value="10127954" calcext:value-type="float">
            <text:p>10127954</text:p>
          </table:table-cell>
          <table:table-cell table:formula="of:=TIME( ; ;[.A635]/1000)" office:value-type="time" office:time-value="PT02H48M47.954S" calcext:value-type="time">
            <text:p>02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73.94" calcext:value-type="float">
            <text:p>673.94</text:p>
          </table:table-cell>
          <table:table-cell office:value-type="float" office:value="811.59" calcext:value-type="float">
            <text:p>811.59</text:p>
          </table:table-cell>
        </table:table-row>
        <table:table-row table:style-name="ro1">
          <table:table-cell office:value-type="float" office:value="10143954" calcext:value-type="float">
            <text:p>10143954</text:p>
          </table:table-cell>
          <table:table-cell table:formula="of:=TIME( ; ;[.A636]/1000)" office:value-type="time" office:time-value="PT02H49M03.954S" calcext:value-type="time">
            <text:p>02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75" calcext:value-type="float">
            <text:p>675</text:p>
          </table:table-cell>
          <table:table-cell office:value-type="float" office:value="812.86" calcext:value-type="float">
            <text:p>812.86</text:p>
          </table:table-cell>
        </table:table-row>
        <table:table-row table:style-name="ro1">
          <table:table-cell office:value-type="float" office:value="10159954" calcext:value-type="float">
            <text:p>10159954</text:p>
          </table:table-cell>
          <table:table-cell table:formula="of:=TIME( ; ;[.A637]/1000)" office:value-type="time" office:time-value="PT02H49M19.954S" calcext:value-type="time">
            <text:p>02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76.06" calcext:value-type="float">
            <text:p>676.06</text:p>
          </table:table-cell>
          <table:table-cell office:value-type="float" office:value="814.12" calcext:value-type="float">
            <text:p>814.12</text:p>
          </table:table-cell>
        </table:table-row>
        <table:table-row table:style-name="ro1">
          <table:table-cell office:value-type="float" office:value="10175954" calcext:value-type="float">
            <text:p>10175954</text:p>
          </table:table-cell>
          <table:table-cell table:formula="of:=TIME( ; ;[.A638]/1000)" office:value-type="time" office:time-value="PT02H49M35.954S" calcext:value-type="time">
            <text:p>02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77.11" calcext:value-type="float">
            <text:p>677.11</text:p>
          </table:table-cell>
          <table:table-cell office:value-type="float" office:value="815.38" calcext:value-type="float">
            <text:p>815.38</text:p>
          </table:table-cell>
        </table:table-row>
        <table:table-row table:style-name="ro1">
          <table:table-cell office:value-type="float" office:value="10191954" calcext:value-type="float">
            <text:p>10191954</text:p>
          </table:table-cell>
          <table:table-cell table:formula="of:=TIME( ; ;[.A639]/1000)" office:value-type="time" office:time-value="PT02H49M51.954S" calcext:value-type="time">
            <text:p>02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78.17" calcext:value-type="float">
            <text:p>678.17</text:p>
          </table:table-cell>
          <table:table-cell office:value-type="float" office:value="816.64" calcext:value-type="float">
            <text:p>816.64</text:p>
          </table:table-cell>
        </table:table-row>
        <table:table-row table:style-name="ro1">
          <table:table-cell office:value-type="float" office:value="10207954" calcext:value-type="float">
            <text:p>10207954</text:p>
          </table:table-cell>
          <table:table-cell table:formula="of:=TIME( ; ;[.A640]/1000)" office:value-type="time" office:time-value="PT02H50M07.954S" calcext:value-type="time">
            <text:p>02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79.22" calcext:value-type="float">
            <text:p>679.22</text:p>
          </table:table-cell>
          <table:table-cell office:value-type="float" office:value="817.9" calcext:value-type="float">
            <text:p>817.9</text:p>
          </table:table-cell>
        </table:table-row>
        <table:table-row table:style-name="ro1">
          <table:table-cell office:value-type="float" office:value="10223954" calcext:value-type="float">
            <text:p>10223954</text:p>
          </table:table-cell>
          <table:table-cell table:formula="of:=TIME( ; ;[.A641]/1000)" office:value-type="time" office:time-value="PT02H50M23.954S" calcext:value-type="time">
            <text:p>02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80.28" calcext:value-type="float">
            <text:p>680.28</text:p>
          </table:table-cell>
          <table:table-cell office:value-type="float" office:value="819.16" calcext:value-type="float">
            <text:p>819.16</text:p>
          </table:table-cell>
        </table:table-row>
        <table:table-row table:style-name="ro1">
          <table:table-cell office:value-type="float" office:value="10239954" calcext:value-type="float">
            <text:p>10239954</text:p>
          </table:table-cell>
          <table:table-cell table:formula="of:=TIME( ; ;[.A642]/1000)" office:value-type="time" office:time-value="PT02H50M39.954S" calcext:value-type="time">
            <text:p>02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81.33" calcext:value-type="float">
            <text:p>681.33</text:p>
          </table:table-cell>
          <table:table-cell office:value-type="float" office:value="820.42" calcext:value-type="float">
            <text:p>820.42</text:p>
          </table:table-cell>
        </table:table-row>
        <table:table-row table:style-name="ro1">
          <table:table-cell office:value-type="float" office:value="10255954" calcext:value-type="float">
            <text:p>10255954</text:p>
          </table:table-cell>
          <table:table-cell table:formula="of:=TIME( ; ;[.A643]/1000)" office:value-type="time" office:time-value="PT02H50M55.954S" calcext:value-type="time">
            <text:p>02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82.39" calcext:value-type="float">
            <text:p>682.39</text:p>
          </table:table-cell>
          <table:table-cell office:value-type="float" office:value="821.68" calcext:value-type="float">
            <text:p>821.68</text:p>
          </table:table-cell>
        </table:table-row>
        <table:table-row table:style-name="ro1">
          <table:table-cell office:value-type="float" office:value="10271954" calcext:value-type="float">
            <text:p>10271954</text:p>
          </table:table-cell>
          <table:table-cell table:formula="of:=TIME( ; ;[.A644]/1000)" office:value-type="time" office:time-value="PT02H51M11.954S" calcext:value-type="time">
            <text:p>02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83.45" calcext:value-type="float">
            <text:p>683.45</text:p>
          </table:table-cell>
          <table:table-cell office:value-type="float" office:value="822.94" calcext:value-type="float">
            <text:p>822.94</text:p>
          </table:table-cell>
        </table:table-row>
        <table:table-row table:style-name="ro1">
          <table:table-cell office:value-type="float" office:value="10287954" calcext:value-type="float">
            <text:p>10287954</text:p>
          </table:table-cell>
          <table:table-cell table:formula="of:=TIME( ; ;[.A645]/1000)" office:value-type="time" office:time-value="PT02H51M27.954S" calcext:value-type="time">
            <text:p>02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84.5" calcext:value-type="float">
            <text:p>684.5</text:p>
          </table:table-cell>
          <table:table-cell office:value-type="float" office:value="824.2" calcext:value-type="float">
            <text:p>824.2</text:p>
          </table:table-cell>
        </table:table-row>
        <table:table-row table:style-name="ro1">
          <table:table-cell office:value-type="float" office:value="10303954" calcext:value-type="float">
            <text:p>10303954</text:p>
          </table:table-cell>
          <table:table-cell table:formula="of:=TIME( ; ;[.A646]/1000)" office:value-type="time" office:time-value="PT02H51M43.954S" calcext:value-type="time">
            <text:p>02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85.56" calcext:value-type="float">
            <text:p>685.56</text:p>
          </table:table-cell>
          <table:table-cell office:value-type="float" office:value="825.46" calcext:value-type="float">
            <text:p>825.46</text:p>
          </table:table-cell>
        </table:table-row>
        <table:table-row table:style-name="ro1">
          <table:table-cell office:value-type="float" office:value="10319954" calcext:value-type="float">
            <text:p>10319954</text:p>
          </table:table-cell>
          <table:table-cell table:formula="of:=TIME( ; ;[.A647]/1000)" office:value-type="time" office:time-value="PT02H51M59.954S" calcext:value-type="time">
            <text:p>02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86.61" calcext:value-type="float">
            <text:p>686.61</text:p>
          </table:table-cell>
          <table:table-cell office:value-type="float" office:value="826.72" calcext:value-type="float">
            <text:p>826.72</text:p>
          </table:table-cell>
        </table:table-row>
        <table:table-row table:style-name="ro1">
          <table:table-cell office:value-type="float" office:value="10335954" calcext:value-type="float">
            <text:p>10335954</text:p>
          </table:table-cell>
          <table:table-cell table:formula="of:=TIME( ; ;[.A648]/1000)" office:value-type="time" office:time-value="PT02H52M15.954S" calcext:value-type="time">
            <text:p>02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87.67" calcext:value-type="float">
            <text:p>687.67</text:p>
          </table:table-cell>
          <table:table-cell office:value-type="float" office:value="827.98" calcext:value-type="float">
            <text:p>827.98</text:p>
          </table:table-cell>
        </table:table-row>
        <table:table-row table:style-name="ro1">
          <table:table-cell office:value-type="float" office:value="10351954" calcext:value-type="float">
            <text:p>10351954</text:p>
          </table:table-cell>
          <table:table-cell table:formula="of:=TIME( ; ;[.A649]/1000)" office:value-type="time" office:time-value="PT02H52M31.954S" calcext:value-type="time">
            <text:p>02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88.72" calcext:value-type="float">
            <text:p>688.72</text:p>
          </table:table-cell>
          <table:table-cell office:value-type="float" office:value="829.24" calcext:value-type="float">
            <text:p>829.24</text:p>
          </table:table-cell>
        </table:table-row>
        <table:table-row table:style-name="ro1">
          <table:table-cell office:value-type="float" office:value="10367954" calcext:value-type="float">
            <text:p>10367954</text:p>
          </table:table-cell>
          <table:table-cell table:formula="of:=TIME( ; ;[.A650]/1000)" office:value-type="time" office:time-value="PT02H52M47.954S" calcext:value-type="time">
            <text:p>02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89.78" calcext:value-type="float">
            <text:p>689.78</text:p>
          </table:table-cell>
          <table:table-cell office:value-type="float" office:value="830.5" calcext:value-type="float">
            <text:p>830.5</text:p>
          </table:table-cell>
        </table:table-row>
        <table:table-row table:style-name="ro1">
          <table:table-cell office:value-type="float" office:value="10383954" calcext:value-type="float">
            <text:p>10383954</text:p>
          </table:table-cell>
          <table:table-cell table:formula="of:=TIME( ; ;[.A651]/1000)" office:value-type="time" office:time-value="PT02H53M03.954S" calcext:value-type="time">
            <text:p>02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90.83" calcext:value-type="float">
            <text:p>690.83</text:p>
          </table:table-cell>
          <table:table-cell office:value-type="float" office:value="831.76" calcext:value-type="float">
            <text:p>831.76</text:p>
          </table:table-cell>
        </table:table-row>
        <table:table-row table:style-name="ro1">
          <table:table-cell office:value-type="float" office:value="10399954" calcext:value-type="float">
            <text:p>10399954</text:p>
          </table:table-cell>
          <table:table-cell table:formula="of:=TIME( ; ;[.A652]/1000)" office:value-type="time" office:time-value="PT02H53M19.954S" calcext:value-type="time">
            <text:p>02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91.89" calcext:value-type="float">
            <text:p>691.89</text:p>
          </table:table-cell>
          <table:table-cell office:value-type="float" office:value="833.02" calcext:value-type="float">
            <text:p>833.02</text:p>
          </table:table-cell>
        </table:table-row>
        <table:table-row table:style-name="ro1">
          <table:table-cell office:value-type="float" office:value="10415954" calcext:value-type="float">
            <text:p>10415954</text:p>
          </table:table-cell>
          <table:table-cell table:formula="of:=TIME( ; ;[.A653]/1000)" office:value-type="time" office:time-value="PT02H53M35.954S" calcext:value-type="time">
            <text:p>02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92.95" calcext:value-type="float">
            <text:p>692.95</text:p>
          </table:table-cell>
          <table:table-cell office:value-type="float" office:value="834.28" calcext:value-type="float">
            <text:p>834.28</text:p>
          </table:table-cell>
        </table:table-row>
        <table:table-row table:style-name="ro1">
          <table:table-cell office:value-type="float" office:value="10431954" calcext:value-type="float">
            <text:p>10431954</text:p>
          </table:table-cell>
          <table:table-cell table:formula="of:=TIME( ; ;[.A654]/1000)" office:value-type="time" office:time-value="PT02H53M51.954S" calcext:value-type="time">
            <text:p>02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94" calcext:value-type="float">
            <text:p>694</text:p>
          </table:table-cell>
          <table:table-cell office:value-type="float" office:value="835.54" calcext:value-type="float">
            <text:p>835.54</text:p>
          </table:table-cell>
        </table:table-row>
        <table:table-row table:style-name="ro1">
          <table:table-cell office:value-type="float" office:value="10447954" calcext:value-type="float">
            <text:p>10447954</text:p>
          </table:table-cell>
          <table:table-cell table:formula="of:=TIME( ; ;[.A655]/1000)" office:value-type="time" office:time-value="PT02H54M07.954S" calcext:value-type="time">
            <text:p>02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95.06" calcext:value-type="float">
            <text:p>695.06</text:p>
          </table:table-cell>
          <table:table-cell office:value-type="float" office:value="836.8" calcext:value-type="float">
            <text:p>836.8</text:p>
          </table:table-cell>
        </table:table-row>
        <table:table-row table:style-name="ro1">
          <table:table-cell office:value-type="float" office:value="10463954" calcext:value-type="float">
            <text:p>10463954</text:p>
          </table:table-cell>
          <table:table-cell table:formula="of:=TIME( ; ;[.A656]/1000)" office:value-type="time" office:time-value="PT02H54M23.954S" calcext:value-type="time">
            <text:p>02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96.11" calcext:value-type="float">
            <text:p>696.11</text:p>
          </table:table-cell>
          <table:table-cell office:value-type="float" office:value="838.06" calcext:value-type="float">
            <text:p>838.06</text:p>
          </table:table-cell>
        </table:table-row>
        <table:table-row table:style-name="ro1">
          <table:table-cell office:value-type="float" office:value="10479954" calcext:value-type="float">
            <text:p>10479954</text:p>
          </table:table-cell>
          <table:table-cell table:formula="of:=TIME( ; ;[.A657]/1000)" office:value-type="time" office:time-value="PT02H54M39.954S" calcext:value-type="time">
            <text:p>02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97.17" calcext:value-type="float">
            <text:p>697.17</text:p>
          </table:table-cell>
          <table:table-cell office:value-type="float" office:value="839.32" calcext:value-type="float">
            <text:p>839.32</text:p>
          </table:table-cell>
        </table:table-row>
        <table:table-row table:style-name="ro1">
          <table:table-cell office:value-type="float" office:value="10495954" calcext:value-type="float">
            <text:p>10495954</text:p>
          </table:table-cell>
          <table:table-cell table:formula="of:=TIME( ; ;[.A658]/1000)" office:value-type="time" office:time-value="PT02H54M55.954S" calcext:value-type="time">
            <text:p>02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98.22" calcext:value-type="float">
            <text:p>698.22</text:p>
          </table:table-cell>
          <table:table-cell office:value-type="float" office:value="840.58" calcext:value-type="float">
            <text:p>840.58</text:p>
          </table:table-cell>
        </table:table-row>
        <table:table-row table:style-name="ro1">
          <table:table-cell office:value-type="float" office:value="10511954" calcext:value-type="float">
            <text:p>10511954</text:p>
          </table:table-cell>
          <table:table-cell table:formula="of:=TIME( ; ;[.A659]/1000)" office:value-type="time" office:time-value="PT02H55M11.954S" calcext:value-type="time">
            <text:p>02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99.28" calcext:value-type="float">
            <text:p>699.28</text:p>
          </table:table-cell>
          <table:table-cell office:value-type="float" office:value="841.84" calcext:value-type="float">
            <text:p>841.84</text:p>
          </table:table-cell>
        </table:table-row>
        <table:table-row table:style-name="ro1">
          <table:table-cell office:value-type="float" office:value="10527954" calcext:value-type="float">
            <text:p>10527954</text:p>
          </table:table-cell>
          <table:table-cell table:formula="of:=TIME( ; ;[.A660]/1000)" office:value-type="time" office:time-value="PT02H55M27.954S" calcext:value-type="time">
            <text:p>02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700.34" calcext:value-type="float">
            <text:p>700.34</text:p>
          </table:table-cell>
          <table:table-cell office:value-type="float" office:value="843.1" calcext:value-type="float">
            <text:p>843.1</text:p>
          </table:table-cell>
        </table:table-row>
        <table:table-row table:style-name="ro1">
          <table:table-cell office:value-type="float" office:value="10543954" calcext:value-type="float">
            <text:p>10543954</text:p>
          </table:table-cell>
          <table:table-cell table:formula="of:=TIME( ; ;[.A661]/1000)" office:value-type="time" office:time-value="PT02H55M43.954S" calcext:value-type="time">
            <text:p>02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701.39" calcext:value-type="float">
            <text:p>701.39</text:p>
          </table:table-cell>
          <table:table-cell office:value-type="float" office:value="844.35" calcext:value-type="float">
            <text:p>844.35</text:p>
          </table:table-cell>
        </table:table-row>
        <table:table-row table:style-name="ro1">
          <table:table-cell office:value-type="float" office:value="10559954" calcext:value-type="float">
            <text:p>10559954</text:p>
          </table:table-cell>
          <table:table-cell table:formula="of:=TIME( ; ;[.A662]/1000)" office:value-type="time" office:time-value="PT02H55M59.954S" calcext:value-type="time">
            <text:p>02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702.45" calcext:value-type="float">
            <text:p>702.45</text:p>
          </table:table-cell>
          <table:table-cell office:value-type="float" office:value="845.61" calcext:value-type="float">
            <text:p>845.61</text:p>
          </table:table-cell>
        </table:table-row>
        <table:table-row table:style-name="ro1">
          <table:table-cell office:value-type="float" office:value="10575954" calcext:value-type="float">
            <text:p>10575954</text:p>
          </table:table-cell>
          <table:table-cell table:formula="of:=TIME( ; ;[.A663]/1000)" office:value-type="time" office:time-value="PT02H56M15.954S" calcext:value-type="time">
            <text:p>02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703.5" calcext:value-type="float">
            <text:p>703.5</text:p>
          </table:table-cell>
          <table:table-cell office:value-type="float" office:value="846.87" calcext:value-type="float">
            <text:p>846.87</text:p>
          </table:table-cell>
        </table:table-row>
        <table:table-row table:style-name="ro1">
          <table:table-cell office:value-type="float" office:value="10591954" calcext:value-type="float">
            <text:p>10591954</text:p>
          </table:table-cell>
          <table:table-cell table:formula="of:=TIME( ; ;[.A664]/1000)" office:value-type="time" office:time-value="PT02H56M31.954S" calcext:value-type="time">
            <text:p>02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704.56" calcext:value-type="float">
            <text:p>704.56</text:p>
          </table:table-cell>
          <table:table-cell office:value-type="float" office:value="848.13" calcext:value-type="float">
            <text:p>848.13</text:p>
          </table:table-cell>
        </table:table-row>
        <table:table-row table:style-name="ro1">
          <table:table-cell office:value-type="float" office:value="10607954" calcext:value-type="float">
            <text:p>10607954</text:p>
          </table:table-cell>
          <table:table-cell table:formula="of:=TIME( ; ;[.A665]/1000)" office:value-type="time" office:time-value="PT02H56M47.954S" calcext:value-type="time">
            <text:p>02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705.61" calcext:value-type="float">
            <text:p>705.61</text:p>
          </table:table-cell>
          <table:table-cell office:value-type="float" office:value="849.39" calcext:value-type="float">
            <text:p>849.39</text:p>
          </table:table-cell>
        </table:table-row>
        <table:table-row table:style-name="ro1">
          <table:table-cell office:value-type="float" office:value="10623954" calcext:value-type="float">
            <text:p>10623954</text:p>
          </table:table-cell>
          <table:table-cell table:formula="of:=TIME( ; ;[.A666]/1000)" office:value-type="time" office:time-value="PT02H57M03.954S" calcext:value-type="time">
            <text:p>02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706.67" calcext:value-type="float">
            <text:p>706.67</text:p>
          </table:table-cell>
          <table:table-cell office:value-type="float" office:value="850.65" calcext:value-type="float">
            <text:p>850.65</text:p>
          </table:table-cell>
        </table:table-row>
        <table:table-row table:style-name="ro1">
          <table:table-cell office:value-type="float" office:value="10639954" calcext:value-type="float">
            <text:p>10639954</text:p>
          </table:table-cell>
          <table:table-cell table:formula="of:=TIME( ; ;[.A667]/1000)" office:value-type="time" office:time-value="PT02H57M19.954S" calcext:value-type="time">
            <text:p>02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07.72" calcext:value-type="float">
            <text:p>707.72</text:p>
          </table:table-cell>
          <table:table-cell office:value-type="float" office:value="851.91" calcext:value-type="float">
            <text:p>851.91</text:p>
          </table:table-cell>
        </table:table-row>
        <table:table-row table:style-name="ro1">
          <table:table-cell office:value-type="float" office:value="10655954" calcext:value-type="float">
            <text:p>10655954</text:p>
          </table:table-cell>
          <table:table-cell table:formula="of:=TIME( ; ;[.A668]/1000)" office:value-type="time" office:time-value="PT02H57M35.954S" calcext:value-type="time">
            <text:p>02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708.78" calcext:value-type="float">
            <text:p>708.78</text:p>
          </table:table-cell>
          <table:table-cell office:value-type="float" office:value="853.17" calcext:value-type="float">
            <text:p>853.17</text:p>
          </table:table-cell>
        </table:table-row>
        <table:table-row table:style-name="ro1">
          <table:table-cell office:value-type="float" office:value="10671954" calcext:value-type="float">
            <text:p>10671954</text:p>
          </table:table-cell>
          <table:table-cell table:formula="of:=TIME( ; ;[.A669]/1000)" office:value-type="time" office:time-value="PT02H57M51.954S" calcext:value-type="time">
            <text:p>02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709.83" calcext:value-type="float">
            <text:p>709.83</text:p>
          </table:table-cell>
          <table:table-cell office:value-type="float" office:value="854.43" calcext:value-type="float">
            <text:p>854.43</text:p>
          </table:table-cell>
        </table:table-row>
        <table:table-row table:style-name="ro1">
          <table:table-cell office:value-type="float" office:value="10687954" calcext:value-type="float">
            <text:p>10687954</text:p>
          </table:table-cell>
          <table:table-cell table:formula="of:=TIME( ; ;[.A670]/1000)" office:value-type="time" office:time-value="PT02H58M07.954S" calcext:value-type="time">
            <text:p>02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10.89" calcext:value-type="float">
            <text:p>710.89</text:p>
          </table:table-cell>
          <table:table-cell office:value-type="float" office:value="855.69" calcext:value-type="float">
            <text:p>855.69</text:p>
          </table:table-cell>
        </table:table-row>
        <table:table-row table:style-name="ro1">
          <table:table-cell office:value-type="float" office:value="10703954" calcext:value-type="float">
            <text:p>10703954</text:p>
          </table:table-cell>
          <table:table-cell table:formula="of:=TIME( ; ;[.A671]/1000)" office:value-type="time" office:time-value="PT02H58M23.954S" calcext:value-type="time">
            <text:p>02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11.94" calcext:value-type="float">
            <text:p>711.94</text:p>
          </table:table-cell>
          <table:table-cell office:value-type="float" office:value="856.94" calcext:value-type="float">
            <text:p>856.94</text:p>
          </table:table-cell>
        </table:table-row>
        <table:table-row table:style-name="ro1">
          <table:table-cell office:value-type="float" office:value="10719954" calcext:value-type="float">
            <text:p>10719954</text:p>
          </table:table-cell>
          <table:table-cell table:formula="of:=TIME( ; ;[.A672]/1000)" office:value-type="time" office:time-value="PT02H58M39.954S" calcext:value-type="time">
            <text:p>02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713" calcext:value-type="float">
            <text:p>713</text:p>
          </table:table-cell>
          <table:table-cell office:value-type="float" office:value="858.2" calcext:value-type="float">
            <text:p>858.2</text:p>
          </table:table-cell>
        </table:table-row>
        <table:table-row table:style-name="ro1">
          <table:table-cell office:value-type="float" office:value="10735954" calcext:value-type="float">
            <text:p>10735954</text:p>
          </table:table-cell>
          <table:table-cell table:formula="of:=TIME( ; ;[.A673]/1000)" office:value-type="time" office:time-value="PT02H58M55.954S" calcext:value-type="time">
            <text:p>02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714.05" calcext:value-type="float">
            <text:p>714.05</text:p>
          </table:table-cell>
          <table:table-cell office:value-type="float" office:value="859.46" calcext:value-type="float">
            <text:p>859.46</text:p>
          </table:table-cell>
        </table:table-row>
        <table:table-row table:style-name="ro1">
          <table:table-cell office:value-type="float" office:value="10751954" calcext:value-type="float">
            <text:p>10751954</text:p>
          </table:table-cell>
          <table:table-cell table:formula="of:=TIME( ; ;[.A674]/1000)" office:value-type="time" office:time-value="PT02H59M11.954S" calcext:value-type="time">
            <text:p>02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15.11" calcext:value-type="float">
            <text:p>715.11</text:p>
          </table:table-cell>
          <table:table-cell office:value-type="float" office:value="860.72" calcext:value-type="float">
            <text:p>860.72</text:p>
          </table:table-cell>
        </table:table-row>
        <table:table-row table:style-name="ro1">
          <table:table-cell office:value-type="float" office:value="10767954" calcext:value-type="float">
            <text:p>10767954</text:p>
          </table:table-cell>
          <table:table-cell table:formula="of:=TIME( ; ;[.A675]/1000)" office:value-type="time" office:time-value="PT02H59M27.954S" calcext:value-type="time">
            <text:p>02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16.16" calcext:value-type="float">
            <text:p>716.16</text:p>
          </table:table-cell>
          <table:table-cell office:value-type="float" office:value="861.98" calcext:value-type="float">
            <text:p>861.98</text:p>
          </table:table-cell>
        </table:table-row>
        <table:table-row table:style-name="ro1">
          <table:table-cell office:value-type="float" office:value="10783954" calcext:value-type="float">
            <text:p>10783954</text:p>
          </table:table-cell>
          <table:table-cell table:formula="of:=TIME( ; ;[.A676]/1000)" office:value-type="time" office:time-value="PT02H59M43.954S" calcext:value-type="time">
            <text:p>02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17.22" calcext:value-type="float">
            <text:p>717.22</text:p>
          </table:table-cell>
          <table:table-cell office:value-type="float" office:value="863.24" calcext:value-type="float">
            <text:p>863.24</text:p>
          </table:table-cell>
        </table:table-row>
        <table:table-row table:style-name="ro1">
          <table:table-cell office:value-type="float" office:value="10799954" calcext:value-type="float">
            <text:p>10799954</text:p>
          </table:table-cell>
          <table:table-cell table:formula="of:=TIME( ; ;[.A677]/1000)" office:value-type="time" office:time-value="PT02H59M59.954S" calcext:value-type="time">
            <text:p>03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18.27" calcext:value-type="float">
            <text:p>718.27</text:p>
          </table:table-cell>
          <table:table-cell office:value-type="float" office:value="864.5" calcext:value-type="float">
            <text:p>864.5</text:p>
          </table:table-cell>
        </table:table-row>
        <table:table-row table:style-name="ro1">
          <table:table-cell office:value-type="float" office:value="10815954" calcext:value-type="float">
            <text:p>10815954</text:p>
          </table:table-cell>
          <table:table-cell table:formula="of:=TIME( ; ;[.A678]/1000)" office:value-type="time" office:time-value="PT03H00M15.954S" calcext:value-type="time">
            <text:p>03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19.33" calcext:value-type="float">
            <text:p>719.33</text:p>
          </table:table-cell>
          <table:table-cell office:value-type="float" office:value="865.75" calcext:value-type="float">
            <text:p>865.75</text:p>
          </table:table-cell>
        </table:table-row>
        <table:table-row table:style-name="ro1">
          <table:table-cell office:value-type="float" office:value="10831954" calcext:value-type="float">
            <text:p>10831954</text:p>
          </table:table-cell>
          <table:table-cell table:formula="of:=TIME( ; ;[.A679]/1000)" office:value-type="time" office:time-value="PT03H00M31.954S" calcext:value-type="time">
            <text:p>03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20.38" calcext:value-type="float">
            <text:p>720.38</text:p>
          </table:table-cell>
          <table:table-cell office:value-type="float" office:value="867.01" calcext:value-type="float">
            <text:p>867.01</text:p>
          </table:table-cell>
        </table:table-row>
        <table:table-row table:style-name="ro1">
          <table:table-cell office:value-type="float" office:value="10847954" calcext:value-type="float">
            <text:p>10847954</text:p>
          </table:table-cell>
          <table:table-cell table:formula="of:=TIME( ; ;[.A680]/1000)" office:value-type="time" office:time-value="PT03H00M47.954S" calcext:value-type="time">
            <text:p>03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21.44" calcext:value-type="float">
            <text:p>721.44</text:p>
          </table:table-cell>
          <table:table-cell office:value-type="float" office:value="868.27" calcext:value-type="float">
            <text:p>868.27</text:p>
          </table:table-cell>
        </table:table-row>
        <table:table-row table:style-name="ro1">
          <table:table-cell office:value-type="float" office:value="10863954" calcext:value-type="float">
            <text:p>10863954</text:p>
          </table:table-cell>
          <table:table-cell table:formula="of:=TIME( ; ;[.A681]/1000)" office:value-type="time" office:time-value="PT03H01M03.954S" calcext:value-type="time">
            <text:p>03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22.49" calcext:value-type="float">
            <text:p>722.49</text:p>
          </table:table-cell>
          <table:table-cell office:value-type="float" office:value="869.53" calcext:value-type="float">
            <text:p>869.53</text:p>
          </table:table-cell>
        </table:table-row>
        <table:table-row table:style-name="ro1">
          <table:table-cell office:value-type="float" office:value="10879954" calcext:value-type="float">
            <text:p>10879954</text:p>
          </table:table-cell>
          <table:table-cell table:formula="of:=TIME( ; ;[.A682]/1000)" office:value-type="time" office:time-value="PT03H01M19.954S" calcext:value-type="time">
            <text:p>03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23.55" calcext:value-type="float">
            <text:p>723.55</text:p>
          </table:table-cell>
          <table:table-cell office:value-type="float" office:value="870.79" calcext:value-type="float">
            <text:p>870.79</text:p>
          </table:table-cell>
        </table:table-row>
        <table:table-row table:style-name="ro1">
          <table:table-cell office:value-type="float" office:value="10895954" calcext:value-type="float">
            <text:p>10895954</text:p>
          </table:table-cell>
          <table:table-cell table:formula="of:=TIME( ; ;[.A683]/1000)" office:value-type="time" office:time-value="PT03H01M35.954S" calcext:value-type="time">
            <text:p>03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24.6" calcext:value-type="float">
            <text:p>724.6</text:p>
          </table:table-cell>
          <table:table-cell office:value-type="float" office:value="872.04" calcext:value-type="float">
            <text:p>872.04</text:p>
          </table:table-cell>
        </table:table-row>
        <table:table-row table:style-name="ro1">
          <table:table-cell office:value-type="float" office:value="10911954" calcext:value-type="float">
            <text:p>10911954</text:p>
          </table:table-cell>
          <table:table-cell table:formula="of:=TIME( ; ;[.A684]/1000)" office:value-type="time" office:time-value="PT03H01M51.954S" calcext:value-type="time">
            <text:p>03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25.66" calcext:value-type="float">
            <text:p>725.66</text:p>
          </table:table-cell>
          <table:table-cell office:value-type="float" office:value="873.3" calcext:value-type="float">
            <text:p>873.3</text:p>
          </table:table-cell>
        </table:table-row>
        <table:table-row table:style-name="ro1">
          <table:table-cell office:value-type="float" office:value="10927954" calcext:value-type="float">
            <text:p>10927954</text:p>
          </table:table-cell>
          <table:table-cell table:formula="of:=TIME( ; ;[.A685]/1000)" office:value-type="time" office:time-value="PT03H02M07.954S" calcext:value-type="time">
            <text:p>03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26.71" calcext:value-type="float">
            <text:p>726.71</text:p>
          </table:table-cell>
          <table:table-cell office:value-type="float" office:value="874.56" calcext:value-type="float">
            <text:p>874.56</text:p>
          </table:table-cell>
        </table:table-row>
        <table:table-row table:style-name="ro1">
          <table:table-cell office:value-type="float" office:value="10943954" calcext:value-type="float">
            <text:p>10943954</text:p>
          </table:table-cell>
          <table:table-cell table:formula="of:=TIME( ; ;[.A686]/1000)" office:value-type="time" office:time-value="PT03H02M23.954S" calcext:value-type="time">
            <text:p>03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27.76" calcext:value-type="float">
            <text:p>727.76</text:p>
          </table:table-cell>
          <table:table-cell office:value-type="float" office:value="875.82" calcext:value-type="float">
            <text:p>875.82</text:p>
          </table:table-cell>
        </table:table-row>
        <table:table-row table:style-name="ro1">
          <table:table-cell office:value-type="float" office:value="10959954" calcext:value-type="float">
            <text:p>10959954</text:p>
          </table:table-cell>
          <table:table-cell table:formula="of:=TIME( ; ;[.A687]/1000)" office:value-type="time" office:time-value="PT03H02M39.954S" calcext:value-type="time">
            <text:p>03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28.82" calcext:value-type="float">
            <text:p>728.82</text:p>
          </table:table-cell>
          <table:table-cell office:value-type="float" office:value="877.07" calcext:value-type="float">
            <text:p>877.07</text:p>
          </table:table-cell>
        </table:table-row>
        <table:table-row table:style-name="ro1">
          <table:table-cell office:value-type="float" office:value="10975954" calcext:value-type="float">
            <text:p>10975954</text:p>
          </table:table-cell>
          <table:table-cell table:formula="of:=TIME( ; ;[.A688]/1000)" office:value-type="time" office:time-value="PT03H02M55.954S" calcext:value-type="time">
            <text:p>03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29.87" calcext:value-type="float">
            <text:p>729.87</text:p>
          </table:table-cell>
          <table:table-cell office:value-type="float" office:value="878.33" calcext:value-type="float">
            <text:p>878.33</text:p>
          </table:table-cell>
        </table:table-row>
        <table:table-row table:style-name="ro1">
          <table:table-cell office:value-type="float" office:value="10991953" calcext:value-type="float">
            <text:p>10991953</text:p>
          </table:table-cell>
          <table:table-cell table:formula="of:=TIME( ; ;[.A689]/1000)" office:value-type="time" office:time-value="PT03H03M11.953S" calcext:value-type="time">
            <text:p>03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30.93" calcext:value-type="float">
            <text:p>730.93</text:p>
          </table:table-cell>
          <table:table-cell office:value-type="float" office:value="879.59" calcext:value-type="float">
            <text:p>879.59</text:p>
          </table:table-cell>
        </table:table-row>
        <table:table-row table:style-name="ro1">
          <table:table-cell office:value-type="float" office:value="11007954" calcext:value-type="float">
            <text:p>11007954</text:p>
          </table:table-cell>
          <table:table-cell table:formula="of:=TIME( ; ;[.A690]/1000)" office:value-type="time" office:time-value="PT03H03M27.954S" calcext:value-type="time">
            <text:p>03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31.98" calcext:value-type="float">
            <text:p>731.98</text:p>
          </table:table-cell>
          <table:table-cell office:value-type="float" office:value="880.85" calcext:value-type="float">
            <text:p>880.85</text:p>
          </table:table-cell>
        </table:table-row>
        <table:table-row table:style-name="ro1">
          <table:table-cell office:value-type="float" office:value="11023954" calcext:value-type="float">
            <text:p>11023954</text:p>
          </table:table-cell>
          <table:table-cell table:formula="of:=TIME( ; ;[.A691]/1000)" office:value-type="time" office:time-value="PT03H03M43.954S" calcext:value-type="time">
            <text:p>03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33.04" calcext:value-type="float">
            <text:p>733.04</text:p>
          </table:table-cell>
          <table:table-cell office:value-type="float" office:value="882.1" calcext:value-type="float">
            <text:p>882.1</text:p>
          </table:table-cell>
        </table:table-row>
        <table:table-row table:style-name="ro1">
          <table:table-cell office:value-type="float" office:value="11039954" calcext:value-type="float">
            <text:p>11039954</text:p>
          </table:table-cell>
          <table:table-cell table:formula="of:=TIME( ; ;[.A692]/1000)" office:value-type="time" office:time-value="PT03H03M59.954S" calcext:value-type="time">
            <text:p>03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34.09" calcext:value-type="float">
            <text:p>734.09</text:p>
          </table:table-cell>
          <table:table-cell office:value-type="float" office:value="883.36" calcext:value-type="float">
            <text:p>883.36</text:p>
          </table:table-cell>
        </table:table-row>
        <table:table-row table:style-name="ro1">
          <table:table-cell office:value-type="float" office:value="11055954" calcext:value-type="float">
            <text:p>11055954</text:p>
          </table:table-cell>
          <table:table-cell table:formula="of:=TIME( ; ;[.A693]/1000)" office:value-type="time" office:time-value="PT03H04M15.954S" calcext:value-type="time">
            <text:p>03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35.15" calcext:value-type="float">
            <text:p>735.15</text:p>
          </table:table-cell>
          <table:table-cell office:value-type="float" office:value="884.62" calcext:value-type="float">
            <text:p>884.62</text:p>
          </table:table-cell>
        </table:table-row>
        <table:table-row table:style-name="ro1">
          <table:table-cell office:value-type="float" office:value="11071954" calcext:value-type="float">
            <text:p>11071954</text:p>
          </table:table-cell>
          <table:table-cell table:formula="of:=TIME( ; ;[.A694]/1000)" office:value-type="time" office:time-value="PT03H04M31.954S" calcext:value-type="time">
            <text:p>03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736.2" calcext:value-type="float">
            <text:p>736.2</text:p>
          </table:table-cell>
          <table:table-cell office:value-type="float" office:value="885.88" calcext:value-type="float">
            <text:p>885.88</text:p>
          </table:table-cell>
        </table:table-row>
        <table:table-row table:style-name="ro1">
          <table:table-cell office:value-type="float" office:value="11087954" calcext:value-type="float">
            <text:p>11087954</text:p>
          </table:table-cell>
          <table:table-cell table:formula="of:=TIME( ; ;[.A695]/1000)" office:value-type="time" office:time-value="PT03H04M47.954S" calcext:value-type="time">
            <text:p>03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37.26" calcext:value-type="float">
            <text:p>737.26</text:p>
          </table:table-cell>
          <table:table-cell office:value-type="float" office:value="887.13" calcext:value-type="float">
            <text:p>887.13</text:p>
          </table:table-cell>
        </table:table-row>
        <table:table-row table:style-name="ro1">
          <table:table-cell office:value-type="float" office:value="11103954" calcext:value-type="float">
            <text:p>11103954</text:p>
          </table:table-cell>
          <table:table-cell table:formula="of:=TIME( ; ;[.A696]/1000)" office:value-type="time" office:time-value="PT03H05M03.954S" calcext:value-type="time">
            <text:p>03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38.31" calcext:value-type="float">
            <text:p>738.31</text:p>
          </table:table-cell>
          <table:table-cell office:value-type="float" office:value="888.39" calcext:value-type="float">
            <text:p>888.39</text:p>
          </table:table-cell>
        </table:table-row>
        <table:table-row table:style-name="ro1">
          <table:table-cell office:value-type="float" office:value="11119954" calcext:value-type="float">
            <text:p>11119954</text:p>
          </table:table-cell>
          <table:table-cell table:formula="of:=TIME( ; ;[.A697]/1000)" office:value-type="time" office:time-value="PT03H05M19.954S" calcext:value-type="time">
            <text:p>03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39.37" calcext:value-type="float">
            <text:p>739.37</text:p>
          </table:table-cell>
          <table:table-cell office:value-type="float" office:value="889.65" calcext:value-type="float">
            <text:p>889.65</text:p>
          </table:table-cell>
        </table:table-row>
        <table:table-row table:style-name="ro1">
          <table:table-cell office:value-type="float" office:value="11135954" calcext:value-type="float">
            <text:p>11135954</text:p>
          </table:table-cell>
          <table:table-cell table:formula="of:=TIME( ; ;[.A698]/1000)" office:value-type="time" office:time-value="PT03H05M35.954S" calcext:value-type="time">
            <text:p>03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0.42" calcext:value-type="float">
            <text:p>740.42</text:p>
          </table:table-cell>
          <table:table-cell office:value-type="float" office:value="890.9" calcext:value-type="float">
            <text:p>890.9</text:p>
          </table:table-cell>
        </table:table-row>
        <table:table-row table:style-name="ro1">
          <table:table-cell office:value-type="float" office:value="11151954" calcext:value-type="float">
            <text:p>11151954</text:p>
          </table:table-cell>
          <table:table-cell table:formula="of:=TIME( ; ;[.A699]/1000)" office:value-type="time" office:time-value="PT03H05M51.954S" calcext:value-type="time">
            <text:p>03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1.48" calcext:value-type="float">
            <text:p>741.48</text:p>
          </table:table-cell>
          <table:table-cell office:value-type="float" office:value="892.16" calcext:value-type="float">
            <text:p>892.16</text:p>
          </table:table-cell>
        </table:table-row>
        <table:table-row table:style-name="ro1">
          <table:table-cell office:value-type="float" office:value="11167954" calcext:value-type="float">
            <text:p>11167954</text:p>
          </table:table-cell>
          <table:table-cell table:formula="of:=TIME( ; ;[.A700]/1000)" office:value-type="time" office:time-value="PT03H06M07.954S" calcext:value-type="time">
            <text:p>03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2.53" calcext:value-type="float">
            <text:p>742.53</text:p>
          </table:table-cell>
          <table:table-cell office:value-type="float" office:value="893.42" calcext:value-type="float">
            <text:p>893.42</text:p>
          </table:table-cell>
        </table:table-row>
        <table:table-row table:style-name="ro1">
          <table:table-cell office:value-type="float" office:value="11183954" calcext:value-type="float">
            <text:p>11183954</text:p>
          </table:table-cell>
          <table:table-cell table:formula="of:=TIME( ; ;[.A701]/1000)" office:value-type="time" office:time-value="PT03H06M23.954S" calcext:value-type="time">
            <text:p>03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3.59" calcext:value-type="float">
            <text:p>743.59</text:p>
          </table:table-cell>
          <table:table-cell office:value-type="float" office:value="894.68" calcext:value-type="float">
            <text:p>894.68</text:p>
          </table:table-cell>
        </table:table-row>
        <table:table-row table:style-name="ro1">
          <table:table-cell office:value-type="float" office:value="11199954" calcext:value-type="float">
            <text:p>11199954</text:p>
          </table:table-cell>
          <table:table-cell table:formula="of:=TIME( ; ;[.A702]/1000)" office:value-type="time" office:time-value="PT03H06M39.954S" calcext:value-type="time">
            <text:p>03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4.64" calcext:value-type="float">
            <text:p>744.64</text:p>
          </table:table-cell>
          <table:table-cell office:value-type="float" office:value="895.93" calcext:value-type="float">
            <text:p>895.93</text:p>
          </table:table-cell>
        </table:table-row>
        <table:table-row table:style-name="ro1">
          <table:table-cell office:value-type="float" office:value="11215954" calcext:value-type="float">
            <text:p>11215954</text:p>
          </table:table-cell>
          <table:table-cell table:formula="of:=TIME( ; ;[.A703]/1000)" office:value-type="time" office:time-value="PT03H06M55.954S" calcext:value-type="time">
            <text:p>03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45.69" calcext:value-type="float">
            <text:p>745.69</text:p>
          </table:table-cell>
          <table:table-cell office:value-type="float" office:value="897.19" calcext:value-type="float">
            <text:p>897.19</text:p>
          </table:table-cell>
        </table:table-row>
        <table:table-row table:style-name="ro1">
          <table:table-cell office:value-type="float" office:value="11231954" calcext:value-type="float">
            <text:p>11231954</text:p>
          </table:table-cell>
          <table:table-cell table:formula="of:=TIME( ; ;[.A704]/1000)" office:value-type="time" office:time-value="PT03H07M11.954S" calcext:value-type="time">
            <text:p>03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6.75" calcext:value-type="float">
            <text:p>746.75</text:p>
          </table:table-cell>
          <table:table-cell office:value-type="float" office:value="898.45" calcext:value-type="float">
            <text:p>898.45</text:p>
          </table:table-cell>
        </table:table-row>
        <table:table-row table:style-name="ro1">
          <table:table-cell office:value-type="float" office:value="11247954" calcext:value-type="float">
            <text:p>11247954</text:p>
          </table:table-cell>
          <table:table-cell table:formula="of:=TIME( ; ;[.A705]/1000)" office:value-type="time" office:time-value="PT03H07M27.954S" calcext:value-type="time">
            <text:p>03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7.8" calcext:value-type="float">
            <text:p>747.8</text:p>
          </table:table-cell>
          <table:table-cell office:value-type="float" office:value="899.7" calcext:value-type="float">
            <text:p>899.7</text:p>
          </table:table-cell>
        </table:table-row>
        <table:table-row table:style-name="ro1">
          <table:table-cell office:value-type="float" office:value="11263954" calcext:value-type="float">
            <text:p>11263954</text:p>
          </table:table-cell>
          <table:table-cell table:formula="of:=TIME( ; ;[.A706]/1000)" office:value-type="time" office:time-value="PT03H07M43.954S" calcext:value-type="time">
            <text:p>03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8.86" calcext:value-type="float">
            <text:p>748.86</text:p>
          </table:table-cell>
          <table:table-cell office:value-type="float" office:value="900.96" calcext:value-type="float">
            <text:p>900.96</text:p>
          </table:table-cell>
        </table:table-row>
        <table:table-row table:style-name="ro1">
          <table:table-cell office:value-type="float" office:value="11279954" calcext:value-type="float">
            <text:p>11279954</text:p>
          </table:table-cell>
          <table:table-cell table:formula="of:=TIME( ; ;[.A707]/1000)" office:value-type="time" office:time-value="PT03H07M59.954S" calcext:value-type="time">
            <text:p>03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49.91" calcext:value-type="float">
            <text:p>749.91</text:p>
          </table:table-cell>
          <table:table-cell office:value-type="float" office:value="902.22" calcext:value-type="float">
            <text:p>902.22</text:p>
          </table:table-cell>
        </table:table-row>
        <table:table-row table:style-name="ro1">
          <table:table-cell office:value-type="float" office:value="11295954" calcext:value-type="float">
            <text:p>11295954</text:p>
          </table:table-cell>
          <table:table-cell table:formula="of:=TIME( ; ;[.A708]/1000)" office:value-type="time" office:time-value="PT03H08M15.954S" calcext:value-type="time">
            <text:p>03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50.97" calcext:value-type="float">
            <text:p>750.97</text:p>
          </table:table-cell>
          <table:table-cell office:value-type="float" office:value="903.47" calcext:value-type="float">
            <text:p>903.47</text:p>
          </table:table-cell>
        </table:table-row>
        <table:table-row table:style-name="ro1">
          <table:table-cell office:value-type="float" office:value="11311953" calcext:value-type="float">
            <text:p>11311953</text:p>
          </table:table-cell>
          <table:table-cell table:formula="of:=TIME( ; ;[.A709]/1000)" office:value-type="time" office:time-value="PT03H08M31.953S" calcext:value-type="time">
            <text:p>03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52.02" calcext:value-type="float">
            <text:p>752.02</text:p>
          </table:table-cell>
          <table:table-cell office:value-type="float" office:value="904.73" calcext:value-type="float">
            <text:p>904.73</text:p>
          </table:table-cell>
        </table:table-row>
        <table:table-row table:style-name="ro1">
          <table:table-cell office:value-type="float" office:value="11327954" calcext:value-type="float">
            <text:p>11327954</text:p>
          </table:table-cell>
          <table:table-cell table:formula="of:=TIME( ; ;[.A710]/1000)" office:value-type="time" office:time-value="PT03H08M47.954S" calcext:value-type="time">
            <text:p>03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53.08" calcext:value-type="float">
            <text:p>753.08</text:p>
          </table:table-cell>
          <table:table-cell office:value-type="float" office:value="905.99" calcext:value-type="float">
            <text:p>905.99</text:p>
          </table:table-cell>
        </table:table-row>
        <table:table-row table:style-name="ro1">
          <table:table-cell office:value-type="float" office:value="11343954" calcext:value-type="float">
            <text:p>11343954</text:p>
          </table:table-cell>
          <table:table-cell table:formula="of:=TIME( ; ;[.A711]/1000)" office:value-type="time" office:time-value="PT03H09M03.954S" calcext:value-type="time">
            <text:p>03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754.13" calcext:value-type="float">
            <text:p>754.13</text:p>
          </table:table-cell>
          <table:table-cell office:value-type="float" office:value="907.24" calcext:value-type="float">
            <text:p>907.24</text:p>
          </table:table-cell>
        </table:table-row>
        <table:table-row table:style-name="ro1">
          <table:table-cell office:value-type="float" office:value="11359954" calcext:value-type="float">
            <text:p>11359954</text:p>
          </table:table-cell>
          <table:table-cell table:formula="of:=TIME( ; ;[.A712]/1000)" office:value-type="time" office:time-value="PT03H09M19.954S" calcext:value-type="time">
            <text:p>03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55.19" calcext:value-type="float">
            <text:p>755.19</text:p>
          </table:table-cell>
          <table:table-cell office:value-type="float" office:value="908.5" calcext:value-type="float">
            <text:p>908.5</text:p>
          </table:table-cell>
        </table:table-row>
        <table:table-row table:style-name="ro1">
          <table:table-cell office:value-type="float" office:value="11375954" calcext:value-type="float">
            <text:p>11375954</text:p>
          </table:table-cell>
          <table:table-cell table:formula="of:=TIME( ; ;[.A713]/1000)" office:value-type="time" office:time-value="PT03H09M35.954S" calcext:value-type="time">
            <text:p>03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56.24" calcext:value-type="float">
            <text:p>756.24</text:p>
          </table:table-cell>
          <table:table-cell office:value-type="float" office:value="909.76" calcext:value-type="float">
            <text:p>909.76</text:p>
          </table:table-cell>
        </table:table-row>
        <table:table-row table:style-name="ro1">
          <table:table-cell office:value-type="float" office:value="11391954" calcext:value-type="float">
            <text:p>11391954</text:p>
          </table:table-cell>
          <table:table-cell table:formula="of:=TIME( ; ;[.A714]/1000)" office:value-type="time" office:time-value="PT03H09M51.954S" calcext:value-type="time">
            <text:p>03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57.3" calcext:value-type="float">
            <text:p>757.3</text:p>
          </table:table-cell>
          <table:table-cell office:value-type="float" office:value="911.01" calcext:value-type="float">
            <text:p>911.01</text:p>
          </table:table-cell>
        </table:table-row>
        <table:table-row table:style-name="ro1">
          <table:table-cell office:value-type="float" office:value="11407954" calcext:value-type="float">
            <text:p>11407954</text:p>
          </table:table-cell>
          <table:table-cell table:formula="of:=TIME( ; ;[.A715]/1000)" office:value-type="time" office:time-value="PT03H10M07.954S" calcext:value-type="time">
            <text:p>03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58.35" calcext:value-type="float">
            <text:p>758.35</text:p>
          </table:table-cell>
          <table:table-cell office:value-type="float" office:value="912.27" calcext:value-type="float">
            <text:p>912.27</text:p>
          </table:table-cell>
        </table:table-row>
        <table:table-row table:style-name="ro1">
          <table:table-cell office:value-type="float" office:value="11423954" calcext:value-type="float">
            <text:p>11423954</text:p>
          </table:table-cell>
          <table:table-cell table:formula="of:=TIME( ; ;[.A716]/1000)" office:value-type="time" office:time-value="PT03H10M23.954S" calcext:value-type="time">
            <text:p>03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59.4" calcext:value-type="float">
            <text:p>759.4</text:p>
          </table:table-cell>
          <table:table-cell office:value-type="float" office:value="913.53" calcext:value-type="float">
            <text:p>913.53</text:p>
          </table:table-cell>
        </table:table-row>
        <table:table-row table:style-name="ro1">
          <table:table-cell office:value-type="float" office:value="11439954" calcext:value-type="float">
            <text:p>11439954</text:p>
          </table:table-cell>
          <table:table-cell table:formula="of:=TIME( ; ;[.A717]/1000)" office:value-type="time" office:time-value="PT03H10M39.954S" calcext:value-type="time">
            <text:p>03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0.46" calcext:value-type="float">
            <text:p>760.46</text:p>
          </table:table-cell>
          <table:table-cell office:value-type="float" office:value="914.78" calcext:value-type="float">
            <text:p>914.78</text:p>
          </table:table-cell>
        </table:table-row>
        <table:table-row table:style-name="ro1">
          <table:table-cell office:value-type="float" office:value="11455954" calcext:value-type="float">
            <text:p>11455954</text:p>
          </table:table-cell>
          <table:table-cell table:formula="of:=TIME( ; ;[.A718]/1000)" office:value-type="time" office:time-value="PT03H10M55.954S" calcext:value-type="time">
            <text:p>03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1.51" calcext:value-type="float">
            <text:p>761.51</text:p>
          </table:table-cell>
          <table:table-cell office:value-type="float" office:value="916.04" calcext:value-type="float">
            <text:p>916.04</text:p>
          </table:table-cell>
        </table:table-row>
        <table:table-row table:style-name="ro1">
          <table:table-cell office:value-type="float" office:value="11471954" calcext:value-type="float">
            <text:p>11471954</text:p>
          </table:table-cell>
          <table:table-cell table:formula="of:=TIME( ; ;[.A719]/1000)" office:value-type="time" office:time-value="PT03H11M11.954S" calcext:value-type="time">
            <text:p>03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2.57" calcext:value-type="float">
            <text:p>762.57</text:p>
          </table:table-cell>
          <table:table-cell office:value-type="float" office:value="917.29" calcext:value-type="float">
            <text:p>917.29</text:p>
          </table:table-cell>
        </table:table-row>
        <table:table-row table:style-name="ro1">
          <table:table-cell office:value-type="float" office:value="11487954" calcext:value-type="float">
            <text:p>11487954</text:p>
          </table:table-cell>
          <table:table-cell table:formula="of:=TIME( ; ;[.A720]/1000)" office:value-type="time" office:time-value="PT03H11M27.954S" calcext:value-type="time">
            <text:p>03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3.62" calcext:value-type="float">
            <text:p>763.62</text:p>
          </table:table-cell>
          <table:table-cell office:value-type="float" office:value="918.55" calcext:value-type="float">
            <text:p>918.55</text:p>
          </table:table-cell>
        </table:table-row>
        <table:table-row table:style-name="ro1">
          <table:table-cell office:value-type="float" office:value="11503954" calcext:value-type="float">
            <text:p>11503954</text:p>
          </table:table-cell>
          <table:table-cell table:formula="of:=TIME( ; ;[.A721]/1000)" office:value-type="time" office:time-value="PT03H11M43.954S" calcext:value-type="time">
            <text:p>03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4.68" calcext:value-type="float">
            <text:p>764.68</text:p>
          </table:table-cell>
          <table:table-cell office:value-type="float" office:value="919.81" calcext:value-type="float">
            <text:p>919.81</text:p>
          </table:table-cell>
        </table:table-row>
        <table:table-row table:style-name="ro1">
          <table:table-cell office:value-type="float" office:value="11519954" calcext:value-type="float">
            <text:p>11519954</text:p>
          </table:table-cell>
          <table:table-cell table:formula="of:=TIME( ; ;[.A722]/1000)" office:value-type="time" office:time-value="PT03H11M59.954S" calcext:value-type="time">
            <text:p>03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5.73" calcext:value-type="float">
            <text:p>765.73</text:p>
          </table:table-cell>
          <table:table-cell office:value-type="float" office:value="921.06" calcext:value-type="float">
            <text:p>921.06</text:p>
          </table:table-cell>
        </table:table-row>
        <table:table-row table:style-name="ro1">
          <table:table-cell office:value-type="float" office:value="11535954" calcext:value-type="float">
            <text:p>11535954</text:p>
          </table:table-cell>
          <table:table-cell table:formula="of:=TIME( ; ;[.A723]/1000)" office:value-type="time" office:time-value="PT03H12M15.954S" calcext:value-type="time">
            <text:p>03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6.79" calcext:value-type="float">
            <text:p>766.79</text:p>
          </table:table-cell>
          <table:table-cell office:value-type="float" office:value="922.32" calcext:value-type="float">
            <text:p>922.32</text:p>
          </table:table-cell>
        </table:table-row>
        <table:table-row table:style-name="ro1">
          <table:table-cell office:value-type="float" office:value="11551954" calcext:value-type="float">
            <text:p>11551954</text:p>
          </table:table-cell>
          <table:table-cell table:formula="of:=TIME( ; ;[.A724]/1000)" office:value-type="time" office:time-value="PT03H12M31.954S" calcext:value-type="time">
            <text:p>03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7.84" calcext:value-type="float">
            <text:p>767.84</text:p>
          </table:table-cell>
          <table:table-cell office:value-type="float" office:value="923.57" calcext:value-type="float">
            <text:p>923.57</text:p>
          </table:table-cell>
        </table:table-row>
        <table:table-row table:style-name="ro1">
          <table:table-cell office:value-type="float" office:value="11567954" calcext:value-type="float">
            <text:p>11567954</text:p>
          </table:table-cell>
          <table:table-cell table:formula="of:=TIME( ; ;[.A725]/1000)" office:value-type="time" office:time-value="PT03H12M47.954S" calcext:value-type="time">
            <text:p>03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8.9" calcext:value-type="float">
            <text:p>768.9</text:p>
          </table:table-cell>
          <table:table-cell office:value-type="float" office:value="924.83" calcext:value-type="float">
            <text:p>924.83</text:p>
          </table:table-cell>
        </table:table-row>
        <table:table-row table:style-name="ro1">
          <table:table-cell office:value-type="float" office:value="11583953" calcext:value-type="float">
            <text:p>11583953</text:p>
          </table:table-cell>
          <table:table-cell table:formula="of:=TIME( ; ;[.A726]/1000)" office:value-type="time" office:time-value="PT03H13M03.953S" calcext:value-type="time">
            <text:p>03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69.95" calcext:value-type="float">
            <text:p>769.95</text:p>
          </table:table-cell>
          <table:table-cell office:value-type="float" office:value="926.09" calcext:value-type="float">
            <text:p>926.09</text:p>
          </table:table-cell>
        </table:table-row>
        <table:table-row table:style-name="ro1">
          <table:table-cell office:value-type="float" office:value="11599954" calcext:value-type="float">
            <text:p>11599954</text:p>
          </table:table-cell>
          <table:table-cell table:formula="of:=TIME( ; ;[.A727]/1000)" office:value-type="time" office:time-value="PT03H13M19.954S" calcext:value-type="time">
            <text:p>03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71" calcext:value-type="float">
            <text:p>771</text:p>
          </table:table-cell>
          <table:table-cell office:value-type="float" office:value="927.34" calcext:value-type="float">
            <text:p>927.34</text:p>
          </table:table-cell>
        </table:table-row>
        <table:table-row table:style-name="ro1">
          <table:table-cell office:value-type="float" office:value="11615954" calcext:value-type="float">
            <text:p>11615954</text:p>
          </table:table-cell>
          <table:table-cell table:formula="of:=TIME( ; ;[.A728]/1000)" office:value-type="time" office:time-value="PT03H13M35.954S" calcext:value-type="time">
            <text:p>03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772.06" calcext:value-type="float">
            <text:p>772.06</text:p>
          </table:table-cell>
          <table:table-cell office:value-type="float" office:value="928.6" calcext:value-type="float">
            <text:p>928.6</text:p>
          </table:table-cell>
        </table:table-row>
        <table:table-row table:style-name="ro1">
          <table:table-cell office:value-type="float" office:value="11631954" calcext:value-type="float">
            <text:p>11631954</text:p>
          </table:table-cell>
          <table:table-cell table:formula="of:=TIME( ; ;[.A729]/1000)" office:value-type="time" office:time-value="PT03H13M51.954S" calcext:value-type="time">
            <text:p>03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73.11" calcext:value-type="float">
            <text:p>773.11</text:p>
          </table:table-cell>
          <table:table-cell office:value-type="float" office:value="929.85" calcext:value-type="float">
            <text:p>929.85</text:p>
          </table:table-cell>
        </table:table-row>
        <table:table-row table:style-name="ro1">
          <table:table-cell office:value-type="float" office:value="11647954" calcext:value-type="float">
            <text:p>11647954</text:p>
          </table:table-cell>
          <table:table-cell table:formula="of:=TIME( ; ;[.A730]/1000)" office:value-type="time" office:time-value="PT03H14M07.954S" calcext:value-type="time">
            <text:p>03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74.17" calcext:value-type="float">
            <text:p>774.17</text:p>
          </table:table-cell>
          <table:table-cell office:value-type="float" office:value="931.11" calcext:value-type="float">
            <text:p>931.11</text:p>
          </table:table-cell>
        </table:table-row>
        <table:table-row table:style-name="ro1">
          <table:table-cell office:value-type="float" office:value="11663954" calcext:value-type="float">
            <text:p>11663954</text:p>
          </table:table-cell>
          <table:table-cell table:formula="of:=TIME( ; ;[.A731]/1000)" office:value-type="time" office:time-value="PT03H14M23.954S" calcext:value-type="time">
            <text:p>03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775.22" calcext:value-type="float">
            <text:p>775.22</text:p>
          </table:table-cell>
          <table:table-cell office:value-type="float" office:value="932.37" calcext:value-type="float">
            <text:p>932.37</text:p>
          </table:table-cell>
        </table:table-row>
        <table:table-row table:style-name="ro1">
          <table:table-cell office:value-type="float" office:value="11679954" calcext:value-type="float">
            <text:p>11679954</text:p>
          </table:table-cell>
          <table:table-cell table:formula="of:=TIME( ; ;[.A732]/1000)" office:value-type="time" office:time-value="PT03H14M39.954S" calcext:value-type="time">
            <text:p>03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76.28" calcext:value-type="float">
            <text:p>776.28</text:p>
          </table:table-cell>
          <table:table-cell office:value-type="float" office:value="933.62" calcext:value-type="float">
            <text:p>933.62</text:p>
          </table:table-cell>
        </table:table-row>
        <table:table-row table:style-name="ro1">
          <table:table-cell office:value-type="float" office:value="11695953" calcext:value-type="float">
            <text:p>11695953</text:p>
          </table:table-cell>
          <table:table-cell table:formula="of:=TIME( ; ;[.A733]/1000)" office:value-type="time" office:time-value="PT03H14M55.953S" calcext:value-type="time">
            <text:p>03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777.33" calcext:value-type="float">
            <text:p>777.33</text:p>
          </table:table-cell>
          <table:table-cell office:value-type="float" office:value="934.88" calcext:value-type="float">
            <text:p>934.88</text:p>
          </table:table-cell>
        </table:table-row>
        <table:table-row table:style-name="ro1">
          <table:table-cell office:value-type="float" office:value="11711954" calcext:value-type="float">
            <text:p>11711954</text:p>
          </table:table-cell>
          <table:table-cell table:formula="of:=TIME( ; ;[.A734]/1000)" office:value-type="time" office:time-value="PT03H15M11.954S" calcext:value-type="time">
            <text:p>03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778.38" calcext:value-type="float">
            <text:p>778.38</text:p>
          </table:table-cell>
          <table:table-cell office:value-type="float" office:value="936.13" calcext:value-type="float">
            <text:p>936.13</text:p>
          </table:table-cell>
        </table:table-row>
        <table:table-row table:style-name="ro1">
          <table:table-cell office:value-type="float" office:value="11727954" calcext:value-type="float">
            <text:p>11727954</text:p>
          </table:table-cell>
          <table:table-cell table:formula="of:=TIME( ; ;[.A735]/1000)" office:value-type="time" office:time-value="PT03H15M27.954S" calcext:value-type="time">
            <text:p>03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79.44" calcext:value-type="float">
            <text:p>779.44</text:p>
          </table:table-cell>
          <table:table-cell office:value-type="float" office:value="937.39" calcext:value-type="float">
            <text:p>937.39</text:p>
          </table:table-cell>
        </table:table-row>
        <table:table-row table:style-name="ro1">
          <table:table-cell office:value-type="float" office:value="11743954" calcext:value-type="float">
            <text:p>11743954</text:p>
          </table:table-cell>
          <table:table-cell table:formula="of:=TIME( ; ;[.A736]/1000)" office:value-type="time" office:time-value="PT03H15M43.954S" calcext:value-type="time">
            <text:p>03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780.49" calcext:value-type="float">
            <text:p>780.49</text:p>
          </table:table-cell>
          <table:table-cell office:value-type="float" office:value="938.65" calcext:value-type="float">
            <text:p>938.65</text:p>
          </table:table-cell>
        </table:table-row>
        <table:table-row table:style-name="ro1">
          <table:table-cell office:value-type="float" office:value="11759954" calcext:value-type="float">
            <text:p>11759954</text:p>
          </table:table-cell>
          <table:table-cell table:formula="of:=TIME( ; ;[.A737]/1000)" office:value-type="time" office:time-value="PT03H15M59.954S" calcext:value-type="time">
            <text:p>03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781.55" calcext:value-type="float">
            <text:p>781.55</text:p>
          </table:table-cell>
          <table:table-cell office:value-type="float" office:value="939.9" calcext:value-type="float">
            <text:p>939.9</text:p>
          </table:table-cell>
        </table:table-row>
        <table:table-row table:style-name="ro1">
          <table:table-cell office:value-type="float" office:value="11775954" calcext:value-type="float">
            <text:p>11775954</text:p>
          </table:table-cell>
          <table:table-cell table:formula="of:=TIME( ; ;[.A738]/1000)" office:value-type="time" office:time-value="PT03H16M15.954S" calcext:value-type="time">
            <text:p>03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82.6" calcext:value-type="float">
            <text:p>782.6</text:p>
          </table:table-cell>
          <table:table-cell office:value-type="float" office:value="941.16" calcext:value-type="float">
            <text:p>941.16</text:p>
          </table:table-cell>
        </table:table-row>
        <table:table-row table:style-name="ro1">
          <table:table-cell office:value-type="float" office:value="11791954" calcext:value-type="float">
            <text:p>11791954</text:p>
          </table:table-cell>
          <table:table-cell table:formula="of:=TIME( ; ;[.A739]/1000)" office:value-type="time" office:time-value="PT03H16M31.954S" calcext:value-type="time">
            <text:p>03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83.65" calcext:value-type="float">
            <text:p>783.65</text:p>
          </table:table-cell>
          <table:table-cell office:value-type="float" office:value="942.41" calcext:value-type="float">
            <text:p>942.41</text:p>
          </table:table-cell>
        </table:table-row>
        <table:table-row table:style-name="ro1">
          <table:table-cell office:value-type="float" office:value="11807954" calcext:value-type="float">
            <text:p>11807954</text:p>
          </table:table-cell>
          <table:table-cell table:formula="of:=TIME( ; ;[.A740]/1000)" office:value-type="time" office:time-value="PT03H16M47.954S" calcext:value-type="time">
            <text:p>03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784.71" calcext:value-type="float">
            <text:p>784.71</text:p>
          </table:table-cell>
          <table:table-cell office:value-type="float" office:value="943.67" calcext:value-type="float">
            <text:p>943.67</text:p>
          </table:table-cell>
        </table:table-row>
        <table:table-row table:style-name="ro1">
          <table:table-cell office:value-type="float" office:value="11823954" calcext:value-type="float">
            <text:p>11823954</text:p>
          </table:table-cell>
          <table:table-cell table:formula="of:=TIME( ; ;[.A741]/1000)" office:value-type="time" office:time-value="PT03H17M03.954S" calcext:value-type="time">
            <text:p>03:1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85.76" calcext:value-type="float">
            <text:p>785.76</text:p>
          </table:table-cell>
          <table:table-cell office:value-type="float" office:value="944.93" calcext:value-type="float">
            <text:p>944.93</text:p>
          </table:table-cell>
        </table:table-row>
        <table:table-row table:style-name="ro1">
          <table:table-cell office:value-type="float" office:value="11839954" calcext:value-type="float">
            <text:p>11839954</text:p>
          </table:table-cell>
          <table:table-cell table:formula="of:=TIME( ; ;[.A742]/1000)" office:value-type="time" office:time-value="PT03H17M19.954S" calcext:value-type="time">
            <text:p>03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786.81" calcext:value-type="float">
            <text:p>786.81</text:p>
          </table:table-cell>
          <table:table-cell office:value-type="float" office:value="946.18" calcext:value-type="float">
            <text:p>946.18</text:p>
          </table:table-cell>
        </table:table-row>
        <table:table-row table:style-name="ro1">
          <table:table-cell office:value-type="float" office:value="11855954" calcext:value-type="float">
            <text:p>11855954</text:p>
          </table:table-cell>
          <table:table-cell table:formula="of:=TIME( ; ;[.A743]/1000)" office:value-type="time" office:time-value="PT03H17M35.954S" calcext:value-type="time">
            <text:p>03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87.87" calcext:value-type="float">
            <text:p>787.87</text:p>
          </table:table-cell>
          <table:table-cell office:value-type="float" office:value="947.44" calcext:value-type="float">
            <text:p>947.44</text:p>
          </table:table-cell>
        </table:table-row>
        <table:table-row table:style-name="ro1">
          <table:table-cell office:value-type="float" office:value="11871954" calcext:value-type="float">
            <text:p>11871954</text:p>
          </table:table-cell>
          <table:table-cell table:formula="of:=TIME( ; ;[.A744]/1000)" office:value-type="time" office:time-value="PT03H17M51.954S" calcext:value-type="time">
            <text:p>03:1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1.61" calcext:value-type="float">
            <text:p>281.61</text:p>
          </table:table-cell>
          <table:table-cell office:value-type="float" office:value="788.92" calcext:value-type="float">
            <text:p>788.92</text:p>
          </table:table-cell>
          <table:table-cell office:value-type="float" office:value="948.69" calcext:value-type="float">
            <text:p>948.69</text:p>
          </table:table-cell>
        </table:table-row>
        <table:table-row table:style-name="ro1">
          <table:table-cell office:value-type="float" office:value="11887954" calcext:value-type="float">
            <text:p>11887954</text:p>
          </table:table-cell>
          <table:table-cell table:formula="of:=TIME( ; ;[.A745]/1000)" office:value-type="time" office:time-value="PT03H18M07.954S" calcext:value-type="time">
            <text:p>03:1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89.98" calcext:value-type="float">
            <text:p>789.98</text:p>
          </table:table-cell>
          <table:table-cell office:value-type="float" office:value="949.95" calcext:value-type="float">
            <text:p>949.95</text:p>
          </table:table-cell>
        </table:table-row>
        <table:table-row table:style-name="ro1">
          <table:table-cell office:value-type="float" office:value="11903954" calcext:value-type="float">
            <text:p>11903954</text:p>
          </table:table-cell>
          <table:table-cell table:formula="of:=TIME( ; ;[.A746]/1000)" office:value-type="time" office:time-value="PT03H18M23.954S" calcext:value-type="time">
            <text:p>03:1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791.03" calcext:value-type="float">
            <text:p>791.03</text:p>
          </table:table-cell>
          <table:table-cell office:value-type="float" office:value="951.2" calcext:value-type="float">
            <text:p>951.2</text:p>
          </table:table-cell>
        </table:table-row>
        <table:table-row table:style-name="ro1">
          <table:table-cell office:value-type="float" office:value="11919954" calcext:value-type="float">
            <text:p>11919954</text:p>
          </table:table-cell>
          <table:table-cell table:formula="of:=TIME( ; ;[.A747]/1000)" office:value-type="time" office:time-value="PT03H18M39.954S" calcext:value-type="time">
            <text:p>03:1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92.08" calcext:value-type="float">
            <text:p>792.08</text:p>
          </table:table-cell>
          <table:table-cell office:value-type="float" office:value="952.46" calcext:value-type="float">
            <text:p>952.46</text:p>
          </table:table-cell>
        </table:table-row>
        <table:table-row table:style-name="ro1">
          <table:table-cell office:value-type="float" office:value="11935954" calcext:value-type="float">
            <text:p>11935954</text:p>
          </table:table-cell>
          <table:table-cell table:formula="of:=TIME( ; ;[.A748]/1000)" office:value-type="time" office:time-value="PT03H18M55.954S" calcext:value-type="time">
            <text:p>03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93.14" calcext:value-type="float">
            <text:p>793.14</text:p>
          </table:table-cell>
          <table:table-cell office:value-type="float" office:value="953.71" calcext:value-type="float">
            <text:p>953.71</text:p>
          </table:table-cell>
        </table:table-row>
        <table:table-row table:style-name="ro1">
          <table:table-cell office:value-type="float" office:value="11951954" calcext:value-type="float">
            <text:p>11951954</text:p>
          </table:table-cell>
          <table:table-cell table:formula="of:=TIME( ; ;[.A749]/1000)" office:value-type="time" office:time-value="PT03H19M11.954S" calcext:value-type="time">
            <text:p>03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94.19" calcext:value-type="float">
            <text:p>794.19</text:p>
          </table:table-cell>
          <table:table-cell office:value-type="float" office:value="954.97" calcext:value-type="float">
            <text:p>954.97</text:p>
          </table:table-cell>
        </table:table-row>
        <table:table-row table:style-name="ro1">
          <table:table-cell office:value-type="float" office:value="11967954" calcext:value-type="float">
            <text:p>11967954</text:p>
          </table:table-cell>
          <table:table-cell table:formula="of:=TIME( ; ;[.A750]/1000)" office:value-type="time" office:time-value="PT03H19M27.954S" calcext:value-type="time">
            <text:p>03:1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795.24" calcext:value-type="float">
            <text:p>795.24</text:p>
          </table:table-cell>
          <table:table-cell office:value-type="float" office:value="956.23" calcext:value-type="float">
            <text:p>956.23</text:p>
          </table:table-cell>
        </table:table-row>
        <table:table-row table:style-name="ro1">
          <table:table-cell office:value-type="float" office:value="11983954" calcext:value-type="float">
            <text:p>11983954</text:p>
          </table:table-cell>
          <table:table-cell table:formula="of:=TIME( ; ;[.A751]/1000)" office:value-type="time" office:time-value="PT03H19M43.954S" calcext:value-type="time">
            <text:p>03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796.3" calcext:value-type="float">
            <text:p>796.3</text:p>
          </table:table-cell>
          <table:table-cell office:value-type="float" office:value="957.48" calcext:value-type="float">
            <text:p>957.48</text:p>
          </table:table-cell>
        </table:table-row>
        <table:table-row table:style-name="ro1">
          <table:table-cell office:value-type="float" office:value="11999954" calcext:value-type="float">
            <text:p>11999954</text:p>
          </table:table-cell>
          <table:table-cell table:formula="of:=TIME( ; ;[.A752]/1000)" office:value-type="time" office:time-value="PT03H19M59.954S" calcext:value-type="time">
            <text:p>03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1.6" calcext:value-type="float">
            <text:p>281.6</text:p>
          </table:table-cell>
          <table:table-cell office:value-type="float" office:value="797.35" calcext:value-type="float">
            <text:p>797.35</text:p>
          </table:table-cell>
          <table:table-cell office:value-type="float" office:value="958.74" calcext:value-type="float">
            <text:p>958.74</text:p>
          </table:table-cell>
        </table:table-row>
        <table:table-row table:style-name="ro1">
          <table:table-cell office:value-type="float" office:value="12015954" calcext:value-type="float">
            <text:p>12015954</text:p>
          </table:table-cell>
          <table:table-cell table:formula="of:=TIME( ; ;[.A753]/1000)" office:value-type="time" office:time-value="PT03H20M15.954S" calcext:value-type="time">
            <text:p>03:2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798.41" calcext:value-type="float">
            <text:p>798.41</text:p>
          </table:table-cell>
          <table:table-cell office:value-type="float" office:value="959.99" calcext:value-type="float">
            <text:p>959.99</text:p>
          </table:table-cell>
        </table:table-row>
        <table:table-row table:style-name="ro1">
          <table:table-cell office:value-type="float" office:value="12031954" calcext:value-type="float">
            <text:p>12031954</text:p>
          </table:table-cell>
          <table:table-cell table:formula="of:=TIME( ; ;[.A754]/1000)" office:value-type="time" office:time-value="PT03H20M31.954S" calcext:value-type="time">
            <text:p>03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799.46" calcext:value-type="float">
            <text:p>799.46</text:p>
          </table:table-cell>
          <table:table-cell office:value-type="float" office:value="961.25" calcext:value-type="float">
            <text:p>961.25</text:p>
          </table:table-cell>
        </table:table-row>
        <table:table-row table:style-name="ro1">
          <table:table-cell office:value-type="float" office:value="12047954" calcext:value-type="float">
            <text:p>12047954</text:p>
          </table:table-cell>
          <table:table-cell table:formula="of:=TIME( ; ;[.A755]/1000)" office:value-type="time" office:time-value="PT03H20M47.954S" calcext:value-type="time">
            <text:p>03:2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00.51" calcext:value-type="float">
            <text:p>800.51</text:p>
          </table:table-cell>
          <table:table-cell office:value-type="float" office:value="962.5" calcext:value-type="float">
            <text:p>962.5</text:p>
          </table:table-cell>
        </table:table-row>
        <table:table-row table:style-name="ro1">
          <table:table-cell office:value-type="float" office:value="12063954" calcext:value-type="float">
            <text:p>12063954</text:p>
          </table:table-cell>
          <table:table-cell table:formula="of:=TIME( ; ;[.A756]/1000)" office:value-type="time" office:time-value="PT03H21M03.954S" calcext:value-type="time">
            <text:p>03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801.57" calcext:value-type="float">
            <text:p>801.57</text:p>
          </table:table-cell>
          <table:table-cell office:value-type="float" office:value="963.76" calcext:value-type="float">
            <text:p>963.76</text:p>
          </table:table-cell>
        </table:table-row>
        <table:table-row table:style-name="ro1">
          <table:table-cell office:value-type="float" office:value="12079954" calcext:value-type="float">
            <text:p>12079954</text:p>
          </table:table-cell>
          <table:table-cell table:formula="of:=TIME( ; ;[.A757]/1000)" office:value-type="time" office:time-value="PT03H21M19.954S" calcext:value-type="time">
            <text:p>03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802.62" calcext:value-type="float">
            <text:p>802.62</text:p>
          </table:table-cell>
          <table:table-cell office:value-type="float" office:value="965.01" calcext:value-type="float">
            <text:p>965.01</text:p>
          </table:table-cell>
        </table:table-row>
        <table:table-row table:style-name="ro1">
          <table:table-cell office:value-type="float" office:value="12095954" calcext:value-type="float">
            <text:p>12095954</text:p>
          </table:table-cell>
          <table:table-cell table:formula="of:=TIME( ; ;[.A758]/1000)" office:value-type="time" office:time-value="PT03H21M35.954S" calcext:value-type="time">
            <text:p>03:2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03.67" calcext:value-type="float">
            <text:p>803.67</text:p>
          </table:table-cell>
          <table:table-cell office:value-type="float" office:value="966.27" calcext:value-type="float">
            <text:p>966.27</text:p>
          </table:table-cell>
        </table:table-row>
        <table:table-row table:style-name="ro1">
          <table:table-cell office:value-type="float" office:value="12111954" calcext:value-type="float">
            <text:p>12111954</text:p>
          </table:table-cell>
          <table:table-cell table:formula="of:=TIME( ; ;[.A759]/1000)" office:value-type="time" office:time-value="PT03H21M51.954S" calcext:value-type="time">
            <text:p>03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04.73" calcext:value-type="float">
            <text:p>804.73</text:p>
          </table:table-cell>
          <table:table-cell office:value-type="float" office:value="967.52" calcext:value-type="float">
            <text:p>967.52</text:p>
          </table:table-cell>
        </table:table-row>
        <table:table-row table:style-name="ro1">
          <table:table-cell office:value-type="float" office:value="12127954" calcext:value-type="float">
            <text:p>12127954</text:p>
          </table:table-cell>
          <table:table-cell table:formula="of:=TIME( ; ;[.A760]/1000)" office:value-type="time" office:time-value="PT03H22M07.954S" calcext:value-type="time">
            <text:p>03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05.78" calcext:value-type="float">
            <text:p>805.78</text:p>
          </table:table-cell>
          <table:table-cell office:value-type="float" office:value="968.78" calcext:value-type="float">
            <text:p>968.78</text:p>
          </table:table-cell>
        </table:table-row>
        <table:table-row table:style-name="ro1">
          <table:table-cell office:value-type="float" office:value="12143954" calcext:value-type="float">
            <text:p>12143954</text:p>
          </table:table-cell>
          <table:table-cell table:formula="of:=TIME( ; ;[.A761]/1000)" office:value-type="time" office:time-value="PT03H22M23.954S" calcext:value-type="time">
            <text:p>03:2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806.84" calcext:value-type="float">
            <text:p>806.84</text:p>
          </table:table-cell>
          <table:table-cell office:value-type="float" office:value="970.03" calcext:value-type="float">
            <text:p>970.03</text:p>
          </table:table-cell>
        </table:table-row>
        <table:table-row table:style-name="ro1">
          <table:table-cell office:value-type="float" office:value="12159954" calcext:value-type="float">
            <text:p>12159954</text:p>
          </table:table-cell>
          <table:table-cell table:formula="of:=TIME( ; ;[.A762]/1000)" office:value-type="time" office:time-value="PT03H22M39.954S" calcext:value-type="time">
            <text:p>03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07.89" calcext:value-type="float">
            <text:p>807.89</text:p>
          </table:table-cell>
          <table:table-cell office:value-type="float" office:value="971.29" calcext:value-type="float">
            <text:p>971.29</text:p>
          </table:table-cell>
        </table:table-row>
        <table:table-row table:style-name="ro1">
          <table:table-cell office:value-type="float" office:value="12175954" calcext:value-type="float">
            <text:p>12175954</text:p>
          </table:table-cell>
          <table:table-cell table:formula="of:=TIME( ; ;[.A763]/1000)" office:value-type="time" office:time-value="PT03H22M55.954S" calcext:value-type="time">
            <text:p>03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08.94" calcext:value-type="float">
            <text:p>808.94</text:p>
          </table:table-cell>
          <table:table-cell office:value-type="float" office:value="972.54" calcext:value-type="float">
            <text:p>972.54</text:p>
          </table:table-cell>
        </table:table-row>
        <table:table-row table:style-name="ro1">
          <table:table-cell office:value-type="float" office:value="12191954" calcext:value-type="float">
            <text:p>12191954</text:p>
          </table:table-cell>
          <table:table-cell table:formula="of:=TIME( ; ;[.A764]/1000)" office:value-type="time" office:time-value="PT03H23M11.954S" calcext:value-type="time">
            <text:p>03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10" calcext:value-type="float">
            <text:p>810</text:p>
          </table:table-cell>
          <table:table-cell office:value-type="float" office:value="973.8" calcext:value-type="float">
            <text:p>973.8</text:p>
          </table:table-cell>
        </table:table-row>
        <table:table-row table:style-name="ro1">
          <table:table-cell office:value-type="float" office:value="12207954" calcext:value-type="float">
            <text:p>12207954</text:p>
          </table:table-cell>
          <table:table-cell table:formula="of:=TIME( ; ;[.A765]/1000)" office:value-type="time" office:time-value="PT03H23M27.954S" calcext:value-type="time">
            <text:p>03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11.05" calcext:value-type="float">
            <text:p>811.05</text:p>
          </table:table-cell>
          <table:table-cell office:value-type="float" office:value="975.05" calcext:value-type="float">
            <text:p>975.05</text:p>
          </table:table-cell>
        </table:table-row>
        <table:table-row table:style-name="ro1">
          <table:table-cell office:value-type="float" office:value="12223954" calcext:value-type="float">
            <text:p>12223954</text:p>
          </table:table-cell>
          <table:table-cell table:formula="of:=TIME( ; ;[.A766]/1000)" office:value-type="time" office:time-value="PT03H23M43.954S" calcext:value-type="time">
            <text:p>03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12.1" calcext:value-type="float">
            <text:p>812.1</text:p>
          </table:table-cell>
          <table:table-cell office:value-type="float" office:value="976.31" calcext:value-type="float">
            <text:p>976.31</text:p>
          </table:table-cell>
        </table:table-row>
        <table:table-row table:style-name="ro1">
          <table:table-cell office:value-type="float" office:value="12239954" calcext:value-type="float">
            <text:p>12239954</text:p>
          </table:table-cell>
          <table:table-cell table:formula="of:=TIME( ; ;[.A767]/1000)" office:value-type="time" office:time-value="PT03H23M59.954S" calcext:value-type="time">
            <text:p>03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13.16" calcext:value-type="float">
            <text:p>813.16</text:p>
          </table:table-cell>
          <table:table-cell office:value-type="float" office:value="977.56" calcext:value-type="float">
            <text:p>977.56</text:p>
          </table:table-cell>
        </table:table-row>
        <table:table-row table:style-name="ro1">
          <table:table-cell office:value-type="float" office:value="12255954" calcext:value-type="float">
            <text:p>12255954</text:p>
          </table:table-cell>
          <table:table-cell table:formula="of:=TIME( ; ;[.A768]/1000)" office:value-type="time" office:time-value="PT03H24M15.954S" calcext:value-type="time">
            <text:p>03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14.21" calcext:value-type="float">
            <text:p>814.21</text:p>
          </table:table-cell>
          <table:table-cell office:value-type="float" office:value="978.82" calcext:value-type="float">
            <text:p>978.82</text:p>
          </table:table-cell>
        </table:table-row>
        <table:table-row table:style-name="ro1">
          <table:table-cell office:value-type="float" office:value="12271954" calcext:value-type="float">
            <text:p>12271954</text:p>
          </table:table-cell>
          <table:table-cell table:formula="of:=TIME( ; ;[.A769]/1000)" office:value-type="time" office:time-value="PT03H24M31.954S" calcext:value-type="time">
            <text:p>03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15.26" calcext:value-type="float">
            <text:p>815.26</text:p>
          </table:table-cell>
          <table:table-cell office:value-type="float" office:value="980.07" calcext:value-type="float">
            <text:p>980.07</text:p>
          </table:table-cell>
        </table:table-row>
        <table:table-row table:style-name="ro1">
          <table:table-cell office:value-type="float" office:value="12287954" calcext:value-type="float">
            <text:p>12287954</text:p>
          </table:table-cell>
          <table:table-cell table:formula="of:=TIME( ; ;[.A770]/1000)" office:value-type="time" office:time-value="PT03H24M47.954S" calcext:value-type="time">
            <text:p>03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16.32" calcext:value-type="float">
            <text:p>816.32</text:p>
          </table:table-cell>
          <table:table-cell office:value-type="float" office:value="981.33" calcext:value-type="float">
            <text:p>981.33</text:p>
          </table:table-cell>
        </table:table-row>
        <table:table-row table:style-name="ro1">
          <table:table-cell office:value-type="float" office:value="12303954" calcext:value-type="float">
            <text:p>12303954</text:p>
          </table:table-cell>
          <table:table-cell table:formula="of:=TIME( ; ;[.A771]/1000)" office:value-type="time" office:time-value="PT03H25M03.954S" calcext:value-type="time">
            <text:p>03:2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1.48" calcext:value-type="float">
            <text:p>281.48</text:p>
          </table:table-cell>
          <table:table-cell office:value-type="float" office:value="817.37" calcext:value-type="float">
            <text:p>817.37</text:p>
          </table:table-cell>
          <table:table-cell office:value-type="float" office:value="982.58" calcext:value-type="float">
            <text:p>982.58</text:p>
          </table:table-cell>
        </table:table-row>
        <table:table-row table:style-name="ro1">
          <table:table-cell office:value-type="float" office:value="12319954" calcext:value-type="float">
            <text:p>12319954</text:p>
          </table:table-cell>
          <table:table-cell table:formula="of:=TIME( ; ;[.A772]/1000)" office:value-type="time" office:time-value="PT03H25M19.954S" calcext:value-type="time">
            <text:p>03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18.43" calcext:value-type="float">
            <text:p>818.43</text:p>
          </table:table-cell>
          <table:table-cell office:value-type="float" office:value="983.83" calcext:value-type="float">
            <text:p>983.83</text:p>
          </table:table-cell>
        </table:table-row>
        <table:table-row table:style-name="ro1">
          <table:table-cell office:value-type="float" office:value="12335954" calcext:value-type="float">
            <text:p>12335954</text:p>
          </table:table-cell>
          <table:table-cell table:formula="of:=TIME( ; ;[.A773]/1000)" office:value-type="time" office:time-value="PT03H25M35.954S" calcext:value-type="time">
            <text:p>03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1.48" calcext:value-type="float">
            <text:p>281.48</text:p>
          </table:table-cell>
          <table:table-cell office:value-type="float" office:value="819.48" calcext:value-type="float">
            <text:p>819.48</text:p>
          </table:table-cell>
          <table:table-cell office:value-type="float" office:value="985.09" calcext:value-type="float">
            <text:p>985.09</text:p>
          </table:table-cell>
        </table:table-row>
        <table:table-row table:style-name="ro1">
          <table:table-cell office:value-type="float" office:value="12351954" calcext:value-type="float">
            <text:p>12351954</text:p>
          </table:table-cell>
          <table:table-cell table:formula="of:=TIME( ; ;[.A774]/1000)" office:value-type="time" office:time-value="PT03H25M51.954S" calcext:value-type="time">
            <text:p>03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20.53" calcext:value-type="float">
            <text:p>820.53</text:p>
          </table:table-cell>
          <table:table-cell office:value-type="float" office:value="986.34" calcext:value-type="float">
            <text:p>986.34</text:p>
          </table:table-cell>
        </table:table-row>
        <table:table-row table:style-name="ro1">
          <table:table-cell office:value-type="float" office:value="12367954" calcext:value-type="float">
            <text:p>12367954</text:p>
          </table:table-cell>
          <table:table-cell table:formula="of:=TIME( ; ;[.A775]/1000)" office:value-type="time" office:time-value="PT03H26M07.954S" calcext:value-type="time">
            <text:p>03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21.59" calcext:value-type="float">
            <text:p>821.59</text:p>
          </table:table-cell>
          <table:table-cell office:value-type="float" office:value="987.6" calcext:value-type="float">
            <text:p>987.6</text:p>
          </table:table-cell>
        </table:table-row>
        <table:table-row table:style-name="ro1">
          <table:table-cell office:value-type="float" office:value="12383954" calcext:value-type="float">
            <text:p>12383954</text:p>
          </table:table-cell>
          <table:table-cell table:formula="of:=TIME( ; ;[.A776]/1000)" office:value-type="time" office:time-value="PT03H26M23.954S" calcext:value-type="time">
            <text:p>03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22.64" calcext:value-type="float">
            <text:p>822.64</text:p>
          </table:table-cell>
          <table:table-cell office:value-type="float" office:value="988.85" calcext:value-type="float">
            <text:p>988.85</text:p>
          </table:table-cell>
        </table:table-row>
        <table:table-row table:style-name="ro1">
          <table:table-cell office:value-type="float" office:value="12399954" calcext:value-type="float">
            <text:p>12399954</text:p>
          </table:table-cell>
          <table:table-cell table:formula="of:=TIME( ; ;[.A777]/1000)" office:value-type="time" office:time-value="PT03H26M39.954S" calcext:value-type="time">
            <text:p>03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23.69" calcext:value-type="float">
            <text:p>823.69</text:p>
          </table:table-cell>
          <table:table-cell office:value-type="float" office:value="990.11" calcext:value-type="float">
            <text:p>990.11</text:p>
          </table:table-cell>
        </table:table-row>
        <table:table-row table:style-name="ro1">
          <table:table-cell office:value-type="float" office:value="12415954" calcext:value-type="float">
            <text:p>12415954</text:p>
          </table:table-cell>
          <table:table-cell table:formula="of:=TIME( ; ;[.A778]/1000)" office:value-type="time" office:time-value="PT03H26M55.954S" calcext:value-type="time">
            <text:p>03:2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24.75" calcext:value-type="float">
            <text:p>824.75</text:p>
          </table:table-cell>
          <table:table-cell office:value-type="float" office:value="991.36" calcext:value-type="float">
            <text:p>991.36</text:p>
          </table:table-cell>
        </table:table-row>
        <table:table-row table:style-name="ro1">
          <table:table-cell office:value-type="float" office:value="12431954" calcext:value-type="float">
            <text:p>12431954</text:p>
          </table:table-cell>
          <table:table-cell table:formula="of:=TIME( ; ;[.A779]/1000)" office:value-type="time" office:time-value="PT03H27M11.954S" calcext:value-type="time">
            <text:p>03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25.8" calcext:value-type="float">
            <text:p>825.8</text:p>
          </table:table-cell>
          <table:table-cell office:value-type="float" office:value="992.62" calcext:value-type="float">
            <text:p>992.62</text:p>
          </table:table-cell>
        </table:table-row>
        <table:table-row table:style-name="ro1">
          <table:table-cell office:value-type="float" office:value="12447954" calcext:value-type="float">
            <text:p>12447954</text:p>
          </table:table-cell>
          <table:table-cell table:formula="of:=TIME( ; ;[.A780]/1000)" office:value-type="time" office:time-value="PT03H27M27.954S" calcext:value-type="time">
            <text:p>03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26.85" calcext:value-type="float">
            <text:p>826.85</text:p>
          </table:table-cell>
          <table:table-cell office:value-type="float" office:value="993.87" calcext:value-type="float">
            <text:p>993.87</text:p>
          </table:table-cell>
        </table:table-row>
        <table:table-row table:style-name="ro1">
          <table:table-cell office:value-type="float" office:value="12463954" calcext:value-type="float">
            <text:p>12463954</text:p>
          </table:table-cell>
          <table:table-cell table:formula="of:=TIME( ; ;[.A781]/1000)" office:value-type="time" office:time-value="PT03H27M43.954S" calcext:value-type="time">
            <text:p>03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27.9" calcext:value-type="float">
            <text:p>827.9</text:p>
          </table:table-cell>
          <table:table-cell office:value-type="float" office:value="995.13" calcext:value-type="float">
            <text:p>995.13</text:p>
          </table:table-cell>
        </table:table-row>
        <table:table-row table:style-name="ro1">
          <table:table-cell office:value-type="float" office:value="12479954" calcext:value-type="float">
            <text:p>12479954</text:p>
          </table:table-cell>
          <table:table-cell table:formula="of:=TIME( ; ;[.A782]/1000)" office:value-type="time" office:time-value="PT03H27M59.954S" calcext:value-type="time">
            <text:p>03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28.96" calcext:value-type="float">
            <text:p>828.96</text:p>
          </table:table-cell>
          <table:table-cell office:value-type="float" office:value="996.38" calcext:value-type="float">
            <text:p>996.38</text:p>
          </table:table-cell>
        </table:table-row>
        <table:table-row table:style-name="ro1">
          <table:table-cell office:value-type="float" office:value="12495954" calcext:value-type="float">
            <text:p>12495954</text:p>
          </table:table-cell>
          <table:table-cell table:formula="of:=TIME( ; ;[.A783]/1000)" office:value-type="time" office:time-value="PT03H28M15.954S" calcext:value-type="time">
            <text:p>03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830.01" calcext:value-type="float">
            <text:p>830.01</text:p>
          </table:table-cell>
          <table:table-cell office:value-type="float" office:value="997.63" calcext:value-type="float">
            <text:p>997.63</text:p>
          </table:table-cell>
        </table:table-row>
        <table:table-row table:style-name="ro1">
          <table:table-cell office:value-type="float" office:value="12511954" calcext:value-type="float">
            <text:p>12511954</text:p>
          </table:table-cell>
          <table:table-cell table:formula="of:=TIME( ; ;[.A784]/1000)" office:value-type="time" office:time-value="PT03H28M31.954S" calcext:value-type="time">
            <text:p>03:2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31.06" calcext:value-type="float">
            <text:p>831.06</text:p>
          </table:table-cell>
          <table:table-cell office:value-type="float" office:value="998.89" calcext:value-type="float">
            <text:p>998.89</text:p>
          </table:table-cell>
        </table:table-row>
        <table:table-row table:style-name="ro1">
          <table:table-cell office:value-type="float" office:value="12527954" calcext:value-type="float">
            <text:p>12527954</text:p>
          </table:table-cell>
          <table:table-cell table:formula="of:=TIME( ; ;[.A785]/1000)" office:value-type="time" office:time-value="PT03H28M47.954S" calcext:value-type="time">
            <text:p>03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32.12" calcext:value-type="float">
            <text:p>832.12</text:p>
          </table:table-cell>
          <table:table-cell office:value-type="float" office:value="1000.14" calcext:value-type="float">
            <text:p>1000.14</text:p>
          </table:table-cell>
        </table:table-row>
        <table:table-row table:style-name="ro1">
          <table:table-cell office:value-type="float" office:value="12543954" calcext:value-type="float">
            <text:p>12543954</text:p>
          </table:table-cell>
          <table:table-cell table:formula="of:=TIME( ; ;[.A786]/1000)" office:value-type="time" office:time-value="PT03H29M03.954S" calcext:value-type="time">
            <text:p>03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33.17" calcext:value-type="float">
            <text:p>833.17</text:p>
          </table:table-cell>
          <table:table-cell office:value-type="float" office:value="1001.4" calcext:value-type="float">
            <text:p>1001.4</text:p>
          </table:table-cell>
        </table:table-row>
        <table:table-row table:style-name="ro1">
          <table:table-cell office:value-type="float" office:value="12559954" calcext:value-type="float">
            <text:p>12559954</text:p>
          </table:table-cell>
          <table:table-cell table:formula="of:=TIME( ; ;[.A787]/1000)" office:value-type="time" office:time-value="PT03H29M19.954S" calcext:value-type="time">
            <text:p>03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34.22" calcext:value-type="float">
            <text:p>834.22</text:p>
          </table:table-cell>
          <table:table-cell office:value-type="float" office:value="1002.65" calcext:value-type="float">
            <text:p>1002.65</text:p>
          </table:table-cell>
        </table:table-row>
        <table:table-row table:style-name="ro1">
          <table:table-cell office:value-type="float" office:value="12575954" calcext:value-type="float">
            <text:p>12575954</text:p>
          </table:table-cell>
          <table:table-cell table:formula="of:=TIME( ; ;[.A788]/1000)" office:value-type="time" office:time-value="PT03H29M35.954S" calcext:value-type="time">
            <text:p>03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835.28" calcext:value-type="float">
            <text:p>835.28</text:p>
          </table:table-cell>
          <table:table-cell office:value-type="float" office:value="1003.91" calcext:value-type="float">
            <text:p>1003.91</text:p>
          </table:table-cell>
        </table:table-row>
        <table:table-row table:style-name="ro1">
          <table:table-cell office:value-type="float" office:value="12591954" calcext:value-type="float">
            <text:p>12591954</text:p>
          </table:table-cell>
          <table:table-cell table:formula="of:=TIME( ; ;[.A789]/1000)" office:value-type="time" office:time-value="PT03H29M51.954S" calcext:value-type="time">
            <text:p>03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36.33" calcext:value-type="float">
            <text:p>836.33</text:p>
          </table:table-cell>
          <table:table-cell office:value-type="float" office:value="1005.16" calcext:value-type="float">
            <text:p>1005.16</text:p>
          </table:table-cell>
        </table:table-row>
        <table:table-row table:style-name="ro1">
          <table:table-cell office:value-type="float" office:value="12607954" calcext:value-type="float">
            <text:p>12607954</text:p>
          </table:table-cell>
          <table:table-cell table:formula="of:=TIME( ; ;[.A790]/1000)" office:value-type="time" office:time-value="PT03H30M07.954S" calcext:value-type="time">
            <text:p>03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37.38" calcext:value-type="float">
            <text:p>837.38</text:p>
          </table:table-cell>
          <table:table-cell office:value-type="float" office:value="1006.41" calcext:value-type="float">
            <text:p>1006.41</text:p>
          </table:table-cell>
        </table:table-row>
        <table:table-row table:style-name="ro1">
          <table:table-cell office:value-type="float" office:value="12623954" calcext:value-type="float">
            <text:p>12623954</text:p>
          </table:table-cell>
          <table:table-cell table:formula="of:=TIME( ; ;[.A791]/1000)" office:value-type="time" office:time-value="PT03H30M23.954S" calcext:value-type="time">
            <text:p>03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838.43" calcext:value-type="float">
            <text:p>838.43</text:p>
          </table:table-cell>
          <table:table-cell office:value-type="float" office:value="1007.67" calcext:value-type="float">
            <text:p>1007.67</text:p>
          </table:table-cell>
        </table:table-row>
        <table:table-row table:style-name="ro1">
          <table:table-cell office:value-type="float" office:value="12639954" calcext:value-type="float">
            <text:p>12639954</text:p>
          </table:table-cell>
          <table:table-cell table:formula="of:=TIME( ; ;[.A792]/1000)" office:value-type="time" office:time-value="PT03H30M39.954S" calcext:value-type="time">
            <text:p>03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839.49" calcext:value-type="float">
            <text:p>839.49</text:p>
          </table:table-cell>
          <table:table-cell office:value-type="float" office:value="1008.92" calcext:value-type="float">
            <text:p>1008.92</text:p>
          </table:table-cell>
        </table:table-row>
        <table:table-row table:style-name="ro1">
          <table:table-cell office:value-type="float" office:value="12655954" calcext:value-type="float">
            <text:p>12655954</text:p>
          </table:table-cell>
          <table:table-cell table:formula="of:=TIME( ; ;[.A793]/1000)" office:value-type="time" office:time-value="PT03H30M55.954S" calcext:value-type="time">
            <text:p>03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40.54" calcext:value-type="float">
            <text:p>840.54</text:p>
          </table:table-cell>
          <table:table-cell office:value-type="float" office:value="1010.18" calcext:value-type="float">
            <text:p>1010.18</text:p>
          </table:table-cell>
        </table:table-row>
        <table:table-row table:style-name="ro1">
          <table:table-cell office:value-type="float" office:value="12671954" calcext:value-type="float">
            <text:p>12671954</text:p>
          </table:table-cell>
          <table:table-cell table:formula="of:=TIME( ; ;[.A794]/1000)" office:value-type="time" office:time-value="PT03H31M11.954S" calcext:value-type="time">
            <text:p>03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841.59" calcext:value-type="float">
            <text:p>841.59</text:p>
          </table:table-cell>
          <table:table-cell office:value-type="float" office:value="1011.43" calcext:value-type="float">
            <text:p>1011.43</text:p>
          </table:table-cell>
        </table:table-row>
        <table:table-row table:style-name="ro1">
          <table:table-cell office:value-type="float" office:value="12687954" calcext:value-type="float">
            <text:p>12687954</text:p>
          </table:table-cell>
          <table:table-cell table:formula="of:=TIME( ; ;[.A795]/1000)" office:value-type="time" office:time-value="PT03H31M27.954S" calcext:value-type="time">
            <text:p>03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42.64" calcext:value-type="float">
            <text:p>842.64</text:p>
          </table:table-cell>
          <table:table-cell office:value-type="float" office:value="1012.68" calcext:value-type="float">
            <text:p>1012.68</text:p>
          </table:table-cell>
        </table:table-row>
        <table:table-row table:style-name="ro1">
          <table:table-cell office:value-type="float" office:value="12703954" calcext:value-type="float">
            <text:p>12703954</text:p>
          </table:table-cell>
          <table:table-cell table:formula="of:=TIME( ; ;[.A796]/1000)" office:value-type="time" office:time-value="PT03H31M43.954S" calcext:value-type="time">
            <text:p>03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843.7" calcext:value-type="float">
            <text:p>843.7</text:p>
          </table:table-cell>
          <table:table-cell office:value-type="float" office:value="1013.94" calcext:value-type="float">
            <text:p>1013.94</text:p>
          </table:table-cell>
        </table:table-row>
        <table:table-row table:style-name="ro1">
          <table:table-cell office:value-type="float" office:value="12719954" calcext:value-type="float">
            <text:p>12719954</text:p>
          </table:table-cell>
          <table:table-cell table:formula="of:=TIME( ; ;[.A797]/1000)" office:value-type="time" office:time-value="PT03H31M59.954S" calcext:value-type="time">
            <text:p>03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44.75" calcext:value-type="float">
            <text:p>844.75</text:p>
          </table:table-cell>
          <table:table-cell office:value-type="float" office:value="1015.19" calcext:value-type="float">
            <text:p>1015.19</text:p>
          </table:table-cell>
        </table:table-row>
        <table:table-row table:style-name="ro1">
          <table:table-cell office:value-type="float" office:value="12735954" calcext:value-type="float">
            <text:p>12735954</text:p>
          </table:table-cell>
          <table:table-cell table:formula="of:=TIME( ; ;[.A798]/1000)" office:value-type="time" office:time-value="PT03H32M15.954S" calcext:value-type="time">
            <text:p>03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45.8" calcext:value-type="float">
            <text:p>845.8</text:p>
          </table:table-cell>
          <table:table-cell office:value-type="float" office:value="1016.44" calcext:value-type="float">
            <text:p>1016.44</text:p>
          </table:table-cell>
        </table:table-row>
        <table:table-row table:style-name="ro1">
          <table:table-cell office:value-type="float" office:value="12751954" calcext:value-type="float">
            <text:p>12751954</text:p>
          </table:table-cell>
          <table:table-cell table:formula="of:=TIME( ; ;[.A799]/1000)" office:value-type="time" office:time-value="PT03H32M31.954S" calcext:value-type="time">
            <text:p>03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46.86" calcext:value-type="float">
            <text:p>846.86</text:p>
          </table:table-cell>
          <table:table-cell office:value-type="float" office:value="1017.7" calcext:value-type="float">
            <text:p>1017.7</text:p>
          </table:table-cell>
        </table:table-row>
        <table:table-row table:style-name="ro1">
          <table:table-cell office:value-type="float" office:value="12767954" calcext:value-type="float">
            <text:p>12767954</text:p>
          </table:table-cell>
          <table:table-cell table:formula="of:=TIME( ; ;[.A800]/1000)" office:value-type="time" office:time-value="PT03H32M47.954S" calcext:value-type="time">
            <text:p>03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47.91" calcext:value-type="float">
            <text:p>847.91</text:p>
          </table:table-cell>
          <table:table-cell office:value-type="float" office:value="1018.95" calcext:value-type="float">
            <text:p>1018.95</text:p>
          </table:table-cell>
        </table:table-row>
        <table:table-row table:style-name="ro1">
          <table:table-cell office:value-type="float" office:value="12783954" calcext:value-type="float">
            <text:p>12783954</text:p>
          </table:table-cell>
          <table:table-cell table:formula="of:=TIME( ; ;[.A801]/1000)" office:value-type="time" office:time-value="PT03H33M03.954S" calcext:value-type="time">
            <text:p>03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48.96" calcext:value-type="float">
            <text:p>848.96</text:p>
          </table:table-cell>
          <table:table-cell office:value-type="float" office:value="1020.2" calcext:value-type="float">
            <text:p>1020.2</text:p>
          </table:table-cell>
        </table:table-row>
        <table:table-row table:style-name="ro1">
          <table:table-cell office:value-type="float" office:value="12799954" calcext:value-type="float">
            <text:p>12799954</text:p>
          </table:table-cell>
          <table:table-cell table:formula="of:=TIME( ; ;[.A802]/1000)" office:value-type="time" office:time-value="PT03H33M19.954S" calcext:value-type="time">
            <text:p>03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850.01" calcext:value-type="float">
            <text:p>850.01</text:p>
          </table:table-cell>
          <table:table-cell office:value-type="float" office:value="1021.46" calcext:value-type="float">
            <text:p>1021.46</text:p>
          </table:table-cell>
        </table:table-row>
        <table:table-row table:style-name="ro1">
          <table:table-cell office:value-type="float" office:value="12815954" calcext:value-type="float">
            <text:p>12815954</text:p>
          </table:table-cell>
          <table:table-cell table:formula="of:=TIME( ; ;[.A803]/1000)" office:value-type="time" office:time-value="PT03H33M35.954S" calcext:value-type="time">
            <text:p>03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851.07" calcext:value-type="float">
            <text:p>851.07</text:p>
          </table:table-cell>
          <table:table-cell office:value-type="float" office:value="1022.71" calcext:value-type="float">
            <text:p>1022.71</text:p>
          </table:table-cell>
        </table:table-row>
        <table:table-row table:style-name="ro1">
          <table:table-cell office:value-type="float" office:value="12831954" calcext:value-type="float">
            <text:p>12831954</text:p>
          </table:table-cell>
          <table:table-cell table:formula="of:=TIME( ; ;[.A804]/1000)" office:value-type="time" office:time-value="PT03H33M51.954S" calcext:value-type="time">
            <text:p>03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52.12" calcext:value-type="float">
            <text:p>852.12</text:p>
          </table:table-cell>
          <table:table-cell office:value-type="float" office:value="1023.96" calcext:value-type="float">
            <text:p>1023.96</text:p>
          </table:table-cell>
        </table:table-row>
        <table:table-row table:style-name="ro1">
          <table:table-cell office:value-type="float" office:value="12847954" calcext:value-type="float">
            <text:p>12847954</text:p>
          </table:table-cell>
          <table:table-cell table:formula="of:=TIME( ; ;[.A805]/1000)" office:value-type="time" office:time-value="PT03H34M07.954S" calcext:value-type="time">
            <text:p>03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53.17" calcext:value-type="float">
            <text:p>853.17</text:p>
          </table:table-cell>
          <table:table-cell office:value-type="float" office:value="1025.22" calcext:value-type="float">
            <text:p>1025.22</text:p>
          </table:table-cell>
        </table:table-row>
        <table:table-row table:style-name="ro1">
          <table:table-cell office:value-type="float" office:value="12863954" calcext:value-type="float">
            <text:p>12863954</text:p>
          </table:table-cell>
          <table:table-cell table:formula="of:=TIME( ; ;[.A806]/1000)" office:value-type="time" office:time-value="PT03H34M23.954S" calcext:value-type="time">
            <text:p>03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5" calcext:value-type="float">
            <text:p>281.25</text:p>
          </table:table-cell>
          <table:table-cell office:value-type="float" office:value="854.22" calcext:value-type="float">
            <text:p>854.22</text:p>
          </table:table-cell>
          <table:table-cell office:value-type="float" office:value="1026.47" calcext:value-type="float">
            <text:p>1026.47</text:p>
          </table:table-cell>
        </table:table-row>
        <table:table-row table:style-name="ro1">
          <table:table-cell office:value-type="float" office:value="12879954" calcext:value-type="float">
            <text:p>12879954</text:p>
          </table:table-cell>
          <table:table-cell table:formula="of:=TIME( ; ;[.A807]/1000)" office:value-type="time" office:time-value="PT03H34M39.954S" calcext:value-type="time">
            <text:p>03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55.28" calcext:value-type="float">
            <text:p>855.28</text:p>
          </table:table-cell>
          <table:table-cell office:value-type="float" office:value="1027.72" calcext:value-type="float">
            <text:p>1027.72</text:p>
          </table:table-cell>
        </table:table-row>
        <table:table-row table:style-name="ro1">
          <table:table-cell office:value-type="float" office:value="12895954" calcext:value-type="float">
            <text:p>12895954</text:p>
          </table:table-cell>
          <table:table-cell table:formula="of:=TIME( ; ;[.A808]/1000)" office:value-type="time" office:time-value="PT03H34M55.954S" calcext:value-type="time">
            <text:p>03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56.33" calcext:value-type="float">
            <text:p>856.33</text:p>
          </table:table-cell>
          <table:table-cell office:value-type="float" office:value="1028.98" calcext:value-type="float">
            <text:p>1028.98</text:p>
          </table:table-cell>
        </table:table-row>
        <table:table-row table:style-name="ro1">
          <table:table-cell office:value-type="float" office:value="12911954" calcext:value-type="float">
            <text:p>12911954</text:p>
          </table:table-cell>
          <table:table-cell table:formula="of:=TIME( ; ;[.A809]/1000)" office:value-type="time" office:time-value="PT03H35M11.954S" calcext:value-type="time">
            <text:p>03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57.38" calcext:value-type="float">
            <text:p>857.38</text:p>
          </table:table-cell>
          <table:table-cell office:value-type="float" office:value="1030.23" calcext:value-type="float">
            <text:p>1030.23</text:p>
          </table:table-cell>
        </table:table-row>
        <table:table-row table:style-name="ro1">
          <table:table-cell office:value-type="float" office:value="12927954" calcext:value-type="float">
            <text:p>12927954</text:p>
          </table:table-cell>
          <table:table-cell table:formula="of:=TIME( ; ;[.A810]/1000)" office:value-type="time" office:time-value="PT03H35M27.954S" calcext:value-type="time">
            <text:p>03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858.44" calcext:value-type="float">
            <text:p>858.44</text:p>
          </table:table-cell>
          <table:table-cell office:value-type="float" office:value="1031.48" calcext:value-type="float">
            <text:p>1031.48</text:p>
          </table:table-cell>
        </table:table-row>
        <table:table-row table:style-name="ro1">
          <table:table-cell office:value-type="float" office:value="12943954" calcext:value-type="float">
            <text:p>12943954</text:p>
          </table:table-cell>
          <table:table-cell table:formula="of:=TIME( ; ;[.A811]/1000)" office:value-type="time" office:time-value="PT03H35M43.954S" calcext:value-type="time">
            <text:p>03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859.49" calcext:value-type="float">
            <text:p>859.49</text:p>
          </table:table-cell>
          <table:table-cell office:value-type="float" office:value="1032.73" calcext:value-type="float">
            <text:p>1032.73</text:p>
          </table:table-cell>
        </table:table-row>
        <table:table-row table:style-name="ro1">
          <table:table-cell office:value-type="float" office:value="12959954" calcext:value-type="float">
            <text:p>12959954</text:p>
          </table:table-cell>
          <table:table-cell table:formula="of:=TIME( ; ;[.A812]/1000)" office:value-type="time" office:time-value="PT03H35M59.954S" calcext:value-type="time">
            <text:p>03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860.54" calcext:value-type="float">
            <text:p>860.54</text:p>
          </table:table-cell>
          <table:table-cell office:value-type="float" office:value="1033.99" calcext:value-type="float">
            <text:p>1033.99</text:p>
          </table:table-cell>
        </table:table-row>
        <table:table-row table:style-name="ro1">
          <table:table-cell office:value-type="float" office:value="12975954" calcext:value-type="float">
            <text:p>12975954</text:p>
          </table:table-cell>
          <table:table-cell table:formula="of:=TIME( ; ;[.A813]/1000)" office:value-type="time" office:time-value="PT03H36M15.954S" calcext:value-type="time">
            <text:p>03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861.59" calcext:value-type="float">
            <text:p>861.59</text:p>
          </table:table-cell>
          <table:table-cell office:value-type="float" office:value="1035.24" calcext:value-type="float">
            <text:p>1035.24</text:p>
          </table:table-cell>
        </table:table-row>
        <table:table-row table:style-name="ro1">
          <table:table-cell office:value-type="float" office:value="12991954" calcext:value-type="float">
            <text:p>12991954</text:p>
          </table:table-cell>
          <table:table-cell table:formula="of:=TIME( ; ;[.A814]/1000)" office:value-type="time" office:time-value="PT03H36M31.954S" calcext:value-type="time">
            <text:p>03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862.65" calcext:value-type="float">
            <text:p>862.65</text:p>
          </table:table-cell>
          <table:table-cell office:value-type="float" office:value="1036.49" calcext:value-type="float">
            <text:p>1036.49</text:p>
          </table:table-cell>
        </table:table-row>
        <table:table-row table:style-name="ro1">
          <table:table-cell office:value-type="float" office:value="13007954" calcext:value-type="float">
            <text:p>13007954</text:p>
          </table:table-cell>
          <table:table-cell table:formula="of:=TIME( ; ;[.A815]/1000)" office:value-type="time" office:time-value="PT03H36M47.954S" calcext:value-type="time">
            <text:p>03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863.7" calcext:value-type="float">
            <text:p>863.7</text:p>
          </table:table-cell>
          <table:table-cell office:value-type="float" office:value="1037.74" calcext:value-type="float">
            <text:p>1037.74</text:p>
          </table:table-cell>
        </table:table-row>
        <table:table-row table:style-name="ro1">
          <table:table-cell office:value-type="float" office:value="13023954" calcext:value-type="float">
            <text:p>13023954</text:p>
          </table:table-cell>
          <table:table-cell table:formula="of:=TIME( ; ;[.A816]/1000)" office:value-type="time" office:time-value="PT03H37M03.954S" calcext:value-type="time">
            <text:p>03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64.75" calcext:value-type="float">
            <text:p>864.7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3039954" calcext:value-type="float">
            <text:p>13039954</text:p>
          </table:table-cell>
          <table:table-cell table:formula="of:=TIME( ; ;[.A817]/1000)" office:value-type="time" office:time-value="PT03H37M19.954S" calcext:value-type="time">
            <text:p>03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865.8" calcext:value-type="float">
            <text:p>865.8</text:p>
          </table:table-cell>
          <table:table-cell office:value-type="float" office:value="1040.25" calcext:value-type="float">
            <text:p>1040.25</text:p>
          </table:table-cell>
        </table:table-row>
        <table:table-row table:style-name="ro1">
          <table:table-cell office:value-type="float" office:value="13055954" calcext:value-type="float">
            <text:p>13055954</text:p>
          </table:table-cell>
          <table:table-cell table:formula="of:=TIME( ; ;[.A818]/1000)" office:value-type="time" office:time-value="PT03H37M35.954S" calcext:value-type="time">
            <text:p>03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66.86" calcext:value-type="float">
            <text:p>866.86</text:p>
          </table:table-cell>
          <table:table-cell office:value-type="float" office:value="1041.5" calcext:value-type="float">
            <text:p>1041.5</text:p>
          </table:table-cell>
        </table:table-row>
        <table:table-row table:style-name="ro1">
          <table:table-cell office:value-type="float" office:value="13071954" calcext:value-type="float">
            <text:p>13071954</text:p>
          </table:table-cell>
          <table:table-cell table:formula="of:=TIME( ; ;[.A819]/1000)" office:value-type="time" office:time-value="PT03H37M51.954S" calcext:value-type="time">
            <text:p>03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67.91" calcext:value-type="float">
            <text:p>867.91</text:p>
          </table:table-cell>
          <table:table-cell office:value-type="float" office:value="1042.75" calcext:value-type="float">
            <text:p>1042.75</text:p>
          </table:table-cell>
        </table:table-row>
        <table:table-row table:style-name="ro1">
          <table:table-cell office:value-type="float" office:value="13087954" calcext:value-type="float">
            <text:p>13087954</text:p>
          </table:table-cell>
          <table:table-cell table:formula="of:=TIME( ; ;[.A820]/1000)" office:value-type="time" office:time-value="PT03H38M07.954S" calcext:value-type="time">
            <text:p>03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868.96" calcext:value-type="float">
            <text:p>868.96</text:p>
          </table:table-cell>
          <table:table-cell office:value-type="float" office:value="1044.01" calcext:value-type="float">
            <text:p>1044.01</text:p>
          </table:table-cell>
        </table:table-row>
        <table:table-row table:style-name="ro1">
          <table:table-cell office:value-type="float" office:value="13103954" calcext:value-type="float">
            <text:p>13103954</text:p>
          </table:table-cell>
          <table:table-cell table:formula="of:=TIME( ; ;[.A821]/1000)" office:value-type="time" office:time-value="PT03H38M23.954S" calcext:value-type="time">
            <text:p>03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70.01" calcext:value-type="float">
            <text:p>870.01</text:p>
          </table:table-cell>
          <table:table-cell office:value-type="float" office:value="1045.26" calcext:value-type="float">
            <text:p>1045.26</text:p>
          </table:table-cell>
        </table:table-row>
        <table:table-row table:style-name="ro1">
          <table:table-cell office:value-type="float" office:value="13119954" calcext:value-type="float">
            <text:p>13119954</text:p>
          </table:table-cell>
          <table:table-cell table:formula="of:=TIME( ; ;[.A822]/1000)" office:value-type="time" office:time-value="PT03H38M39.954S" calcext:value-type="time">
            <text:p>03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71.07" calcext:value-type="float">
            <text:p>871.07</text:p>
          </table:table-cell>
          <table:table-cell office:value-type="float" office:value="1046.51" calcext:value-type="float">
            <text:p>1046.51</text:p>
          </table:table-cell>
        </table:table-row>
        <table:table-row table:style-name="ro1">
          <table:table-cell office:value-type="float" office:value="13135954" calcext:value-type="float">
            <text:p>13135954</text:p>
          </table:table-cell>
          <table:table-cell table:formula="of:=TIME( ; ;[.A823]/1000)" office:value-type="time" office:time-value="PT03H38M55.954S" calcext:value-type="time">
            <text:p>03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872.12" calcext:value-type="float">
            <text:p>872.12</text:p>
          </table:table-cell>
          <table:table-cell office:value-type="float" office:value="1047.76" calcext:value-type="float">
            <text:p>1047.76</text:p>
          </table:table-cell>
        </table:table-row>
        <table:table-row table:style-name="ro1">
          <table:table-cell office:value-type="float" office:value="13151954" calcext:value-type="float">
            <text:p>13151954</text:p>
          </table:table-cell>
          <table:table-cell table:formula="of:=TIME( ; ;[.A824]/1000)" office:value-type="time" office:time-value="PT03H39M11.954S" calcext:value-type="time">
            <text:p>03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873.17" calcext:value-type="float">
            <text:p>873.17</text:p>
          </table:table-cell>
          <table:table-cell office:value-type="float" office:value="1049.01" calcext:value-type="float">
            <text:p>1049.01</text:p>
          </table:table-cell>
        </table:table-row>
        <table:table-row table:style-name="ro1">
          <table:table-cell office:value-type="float" office:value="13167954" calcext:value-type="float">
            <text:p>13167954</text:p>
          </table:table-cell>
          <table:table-cell table:formula="of:=TIME( ; ;[.A825]/1000)" office:value-type="time" office:time-value="PT03H39M27.954S" calcext:value-type="time">
            <text:p>03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874.22" calcext:value-type="float">
            <text:p>874.22</text:p>
          </table:table-cell>
          <table:table-cell office:value-type="float" office:value="1050.26" calcext:value-type="float">
            <text:p>1050.26</text:p>
          </table:table-cell>
        </table:table-row>
        <table:table-row table:style-name="ro1">
          <table:table-cell office:value-type="float" office:value="13183954" calcext:value-type="float">
            <text:p>13183954</text:p>
          </table:table-cell>
          <table:table-cell table:formula="of:=TIME( ; ;[.A826]/1000)" office:value-type="time" office:time-value="PT03H39M43.954S" calcext:value-type="time">
            <text:p>03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75.28" calcext:value-type="float">
            <text:p>875.28</text:p>
          </table:table-cell>
          <table:table-cell office:value-type="float" office:value="1051.52" calcext:value-type="float">
            <text:p>1051.52</text:p>
          </table:table-cell>
        </table:table-row>
        <table:table-row table:style-name="ro1">
          <table:table-cell office:value-type="float" office:value="13199954" calcext:value-type="float">
            <text:p>13199954</text:p>
          </table:table-cell>
          <table:table-cell table:formula="of:=TIME( ; ;[.A827]/1000)" office:value-type="time" office:time-value="PT03H39M59.954S" calcext:value-type="time">
            <text:p>03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76.33" calcext:value-type="float">
            <text:p>876.33</text:p>
          </table:table-cell>
          <table:table-cell office:value-type="float" office:value="1052.77" calcext:value-type="float">
            <text:p>1052.77</text:p>
          </table:table-cell>
        </table:table-row>
        <table:table-row table:style-name="ro1">
          <table:table-cell office:value-type="float" office:value="13215953" calcext:value-type="float">
            <text:p>13215953</text:p>
          </table:table-cell>
          <table:table-cell table:formula="of:=TIME( ; ;[.A828]/1000)" office:value-type="time" office:time-value="PT03H40M15.953S" calcext:value-type="time">
            <text:p>03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877.38" calcext:value-type="float">
            <text:p>877.38</text:p>
          </table:table-cell>
          <table:table-cell office:value-type="float" office:value="1054.02" calcext:value-type="float">
            <text:p>1054.02</text:p>
          </table:table-cell>
        </table:table-row>
        <table:table-row table:style-name="ro1">
          <table:table-cell office:value-type="float" office:value="13231954" calcext:value-type="float">
            <text:p>13231954</text:p>
          </table:table-cell>
          <table:table-cell table:formula="of:=TIME( ; ;[.A829]/1000)" office:value-type="time" office:time-value="PT03H40M31.954S" calcext:value-type="time">
            <text:p>03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78.43" calcext:value-type="float">
            <text:p>878.43</text:p>
          </table:table-cell>
          <table:table-cell office:value-type="float" office:value="1055.27" calcext:value-type="float">
            <text:p>1055.27</text:p>
          </table:table-cell>
        </table:table-row>
        <table:table-row table:style-name="ro1">
          <table:table-cell office:value-type="float" office:value="13247954" calcext:value-type="float">
            <text:p>13247954</text:p>
          </table:table-cell>
          <table:table-cell table:formula="of:=TIME( ; ;[.A830]/1000)" office:value-type="time" office:time-value="PT03H40M47.954S" calcext:value-type="time">
            <text:p>03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879.48" calcext:value-type="float">
            <text:p>879.48</text:p>
          </table:table-cell>
          <table:table-cell office:value-type="float" office:value="1056.52" calcext:value-type="float">
            <text:p>1056.52</text:p>
          </table:table-cell>
        </table:table-row>
        <table:table-row table:style-name="ro1">
          <table:table-cell office:value-type="float" office:value="13263954" calcext:value-type="float">
            <text:p>13263954</text:p>
          </table:table-cell>
          <table:table-cell table:formula="of:=TIME( ; ;[.A831]/1000)" office:value-type="time" office:time-value="PT03H41M03.954S" calcext:value-type="time">
            <text:p>03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80.54" calcext:value-type="float">
            <text:p>880.54</text:p>
          </table:table-cell>
          <table:table-cell office:value-type="float" office:value="1057.77" calcext:value-type="float">
            <text:p>1057.77</text:p>
          </table:table-cell>
        </table:table-row>
        <table:table-row table:style-name="ro1">
          <table:table-cell office:value-type="float" office:value="13279954" calcext:value-type="float">
            <text:p>13279954</text:p>
          </table:table-cell>
          <table:table-cell table:formula="of:=TIME( ; ;[.A832]/1000)" office:value-type="time" office:time-value="PT03H41M19.954S" calcext:value-type="time">
            <text:p>03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81.59" calcext:value-type="float">
            <text:p>881.59</text:p>
          </table:table-cell>
          <table:table-cell office:value-type="float" office:value="1059.02" calcext:value-type="float">
            <text:p>1059.02</text:p>
          </table:table-cell>
        </table:table-row>
        <table:table-row table:style-name="ro1">
          <table:table-cell office:value-type="float" office:value="13295954" calcext:value-type="float">
            <text:p>13295954</text:p>
          </table:table-cell>
          <table:table-cell table:formula="of:=TIME( ; ;[.A833]/1000)" office:value-type="time" office:time-value="PT03H41M35.954S" calcext:value-type="time">
            <text:p>03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82.64" calcext:value-type="float">
            <text:p>882.64</text:p>
          </table:table-cell>
          <table:table-cell office:value-type="float" office:value="1060.28" calcext:value-type="float">
            <text:p>1060.28</text:p>
          </table:table-cell>
        </table:table-row>
        <table:table-row table:style-name="ro1">
          <table:table-cell office:value-type="float" office:value="13311954" calcext:value-type="float">
            <text:p>13311954</text:p>
          </table:table-cell>
          <table:table-cell table:formula="of:=TIME( ; ;[.A834]/1000)" office:value-type="time" office:time-value="PT03H41M51.954S" calcext:value-type="time">
            <text:p>03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83.69" calcext:value-type="float">
            <text:p>883.69</text:p>
          </table:table-cell>
          <table:table-cell office:value-type="float" office:value="1061.53" calcext:value-type="float">
            <text:p>1061.53</text:p>
          </table:table-cell>
        </table:table-row>
        <table:table-row table:style-name="ro1">
          <table:table-cell office:value-type="float" office:value="13327954" calcext:value-type="float">
            <text:p>13327954</text:p>
          </table:table-cell>
          <table:table-cell table:formula="of:=TIME( ; ;[.A835]/1000)" office:value-type="time" office:time-value="PT03H42M07.954S" calcext:value-type="time">
            <text:p>03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884.74" calcext:value-type="float">
            <text:p>884.74</text:p>
          </table:table-cell>
          <table:table-cell office:value-type="float" office:value="1062.78" calcext:value-type="float">
            <text:p>1062.78</text:p>
          </table:table-cell>
        </table:table-row>
        <table:table-row table:style-name="ro1">
          <table:table-cell office:value-type="float" office:value="13343954" calcext:value-type="float">
            <text:p>13343954</text:p>
          </table:table-cell>
          <table:table-cell table:formula="of:=TIME( ; ;[.A836]/1000)" office:value-type="time" office:time-value="PT03H42M23.954S" calcext:value-type="time">
            <text:p>03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85.8" calcext:value-type="float">
            <text:p>885.8</text:p>
          </table:table-cell>
          <table:table-cell office:value-type="float" office:value="1064.03" calcext:value-type="float">
            <text:p>1064.03</text:p>
          </table:table-cell>
        </table:table-row>
        <table:table-row table:style-name="ro1">
          <table:table-cell office:value-type="float" office:value="13359954" calcext:value-type="float">
            <text:p>13359954</text:p>
          </table:table-cell>
          <table:table-cell table:formula="of:=TIME( ; ;[.A837]/1000)" office:value-type="time" office:time-value="PT03H42M39.954S" calcext:value-type="time">
            <text:p>03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86.85" calcext:value-type="float">
            <text:p>886.85</text:p>
          </table:table-cell>
          <table:table-cell office:value-type="float" office:value="1065.28" calcext:value-type="float">
            <text:p>1065.28</text:p>
          </table:table-cell>
        </table:table-row>
        <table:table-row table:style-name="ro1">
          <table:table-cell office:value-type="float" office:value="13375954" calcext:value-type="float">
            <text:p>13375954</text:p>
          </table:table-cell>
          <table:table-cell table:formula="of:=TIME( ; ;[.A838]/1000)" office:value-type="time" office:time-value="PT03H42M55.954S" calcext:value-type="time">
            <text:p>03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87.9" calcext:value-type="float">
            <text:p>887.9</text:p>
          </table:table-cell>
          <table:table-cell office:value-type="float" office:value="1066.53" calcext:value-type="float">
            <text:p>1066.53</text:p>
          </table:table-cell>
        </table:table-row>
        <table:table-row table:style-name="ro1">
          <table:table-cell office:value-type="float" office:value="13391954" calcext:value-type="float">
            <text:p>13391954</text:p>
          </table:table-cell>
          <table:table-cell table:formula="of:=TIME( ; ;[.A839]/1000)" office:value-type="time" office:time-value="PT03H43M11.954S" calcext:value-type="time">
            <text:p>03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88.95" calcext:value-type="float">
            <text:p>888.95</text:p>
          </table:table-cell>
          <table:table-cell office:value-type="float" office:value="1067.78" calcext:value-type="float">
            <text:p>1067.78</text:p>
          </table:table-cell>
        </table:table-row>
        <table:table-row table:style-name="ro1">
          <table:table-cell office:value-type="float" office:value="13407954" calcext:value-type="float">
            <text:p>13407954</text:p>
          </table:table-cell>
          <table:table-cell table:formula="of:=TIME( ; ;[.A840]/1000)" office:value-type="time" office:time-value="PT03H43M27.954S" calcext:value-type="time">
            <text:p>03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890" calcext:value-type="float">
            <text:p>890</text:p>
          </table:table-cell>
          <table:table-cell office:value-type="float" office:value="1069.03" calcext:value-type="float">
            <text:p>1069.03</text:p>
          </table:table-cell>
        </table:table-row>
        <table:table-row table:style-name="ro1">
          <table:table-cell office:value-type="float" office:value="13423954" calcext:value-type="float">
            <text:p>13423954</text:p>
          </table:table-cell>
          <table:table-cell table:formula="of:=TIME( ; ;[.A841]/1000)" office:value-type="time" office:time-value="PT03H43M43.954S" calcext:value-type="time">
            <text:p>03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91.05" calcext:value-type="float">
            <text:p>891.05</text:p>
          </table:table-cell>
          <table:table-cell office:value-type="float" office:value="1070.28" calcext:value-type="float">
            <text:p>1070.28</text:p>
          </table:table-cell>
        </table:table-row>
        <table:table-row table:style-name="ro1">
          <table:table-cell office:value-type="float" office:value="13439954" calcext:value-type="float">
            <text:p>13439954</text:p>
          </table:table-cell>
          <table:table-cell table:formula="of:=TIME( ; ;[.A842]/1000)" office:value-type="time" office:time-value="PT03H43M59.954S" calcext:value-type="time">
            <text:p>03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92.11" calcext:value-type="float">
            <text:p>892.11</text:p>
          </table:table-cell>
          <table:table-cell office:value-type="float" office:value="1071.53" calcext:value-type="float">
            <text:p>1071.53</text:p>
          </table:table-cell>
        </table:table-row>
        <table:table-row table:style-name="ro1">
          <table:table-cell office:value-type="float" office:value="13455954" calcext:value-type="float">
            <text:p>13455954</text:p>
          </table:table-cell>
          <table:table-cell table:formula="of:=TIME( ; ;[.A843]/1000)" office:value-type="time" office:time-value="PT03H44M15.954S" calcext:value-type="time">
            <text:p>03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893.16" calcext:value-type="float">
            <text:p>893.16</text:p>
          </table:table-cell>
          <table:table-cell office:value-type="float" office:value="1072.78" calcext:value-type="float">
            <text:p>1072.78</text:p>
          </table:table-cell>
        </table:table-row>
        <table:table-row table:style-name="ro1">
          <table:table-cell office:value-type="float" office:value="13471954" calcext:value-type="float">
            <text:p>13471954</text:p>
          </table:table-cell>
          <table:table-cell table:formula="of:=TIME( ; ;[.A844]/1000)" office:value-type="time" office:time-value="PT03H44M31.954S" calcext:value-type="time">
            <text:p>03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894.21" calcext:value-type="float">
            <text:p>894.21</text:p>
          </table:table-cell>
          <table:table-cell office:value-type="float" office:value="1074.03" calcext:value-type="float">
            <text:p>1074.03</text:p>
          </table:table-cell>
        </table:table-row>
        <table:table-row table:style-name="ro1">
          <table:table-cell office:value-type="float" office:value="13487954" calcext:value-type="float">
            <text:p>13487954</text:p>
          </table:table-cell>
          <table:table-cell table:formula="of:=TIME( ; ;[.A845]/1000)" office:value-type="time" office:time-value="PT03H44M47.954S" calcext:value-type="time">
            <text:p>03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895.26" calcext:value-type="float">
            <text:p>895.26</text:p>
          </table:table-cell>
          <table:table-cell office:value-type="float" office:value="1075.28" calcext:value-type="float">
            <text:p>1075.28</text:p>
          </table:table-cell>
        </table:table-row>
        <table:table-row table:style-name="ro1">
          <table:table-cell office:value-type="float" office:value="13503954" calcext:value-type="float">
            <text:p>13503954</text:p>
          </table:table-cell>
          <table:table-cell table:formula="of:=TIME( ; ;[.A846]/1000)" office:value-type="time" office:time-value="PT03H45M03.954S" calcext:value-type="time">
            <text:p>03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896.31" calcext:value-type="float">
            <text:p>896.31</text:p>
          </table:table-cell>
          <table:table-cell office:value-type="float" office:value="1076.53" calcext:value-type="float">
            <text:p>1076.53</text:p>
          </table:table-cell>
        </table:table-row>
        <table:table-row table:style-name="ro1">
          <table:table-cell office:value-type="float" office:value="13519954" calcext:value-type="float">
            <text:p>13519954</text:p>
          </table:table-cell>
          <table:table-cell table:formula="of:=TIME( ; ;[.A847]/1000)" office:value-type="time" office:time-value="PT03H45M19.954S" calcext:value-type="time">
            <text:p>03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897.36" calcext:value-type="float">
            <text:p>897.36</text:p>
          </table:table-cell>
          <table:table-cell office:value-type="float" office:value="1077.78" calcext:value-type="float">
            <text:p>1077.78</text:p>
          </table:table-cell>
        </table:table-row>
        <table:table-row table:style-name="ro1">
          <table:table-cell office:value-type="float" office:value="13535954" calcext:value-type="float">
            <text:p>13535954</text:p>
          </table:table-cell>
          <table:table-cell table:formula="of:=TIME( ; ;[.A848]/1000)" office:value-type="time" office:time-value="PT03H45M35.954S" calcext:value-type="time">
            <text:p>03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898.42" calcext:value-type="float">
            <text:p>898.42</text:p>
          </table:table-cell>
          <table:table-cell office:value-type="float" office:value="1079.02" calcext:value-type="float">
            <text:p>1079.02</text:p>
          </table:table-cell>
        </table:table-row>
        <table:table-row table:style-name="ro1">
          <table:table-cell office:value-type="float" office:value="13551954" calcext:value-type="float">
            <text:p>13551954</text:p>
          </table:table-cell>
          <table:table-cell table:formula="of:=TIME( ; ;[.A849]/1000)" office:value-type="time" office:time-value="PT03H45M51.954S" calcext:value-type="time">
            <text:p>03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899.47" calcext:value-type="float">
            <text:p>899.47</text:p>
          </table:table-cell>
          <table:table-cell office:value-type="float" office:value="1080.27" calcext:value-type="float">
            <text:p>1080.27</text:p>
          </table:table-cell>
        </table:table-row>
        <table:table-row table:style-name="ro1">
          <table:table-cell office:value-type="float" office:value="13567954" calcext:value-type="float">
            <text:p>13567954</text:p>
          </table:table-cell>
          <table:table-cell table:formula="of:=TIME( ; ;[.A850]/1000)" office:value-type="time" office:time-value="PT03H46M07.954S" calcext:value-type="time">
            <text:p>03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900.52" calcext:value-type="float">
            <text:p>900.52</text:p>
          </table:table-cell>
          <table:table-cell office:value-type="float" office:value="1081.52" calcext:value-type="float">
            <text:p>1081.52</text:p>
          </table:table-cell>
        </table:table-row>
        <table:table-row table:style-name="ro1">
          <table:table-cell office:value-type="float" office:value="13583954" calcext:value-type="float">
            <text:p>13583954</text:p>
          </table:table-cell>
          <table:table-cell table:formula="of:=TIME( ; ;[.A851]/1000)" office:value-type="time" office:time-value="PT03H46M23.954S" calcext:value-type="time">
            <text:p>03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01.57" calcext:value-type="float">
            <text:p>901.57</text:p>
          </table:table-cell>
          <table:table-cell office:value-type="float" office:value="1082.77" calcext:value-type="float">
            <text:p>1082.77</text:p>
          </table:table-cell>
        </table:table-row>
        <table:table-row table:style-name="ro1">
          <table:table-cell office:value-type="float" office:value="13599954" calcext:value-type="float">
            <text:p>13599954</text:p>
          </table:table-cell>
          <table:table-cell table:formula="of:=TIME( ; ;[.A852]/1000)" office:value-type="time" office:time-value="PT03H46M39.954S" calcext:value-type="time">
            <text:p>03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02.62" calcext:value-type="float">
            <text:p>902.62</text:p>
          </table:table-cell>
          <table:table-cell office:value-type="float" office:value="1084.02" calcext:value-type="float">
            <text:p>1084.02</text:p>
          </table:table-cell>
        </table:table-row>
        <table:table-row table:style-name="ro1">
          <table:table-cell office:value-type="float" office:value="13615954" calcext:value-type="float">
            <text:p>13615954</text:p>
          </table:table-cell>
          <table:table-cell table:formula="of:=TIME( ; ;[.A853]/1000)" office:value-type="time" office:time-value="PT03H46M55.954S" calcext:value-type="time">
            <text:p>03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03.67" calcext:value-type="float">
            <text:p>903.67</text:p>
          </table:table-cell>
          <table:table-cell office:value-type="float" office:value="1085.27" calcext:value-type="float">
            <text:p>1085.27</text:p>
          </table:table-cell>
        </table:table-row>
        <table:table-row table:style-name="ro1">
          <table:table-cell office:value-type="float" office:value="13631954" calcext:value-type="float">
            <text:p>13631954</text:p>
          </table:table-cell>
          <table:table-cell table:formula="of:=TIME( ; ;[.A854]/1000)" office:value-type="time" office:time-value="PT03H47M11.954S" calcext:value-type="time">
            <text:p>03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04.73" calcext:value-type="float">
            <text:p>904.73</text:p>
          </table:table-cell>
          <table:table-cell office:value-type="float" office:value="1086.52" calcext:value-type="float">
            <text:p>1086.52</text:p>
          </table:table-cell>
        </table:table-row>
        <table:table-row table:style-name="ro1">
          <table:table-cell office:value-type="float" office:value="13647954" calcext:value-type="float">
            <text:p>13647954</text:p>
          </table:table-cell>
          <table:table-cell table:formula="of:=TIME( ; ;[.A855]/1000)" office:value-type="time" office:time-value="PT03H47M27.954S" calcext:value-type="time">
            <text:p>03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05.78" calcext:value-type="float">
            <text:p>905.78</text:p>
          </table:table-cell>
          <table:table-cell office:value-type="float" office:value="1087.77" calcext:value-type="float">
            <text:p>1087.77</text:p>
          </table:table-cell>
        </table:table-row>
        <table:table-row table:style-name="ro1">
          <table:table-cell office:value-type="float" office:value="13663954" calcext:value-type="float">
            <text:p>13663954</text:p>
          </table:table-cell>
          <table:table-cell table:formula="of:=TIME( ; ;[.A856]/1000)" office:value-type="time" office:time-value="PT03H47M43.954S" calcext:value-type="time">
            <text:p>03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06.83" calcext:value-type="float">
            <text:p>906.83</text:p>
          </table:table-cell>
          <table:table-cell office:value-type="float" office:value="1089.02" calcext:value-type="float">
            <text:p>1089.02</text:p>
          </table:table-cell>
        </table:table-row>
        <table:table-row table:style-name="ro1">
          <table:table-cell office:value-type="float" office:value="13679954" calcext:value-type="float">
            <text:p>13679954</text:p>
          </table:table-cell>
          <table:table-cell table:formula="of:=TIME( ; ;[.A857]/1000)" office:value-type="time" office:time-value="PT03H47M59.954S" calcext:value-type="time">
            <text:p>03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07.88" calcext:value-type="float">
            <text:p>907.88</text:p>
          </table:table-cell>
          <table:table-cell office:value-type="float" office:value="1090.26" calcext:value-type="float">
            <text:p>1090.26</text:p>
          </table:table-cell>
        </table:table-row>
        <table:table-row table:style-name="ro1">
          <table:table-cell office:value-type="float" office:value="13695954" calcext:value-type="float">
            <text:p>13695954</text:p>
          </table:table-cell>
          <table:table-cell table:formula="of:=TIME( ; ;[.A858]/1000)" office:value-type="time" office:time-value="PT03H48M15.954S" calcext:value-type="time">
            <text:p>03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08.93" calcext:value-type="float">
            <text:p>908.93</text:p>
          </table:table-cell>
          <table:table-cell office:value-type="float" office:value="1091.51" calcext:value-type="float">
            <text:p>1091.51</text:p>
          </table:table-cell>
        </table:table-row>
        <table:table-row table:style-name="ro1">
          <table:table-cell office:value-type="float" office:value="13711954" calcext:value-type="float">
            <text:p>13711954</text:p>
          </table:table-cell>
          <table:table-cell table:formula="of:=TIME( ; ;[.A859]/1000)" office:value-type="time" office:time-value="PT03H48M31.954S" calcext:value-type="time">
            <text:p>03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09.98" calcext:value-type="float">
            <text:p>909.98</text:p>
          </table:table-cell>
          <table:table-cell office:value-type="float" office:value="1092.76" calcext:value-type="float">
            <text:p>1092.76</text:p>
          </table:table-cell>
        </table:table-row>
        <table:table-row table:style-name="ro1">
          <table:table-cell office:value-type="float" office:value="13727954" calcext:value-type="float">
            <text:p>13727954</text:p>
          </table:table-cell>
          <table:table-cell table:formula="of:=TIME( ; ;[.A860]/1000)" office:value-type="time" office:time-value="PT03H48M47.954S" calcext:value-type="time">
            <text:p>03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11.03" calcext:value-type="float">
            <text:p>911.03</text:p>
          </table:table-cell>
          <table:table-cell office:value-type="float" office:value="1094.01" calcext:value-type="float">
            <text:p>1094.01</text:p>
          </table:table-cell>
        </table:table-row>
        <table:table-row table:style-name="ro1">
          <table:table-cell office:value-type="float" office:value="13743954" calcext:value-type="float">
            <text:p>13743954</text:p>
          </table:table-cell>
          <table:table-cell table:formula="of:=TIME( ; ;[.A861]/1000)" office:value-type="time" office:time-value="PT03H49M03.954S" calcext:value-type="time">
            <text:p>03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12.09" calcext:value-type="float">
            <text:p>912.09</text:p>
          </table:table-cell>
          <table:table-cell office:value-type="float" office:value="1095.26" calcext:value-type="float">
            <text:p>1095.26</text:p>
          </table:table-cell>
        </table:table-row>
        <table:table-row table:style-name="ro1">
          <table:table-cell office:value-type="float" office:value="13759954" calcext:value-type="float">
            <text:p>13759954</text:p>
          </table:table-cell>
          <table:table-cell table:formula="of:=TIME( ; ;[.A862]/1000)" office:value-type="time" office:time-value="PT03H49M19.954S" calcext:value-type="time">
            <text:p>03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13.14" calcext:value-type="float">
            <text:p>913.14</text:p>
          </table:table-cell>
          <table:table-cell office:value-type="float" office:value="1096.51" calcext:value-type="float">
            <text:p>1096.51</text:p>
          </table:table-cell>
        </table:table-row>
        <table:table-row table:style-name="ro1">
          <table:table-cell office:value-type="float" office:value="13775954" calcext:value-type="float">
            <text:p>13775954</text:p>
          </table:table-cell>
          <table:table-cell table:formula="of:=TIME( ; ;[.A863]/1000)" office:value-type="time" office:time-value="PT03H49M35.954S" calcext:value-type="time">
            <text:p>03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14.19" calcext:value-type="float">
            <text:p>914.19</text:p>
          </table:table-cell>
          <table:table-cell office:value-type="float" office:value="1097.76" calcext:value-type="float">
            <text:p>1097.76</text:p>
          </table:table-cell>
        </table:table-row>
        <table:table-row table:style-name="ro1">
          <table:table-cell office:value-type="float" office:value="13791954" calcext:value-type="float">
            <text:p>13791954</text:p>
          </table:table-cell>
          <table:table-cell table:formula="of:=TIME( ; ;[.A864]/1000)" office:value-type="time" office:time-value="PT03H49M51.954S" calcext:value-type="time">
            <text:p>03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15.24" calcext:value-type="float">
            <text:p>915.24</text:p>
          </table:table-cell>
          <table:table-cell office:value-type="float" office:value="1099.01" calcext:value-type="float">
            <text:p>1099.01</text:p>
          </table:table-cell>
        </table:table-row>
        <table:table-row table:style-name="ro1">
          <table:table-cell office:value-type="float" office:value="13807954" calcext:value-type="float">
            <text:p>13807954</text:p>
          </table:table-cell>
          <table:table-cell table:formula="of:=TIME( ; ;[.A865]/1000)" office:value-type="time" office:time-value="PT03H50M07.954S" calcext:value-type="time">
            <text:p>03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16.29" calcext:value-type="float">
            <text:p>916.29</text:p>
          </table:table-cell>
          <table:table-cell office:value-type="float" office:value="1100.26" calcext:value-type="float">
            <text:p>1100.26</text:p>
          </table:table-cell>
        </table:table-row>
        <table:table-row table:style-name="ro1">
          <table:table-cell office:value-type="float" office:value="13823954" calcext:value-type="float">
            <text:p>13823954</text:p>
          </table:table-cell>
          <table:table-cell table:formula="of:=TIME( ; ;[.A866]/1000)" office:value-type="time" office:time-value="PT03H50M23.954S" calcext:value-type="time">
            <text:p>03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17.34" calcext:value-type="float">
            <text:p>917.34</text:p>
          </table:table-cell>
          <table:table-cell office:value-type="float" office:value="1101.5" calcext:value-type="float">
            <text:p>1101.5</text:p>
          </table:table-cell>
        </table:table-row>
        <table:table-row table:style-name="ro1">
          <table:table-cell office:value-type="float" office:value="13839954" calcext:value-type="float">
            <text:p>13839954</text:p>
          </table:table-cell>
          <table:table-cell table:formula="of:=TIME( ; ;[.A867]/1000)" office:value-type="time" office:time-value="PT03H50M39.954S" calcext:value-type="time">
            <text:p>03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18.39" calcext:value-type="float">
            <text:p>918.39</text:p>
          </table:table-cell>
          <table:table-cell office:value-type="float" office:value="1102.75" calcext:value-type="float">
            <text:p>1102.75</text:p>
          </table:table-cell>
        </table:table-row>
        <table:table-row table:style-name="ro1">
          <table:table-cell office:value-type="float" office:value="13855954" calcext:value-type="float">
            <text:p>13855954</text:p>
          </table:table-cell>
          <table:table-cell table:formula="of:=TIME( ; ;[.A868]/1000)" office:value-type="time" office:time-value="PT03H50M55.954S" calcext:value-type="time">
            <text:p>03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19.44" calcext:value-type="float">
            <text:p>919.4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3871954" calcext:value-type="float">
            <text:p>13871954</text:p>
          </table:table-cell>
          <table:table-cell table:formula="of:=TIME( ; ;[.A869]/1000)" office:value-type="time" office:time-value="PT03H51M11.954S" calcext:value-type="time">
            <text:p>03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20.49" calcext:value-type="float">
            <text:p>920.49</text:p>
          </table:table-cell>
          <table:table-cell office:value-type="float" office:value="1105.25" calcext:value-type="float">
            <text:p>1105.25</text:p>
          </table:table-cell>
        </table:table-row>
        <table:table-row table:style-name="ro1">
          <table:table-cell office:value-type="float" office:value="13887954" calcext:value-type="float">
            <text:p>13887954</text:p>
          </table:table-cell>
          <table:table-cell table:formula="of:=TIME( ; ;[.A870]/1000)" office:value-type="time" office:time-value="PT03H51M27.954S" calcext:value-type="time">
            <text:p>03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21.54" calcext:value-type="float">
            <text:p>921.54</text:p>
          </table:table-cell>
          <table:table-cell office:value-type="float" office:value="1106.5" calcext:value-type="float">
            <text:p>1106.5</text:p>
          </table:table-cell>
        </table:table-row>
        <table:table-row table:style-name="ro1">
          <table:table-cell office:value-type="float" office:value="13903954" calcext:value-type="float">
            <text:p>13903954</text:p>
          </table:table-cell>
          <table:table-cell table:formula="of:=TIME( ; ;[.A871]/1000)" office:value-type="time" office:time-value="PT03H51M43.954S" calcext:value-type="time">
            <text:p>03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22.59" calcext:value-type="float">
            <text:p>922.59</text:p>
          </table:table-cell>
          <table:table-cell office:value-type="float" office:value="1107.75" calcext:value-type="float">
            <text:p>1107.75</text:p>
          </table:table-cell>
        </table:table-row>
        <table:table-row table:style-name="ro1">
          <table:table-cell office:value-type="float" office:value="13919954" calcext:value-type="float">
            <text:p>13919954</text:p>
          </table:table-cell>
          <table:table-cell table:formula="of:=TIME( ; ;[.A872]/1000)" office:value-type="time" office:time-value="PT03H51M59.954S" calcext:value-type="time">
            <text:p>03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23.65" calcext:value-type="float">
            <text:p>923.6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3935954" calcext:value-type="float">
            <text:p>13935954</text:p>
          </table:table-cell>
          <table:table-cell table:formula="of:=TIME( ; ;[.A873]/1000)" office:value-type="time" office:time-value="PT03H52M15.954S" calcext:value-type="time">
            <text:p>03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24.7" calcext:value-type="float">
            <text:p>924.7</text:p>
          </table:table-cell>
          <table:table-cell office:value-type="float" office:value="1110.24" calcext:value-type="float">
            <text:p>1110.24</text:p>
          </table:table-cell>
        </table:table-row>
        <table:table-row table:style-name="ro1">
          <table:table-cell office:value-type="float" office:value="13951954" calcext:value-type="float">
            <text:p>13951954</text:p>
          </table:table-cell>
          <table:table-cell table:formula="of:=TIME( ; ;[.A874]/1000)" office:value-type="time" office:time-value="PT03H52M31.954S" calcext:value-type="time">
            <text:p>03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25.75" calcext:value-type="float">
            <text:p>925.75</text:p>
          </table:table-cell>
          <table:table-cell office:value-type="float" office:value="1111.49" calcext:value-type="float">
            <text:p>1111.49</text:p>
          </table:table-cell>
        </table:table-row>
        <table:table-row table:style-name="ro1">
          <table:table-cell office:value-type="float" office:value="13967954" calcext:value-type="float">
            <text:p>13967954</text:p>
          </table:table-cell>
          <table:table-cell table:formula="of:=TIME( ; ;[.A875]/1000)" office:value-type="time" office:time-value="PT03H52M47.954S" calcext:value-type="time">
            <text:p>03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26.8" calcext:value-type="float">
            <text:p>926.8</text:p>
          </table:table-cell>
          <table:table-cell office:value-type="float" office:value="1112.74" calcext:value-type="float">
            <text:p>1112.74</text:p>
          </table:table-cell>
        </table:table-row>
        <table:table-row table:style-name="ro1">
          <table:table-cell office:value-type="float" office:value="13983954" calcext:value-type="float">
            <text:p>13983954</text:p>
          </table:table-cell>
          <table:table-cell table:formula="of:=TIME( ; ;[.A876]/1000)" office:value-type="time" office:time-value="PT03H53M03.954S" calcext:value-type="time">
            <text:p>03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27.85" calcext:value-type="float">
            <text:p>927.85</text:p>
          </table:table-cell>
          <table:table-cell office:value-type="float" office:value="1113.99" calcext:value-type="float">
            <text:p>1113.99</text:p>
          </table:table-cell>
        </table:table-row>
        <table:table-row table:style-name="ro1">
          <table:table-cell office:value-type="float" office:value="13999954" calcext:value-type="float">
            <text:p>13999954</text:p>
          </table:table-cell>
          <table:table-cell table:formula="of:=TIME( ; ;[.A877]/1000)" office:value-type="time" office:time-value="PT03H53M19.954S" calcext:value-type="time">
            <text:p>03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28.9" calcext:value-type="float">
            <text:p>928.9</text:p>
          </table:table-cell>
          <table:table-cell office:value-type="float" office:value="1115.24" calcext:value-type="float">
            <text:p>1115.24</text:p>
          </table:table-cell>
        </table:table-row>
        <table:table-row table:style-name="ro1">
          <table:table-cell office:value-type="float" office:value="14015954" calcext:value-type="float">
            <text:p>14015954</text:p>
          </table:table-cell>
          <table:table-cell table:formula="of:=TIME( ; ;[.A878]/1000)" office:value-type="time" office:time-value="PT03H53M35.954S" calcext:value-type="time">
            <text:p>03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29.95" calcext:value-type="float">
            <text:p>929.95</text:p>
          </table:table-cell>
          <table:table-cell office:value-type="float" office:value="1116.48" calcext:value-type="float">
            <text:p>1116.48</text:p>
          </table:table-cell>
        </table:table-row>
        <table:table-row table:style-name="ro1">
          <table:table-cell office:value-type="float" office:value="14031954" calcext:value-type="float">
            <text:p>14031954</text:p>
          </table:table-cell>
          <table:table-cell table:formula="of:=TIME( ; ;[.A879]/1000)" office:value-type="time" office:time-value="PT03H53M51.954S" calcext:value-type="time">
            <text:p>03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31" calcext:value-type="float">
            <text:p>931</text:p>
          </table:table-cell>
          <table:table-cell office:value-type="float" office:value="1117.73" calcext:value-type="float">
            <text:p>1117.73</text:p>
          </table:table-cell>
        </table:table-row>
        <table:table-row table:style-name="ro1">
          <table:table-cell office:value-type="float" office:value="14047954" calcext:value-type="float">
            <text:p>14047954</text:p>
          </table:table-cell>
          <table:table-cell table:formula="of:=TIME( ; ;[.A880]/1000)" office:value-type="time" office:time-value="PT03H54M07.954S" calcext:value-type="time">
            <text:p>03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32.05" calcext:value-type="float">
            <text:p>932.05</text:p>
          </table:table-cell>
          <table:table-cell office:value-type="float" office:value="1118.98" calcext:value-type="float">
            <text:p>1118.98</text:p>
          </table:table-cell>
        </table:table-row>
        <table:table-row table:style-name="ro1">
          <table:table-cell office:value-type="float" office:value="14063954" calcext:value-type="float">
            <text:p>14063954</text:p>
          </table:table-cell>
          <table:table-cell table:formula="of:=TIME( ; ;[.A881]/1000)" office:value-type="time" office:time-value="PT03H54M23.954S" calcext:value-type="time">
            <text:p>03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33.1" calcext:value-type="float">
            <text:p>933.1</text:p>
          </table:table-cell>
          <table:table-cell office:value-type="float" office:value="1120.23" calcext:value-type="float">
            <text:p>1120.23</text:p>
          </table:table-cell>
        </table:table-row>
        <table:table-row table:style-name="ro1">
          <table:table-cell office:value-type="float" office:value="14079954" calcext:value-type="float">
            <text:p>14079954</text:p>
          </table:table-cell>
          <table:table-cell table:formula="of:=TIME( ; ;[.A882]/1000)" office:value-type="time" office:time-value="PT03H54M39.954S" calcext:value-type="time">
            <text:p>03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34.15" calcext:value-type="float">
            <text:p>934.15</text:p>
          </table:table-cell>
          <table:table-cell office:value-type="float" office:value="1121.48" calcext:value-type="float">
            <text:p>1121.48</text:p>
          </table:table-cell>
        </table:table-row>
        <table:table-row table:style-name="ro1">
          <table:table-cell office:value-type="float" office:value="14095954" calcext:value-type="float">
            <text:p>14095954</text:p>
          </table:table-cell>
          <table:table-cell table:formula="of:=TIME( ; ;[.A883]/1000)" office:value-type="time" office:time-value="PT03H54M55.954S" calcext:value-type="time">
            <text:p>03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35.2" calcext:value-type="float">
            <text:p>935.2</text:p>
          </table:table-cell>
          <table:table-cell office:value-type="float" office:value="1122.72" calcext:value-type="float">
            <text:p>1122.72</text:p>
          </table:table-cell>
        </table:table-row>
        <table:table-row table:style-name="ro1">
          <table:table-cell office:value-type="float" office:value="14111954" calcext:value-type="float">
            <text:p>14111954</text:p>
          </table:table-cell>
          <table:table-cell table:formula="of:=TIME( ; ;[.A884]/1000)" office:value-type="time" office:time-value="PT03H55M11.954S" calcext:value-type="time">
            <text:p>03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36.26" calcext:value-type="float">
            <text:p>936.26</text:p>
          </table:table-cell>
          <table:table-cell office:value-type="float" office:value="1123.97" calcext:value-type="float">
            <text:p>1123.97</text:p>
          </table:table-cell>
        </table:table-row>
        <table:table-row table:style-name="ro1">
          <table:table-cell office:value-type="float" office:value="14127954" calcext:value-type="float">
            <text:p>14127954</text:p>
          </table:table-cell>
          <table:table-cell table:formula="of:=TIME( ; ;[.A885]/1000)" office:value-type="time" office:time-value="PT03H55M27.954S" calcext:value-type="time">
            <text:p>03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37.31" calcext:value-type="float">
            <text:p>937.31</text:p>
          </table:table-cell>
          <table:table-cell office:value-type="float" office:value="1125.22" calcext:value-type="float">
            <text:p>1125.22</text:p>
          </table:table-cell>
        </table:table-row>
        <table:table-row table:style-name="ro1">
          <table:table-cell office:value-type="float" office:value="14143954" calcext:value-type="float">
            <text:p>14143954</text:p>
          </table:table-cell>
          <table:table-cell table:formula="of:=TIME( ; ;[.A886]/1000)" office:value-type="time" office:time-value="PT03H55M43.954S" calcext:value-type="time">
            <text:p>03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38.36" calcext:value-type="float">
            <text:p>938.36</text:p>
          </table:table-cell>
          <table:table-cell office:value-type="float" office:value="1126.47" calcext:value-type="float">
            <text:p>1126.47</text:p>
          </table:table-cell>
        </table:table-row>
        <table:table-row table:style-name="ro1">
          <table:table-cell office:value-type="float" office:value="14159954" calcext:value-type="float">
            <text:p>14159954</text:p>
          </table:table-cell>
          <table:table-cell table:formula="of:=TIME( ; ;[.A887]/1000)" office:value-type="time" office:time-value="PT03H55M59.954S" calcext:value-type="time">
            <text:p>03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39.41" calcext:value-type="float">
            <text:p>939.41</text:p>
          </table:table-cell>
          <table:table-cell office:value-type="float" office:value="1127.72" calcext:value-type="float">
            <text:p>1127.72</text:p>
          </table:table-cell>
        </table:table-row>
        <table:table-row table:style-name="ro1">
          <table:table-cell office:value-type="float" office:value="14175954" calcext:value-type="float">
            <text:p>14175954</text:p>
          </table:table-cell>
          <table:table-cell table:formula="of:=TIME( ; ;[.A888]/1000)" office:value-type="time" office:time-value="PT03H56M15.954S" calcext:value-type="time">
            <text:p>03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40.46" calcext:value-type="float">
            <text:p>940.46</text:p>
          </table:table-cell>
          <table:table-cell office:value-type="float" office:value="1128.97" calcext:value-type="float">
            <text:p>1128.97</text:p>
          </table:table-cell>
        </table:table-row>
        <table:table-row table:style-name="ro1">
          <table:table-cell office:value-type="float" office:value="14191954" calcext:value-type="float">
            <text:p>14191954</text:p>
          </table:table-cell>
          <table:table-cell table:formula="of:=TIME( ; ;[.A889]/1000)" office:value-type="time" office:time-value="PT03H56M31.954S" calcext:value-type="time">
            <text:p>03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41.51" calcext:value-type="float">
            <text:p>941.51</text:p>
          </table:table-cell>
          <table:table-cell office:value-type="float" office:value="1130.21" calcext:value-type="float">
            <text:p>1130.21</text:p>
          </table:table-cell>
        </table:table-row>
        <table:table-row table:style-name="ro1">
          <table:table-cell office:value-type="float" office:value="14207954" calcext:value-type="float">
            <text:p>14207954</text:p>
          </table:table-cell>
          <table:table-cell table:formula="of:=TIME( ; ;[.A890]/1000)" office:value-type="time" office:time-value="PT03H56M47.954S" calcext:value-type="time">
            <text:p>03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42.56" calcext:value-type="float">
            <text:p>942.56</text:p>
          </table:table-cell>
          <table:table-cell office:value-type="float" office:value="1131.46" calcext:value-type="float">
            <text:p>1131.46</text:p>
          </table:table-cell>
        </table:table-row>
        <table:table-row table:style-name="ro1">
          <table:table-cell office:value-type="float" office:value="14223954" calcext:value-type="float">
            <text:p>14223954</text:p>
          </table:table-cell>
          <table:table-cell table:formula="of:=TIME( ; ;[.A891]/1000)" office:value-type="time" office:time-value="PT03H57M03.954S" calcext:value-type="time">
            <text:p>03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43.61" calcext:value-type="float">
            <text:p>943.61</text:p>
          </table:table-cell>
          <table:table-cell office:value-type="float" office:value="1132.71" calcext:value-type="float">
            <text:p>1132.71</text:p>
          </table:table-cell>
        </table:table-row>
        <table:table-row table:style-name="ro1">
          <table:table-cell office:value-type="float" office:value="14239954" calcext:value-type="float">
            <text:p>14239954</text:p>
          </table:table-cell>
          <table:table-cell table:formula="of:=TIME( ; ;[.A892]/1000)" office:value-type="time" office:time-value="PT03H57M19.954S" calcext:value-type="time">
            <text:p>03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44.66" calcext:value-type="float">
            <text:p>944.66</text:p>
          </table:table-cell>
          <table:table-cell office:value-type="float" office:value="1133.96" calcext:value-type="float">
            <text:p>1133.96</text:p>
          </table:table-cell>
        </table:table-row>
        <table:table-row table:style-name="ro1">
          <table:table-cell office:value-type="float" office:value="14255954" calcext:value-type="float">
            <text:p>14255954</text:p>
          </table:table-cell>
          <table:table-cell table:formula="of:=TIME( ; ;[.A893]/1000)" office:value-type="time" office:time-value="PT03H57M35.954S" calcext:value-type="time">
            <text:p>03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45.71" calcext:value-type="float">
            <text:p>945.71</text:p>
          </table:table-cell>
          <table:table-cell office:value-type="float" office:value="1135.21" calcext:value-type="float">
            <text:p>1135.21</text:p>
          </table:table-cell>
        </table:table-row>
        <table:table-row table:style-name="ro1">
          <table:table-cell office:value-type="float" office:value="14271954" calcext:value-type="float">
            <text:p>14271954</text:p>
          </table:table-cell>
          <table:table-cell table:formula="of:=TIME( ; ;[.A894]/1000)" office:value-type="time" office:time-value="PT03H57M51.954S" calcext:value-type="time">
            <text:p>03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46.76" calcext:value-type="float">
            <text:p>946.76</text:p>
          </table:table-cell>
          <table:table-cell office:value-type="float" office:value="1136.45" calcext:value-type="float">
            <text:p>1136.45</text:p>
          </table:table-cell>
        </table:table-row>
        <table:table-row table:style-name="ro1">
          <table:table-cell office:value-type="float" office:value="14287954" calcext:value-type="float">
            <text:p>14287954</text:p>
          </table:table-cell>
          <table:table-cell table:formula="of:=TIME( ; ;[.A895]/1000)" office:value-type="time" office:time-value="PT03H58M07.954S" calcext:value-type="time">
            <text:p>03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47.81" calcext:value-type="float">
            <text:p>947.81</text:p>
          </table:table-cell>
          <table:table-cell office:value-type="float" office:value="1137.7" calcext:value-type="float">
            <text:p>1137.7</text:p>
          </table:table-cell>
        </table:table-row>
        <table:table-row table:style-name="ro1">
          <table:table-cell office:value-type="float" office:value="14303954" calcext:value-type="float">
            <text:p>14303954</text:p>
          </table:table-cell>
          <table:table-cell table:formula="of:=TIME( ; ;[.A896]/1000)" office:value-type="time" office:time-value="PT03H58M23.954S" calcext:value-type="time">
            <text:p>03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48.86" calcext:value-type="float">
            <text:p>948.86</text:p>
          </table:table-cell>
          <table:table-cell office:value-type="float" office:value="1138.95" calcext:value-type="float">
            <text:p>1138.95</text:p>
          </table:table-cell>
        </table:table-row>
        <table:table-row table:style-name="ro1">
          <table:table-cell office:value-type="float" office:value="14319954" calcext:value-type="float">
            <text:p>14319954</text:p>
          </table:table-cell>
          <table:table-cell table:formula="of:=TIME( ; ;[.A897]/1000)" office:value-type="time" office:time-value="PT03H58M39.954S" calcext:value-type="time">
            <text:p>03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49.91" calcext:value-type="float">
            <text:p>949.91</text:p>
          </table:table-cell>
          <table:table-cell office:value-type="float" office:value="1140.2" calcext:value-type="float">
            <text:p>1140.2</text:p>
          </table:table-cell>
        </table:table-row>
        <table:table-row table:style-name="ro1">
          <table:table-cell office:value-type="float" office:value="14335954" calcext:value-type="float">
            <text:p>14335954</text:p>
          </table:table-cell>
          <table:table-cell table:formula="of:=TIME( ; ;[.A898]/1000)" office:value-type="time" office:time-value="PT03H58M55.954S" calcext:value-type="time">
            <text:p>03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50.96" calcext:value-type="float">
            <text:p>950.96</text:p>
          </table:table-cell>
          <table:table-cell office:value-type="float" office:value="1141.44" calcext:value-type="float">
            <text:p>1141.44</text:p>
          </table:table-cell>
        </table:table-row>
        <table:table-row table:style-name="ro1">
          <table:table-cell office:value-type="float" office:value="14351954" calcext:value-type="float">
            <text:p>14351954</text:p>
          </table:table-cell>
          <table:table-cell table:formula="of:=TIME( ; ;[.A899]/1000)" office:value-type="time" office:time-value="PT03H59M11.954S" calcext:value-type="time">
            <text:p>03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52.01" calcext:value-type="float">
            <text:p>952.01</text:p>
          </table:table-cell>
          <table:table-cell office:value-type="float" office:value="1142.69" calcext:value-type="float">
            <text:p>1142.69</text:p>
          </table:table-cell>
        </table:table-row>
        <table:table-row table:style-name="ro1">
          <table:table-cell office:value-type="float" office:value="14367954" calcext:value-type="float">
            <text:p>14367954</text:p>
          </table:table-cell>
          <table:table-cell table:formula="of:=TIME( ; ;[.A900]/1000)" office:value-type="time" office:time-value="PT03H59M27.954S" calcext:value-type="time">
            <text:p>03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53.06" calcext:value-type="float">
            <text:p>953.06</text:p>
          </table:table-cell>
          <table:table-cell office:value-type="float" office:value="1143.94" calcext:value-type="float">
            <text:p>1143.94</text:p>
          </table:table-cell>
        </table:table-row>
        <table:table-row table:style-name="ro1">
          <table:table-cell office:value-type="float" office:value="14383954" calcext:value-type="float">
            <text:p>14383954</text:p>
          </table:table-cell>
          <table:table-cell table:formula="of:=TIME( ; ;[.A901]/1000)" office:value-type="time" office:time-value="PT03H59M43.954S" calcext:value-type="time">
            <text:p>03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54.11" calcext:value-type="float">
            <text:p>954.11</text:p>
          </table:table-cell>
          <table:table-cell office:value-type="float" office:value="1145.19" calcext:value-type="float">
            <text:p>1145.19</text:p>
          </table:table-cell>
        </table:table-row>
        <table:table-row table:style-name="ro1">
          <table:table-cell office:value-type="float" office:value="14399954" calcext:value-type="float">
            <text:p>14399954</text:p>
          </table:table-cell>
          <table:table-cell table:formula="of:=TIME( ; ;[.A902]/1000)" office:value-type="time" office:time-value="PT03H59M59.954S" calcext:value-type="time">
            <text:p>04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55.16" calcext:value-type="float">
            <text:p>955.16</text:p>
          </table:table-cell>
          <table:table-cell office:value-type="float" office:value="1146.44" calcext:value-type="float">
            <text:p>1146.44</text:p>
          </table:table-cell>
        </table:table-row>
        <table:table-row table:style-name="ro1">
          <table:table-cell office:value-type="float" office:value="14415954" calcext:value-type="float">
            <text:p>14415954</text:p>
          </table:table-cell>
          <table:table-cell table:formula="of:=TIME( ; ;[.A903]/1000)" office:value-type="time" office:time-value="PT04H00M15.954S" calcext:value-type="time">
            <text:p>04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56.22" calcext:value-type="float">
            <text:p>956.22</text:p>
          </table:table-cell>
          <table:table-cell office:value-type="float" office:value="1147.68" calcext:value-type="float">
            <text:p>1147.68</text:p>
          </table:table-cell>
        </table:table-row>
        <table:table-row table:style-name="ro1">
          <table:table-cell office:value-type="float" office:value="14431954" calcext:value-type="float">
            <text:p>14431954</text:p>
          </table:table-cell>
          <table:table-cell table:formula="of:=TIME( ; ;[.A904]/1000)" office:value-type="time" office:time-value="PT04H00M31.954S" calcext:value-type="time">
            <text:p>04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57.27" calcext:value-type="float">
            <text:p>957.27</text:p>
          </table:table-cell>
          <table:table-cell office:value-type="float" office:value="1148.93" calcext:value-type="float">
            <text:p>1148.93</text:p>
          </table:table-cell>
        </table:table-row>
        <table:table-row table:style-name="ro1">
          <table:table-cell office:value-type="float" office:value="14447954" calcext:value-type="float">
            <text:p>14447954</text:p>
          </table:table-cell>
          <table:table-cell table:formula="of:=TIME( ; ;[.A905]/1000)" office:value-type="time" office:time-value="PT04H00M47.954S" calcext:value-type="time">
            <text:p>04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58.32" calcext:value-type="float">
            <text:p>958.32</text:p>
          </table:table-cell>
          <table:table-cell office:value-type="float" office:value="1150.18" calcext:value-type="float">
            <text:p>1150.18</text:p>
          </table:table-cell>
        </table:table-row>
        <table:table-row table:style-name="ro1">
          <table:table-cell office:value-type="float" office:value="14463954" calcext:value-type="float">
            <text:p>14463954</text:p>
          </table:table-cell>
          <table:table-cell table:formula="of:=TIME( ; ;[.A906]/1000)" office:value-type="time" office:time-value="PT04H01M03.954S" calcext:value-type="time">
            <text:p>04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59.36" calcext:value-type="float">
            <text:p>959.36</text:p>
          </table:table-cell>
          <table:table-cell office:value-type="float" office:value="1151.43" calcext:value-type="float">
            <text:p>1151.43</text:p>
          </table:table-cell>
        </table:table-row>
        <table:table-row table:style-name="ro1">
          <table:table-cell office:value-type="float" office:value="14479954" calcext:value-type="float">
            <text:p>14479954</text:p>
          </table:table-cell>
          <table:table-cell table:formula="of:=TIME( ; ;[.A907]/1000)" office:value-type="time" office:time-value="PT04H01M19.954S" calcext:value-type="time">
            <text:p>04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60.41" calcext:value-type="float">
            <text:p>960.41</text:p>
          </table:table-cell>
          <table:table-cell office:value-type="float" office:value="1152.67" calcext:value-type="float">
            <text:p>1152.67</text:p>
          </table:table-cell>
        </table:table-row>
        <table:table-row table:style-name="ro1">
          <table:table-cell office:value-type="float" office:value="14495954" calcext:value-type="float">
            <text:p>14495954</text:p>
          </table:table-cell>
          <table:table-cell table:formula="of:=TIME( ; ;[.A908]/1000)" office:value-type="time" office:time-value="PT04H01M35.954S" calcext:value-type="time">
            <text:p>04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61.46" calcext:value-type="float">
            <text:p>961.46</text:p>
          </table:table-cell>
          <table:table-cell office:value-type="float" office:value="1153.92" calcext:value-type="float">
            <text:p>1153.92</text:p>
          </table:table-cell>
        </table:table-row>
        <table:table-row table:style-name="ro1">
          <table:table-cell office:value-type="float" office:value="14511954" calcext:value-type="float">
            <text:p>14511954</text:p>
          </table:table-cell>
          <table:table-cell table:formula="of:=TIME( ; ;[.A909]/1000)" office:value-type="time" office:time-value="PT04H01M51.954S" calcext:value-type="time">
            <text:p>04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62.51" calcext:value-type="float">
            <text:p>962.51</text:p>
          </table:table-cell>
          <table:table-cell office:value-type="float" office:value="1155.17" calcext:value-type="float">
            <text:p>1155.17</text:p>
          </table:table-cell>
        </table:table-row>
        <table:table-row table:style-name="ro1">
          <table:table-cell office:value-type="float" office:value="14527954" calcext:value-type="float">
            <text:p>14527954</text:p>
          </table:table-cell>
          <table:table-cell table:formula="of:=TIME( ; ;[.A910]/1000)" office:value-type="time" office:time-value="PT04H02M07.954S" calcext:value-type="time">
            <text:p>04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63.56" calcext:value-type="float">
            <text:p>963.56</text:p>
          </table:table-cell>
          <table:table-cell office:value-type="float" office:value="1156.42" calcext:value-type="float">
            <text:p>1156.42</text:p>
          </table:table-cell>
        </table:table-row>
        <table:table-row table:style-name="ro1">
          <table:table-cell office:value-type="float" office:value="14543954" calcext:value-type="float">
            <text:p>14543954</text:p>
          </table:table-cell>
          <table:table-cell table:formula="of:=TIME( ; ;[.A911]/1000)" office:value-type="time" office:time-value="PT04H02M23.954S" calcext:value-type="time">
            <text:p>04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64.61" calcext:value-type="float">
            <text:p>964.61</text:p>
          </table:table-cell>
          <table:table-cell office:value-type="float" office:value="1157.66" calcext:value-type="float">
            <text:p>1157.66</text:p>
          </table:table-cell>
        </table:table-row>
        <table:table-row table:style-name="ro1">
          <table:table-cell office:value-type="float" office:value="14559954" calcext:value-type="float">
            <text:p>14559954</text:p>
          </table:table-cell>
          <table:table-cell table:formula="of:=TIME( ; ;[.A912]/1000)" office:value-type="time" office:time-value="PT04H02M39.954S" calcext:value-type="time">
            <text:p>04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65.66" calcext:value-type="float">
            <text:p>965.66</text:p>
          </table:table-cell>
          <table:table-cell office:value-type="float" office:value="1158.91" calcext:value-type="float">
            <text:p>1158.91</text:p>
          </table:table-cell>
        </table:table-row>
        <table:table-row table:style-name="ro1">
          <table:table-cell office:value-type="float" office:value="14575954" calcext:value-type="float">
            <text:p>14575954</text:p>
          </table:table-cell>
          <table:table-cell table:formula="of:=TIME( ; ;[.A913]/1000)" office:value-type="time" office:time-value="PT04H02M55.954S" calcext:value-type="time">
            <text:p>04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966.71" calcext:value-type="float">
            <text:p>966.71</text:p>
          </table:table-cell>
          <table:table-cell office:value-type="float" office:value="1160.16" calcext:value-type="float">
            <text:p>1160.16</text:p>
          </table:table-cell>
        </table:table-row>
        <table:table-row table:style-name="ro1">
          <table:table-cell office:value-type="float" office:value="14591954" calcext:value-type="float">
            <text:p>14591954</text:p>
          </table:table-cell>
          <table:table-cell table:formula="of:=TIME( ; ;[.A914]/1000)" office:value-type="time" office:time-value="PT04H03M11.954S" calcext:value-type="time">
            <text:p>04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67.76" calcext:value-type="float">
            <text:p>967.76</text:p>
          </table:table-cell>
          <table:table-cell office:value-type="float" office:value="1161.41" calcext:value-type="float">
            <text:p>1161.41</text:p>
          </table:table-cell>
        </table:table-row>
        <table:table-row table:style-name="ro1">
          <table:table-cell office:value-type="float" office:value="14607954" calcext:value-type="float">
            <text:p>14607954</text:p>
          </table:table-cell>
          <table:table-cell table:formula="of:=TIME( ; ;[.A915]/1000)" office:value-type="time" office:time-value="PT04H03M27.954S" calcext:value-type="time">
            <text:p>04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68.81" calcext:value-type="float">
            <text:p>968.81</text:p>
          </table:table-cell>
          <table:table-cell office:value-type="float" office:value="1162.65" calcext:value-type="float">
            <text:p>1162.65</text:p>
          </table:table-cell>
        </table:table-row>
        <table:table-row table:style-name="ro1">
          <table:table-cell office:value-type="float" office:value="14623954" calcext:value-type="float">
            <text:p>14623954</text:p>
          </table:table-cell>
          <table:table-cell table:formula="of:=TIME( ; ;[.A916]/1000)" office:value-type="time" office:time-value="PT04H03M43.954S" calcext:value-type="time">
            <text:p>04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69.86" calcext:value-type="float">
            <text:p>969.86</text:p>
          </table:table-cell>
          <table:table-cell office:value-type="float" office:value="1163.9" calcext:value-type="float">
            <text:p>1163.9</text:p>
          </table:table-cell>
        </table:table-row>
        <table:table-row table:style-name="ro1">
          <table:table-cell office:value-type="float" office:value="14639954" calcext:value-type="float">
            <text:p>14639954</text:p>
          </table:table-cell>
          <table:table-cell table:formula="of:=TIME( ; ;[.A917]/1000)" office:value-type="time" office:time-value="PT04H03M59.954S" calcext:value-type="time">
            <text:p>04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70.91" calcext:value-type="float">
            <text:p>970.91</text:p>
          </table:table-cell>
          <table:table-cell office:value-type="float" office:value="1165.15" calcext:value-type="float">
            <text:p>1165.15</text:p>
          </table:table-cell>
        </table:table-row>
        <table:table-row table:style-name="ro1">
          <table:table-cell office:value-type="float" office:value="14655954" calcext:value-type="float">
            <text:p>14655954</text:p>
          </table:table-cell>
          <table:table-cell table:formula="of:=TIME( ; ;[.A918]/1000)" office:value-type="time" office:time-value="PT04H04M15.954S" calcext:value-type="time">
            <text:p>04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971.96" calcext:value-type="float">
            <text:p>971.96</text:p>
          </table:table-cell>
          <table:table-cell office:value-type="float" office:value="1166.39" calcext:value-type="float">
            <text:p>1166.39</text:p>
          </table:table-cell>
        </table:table-row>
        <table:table-row table:style-name="ro1">
          <table:table-cell office:value-type="float" office:value="14671954" calcext:value-type="float">
            <text:p>14671954</text:p>
          </table:table-cell>
          <table:table-cell table:formula="of:=TIME( ; ;[.A919]/1000)" office:value-type="time" office:time-value="PT04H04M31.954S" calcext:value-type="time">
            <text:p>04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73.01" calcext:value-type="float">
            <text:p>973.01</text:p>
          </table:table-cell>
          <table:table-cell office:value-type="float" office:value="1167.64" calcext:value-type="float">
            <text:p>1167.64</text:p>
          </table:table-cell>
        </table:table-row>
        <table:table-row table:style-name="ro1">
          <table:table-cell office:value-type="float" office:value="14687954" calcext:value-type="float">
            <text:p>14687954</text:p>
          </table:table-cell>
          <table:table-cell table:formula="of:=TIME( ; ;[.A920]/1000)" office:value-type="time" office:time-value="PT04H04M47.954S" calcext:value-type="time">
            <text:p>04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974.06" calcext:value-type="float">
            <text:p>974.06</text:p>
          </table:table-cell>
          <table:table-cell office:value-type="float" office:value="1168.89" calcext:value-type="float">
            <text:p>1168.89</text:p>
          </table:table-cell>
        </table:table-row>
        <table:table-row table:style-name="ro1">
          <table:table-cell office:value-type="float" office:value="14703954" calcext:value-type="float">
            <text:p>14703954</text:p>
          </table:table-cell>
          <table:table-cell table:formula="of:=TIME( ; ;[.A921]/1000)" office:value-type="time" office:time-value="PT04H05M03.954S" calcext:value-type="time">
            <text:p>04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75.11" calcext:value-type="float">
            <text:p>975.11</text:p>
          </table:table-cell>
          <table:table-cell office:value-type="float" office:value="1170.13" calcext:value-type="float">
            <text:p>1170.13</text:p>
          </table:table-cell>
        </table:table-row>
        <table:table-row table:style-name="ro1">
          <table:table-cell office:value-type="float" office:value="14719954" calcext:value-type="float">
            <text:p>14719954</text:p>
          </table:table-cell>
          <table:table-cell table:formula="of:=TIME( ; ;[.A922]/1000)" office:value-type="time" office:time-value="PT04H05M19.954S" calcext:value-type="time">
            <text:p>04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976.16" calcext:value-type="float">
            <text:p>976.16</text:p>
          </table:table-cell>
          <table:table-cell office:value-type="float" office:value="1171.38" calcext:value-type="float">
            <text:p>1171.38</text:p>
          </table:table-cell>
        </table:table-row>
        <table:table-row table:style-name="ro1">
          <table:table-cell office:value-type="float" office:value="14735954" calcext:value-type="float">
            <text:p>14735954</text:p>
          </table:table-cell>
          <table:table-cell table:formula="of:=TIME( ; ;[.A923]/1000)" office:value-type="time" office:time-value="PT04H05M35.954S" calcext:value-type="time">
            <text:p>04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977.21" calcext:value-type="float">
            <text:p>977.21</text:p>
          </table:table-cell>
          <table:table-cell office:value-type="float" office:value="1172.63" calcext:value-type="float">
            <text:p>1172.63</text:p>
          </table:table-cell>
        </table:table-row>
        <table:table-row table:style-name="ro1">
          <table:table-cell office:value-type="float" office:value="14751954" calcext:value-type="float">
            <text:p>14751954</text:p>
          </table:table-cell>
          <table:table-cell table:formula="of:=TIME( ; ;[.A924]/1000)" office:value-type="time" office:time-value="PT04H05M51.954S" calcext:value-type="time">
            <text:p>04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78.26" calcext:value-type="float">
            <text:p>978.26</text:p>
          </table:table-cell>
          <table:table-cell office:value-type="float" office:value="1173.87" calcext:value-type="float">
            <text:p>1173.87</text:p>
          </table:table-cell>
        </table:table-row>
        <table:table-row table:style-name="ro1">
          <table:table-cell office:value-type="float" office:value="14767954" calcext:value-type="float">
            <text:p>14767954</text:p>
          </table:table-cell>
          <table:table-cell table:formula="of:=TIME( ; ;[.A925]/1000)" office:value-type="time" office:time-value="PT04H06M07.954S" calcext:value-type="time">
            <text:p>04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79.31" calcext:value-type="float">
            <text:p>979.31</text:p>
          </table:table-cell>
          <table:table-cell office:value-type="float" office:value="1175.12" calcext:value-type="float">
            <text:p>1175.12</text:p>
          </table:table-cell>
        </table:table-row>
        <table:table-row table:style-name="ro1">
          <table:table-cell office:value-type="float" office:value="14783954" calcext:value-type="float">
            <text:p>14783954</text:p>
          </table:table-cell>
          <table:table-cell table:formula="of:=TIME( ; ;[.A926]/1000)" office:value-type="time" office:time-value="PT04H06M23.954S" calcext:value-type="time">
            <text:p>04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0.36" calcext:value-type="float">
            <text:p>980.36</text:p>
          </table:table-cell>
          <table:table-cell office:value-type="float" office:value="1176.36" calcext:value-type="float">
            <text:p>1176.36</text:p>
          </table:table-cell>
        </table:table-row>
        <table:table-row table:style-name="ro1">
          <table:table-cell office:value-type="float" office:value="14799954" calcext:value-type="float">
            <text:p>14799954</text:p>
          </table:table-cell>
          <table:table-cell table:formula="of:=TIME( ; ;[.A927]/1000)" office:value-type="time" office:time-value="PT04H06M39.954S" calcext:value-type="time">
            <text:p>04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1.41" calcext:value-type="float">
            <text:p>981.41</text:p>
          </table:table-cell>
          <table:table-cell office:value-type="float" office:value="1177.61" calcext:value-type="float">
            <text:p>1177.61</text:p>
          </table:table-cell>
        </table:table-row>
        <table:table-row table:style-name="ro1">
          <table:table-cell office:value-type="float" office:value="14815954" calcext:value-type="float">
            <text:p>14815954</text:p>
          </table:table-cell>
          <table:table-cell table:formula="of:=TIME( ; ;[.A928]/1000)" office:value-type="time" office:time-value="PT04H06M55.954S" calcext:value-type="time">
            <text:p>04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2.46" calcext:value-type="float">
            <text:p>982.46</text:p>
          </table:table-cell>
          <table:table-cell office:value-type="float" office:value="1178.86" calcext:value-type="float">
            <text:p>1178.86</text:p>
          </table:table-cell>
        </table:table-row>
        <table:table-row table:style-name="ro1">
          <table:table-cell office:value-type="float" office:value="14831954" calcext:value-type="float">
            <text:p>14831954</text:p>
          </table:table-cell>
          <table:table-cell table:formula="of:=TIME( ; ;[.A929]/1000)" office:value-type="time" office:time-value="PT04H07M11.954S" calcext:value-type="time">
            <text:p>04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6.2" calcext:value-type="float">
            <text:p>236.2</text:p>
          </table:table-cell>
          <table:table-cell office:value-type="float" office:value="279.57" calcext:value-type="float">
            <text:p>279.57</text:p>
          </table:table-cell>
          <table:table-cell office:value-type="float" office:value="983.51" calcext:value-type="float">
            <text:p>983.51</text:p>
          </table:table-cell>
          <table:table-cell office:value-type="float" office:value="1180.1" calcext:value-type="float">
            <text:p>1180.1</text:p>
          </table:table-cell>
        </table:table-row>
        <table:table-row table:style-name="ro1">
          <table:table-cell office:value-type="float" office:value="14847954" calcext:value-type="float">
            <text:p>14847954</text:p>
          </table:table-cell>
          <table:table-cell table:formula="of:=TIME( ; ;[.A930]/1000)" office:value-type="time" office:time-value="PT04H07M27.954S" calcext:value-type="time">
            <text:p>04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4.56" calcext:value-type="float">
            <text:p>984.56</text:p>
          </table:table-cell>
          <table:table-cell office:value-type="float" office:value="1181.35" calcext:value-type="float">
            <text:p>1181.35</text:p>
          </table:table-cell>
        </table:table-row>
        <table:table-row table:style-name="ro1">
          <table:table-cell office:value-type="float" office:value="14863954" calcext:value-type="float">
            <text:p>14863954</text:p>
          </table:table-cell>
          <table:table-cell table:formula="of:=TIME( ; ;[.A931]/1000)" office:value-type="time" office:time-value="PT04H07M43.954S" calcext:value-type="time">
            <text:p>04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5.61" calcext:value-type="float">
            <text:p>985.61</text:p>
          </table:table-cell>
          <table:table-cell office:value-type="float" office:value="1182.59" calcext:value-type="float">
            <text:p>1182.59</text:p>
          </table:table-cell>
        </table:table-row>
        <table:table-row table:style-name="ro1">
          <table:table-cell office:value-type="float" office:value="14879954" calcext:value-type="float">
            <text:p>14879954</text:p>
          </table:table-cell>
          <table:table-cell table:formula="of:=TIME( ; ;[.A932]/1000)" office:value-type="time" office:time-value="PT04H07M59.954S" calcext:value-type="time">
            <text:p>04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986.66" calcext:value-type="float">
            <text:p>986.66</text:p>
          </table:table-cell>
          <table:table-cell office:value-type="float" office:value="1183.84" calcext:value-type="float">
            <text:p>1183.84</text:p>
          </table:table-cell>
        </table:table-row>
        <table:table-row table:style-name="ro1">
          <table:table-cell office:value-type="float" office:value="14895953" calcext:value-type="float">
            <text:p>14895953</text:p>
          </table:table-cell>
          <table:table-cell table:formula="of:=TIME( ; ;[.A933]/1000)" office:value-type="time" office:time-value="PT04H08M15.953S" calcext:value-type="time">
            <text:p>04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7.71" calcext:value-type="float">
            <text:p>987.71</text:p>
          </table:table-cell>
          <table:table-cell office:value-type="float" office:value="1185.09" calcext:value-type="float">
            <text:p>1185.09</text:p>
          </table:table-cell>
        </table:table-row>
        <table:table-row table:style-name="ro1">
          <table:table-cell office:value-type="float" office:value="14911954" calcext:value-type="float">
            <text:p>14911954</text:p>
          </table:table-cell>
          <table:table-cell table:formula="of:=TIME( ; ;[.A934]/1000)" office:value-type="time" office:time-value="PT04H08M31.954S" calcext:value-type="time">
            <text:p>04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988.76" calcext:value-type="float">
            <text:p>988.76</text:p>
          </table:table-cell>
          <table:table-cell office:value-type="float" office:value="1186.33" calcext:value-type="float">
            <text:p>1186.33</text:p>
          </table:table-cell>
        </table:table-row>
        <table:table-row table:style-name="ro1">
          <table:table-cell office:value-type="float" office:value="14927954" calcext:value-type="float">
            <text:p>14927954</text:p>
          </table:table-cell>
          <table:table-cell table:formula="of:=TIME( ; ;[.A935]/1000)" office:value-type="time" office:time-value="PT04H08M47.954S" calcext:value-type="time">
            <text:p>04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989.81" calcext:value-type="float">
            <text:p>989.81</text:p>
          </table:table-cell>
          <table:table-cell office:value-type="float" office:value="1187.58" calcext:value-type="float">
            <text:p>1187.58</text:p>
          </table:table-cell>
        </table:table-row>
        <table:table-row table:style-name="ro1">
          <table:table-cell office:value-type="float" office:value="14943954" calcext:value-type="float">
            <text:p>14943954</text:p>
          </table:table-cell>
          <table:table-cell table:formula="of:=TIME( ; ;[.A936]/1000)" office:value-type="time" office:time-value="PT04H09M03.954S" calcext:value-type="time">
            <text:p>04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0.86" calcext:value-type="float">
            <text:p>990.86</text:p>
          </table:table-cell>
          <table:table-cell office:value-type="float" office:value="1188.82" calcext:value-type="float">
            <text:p>1188.82</text:p>
          </table:table-cell>
        </table:table-row>
        <table:table-row table:style-name="ro1">
          <table:table-cell office:value-type="float" office:value="14959954" calcext:value-type="float">
            <text:p>14959954</text:p>
          </table:table-cell>
          <table:table-cell table:formula="of:=TIME( ; ;[.A937]/1000)" office:value-type="time" office:time-value="PT04H09M19.954S" calcext:value-type="time">
            <text:p>04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991.91" calcext:value-type="float">
            <text:p>991.91</text:p>
          </table:table-cell>
          <table:table-cell office:value-type="float" office:value="1190.07" calcext:value-type="float">
            <text:p>1190.07</text:p>
          </table:table-cell>
        </table:table-row>
        <table:table-row table:style-name="ro1">
          <table:table-cell office:value-type="float" office:value="14975954" calcext:value-type="float">
            <text:p>14975954</text:p>
          </table:table-cell>
          <table:table-cell table:formula="of:=TIME( ; ;[.A938]/1000)" office:value-type="time" office:time-value="PT04H09M35.954S" calcext:value-type="time">
            <text:p>04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2.96" calcext:value-type="float">
            <text:p>992.96</text:p>
          </table:table-cell>
          <table:table-cell office:value-type="float" office:value="1191.32" calcext:value-type="float">
            <text:p>1191.32</text:p>
          </table:table-cell>
        </table:table-row>
        <table:table-row table:style-name="ro1">
          <table:table-cell office:value-type="float" office:value="14991954" calcext:value-type="float">
            <text:p>14991954</text:p>
          </table:table-cell>
          <table:table-cell table:formula="of:=TIME( ; ;[.A939]/1000)" office:value-type="time" office:time-value="PT04H09M51.954S" calcext:value-type="time">
            <text:p>04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4.01" calcext:value-type="float">
            <text:p>994.01</text:p>
          </table:table-cell>
          <table:table-cell office:value-type="float" office:value="1192.56" calcext:value-type="float">
            <text:p>1192.56</text:p>
          </table:table-cell>
        </table:table-row>
        <table:table-row table:style-name="ro1">
          <table:table-cell office:value-type="float" office:value="15007954" calcext:value-type="float">
            <text:p>15007954</text:p>
          </table:table-cell>
          <table:table-cell table:formula="of:=TIME( ; ;[.A940]/1000)" office:value-type="time" office:time-value="PT04H10M07.954S" calcext:value-type="time">
            <text:p>04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995.06" calcext:value-type="float">
            <text:p>995.06</text:p>
          </table:table-cell>
          <table:table-cell office:value-type="float" office:value="1193.81" calcext:value-type="float">
            <text:p>1193.81</text:p>
          </table:table-cell>
        </table:table-row>
        <table:table-row table:style-name="ro1">
          <table:table-cell office:value-type="float" office:value="15023954" calcext:value-type="float">
            <text:p>15023954</text:p>
          </table:table-cell>
          <table:table-cell table:formula="of:=TIME( ; ;[.A941]/1000)" office:value-type="time" office:time-value="PT04H10M23.954S" calcext:value-type="time">
            <text:p>04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6.11" calcext:value-type="float">
            <text:p>996.11</text:p>
          </table:table-cell>
          <table:table-cell office:value-type="float" office:value="1195.05" calcext:value-type="float">
            <text:p>1195.05</text:p>
          </table:table-cell>
        </table:table-row>
        <table:table-row table:style-name="ro1">
          <table:table-cell office:value-type="float" office:value="15039954" calcext:value-type="float">
            <text:p>15039954</text:p>
          </table:table-cell>
          <table:table-cell table:formula="of:=TIME( ; ;[.A942]/1000)" office:value-type="time" office:time-value="PT04H10M39.954S" calcext:value-type="time">
            <text:p>04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7.16" calcext:value-type="float">
            <text:p>997.16</text:p>
          </table:table-cell>
          <table:table-cell office:value-type="float" office:value="1196.3" calcext:value-type="float">
            <text:p>1196.3</text:p>
          </table:table-cell>
        </table:table-row>
        <table:table-row table:style-name="ro1">
          <table:table-cell office:value-type="float" office:value="15055954" calcext:value-type="float">
            <text:p>15055954</text:p>
          </table:table-cell>
          <table:table-cell table:formula="of:=TIME( ; ;[.A943]/1000)" office:value-type="time" office:time-value="PT04H10M55.954S" calcext:value-type="time">
            <text:p>04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998.21" calcext:value-type="float">
            <text:p>998.21</text:p>
          </table:table-cell>
          <table:table-cell office:value-type="float" office:value="1197.55" calcext:value-type="float">
            <text:p>1197.55</text:p>
          </table:table-cell>
        </table:table-row>
        <table:table-row table:style-name="ro1">
          <table:table-cell office:value-type="float" office:value="15071954" calcext:value-type="float">
            <text:p>15071954</text:p>
          </table:table-cell>
          <table:table-cell table:formula="of:=TIME( ; ;[.A944]/1000)" office:value-type="time" office:time-value="PT04H11M11.954S" calcext:value-type="time">
            <text:p>04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999.26" calcext:value-type="float">
            <text:p>999.26</text:p>
          </table:table-cell>
          <table:table-cell office:value-type="float" office:value="1198.79" calcext:value-type="float">
            <text:p>1198.79</text:p>
          </table:table-cell>
        </table:table-row>
        <table:table-row table:style-name="ro1">
          <table:table-cell office:value-type="float" office:value="15087954" calcext:value-type="float">
            <text:p>15087954</text:p>
          </table:table-cell>
          <table:table-cell table:formula="of:=TIME( ; ;[.A945]/1000)" office:value-type="time" office:time-value="PT04H11M27.954S" calcext:value-type="time">
            <text:p>04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0.31" calcext:value-type="float">
            <text:p>1000.31</text:p>
          </table:table-cell>
          <table:table-cell office:value-type="float" office:value="1200.04" calcext:value-type="float">
            <text:p>1200.04</text:p>
          </table:table-cell>
        </table:table-row>
        <table:table-row table:style-name="ro1">
          <table:table-cell office:value-type="float" office:value="15103954" calcext:value-type="float">
            <text:p>15103954</text:p>
          </table:table-cell>
          <table:table-cell table:formula="of:=TIME( ; ;[.A946]/1000)" office:value-type="time" office:time-value="PT04H11M43.954S" calcext:value-type="time">
            <text:p>04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1.36" calcext:value-type="float">
            <text:p>1001.36</text:p>
          </table:table-cell>
          <table:table-cell office:value-type="float" office:value="1201.28" calcext:value-type="float">
            <text:p>1201.28</text:p>
          </table:table-cell>
        </table:table-row>
        <table:table-row table:style-name="ro1">
          <table:table-cell office:value-type="float" office:value="15119954" calcext:value-type="float">
            <text:p>15119954</text:p>
          </table:table-cell>
          <table:table-cell table:formula="of:=TIME( ; ;[.A947]/1000)" office:value-type="time" office:time-value="PT04H11M59.954S" calcext:value-type="time">
            <text:p>04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2.41" calcext:value-type="float">
            <text:p>1002.41</text:p>
          </table:table-cell>
          <table:table-cell office:value-type="float" office:value="1202.53" calcext:value-type="float">
            <text:p>1202.53</text:p>
          </table:table-cell>
        </table:table-row>
        <table:table-row table:style-name="ro1">
          <table:table-cell office:value-type="float" office:value="15135954" calcext:value-type="float">
            <text:p>15135954</text:p>
          </table:table-cell>
          <table:table-cell table:formula="of:=TIME( ; ;[.A948]/1000)" office:value-type="time" office:time-value="PT04H12M15.954S" calcext:value-type="time">
            <text:p>04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003.46" calcext:value-type="float">
            <text:p>1003.46</text:p>
          </table:table-cell>
          <table:table-cell office:value-type="float" office:value="1203.77" calcext:value-type="float">
            <text:p>1203.77</text:p>
          </table:table-cell>
        </table:table-row>
        <table:table-row table:style-name="ro1">
          <table:table-cell office:value-type="float" office:value="15151954" calcext:value-type="float">
            <text:p>15151954</text:p>
          </table:table-cell>
          <table:table-cell table:formula="of:=TIME( ; ;[.A949]/1000)" office:value-type="time" office:time-value="PT04H12M31.954S" calcext:value-type="time">
            <text:p>04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4.51" calcext:value-type="float">
            <text:p>1004.51</text:p>
          </table:table-cell>
          <table:table-cell office:value-type="float" office:value="1205.02" calcext:value-type="float">
            <text:p>1205.02</text:p>
          </table:table-cell>
        </table:table-row>
        <table:table-row table:style-name="ro1">
          <table:table-cell office:value-type="float" office:value="15167954" calcext:value-type="float">
            <text:p>15167954</text:p>
          </table:table-cell>
          <table:table-cell table:formula="of:=TIME( ; ;[.A950]/1000)" office:value-type="time" office:time-value="PT04H12M47.954S" calcext:value-type="time">
            <text:p>04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05.56" calcext:value-type="float">
            <text:p>1005.56</text:p>
          </table:table-cell>
          <table:table-cell office:value-type="float" office:value="1206.26" calcext:value-type="float">
            <text:p>1206.26</text:p>
          </table:table-cell>
        </table:table-row>
        <table:table-row table:style-name="ro1">
          <table:table-cell office:value-type="float" office:value="15183954" calcext:value-type="float">
            <text:p>15183954</text:p>
          </table:table-cell>
          <table:table-cell table:formula="of:=TIME( ; ;[.A951]/1000)" office:value-type="time" office:time-value="PT04H13M03.954S" calcext:value-type="time">
            <text:p>04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06.61" calcext:value-type="float">
            <text:p>1006.61</text:p>
          </table:table-cell>
          <table:table-cell office:value-type="float" office:value="1207.51" calcext:value-type="float">
            <text:p>1207.51</text:p>
          </table:table-cell>
        </table:table-row>
        <table:table-row table:style-name="ro1">
          <table:table-cell office:value-type="float" office:value="15199954" calcext:value-type="float">
            <text:p>15199954</text:p>
          </table:table-cell>
          <table:table-cell table:formula="of:=TIME( ; ;[.A952]/1000)" office:value-type="time" office:time-value="PT04H13M19.954S" calcext:value-type="time">
            <text:p>04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007.65" calcext:value-type="float">
            <text:p>1007.65</text:p>
          </table:table-cell>
          <table:table-cell office:value-type="float" office:value="1208.75" calcext:value-type="float">
            <text:p>1208.75</text:p>
          </table:table-cell>
        </table:table-row>
        <table:table-row table:style-name="ro1">
          <table:table-cell office:value-type="float" office:value="15215954" calcext:value-type="float">
            <text:p>15215954</text:p>
          </table:table-cell>
          <table:table-cell table:formula="of:=TIME( ; ;[.A953]/1000)" office:value-type="time" office:time-value="PT04H13M35.954S" calcext:value-type="time">
            <text:p>04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8.7" calcext:value-type="float">
            <text:p>1008.7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5231954" calcext:value-type="float">
            <text:p>15231954</text:p>
          </table:table-cell>
          <table:table-cell table:formula="of:=TIME( ; ;[.A954]/1000)" office:value-type="time" office:time-value="PT04H13M51.954S" calcext:value-type="time">
            <text:p>04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9.75" calcext:value-type="float">
            <text:p>1009.75</text:p>
          </table:table-cell>
          <table:table-cell office:value-type="float" office:value="1211.24" calcext:value-type="float">
            <text:p>1211.24</text:p>
          </table:table-cell>
        </table:table-row>
        <table:table-row table:style-name="ro1">
          <table:table-cell office:value-type="float" office:value="15247954" calcext:value-type="float">
            <text:p>15247954</text:p>
          </table:table-cell>
          <table:table-cell table:formula="of:=TIME( ; ;[.A955]/1000)" office:value-type="time" office:time-value="PT04H14M07.954S" calcext:value-type="time">
            <text:p>04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10.8" calcext:value-type="float">
            <text:p>1010.8</text:p>
          </table:table-cell>
          <table:table-cell office:value-type="float" office:value="1212.49" calcext:value-type="float">
            <text:p>1212.49</text:p>
          </table:table-cell>
        </table:table-row>
        <table:table-row table:style-name="ro1">
          <table:table-cell office:value-type="float" office:value="15263954" calcext:value-type="float">
            <text:p>15263954</text:p>
          </table:table-cell>
          <table:table-cell table:formula="of:=TIME( ; ;[.A956]/1000)" office:value-type="time" office:time-value="PT04H14M23.954S" calcext:value-type="time">
            <text:p>04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11.85" calcext:value-type="float">
            <text:p>1011.85</text:p>
          </table:table-cell>
          <table:table-cell office:value-type="float" office:value="1213.73" calcext:value-type="float">
            <text:p>1213.73</text:p>
          </table:table-cell>
        </table:table-row>
        <table:table-row table:style-name="ro1">
          <table:table-cell office:value-type="float" office:value="15279954" calcext:value-type="float">
            <text:p>15279954</text:p>
          </table:table-cell>
          <table:table-cell table:formula="of:=TIME( ; ;[.A957]/1000)" office:value-type="time" office:time-value="PT04H14M39.954S" calcext:value-type="time">
            <text:p>04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012.9" calcext:value-type="float">
            <text:p>1012.9</text:p>
          </table:table-cell>
          <table:table-cell office:value-type="float" office:value="1214.98" calcext:value-type="float">
            <text:p>1214.98</text:p>
          </table:table-cell>
        </table:table-row>
        <table:table-row table:style-name="ro1">
          <table:table-cell office:value-type="float" office:value="15295954" calcext:value-type="float">
            <text:p>15295954</text:p>
          </table:table-cell>
          <table:table-cell table:formula="of:=TIME( ; ;[.A958]/1000)" office:value-type="time" office:time-value="PT04H14M55.954S" calcext:value-type="time">
            <text:p>04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13.95" calcext:value-type="float">
            <text:p>1013.95</text:p>
          </table:table-cell>
          <table:table-cell office:value-type="float" office:value="1216.22" calcext:value-type="float">
            <text:p>1216.22</text:p>
          </table:table-cell>
        </table:table-row>
        <table:table-row table:style-name="ro1">
          <table:table-cell office:value-type="float" office:value="15311954" calcext:value-type="float">
            <text:p>15311954</text:p>
          </table:table-cell>
          <table:table-cell table:formula="of:=TIME( ; ;[.A959]/1000)" office:value-type="time" office:time-value="PT04H15M11.954S" calcext:value-type="time">
            <text:p>04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15" calcext:value-type="float">
            <text:p>1015</text:p>
          </table:table-cell>
          <table:table-cell office:value-type="float" office:value="1217.47" calcext:value-type="float">
            <text:p>1217.47</text:p>
          </table:table-cell>
        </table:table-row>
        <table:table-row table:style-name="ro1">
          <table:table-cell office:value-type="float" office:value="15327954" calcext:value-type="float">
            <text:p>15327954</text:p>
          </table:table-cell>
          <table:table-cell table:formula="of:=TIME( ; ;[.A960]/1000)" office:value-type="time" office:time-value="PT04H15M27.954S" calcext:value-type="time">
            <text:p>04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016.05" calcext:value-type="float">
            <text:p>1016.05</text:p>
          </table:table-cell>
          <table:table-cell office:value-type="float" office:value="1218.71" calcext:value-type="float">
            <text:p>1218.71</text:p>
          </table:table-cell>
        </table:table-row>
        <table:table-row table:style-name="ro1">
          <table:table-cell office:value-type="float" office:value="15343954" calcext:value-type="float">
            <text:p>15343954</text:p>
          </table:table-cell>
          <table:table-cell table:formula="of:=TIME( ; ;[.A961]/1000)" office:value-type="time" office:time-value="PT04H15M43.954S" calcext:value-type="time">
            <text:p>04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17.1" calcext:value-type="float">
            <text:p>1017.1</text:p>
          </table:table-cell>
          <table:table-cell office:value-type="float" office:value="1219.96" calcext:value-type="float">
            <text:p>1219.96</text:p>
          </table:table-cell>
        </table:table-row>
        <table:table-row table:style-name="ro1">
          <table:table-cell office:value-type="float" office:value="15359954" calcext:value-type="float">
            <text:p>15359954</text:p>
          </table:table-cell>
          <table:table-cell table:formula="of:=TIME( ; ;[.A962]/1000)" office:value-type="time" office:time-value="PT04H15M59.954S" calcext:value-type="time">
            <text:p>04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18.15" calcext:value-type="float">
            <text:p>1018.15</text:p>
          </table:table-cell>
          <table:table-cell office:value-type="float" office:value="1221.2" calcext:value-type="float">
            <text:p>1221.2</text:p>
          </table:table-cell>
        </table:table-row>
        <table:table-row table:style-name="ro1">
          <table:table-cell office:value-type="float" office:value="15375954" calcext:value-type="float">
            <text:p>15375954</text:p>
          </table:table-cell>
          <table:table-cell table:formula="of:=TIME( ; ;[.A963]/1000)" office:value-type="time" office:time-value="PT04H16M15.954S" calcext:value-type="time">
            <text:p>04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019.2" calcext:value-type="float">
            <text:p>1019.2</text:p>
          </table:table-cell>
          <table:table-cell office:value-type="float" office:value="1222.45" calcext:value-type="float">
            <text:p>1222.45</text:p>
          </table:table-cell>
        </table:table-row>
        <table:table-row table:style-name="ro1">
          <table:table-cell office:value-type="float" office:value="15391954" calcext:value-type="float">
            <text:p>15391954</text:p>
          </table:table-cell>
          <table:table-cell table:formula="of:=TIME( ; ;[.A964]/1000)" office:value-type="time" office:time-value="PT04H16M31.954S" calcext:value-type="time">
            <text:p>04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20.25" calcext:value-type="float">
            <text:p>1020.25</text:p>
          </table:table-cell>
          <table:table-cell office:value-type="float" office:value="1223.69" calcext:value-type="float">
            <text:p>1223.69</text:p>
          </table:table-cell>
        </table:table-row>
        <table:table-row table:style-name="ro1">
          <table:table-cell office:value-type="float" office:value="15407954" calcext:value-type="float">
            <text:p>15407954</text:p>
          </table:table-cell>
          <table:table-cell table:formula="of:=TIME( ; ;[.A965]/1000)" office:value-type="time" office:time-value="PT04H16M47.954S" calcext:value-type="time">
            <text:p>04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21.3" calcext:value-type="float">
            <text:p>1021.3</text:p>
          </table:table-cell>
          <table:table-cell office:value-type="float" office:value="1224.94" calcext:value-type="float">
            <text:p>1224.94</text:p>
          </table:table-cell>
        </table:table-row>
        <table:table-row table:style-name="ro1">
          <table:table-cell office:value-type="float" office:value="15423954" calcext:value-type="float">
            <text:p>15423954</text:p>
          </table:table-cell>
          <table:table-cell table:formula="of:=TIME( ; ;[.A966]/1000)" office:value-type="time" office:time-value="PT04H17M03.954S" calcext:value-type="time">
            <text:p>04:1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22.34" calcext:value-type="float">
            <text:p>1022.34</text:p>
          </table:table-cell>
          <table:table-cell office:value-type="float" office:value="1226.18" calcext:value-type="float">
            <text:p>1226.18</text:p>
          </table:table-cell>
        </table:table-row>
        <table:table-row table:style-name="ro1">
          <table:table-cell office:value-type="float" office:value="15439954" calcext:value-type="float">
            <text:p>15439954</text:p>
          </table:table-cell>
          <table:table-cell table:formula="of:=TIME( ; ;[.A967]/1000)" office:value-type="time" office:time-value="PT04H17M19.954S" calcext:value-type="time">
            <text:p>04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23.39" calcext:value-type="float">
            <text:p>1023.39</text:p>
          </table:table-cell>
          <table:table-cell office:value-type="float" office:value="1227.43" calcext:value-type="float">
            <text:p>1227.43</text:p>
          </table:table-cell>
        </table:table-row>
        <table:table-row table:style-name="ro1">
          <table:table-cell office:value-type="float" office:value="15455954" calcext:value-type="float">
            <text:p>15455954</text:p>
          </table:table-cell>
          <table:table-cell table:formula="of:=TIME( ; ;[.A968]/1000)" office:value-type="time" office:time-value="PT04H17M35.954S" calcext:value-type="time">
            <text:p>04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024.44" calcext:value-type="float">
            <text:p>1024.44</text:p>
          </table:table-cell>
          <table:table-cell office:value-type="float" office:value="1228.67" calcext:value-type="float">
            <text:p>1228.67</text:p>
          </table:table-cell>
        </table:table-row>
        <table:table-row table:style-name="ro1">
          <table:table-cell office:value-type="float" office:value="15471954" calcext:value-type="float">
            <text:p>15471954</text:p>
          </table:table-cell>
          <table:table-cell table:formula="of:=TIME( ; ;[.A969]/1000)" office:value-type="time" office:time-value="PT04H17M51.954S" calcext:value-type="time">
            <text:p>04:1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25.49" calcext:value-type="float">
            <text:p>1025.49</text:p>
          </table:table-cell>
          <table:table-cell office:value-type="float" office:value="1229.91" calcext:value-type="float">
            <text:p>1229.91</text:p>
          </table:table-cell>
        </table:table-row>
        <table:table-row table:style-name="ro1">
          <table:table-cell office:value-type="float" office:value="15487954" calcext:value-type="float">
            <text:p>15487954</text:p>
          </table:table-cell>
          <table:table-cell table:formula="of:=TIME( ; ;[.A970]/1000)" office:value-type="time" office:time-value="PT04H18M07.954S" calcext:value-type="time">
            <text:p>04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26.54" calcext:value-type="float">
            <text:p>1026.54</text:p>
          </table:table-cell>
          <table:table-cell office:value-type="float" office:value="1231.16" calcext:value-type="float">
            <text:p>1231.16</text:p>
          </table:table-cell>
        </table:table-row>
        <table:table-row table:style-name="ro1">
          <table:table-cell office:value-type="float" office:value="15503954" calcext:value-type="float">
            <text:p>15503954</text:p>
          </table:table-cell>
          <table:table-cell table:formula="of:=TIME( ; ;[.A971]/1000)" office:value-type="time" office:time-value="PT04H18M23.954S" calcext:value-type="time">
            <text:p>04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27.59" calcext:value-type="float">
            <text:p>1027.59</text:p>
          </table:table-cell>
          <table:table-cell office:value-type="float" office:value="1232.4" calcext:value-type="float">
            <text:p>1232.4</text:p>
          </table:table-cell>
        </table:table-row>
        <table:table-row table:style-name="ro1">
          <table:table-cell office:value-type="float" office:value="15519953" calcext:value-type="float">
            <text:p>15519953</text:p>
          </table:table-cell>
          <table:table-cell table:formula="of:=TIME( ; ;[.A972]/1000)" office:value-type="time" office:time-value="PT04H18M39.953S" calcext:value-type="time">
            <text:p>04:1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28.64" calcext:value-type="float">
            <text:p>1028.64</text:p>
          </table:table-cell>
          <table:table-cell office:value-type="float" office:value="1233.65" calcext:value-type="float">
            <text:p>1233.65</text:p>
          </table:table-cell>
        </table:table-row>
        <table:table-row table:style-name="ro1">
          <table:table-cell office:value-type="float" office:value="15535954" calcext:value-type="float">
            <text:p>15535954</text:p>
          </table:table-cell>
          <table:table-cell table:formula="of:=TIME( ; ;[.A973]/1000)" office:value-type="time" office:time-value="PT04H18M55.954S" calcext:value-type="time">
            <text:p>04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29.69" calcext:value-type="float">
            <text:p>1029.69</text:p>
          </table:table-cell>
          <table:table-cell office:value-type="float" office:value="1234.89" calcext:value-type="float">
            <text:p>1234.89</text:p>
          </table:table-cell>
        </table:table-row>
        <table:table-row table:style-name="ro1">
          <table:table-cell office:value-type="float" office:value="15551954" calcext:value-type="float">
            <text:p>15551954</text:p>
          </table:table-cell>
          <table:table-cell table:formula="of:=TIME( ; ;[.A974]/1000)" office:value-type="time" office:time-value="PT04H19M11.954S" calcext:value-type="time">
            <text:p>04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030.74" calcext:value-type="float">
            <text:p>1030.74</text:p>
          </table:table-cell>
          <table:table-cell office:value-type="float" office:value="1236.13" calcext:value-type="float">
            <text:p>1236.13</text:p>
          </table:table-cell>
        </table:table-row>
        <table:table-row table:style-name="ro1">
          <table:table-cell office:value-type="float" office:value="15567954" calcext:value-type="float">
            <text:p>15567954</text:p>
          </table:table-cell>
          <table:table-cell table:formula="of:=TIME( ; ;[.A975]/1000)" office:value-type="time" office:time-value="PT04H19M27.954S" calcext:value-type="time">
            <text:p>04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31.78" calcext:value-type="float">
            <text:p>1031.78</text:p>
          </table:table-cell>
          <table:table-cell office:value-type="float" office:value="1237.38" calcext:value-type="float">
            <text:p>1237.38</text:p>
          </table:table-cell>
        </table:table-row>
        <table:table-row table:style-name="ro1">
          <table:table-cell office:value-type="float" office:value="15583954" calcext:value-type="float">
            <text:p>15583954</text:p>
          </table:table-cell>
          <table:table-cell table:formula="of:=TIME( ; ;[.A976]/1000)" office:value-type="time" office:time-value="PT04H19M43.954S" calcext:value-type="time">
            <text:p>04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32.83" calcext:value-type="float">
            <text:p>1032.83</text:p>
          </table:table-cell>
          <table:table-cell office:value-type="float" office:value="1238.62" calcext:value-type="float">
            <text:p>1238.62</text:p>
          </table:table-cell>
        </table:table-row>
        <table:table-row table:style-name="ro1">
          <table:table-cell office:value-type="float" office:value="15599954" calcext:value-type="float">
            <text:p>15599954</text:p>
          </table:table-cell>
          <table:table-cell table:formula="of:=TIME( ; ;[.A977]/1000)" office:value-type="time" office:time-value="PT04H19M59.954S" calcext:value-type="time">
            <text:p>04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33.88" calcext:value-type="float">
            <text:p>1033.88</text:p>
          </table:table-cell>
          <table:table-cell office:value-type="float" office:value="1239.87" calcext:value-type="float">
            <text:p>1239.87</text:p>
          </table:table-cell>
        </table:table-row>
        <table:table-row table:style-name="ro1">
          <table:table-cell office:value-type="float" office:value="15615954" calcext:value-type="float">
            <text:p>15615954</text:p>
          </table:table-cell>
          <table:table-cell table:formula="of:=TIME( ; ;[.A978]/1000)" office:value-type="time" office:time-value="PT04H20M15.954S" calcext:value-type="time">
            <text:p>04:2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34.93" calcext:value-type="float">
            <text:p>1034.93</text:p>
          </table:table-cell>
          <table:table-cell office:value-type="float" office:value="1241.11" calcext:value-type="float">
            <text:p>1241.11</text:p>
          </table:table-cell>
        </table:table-row>
        <table:table-row table:style-name="ro1">
          <table:table-cell office:value-type="float" office:value="15631954" calcext:value-type="float">
            <text:p>15631954</text:p>
          </table:table-cell>
          <table:table-cell table:formula="of:=TIME( ; ;[.A979]/1000)" office:value-type="time" office:time-value="PT04H20M31.954S" calcext:value-type="time">
            <text:p>04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35.98" calcext:value-type="float">
            <text:p>1035.98</text:p>
          </table:table-cell>
          <table:table-cell office:value-type="float" office:value="1242.36" calcext:value-type="float">
            <text:p>1242.36</text:p>
          </table:table-cell>
        </table:table-row>
        <table:table-row table:style-name="ro1">
          <table:table-cell office:value-type="float" office:value="15647954" calcext:value-type="float">
            <text:p>15647954</text:p>
          </table:table-cell>
          <table:table-cell table:formula="of:=TIME( ; ;[.A980]/1000)" office:value-type="time" office:time-value="PT04H20M47.954S" calcext:value-type="time">
            <text:p>04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37.03" calcext:value-type="float">
            <text:p>1037.03</text:p>
          </table:table-cell>
          <table:table-cell office:value-type="float" office:value="1243.6" calcext:value-type="float">
            <text:p>1243.6</text:p>
          </table:table-cell>
        </table:table-row>
        <table:table-row table:style-name="ro1">
          <table:table-cell office:value-type="float" office:value="15663954" calcext:value-type="float">
            <text:p>15663954</text:p>
          </table:table-cell>
          <table:table-cell table:formula="of:=TIME( ; ;[.A981]/1000)" office:value-type="time" office:time-value="PT04H21M03.954S" calcext:value-type="time">
            <text:p>04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38.08" calcext:value-type="float">
            <text:p>1038.08</text:p>
          </table:table-cell>
          <table:table-cell office:value-type="float" office:value="1244.85" calcext:value-type="float">
            <text:p>1244.85</text:p>
          </table:table-cell>
        </table:table-row>
        <table:table-row table:style-name="ro1">
          <table:table-cell office:value-type="float" office:value="15679954" calcext:value-type="float">
            <text:p>15679954</text:p>
          </table:table-cell>
          <table:table-cell table:formula="of:=TIME( ; ;[.A982]/1000)" office:value-type="time" office:time-value="PT04H21M19.954S" calcext:value-type="time">
            <text:p>04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39.13" calcext:value-type="float">
            <text:p>1039.13</text:p>
          </table:table-cell>
          <table:table-cell office:value-type="float" office:value="1246.09" calcext:value-type="float">
            <text:p>1246.09</text:p>
          </table:table-cell>
        </table:table-row>
        <table:table-row table:style-name="ro1">
          <table:table-cell office:value-type="float" office:value="15695954" calcext:value-type="float">
            <text:p>15695954</text:p>
          </table:table-cell>
          <table:table-cell table:formula="of:=TIME( ; ;[.A983]/1000)" office:value-type="time" office:time-value="PT04H21M35.954S" calcext:value-type="time">
            <text:p>04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40.18" calcext:value-type="float">
            <text:p>1040.18</text:p>
          </table:table-cell>
          <table:table-cell office:value-type="float" office:value="1247.34" calcext:value-type="float">
            <text:p>1247.34</text:p>
          </table:table-cell>
        </table:table-row>
        <table:table-row table:style-name="ro1">
          <table:table-cell office:value-type="float" office:value="15711954" calcext:value-type="float">
            <text:p>15711954</text:p>
          </table:table-cell>
          <table:table-cell table:formula="of:=TIME( ; ;[.A984]/1000)" office:value-type="time" office:time-value="PT04H21M51.954S" calcext:value-type="time">
            <text:p>04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41.22" calcext:value-type="float">
            <text:p>1041.22</text:p>
          </table:table-cell>
          <table:table-cell office:value-type="float" office:value="1248.58" calcext:value-type="float">
            <text:p>1248.58</text:p>
          </table:table-cell>
        </table:table-row>
        <table:table-row table:style-name="ro1">
          <table:table-cell office:value-type="float" office:value="15727954" calcext:value-type="float">
            <text:p>15727954</text:p>
          </table:table-cell>
          <table:table-cell table:formula="of:=TIME( ; ;[.A985]/1000)" office:value-type="time" office:time-value="PT04H22M07.954S" calcext:value-type="time">
            <text:p>04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42.27" calcext:value-type="float">
            <text:p>1042.27</text:p>
          </table:table-cell>
          <table:table-cell office:value-type="float" office:value="1249.82" calcext:value-type="float">
            <text:p>1249.82</text:p>
          </table:table-cell>
        </table:table-row>
        <table:table-row table:style-name="ro1">
          <table:table-cell office:value-type="float" office:value="15743954" calcext:value-type="float">
            <text:p>15743954</text:p>
          </table:table-cell>
          <table:table-cell table:formula="of:=TIME( ; ;[.A986]/1000)" office:value-type="time" office:time-value="PT04H22M23.954S" calcext:value-type="time">
            <text:p>04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43.32" calcext:value-type="float">
            <text:p>1043.32</text:p>
          </table:table-cell>
          <table:table-cell office:value-type="float" office:value="1251.07" calcext:value-type="float">
            <text:p>1251.07</text:p>
          </table:table-cell>
        </table:table-row>
        <table:table-row table:style-name="ro1">
          <table:table-cell office:value-type="float" office:value="15759954" calcext:value-type="float">
            <text:p>15759954</text:p>
          </table:table-cell>
          <table:table-cell table:formula="of:=TIME( ; ;[.A987]/1000)" office:value-type="time" office:time-value="PT04H22M39.954S" calcext:value-type="time">
            <text:p>04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44.37" calcext:value-type="float">
            <text:p>1044.37</text:p>
          </table:table-cell>
          <table:table-cell office:value-type="float" office:value="1252.31" calcext:value-type="float">
            <text:p>1252.31</text:p>
          </table:table-cell>
        </table:table-row>
        <table:table-row table:style-name="ro1">
          <table:table-cell office:value-type="float" office:value="15775954" calcext:value-type="float">
            <text:p>15775954</text:p>
          </table:table-cell>
          <table:table-cell table:formula="of:=TIME( ; ;[.A988]/1000)" office:value-type="time" office:time-value="PT04H22M55.954S" calcext:value-type="time">
            <text:p>04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45.42" calcext:value-type="float">
            <text:p>1045.42</text:p>
          </table:table-cell>
          <table:table-cell office:value-type="float" office:value="1253.56" calcext:value-type="float">
            <text:p>1253.56</text:p>
          </table:table-cell>
        </table:table-row>
        <table:table-row table:style-name="ro1">
          <table:table-cell office:value-type="float" office:value="15791954" calcext:value-type="float">
            <text:p>15791954</text:p>
          </table:table-cell>
          <table:table-cell table:formula="of:=TIME( ; ;[.A989]/1000)" office:value-type="time" office:time-value="PT04H23M11.954S" calcext:value-type="time">
            <text:p>04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46.47" calcext:value-type="float">
            <text:p>1046.47</text:p>
          </table:table-cell>
          <table:table-cell office:value-type="float" office:value="1254.8" calcext:value-type="float">
            <text:p>1254.8</text:p>
          </table:table-cell>
        </table:table-row>
        <table:table-row table:style-name="ro1">
          <table:table-cell office:value-type="float" office:value="15807954" calcext:value-type="float">
            <text:p>15807954</text:p>
          </table:table-cell>
          <table:table-cell table:formula="of:=TIME( ; ;[.A990]/1000)" office:value-type="time" office:time-value="PT04H23M27.954S" calcext:value-type="time">
            <text:p>04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47.52" calcext:value-type="float">
            <text:p>1047.52</text:p>
          </table:table-cell>
          <table:table-cell office:value-type="float" office:value="1256.05" calcext:value-type="float">
            <text:p>1256.05</text:p>
          </table:table-cell>
        </table:table-row>
        <table:table-row table:style-name="ro1">
          <table:table-cell office:value-type="float" office:value="15823954" calcext:value-type="float">
            <text:p>15823954</text:p>
          </table:table-cell>
          <table:table-cell table:formula="of:=TIME( ; ;[.A991]/1000)" office:value-type="time" office:time-value="PT04H23M43.954S" calcext:value-type="time">
            <text:p>04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48.57" calcext:value-type="float">
            <text:p>1048.57</text:p>
          </table:table-cell>
          <table:table-cell office:value-type="float" office:value="1257.29" calcext:value-type="float">
            <text:p>1257.29</text:p>
          </table:table-cell>
        </table:table-row>
        <table:table-row table:style-name="ro1">
          <table:table-cell office:value-type="float" office:value="15839954" calcext:value-type="float">
            <text:p>15839954</text:p>
          </table:table-cell>
          <table:table-cell table:formula="of:=TIME( ; ;[.A992]/1000)" office:value-type="time" office:time-value="PT04H23M59.954S" calcext:value-type="time">
            <text:p>04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49.61" calcext:value-type="float">
            <text:p>1049.61</text:p>
          </table:table-cell>
          <table:table-cell office:value-type="float" office:value="1258.53" calcext:value-type="float">
            <text:p>1258.53</text:p>
          </table:table-cell>
        </table:table-row>
        <table:table-row table:style-name="ro1">
          <table:table-cell office:value-type="float" office:value="15855954" calcext:value-type="float">
            <text:p>15855954</text:p>
          </table:table-cell>
          <table:table-cell table:formula="of:=TIME( ; ;[.A993]/1000)" office:value-type="time" office:time-value="PT04H24M15.954S" calcext:value-type="time">
            <text:p>04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50.66" calcext:value-type="float">
            <text:p>1050.66</text:p>
          </table:table-cell>
          <table:table-cell office:value-type="float" office:value="1259.78" calcext:value-type="float">
            <text:p>1259.78</text:p>
          </table:table-cell>
        </table:table-row>
        <table:table-row table:style-name="ro1">
          <table:table-cell office:value-type="float" office:value="15871954" calcext:value-type="float">
            <text:p>15871954</text:p>
          </table:table-cell>
          <table:table-cell table:formula="of:=TIME( ; ;[.A994]/1000)" office:value-type="time" office:time-value="PT04H24M31.954S" calcext:value-type="time">
            <text:p>04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51.71" calcext:value-type="float">
            <text:p>1051.71</text:p>
          </table:table-cell>
          <table:table-cell office:value-type="float" office:value="1261.02" calcext:value-type="float">
            <text:p>1261.02</text:p>
          </table:table-cell>
        </table:table-row>
        <table:table-row table:style-name="ro1">
          <table:table-cell office:value-type="float" office:value="15887954" calcext:value-type="float">
            <text:p>15887954</text:p>
          </table:table-cell>
          <table:table-cell table:formula="of:=TIME( ; ;[.A995]/1000)" office:value-type="time" office:time-value="PT04H24M47.954S" calcext:value-type="time">
            <text:p>04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52.76" calcext:value-type="float">
            <text:p>1052.76</text:p>
          </table:table-cell>
          <table:table-cell office:value-type="float" office:value="1262.27" calcext:value-type="float">
            <text:p>1262.27</text:p>
          </table:table-cell>
        </table:table-row>
        <table:table-row table:style-name="ro1">
          <table:table-cell office:value-type="float" office:value="15903954" calcext:value-type="float">
            <text:p>15903954</text:p>
          </table:table-cell>
          <table:table-cell table:formula="of:=TIME( ; ;[.A996]/1000)" office:value-type="time" office:time-value="PT04H25M03.954S" calcext:value-type="time">
            <text:p>04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53.81" calcext:value-type="float">
            <text:p>1053.81</text:p>
          </table:table-cell>
          <table:table-cell office:value-type="float" office:value="1263.51" calcext:value-type="float">
            <text:p>1263.51</text:p>
          </table:table-cell>
        </table:table-row>
        <table:table-row table:style-name="ro1">
          <table:table-cell office:value-type="float" office:value="15919954" calcext:value-type="float">
            <text:p>15919954</text:p>
          </table:table-cell>
          <table:table-cell table:formula="of:=TIME( ; ;[.A997]/1000)" office:value-type="time" office:time-value="PT04H25M19.954S" calcext:value-type="time">
            <text:p>04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54.86" calcext:value-type="float">
            <text:p>1054.86</text:p>
          </table:table-cell>
          <table:table-cell office:value-type="float" office:value="1264.75" calcext:value-type="float">
            <text:p>1264.75</text:p>
          </table:table-cell>
        </table:table-row>
        <table:table-row table:style-name="ro1">
          <table:table-cell office:value-type="float" office:value="15935954" calcext:value-type="float">
            <text:p>15935954</text:p>
          </table:table-cell>
          <table:table-cell table:formula="of:=TIME( ; ;[.A998]/1000)" office:value-type="time" office:time-value="PT04H25M35.954S" calcext:value-type="time">
            <text:p>04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55.91" calcext:value-type="float">
            <text:p>1055.9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5951954" calcext:value-type="float">
            <text:p>15951954</text:p>
          </table:table-cell>
          <table:table-cell table:formula="of:=TIME( ; ;[.A999]/1000)" office:value-type="time" office:time-value="PT04H25M51.954S" calcext:value-type="time">
            <text:p>04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56.96" calcext:value-type="float">
            <text:p>1056.96</text:p>
          </table:table-cell>
          <table:table-cell office:value-type="float" office:value="1267.24" calcext:value-type="float">
            <text:p>1267.24</text:p>
          </table:table-cell>
        </table:table-row>
        <table:table-row table:style-name="ro1">
          <table:table-cell office:value-type="float" office:value="15967954" calcext:value-type="float">
            <text:p>15967954</text:p>
          </table:table-cell>
          <table:table-cell table:formula="of:=TIME( ; ;[.A1000]/1000)" office:value-type="time" office:time-value="PT04H26M07.954S" calcext:value-type="time">
            <text:p>04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58.01" calcext:value-type="float">
            <text:p>1058.01</text:p>
          </table:table-cell>
          <table:table-cell office:value-type="float" office:value="1268.49" calcext:value-type="float">
            <text:p>1268.49</text:p>
          </table:table-cell>
        </table:table-row>
        <table:table-row table:style-name="ro1">
          <table:table-cell office:value-type="float" office:value="15983954" calcext:value-type="float">
            <text:p>15983954</text:p>
          </table:table-cell>
          <table:table-cell table:formula="of:=TIME( ; ;[.A1001]/1000)" office:value-type="time" office:time-value="PT04H26M23.954S" calcext:value-type="time">
            <text:p>04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59.05" calcext:value-type="float">
            <text:p>1059.05</text:p>
          </table:table-cell>
          <table:table-cell office:value-type="float" office:value="1269.73" calcext:value-type="float">
            <text:p>1269.73</text:p>
          </table:table-cell>
        </table:table-row>
        <table:table-row table:style-name="ro1">
          <table:table-cell office:value-type="float" office:value="15999954" calcext:value-type="float">
            <text:p>15999954</text:p>
          </table:table-cell>
          <table:table-cell table:formula="of:=TIME( ; ;[.A1002]/1000)" office:value-type="time" office:time-value="PT04H26M39.954S" calcext:value-type="time">
            <text:p>04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60.1" calcext:value-type="float">
            <text:p>1060.1</text:p>
          </table:table-cell>
          <table:table-cell office:value-type="float" office:value="1270.98" calcext:value-type="float">
            <text:p>1270.98</text:p>
          </table:table-cell>
        </table:table-row>
        <table:table-row table:style-name="ro1">
          <table:table-cell office:value-type="float" office:value="16015954" calcext:value-type="float">
            <text:p>16015954</text:p>
          </table:table-cell>
          <table:table-cell table:formula="of:=TIME( ; ;[.A1003]/1000)" office:value-type="time" office:time-value="PT04H26M55.954S" calcext:value-type="time">
            <text:p>04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61.15" calcext:value-type="float">
            <text:p>1061.15</text:p>
          </table:table-cell>
          <table:table-cell office:value-type="float" office:value="1272.22" calcext:value-type="float">
            <text:p>1272.22</text:p>
          </table:table-cell>
        </table:table-row>
        <table:table-row table:style-name="ro1">
          <table:table-cell office:value-type="float" office:value="16031954" calcext:value-type="float">
            <text:p>16031954</text:p>
          </table:table-cell>
          <table:table-cell table:formula="of:=TIME( ; ;[.A1004]/1000)" office:value-type="time" office:time-value="PT04H27M11.954S" calcext:value-type="time">
            <text:p>04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62.2" calcext:value-type="float">
            <text:p>1062.2</text:p>
          </table:table-cell>
          <table:table-cell office:value-type="float" office:value="1273.46" calcext:value-type="float">
            <text:p>1273.46</text:p>
          </table:table-cell>
        </table:table-row>
        <table:table-row table:style-name="ro1">
          <table:table-cell office:value-type="float" office:value="16047954" calcext:value-type="float">
            <text:p>16047954</text:p>
          </table:table-cell>
          <table:table-cell table:formula="of:=TIME( ; ;[.A1005]/1000)" office:value-type="time" office:time-value="PT04H27M27.954S" calcext:value-type="time">
            <text:p>04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63.25" calcext:value-type="float">
            <text:p>1063.25</text:p>
          </table:table-cell>
          <table:table-cell office:value-type="float" office:value="1274.71" calcext:value-type="float">
            <text:p>1274.71</text:p>
          </table:table-cell>
        </table:table-row>
        <table:table-row table:style-name="ro1">
          <table:table-cell office:value-type="float" office:value="16063954" calcext:value-type="float">
            <text:p>16063954</text:p>
          </table:table-cell>
          <table:table-cell table:formula="of:=TIME( ; ;[.A1006]/1000)" office:value-type="time" office:time-value="PT04H27M43.954S" calcext:value-type="time">
            <text:p>04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64.3" calcext:value-type="float">
            <text:p>1064.3</text:p>
          </table:table-cell>
          <table:table-cell office:value-type="float" office:value="1275.95" calcext:value-type="float">
            <text:p>1275.95</text:p>
          </table:table-cell>
        </table:table-row>
        <table:table-row table:style-name="ro1">
          <table:table-cell office:value-type="float" office:value="16079954" calcext:value-type="float">
            <text:p>16079954</text:p>
          </table:table-cell>
          <table:table-cell table:formula="of:=TIME( ; ;[.A1007]/1000)" office:value-type="time" office:time-value="PT04H27M59.954S" calcext:value-type="time">
            <text:p>04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65.35" calcext:value-type="float">
            <text:p>1065.35</text:p>
          </table:table-cell>
          <table:table-cell office:value-type="float" office:value="1277.2" calcext:value-type="float">
            <text:p>1277.2</text:p>
          </table:table-cell>
        </table:table-row>
        <table:table-row table:style-name="ro1">
          <table:table-cell office:value-type="float" office:value="16095954" calcext:value-type="float">
            <text:p>16095954</text:p>
          </table:table-cell>
          <table:table-cell table:formula="of:=TIME( ; ;[.A1008]/1000)" office:value-type="time" office:time-value="PT04H28M15.954S" calcext:value-type="time">
            <text:p>04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66.4" calcext:value-type="float">
            <text:p>1066.4</text:p>
          </table:table-cell>
          <table:table-cell office:value-type="float" office:value="1278.44" calcext:value-type="float">
            <text:p>1278.44</text:p>
          </table:table-cell>
        </table:table-row>
        <table:table-row table:style-name="ro1">
          <table:table-cell office:value-type="float" office:value="16111954" calcext:value-type="float">
            <text:p>16111954</text:p>
          </table:table-cell>
          <table:table-cell table:formula="of:=TIME( ; ;[.A1009]/1000)" office:value-type="time" office:time-value="PT04H28M31.954S" calcext:value-type="time">
            <text:p>04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67.44" calcext:value-type="float">
            <text:p>1067.44</text:p>
          </table:table-cell>
          <table:table-cell office:value-type="float" office:value="1279.68" calcext:value-type="float">
            <text:p>1279.68</text:p>
          </table:table-cell>
        </table:table-row>
        <table:table-row table:style-name="ro1">
          <table:table-cell office:value-type="float" office:value="16127954" calcext:value-type="float">
            <text:p>16127954</text:p>
          </table:table-cell>
          <table:table-cell table:formula="of:=TIME( ; ;[.A1010]/1000)" office:value-type="time" office:time-value="PT04H28M47.954S" calcext:value-type="time">
            <text:p>04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68.49" calcext:value-type="float">
            <text:p>1068.49</text:p>
          </table:table-cell>
          <table:table-cell office:value-type="float" office:value="1280.93" calcext:value-type="float">
            <text:p>1280.93</text:p>
          </table:table-cell>
        </table:table-row>
        <table:table-row table:style-name="ro1">
          <table:table-cell office:value-type="float" office:value="16143954" calcext:value-type="float">
            <text:p>16143954</text:p>
          </table:table-cell>
          <table:table-cell table:formula="of:=TIME( ; ;[.A1011]/1000)" office:value-type="time" office:time-value="PT04H29M03.954S" calcext:value-type="time">
            <text:p>04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69.54" calcext:value-type="float">
            <text:p>1069.54</text:p>
          </table:table-cell>
          <table:table-cell office:value-type="float" office:value="1282.17" calcext:value-type="float">
            <text:p>1282.17</text:p>
          </table:table-cell>
        </table:table-row>
        <table:table-row table:style-name="ro1">
          <table:table-cell office:value-type="float" office:value="16159954" calcext:value-type="float">
            <text:p>16159954</text:p>
          </table:table-cell>
          <table:table-cell table:formula="of:=TIME( ; ;[.A1012]/1000)" office:value-type="time" office:time-value="PT04H29M19.954S" calcext:value-type="time">
            <text:p>04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70.59" calcext:value-type="float">
            <text:p>1070.59</text:p>
          </table:table-cell>
          <table:table-cell office:value-type="float" office:value="1283.42" calcext:value-type="float">
            <text:p>1283.42</text:p>
          </table:table-cell>
        </table:table-row>
        <table:table-row table:style-name="ro1">
          <table:table-cell office:value-type="float" office:value="16175954" calcext:value-type="float">
            <text:p>16175954</text:p>
          </table:table-cell>
          <table:table-cell table:formula="of:=TIME( ; ;[.A1013]/1000)" office:value-type="time" office:time-value="PT04H29M35.954S" calcext:value-type="time">
            <text:p>04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71.64" calcext:value-type="float">
            <text:p>1071.64</text:p>
          </table:table-cell>
          <table:table-cell office:value-type="float" office:value="1284.66" calcext:value-type="float">
            <text:p>1284.66</text:p>
          </table:table-cell>
        </table:table-row>
        <table:table-row table:style-name="ro1">
          <table:table-cell office:value-type="float" office:value="16191954" calcext:value-type="float">
            <text:p>16191954</text:p>
          </table:table-cell>
          <table:table-cell table:formula="of:=TIME( ; ;[.A1014]/1000)" office:value-type="time" office:time-value="PT04H29M51.954S" calcext:value-type="time">
            <text:p>04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72.69" calcext:value-type="float">
            <text:p>1072.69</text:p>
          </table:table-cell>
          <table:table-cell office:value-type="float" office:value="1285.91" calcext:value-type="float">
            <text:p>1285.91</text:p>
          </table:table-cell>
        </table:table-row>
        <table:table-row table:style-name="ro1">
          <table:table-cell office:value-type="float" office:value="16207954" calcext:value-type="float">
            <text:p>16207954</text:p>
          </table:table-cell>
          <table:table-cell table:formula="of:=TIME( ; ;[.A1015]/1000)" office:value-type="time" office:time-value="PT04H30M07.954S" calcext:value-type="time">
            <text:p>04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73.74" calcext:value-type="float">
            <text:p>1073.74</text:p>
          </table:table-cell>
          <table:table-cell office:value-type="float" office:value="1287.15" calcext:value-type="float">
            <text:p>1287.15</text:p>
          </table:table-cell>
        </table:table-row>
        <table:table-row table:style-name="ro1">
          <table:table-cell office:value-type="float" office:value="16223954" calcext:value-type="float">
            <text:p>16223954</text:p>
          </table:table-cell>
          <table:table-cell table:formula="of:=TIME( ; ;[.A1016]/1000)" office:value-type="time" office:time-value="PT04H30M23.954S" calcext:value-type="time">
            <text:p>04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74.79" calcext:value-type="float">
            <text:p>1074.79</text:p>
          </table:table-cell>
          <table:table-cell office:value-type="float" office:value="1288.4" calcext:value-type="float">
            <text:p>1288.4</text:p>
          </table:table-cell>
        </table:table-row>
        <table:table-row table:style-name="ro1">
          <table:table-cell office:value-type="float" office:value="16239954" calcext:value-type="float">
            <text:p>16239954</text:p>
          </table:table-cell>
          <table:table-cell table:formula="of:=TIME( ; ;[.A1017]/1000)" office:value-type="time" office:time-value="PT04H30M39.954S" calcext:value-type="time">
            <text:p>04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75.83" calcext:value-type="float">
            <text:p>1075.83</text:p>
          </table:table-cell>
          <table:table-cell office:value-type="float" office:value="1289.64" calcext:value-type="float">
            <text:p>1289.64</text:p>
          </table:table-cell>
        </table:table-row>
        <table:table-row table:style-name="ro1">
          <table:table-cell office:value-type="float" office:value="16255954" calcext:value-type="float">
            <text:p>16255954</text:p>
          </table:table-cell>
          <table:table-cell table:formula="of:=TIME( ; ;[.A1018]/1000)" office:value-type="time" office:time-value="PT04H30M55.954S" calcext:value-type="time">
            <text:p>04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76.88" calcext:value-type="float">
            <text:p>1076.88</text:p>
          </table:table-cell>
          <table:table-cell office:value-type="float" office:value="1290.89" calcext:value-type="float">
            <text:p>1290.89</text:p>
          </table:table-cell>
        </table:table-row>
        <table:table-row table:style-name="ro1">
          <table:table-cell office:value-type="float" office:value="16271954" calcext:value-type="float">
            <text:p>16271954</text:p>
          </table:table-cell>
          <table:table-cell table:formula="of:=TIME( ; ;[.A1019]/1000)" office:value-type="time" office:time-value="PT04H31M11.954S" calcext:value-type="time">
            <text:p>04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77.93" calcext:value-type="float">
            <text:p>1077.93</text:p>
          </table:table-cell>
          <table:table-cell office:value-type="float" office:value="1292.13" calcext:value-type="float">
            <text:p>1292.13</text:p>
          </table:table-cell>
        </table:table-row>
        <table:table-row table:style-name="ro1">
          <table:table-cell office:value-type="float" office:value="16287954" calcext:value-type="float">
            <text:p>16287954</text:p>
          </table:table-cell>
          <table:table-cell table:formula="of:=TIME( ; ;[.A1020]/1000)" office:value-type="time" office:time-value="PT04H31M27.954S" calcext:value-type="time">
            <text:p>04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78.98" calcext:value-type="float">
            <text:p>1078.98</text:p>
          </table:table-cell>
          <table:table-cell office:value-type="float" office:value="1293.37" calcext:value-type="float">
            <text:p>1293.37</text:p>
          </table:table-cell>
        </table:table-row>
        <table:table-row table:style-name="ro1">
          <table:table-cell office:value-type="float" office:value="16303954" calcext:value-type="float">
            <text:p>16303954</text:p>
          </table:table-cell>
          <table:table-cell table:formula="of:=TIME( ; ;[.A1021]/1000)" office:value-type="time" office:time-value="PT04H31M43.954S" calcext:value-type="time">
            <text:p>04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80.03" calcext:value-type="float">
            <text:p>1080.03</text:p>
          </table:table-cell>
          <table:table-cell office:value-type="float" office:value="1294.62" calcext:value-type="float">
            <text:p>1294.62</text:p>
          </table:table-cell>
        </table:table-row>
        <table:table-row table:style-name="ro1">
          <table:table-cell office:value-type="float" office:value="16319954" calcext:value-type="float">
            <text:p>16319954</text:p>
          </table:table-cell>
          <table:table-cell table:formula="of:=TIME( ; ;[.A1022]/1000)" office:value-type="time" office:time-value="PT04H31M59.954S" calcext:value-type="time">
            <text:p>04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81.08" calcext:value-type="float">
            <text:p>1081.08</text:p>
          </table:table-cell>
          <table:table-cell office:value-type="float" office:value="1295.86" calcext:value-type="float">
            <text:p>1295.86</text:p>
          </table:table-cell>
        </table:table-row>
        <table:table-row table:style-name="ro1">
          <table:table-cell office:value-type="float" office:value="16335954" calcext:value-type="float">
            <text:p>16335954</text:p>
          </table:table-cell>
          <table:table-cell table:formula="of:=TIME( ; ;[.A1023]/1000)" office:value-type="time" office:time-value="PT04H32M15.954S" calcext:value-type="time">
            <text:p>04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82.13" calcext:value-type="float">
            <text:p>1082.13</text:p>
          </table:table-cell>
          <table:table-cell office:value-type="float" office:value="1297.1" calcext:value-type="float">
            <text:p>1297.1</text:p>
          </table:table-cell>
        </table:table-row>
        <table:table-row table:style-name="ro1">
          <table:table-cell office:value-type="float" office:value="16351954" calcext:value-type="float">
            <text:p>16351954</text:p>
          </table:table-cell>
          <table:table-cell table:formula="of:=TIME( ; ;[.A1024]/1000)" office:value-type="time" office:time-value="PT04H32M31.954S" calcext:value-type="time">
            <text:p>04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83.18" calcext:value-type="float">
            <text:p>1083.18</text:p>
          </table:table-cell>
          <table:table-cell office:value-type="float" office:value="1298.35" calcext:value-type="float">
            <text:p>1298.35</text:p>
          </table:table-cell>
        </table:table-row>
        <table:table-row table:style-name="ro1">
          <table:table-cell office:value-type="float" office:value="16367954" calcext:value-type="float">
            <text:p>16367954</text:p>
          </table:table-cell>
          <table:table-cell table:formula="of:=TIME( ; ;[.A1025]/1000)" office:value-type="time" office:time-value="PT04H32M47.954S" calcext:value-type="time">
            <text:p>04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84.22" calcext:value-type="float">
            <text:p>1084.22</text:p>
          </table:table-cell>
          <table:table-cell office:value-type="float" office:value="1299.59" calcext:value-type="float">
            <text:p>1299.59</text:p>
          </table:table-cell>
        </table:table-row>
        <table:table-row table:style-name="ro1">
          <table:table-cell office:value-type="float" office:value="16383954" calcext:value-type="float">
            <text:p>16383954</text:p>
          </table:table-cell>
          <table:table-cell table:formula="of:=TIME( ; ;[.A1026]/1000)" office:value-type="time" office:time-value="PT04H33M03.954S" calcext:value-type="time">
            <text:p>04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85.27" calcext:value-type="float">
            <text:p>1085.27</text:p>
          </table:table-cell>
          <table:table-cell office:value-type="float" office:value="1300.83" calcext:value-type="float">
            <text:p>1300.83</text:p>
          </table:table-cell>
        </table:table-row>
        <table:table-row table:style-name="ro1">
          <table:table-cell office:value-type="float" office:value="16399954" calcext:value-type="float">
            <text:p>16399954</text:p>
          </table:table-cell>
          <table:table-cell table:formula="of:=TIME( ; ;[.A1027]/1000)" office:value-type="time" office:time-value="PT04H33M19.954S" calcext:value-type="time">
            <text:p>04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86.32" calcext:value-type="float">
            <text:p>1086.32</text:p>
          </table:table-cell>
          <table:table-cell office:value-type="float" office:value="1302.08" calcext:value-type="float">
            <text:p>1302.08</text:p>
          </table:table-cell>
        </table:table-row>
        <table:table-row table:style-name="ro1">
          <table:table-cell office:value-type="float" office:value="16415954" calcext:value-type="float">
            <text:p>16415954</text:p>
          </table:table-cell>
          <table:table-cell table:formula="of:=TIME( ; ;[.A1028]/1000)" office:value-type="time" office:time-value="PT04H33M35.954S" calcext:value-type="time">
            <text:p>04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87.37" calcext:value-type="float">
            <text:p>1087.37</text:p>
          </table:table-cell>
          <table:table-cell office:value-type="float" office:value="1303.32" calcext:value-type="float">
            <text:p>1303.32</text:p>
          </table:table-cell>
        </table:table-row>
        <table:table-row table:style-name="ro1">
          <table:table-cell office:value-type="float" office:value="16431954" calcext:value-type="float">
            <text:p>16431954</text:p>
          </table:table-cell>
          <table:table-cell table:formula="of:=TIME( ; ;[.A1029]/1000)" office:value-type="time" office:time-value="PT04H33M51.954S" calcext:value-type="time">
            <text:p>04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88.42" calcext:value-type="float">
            <text:p>1088.42</text:p>
          </table:table-cell>
          <table:table-cell office:value-type="float" office:value="1304.57" calcext:value-type="float">
            <text:p>1304.57</text:p>
          </table:table-cell>
        </table:table-row>
        <table:table-row table:style-name="ro1">
          <table:table-cell office:value-type="float" office:value="16447954" calcext:value-type="float">
            <text:p>16447954</text:p>
          </table:table-cell>
          <table:table-cell table:formula="of:=TIME( ; ;[.A1030]/1000)" office:value-type="time" office:time-value="PT04H34M07.954S" calcext:value-type="time">
            <text:p>04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89.47" calcext:value-type="float">
            <text:p>1089.47</text:p>
          </table:table-cell>
          <table:table-cell office:value-type="float" office:value="1305.81" calcext:value-type="float">
            <text:p>1305.81</text:p>
          </table:table-cell>
        </table:table-row>
        <table:table-row table:style-name="ro1">
          <table:table-cell office:value-type="float" office:value="16463954" calcext:value-type="float">
            <text:p>16463954</text:p>
          </table:table-cell>
          <table:table-cell table:formula="of:=TIME( ; ;[.A1031]/1000)" office:value-type="time" office:time-value="PT04H34M23.954S" calcext:value-type="time">
            <text:p>04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90.52" calcext:value-type="float">
            <text:p>1090.52</text:p>
          </table:table-cell>
          <table:table-cell office:value-type="float" office:value="1307.05" calcext:value-type="float">
            <text:p>1307.05</text:p>
          </table:table-cell>
        </table:table-row>
        <table:table-row table:style-name="ro1">
          <table:table-cell office:value-type="float" office:value="16479954" calcext:value-type="float">
            <text:p>16479954</text:p>
          </table:table-cell>
          <table:table-cell table:formula="of:=TIME( ; ;[.A1032]/1000)" office:value-type="time" office:time-value="PT04H34M39.954S" calcext:value-type="time">
            <text:p>04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91.57" calcext:value-type="float">
            <text:p>1091.57</text:p>
          </table:table-cell>
          <table:table-cell office:value-type="float" office:value="1308.3" calcext:value-type="float">
            <text:p>1308.3</text:p>
          </table:table-cell>
        </table:table-row>
        <table:table-row table:style-name="ro1">
          <table:table-cell office:value-type="float" office:value="16495954" calcext:value-type="float">
            <text:p>16495954</text:p>
          </table:table-cell>
          <table:table-cell table:formula="of:=TIME( ; ;[.A1033]/1000)" office:value-type="time" office:time-value="PT04H34M55.954S" calcext:value-type="time">
            <text:p>04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92.62" calcext:value-type="float">
            <text:p>1092.62</text:p>
          </table:table-cell>
          <table:table-cell office:value-type="float" office:value="1309.54" calcext:value-type="float">
            <text:p>1309.54</text:p>
          </table:table-cell>
        </table:table-row>
        <table:table-row table:style-name="ro1">
          <table:table-cell office:value-type="float" office:value="16511954" calcext:value-type="float">
            <text:p>16511954</text:p>
          </table:table-cell>
          <table:table-cell table:formula="of:=TIME( ; ;[.A1034]/1000)" office:value-type="time" office:time-value="PT04H35M11.954S" calcext:value-type="time">
            <text:p>04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93.66" calcext:value-type="float">
            <text:p>1093.66</text:p>
          </table:table-cell>
          <table:table-cell office:value-type="float" office:value="1310.79" calcext:value-type="float">
            <text:p>1310.79</text:p>
          </table:table-cell>
        </table:table-row>
        <table:table-row table:style-name="ro1">
          <table:table-cell office:value-type="float" office:value="16527954" calcext:value-type="float">
            <text:p>16527954</text:p>
          </table:table-cell>
          <table:table-cell table:formula="of:=TIME( ; ;[.A1035]/1000)" office:value-type="time" office:time-value="PT04H35M27.954S" calcext:value-type="time">
            <text:p>04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94.71" calcext:value-type="float">
            <text:p>1094.71</text:p>
          </table:table-cell>
          <table:table-cell office:value-type="float" office:value="1312.03" calcext:value-type="float">
            <text:p>1312.03</text:p>
          </table:table-cell>
        </table:table-row>
        <table:table-row table:style-name="ro1">
          <table:table-cell office:value-type="float" office:value="16543954" calcext:value-type="float">
            <text:p>16543954</text:p>
          </table:table-cell>
          <table:table-cell table:formula="of:=TIME( ; ;[.A1036]/1000)" office:value-type="time" office:time-value="PT04H35M43.954S" calcext:value-type="time">
            <text:p>04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95.76" calcext:value-type="float">
            <text:p>1095.76</text:p>
          </table:table-cell>
          <table:table-cell office:value-type="float" office:value="1313.27" calcext:value-type="float">
            <text:p>1313.27</text:p>
          </table:table-cell>
        </table:table-row>
        <table:table-row table:style-name="ro1">
          <table:table-cell office:value-type="float" office:value="16559954" calcext:value-type="float">
            <text:p>16559954</text:p>
          </table:table-cell>
          <table:table-cell table:formula="of:=TIME( ; ;[.A1037]/1000)" office:value-type="time" office:time-value="PT04H35M59.954S" calcext:value-type="time">
            <text:p>04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96.81" calcext:value-type="float">
            <text:p>1096.81</text:p>
          </table:table-cell>
          <table:table-cell office:value-type="float" office:value="1314.52" calcext:value-type="float">
            <text:p>1314.52</text:p>
          </table:table-cell>
        </table:table-row>
        <table:table-row table:style-name="ro1">
          <table:table-cell office:value-type="float" office:value="16575954" calcext:value-type="float">
            <text:p>16575954</text:p>
          </table:table-cell>
          <table:table-cell table:formula="of:=TIME( ; ;[.A1038]/1000)" office:value-type="time" office:time-value="PT04H36M15.954S" calcext:value-type="time">
            <text:p>04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97.86" calcext:value-type="float">
            <text:p>1097.86</text:p>
          </table:table-cell>
          <table:table-cell office:value-type="float" office:value="1315.76" calcext:value-type="float">
            <text:p>1315.76</text:p>
          </table:table-cell>
        </table:table-row>
        <table:table-row table:style-name="ro1">
          <table:table-cell office:value-type="float" office:value="16591954" calcext:value-type="float">
            <text:p>16591954</text:p>
          </table:table-cell>
          <table:table-cell table:formula="of:=TIME( ; ;[.A1039]/1000)" office:value-type="time" office:time-value="PT04H36M31.954S" calcext:value-type="time">
            <text:p>04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98.91" calcext:value-type="float">
            <text:p>1098.91</text:p>
          </table:table-cell>
          <table:table-cell office:value-type="float" office:value="1317.01" calcext:value-type="float">
            <text:p>1317.01</text:p>
          </table:table-cell>
        </table:table-row>
        <table:table-row table:style-name="ro1">
          <table:table-cell office:value-type="float" office:value="16607954" calcext:value-type="float">
            <text:p>16607954</text:p>
          </table:table-cell>
          <table:table-cell table:formula="of:=TIME( ; ;[.A1040]/1000)" office:value-type="time" office:time-value="PT04H36M47.954S" calcext:value-type="time">
            <text:p>04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99.96" calcext:value-type="float">
            <text:p>1099.96</text:p>
          </table:table-cell>
          <table:table-cell office:value-type="float" office:value="1318.25" calcext:value-type="float">
            <text:p>1318.25</text:p>
          </table:table-cell>
        </table:table-row>
        <table:table-row table:style-name="ro1">
          <table:table-cell office:value-type="float" office:value="16623954" calcext:value-type="float">
            <text:p>16623954</text:p>
          </table:table-cell>
          <table:table-cell table:formula="of:=TIME( ; ;[.A1041]/1000)" office:value-type="time" office:time-value="PT04H37M03.954S" calcext:value-type="time">
            <text:p>04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01.01" calcext:value-type="float">
            <text:p>1101.01</text:p>
          </table:table-cell>
          <table:table-cell office:value-type="float" office:value="1319.5" calcext:value-type="float">
            <text:p>1319.5</text:p>
          </table:table-cell>
        </table:table-row>
        <table:table-row table:style-name="ro1">
          <table:table-cell office:value-type="float" office:value="16639954" calcext:value-type="float">
            <text:p>16639954</text:p>
          </table:table-cell>
          <table:table-cell table:formula="of:=TIME( ; ;[.A1042]/1000)" office:value-type="time" office:time-value="PT04H37M19.954S" calcext:value-type="time">
            <text:p>04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02.05" calcext:value-type="float">
            <text:p>1102.05</text:p>
          </table:table-cell>
          <table:table-cell office:value-type="float" office:value="1320.74" calcext:value-type="float">
            <text:p>1320.74</text:p>
          </table:table-cell>
        </table:table-row>
        <table:table-row table:style-name="ro1">
          <table:table-cell office:value-type="float" office:value="16655954" calcext:value-type="float">
            <text:p>16655954</text:p>
          </table:table-cell>
          <table:table-cell table:formula="of:=TIME( ; ;[.A1043]/1000)" office:value-type="time" office:time-value="PT04H37M35.954S" calcext:value-type="time">
            <text:p>04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03.1" calcext:value-type="float">
            <text:p>1103.1</text:p>
          </table:table-cell>
          <table:table-cell office:value-type="float" office:value="1321.98" calcext:value-type="float">
            <text:p>1321.98</text:p>
          </table:table-cell>
        </table:table-row>
        <table:table-row table:style-name="ro1">
          <table:table-cell office:value-type="float" office:value="16671954" calcext:value-type="float">
            <text:p>16671954</text:p>
          </table:table-cell>
          <table:table-cell table:formula="of:=TIME( ; ;[.A1044]/1000)" office:value-type="time" office:time-value="PT04H37M51.954S" calcext:value-type="time">
            <text:p>04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04.15" calcext:value-type="float">
            <text:p>1104.15</text:p>
          </table:table-cell>
          <table:table-cell office:value-type="float" office:value="1323.23" calcext:value-type="float">
            <text:p>1323.23</text:p>
          </table:table-cell>
        </table:table-row>
        <table:table-row table:style-name="ro1">
          <table:table-cell office:value-type="float" office:value="16687954" calcext:value-type="float">
            <text:p>16687954</text:p>
          </table:table-cell>
          <table:table-cell table:formula="of:=TIME( ; ;[.A1045]/1000)" office:value-type="time" office:time-value="PT04H38M07.954S" calcext:value-type="time">
            <text:p>04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05.2" calcext:value-type="float">
            <text:p>1105.2</text:p>
          </table:table-cell>
          <table:table-cell office:value-type="float" office:value="1324.47" calcext:value-type="float">
            <text:p>1324.47</text:p>
          </table:table-cell>
        </table:table-row>
        <table:table-row table:style-name="ro1">
          <table:table-cell office:value-type="float" office:value="16703954" calcext:value-type="float">
            <text:p>16703954</text:p>
          </table:table-cell>
          <table:table-cell table:formula="of:=TIME( ; ;[.A1046]/1000)" office:value-type="time" office:time-value="PT04H38M23.954S" calcext:value-type="time">
            <text:p>04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06.25" calcext:value-type="float">
            <text:p>1106.25</text:p>
          </table:table-cell>
          <table:table-cell office:value-type="float" office:value="1325.71" calcext:value-type="float">
            <text:p>1325.71</text:p>
          </table:table-cell>
        </table:table-row>
        <table:table-row table:style-name="ro1">
          <table:table-cell office:value-type="float" office:value="16719954" calcext:value-type="float">
            <text:p>16719954</text:p>
          </table:table-cell>
          <table:table-cell table:formula="of:=TIME( ; ;[.A1047]/1000)" office:value-type="time" office:time-value="PT04H38M39.954S" calcext:value-type="time">
            <text:p>04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07.3" calcext:value-type="float">
            <text:p>1107.3</text:p>
          </table:table-cell>
          <table:table-cell office:value-type="float" office:value="1326.96" calcext:value-type="float">
            <text:p>1326.96</text:p>
          </table:table-cell>
        </table:table-row>
        <table:table-row table:style-name="ro1">
          <table:table-cell office:value-type="float" office:value="16735954" calcext:value-type="float">
            <text:p>16735954</text:p>
          </table:table-cell>
          <table:table-cell table:formula="of:=TIME( ; ;[.A1048]/1000)" office:value-type="time" office:time-value="PT04H38M55.954S" calcext:value-type="time">
            <text:p>04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08.35" calcext:value-type="float">
            <text:p>1108.35</text:p>
          </table:table-cell>
          <table:table-cell office:value-type="float" office:value="1328.2" calcext:value-type="float">
            <text:p>1328.2</text:p>
          </table:table-cell>
        </table:table-row>
        <table:table-row table:style-name="ro1">
          <table:table-cell office:value-type="float" office:value="16751954" calcext:value-type="float">
            <text:p>16751954</text:p>
          </table:table-cell>
          <table:table-cell table:formula="of:=TIME( ; ;[.A1049]/1000)" office:value-type="time" office:time-value="PT04H39M11.954S" calcext:value-type="time">
            <text:p>04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09.4" calcext:value-type="float">
            <text:p>1109.4</text:p>
          </table:table-cell>
          <table:table-cell office:value-type="float" office:value="1329.45" calcext:value-type="float">
            <text:p>1329.45</text:p>
          </table:table-cell>
        </table:table-row>
        <table:table-row table:style-name="ro1">
          <table:table-cell office:value-type="float" office:value="16767954" calcext:value-type="float">
            <text:p>16767954</text:p>
          </table:table-cell>
          <table:table-cell table:formula="of:=TIME( ; ;[.A1050]/1000)" office:value-type="time" office:time-value="PT04H39M27.954S" calcext:value-type="time">
            <text:p>04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10.45" calcext:value-type="float">
            <text:p>1110.45</text:p>
          </table:table-cell>
          <table:table-cell office:value-type="float" office:value="1330.69" calcext:value-type="float">
            <text:p>1330.69</text:p>
          </table:table-cell>
        </table:table-row>
        <table:table-row table:style-name="ro1">
          <table:table-cell office:value-type="float" office:value="16783954" calcext:value-type="float">
            <text:p>16783954</text:p>
          </table:table-cell>
          <table:table-cell table:formula="of:=TIME( ; ;[.A1051]/1000)" office:value-type="time" office:time-value="PT04H39M43.954S" calcext:value-type="time">
            <text:p>04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11.49" calcext:value-type="float">
            <text:p>1111.49</text:p>
          </table:table-cell>
          <table:table-cell office:value-type="float" office:value="1331.93" calcext:value-type="float">
            <text:p>1331.93</text:p>
          </table:table-cell>
        </table:table-row>
        <table:table-row table:style-name="ro1">
          <table:table-cell office:value-type="float" office:value="16799954" calcext:value-type="float">
            <text:p>16799954</text:p>
          </table:table-cell>
          <table:table-cell table:formula="of:=TIME( ; ;[.A1052]/1000)" office:value-type="time" office:time-value="PT04H39M59.954S" calcext:value-type="time">
            <text:p>04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12.54" calcext:value-type="float">
            <text:p>1112.54</text:p>
          </table:table-cell>
          <table:table-cell office:value-type="float" office:value="1333.18" calcext:value-type="float">
            <text:p>1333.18</text:p>
          </table:table-cell>
        </table:table-row>
        <table:table-row table:style-name="ro1">
          <table:table-cell office:value-type="float" office:value="16815954" calcext:value-type="float">
            <text:p>16815954</text:p>
          </table:table-cell>
          <table:table-cell table:formula="of:=TIME( ; ;[.A1053]/1000)" office:value-type="time" office:time-value="PT04H40M15.954S" calcext:value-type="time">
            <text:p>04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13.59" calcext:value-type="float">
            <text:p>1113.59</text:p>
          </table:table-cell>
          <table:table-cell office:value-type="float" office:value="1334.42" calcext:value-type="float">
            <text:p>1334.42</text:p>
          </table:table-cell>
        </table:table-row>
        <table:table-row table:style-name="ro1">
          <table:table-cell office:value-type="float" office:value="16831954" calcext:value-type="float">
            <text:p>16831954</text:p>
          </table:table-cell>
          <table:table-cell table:formula="of:=TIME( ; ;[.A1054]/1000)" office:value-type="time" office:time-value="PT04H40M31.954S" calcext:value-type="time">
            <text:p>04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14.64" calcext:value-type="float">
            <text:p>1114.64</text:p>
          </table:table-cell>
          <table:table-cell office:value-type="float" office:value="1335.66" calcext:value-type="float">
            <text:p>1335.66</text:p>
          </table:table-cell>
        </table:table-row>
        <table:table-row table:style-name="ro1">
          <table:table-cell office:value-type="float" office:value="16847954" calcext:value-type="float">
            <text:p>16847954</text:p>
          </table:table-cell>
          <table:table-cell table:formula="of:=TIME( ; ;[.A1055]/1000)" office:value-type="time" office:time-value="PT04H40M47.954S" calcext:value-type="time">
            <text:p>04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15.69" calcext:value-type="float">
            <text:p>1115.69</text:p>
          </table:table-cell>
          <table:table-cell office:value-type="float" office:value="1336.91" calcext:value-type="float">
            <text:p>1336.91</text:p>
          </table:table-cell>
        </table:table-row>
        <table:table-row table:style-name="ro1">
          <table:table-cell office:value-type="float" office:value="16863954" calcext:value-type="float">
            <text:p>16863954</text:p>
          </table:table-cell>
          <table:table-cell table:formula="of:=TIME( ; ;[.A1056]/1000)" office:value-type="time" office:time-value="PT04H41M03.954S" calcext:value-type="time">
            <text:p>04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16.74" calcext:value-type="float">
            <text:p>1116.74</text:p>
          </table:table-cell>
          <table:table-cell office:value-type="float" office:value="1338.15" calcext:value-type="float">
            <text:p>1338.15</text:p>
          </table:table-cell>
        </table:table-row>
        <table:table-row table:style-name="ro1">
          <table:table-cell office:value-type="float" office:value="16879954" calcext:value-type="float">
            <text:p>16879954</text:p>
          </table:table-cell>
          <table:table-cell table:formula="of:=TIME( ; ;[.A1057]/1000)" office:value-type="time" office:time-value="PT04H41M19.954S" calcext:value-type="time">
            <text:p>04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17.79" calcext:value-type="float">
            <text:p>1117.79</text:p>
          </table:table-cell>
          <table:table-cell office:value-type="float" office:value="1339.4" calcext:value-type="float">
            <text:p>1339.4</text:p>
          </table:table-cell>
        </table:table-row>
        <table:table-row table:style-name="ro1">
          <table:table-cell office:value-type="float" office:value="16895954" calcext:value-type="float">
            <text:p>16895954</text:p>
          </table:table-cell>
          <table:table-cell table:formula="of:=TIME( ; ;[.A1058]/1000)" office:value-type="time" office:time-value="PT04H41M35.954S" calcext:value-type="time">
            <text:p>04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18.84" calcext:value-type="float">
            <text:p>1118.84</text:p>
          </table:table-cell>
          <table:table-cell office:value-type="float" office:value="1340.64" calcext:value-type="float">
            <text:p>1340.64</text:p>
          </table:table-cell>
        </table:table-row>
        <table:table-row table:style-name="ro1">
          <table:table-cell office:value-type="float" office:value="16911954" calcext:value-type="float">
            <text:p>16911954</text:p>
          </table:table-cell>
          <table:table-cell table:formula="of:=TIME( ; ;[.A1059]/1000)" office:value-type="time" office:time-value="PT04H41M51.954S" calcext:value-type="time">
            <text:p>04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19.88" calcext:value-type="float">
            <text:p>1119.88</text:p>
          </table:table-cell>
          <table:table-cell office:value-type="float" office:value="1341.88" calcext:value-type="float">
            <text:p>1341.88</text:p>
          </table:table-cell>
        </table:table-row>
        <table:table-row table:style-name="ro1">
          <table:table-cell office:value-type="float" office:value="16927954" calcext:value-type="float">
            <text:p>16927954</text:p>
          </table:table-cell>
          <table:table-cell table:formula="of:=TIME( ; ;[.A1060]/1000)" office:value-type="time" office:time-value="PT04H42M07.954S" calcext:value-type="time">
            <text:p>04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20.93" calcext:value-type="float">
            <text:p>1120.93</text:p>
          </table:table-cell>
          <table:table-cell office:value-type="float" office:value="1343.13" calcext:value-type="float">
            <text:p>1343.13</text:p>
          </table:table-cell>
        </table:table-row>
        <table:table-row table:style-name="ro1">
          <table:table-cell office:value-type="float" office:value="16943954" calcext:value-type="float">
            <text:p>16943954</text:p>
          </table:table-cell>
          <table:table-cell table:formula="of:=TIME( ; ;[.A1061]/1000)" office:value-type="time" office:time-value="PT04H42M23.954S" calcext:value-type="time">
            <text:p>04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21.98" calcext:value-type="float">
            <text:p>1121.98</text:p>
          </table:table-cell>
          <table:table-cell office:value-type="float" office:value="1344.37" calcext:value-type="float">
            <text:p>1344.37</text:p>
          </table:table-cell>
        </table:table-row>
        <table:table-row table:style-name="ro1">
          <table:table-cell office:value-type="float" office:value="16959954" calcext:value-type="float">
            <text:p>16959954</text:p>
          </table:table-cell>
          <table:table-cell table:formula="of:=TIME( ; ;[.A1062]/1000)" office:value-type="time" office:time-value="PT04H42M39.954S" calcext:value-type="time">
            <text:p>04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23.03" calcext:value-type="float">
            <text:p>1123.03</text:p>
          </table:table-cell>
          <table:table-cell office:value-type="float" office:value="1345.61" calcext:value-type="float">
            <text:p>1345.61</text:p>
          </table:table-cell>
        </table:table-row>
        <table:table-row table:style-name="ro1">
          <table:table-cell office:value-type="float" office:value="16975954" calcext:value-type="float">
            <text:p>16975954</text:p>
          </table:table-cell>
          <table:table-cell table:formula="of:=TIME( ; ;[.A1063]/1000)" office:value-type="time" office:time-value="PT04H42M55.954S" calcext:value-type="time">
            <text:p>04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24.08" calcext:value-type="float">
            <text:p>1124.08</text:p>
          </table:table-cell>
          <table:table-cell office:value-type="float" office:value="1346.86" calcext:value-type="float">
            <text:p>1346.86</text:p>
          </table:table-cell>
        </table:table-row>
        <table:table-row table:style-name="ro1">
          <table:table-cell office:value-type="float" office:value="16991954" calcext:value-type="float">
            <text:p>16991954</text:p>
          </table:table-cell>
          <table:table-cell table:formula="of:=TIME( ; ;[.A1064]/1000)" office:value-type="time" office:time-value="PT04H43M11.954S" calcext:value-type="time">
            <text:p>04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25.13" calcext:value-type="float">
            <text:p>1125.13</text:p>
          </table:table-cell>
          <table:table-cell office:value-type="float" office:value="1348.1" calcext:value-type="float">
            <text:p>1348.1</text:p>
          </table:table-cell>
        </table:table-row>
        <table:table-row table:style-name="ro1">
          <table:table-cell office:value-type="float" office:value="17007954" calcext:value-type="float">
            <text:p>17007954</text:p>
          </table:table-cell>
          <table:table-cell table:formula="of:=TIME( ; ;[.A1065]/1000)" office:value-type="time" office:time-value="PT04H43M27.954S" calcext:value-type="time">
            <text:p>04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26.18" calcext:value-type="float">
            <text:p>1126.18</text:p>
          </table:table-cell>
          <table:table-cell office:value-type="float" office:value="1349.34" calcext:value-type="float">
            <text:p>1349.34</text:p>
          </table:table-cell>
        </table:table-row>
        <table:table-row table:style-name="ro1">
          <table:table-cell office:value-type="float" office:value="17023954" calcext:value-type="float">
            <text:p>17023954</text:p>
          </table:table-cell>
          <table:table-cell table:formula="of:=TIME( ; ;[.A1066]/1000)" office:value-type="time" office:time-value="PT04H43M43.954S" calcext:value-type="time">
            <text:p>04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27.23" calcext:value-type="float">
            <text:p>1127.23</text:p>
          </table:table-cell>
          <table:table-cell office:value-type="float" office:value="1350.59" calcext:value-type="float">
            <text:p>1350.59</text:p>
          </table:table-cell>
        </table:table-row>
        <table:table-row table:style-name="ro1">
          <table:table-cell office:value-type="float" office:value="17039954" calcext:value-type="float">
            <text:p>17039954</text:p>
          </table:table-cell>
          <table:table-cell table:formula="of:=TIME( ; ;[.A1067]/1000)" office:value-type="time" office:time-value="PT04H43M59.954S" calcext:value-type="time">
            <text:p>04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28.27" calcext:value-type="float">
            <text:p>1128.27</text:p>
          </table:table-cell>
          <table:table-cell office:value-type="float" office:value="1351.83" calcext:value-type="float">
            <text:p>1351.83</text:p>
          </table:table-cell>
        </table:table-row>
        <table:table-row table:style-name="ro1">
          <table:table-cell office:value-type="float" office:value="17055954" calcext:value-type="float">
            <text:p>17055954</text:p>
          </table:table-cell>
          <table:table-cell table:formula="of:=TIME( ; ;[.A1068]/1000)" office:value-type="time" office:time-value="PT04H44M15.954S" calcext:value-type="time">
            <text:p>04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29.32" calcext:value-type="float">
            <text:p>1129.32</text:p>
          </table:table-cell>
          <table:table-cell office:value-type="float" office:value="1353.08" calcext:value-type="float">
            <text:p>1353.08</text:p>
          </table:table-cell>
        </table:table-row>
        <table:table-row table:style-name="ro1">
          <table:table-cell office:value-type="float" office:value="17071954" calcext:value-type="float">
            <text:p>17071954</text:p>
          </table:table-cell>
          <table:table-cell table:formula="of:=TIME( ; ;[.A1069]/1000)" office:value-type="time" office:time-value="PT04H44M31.954S" calcext:value-type="time">
            <text:p>04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30.37" calcext:value-type="float">
            <text:p>1130.37</text:p>
          </table:table-cell>
          <table:table-cell office:value-type="float" office:value="1354.32" calcext:value-type="float">
            <text:p>1354.32</text:p>
          </table:table-cell>
        </table:table-row>
        <table:table-row table:style-name="ro1">
          <table:table-cell office:value-type="float" office:value="17087954" calcext:value-type="float">
            <text:p>17087954</text:p>
          </table:table-cell>
          <table:table-cell table:formula="of:=TIME( ; ;[.A1070]/1000)" office:value-type="time" office:time-value="PT04H44M47.954S" calcext:value-type="time">
            <text:p>04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1355.56" calcext:value-type="float">
            <text:p>1355.56</text:p>
          </table:table-cell>
        </table:table-row>
        <table:table-row table:style-name="ro1">
          <table:table-cell office:value-type="float" office:value="17103954" calcext:value-type="float">
            <text:p>17103954</text:p>
          </table:table-cell>
          <table:table-cell table:formula="of:=TIME( ; ;[.A1071]/1000)" office:value-type="time" office:time-value="PT04H45M03.954S" calcext:value-type="time">
            <text:p>04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32.47" calcext:value-type="float">
            <text:p>1132.47</text:p>
          </table:table-cell>
          <table:table-cell office:value-type="float" office:value="1356.8" calcext:value-type="float">
            <text:p>1356.8</text:p>
          </table:table-cell>
        </table:table-row>
        <table:table-row table:style-name="ro1">
          <table:table-cell office:value-type="float" office:value="17119954" calcext:value-type="float">
            <text:p>17119954</text:p>
          </table:table-cell>
          <table:table-cell table:formula="of:=TIME( ; ;[.A1072]/1000)" office:value-type="time" office:time-value="PT04H45M19.954S" calcext:value-type="time">
            <text:p>04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33.52" calcext:value-type="float">
            <text:p>1133.52</text:p>
          </table:table-cell>
          <table:table-cell office:value-type="float" office:value="1358.05" calcext:value-type="float">
            <text:p>1358.05</text:p>
          </table:table-cell>
        </table:table-row>
        <table:table-row table:style-name="ro1">
          <table:table-cell office:value-type="float" office:value="17135954" calcext:value-type="float">
            <text:p>17135954</text:p>
          </table:table-cell>
          <table:table-cell table:formula="of:=TIME( ; ;[.A1073]/1000)" office:value-type="time" office:time-value="PT04H45M35.954S" calcext:value-type="time">
            <text:p>04:4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34.57" calcext:value-type="float">
            <text:p>1134.57</text:p>
          </table:table-cell>
          <table:table-cell office:value-type="float" office:value="1359.29" calcext:value-type="float">
            <text:p>1359.29</text:p>
          </table:table-cell>
        </table:table-row>
        <table:table-row table:style-name="ro1">
          <table:table-cell office:value-type="float" office:value="17151954" calcext:value-type="float">
            <text:p>17151954</text:p>
          </table:table-cell>
          <table:table-cell table:formula="of:=TIME( ; ;[.A1074]/1000)" office:value-type="time" office:time-value="PT04H45M51.954S" calcext:value-type="time">
            <text:p>04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35.62" calcext:value-type="float">
            <text:p>1135.62</text:p>
          </table:table-cell>
          <table:table-cell office:value-type="float" office:value="1360.53" calcext:value-type="float">
            <text:p>1360.53</text:p>
          </table:table-cell>
        </table:table-row>
        <table:table-row table:style-name="ro1">
          <table:table-cell office:value-type="float" office:value="17167954" calcext:value-type="float">
            <text:p>17167954</text:p>
          </table:table-cell>
          <table:table-cell table:formula="of:=TIME( ; ;[.A1075]/1000)" office:value-type="time" office:time-value="PT04H46M07.954S" calcext:value-type="time">
            <text:p>04:4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36.66" calcext:value-type="float">
            <text:p>1136.66</text:p>
          </table:table-cell>
          <table:table-cell office:value-type="float" office:value="1361.78" calcext:value-type="float">
            <text:p>1361.78</text:p>
          </table:table-cell>
        </table:table-row>
        <table:table-row table:style-name="ro1">
          <table:table-cell office:value-type="float" office:value="17183954" calcext:value-type="float">
            <text:p>17183954</text:p>
          </table:table-cell>
          <table:table-cell table:formula="of:=TIME( ; ;[.A1076]/1000)" office:value-type="time" office:time-value="PT04H46M23.954S" calcext:value-type="time">
            <text:p>04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37.71" calcext:value-type="float">
            <text:p>1137.71</text:p>
          </table:table-cell>
          <table:table-cell office:value-type="float" office:value="1363.02" calcext:value-type="float">
            <text:p>1363.02</text:p>
          </table:table-cell>
        </table:table-row>
        <table:table-row table:style-name="ro1">
          <table:table-cell office:value-type="float" office:value="17199954" calcext:value-type="float">
            <text:p>17199954</text:p>
          </table:table-cell>
          <table:table-cell table:formula="of:=TIME( ; ;[.A1077]/1000)" office:value-type="time" office:time-value="PT04H46M39.954S" calcext:value-type="time">
            <text:p>04:4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38.76" calcext:value-type="float">
            <text:p>1138.76</text:p>
          </table:table-cell>
          <table:table-cell office:value-type="float" office:value="1364.26" calcext:value-type="float">
            <text:p>1364.26</text:p>
          </table:table-cell>
        </table:table-row>
        <table:table-row table:style-name="ro1">
          <table:table-cell office:value-type="float" office:value="17215954" calcext:value-type="float">
            <text:p>17215954</text:p>
          </table:table-cell>
          <table:table-cell table:formula="of:=TIME( ; ;[.A1078]/1000)" office:value-type="time" office:time-value="PT04H46M55.954S" calcext:value-type="time">
            <text:p>04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39.81" calcext:value-type="float">
            <text:p>1139.81</text:p>
          </table:table-cell>
          <table:table-cell office:value-type="float" office:value="1365.51" calcext:value-type="float">
            <text:p>1365.51</text:p>
          </table:table-cell>
        </table:table-row>
        <table:table-row table:style-name="ro1">
          <table:table-cell office:value-type="float" office:value="17231954" calcext:value-type="float">
            <text:p>17231954</text:p>
          </table:table-cell>
          <table:table-cell table:formula="of:=TIME( ; ;[.A1079]/1000)" office:value-type="time" office:time-value="PT04H47M11.954S" calcext:value-type="time">
            <text:p>04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40.86" calcext:value-type="float">
            <text:p>1140.86</text:p>
          </table:table-cell>
          <table:table-cell office:value-type="float" office:value="1366.75" calcext:value-type="float">
            <text:p>1366.75</text:p>
          </table:table-cell>
        </table:table-row>
        <table:table-row table:style-name="ro1">
          <table:table-cell office:value-type="float" office:value="17247954" calcext:value-type="float">
            <text:p>17247954</text:p>
          </table:table-cell>
          <table:table-cell table:formula="of:=TIME( ; ;[.A1080]/1000)" office:value-type="time" office:time-value="PT04H47M27.954S" calcext:value-type="time">
            <text:p>04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41.91" calcext:value-type="float">
            <text:p>1141.91</text:p>
          </table:table-cell>
          <table:table-cell office:value-type="float" office:value="1367.99" calcext:value-type="float">
            <text:p>1367.99</text:p>
          </table:table-cell>
        </table:table-row>
        <table:table-row table:style-name="ro1">
          <table:table-cell office:value-type="float" office:value="17263954" calcext:value-type="float">
            <text:p>17263954</text:p>
          </table:table-cell>
          <table:table-cell table:formula="of:=TIME( ; ;[.A1081]/1000)" office:value-type="time" office:time-value="PT04H47M43.954S" calcext:value-type="time">
            <text:p>04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42.96" calcext:value-type="float">
            <text:p>1142.96</text:p>
          </table:table-cell>
          <table:table-cell office:value-type="float" office:value="1369.24" calcext:value-type="float">
            <text:p>1369.24</text:p>
          </table:table-cell>
        </table:table-row>
        <table:table-row table:style-name="ro1">
          <table:table-cell office:value-type="float" office:value="17279954" calcext:value-type="float">
            <text:p>17279954</text:p>
          </table:table-cell>
          <table:table-cell table:formula="of:=TIME( ; ;[.A1082]/1000)" office:value-type="time" office:time-value="PT04H47M59.954S" calcext:value-type="time">
            <text:p>04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44" calcext:value-type="float">
            <text:p>1144</text:p>
          </table:table-cell>
          <table:table-cell office:value-type="float" office:value="1370.48" calcext:value-type="float">
            <text:p>1370.48</text:p>
          </table:table-cell>
        </table:table-row>
        <table:table-row table:style-name="ro1">
          <table:table-cell office:value-type="float" office:value="17295954" calcext:value-type="float">
            <text:p>17295954</text:p>
          </table:table-cell>
          <table:table-cell table:formula="of:=TIME( ; ;[.A1083]/1000)" office:value-type="time" office:time-value="PT04H48M15.954S" calcext:value-type="time">
            <text:p>04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45.05" calcext:value-type="float">
            <text:p>1145.05</text:p>
          </table:table-cell>
          <table:table-cell office:value-type="float" office:value="1371.72" calcext:value-type="float">
            <text:p>1371.72</text:p>
          </table:table-cell>
        </table:table-row>
        <table:table-row table:style-name="ro1">
          <table:table-cell office:value-type="float" office:value="17311954" calcext:value-type="float">
            <text:p>17311954</text:p>
          </table:table-cell>
          <table:table-cell table:formula="of:=TIME( ; ;[.A1084]/1000)" office:value-type="time" office:time-value="PT04H48M31.954S" calcext:value-type="time">
            <text:p>04:4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46.1" calcext:value-type="float">
            <text:p>1146.1</text:p>
          </table:table-cell>
          <table:table-cell office:value-type="float" office:value="1372.97" calcext:value-type="float">
            <text:p>1372.97</text:p>
          </table:table-cell>
        </table:table-row>
        <table:table-row table:style-name="ro1">
          <table:table-cell office:value-type="float" office:value="17327954" calcext:value-type="float">
            <text:p>17327954</text:p>
          </table:table-cell>
          <table:table-cell table:formula="of:=TIME( ; ;[.A1085]/1000)" office:value-type="time" office:time-value="PT04H48M47.954S" calcext:value-type="time">
            <text:p>04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47.15" calcext:value-type="float">
            <text:p>1147.15</text:p>
          </table:table-cell>
          <table:table-cell office:value-type="float" office:value="1374.21" calcext:value-type="float">
            <text:p>1374.21</text:p>
          </table:table-cell>
        </table:table-row>
        <table:table-row table:style-name="ro1">
          <table:table-cell office:value-type="float" office:value="17343954" calcext:value-type="float">
            <text:p>17343954</text:p>
          </table:table-cell>
          <table:table-cell table:formula="of:=TIME( ; ;[.A1086]/1000)" office:value-type="time" office:time-value="PT04H49M03.954S" calcext:value-type="time">
            <text:p>04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48.2" calcext:value-type="float">
            <text:p>1148.2</text:p>
          </table:table-cell>
          <table:table-cell office:value-type="float" office:value="1375.45" calcext:value-type="float">
            <text:p>1375.45</text:p>
          </table:table-cell>
        </table:table-row>
        <table:table-row table:style-name="ro1">
          <table:table-cell office:value-type="float" office:value="17359954" calcext:value-type="float">
            <text:p>17359954</text:p>
          </table:table-cell>
          <table:table-cell table:formula="of:=TIME( ; ;[.A1087]/1000)" office:value-type="time" office:time-value="PT04H49M19.954S" calcext:value-type="time">
            <text:p>04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49.25" calcext:value-type="float">
            <text:p>1149.25</text:p>
          </table:table-cell>
          <table:table-cell office:value-type="float" office:value="1376.7" calcext:value-type="float">
            <text:p>1376.7</text:p>
          </table:table-cell>
        </table:table-row>
        <table:table-row table:style-name="ro1">
          <table:table-cell office:value-type="float" office:value="17375954" calcext:value-type="float">
            <text:p>17375954</text:p>
          </table:table-cell>
          <table:table-cell table:formula="of:=TIME( ; ;[.A1088]/1000)" office:value-type="time" office:time-value="PT04H49M35.954S" calcext:value-type="time">
            <text:p>04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50.3" calcext:value-type="float">
            <text:p>1150.3</text:p>
          </table:table-cell>
          <table:table-cell office:value-type="float" office:value="1377.94" calcext:value-type="float">
            <text:p>1377.94</text:p>
          </table:table-cell>
        </table:table-row>
        <table:table-row table:style-name="ro1">
          <table:table-cell office:value-type="float" office:value="17391954" calcext:value-type="float">
            <text:p>17391954</text:p>
          </table:table-cell>
          <table:table-cell table:formula="of:=TIME( ; ;[.A1089]/1000)" office:value-type="time" office:time-value="PT04H49M51.954S" calcext:value-type="time">
            <text:p>04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51.34" calcext:value-type="float">
            <text:p>1151.34</text:p>
          </table:table-cell>
          <table:table-cell office:value-type="float" office:value="1379.18" calcext:value-type="float">
            <text:p>1379.18</text:p>
          </table:table-cell>
        </table:table-row>
        <table:table-row table:style-name="ro1">
          <table:table-cell office:value-type="float" office:value="17407954" calcext:value-type="float">
            <text:p>17407954</text:p>
          </table:table-cell>
          <table:table-cell table:formula="of:=TIME( ; ;[.A1090]/1000)" office:value-type="time" office:time-value="PT04H50M07.954S" calcext:value-type="time">
            <text:p>04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52.39" calcext:value-type="float">
            <text:p>1152.39</text:p>
          </table:table-cell>
          <table:table-cell office:value-type="float" office:value="1380.43" calcext:value-type="float">
            <text:p>1380.43</text:p>
          </table:table-cell>
        </table:table-row>
        <table:table-row table:style-name="ro1">
          <table:table-cell office:value-type="float" office:value="17423954" calcext:value-type="float">
            <text:p>17423954</text:p>
          </table:table-cell>
          <table:table-cell table:formula="of:=TIME( ; ;[.A1091]/1000)" office:value-type="time" office:time-value="PT04H50M23.954S" calcext:value-type="time">
            <text:p>04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53.44" calcext:value-type="float">
            <text:p>1153.44</text:p>
          </table:table-cell>
          <table:table-cell office:value-type="float" office:value="1381.67" calcext:value-type="float">
            <text:p>1381.67</text:p>
          </table:table-cell>
        </table:table-row>
        <table:table-row table:style-name="ro1">
          <table:table-cell office:value-type="float" office:value="17439954" calcext:value-type="float">
            <text:p>17439954</text:p>
          </table:table-cell>
          <table:table-cell table:formula="of:=TIME( ; ;[.A1092]/1000)" office:value-type="time" office:time-value="PT04H50M39.954S" calcext:value-type="time">
            <text:p>04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54.49" calcext:value-type="float">
            <text:p>1154.49</text:p>
          </table:table-cell>
          <table:table-cell office:value-type="float" office:value="1382.91" calcext:value-type="float">
            <text:p>1382.91</text:p>
          </table:table-cell>
        </table:table-row>
        <table:table-row table:style-name="ro1">
          <table:table-cell office:value-type="float" office:value="17455954" calcext:value-type="float">
            <text:p>17455954</text:p>
          </table:table-cell>
          <table:table-cell table:formula="of:=TIME( ; ;[.A1093]/1000)" office:value-type="time" office:time-value="PT04H50M55.954S" calcext:value-type="time">
            <text:p>04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55.54" calcext:value-type="float">
            <text:p>1155.54</text:p>
          </table:table-cell>
          <table:table-cell office:value-type="float" office:value="1384.15" calcext:value-type="float">
            <text:p>1384.15</text:p>
          </table:table-cell>
        </table:table-row>
        <table:table-row table:style-name="ro1">
          <table:table-cell office:value-type="float" office:value="17471954" calcext:value-type="float">
            <text:p>17471954</text:p>
          </table:table-cell>
          <table:table-cell table:formula="of:=TIME( ; ;[.A1094]/1000)" office:value-type="time" office:time-value="PT04H51M11.954S" calcext:value-type="time">
            <text:p>04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56.59" calcext:value-type="float">
            <text:p>1156.59</text:p>
          </table:table-cell>
          <table:table-cell office:value-type="float" office:value="1385.4" calcext:value-type="float">
            <text:p>1385.4</text:p>
          </table:table-cell>
        </table:table-row>
        <table:table-row table:style-name="ro1">
          <table:table-cell office:value-type="float" office:value="17487954" calcext:value-type="float">
            <text:p>17487954</text:p>
          </table:table-cell>
          <table:table-cell table:formula="of:=TIME( ; ;[.A1095]/1000)" office:value-type="time" office:time-value="PT04H51M27.954S" calcext:value-type="time">
            <text:p>04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57.64" calcext:value-type="float">
            <text:p>1157.64</text:p>
          </table:table-cell>
          <table:table-cell office:value-type="float" office:value="1386.64" calcext:value-type="float">
            <text:p>1386.64</text:p>
          </table:table-cell>
        </table:table-row>
        <table:table-row table:style-name="ro1">
          <table:table-cell office:value-type="float" office:value="17503954" calcext:value-type="float">
            <text:p>17503954</text:p>
          </table:table-cell>
          <table:table-cell table:formula="of:=TIME( ; ;[.A1096]/1000)" office:value-type="time" office:time-value="PT04H51M43.954S" calcext:value-type="time">
            <text:p>04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58.68" calcext:value-type="float">
            <text:p>1158.68</text:p>
          </table:table-cell>
          <table:table-cell office:value-type="float" office:value="1387.88" calcext:value-type="float">
            <text:p>1387.88</text:p>
          </table:table-cell>
        </table:table-row>
        <table:table-row table:style-name="ro1">
          <table:table-cell office:value-type="float" office:value="17519954" calcext:value-type="float">
            <text:p>17519954</text:p>
          </table:table-cell>
          <table:table-cell table:formula="of:=TIME( ; ;[.A1097]/1000)" office:value-type="time" office:time-value="PT04H51M59.954S" calcext:value-type="time">
            <text:p>04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59.73" calcext:value-type="float">
            <text:p>1159.73</text:p>
          </table:table-cell>
          <table:table-cell office:value-type="float" office:value="1389.13" calcext:value-type="float">
            <text:p>1389.13</text:p>
          </table:table-cell>
        </table:table-row>
        <table:table-row table:style-name="ro1">
          <table:table-cell office:value-type="float" office:value="17535954" calcext:value-type="float">
            <text:p>17535954</text:p>
          </table:table-cell>
          <table:table-cell table:formula="of:=TIME( ; ;[.A1098]/1000)" office:value-type="time" office:time-value="PT04H52M15.954S" calcext:value-type="time">
            <text:p>04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160.78" calcext:value-type="float">
            <text:p>1160.78</text:p>
          </table:table-cell>
          <table:table-cell office:value-type="float" office:value="1390.37" calcext:value-type="float">
            <text:p>1390.37</text:p>
          </table:table-cell>
        </table:table-row>
        <table:table-row table:style-name="ro1">
          <table:table-cell office:value-type="float" office:value="17551954" calcext:value-type="float">
            <text:p>17551954</text:p>
          </table:table-cell>
          <table:table-cell table:formula="of:=TIME( ; ;[.A1099]/1000)" office:value-type="time" office:time-value="PT04H52M31.954S" calcext:value-type="time">
            <text:p>04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161.83" calcext:value-type="float">
            <text:p>1161.83</text:p>
          </table:table-cell>
          <table:table-cell office:value-type="float" office:value="1391.61" calcext:value-type="float">
            <text:p>1391.61</text:p>
          </table:table-cell>
        </table:table-row>
        <table:table-row table:style-name="ro1">
          <table:table-cell office:value-type="float" office:value="17567954" calcext:value-type="float">
            <text:p>17567954</text:p>
          </table:table-cell>
          <table:table-cell table:formula="of:=TIME( ; ;[.A1100]/1000)" office:value-type="time" office:time-value="PT04H52M47.954S" calcext:value-type="time">
            <text:p>04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62.88" calcext:value-type="float">
            <text:p>1162.88</text:p>
          </table:table-cell>
          <table:table-cell office:value-type="float" office:value="1392.85" calcext:value-type="float">
            <text:p>1392.85</text:p>
          </table:table-cell>
        </table:table-row>
        <table:table-row table:style-name="ro1">
          <table:table-cell office:value-type="float" office:value="17583954" calcext:value-type="float">
            <text:p>17583954</text:p>
          </table:table-cell>
          <table:table-cell table:formula="of:=TIME( ; ;[.A1101]/1000)" office:value-type="time" office:time-value="PT04H53M03.954S" calcext:value-type="time">
            <text:p>04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63.93" calcext:value-type="float">
            <text:p>1163.93</text:p>
          </table:table-cell>
          <table:table-cell office:value-type="float" office:value="1394.1" calcext:value-type="float">
            <text:p>1394.1</text:p>
          </table:table-cell>
        </table:table-row>
        <table:table-row table:style-name="ro1">
          <table:table-cell office:value-type="float" office:value="17599954" calcext:value-type="float">
            <text:p>17599954</text:p>
          </table:table-cell>
          <table:table-cell table:formula="of:=TIME( ; ;[.A1102]/1000)" office:value-type="time" office:time-value="PT04H53M19.954S" calcext:value-type="time">
            <text:p>04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64.98" calcext:value-type="float">
            <text:p>1164.98</text:p>
          </table:table-cell>
          <table:table-cell office:value-type="float" office:value="1395.34" calcext:value-type="float">
            <text:p>1395.34</text:p>
          </table:table-cell>
        </table:table-row>
        <table:table-row table:style-name="ro1">
          <table:table-cell office:value-type="float" office:value="17615954" calcext:value-type="float">
            <text:p>17615954</text:p>
          </table:table-cell>
          <table:table-cell table:formula="of:=TIME( ; ;[.A1103]/1000)" office:value-type="time" office:time-value="PT04H53M35.954S" calcext:value-type="time">
            <text:p>04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66.02" calcext:value-type="float">
            <text:p>1166.02</text:p>
          </table:table-cell>
          <table:table-cell office:value-type="float" office:value="1396.58" calcext:value-type="float">
            <text:p>1396.58</text:p>
          </table:table-cell>
        </table:table-row>
        <table:table-row table:style-name="ro1">
          <table:table-cell office:value-type="float" office:value="17631954" calcext:value-type="float">
            <text:p>17631954</text:p>
          </table:table-cell>
          <table:table-cell table:formula="of:=TIME( ; ;[.A1104]/1000)" office:value-type="time" office:time-value="PT04H53M51.954S" calcext:value-type="time">
            <text:p>04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67.07" calcext:value-type="float">
            <text:p>1167.07</text:p>
          </table:table-cell>
          <table:table-cell office:value-type="float" office:value="1397.82" calcext:value-type="float">
            <text:p>1397.82</text:p>
          </table:table-cell>
        </table:table-row>
        <table:table-row table:style-name="ro1">
          <table:table-cell office:value-type="float" office:value="17647954" calcext:value-type="float">
            <text:p>17647954</text:p>
          </table:table-cell>
          <table:table-cell table:formula="of:=TIME( ; ;[.A1105]/1000)" office:value-type="time" office:time-value="PT04H54M07.954S" calcext:value-type="time">
            <text:p>04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68.12" calcext:value-type="float">
            <text:p>1168.12</text:p>
          </table:table-cell>
          <table:table-cell office:value-type="float" office:value="1399.07" calcext:value-type="float">
            <text:p>1399.07</text:p>
          </table:table-cell>
        </table:table-row>
        <table:table-row table:style-name="ro1">
          <table:table-cell office:value-type="float" office:value="17663954" calcext:value-type="float">
            <text:p>17663954</text:p>
          </table:table-cell>
          <table:table-cell table:formula="of:=TIME( ; ;[.A1106]/1000)" office:value-type="time" office:time-value="PT04H54M23.954S" calcext:value-type="time">
            <text:p>04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69.17" calcext:value-type="float">
            <text:p>1169.17</text:p>
          </table:table-cell>
          <table:table-cell office:value-type="float" office:value="1400.31" calcext:value-type="float">
            <text:p>1400.31</text:p>
          </table:table-cell>
        </table:table-row>
        <table:table-row table:style-name="ro1">
          <table:table-cell office:value-type="float" office:value="17679954" calcext:value-type="float">
            <text:p>17679954</text:p>
          </table:table-cell>
          <table:table-cell table:formula="of:=TIME( ; ;[.A1107]/1000)" office:value-type="time" office:time-value="PT04H54M39.954S" calcext:value-type="time">
            <text:p>04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70.22" calcext:value-type="float">
            <text:p>1170.22</text:p>
          </table:table-cell>
          <table:table-cell office:value-type="float" office:value="1401.55" calcext:value-type="float">
            <text:p>1401.55</text:p>
          </table:table-cell>
        </table:table-row>
        <table:table-row table:style-name="ro1">
          <table:table-cell office:value-type="float" office:value="17695954" calcext:value-type="float">
            <text:p>17695954</text:p>
          </table:table-cell>
          <table:table-cell table:formula="of:=TIME( ; ;[.A1108]/1000)" office:value-type="time" office:time-value="PT04H54M55.954S" calcext:value-type="time">
            <text:p>04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71.27" calcext:value-type="float">
            <text:p>1171.27</text:p>
          </table:table-cell>
          <table:table-cell office:value-type="float" office:value="1402.79" calcext:value-type="float">
            <text:p>1402.79</text:p>
          </table:table-cell>
        </table:table-row>
        <table:table-row table:style-name="ro1">
          <table:table-cell office:value-type="float" office:value="17711954" calcext:value-type="float">
            <text:p>17711954</text:p>
          </table:table-cell>
          <table:table-cell table:formula="of:=TIME( ; ;[.A1109]/1000)" office:value-type="time" office:time-value="PT04H55M11.954S" calcext:value-type="time">
            <text:p>04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72.32" calcext:value-type="float">
            <text:p>1172.32</text:p>
          </table:table-cell>
          <table:table-cell office:value-type="float" office:value="1404.03" calcext:value-type="float">
            <text:p>1404.03</text:p>
          </table:table-cell>
        </table:table-row>
        <table:table-row table:style-name="ro1">
          <table:table-cell office:value-type="float" office:value="17727954" calcext:value-type="float">
            <text:p>17727954</text:p>
          </table:table-cell>
          <table:table-cell table:formula="of:=TIME( ; ;[.A1110]/1000)" office:value-type="time" office:time-value="PT04H55M27.954S" calcext:value-type="time">
            <text:p>04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73.36" calcext:value-type="float">
            <text:p>1173.36</text:p>
          </table:table-cell>
          <table:table-cell office:value-type="float" office:value="1405.28" calcext:value-type="float">
            <text:p>1405.28</text:p>
          </table:table-cell>
        </table:table-row>
        <table:table-row table:style-name="ro1">
          <table:table-cell office:value-type="float" office:value="17743954" calcext:value-type="float">
            <text:p>17743954</text:p>
          </table:table-cell>
          <table:table-cell table:formula="of:=TIME( ; ;[.A1111]/1000)" office:value-type="time" office:time-value="PT04H55M43.954S" calcext:value-type="time">
            <text:p>04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74.41" calcext:value-type="float">
            <text:p>1174.41</text:p>
          </table:table-cell>
          <table:table-cell office:value-type="float" office:value="1406.52" calcext:value-type="float">
            <text:p>1406.52</text:p>
          </table:table-cell>
        </table:table-row>
        <table:table-row table:style-name="ro1">
          <table:table-cell office:value-type="float" office:value="17759954" calcext:value-type="float">
            <text:p>17759954</text:p>
          </table:table-cell>
          <table:table-cell table:formula="of:=TIME( ; ;[.A1112]/1000)" office:value-type="time" office:time-value="PT04H55M59.954S" calcext:value-type="time">
            <text:p>04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75.46" calcext:value-type="float">
            <text:p>1175.46</text:p>
          </table:table-cell>
          <table:table-cell office:value-type="float" office:value="1407.76" calcext:value-type="float">
            <text:p>1407.76</text:p>
          </table:table-cell>
        </table:table-row>
        <table:table-row table:style-name="ro1">
          <table:table-cell office:value-type="float" office:value="17775954" calcext:value-type="float">
            <text:p>17775954</text:p>
          </table:table-cell>
          <table:table-cell table:formula="of:=TIME( ; ;[.A1113]/1000)" office:value-type="time" office:time-value="PT04H56M15.954S" calcext:value-type="time">
            <text:p>04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76.51" calcext:value-type="float">
            <text:p>1176.5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7791954" calcext:value-type="float">
            <text:p>17791954</text:p>
          </table:table-cell>
          <table:table-cell table:formula="of:=TIME( ; ;[.A1114]/1000)" office:value-type="time" office:time-value="PT04H56M31.954S" calcext:value-type="time">
            <text:p>04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77.56" calcext:value-type="float">
            <text:p>1177.56</text:p>
          </table:table-cell>
          <table:table-cell office:value-type="float" office:value="1410.25" calcext:value-type="float">
            <text:p>1410.25</text:p>
          </table:table-cell>
        </table:table-row>
        <table:table-row table:style-name="ro1">
          <table:table-cell office:value-type="float" office:value="17807954" calcext:value-type="float">
            <text:p>17807954</text:p>
          </table:table-cell>
          <table:table-cell table:formula="of:=TIME( ; ;[.A1115]/1000)" office:value-type="time" office:time-value="PT04H56M47.954S" calcext:value-type="time">
            <text:p>04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78.61" calcext:value-type="float">
            <text:p>1178.61</text:p>
          </table:table-cell>
          <table:table-cell office:value-type="float" office:value="1411.49" calcext:value-type="float">
            <text:p>1411.49</text:p>
          </table:table-cell>
        </table:table-row>
        <table:table-row table:style-name="ro1">
          <table:table-cell office:value-type="float" office:value="17823954" calcext:value-type="float">
            <text:p>17823954</text:p>
          </table:table-cell>
          <table:table-cell table:formula="of:=TIME( ; ;[.A1116]/1000)" office:value-type="time" office:time-value="PT04H57M03.954S" calcext:value-type="time">
            <text:p>04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79.66" calcext:value-type="float">
            <text:p>1179.66</text:p>
          </table:table-cell>
          <table:table-cell office:value-type="float" office:value="1412.73" calcext:value-type="float">
            <text:p>1412.73</text:p>
          </table:table-cell>
        </table:table-row>
        <table:table-row table:style-name="ro1">
          <table:table-cell office:value-type="float" office:value="17839954" calcext:value-type="float">
            <text:p>17839954</text:p>
          </table:table-cell>
          <table:table-cell table:formula="of:=TIME( ; ;[.A1117]/1000)" office:value-type="time" office:time-value="PT04H57M19.954S" calcext:value-type="time">
            <text:p>04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80.7" calcext:value-type="float">
            <text:p>1180.7</text:p>
          </table:table-cell>
          <table:table-cell office:value-type="float" office:value="1413.97" calcext:value-type="float">
            <text:p>1413.97</text:p>
          </table:table-cell>
        </table:table-row>
        <table:table-row table:style-name="ro1">
          <table:table-cell office:value-type="float" office:value="17855954" calcext:value-type="float">
            <text:p>17855954</text:p>
          </table:table-cell>
          <table:table-cell table:formula="of:=TIME( ; ;[.A1118]/1000)" office:value-type="time" office:time-value="PT04H57M35.954S" calcext:value-type="time">
            <text:p>04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81.75" calcext:value-type="float">
            <text:p>1181.75</text:p>
          </table:table-cell>
          <table:table-cell office:value-type="float" office:value="1415.21" calcext:value-type="float">
            <text:p>1415.21</text:p>
          </table:table-cell>
        </table:table-row>
        <table:table-row table:style-name="ro1">
          <table:table-cell office:value-type="float" office:value="17871954" calcext:value-type="float">
            <text:p>17871954</text:p>
          </table:table-cell>
          <table:table-cell table:formula="of:=TIME( ; ;[.A1119]/1000)" office:value-type="time" office:time-value="PT04H57M51.954S" calcext:value-type="time">
            <text:p>04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82.8" calcext:value-type="float">
            <text:p>1182.8</text:p>
          </table:table-cell>
          <table:table-cell office:value-type="float" office:value="1416.45" calcext:value-type="float">
            <text:p>1416.45</text:p>
          </table:table-cell>
        </table:table-row>
        <table:table-row table:style-name="ro1">
          <table:table-cell office:value-type="float" office:value="17887954" calcext:value-type="float">
            <text:p>17887954</text:p>
          </table:table-cell>
          <table:table-cell table:formula="of:=TIME( ; ;[.A1120]/1000)" office:value-type="time" office:time-value="PT04H58M07.954S" calcext:value-type="time">
            <text:p>04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83.85" calcext:value-type="float">
            <text:p>1183.85</text:p>
          </table:table-cell>
          <table:table-cell office:value-type="float" office:value="1417.7" calcext:value-type="float">
            <text:p>1417.7</text:p>
          </table:table-cell>
        </table:table-row>
        <table:table-row table:style-name="ro1">
          <table:table-cell office:value-type="float" office:value="17903954" calcext:value-type="float">
            <text:p>17903954</text:p>
          </table:table-cell>
          <table:table-cell table:formula="of:=TIME( ; ;[.A1121]/1000)" office:value-type="time" office:time-value="PT04H58M23.954S" calcext:value-type="time">
            <text:p>04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84.9" calcext:value-type="float">
            <text:p>1184.9</text:p>
          </table:table-cell>
          <table:table-cell office:value-type="float" office:value="1418.94" calcext:value-type="float">
            <text:p>1418.94</text:p>
          </table:table-cell>
        </table:table-row>
        <table:table-row table:style-name="ro1">
          <table:table-cell office:value-type="float" office:value="17919954" calcext:value-type="float">
            <text:p>17919954</text:p>
          </table:table-cell>
          <table:table-cell table:formula="of:=TIME( ; ;[.A1122]/1000)" office:value-type="time" office:time-value="PT04H58M39.954S" calcext:value-type="time">
            <text:p>04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85.95" calcext:value-type="float">
            <text:p>1185.95</text:p>
          </table:table-cell>
          <table:table-cell office:value-type="float" office:value="1420.18" calcext:value-type="float">
            <text:p>1420.18</text:p>
          </table:table-cell>
        </table:table-row>
        <table:table-row table:style-name="ro1">
          <table:table-cell office:value-type="float" office:value="17935954" calcext:value-type="float">
            <text:p>17935954</text:p>
          </table:table-cell>
          <table:table-cell table:formula="of:=TIME( ; ;[.A1123]/1000)" office:value-type="time" office:time-value="PT04H58M55.954S" calcext:value-type="time">
            <text:p>04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87" calcext:value-type="float">
            <text:p>1187</text:p>
          </table:table-cell>
          <table:table-cell office:value-type="float" office:value="1421.42" calcext:value-type="float">
            <text:p>1421.42</text:p>
          </table:table-cell>
        </table:table-row>
        <table:table-row table:style-name="ro1">
          <table:table-cell office:value-type="float" office:value="17951954" calcext:value-type="float">
            <text:p>17951954</text:p>
          </table:table-cell>
          <table:table-cell table:formula="of:=TIME( ; ;[.A1124]/1000)" office:value-type="time" office:time-value="PT04H59M11.954S" calcext:value-type="time">
            <text:p>04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1422.66" calcext:value-type="float">
            <text:p>1422.66</text:p>
          </table:table-cell>
        </table:table-row>
        <table:table-row table:style-name="ro1">
          <table:table-cell office:value-type="float" office:value="17967954" calcext:value-type="float">
            <text:p>17967954</text:p>
          </table:table-cell>
          <table:table-cell table:formula="of:=TIME( ; ;[.A1125]/1000)" office:value-type="time" office:time-value="PT04H59M27.954S" calcext:value-type="time">
            <text:p>04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189.09" calcext:value-type="float">
            <text:p>1189.09</text:p>
          </table:table-cell>
          <table:table-cell office:value-type="float" office:value="1423.9" calcext:value-type="float">
            <text:p>1423.9</text:p>
          </table:table-cell>
        </table:table-row>
        <table:table-row table:style-name="ro1">
          <table:table-cell office:value-type="float" office:value="17983954" calcext:value-type="float">
            <text:p>17983954</text:p>
          </table:table-cell>
          <table:table-cell table:formula="of:=TIME( ; ;[.A1126]/1000)" office:value-type="time" office:time-value="PT04H59M43.954S" calcext:value-type="time">
            <text:p>04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90.14" calcext:value-type="float">
            <text:p>1190.14</text:p>
          </table:table-cell>
          <table:table-cell office:value-type="float" office:value="1425.15" calcext:value-type="float">
            <text:p>1425.15</text:p>
          </table:table-cell>
        </table:table-row>
        <table:table-row table:style-name="ro1">
          <table:table-cell office:value-type="float" office:value="17999954" calcext:value-type="float">
            <text:p>17999954</text:p>
          </table:table-cell>
          <table:table-cell table:formula="of:=TIME( ; ;[.A1127]/1000)" office:value-type="time" office:time-value="PT04H59M59.954S" calcext:value-type="time">
            <text:p>05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91.19" calcext:value-type="float">
            <text:p>1191.19</text:p>
          </table:table-cell>
          <table:table-cell office:value-type="float" office:value="1426.39" calcext:value-type="float">
            <text:p>1426.39</text:p>
          </table:table-cell>
        </table:table-row>
        <table:table-row table:style-name="ro1">
          <table:table-cell office:value-type="float" office:value="18015954" calcext:value-type="float">
            <text:p>18015954</text:p>
          </table:table-cell>
          <table:table-cell table:formula="of:=TIME( ; ;[.A1128]/1000)" office:value-type="time" office:time-value="PT05H00M15.954S" calcext:value-type="time">
            <text:p>05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192.24" calcext:value-type="float">
            <text:p>1192.24</text:p>
          </table:table-cell>
          <table:table-cell office:value-type="float" office:value="1427.63" calcext:value-type="float">
            <text:p>1427.63</text:p>
          </table:table-cell>
        </table:table-row>
        <table:table-row table:style-name="ro1">
          <table:table-cell office:value-type="float" office:value="18031954" calcext:value-type="float">
            <text:p>18031954</text:p>
          </table:table-cell>
          <table:table-cell table:formula="of:=TIME( ; ;[.A1129]/1000)" office:value-type="time" office:time-value="PT05H00M31.954S" calcext:value-type="time">
            <text:p>05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193.29" calcext:value-type="float">
            <text:p>1193.29</text:p>
          </table:table-cell>
          <table:table-cell office:value-type="float" office:value="1428.87" calcext:value-type="float">
            <text:p>1428.87</text:p>
          </table:table-cell>
        </table:table-row>
        <table:table-row table:style-name="ro1">
          <table:table-cell office:value-type="float" office:value="18047954" calcext:value-type="float">
            <text:p>18047954</text:p>
          </table:table-cell>
          <table:table-cell table:formula="of:=TIME( ; ;[.A1130]/1000)" office:value-type="time" office:time-value="PT05H00M47.954S" calcext:value-type="time">
            <text:p>05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94.34" calcext:value-type="float">
            <text:p>1194.34</text:p>
          </table:table-cell>
          <table:table-cell office:value-type="float" office:value="1430.11" calcext:value-type="float">
            <text:p>1430.11</text:p>
          </table:table-cell>
        </table:table-row>
        <table:table-row table:style-name="ro1">
          <table:table-cell office:value-type="float" office:value="18063953" calcext:value-type="float">
            <text:p>18063953</text:p>
          </table:table-cell>
          <table:table-cell table:formula="of:=TIME( ; ;[.A1131]/1000)" office:value-type="time" office:time-value="PT05H01M03.953S" calcext:value-type="time">
            <text:p>05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95.38" calcext:value-type="float">
            <text:p>1195.38</text:p>
          </table:table-cell>
          <table:table-cell office:value-type="float" office:value="1431.35" calcext:value-type="float">
            <text:p>1431.35</text:p>
          </table:table-cell>
        </table:table-row>
        <table:table-row table:style-name="ro1">
          <table:table-cell office:value-type="float" office:value="18079954" calcext:value-type="float">
            <text:p>18079954</text:p>
          </table:table-cell>
          <table:table-cell table:formula="of:=TIME( ; ;[.A1132]/1000)" office:value-type="time" office:time-value="PT05H01M19.954S" calcext:value-type="time">
            <text:p>05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96.43" calcext:value-type="float">
            <text:p>1196.43</text:p>
          </table:table-cell>
          <table:table-cell office:value-type="float" office:value="1432.6" calcext:value-type="float">
            <text:p>1432.6</text:p>
          </table:table-cell>
        </table:table-row>
        <table:table-row table:style-name="ro1">
          <table:table-cell office:value-type="float" office:value="18095954" calcext:value-type="float">
            <text:p>18095954</text:p>
          </table:table-cell>
          <table:table-cell table:formula="of:=TIME( ; ;[.A1133]/1000)" office:value-type="time" office:time-value="PT05H01M35.954S" calcext:value-type="time">
            <text:p>05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97.48" calcext:value-type="float">
            <text:p>1197.48</text:p>
          </table:table-cell>
          <table:table-cell office:value-type="float" office:value="1433.84" calcext:value-type="float">
            <text:p>1433.84</text:p>
          </table:table-cell>
        </table:table-row>
        <table:table-row table:style-name="ro1">
          <table:table-cell office:value-type="float" office:value="18111954" calcext:value-type="float">
            <text:p>18111954</text:p>
          </table:table-cell>
          <table:table-cell table:formula="of:=TIME( ; ;[.A1134]/1000)" office:value-type="time" office:time-value="PT05H01M51.954S" calcext:value-type="time">
            <text:p>05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98.53" calcext:value-type="float">
            <text:p>1198.53</text:p>
          </table:table-cell>
          <table:table-cell office:value-type="float" office:value="1435.08" calcext:value-type="float">
            <text:p>1435.08</text:p>
          </table:table-cell>
        </table:table-row>
        <table:table-row table:style-name="ro1">
          <table:table-cell office:value-type="float" office:value="18127954" calcext:value-type="float">
            <text:p>18127954</text:p>
          </table:table-cell>
          <table:table-cell table:formula="of:=TIME( ; ;[.A1135]/1000)" office:value-type="time" office:time-value="PT05H02M07.954S" calcext:value-type="time">
            <text:p>05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199.58" calcext:value-type="float">
            <text:p>1199.58</text:p>
          </table:table-cell>
          <table:table-cell office:value-type="float" office:value="1436.32" calcext:value-type="float">
            <text:p>1436.32</text:p>
          </table:table-cell>
        </table:table-row>
        <table:table-row table:style-name="ro1">
          <table:table-cell office:value-type="float" office:value="18143954" calcext:value-type="float">
            <text:p>18143954</text:p>
          </table:table-cell>
          <table:table-cell table:formula="of:=TIME( ; ;[.A1136]/1000)" office:value-type="time" office:time-value="PT05H02M23.954S" calcext:value-type="time">
            <text:p>05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00.63" calcext:value-type="float">
            <text:p>1200.63</text:p>
          </table:table-cell>
          <table:table-cell office:value-type="float" office:value="1437.56" calcext:value-type="float">
            <text:p>1437.56</text:p>
          </table:table-cell>
        </table:table-row>
        <table:table-row table:style-name="ro1">
          <table:table-cell office:value-type="float" office:value="18159954" calcext:value-type="float">
            <text:p>18159954</text:p>
          </table:table-cell>
          <table:table-cell table:formula="of:=TIME( ; ;[.A1137]/1000)" office:value-type="time" office:time-value="PT05H02M39.954S" calcext:value-type="time">
            <text:p>05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01.68" calcext:value-type="float">
            <text:p>1201.68</text:p>
          </table:table-cell>
          <table:table-cell office:value-type="float" office:value="1438.8" calcext:value-type="float">
            <text:p>1438.8</text:p>
          </table:table-cell>
        </table:table-row>
        <table:table-row table:style-name="ro1">
          <table:table-cell office:value-type="float" office:value="18175954" calcext:value-type="float">
            <text:p>18175954</text:p>
          </table:table-cell>
          <table:table-cell table:formula="of:=TIME( ; ;[.A1138]/1000)" office:value-type="time" office:time-value="PT05H02M55.954S" calcext:value-type="time">
            <text:p>05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02.72" calcext:value-type="float">
            <text:p>1202.72</text:p>
          </table:table-cell>
          <table:table-cell office:value-type="float" office:value="1440.04" calcext:value-type="float">
            <text:p>1440.04</text:p>
          </table:table-cell>
        </table:table-row>
        <table:table-row table:style-name="ro1">
          <table:table-cell office:value-type="float" office:value="18191954" calcext:value-type="float">
            <text:p>18191954</text:p>
          </table:table-cell>
          <table:table-cell table:formula="of:=TIME( ; ;[.A1139]/1000)" office:value-type="time" office:time-value="PT05H03M11.954S" calcext:value-type="time">
            <text:p>05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03.77" calcext:value-type="float">
            <text:p>1203.77</text:p>
          </table:table-cell>
          <table:table-cell office:value-type="float" office:value="1441.28" calcext:value-type="float">
            <text:p>1441.28</text:p>
          </table:table-cell>
        </table:table-row>
        <table:table-row table:style-name="ro1">
          <table:table-cell office:value-type="float" office:value="18207954" calcext:value-type="float">
            <text:p>18207954</text:p>
          </table:table-cell>
          <table:table-cell table:formula="of:=TIME( ; ;[.A1140]/1000)" office:value-type="time" office:time-value="PT05H03M27.954S" calcext:value-type="time">
            <text:p>05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04.82" calcext:value-type="float">
            <text:p>1204.82</text:p>
          </table:table-cell>
          <table:table-cell office:value-type="float" office:value="1442.53" calcext:value-type="float">
            <text:p>1442.53</text:p>
          </table:table-cell>
        </table:table-row>
        <table:table-row table:style-name="ro1">
          <table:table-cell office:value-type="float" office:value="18223954" calcext:value-type="float">
            <text:p>18223954</text:p>
          </table:table-cell>
          <table:table-cell table:formula="of:=TIME( ; ;[.A1141]/1000)" office:value-type="time" office:time-value="PT05H03M43.954S" calcext:value-type="time">
            <text:p>05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05.87" calcext:value-type="float">
            <text:p>1205.87</text:p>
          </table:table-cell>
          <table:table-cell office:value-type="float" office:value="1443.77" calcext:value-type="float">
            <text:p>1443.77</text:p>
          </table:table-cell>
        </table:table-row>
        <table:table-row table:style-name="ro1">
          <table:table-cell office:value-type="float" office:value="18239954" calcext:value-type="float">
            <text:p>18239954</text:p>
          </table:table-cell>
          <table:table-cell table:formula="of:=TIME( ; ;[.A1142]/1000)" office:value-type="time" office:time-value="PT05H03M59.954S" calcext:value-type="time">
            <text:p>05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06.92" calcext:value-type="float">
            <text:p>1206.92</text:p>
          </table:table-cell>
          <table:table-cell office:value-type="float" office:value="1445.01" calcext:value-type="float">
            <text:p>1445.01</text:p>
          </table:table-cell>
        </table:table-row>
        <table:table-row table:style-name="ro1">
          <table:table-cell office:value-type="float" office:value="18255953" calcext:value-type="float">
            <text:p>18255953</text:p>
          </table:table-cell>
          <table:table-cell table:formula="of:=TIME( ; ;[.A1143]/1000)" office:value-type="time" office:time-value="PT05H04M15.953S" calcext:value-type="time">
            <text:p>05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07.97" calcext:value-type="float">
            <text:p>1207.97</text:p>
          </table:table-cell>
          <table:table-cell office:value-type="float" office:value="1446.25" calcext:value-type="float">
            <text:p>1446.25</text:p>
          </table:table-cell>
        </table:table-row>
        <table:table-row table:style-name="ro1">
          <table:table-cell office:value-type="float" office:value="18271954" calcext:value-type="float">
            <text:p>18271954</text:p>
          </table:table-cell>
          <table:table-cell table:formula="of:=TIME( ; ;[.A1144]/1000)" office:value-type="time" office:time-value="PT05H04M31.954S" calcext:value-type="time">
            <text:p>05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09.02" calcext:value-type="float">
            <text:p>1209.02</text:p>
          </table:table-cell>
          <table:table-cell office:value-type="float" office:value="1447.49" calcext:value-type="float">
            <text:p>1447.49</text:p>
          </table:table-cell>
        </table:table-row>
        <table:table-row table:style-name="ro1">
          <table:table-cell office:value-type="float" office:value="18287954" calcext:value-type="float">
            <text:p>18287954</text:p>
          </table:table-cell>
          <table:table-cell table:formula="of:=TIME( ; ;[.A1145]/1000)" office:value-type="time" office:time-value="PT05H04M47.954S" calcext:value-type="time">
            <text:p>05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10.06" calcext:value-type="float">
            <text:p>1210.06</text:p>
          </table:table-cell>
          <table:table-cell office:value-type="float" office:value="1448.73" calcext:value-type="float">
            <text:p>1448.73</text:p>
          </table:table-cell>
        </table:table-row>
        <table:table-row table:style-name="ro1">
          <table:table-cell office:value-type="float" office:value="18303954" calcext:value-type="float">
            <text:p>18303954</text:p>
          </table:table-cell>
          <table:table-cell table:formula="of:=TIME( ; ;[.A1146]/1000)" office:value-type="time" office:time-value="PT05H05M03.954S" calcext:value-type="time">
            <text:p>05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11.11" calcext:value-type="float">
            <text:p>1211.11</text:p>
          </table:table-cell>
          <table:table-cell office:value-type="float" office:value="1449.97" calcext:value-type="float">
            <text:p>1449.97</text:p>
          </table:table-cell>
        </table:table-row>
        <table:table-row table:style-name="ro1">
          <table:table-cell office:value-type="float" office:value="18319954" calcext:value-type="float">
            <text:p>18319954</text:p>
          </table:table-cell>
          <table:table-cell table:formula="of:=TIME( ; ;[.A1147]/1000)" office:value-type="time" office:time-value="PT05H05M19.954S" calcext:value-type="time">
            <text:p>05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12.16" calcext:value-type="float">
            <text:p>1212.16</text:p>
          </table:table-cell>
          <table:table-cell office:value-type="float" office:value="1451.21" calcext:value-type="float">
            <text:p>1451.21</text:p>
          </table:table-cell>
        </table:table-row>
        <table:table-row table:style-name="ro1">
          <table:table-cell office:value-type="float" office:value="18335954" calcext:value-type="float">
            <text:p>18335954</text:p>
          </table:table-cell>
          <table:table-cell table:formula="of:=TIME( ; ;[.A1148]/1000)" office:value-type="time" office:time-value="PT05H05M35.954S" calcext:value-type="time">
            <text:p>05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13.21" calcext:value-type="float">
            <text:p>1213.21</text:p>
          </table:table-cell>
          <table:table-cell office:value-type="float" office:value="1452.45" calcext:value-type="float">
            <text:p>1452.45</text:p>
          </table:table-cell>
        </table:table-row>
        <table:table-row table:style-name="ro1">
          <table:table-cell office:value-type="float" office:value="18351954" calcext:value-type="float">
            <text:p>18351954</text:p>
          </table:table-cell>
          <table:table-cell table:formula="of:=TIME( ; ;[.A1149]/1000)" office:value-type="time" office:time-value="PT05H05M51.954S" calcext:value-type="time">
            <text:p>05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14.26" calcext:value-type="float">
            <text:p>1214.26</text:p>
          </table:table-cell>
          <table:table-cell office:value-type="float" office:value="1453.7" calcext:value-type="float">
            <text:p>1453.7</text:p>
          </table:table-cell>
        </table:table-row>
        <table:table-row table:style-name="ro1">
          <table:table-cell office:value-type="float" office:value="18367954" calcext:value-type="float">
            <text:p>18367954</text:p>
          </table:table-cell>
          <table:table-cell table:formula="of:=TIME( ; ;[.A1150]/1000)" office:value-type="time" office:time-value="PT05H06M07.954S" calcext:value-type="time">
            <text:p>05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15.31" calcext:value-type="float">
            <text:p>1215.31</text:p>
          </table:table-cell>
          <table:table-cell office:value-type="float" office:value="1454.94" calcext:value-type="float">
            <text:p>1454.94</text:p>
          </table:table-cell>
        </table:table-row>
        <table:table-row table:style-name="ro1">
          <table:table-cell office:value-type="float" office:value="18383954" calcext:value-type="float">
            <text:p>18383954</text:p>
          </table:table-cell>
          <table:table-cell table:formula="of:=TIME( ; ;[.A1151]/1000)" office:value-type="time" office:time-value="PT05H06M23.954S" calcext:value-type="time">
            <text:p>05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16.36" calcext:value-type="float">
            <text:p>1216.36</text:p>
          </table:table-cell>
          <table:table-cell office:value-type="float" office:value="1456.18" calcext:value-type="float">
            <text:p>1456.18</text:p>
          </table:table-cell>
        </table:table-row>
        <table:table-row table:style-name="ro1">
          <table:table-cell office:value-type="float" office:value="18399954" calcext:value-type="float">
            <text:p>18399954</text:p>
          </table:table-cell>
          <table:table-cell table:formula="of:=TIME( ; ;[.A1152]/1000)" office:value-type="time" office:time-value="PT05H06M39.954S" calcext:value-type="time">
            <text:p>05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17.4" calcext:value-type="float">
            <text:p>1217.4</text:p>
          </table:table-cell>
          <table:table-cell office:value-type="float" office:value="1457.42" calcext:value-type="float">
            <text:p>1457.42</text:p>
          </table:table-cell>
        </table:table-row>
        <table:table-row table:style-name="ro1">
          <table:table-cell office:value-type="float" office:value="18415954" calcext:value-type="float">
            <text:p>18415954</text:p>
          </table:table-cell>
          <table:table-cell table:formula="of:=TIME( ; ;[.A1153]/1000)" office:value-type="time" office:time-value="PT05H06M55.954S" calcext:value-type="time">
            <text:p>05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18.45" calcext:value-type="float">
            <text:p>1218.45</text:p>
          </table:table-cell>
          <table:table-cell office:value-type="float" office:value="1458.66" calcext:value-type="float">
            <text:p>1458.66</text:p>
          </table:table-cell>
        </table:table-row>
        <table:table-row table:style-name="ro1">
          <table:table-cell office:value-type="float" office:value="18431954" calcext:value-type="float">
            <text:p>18431954</text:p>
          </table:table-cell>
          <table:table-cell table:formula="of:=TIME( ; ;[.A1154]/1000)" office:value-type="time" office:time-value="PT05H07M11.954S" calcext:value-type="time">
            <text:p>05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19.5" calcext:value-type="float">
            <text:p>1219.5</text:p>
          </table:table-cell>
          <table:table-cell office:value-type="float" office:value="1459.9" calcext:value-type="float">
            <text:p>1459.9</text:p>
          </table:table-cell>
        </table:table-row>
        <table:table-row table:style-name="ro1">
          <table:table-cell office:value-type="float" office:value="18447954" calcext:value-type="float">
            <text:p>18447954</text:p>
          </table:table-cell>
          <table:table-cell table:formula="of:=TIME( ; ;[.A1155]/1000)" office:value-type="time" office:time-value="PT05H07M27.954S" calcext:value-type="time">
            <text:p>05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20.55" calcext:value-type="float">
            <text:p>1220.55</text:p>
          </table:table-cell>
          <table:table-cell office:value-type="float" office:value="1461.14" calcext:value-type="float">
            <text:p>1461.14</text:p>
          </table:table-cell>
        </table:table-row>
        <table:table-row table:style-name="ro1">
          <table:table-cell office:value-type="float" office:value="18463954" calcext:value-type="float">
            <text:p>18463954</text:p>
          </table:table-cell>
          <table:table-cell table:formula="of:=TIME( ; ;[.A1156]/1000)" office:value-type="time" office:time-value="PT05H07M43.954S" calcext:value-type="time">
            <text:p>05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21.6" calcext:value-type="float">
            <text:p>1221.6</text:p>
          </table:table-cell>
          <table:table-cell office:value-type="float" office:value="1462.38" calcext:value-type="float">
            <text:p>1462.38</text:p>
          </table:table-cell>
        </table:table-row>
        <table:table-row table:style-name="ro1">
          <table:table-cell office:value-type="float" office:value="18479954" calcext:value-type="float">
            <text:p>18479954</text:p>
          </table:table-cell>
          <table:table-cell table:formula="of:=TIME( ; ;[.A1157]/1000)" office:value-type="time" office:time-value="PT05H07M59.954S" calcext:value-type="time">
            <text:p>05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22.65" calcext:value-type="float">
            <text:p>1222.65</text:p>
          </table:table-cell>
          <table:table-cell office:value-type="float" office:value="1463.62" calcext:value-type="float">
            <text:p>1463.62</text:p>
          </table:table-cell>
        </table:table-row>
        <table:table-row table:style-name="ro1">
          <table:table-cell office:value-type="float" office:value="18495954" calcext:value-type="float">
            <text:p>18495954</text:p>
          </table:table-cell>
          <table:table-cell table:formula="of:=TIME( ; ;[.A1158]/1000)" office:value-type="time" office:time-value="PT05H08M15.954S" calcext:value-type="time">
            <text:p>05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23.7" calcext:value-type="float">
            <text:p>1223.7</text:p>
          </table:table-cell>
          <table:table-cell office:value-type="float" office:value="1464.86" calcext:value-type="float">
            <text:p>1464.86</text:p>
          </table:table-cell>
        </table:table-row>
        <table:table-row table:style-name="ro1">
          <table:table-cell office:value-type="float" office:value="18511954" calcext:value-type="float">
            <text:p>18511954</text:p>
          </table:table-cell>
          <table:table-cell table:formula="of:=TIME( ; ;[.A1159]/1000)" office:value-type="time" office:time-value="PT05H08M31.954S" calcext:value-type="time">
            <text:p>05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24.74" calcext:value-type="float">
            <text:p>1224.74</text:p>
          </table:table-cell>
          <table:table-cell office:value-type="float" office:value="1466.1" calcext:value-type="float">
            <text:p>1466.1</text:p>
          </table:table-cell>
        </table:table-row>
        <table:table-row table:style-name="ro1">
          <table:table-cell office:value-type="float" office:value="18527954" calcext:value-type="float">
            <text:p>18527954</text:p>
          </table:table-cell>
          <table:table-cell table:formula="of:=TIME( ; ;[.A1160]/1000)" office:value-type="time" office:time-value="PT05H08M47.954S" calcext:value-type="time">
            <text:p>05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25.79" calcext:value-type="float">
            <text:p>1225.79</text:p>
          </table:table-cell>
          <table:table-cell office:value-type="float" office:value="1467.34" calcext:value-type="float">
            <text:p>1467.34</text:p>
          </table:table-cell>
        </table:table-row>
        <table:table-row table:style-name="ro1">
          <table:table-cell office:value-type="float" office:value="18543954" calcext:value-type="float">
            <text:p>18543954</text:p>
          </table:table-cell>
          <table:table-cell table:formula="of:=TIME( ; ;[.A1161]/1000)" office:value-type="time" office:time-value="PT05H09M03.954S" calcext:value-type="time">
            <text:p>05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26.84" calcext:value-type="float">
            <text:p>1226.84</text:p>
          </table:table-cell>
          <table:table-cell office:value-type="float" office:value="1468.58" calcext:value-type="float">
            <text:p>1468.58</text:p>
          </table:table-cell>
        </table:table-row>
        <table:table-row table:style-name="ro1">
          <table:table-cell office:value-type="float" office:value="18559954" calcext:value-type="float">
            <text:p>18559954</text:p>
          </table:table-cell>
          <table:table-cell table:formula="of:=TIME( ; ;[.A1162]/1000)" office:value-type="time" office:time-value="PT05H09M19.954S" calcext:value-type="time">
            <text:p>05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27.89" calcext:value-type="float">
            <text:p>1227.89</text:p>
          </table:table-cell>
          <table:table-cell office:value-type="float" office:value="1469.82" calcext:value-type="float">
            <text:p>1469.82</text:p>
          </table:table-cell>
        </table:table-row>
        <table:table-row table:style-name="ro1">
          <table:table-cell office:value-type="float" office:value="18575954" calcext:value-type="float">
            <text:p>18575954</text:p>
          </table:table-cell>
          <table:table-cell table:formula="of:=TIME( ; ;[.A1163]/1000)" office:value-type="time" office:time-value="PT05H09M35.954S" calcext:value-type="time">
            <text:p>05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28.94" calcext:value-type="float">
            <text:p>1228.94</text:p>
          </table:table-cell>
          <table:table-cell office:value-type="float" office:value="1471.06" calcext:value-type="float">
            <text:p>1471.06</text:p>
          </table:table-cell>
        </table:table-row>
        <table:table-row table:style-name="ro1">
          <table:table-cell office:value-type="float" office:value="18591954" calcext:value-type="float">
            <text:p>18591954</text:p>
          </table:table-cell>
          <table:table-cell table:formula="of:=TIME( ; ;[.A1164]/1000)" office:value-type="time" office:time-value="PT05H09M51.954S" calcext:value-type="time">
            <text:p>05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29.99" calcext:value-type="float">
            <text:p>1229.99</text:p>
          </table:table-cell>
          <table:table-cell office:value-type="float" office:value="1472.3" calcext:value-type="float">
            <text:p>1472.3</text:p>
          </table:table-cell>
        </table:table-row>
        <table:table-row table:style-name="ro1">
          <table:table-cell office:value-type="float" office:value="18607954" calcext:value-type="float">
            <text:p>18607954</text:p>
          </table:table-cell>
          <table:table-cell table:formula="of:=TIME( ; ;[.A1165]/1000)" office:value-type="time" office:time-value="PT05H10M07.954S" calcext:value-type="time">
            <text:p>05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31.03" calcext:value-type="float">
            <text:p>1231.03</text:p>
          </table:table-cell>
          <table:table-cell office:value-type="float" office:value="1473.54" calcext:value-type="float">
            <text:p>1473.54</text:p>
          </table:table-cell>
        </table:table-row>
        <table:table-row table:style-name="ro1">
          <table:table-cell office:value-type="float" office:value="18623954" calcext:value-type="float">
            <text:p>18623954</text:p>
          </table:table-cell>
          <table:table-cell table:formula="of:=TIME( ; ;[.A1166]/1000)" office:value-type="time" office:time-value="PT05H10M23.954S" calcext:value-type="time">
            <text:p>05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32.08" calcext:value-type="float">
            <text:p>1232.08</text:p>
          </table:table-cell>
          <table:table-cell office:value-type="float" office:value="1474.78" calcext:value-type="float">
            <text:p>1474.78</text:p>
          </table:table-cell>
        </table:table-row>
        <table:table-row table:style-name="ro1">
          <table:table-cell office:value-type="float" office:value="18639954" calcext:value-type="float">
            <text:p>18639954</text:p>
          </table:table-cell>
          <table:table-cell table:formula="of:=TIME( ; ;[.A1167]/1000)" office:value-type="time" office:time-value="PT05H10M39.954S" calcext:value-type="time">
            <text:p>05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33.13" calcext:value-type="float">
            <text:p>1233.13</text:p>
          </table:table-cell>
          <table:table-cell office:value-type="float" office:value="1476.03" calcext:value-type="float">
            <text:p>1476.03</text:p>
          </table:table-cell>
        </table:table-row>
        <table:table-row table:style-name="ro1">
          <table:table-cell office:value-type="float" office:value="18655954" calcext:value-type="float">
            <text:p>18655954</text:p>
          </table:table-cell>
          <table:table-cell table:formula="of:=TIME( ; ;[.A1168]/1000)" office:value-type="time" office:time-value="PT05H10M55.954S" calcext:value-type="time">
            <text:p>05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34.18" calcext:value-type="float">
            <text:p>1234.18</text:p>
          </table:table-cell>
          <table:table-cell office:value-type="float" office:value="1477.27" calcext:value-type="float">
            <text:p>1477.27</text:p>
          </table:table-cell>
        </table:table-row>
        <table:table-row table:style-name="ro1">
          <table:table-cell office:value-type="float" office:value="18671954" calcext:value-type="float">
            <text:p>18671954</text:p>
          </table:table-cell>
          <table:table-cell table:formula="of:=TIME( ; ;[.A1169]/1000)" office:value-type="time" office:time-value="PT05H11M11.954S" calcext:value-type="time">
            <text:p>05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1478.51" calcext:value-type="float">
            <text:p>1478.51</text:p>
          </table:table-cell>
        </table:table-row>
        <table:table-row table:style-name="ro1">
          <table:table-cell office:value-type="float" office:value="18687954" calcext:value-type="float">
            <text:p>18687954</text:p>
          </table:table-cell>
          <table:table-cell table:formula="of:=TIME( ; ;[.A1170]/1000)" office:value-type="time" office:time-value="PT05H11M27.954S" calcext:value-type="time">
            <text:p>05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36.28" calcext:value-type="float">
            <text:p>1236.28</text:p>
          </table:table-cell>
          <table:table-cell office:value-type="float" office:value="1479.75" calcext:value-type="float">
            <text:p>1479.75</text:p>
          </table:table-cell>
        </table:table-row>
        <table:table-row table:style-name="ro1">
          <table:table-cell office:value-type="float" office:value="18703954" calcext:value-type="float">
            <text:p>18703954</text:p>
          </table:table-cell>
          <table:table-cell table:formula="of:=TIME( ; ;[.A1171]/1000)" office:value-type="time" office:time-value="PT05H11M43.954S" calcext:value-type="time">
            <text:p>05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37.32" calcext:value-type="float">
            <text:p>1237.32</text:p>
          </table:table-cell>
          <table:table-cell office:value-type="float" office:value="1480.99" calcext:value-type="float">
            <text:p>1480.99</text:p>
          </table:table-cell>
        </table:table-row>
        <table:table-row table:style-name="ro1">
          <table:table-cell office:value-type="float" office:value="18719954" calcext:value-type="float">
            <text:p>18719954</text:p>
          </table:table-cell>
          <table:table-cell table:formula="of:=TIME( ; ;[.A1172]/1000)" office:value-type="time" office:time-value="PT05H11M59.954S" calcext:value-type="time">
            <text:p>05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38.37" calcext:value-type="float">
            <text:p>1238.37</text:p>
          </table:table-cell>
          <table:table-cell office:value-type="float" office:value="1482.23" calcext:value-type="float">
            <text:p>1482.23</text:p>
          </table:table-cell>
        </table:table-row>
        <table:table-row table:style-name="ro1">
          <table:table-cell office:value-type="float" office:value="18735954" calcext:value-type="float">
            <text:p>18735954</text:p>
          </table:table-cell>
          <table:table-cell table:formula="of:=TIME( ; ;[.A1173]/1000)" office:value-type="time" office:time-value="PT05H12M15.954S" calcext:value-type="time">
            <text:p>05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39.42" calcext:value-type="float">
            <text:p>1239.42</text:p>
          </table:table-cell>
          <table:table-cell office:value-type="float" office:value="1483.47" calcext:value-type="float">
            <text:p>1483.47</text:p>
          </table:table-cell>
        </table:table-row>
        <table:table-row table:style-name="ro1">
          <table:table-cell office:value-type="float" office:value="18751954" calcext:value-type="float">
            <text:p>18751954</text:p>
          </table:table-cell>
          <table:table-cell table:formula="of:=TIME( ; ;[.A1174]/1000)" office:value-type="time" office:time-value="PT05H12M31.954S" calcext:value-type="time">
            <text:p>05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40.47" calcext:value-type="float">
            <text:p>1240.47</text:p>
          </table:table-cell>
          <table:table-cell office:value-type="float" office:value="1484.71" calcext:value-type="float">
            <text:p>1484.71</text:p>
          </table:table-cell>
        </table:table-row>
        <table:table-row table:style-name="ro1">
          <table:table-cell office:value-type="float" office:value="18767954" calcext:value-type="float">
            <text:p>18767954</text:p>
          </table:table-cell>
          <table:table-cell table:formula="of:=TIME( ; ;[.A1175]/1000)" office:value-type="time" office:time-value="PT05H12M47.954S" calcext:value-type="time">
            <text:p>05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41.52" calcext:value-type="float">
            <text:p>1241.52</text:p>
          </table:table-cell>
          <table:table-cell office:value-type="float" office:value="1485.95" calcext:value-type="float">
            <text:p>1485.95</text:p>
          </table:table-cell>
        </table:table-row>
        <table:table-row table:style-name="ro1">
          <table:table-cell office:value-type="float" office:value="18783954" calcext:value-type="float">
            <text:p>18783954</text:p>
          </table:table-cell>
          <table:table-cell table:formula="of:=TIME( ; ;[.A1176]/1000)" office:value-type="time" office:time-value="PT05H13M03.954S" calcext:value-type="time">
            <text:p>05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42.56" calcext:value-type="float">
            <text:p>1242.56</text:p>
          </table:table-cell>
          <table:table-cell office:value-type="float" office:value="1487.19" calcext:value-type="float">
            <text:p>1487.19</text:p>
          </table:table-cell>
        </table:table-row>
        <table:table-row table:style-name="ro1">
          <table:table-cell office:value-type="float" office:value="18799954" calcext:value-type="float">
            <text:p>18799954</text:p>
          </table:table-cell>
          <table:table-cell table:formula="of:=TIME( ; ;[.A1177]/1000)" office:value-type="time" office:time-value="PT05H13M19.954S" calcext:value-type="time">
            <text:p>05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3.61" calcext:value-type="float">
            <text:p>1243.61</text:p>
          </table:table-cell>
          <table:table-cell office:value-type="float" office:value="1488.43" calcext:value-type="float">
            <text:p>1488.43</text:p>
          </table:table-cell>
        </table:table-row>
        <table:table-row table:style-name="ro1">
          <table:table-cell office:value-type="float" office:value="18815954" calcext:value-type="float">
            <text:p>18815954</text:p>
          </table:table-cell>
          <table:table-cell table:formula="of:=TIME( ; ;[.A1178]/1000)" office:value-type="time" office:time-value="PT05H13M35.954S" calcext:value-type="time">
            <text:p>05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4.66" calcext:value-type="float">
            <text:p>1244.66</text:p>
          </table:table-cell>
          <table:table-cell office:value-type="float" office:value="1489.67" calcext:value-type="float">
            <text:p>1489.67</text:p>
          </table:table-cell>
        </table:table-row>
        <table:table-row table:style-name="ro1">
          <table:table-cell office:value-type="float" office:value="18831954" calcext:value-type="float">
            <text:p>18831954</text:p>
          </table:table-cell>
          <table:table-cell table:formula="of:=TIME( ; ;[.A1179]/1000)" office:value-type="time" office:time-value="PT05H13M51.954S" calcext:value-type="time">
            <text:p>05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5.71" calcext:value-type="float">
            <text:p>1245.71</text:p>
          </table:table-cell>
          <table:table-cell office:value-type="float" office:value="1490.91" calcext:value-type="float">
            <text:p>1490.91</text:p>
          </table:table-cell>
        </table:table-row>
        <table:table-row table:style-name="ro1">
          <table:table-cell office:value-type="float" office:value="18847954" calcext:value-type="float">
            <text:p>18847954</text:p>
          </table:table-cell>
          <table:table-cell table:formula="of:=TIME( ; ;[.A1180]/1000)" office:value-type="time" office:time-value="PT05H14M07.954S" calcext:value-type="time">
            <text:p>05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6.76" calcext:value-type="float">
            <text:p>1246.76</text:p>
          </table:table-cell>
          <table:table-cell office:value-type="float" office:value="1492.15" calcext:value-type="float">
            <text:p>1492.15</text:p>
          </table:table-cell>
        </table:table-row>
        <table:table-row table:style-name="ro1">
          <table:table-cell office:value-type="float" office:value="18863954" calcext:value-type="float">
            <text:p>18863954</text:p>
          </table:table-cell>
          <table:table-cell table:formula="of:=TIME( ; ;[.A1181]/1000)" office:value-type="time" office:time-value="PT05H14M23.954S" calcext:value-type="time">
            <text:p>05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7.8" calcext:value-type="float">
            <text:p>1247.8</text:p>
          </table:table-cell>
          <table:table-cell office:value-type="float" office:value="1493.39" calcext:value-type="float">
            <text:p>1493.39</text:p>
          </table:table-cell>
        </table:table-row>
        <table:table-row table:style-name="ro1">
          <table:table-cell office:value-type="float" office:value="18879954" calcext:value-type="float">
            <text:p>18879954</text:p>
          </table:table-cell>
          <table:table-cell table:formula="of:=TIME( ; ;[.A1182]/1000)" office:value-type="time" office:time-value="PT05H14M39.954S" calcext:value-type="time">
            <text:p>05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48.85" calcext:value-type="float">
            <text:p>1248.85</text:p>
          </table:table-cell>
          <table:table-cell office:value-type="float" office:value="1494.63" calcext:value-type="float">
            <text:p>1494.63</text:p>
          </table:table-cell>
        </table:table-row>
        <table:table-row table:style-name="ro1">
          <table:table-cell office:value-type="float" office:value="18895954" calcext:value-type="float">
            <text:p>18895954</text:p>
          </table:table-cell>
          <table:table-cell table:formula="of:=TIME( ; ;[.A1183]/1000)" office:value-type="time" office:time-value="PT05H14M55.954S" calcext:value-type="time">
            <text:p>05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49.9" calcext:value-type="float">
            <text:p>1249.9</text:p>
          </table:table-cell>
          <table:table-cell office:value-type="float" office:value="1495.87" calcext:value-type="float">
            <text:p>1495.87</text:p>
          </table:table-cell>
        </table:table-row>
        <table:table-row table:style-name="ro1">
          <table:table-cell office:value-type="float" office:value="18911954" calcext:value-type="float">
            <text:p>18911954</text:p>
          </table:table-cell>
          <table:table-cell table:formula="of:=TIME( ; ;[.A1184]/1000)" office:value-type="time" office:time-value="PT05H15M11.954S" calcext:value-type="time">
            <text:p>05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50.95" calcext:value-type="float">
            <text:p>1250.95</text:p>
          </table:table-cell>
          <table:table-cell office:value-type="float" office:value="1497.11" calcext:value-type="float">
            <text:p>1497.11</text:p>
          </table:table-cell>
        </table:table-row>
        <table:table-row table:style-name="ro1">
          <table:table-cell office:value-type="float" office:value="18927954" calcext:value-type="float">
            <text:p>18927954</text:p>
          </table:table-cell>
          <table:table-cell table:formula="of:=TIME( ; ;[.A1185]/1000)" office:value-type="time" office:time-value="PT05H15M27.954S" calcext:value-type="time">
            <text:p>05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52" calcext:value-type="float">
            <text:p>1252</text:p>
          </table:table-cell>
          <table:table-cell office:value-type="float" office:value="1498.35" calcext:value-type="float">
            <text:p>1498.35</text:p>
          </table:table-cell>
        </table:table-row>
        <table:table-row table:style-name="ro1">
          <table:table-cell office:value-type="float" office:value="18943954" calcext:value-type="float">
            <text:p>18943954</text:p>
          </table:table-cell>
          <table:table-cell table:formula="of:=TIME( ; ;[.A1186]/1000)" office:value-type="time" office:time-value="PT05H15M43.954S" calcext:value-type="time">
            <text:p>05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53.04" calcext:value-type="float">
            <text:p>1253.04</text:p>
          </table:table-cell>
          <table:table-cell office:value-type="float" office:value="1499.59" calcext:value-type="float">
            <text:p>1499.59</text:p>
          </table:table-cell>
        </table:table-row>
        <table:table-row table:style-name="ro1">
          <table:table-cell office:value-type="float" office:value="18959954" calcext:value-type="float">
            <text:p>18959954</text:p>
          </table:table-cell>
          <table:table-cell table:formula="of:=TIME( ; ;[.A1187]/1000)" office:value-type="time" office:time-value="PT05H15M59.954S" calcext:value-type="time">
            <text:p>05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54.09" calcext:value-type="float">
            <text:p>1254.09</text:p>
          </table:table-cell>
          <table:table-cell office:value-type="float" office:value="1500.83" calcext:value-type="float">
            <text:p>1500.83</text:p>
          </table:table-cell>
        </table:table-row>
        <table:table-row table:style-name="ro1">
          <table:table-cell office:value-type="float" office:value="18975954" calcext:value-type="float">
            <text:p>18975954</text:p>
          </table:table-cell>
          <table:table-cell table:formula="of:=TIME( ; ;[.A1188]/1000)" office:value-type="time" office:time-value="PT05H16M15.954S" calcext:value-type="time">
            <text:p>05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55.14" calcext:value-type="float">
            <text:p>1255.14</text:p>
          </table:table-cell>
          <table:table-cell office:value-type="float" office:value="1502.07" calcext:value-type="float">
            <text:p>1502.07</text:p>
          </table:table-cell>
        </table:table-row>
        <table:table-row table:style-name="ro1">
          <table:table-cell office:value-type="float" office:value="18991954" calcext:value-type="float">
            <text:p>18991954</text:p>
          </table:table-cell>
          <table:table-cell table:formula="of:=TIME( ; ;[.A1189]/1000)" office:value-type="time" office:time-value="PT05H16M31.954S" calcext:value-type="time">
            <text:p>05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56.19" calcext:value-type="float">
            <text:p>1256.19</text:p>
          </table:table-cell>
          <table:table-cell office:value-type="float" office:value="1503.31" calcext:value-type="float">
            <text:p>1503.31</text:p>
          </table:table-cell>
        </table:table-row>
        <table:table-row table:style-name="ro1">
          <table:table-cell office:value-type="float" office:value="19007954" calcext:value-type="float">
            <text:p>19007954</text:p>
          </table:table-cell>
          <table:table-cell table:formula="of:=TIME( ; ;[.A1190]/1000)" office:value-type="time" office:time-value="PT05H16M47.954S" calcext:value-type="time">
            <text:p>05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57.23" calcext:value-type="float">
            <text:p>1257.23</text:p>
          </table:table-cell>
          <table:table-cell office:value-type="float" office:value="1504.56" calcext:value-type="float">
            <text:p>1504.56</text:p>
          </table:table-cell>
        </table:table-row>
        <table:table-row table:style-name="ro1">
          <table:table-cell office:value-type="float" office:value="19023954" calcext:value-type="float">
            <text:p>19023954</text:p>
          </table:table-cell>
          <table:table-cell table:formula="of:=TIME( ; ;[.A1191]/1000)" office:value-type="time" office:time-value="PT05H17M03.954S" calcext:value-type="time">
            <text:p>05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58.28" calcext:value-type="float">
            <text:p>1258.28</text:p>
          </table:table-cell>
          <table:table-cell office:value-type="float" office:value="1505.8" calcext:value-type="float">
            <text:p>1505.8</text:p>
          </table:table-cell>
        </table:table-row>
        <table:table-row table:style-name="ro1">
          <table:table-cell office:value-type="float" office:value="19039954" calcext:value-type="float">
            <text:p>19039954</text:p>
          </table:table-cell>
          <table:table-cell table:formula="of:=TIME( ; ;[.A1192]/1000)" office:value-type="time" office:time-value="PT05H17M19.954S" calcext:value-type="time">
            <text:p>05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59.33" calcext:value-type="float">
            <text:p>1259.33</text:p>
          </table:table-cell>
          <table:table-cell office:value-type="float" office:value="1507.04" calcext:value-type="float">
            <text:p>1507.04</text:p>
          </table:table-cell>
        </table:table-row>
        <table:table-row table:style-name="ro1">
          <table:table-cell office:value-type="float" office:value="19055954" calcext:value-type="float">
            <text:p>19055954</text:p>
          </table:table-cell>
          <table:table-cell table:formula="of:=TIME( ; ;[.A1193]/1000)" office:value-type="time" office:time-value="PT05H17M35.954S" calcext:value-type="time">
            <text:p>05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60.38" calcext:value-type="float">
            <text:p>1260.38</text:p>
          </table:table-cell>
          <table:table-cell office:value-type="float" office:value="1508.28" calcext:value-type="float">
            <text:p>1508.28</text:p>
          </table:table-cell>
        </table:table-row>
        <table:table-row table:style-name="ro1">
          <table:table-cell office:value-type="float" office:value="19071954" calcext:value-type="float">
            <text:p>19071954</text:p>
          </table:table-cell>
          <table:table-cell table:formula="of:=TIME( ; ;[.A1194]/1000)" office:value-type="time" office:time-value="PT05H17M51.954S" calcext:value-type="time">
            <text:p>05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61.43" calcext:value-type="float">
            <text:p>1261.43</text:p>
          </table:table-cell>
          <table:table-cell office:value-type="float" office:value="1509.52" calcext:value-type="float">
            <text:p>1509.52</text:p>
          </table:table-cell>
        </table:table-row>
        <table:table-row table:style-name="ro1">
          <table:table-cell office:value-type="float" office:value="19087954" calcext:value-type="float">
            <text:p>19087954</text:p>
          </table:table-cell>
          <table:table-cell table:formula="of:=TIME( ; ;[.A1195]/1000)" office:value-type="time" office:time-value="PT05H18M07.954S" calcext:value-type="time">
            <text:p>05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62.47" calcext:value-type="float">
            <text:p>1262.47</text:p>
          </table:table-cell>
          <table:table-cell office:value-type="float" office:value="1510.76" calcext:value-type="float">
            <text:p>1510.76</text:p>
          </table:table-cell>
        </table:table-row>
        <table:table-row table:style-name="ro1">
          <table:table-cell office:value-type="float" office:value="19103954" calcext:value-type="float">
            <text:p>19103954</text:p>
          </table:table-cell>
          <table:table-cell table:formula="of:=TIME( ; ;[.A1196]/1000)" office:value-type="time" office:time-value="PT05H18M23.954S" calcext:value-type="time">
            <text:p>05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63.52" calcext:value-type="float">
            <text:p>1263.5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9119954" calcext:value-type="float">
            <text:p>19119954</text:p>
          </table:table-cell>
          <table:table-cell table:formula="of:=TIME( ; ;[.A1197]/1000)" office:value-type="time" office:time-value="PT05H18M39.954S" calcext:value-type="time">
            <text:p>05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64.57" calcext:value-type="float">
            <text:p>1264.57</text:p>
          </table:table-cell>
          <table:table-cell office:value-type="float" office:value="1513.24" calcext:value-type="float">
            <text:p>1513.24</text:p>
          </table:table-cell>
        </table:table-row>
        <table:table-row table:style-name="ro1">
          <table:table-cell office:value-type="float" office:value="19135954" calcext:value-type="float">
            <text:p>19135954</text:p>
          </table:table-cell>
          <table:table-cell table:formula="of:=TIME( ; ;[.A1198]/1000)" office:value-type="time" office:time-value="PT05H18M55.954S" calcext:value-type="time">
            <text:p>05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65.62" calcext:value-type="float">
            <text:p>1265.62</text:p>
          </table:table-cell>
          <table:table-cell office:value-type="float" office:value="1514.48" calcext:value-type="float">
            <text:p>1514.48</text:p>
          </table:table-cell>
        </table:table-row>
        <table:table-row table:style-name="ro1">
          <table:table-cell office:value-type="float" office:value="19151954" calcext:value-type="float">
            <text:p>19151954</text:p>
          </table:table-cell>
          <table:table-cell table:formula="of:=TIME( ; ;[.A1199]/1000)" office:value-type="time" office:time-value="PT05H19M11.954S" calcext:value-type="time">
            <text:p>05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66.66" calcext:value-type="float">
            <text:p>1266.66</text:p>
          </table:table-cell>
          <table:table-cell office:value-type="float" office:value="1515.72" calcext:value-type="float">
            <text:p>1515.72</text:p>
          </table:table-cell>
        </table:table-row>
        <table:table-row table:style-name="ro1">
          <table:table-cell office:value-type="float" office:value="19167954" calcext:value-type="float">
            <text:p>19167954</text:p>
          </table:table-cell>
          <table:table-cell table:formula="of:=TIME( ; ;[.A1200]/1000)" office:value-type="time" office:time-value="PT05H19M27.954S" calcext:value-type="time">
            <text:p>05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67.71" calcext:value-type="float">
            <text:p>1267.71</text:p>
          </table:table-cell>
          <table:table-cell office:value-type="float" office:value="1516.96" calcext:value-type="float">
            <text:p>1516.96</text:p>
          </table:table-cell>
        </table:table-row>
        <table:table-row table:style-name="ro1">
          <table:table-cell office:value-type="float" office:value="19183954" calcext:value-type="float">
            <text:p>19183954</text:p>
          </table:table-cell>
          <table:table-cell table:formula="of:=TIME( ; ;[.A1201]/1000)" office:value-type="time" office:time-value="PT05H19M43.954S" calcext:value-type="time">
            <text:p>05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68.76" calcext:value-type="float">
            <text:p>1268.76</text:p>
          </table:table-cell>
          <table:table-cell office:value-type="float" office:value="1518.2" calcext:value-type="float">
            <text:p>1518.2</text:p>
          </table:table-cell>
        </table:table-row>
        <table:table-row table:style-name="ro1">
          <table:table-cell office:value-type="float" office:value="19199954" calcext:value-type="float">
            <text:p>19199954</text:p>
          </table:table-cell>
          <table:table-cell table:formula="of:=TIME( ; ;[.A1202]/1000)" office:value-type="time" office:time-value="PT05H19M59.954S" calcext:value-type="time">
            <text:p>05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69.81" calcext:value-type="float">
            <text:p>1269.81</text:p>
          </table:table-cell>
          <table:table-cell office:value-type="float" office:value="1519.44" calcext:value-type="float">
            <text:p>1519.44</text:p>
          </table:table-cell>
        </table:table-row>
        <table:table-row table:style-name="ro1">
          <table:table-cell office:value-type="float" office:value="19215954" calcext:value-type="float">
            <text:p>19215954</text:p>
          </table:table-cell>
          <table:table-cell table:formula="of:=TIME( ; ;[.A1203]/1000)" office:value-type="time" office:time-value="PT05H20M15.954S" calcext:value-type="time">
            <text:p>05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70.85" calcext:value-type="float">
            <text:p>1270.85</text:p>
          </table:table-cell>
          <table:table-cell office:value-type="float" office:value="1520.68" calcext:value-type="float">
            <text:p>1520.68</text:p>
          </table:table-cell>
        </table:table-row>
        <table:table-row table:style-name="ro1">
          <table:table-cell office:value-type="float" office:value="19231954" calcext:value-type="float">
            <text:p>19231954</text:p>
          </table:table-cell>
          <table:table-cell table:formula="of:=TIME( ; ;[.A1204]/1000)" office:value-type="time" office:time-value="PT05H20M31.954S" calcext:value-type="time">
            <text:p>05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71.9" calcext:value-type="float">
            <text:p>1271.9</text:p>
          </table:table-cell>
          <table:table-cell office:value-type="float" office:value="1521.92" calcext:value-type="float">
            <text:p>1521.92</text:p>
          </table:table-cell>
        </table:table-row>
        <table:table-row table:style-name="ro1">
          <table:table-cell office:value-type="float" office:value="19247954" calcext:value-type="float">
            <text:p>19247954</text:p>
          </table:table-cell>
          <table:table-cell table:formula="of:=TIME( ; ;[.A1205]/1000)" office:value-type="time" office:time-value="PT05H20M47.954S" calcext:value-type="time">
            <text:p>05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72.95" calcext:value-type="float">
            <text:p>1272.95</text:p>
          </table:table-cell>
          <table:table-cell office:value-type="float" office:value="1523.16" calcext:value-type="float">
            <text:p>1523.16</text:p>
          </table:table-cell>
        </table:table-row>
        <table:table-row table:style-name="ro1">
          <table:table-cell office:value-type="float" office:value="19263954" calcext:value-type="float">
            <text:p>19263954</text:p>
          </table:table-cell>
          <table:table-cell table:formula="of:=TIME( ; ;[.A1206]/1000)" office:value-type="time" office:time-value="PT05H21M03.954S" calcext:value-type="time">
            <text:p>05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74" calcext:value-type="float">
            <text:p>1274</text:p>
          </table:table-cell>
          <table:table-cell office:value-type="float" office:value="1524.4" calcext:value-type="float">
            <text:p>1524.4</text:p>
          </table:table-cell>
        </table:table-row>
        <table:table-row table:style-name="ro1">
          <table:table-cell office:value-type="float" office:value="19279954" calcext:value-type="float">
            <text:p>19279954</text:p>
          </table:table-cell>
          <table:table-cell table:formula="of:=TIME( ; ;[.A1207]/1000)" office:value-type="time" office:time-value="PT05H21M19.954S" calcext:value-type="time">
            <text:p>05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75.04" calcext:value-type="float">
            <text:p>1275.04</text:p>
          </table:table-cell>
          <table:table-cell office:value-type="float" office:value="1525.64" calcext:value-type="float">
            <text:p>1525.64</text:p>
          </table:table-cell>
        </table:table-row>
        <table:table-row table:style-name="ro1">
          <table:table-cell office:value-type="float" office:value="19295954" calcext:value-type="float">
            <text:p>19295954</text:p>
          </table:table-cell>
          <table:table-cell table:formula="of:=TIME( ; ;[.A1208]/1000)" office:value-type="time" office:time-value="PT05H21M35.954S" calcext:value-type="time">
            <text:p>05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76.09" calcext:value-type="float">
            <text:p>1276.09</text:p>
          </table:table-cell>
          <table:table-cell office:value-type="float" office:value="1526.88" calcext:value-type="float">
            <text:p>1526.88</text:p>
          </table:table-cell>
        </table:table-row>
        <table:table-row table:style-name="ro1">
          <table:table-cell office:value-type="float" office:value="19311954" calcext:value-type="float">
            <text:p>19311954</text:p>
          </table:table-cell>
          <table:table-cell table:formula="of:=TIME( ; ;[.A1209]/1000)" office:value-type="time" office:time-value="PT05H21M51.954S" calcext:value-type="time">
            <text:p>05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77.14" calcext:value-type="float">
            <text:p>1277.14</text:p>
          </table:table-cell>
          <table:table-cell office:value-type="float" office:value="1528.12" calcext:value-type="float">
            <text:p>1528.12</text:p>
          </table:table-cell>
        </table:table-row>
        <table:table-row table:style-name="ro1">
          <table:table-cell office:value-type="float" office:value="19327954" calcext:value-type="float">
            <text:p>19327954</text:p>
          </table:table-cell>
          <table:table-cell table:formula="of:=TIME( ; ;[.A1210]/1000)" office:value-type="time" office:time-value="PT05H22M07.954S" calcext:value-type="time">
            <text:p>05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78.18" calcext:value-type="float">
            <text:p>1278.18</text:p>
          </table:table-cell>
          <table:table-cell office:value-type="float" office:value="1529.36" calcext:value-type="float">
            <text:p>1529.36</text:p>
          </table:table-cell>
        </table:table-row>
        <table:table-row table:style-name="ro1">
          <table:table-cell office:value-type="float" office:value="19343954" calcext:value-type="float">
            <text:p>19343954</text:p>
          </table:table-cell>
          <table:table-cell table:formula="of:=TIME( ; ;[.A1211]/1000)" office:value-type="time" office:time-value="PT05H22M23.954S" calcext:value-type="time">
            <text:p>05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79.23" calcext:value-type="float">
            <text:p>1279.23</text:p>
          </table:table-cell>
          <table:table-cell office:value-type="float" office:value="1530.6" calcext:value-type="float">
            <text:p>1530.6</text:p>
          </table:table-cell>
        </table:table-row>
        <table:table-row table:style-name="ro1">
          <table:table-cell office:value-type="float" office:value="19359954" calcext:value-type="float">
            <text:p>19359954</text:p>
          </table:table-cell>
          <table:table-cell table:formula="of:=TIME( ; ;[.A1212]/1000)" office:value-type="time" office:time-value="PT05H22M39.954S" calcext:value-type="time">
            <text:p>05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280.28" calcext:value-type="float">
            <text:p>1280.28</text:p>
          </table:table-cell>
          <table:table-cell office:value-type="float" office:value="1531.84" calcext:value-type="float">
            <text:p>1531.84</text:p>
          </table:table-cell>
        </table:table-row>
        <table:table-row table:style-name="ro1">
          <table:table-cell office:value-type="float" office:value="19375954" calcext:value-type="float">
            <text:p>19375954</text:p>
          </table:table-cell>
          <table:table-cell table:formula="of:=TIME( ; ;[.A1213]/1000)" office:value-type="time" office:time-value="PT05H22M55.954S" calcext:value-type="time">
            <text:p>05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1.33" calcext:value-type="float">
            <text:p>1281.33</text:p>
          </table:table-cell>
          <table:table-cell office:value-type="float" office:value="1533.08" calcext:value-type="float">
            <text:p>1533.08</text:p>
          </table:table-cell>
        </table:table-row>
        <table:table-row table:style-name="ro1">
          <table:table-cell office:value-type="float" office:value="19391954" calcext:value-type="float">
            <text:p>19391954</text:p>
          </table:table-cell>
          <table:table-cell table:formula="of:=TIME( ; ;[.A1214]/1000)" office:value-type="time" office:time-value="PT05H23M11.954S" calcext:value-type="time">
            <text:p>05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2.37" calcext:value-type="float">
            <text:p>1282.37</text:p>
          </table:table-cell>
          <table:table-cell office:value-type="float" office:value="1534.32" calcext:value-type="float">
            <text:p>1534.32</text:p>
          </table:table-cell>
        </table:table-row>
        <table:table-row table:style-name="ro1">
          <table:table-cell office:value-type="float" office:value="19407954" calcext:value-type="float">
            <text:p>19407954</text:p>
          </table:table-cell>
          <table:table-cell table:formula="of:=TIME( ; ;[.A1215]/1000)" office:value-type="time" office:time-value="PT05H23M27.954S" calcext:value-type="time">
            <text:p>05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3.42" calcext:value-type="float">
            <text:p>1283.42</text:p>
          </table:table-cell>
          <table:table-cell office:value-type="float" office:value="1535.56" calcext:value-type="float">
            <text:p>1535.56</text:p>
          </table:table-cell>
        </table:table-row>
        <table:table-row table:style-name="ro1">
          <table:table-cell office:value-type="float" office:value="19423954" calcext:value-type="float">
            <text:p>19423954</text:p>
          </table:table-cell>
          <table:table-cell table:formula="of:=TIME( ; ;[.A1216]/1000)" office:value-type="time" office:time-value="PT05H23M43.954S" calcext:value-type="time">
            <text:p>05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4.47" calcext:value-type="float">
            <text:p>1284.47</text:p>
          </table:table-cell>
          <table:table-cell office:value-type="float" office:value="1536.8" calcext:value-type="float">
            <text:p>1536.8</text:p>
          </table:table-cell>
        </table:table-row>
        <table:table-row table:style-name="ro1">
          <table:table-cell office:value-type="float" office:value="19439954" calcext:value-type="float">
            <text:p>19439954</text:p>
          </table:table-cell>
          <table:table-cell table:formula="of:=TIME( ; ;[.A1217]/1000)" office:value-type="time" office:time-value="PT05H23M59.954S" calcext:value-type="time">
            <text:p>05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5.52" calcext:value-type="float">
            <text:p>1285.52</text:p>
          </table:table-cell>
          <table:table-cell office:value-type="float" office:value="1538.04" calcext:value-type="float">
            <text:p>1538.04</text:p>
          </table:table-cell>
        </table:table-row>
        <table:table-row table:style-name="ro1">
          <table:table-cell office:value-type="float" office:value="19455954" calcext:value-type="float">
            <text:p>19455954</text:p>
          </table:table-cell>
          <table:table-cell table:formula="of:=TIME( ; ;[.A1218]/1000)" office:value-type="time" office:time-value="PT05H24M15.954S" calcext:value-type="time">
            <text:p>05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6.56" calcext:value-type="float">
            <text:p>1286.56</text:p>
          </table:table-cell>
          <table:table-cell office:value-type="float" office:value="1539.28" calcext:value-type="float">
            <text:p>1539.28</text:p>
          </table:table-cell>
        </table:table-row>
        <table:table-row table:style-name="ro1">
          <table:table-cell office:value-type="float" office:value="19471954" calcext:value-type="float">
            <text:p>19471954</text:p>
          </table:table-cell>
          <table:table-cell table:formula="of:=TIME( ; ;[.A1219]/1000)" office:value-type="time" office:time-value="PT05H24M31.954S" calcext:value-type="time">
            <text:p>05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7.61" calcext:value-type="float">
            <text:p>1287.61</text:p>
          </table:table-cell>
          <table:table-cell office:value-type="float" office:value="1540.52" calcext:value-type="float">
            <text:p>1540.52</text:p>
          </table:table-cell>
        </table:table-row>
        <table:table-row table:style-name="ro1">
          <table:table-cell office:value-type="float" office:value="19487954" calcext:value-type="float">
            <text:p>19487954</text:p>
          </table:table-cell>
          <table:table-cell table:formula="of:=TIME( ; ;[.A1220]/1000)" office:value-type="time" office:time-value="PT05H24M47.954S" calcext:value-type="time">
            <text:p>05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8.66" calcext:value-type="float">
            <text:p>1288.66</text:p>
          </table:table-cell>
          <table:table-cell office:value-type="float" office:value="1541.76" calcext:value-type="float">
            <text:p>1541.76</text:p>
          </table:table-cell>
        </table:table-row>
        <table:table-row table:style-name="ro1">
          <table:table-cell office:value-type="float" office:value="19503954" calcext:value-type="float">
            <text:p>19503954</text:p>
          </table:table-cell>
          <table:table-cell table:formula="of:=TIME( ; ;[.A1221]/1000)" office:value-type="time" office:time-value="PT05H25M03.954S" calcext:value-type="time">
            <text:p>05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89.7" calcext:value-type="float">
            <text:p>1289.7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9519954" calcext:value-type="float">
            <text:p>19519954</text:p>
          </table:table-cell>
          <table:table-cell table:formula="of:=TIME( ; ;[.A1222]/1000)" office:value-type="time" office:time-value="PT05H25M19.954S" calcext:value-type="time">
            <text:p>05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90.75" calcext:value-type="float">
            <text:p>1290.75</text:p>
          </table:table-cell>
          <table:table-cell office:value-type="float" office:value="1544.24" calcext:value-type="float">
            <text:p>1544.24</text:p>
          </table:table-cell>
        </table:table-row>
        <table:table-row table:style-name="ro1">
          <table:table-cell office:value-type="float" office:value="19535954" calcext:value-type="float">
            <text:p>19535954</text:p>
          </table:table-cell>
          <table:table-cell table:formula="of:=TIME( ; ;[.A1223]/1000)" office:value-type="time" office:time-value="PT05H25M35.954S" calcext:value-type="time">
            <text:p>05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91.8" calcext:value-type="float">
            <text:p>1291.8</text:p>
          </table:table-cell>
          <table:table-cell office:value-type="float" office:value="1545.48" calcext:value-type="float">
            <text:p>1545.48</text:p>
          </table:table-cell>
        </table:table-row>
        <table:table-row table:style-name="ro1">
          <table:table-cell office:value-type="float" office:value="19551954" calcext:value-type="float">
            <text:p>19551954</text:p>
          </table:table-cell>
          <table:table-cell table:formula="of:=TIME( ; ;[.A1224]/1000)" office:value-type="time" office:time-value="PT05H25M51.954S" calcext:value-type="time">
            <text:p>05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92.85" calcext:value-type="float">
            <text:p>1292.85</text:p>
          </table:table-cell>
          <table:table-cell office:value-type="float" office:value="1546.72" calcext:value-type="float">
            <text:p>1546.72</text:p>
          </table:table-cell>
        </table:table-row>
        <table:table-row table:style-name="ro1">
          <table:table-cell office:value-type="float" office:value="19567954" calcext:value-type="float">
            <text:p>19567954</text:p>
          </table:table-cell>
          <table:table-cell table:formula="of:=TIME( ; ;[.A1225]/1000)" office:value-type="time" office:time-value="PT05H26M07.954S" calcext:value-type="time">
            <text:p>05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93.89" calcext:value-type="float">
            <text:p>1293.89</text:p>
          </table:table-cell>
          <table:table-cell office:value-type="float" office:value="1547.96" calcext:value-type="float">
            <text:p>1547.96</text:p>
          </table:table-cell>
        </table:table-row>
        <table:table-row table:style-name="ro1">
          <table:table-cell office:value-type="float" office:value="19583954" calcext:value-type="float">
            <text:p>19583954</text:p>
          </table:table-cell>
          <table:table-cell table:formula="of:=TIME( ; ;[.A1226]/1000)" office:value-type="time" office:time-value="PT05H26M23.954S" calcext:value-type="time">
            <text:p>05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94.94" calcext:value-type="float">
            <text:p>1294.94</text:p>
          </table:table-cell>
          <table:table-cell office:value-type="float" office:value="1549.2" calcext:value-type="float">
            <text:p>1549.2</text:p>
          </table:table-cell>
        </table:table-row>
        <table:table-row table:style-name="ro1">
          <table:table-cell office:value-type="float" office:value="19599954" calcext:value-type="float">
            <text:p>19599954</text:p>
          </table:table-cell>
          <table:table-cell table:formula="of:=TIME( ; ;[.A1227]/1000)" office:value-type="time" office:time-value="PT05H26M39.954S" calcext:value-type="time">
            <text:p>05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95.99" calcext:value-type="float">
            <text:p>1295.99</text:p>
          </table:table-cell>
          <table:table-cell office:value-type="float" office:value="1550.44" calcext:value-type="float">
            <text:p>1550.44</text:p>
          </table:table-cell>
        </table:table-row>
        <table:table-row table:style-name="ro1">
          <table:table-cell office:value-type="float" office:value="19615954" calcext:value-type="float">
            <text:p>19615954</text:p>
          </table:table-cell>
          <table:table-cell table:formula="of:=TIME( ; ;[.A1228]/1000)" office:value-type="time" office:time-value="PT05H26M55.954S" calcext:value-type="time">
            <text:p>05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97.03" calcext:value-type="float">
            <text:p>1297.03</text:p>
          </table:table-cell>
          <table:table-cell office:value-type="float" office:value="1551.68" calcext:value-type="float">
            <text:p>1551.68</text:p>
          </table:table-cell>
        </table:table-row>
        <table:table-row table:style-name="ro1">
          <table:table-cell office:value-type="float" office:value="19631954" calcext:value-type="float">
            <text:p>19631954</text:p>
          </table:table-cell>
          <table:table-cell table:formula="of:=TIME( ; ;[.A1229]/1000)" office:value-type="time" office:time-value="PT05H27M11.954S" calcext:value-type="time">
            <text:p>05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298.08" calcext:value-type="float">
            <text:p>1298.08</text:p>
          </table:table-cell>
          <table:table-cell office:value-type="float" office:value="1552.92" calcext:value-type="float">
            <text:p>1552.92</text:p>
          </table:table-cell>
        </table:table-row>
        <table:table-row table:style-name="ro1">
          <table:table-cell office:value-type="float" office:value="19647954" calcext:value-type="float">
            <text:p>19647954</text:p>
          </table:table-cell>
          <table:table-cell table:formula="of:=TIME( ; ;[.A1230]/1000)" office:value-type="time" office:time-value="PT05H27M27.954S" calcext:value-type="time">
            <text:p>05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99.13" calcext:value-type="float">
            <text:p>1299.13</text:p>
          </table:table-cell>
          <table:table-cell office:value-type="float" office:value="1554.16" calcext:value-type="float">
            <text:p>1554.16</text:p>
          </table:table-cell>
        </table:table-row>
        <table:table-row table:style-name="ro1">
          <table:table-cell office:value-type="float" office:value="19663954" calcext:value-type="float">
            <text:p>19663954</text:p>
          </table:table-cell>
          <table:table-cell table:formula="of:=TIME( ; ;[.A1231]/1000)" office:value-type="time" office:time-value="PT05H27M43.954S" calcext:value-type="time">
            <text:p>05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00.18" calcext:value-type="float">
            <text:p>1300.18</text:p>
          </table:table-cell>
          <table:table-cell office:value-type="float" office:value="1555.4" calcext:value-type="float">
            <text:p>1555.4</text:p>
          </table:table-cell>
        </table:table-row>
        <table:table-row table:style-name="ro1">
          <table:table-cell office:value-type="float" office:value="19679954" calcext:value-type="float">
            <text:p>19679954</text:p>
          </table:table-cell>
          <table:table-cell table:formula="of:=TIME( ; ;[.A1232]/1000)" office:value-type="time" office:time-value="PT05H27M59.954S" calcext:value-type="time">
            <text:p>05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01.22" calcext:value-type="float">
            <text:p>1301.22</text:p>
          </table:table-cell>
          <table:table-cell office:value-type="float" office:value="1556.64" calcext:value-type="float">
            <text:p>1556.64</text:p>
          </table:table-cell>
        </table:table-row>
        <table:table-row table:style-name="ro1">
          <table:table-cell office:value-type="float" office:value="19695954" calcext:value-type="float">
            <text:p>19695954</text:p>
          </table:table-cell>
          <table:table-cell table:formula="of:=TIME( ; ;[.A1233]/1000)" office:value-type="time" office:time-value="PT05H28M15.954S" calcext:value-type="time">
            <text:p>05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02.27" calcext:value-type="float">
            <text:p>1302.27</text:p>
          </table:table-cell>
          <table:table-cell office:value-type="float" office:value="1557.89" calcext:value-type="float">
            <text:p>1557.89</text:p>
          </table:table-cell>
        </table:table-row>
        <table:table-row table:style-name="ro1">
          <table:table-cell office:value-type="float" office:value="19711954" calcext:value-type="float">
            <text:p>19711954</text:p>
          </table:table-cell>
          <table:table-cell table:formula="of:=TIME( ; ;[.A1234]/1000)" office:value-type="time" office:time-value="PT05H28M31.954S" calcext:value-type="time">
            <text:p>05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03.32" calcext:value-type="float">
            <text:p>1303.32</text:p>
          </table:table-cell>
          <table:table-cell office:value-type="float" office:value="1559.13" calcext:value-type="float">
            <text:p>1559.13</text:p>
          </table:table-cell>
        </table:table-row>
        <table:table-row table:style-name="ro1">
          <table:table-cell office:value-type="float" office:value="19727954" calcext:value-type="float">
            <text:p>19727954</text:p>
          </table:table-cell>
          <table:table-cell table:formula="of:=TIME( ; ;[.A1235]/1000)" office:value-type="time" office:time-value="PT05H28M47.954S" calcext:value-type="time">
            <text:p>05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304.36" calcext:value-type="float">
            <text:p>1304.36</text:p>
          </table:table-cell>
          <table:table-cell office:value-type="float" office:value="1560.37" calcext:value-type="float">
            <text:p>1560.37</text:p>
          </table:table-cell>
        </table:table-row>
        <table:table-row table:style-name="ro1">
          <table:table-cell office:value-type="float" office:value="19743954" calcext:value-type="float">
            <text:p>19743954</text:p>
          </table:table-cell>
          <table:table-cell table:formula="of:=TIME( ; ;[.A1236]/1000)" office:value-type="time" office:time-value="PT05H29M03.954S" calcext:value-type="time">
            <text:p>05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05.41" calcext:value-type="float">
            <text:p>1305.41</text:p>
          </table:table-cell>
          <table:table-cell office:value-type="float" office:value="1561.61" calcext:value-type="float">
            <text:p>1561.61</text:p>
          </table:table-cell>
        </table:table-row>
        <table:table-row table:style-name="ro1">
          <table:table-cell office:value-type="float" office:value="19759954" calcext:value-type="float">
            <text:p>19759954</text:p>
          </table:table-cell>
          <table:table-cell table:formula="of:=TIME( ; ;[.A1237]/1000)" office:value-type="time" office:time-value="PT05H29M19.954S" calcext:value-type="time">
            <text:p>05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06.46" calcext:value-type="float">
            <text:p>1306.46</text:p>
          </table:table-cell>
          <table:table-cell office:value-type="float" office:value="1562.85" calcext:value-type="float">
            <text:p>1562.85</text:p>
          </table:table-cell>
        </table:table-row>
        <table:table-row table:style-name="ro1">
          <table:table-cell office:value-type="float" office:value="19775954" calcext:value-type="float">
            <text:p>19775954</text:p>
          </table:table-cell>
          <table:table-cell table:formula="of:=TIME( ; ;[.A1238]/1000)" office:value-type="time" office:time-value="PT05H29M35.954S" calcext:value-type="time">
            <text:p>05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07.51" calcext:value-type="float">
            <text:p>1307.51</text:p>
          </table:table-cell>
          <table:table-cell office:value-type="float" office:value="1564.09" calcext:value-type="float">
            <text:p>1564.09</text:p>
          </table:table-cell>
        </table:table-row>
        <table:table-row table:style-name="ro1">
          <table:table-cell office:value-type="float" office:value="19791954" calcext:value-type="float">
            <text:p>19791954</text:p>
          </table:table-cell>
          <table:table-cell table:formula="of:=TIME( ; ;[.A1239]/1000)" office:value-type="time" office:time-value="PT05H29M51.954S" calcext:value-type="time">
            <text:p>05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08.55" calcext:value-type="float">
            <text:p>1308.55</text:p>
          </table:table-cell>
          <table:table-cell office:value-type="float" office:value="1565.33" calcext:value-type="float">
            <text:p>1565.33</text:p>
          </table:table-cell>
        </table:table-row>
        <table:table-row table:style-name="ro1">
          <table:table-cell office:value-type="float" office:value="19807954" calcext:value-type="float">
            <text:p>19807954</text:p>
          </table:table-cell>
          <table:table-cell table:formula="of:=TIME( ; ;[.A1240]/1000)" office:value-type="time" office:time-value="PT05H30M07.954S" calcext:value-type="time">
            <text:p>05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09.6" calcext:value-type="float">
            <text:p>1309.6</text:p>
          </table:table-cell>
          <table:table-cell office:value-type="float" office:value="1566.57" calcext:value-type="float">
            <text:p>1566.57</text:p>
          </table:table-cell>
        </table:table-row>
        <table:table-row table:style-name="ro1">
          <table:table-cell office:value-type="float" office:value="19823954" calcext:value-type="float">
            <text:p>19823954</text:p>
          </table:table-cell>
          <table:table-cell table:formula="of:=TIME( ; ;[.A1241]/1000)" office:value-type="time" office:time-value="PT05H30M23.954S" calcext:value-type="time">
            <text:p>05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10.65" calcext:value-type="float">
            <text:p>1310.65</text:p>
          </table:table-cell>
          <table:table-cell office:value-type="float" office:value="1567.81" calcext:value-type="float">
            <text:p>1567.81</text:p>
          </table:table-cell>
        </table:table-row>
        <table:table-row table:style-name="ro1">
          <table:table-cell office:value-type="float" office:value="19839954" calcext:value-type="float">
            <text:p>19839954</text:p>
          </table:table-cell>
          <table:table-cell table:formula="of:=TIME( ; ;[.A1242]/1000)" office:value-type="time" office:time-value="PT05H30M39.954S" calcext:value-type="time">
            <text:p>05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11.69" calcext:value-type="float">
            <text:p>1311.69</text:p>
          </table:table-cell>
          <table:table-cell office:value-type="float" office:value="1569.05" calcext:value-type="float">
            <text:p>1569.05</text:p>
          </table:table-cell>
        </table:table-row>
        <table:table-row table:style-name="ro1">
          <table:table-cell office:value-type="float" office:value="19855954" calcext:value-type="float">
            <text:p>19855954</text:p>
          </table:table-cell>
          <table:table-cell table:formula="of:=TIME( ; ;[.A1243]/1000)" office:value-type="time" office:time-value="PT05H30M55.954S" calcext:value-type="time">
            <text:p>05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12.74" calcext:value-type="float">
            <text:p>1312.74</text:p>
          </table:table-cell>
          <table:table-cell office:value-type="float" office:value="1570.29" calcext:value-type="float">
            <text:p>1570.29</text:p>
          </table:table-cell>
        </table:table-row>
        <table:table-row table:style-name="ro1">
          <table:table-cell office:value-type="float" office:value="19871954" calcext:value-type="float">
            <text:p>19871954</text:p>
          </table:table-cell>
          <table:table-cell table:formula="of:=TIME( ; ;[.A1244]/1000)" office:value-type="time" office:time-value="PT05H31M11.954S" calcext:value-type="time">
            <text:p>05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13.79" calcext:value-type="float">
            <text:p>1313.79</text:p>
          </table:table-cell>
          <table:table-cell office:value-type="float" office:value="1571.53" calcext:value-type="float">
            <text:p>1571.53</text:p>
          </table:table-cell>
        </table:table-row>
        <table:table-row table:style-name="ro1">
          <table:table-cell office:value-type="float" office:value="19887954" calcext:value-type="float">
            <text:p>19887954</text:p>
          </table:table-cell>
          <table:table-cell table:formula="of:=TIME( ; ;[.A1245]/1000)" office:value-type="time" office:time-value="PT05H31M27.954S" calcext:value-type="time">
            <text:p>05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14.84" calcext:value-type="float">
            <text:p>1314.84</text:p>
          </table:table-cell>
          <table:table-cell office:value-type="float" office:value="1572.77" calcext:value-type="float">
            <text:p>1572.77</text:p>
          </table:table-cell>
        </table:table-row>
        <table:table-row table:style-name="ro1">
          <table:table-cell office:value-type="float" office:value="19903954" calcext:value-type="float">
            <text:p>19903954</text:p>
          </table:table-cell>
          <table:table-cell table:formula="of:=TIME( ; ;[.A1246]/1000)" office:value-type="time" office:time-value="PT05H31M43.954S" calcext:value-type="time">
            <text:p>05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15.88" calcext:value-type="float">
            <text:p>1315.88</text:p>
          </table:table-cell>
          <table:table-cell office:value-type="float" office:value="1574.01" calcext:value-type="float">
            <text:p>1574.01</text:p>
          </table:table-cell>
        </table:table-row>
        <table:table-row table:style-name="ro1">
          <table:table-cell office:value-type="float" office:value="19919954" calcext:value-type="float">
            <text:p>19919954</text:p>
          </table:table-cell>
          <table:table-cell table:formula="of:=TIME( ; ;[.A1247]/1000)" office:value-type="time" office:time-value="PT05H31M59.954S" calcext:value-type="time">
            <text:p>05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16.93" calcext:value-type="float">
            <text:p>1316.93</text:p>
          </table:table-cell>
          <table:table-cell office:value-type="float" office:value="1575.25" calcext:value-type="float">
            <text:p>1575.25</text:p>
          </table:table-cell>
        </table:table-row>
        <table:table-row table:style-name="ro1">
          <table:table-cell office:value-type="float" office:value="19935954" calcext:value-type="float">
            <text:p>19935954</text:p>
          </table:table-cell>
          <table:table-cell table:formula="of:=TIME( ; ;[.A1248]/1000)" office:value-type="time" office:time-value="PT05H32M15.954S" calcext:value-type="time">
            <text:p>05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17.98" calcext:value-type="float">
            <text:p>1317.98</text:p>
          </table:table-cell>
          <table:table-cell office:value-type="float" office:value="1576.49" calcext:value-type="float">
            <text:p>1576.49</text:p>
          </table:table-cell>
        </table:table-row>
        <table:table-row table:style-name="ro1">
          <table:table-cell office:value-type="float" office:value="19951954" calcext:value-type="float">
            <text:p>19951954</text:p>
          </table:table-cell>
          <table:table-cell table:formula="of:=TIME( ; ;[.A1249]/1000)" office:value-type="time" office:time-value="PT05H32M31.954S" calcext:value-type="time">
            <text:p>05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19.02" calcext:value-type="float">
            <text:p>1319.02</text:p>
          </table:table-cell>
          <table:table-cell office:value-type="float" office:value="1577.73" calcext:value-type="float">
            <text:p>1577.73</text:p>
          </table:table-cell>
        </table:table-row>
        <table:table-row table:style-name="ro1">
          <table:table-cell office:value-type="float" office:value="19967954" calcext:value-type="float">
            <text:p>19967954</text:p>
          </table:table-cell>
          <table:table-cell table:formula="of:=TIME( ; ;[.A1250]/1000)" office:value-type="time" office:time-value="PT05H32M47.954S" calcext:value-type="time">
            <text:p>05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20.07" calcext:value-type="float">
            <text:p>1320.07</text:p>
          </table:table-cell>
          <table:table-cell office:value-type="float" office:value="1578.97" calcext:value-type="float">
            <text:p>1578.97</text:p>
          </table:table-cell>
        </table:table-row>
        <table:table-row table:style-name="ro1">
          <table:table-cell office:value-type="float" office:value="19983954" calcext:value-type="float">
            <text:p>19983954</text:p>
          </table:table-cell>
          <table:table-cell table:formula="of:=TIME( ; ;[.A1251]/1000)" office:value-type="time" office:time-value="PT05H33M03.954S" calcext:value-type="time">
            <text:p>05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21.12" calcext:value-type="float">
            <text:p>1321.12</text:p>
          </table:table-cell>
          <table:table-cell office:value-type="float" office:value="1580.21" calcext:value-type="float">
            <text:p>1580.21</text:p>
          </table:table-cell>
        </table:table-row>
        <table:table-row table:style-name="ro1">
          <table:table-cell office:value-type="float" office:value="19999954" calcext:value-type="float">
            <text:p>19999954</text:p>
          </table:table-cell>
          <table:table-cell table:formula="of:=TIME( ; ;[.A1252]/1000)" office:value-type="time" office:time-value="PT05H33M19.954S" calcext:value-type="time">
            <text:p>05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22.17" calcext:value-type="float">
            <text:p>1322.17</text:p>
          </table:table-cell>
          <table:table-cell office:value-type="float" office:value="1581.45" calcext:value-type="float">
            <text:p>1581.45</text:p>
          </table:table-cell>
        </table:table-row>
        <table:table-row table:style-name="ro1">
          <table:table-cell office:value-type="float" office:value="20015954" calcext:value-type="float">
            <text:p>20015954</text:p>
          </table:table-cell>
          <table:table-cell table:formula="of:=TIME( ; ;[.A1253]/1000)" office:value-type="time" office:time-value="PT05H33M35.954S" calcext:value-type="time">
            <text:p>05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23.21" calcext:value-type="float">
            <text:p>1323.21</text:p>
          </table:table-cell>
          <table:table-cell office:value-type="float" office:value="1582.69" calcext:value-type="float">
            <text:p>1582.69</text:p>
          </table:table-cell>
        </table:table-row>
        <table:table-row table:style-name="ro1">
          <table:table-cell office:value-type="float" office:value="20031954" calcext:value-type="float">
            <text:p>20031954</text:p>
          </table:table-cell>
          <table:table-cell table:formula="of:=TIME( ; ;[.A1254]/1000)" office:value-type="time" office:time-value="PT05H33M51.954S" calcext:value-type="time">
            <text:p>05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24.26" calcext:value-type="float">
            <text:p>1324.26</text:p>
          </table:table-cell>
          <table:table-cell office:value-type="float" office:value="1583.93" calcext:value-type="float">
            <text:p>1583.93</text:p>
          </table:table-cell>
        </table:table-row>
        <table:table-row table:style-name="ro1">
          <table:table-cell office:value-type="float" office:value="20047954" calcext:value-type="float">
            <text:p>20047954</text:p>
          </table:table-cell>
          <table:table-cell table:formula="of:=TIME( ; ;[.A1255]/1000)" office:value-type="time" office:time-value="PT05H34M07.954S" calcext:value-type="time">
            <text:p>05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25.31" calcext:value-type="float">
            <text:p>1325.31</text:p>
          </table:table-cell>
          <table:table-cell office:value-type="float" office:value="1585.17" calcext:value-type="float">
            <text:p>1585.17</text:p>
          </table:table-cell>
        </table:table-row>
        <table:table-row table:style-name="ro1">
          <table:table-cell office:value-type="float" office:value="20063954" calcext:value-type="float">
            <text:p>20063954</text:p>
          </table:table-cell>
          <table:table-cell table:formula="of:=TIME( ; ;[.A1256]/1000)" office:value-type="time" office:time-value="PT05H34M23.954S" calcext:value-type="time">
            <text:p>05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26.35" calcext:value-type="float">
            <text:p>1326.35</text:p>
          </table:table-cell>
          <table:table-cell office:value-type="float" office:value="1586.41" calcext:value-type="float">
            <text:p>1586.41</text:p>
          </table:table-cell>
        </table:table-row>
        <table:table-row table:style-name="ro1">
          <table:table-cell office:value-type="float" office:value="20079954" calcext:value-type="float">
            <text:p>20079954</text:p>
          </table:table-cell>
          <table:table-cell table:formula="of:=TIME( ; ;[.A1257]/1000)" office:value-type="time" office:time-value="PT05H34M39.954S" calcext:value-type="time">
            <text:p>05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327.4" calcext:value-type="float">
            <text:p>1327.4</text:p>
          </table:table-cell>
          <table:table-cell office:value-type="float" office:value="1587.65" calcext:value-type="float">
            <text:p>1587.65</text:p>
          </table:table-cell>
        </table:table-row>
        <table:table-row table:style-name="ro1">
          <table:table-cell office:value-type="float" office:value="20095954" calcext:value-type="float">
            <text:p>20095954</text:p>
          </table:table-cell>
          <table:table-cell table:formula="of:=TIME( ; ;[.A1258]/1000)" office:value-type="time" office:time-value="PT05H34M55.954S" calcext:value-type="time">
            <text:p>05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28.45" calcext:value-type="float">
            <text:p>1328.45</text:p>
          </table:table-cell>
          <table:table-cell office:value-type="float" office:value="1588.89" calcext:value-type="float">
            <text:p>1588.89</text:p>
          </table:table-cell>
        </table:table-row>
        <table:table-row table:style-name="ro1">
          <table:table-cell office:value-type="float" office:value="20111954" calcext:value-type="float">
            <text:p>20111954</text:p>
          </table:table-cell>
          <table:table-cell table:formula="of:=TIME( ; ;[.A1259]/1000)" office:value-type="time" office:time-value="PT05H35M11.954S" calcext:value-type="time">
            <text:p>05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29.5" calcext:value-type="float">
            <text:p>1329.5</text:p>
          </table:table-cell>
          <table:table-cell office:value-type="float" office:value="1590.13" calcext:value-type="float">
            <text:p>1590.13</text:p>
          </table:table-cell>
        </table:table-row>
        <table:table-row table:style-name="ro1">
          <table:table-cell office:value-type="float" office:value="20127954" calcext:value-type="float">
            <text:p>20127954</text:p>
          </table:table-cell>
          <table:table-cell table:formula="of:=TIME( ; ;[.A1260]/1000)" office:value-type="time" office:time-value="PT05H35M27.954S" calcext:value-type="time">
            <text:p>05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30.54" calcext:value-type="float">
            <text:p>1330.54</text:p>
          </table:table-cell>
          <table:table-cell office:value-type="float" office:value="1591.37" calcext:value-type="float">
            <text:p>1591.37</text:p>
          </table:table-cell>
        </table:table-row>
        <table:table-row table:style-name="ro1">
          <table:table-cell office:value-type="float" office:value="20143954" calcext:value-type="float">
            <text:p>20143954</text:p>
          </table:table-cell>
          <table:table-cell table:formula="of:=TIME( ; ;[.A1261]/1000)" office:value-type="time" office:time-value="PT05H35M43.954S" calcext:value-type="time">
            <text:p>05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31.59" calcext:value-type="float">
            <text:p>1331.59</text:p>
          </table:table-cell>
          <table:table-cell office:value-type="float" office:value="1592.61" calcext:value-type="float">
            <text:p>1592.61</text:p>
          </table:table-cell>
        </table:table-row>
        <table:table-row table:style-name="ro1">
          <table:table-cell office:value-type="float" office:value="20159954" calcext:value-type="float">
            <text:p>20159954</text:p>
          </table:table-cell>
          <table:table-cell table:formula="of:=TIME( ; ;[.A1262]/1000)" office:value-type="time" office:time-value="PT05H35M59.954S" calcext:value-type="time">
            <text:p>05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32.64" calcext:value-type="float">
            <text:p>1332.64</text:p>
          </table:table-cell>
          <table:table-cell office:value-type="float" office:value="1593.85" calcext:value-type="float">
            <text:p>1593.85</text:p>
          </table:table-cell>
        </table:table-row>
        <table:table-row table:style-name="ro1">
          <table:table-cell office:value-type="float" office:value="20175954" calcext:value-type="float">
            <text:p>20175954</text:p>
          </table:table-cell>
          <table:table-cell table:formula="of:=TIME( ; ;[.A1263]/1000)" office:value-type="time" office:time-value="PT05H36M15.954S" calcext:value-type="time">
            <text:p>05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33.68" calcext:value-type="float">
            <text:p>1333.68</text:p>
          </table:table-cell>
          <table:table-cell office:value-type="float" office:value="1595.09" calcext:value-type="float">
            <text:p>1595.09</text:p>
          </table:table-cell>
        </table:table-row>
        <table:table-row table:style-name="ro1">
          <table:table-cell office:value-type="float" office:value="20191954" calcext:value-type="float">
            <text:p>20191954</text:p>
          </table:table-cell>
          <table:table-cell table:formula="of:=TIME( ; ;[.A1264]/1000)" office:value-type="time" office:time-value="PT05H36M31.954S" calcext:value-type="time">
            <text:p>05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7.9" calcext:value-type="float">
            <text:p>277.9</text:p>
          </table:table-cell>
          <table:table-cell office:value-type="float" office:value="1334.73" calcext:value-type="float">
            <text:p>1334.73</text:p>
          </table:table-cell>
          <table:table-cell office:value-type="float" office:value="1596.33" calcext:value-type="float">
            <text:p>1596.33</text:p>
          </table:table-cell>
        </table:table-row>
        <table:table-row table:style-name="ro1">
          <table:table-cell office:value-type="float" office:value="20207954" calcext:value-type="float">
            <text:p>20207954</text:p>
          </table:table-cell>
          <table:table-cell table:formula="of:=TIME( ; ;[.A1265]/1000)" office:value-type="time" office:time-value="PT05H36M47.954S" calcext:value-type="time">
            <text:p>05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35.78" calcext:value-type="float">
            <text:p>1335.78</text:p>
          </table:table-cell>
          <table:table-cell office:value-type="float" office:value="1597.57" calcext:value-type="float">
            <text:p>1597.57</text:p>
          </table:table-cell>
        </table:table-row>
        <table:table-row table:style-name="ro1">
          <table:table-cell office:value-type="float" office:value="20223954" calcext:value-type="float">
            <text:p>20223954</text:p>
          </table:table-cell>
          <table:table-cell table:formula="of:=TIME( ; ;[.A1266]/1000)" office:value-type="time" office:time-value="PT05H37M03.954S" calcext:value-type="time">
            <text:p>05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36.83" calcext:value-type="float">
            <text:p>1336.83</text:p>
          </table:table-cell>
          <table:table-cell office:value-type="float" office:value="1598.81" calcext:value-type="float">
            <text:p>1598.81</text:p>
          </table:table-cell>
        </table:table-row>
        <table:table-row table:style-name="ro1">
          <table:table-cell office:value-type="float" office:value="20239954" calcext:value-type="float">
            <text:p>20239954</text:p>
          </table:table-cell>
          <table:table-cell table:formula="of:=TIME( ; ;[.A1267]/1000)" office:value-type="time" office:time-value="PT05H37M19.954S" calcext:value-type="time">
            <text:p>05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37.87" calcext:value-type="float">
            <text:p>1337.87</text:p>
          </table:table-cell>
          <table:table-cell office:value-type="float" office:value="1600.05" calcext:value-type="float">
            <text:p>1600.05</text:p>
          </table:table-cell>
        </table:table-row>
        <table:table-row table:style-name="ro1">
          <table:table-cell office:value-type="float" office:value="20255954" calcext:value-type="float">
            <text:p>20255954</text:p>
          </table:table-cell>
          <table:table-cell table:formula="of:=TIME( ; ;[.A1268]/1000)" office:value-type="time" office:time-value="PT05H37M35.954S" calcext:value-type="time">
            <text:p>05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38.92" calcext:value-type="float">
            <text:p>1338.92</text:p>
          </table:table-cell>
          <table:table-cell office:value-type="float" office:value="1601.29" calcext:value-type="float">
            <text:p>1601.29</text:p>
          </table:table-cell>
        </table:table-row>
        <table:table-row table:style-name="ro1">
          <table:table-cell office:value-type="float" office:value="20271954" calcext:value-type="float">
            <text:p>20271954</text:p>
          </table:table-cell>
          <table:table-cell table:formula="of:=TIME( ; ;[.A1269]/1000)" office:value-type="time" office:time-value="PT05H37M51.954S" calcext:value-type="time">
            <text:p>05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339.97" calcext:value-type="float">
            <text:p>1339.97</text:p>
          </table:table-cell>
          <table:table-cell office:value-type="float" office:value="1602.53" calcext:value-type="float">
            <text:p>1602.53</text:p>
          </table:table-cell>
        </table:table-row>
        <table:table-row table:style-name="ro1">
          <table:table-cell office:value-type="float" office:value="20287954" calcext:value-type="float">
            <text:p>20287954</text:p>
          </table:table-cell>
          <table:table-cell table:formula="of:=TIME( ; ;[.A1270]/1000)" office:value-type="time" office:time-value="PT05H38M07.954S" calcext:value-type="time">
            <text:p>05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41.01" calcext:value-type="float">
            <text:p>1341.01</text:p>
          </table:table-cell>
          <table:table-cell office:value-type="float" office:value="1603.76" calcext:value-type="float">
            <text:p>1603.76</text:p>
          </table:table-cell>
        </table:table-row>
        <table:table-row table:style-name="ro1">
          <table:table-cell office:value-type="float" office:value="20303954" calcext:value-type="float">
            <text:p>20303954</text:p>
          </table:table-cell>
          <table:table-cell table:formula="of:=TIME( ; ;[.A1271]/1000)" office:value-type="time" office:time-value="PT05H38M23.954S" calcext:value-type="time">
            <text:p>05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42.06" calcext:value-type="float">
            <text:p>1342.06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20319954" calcext:value-type="float">
            <text:p>20319954</text:p>
          </table:table-cell>
          <table:table-cell table:formula="of:=TIME( ; ;[.A1272]/1000)" office:value-type="time" office:time-value="PT05H38M39.954S" calcext:value-type="time">
            <text:p>05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43.11" calcext:value-type="float">
            <text:p>1343.11</text:p>
          </table:table-cell>
          <table:table-cell office:value-type="float" office:value="1606.24" calcext:value-type="float">
            <text:p>1606.24</text:p>
          </table:table-cell>
        </table:table-row>
        <table:table-row table:style-name="ro1">
          <table:table-cell office:value-type="float" office:value="20335954" calcext:value-type="float">
            <text:p>20335954</text:p>
          </table:table-cell>
          <table:table-cell table:formula="of:=TIME( ; ;[.A1273]/1000)" office:value-type="time" office:time-value="PT05H38M55.954S" calcext:value-type="time">
            <text:p>05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44.16" calcext:value-type="float">
            <text:p>1344.16</text:p>
          </table:table-cell>
          <table:table-cell office:value-type="float" office:value="1607.48" calcext:value-type="float">
            <text:p>1607.48</text:p>
          </table:table-cell>
        </table:table-row>
        <table:table-row table:style-name="ro1">
          <table:table-cell office:value-type="float" office:value="20351954" calcext:value-type="float">
            <text:p>20351954</text:p>
          </table:table-cell>
          <table:table-cell table:formula="of:=TIME( ; ;[.A1274]/1000)" office:value-type="time" office:time-value="PT05H39M11.954S" calcext:value-type="time">
            <text:p>05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45.2" calcext:value-type="float">
            <text:p>1345.2</text:p>
          </table:table-cell>
          <table:table-cell office:value-type="float" office:value="1608.72" calcext:value-type="float">
            <text:p>1608.72</text:p>
          </table:table-cell>
        </table:table-row>
        <table:table-row table:style-name="ro1">
          <table:table-cell office:value-type="float" office:value="20367954" calcext:value-type="float">
            <text:p>20367954</text:p>
          </table:table-cell>
          <table:table-cell table:formula="of:=TIME( ; ;[.A1275]/1000)" office:value-type="time" office:time-value="PT05H39M27.954S" calcext:value-type="time">
            <text:p>05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346.25" calcext:value-type="float">
            <text:p>1346.25</text:p>
          </table:table-cell>
          <table:table-cell office:value-type="float" office:value="1609.96" calcext:value-type="float">
            <text:p>1609.96</text:p>
          </table:table-cell>
        </table:table-row>
        <table:table-row table:style-name="ro1">
          <table:table-cell office:value-type="float" office:value="20383954" calcext:value-type="float">
            <text:p>20383954</text:p>
          </table:table-cell>
          <table:table-cell table:formula="of:=TIME( ; ;[.A1276]/1000)" office:value-type="time" office:time-value="PT05H39M43.954S" calcext:value-type="time">
            <text:p>05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47.3" calcext:value-type="float">
            <text:p>1347.3</text:p>
          </table:table-cell>
          <table:table-cell office:value-type="float" office:value="1611.2" calcext:value-type="float">
            <text:p>1611.2</text:p>
          </table:table-cell>
        </table:table-row>
        <table:table-row table:style-name="ro1">
          <table:table-cell office:value-type="float" office:value="20399954" calcext:value-type="float">
            <text:p>20399954</text:p>
          </table:table-cell>
          <table:table-cell table:formula="of:=TIME( ; ;[.A1277]/1000)" office:value-type="time" office:time-value="PT05H39M59.954S" calcext:value-type="time">
            <text:p>05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48.34" calcext:value-type="float">
            <text:p>1348.34</text:p>
          </table:table-cell>
          <table:table-cell office:value-type="float" office:value="1612.44" calcext:value-type="float">
            <text:p>1612.44</text:p>
          </table:table-cell>
        </table:table-row>
        <table:table-row table:style-name="ro1">
          <table:table-cell office:value-type="float" office:value="20415954" calcext:value-type="float">
            <text:p>20415954</text:p>
          </table:table-cell>
          <table:table-cell table:formula="of:=TIME( ; ;[.A1278]/1000)" office:value-type="time" office:time-value="PT05H40M15.954S" calcext:value-type="time">
            <text:p>05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49.39" calcext:value-type="float">
            <text:p>1349.39</text:p>
          </table:table-cell>
          <table:table-cell office:value-type="float" office:value="1613.68" calcext:value-type="float">
            <text:p>1613.68</text:p>
          </table:table-cell>
        </table:table-row>
        <table:table-row table:style-name="ro1">
          <table:table-cell office:value-type="float" office:value="20431954" calcext:value-type="float">
            <text:p>20431954</text:p>
          </table:table-cell>
          <table:table-cell table:formula="of:=TIME( ; ;[.A1279]/1000)" office:value-type="time" office:time-value="PT05H40M31.954S" calcext:value-type="time">
            <text:p>05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50.44" calcext:value-type="float">
            <text:p>1350.44</text:p>
          </table:table-cell>
          <table:table-cell office:value-type="float" office:value="1614.92" calcext:value-type="float">
            <text:p>1614.92</text:p>
          </table:table-cell>
        </table:table-row>
        <table:table-row table:style-name="ro1">
          <table:table-cell office:value-type="float" office:value="20447954" calcext:value-type="float">
            <text:p>20447954</text:p>
          </table:table-cell>
          <table:table-cell table:formula="of:=TIME( ; ;[.A1280]/1000)" office:value-type="time" office:time-value="PT05H40M47.954S" calcext:value-type="time">
            <text:p>05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51.49" calcext:value-type="float">
            <text:p>1351.49</text:p>
          </table:table-cell>
          <table:table-cell office:value-type="float" office:value="1616.16" calcext:value-type="float">
            <text:p>1616.16</text:p>
          </table:table-cell>
        </table:table-row>
        <table:table-row table:style-name="ro1">
          <table:table-cell office:value-type="float" office:value="20463954" calcext:value-type="float">
            <text:p>20463954</text:p>
          </table:table-cell>
          <table:table-cell table:formula="of:=TIME( ; ;[.A1281]/1000)" office:value-type="time" office:time-value="PT05H41M03.954S" calcext:value-type="time">
            <text:p>05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52.53" calcext:value-type="float">
            <text:p>1352.53</text:p>
          </table:table-cell>
          <table:table-cell office:value-type="float" office:value="1617.4" calcext:value-type="float">
            <text:p>1617.4</text:p>
          </table:table-cell>
        </table:table-row>
        <table:table-row table:style-name="ro1">
          <table:table-cell office:value-type="float" office:value="20479954" calcext:value-type="float">
            <text:p>20479954</text:p>
          </table:table-cell>
          <table:table-cell table:formula="of:=TIME( ; ;[.A1282]/1000)" office:value-type="time" office:time-value="PT05H41M19.954S" calcext:value-type="time">
            <text:p>05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53.58" calcext:value-type="float">
            <text:p>1353.58</text:p>
          </table:table-cell>
          <table:table-cell office:value-type="float" office:value="1618.64" calcext:value-type="float">
            <text:p>1618.64</text:p>
          </table:table-cell>
        </table:table-row>
        <table:table-row table:style-name="ro1">
          <table:table-cell office:value-type="float" office:value="20495954" calcext:value-type="float">
            <text:p>20495954</text:p>
          </table:table-cell>
          <table:table-cell table:formula="of:=TIME( ; ;[.A1283]/1000)" office:value-type="time" office:time-value="PT05H41M35.954S" calcext:value-type="time">
            <text:p>05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54.63" calcext:value-type="float">
            <text:p>1354.63</text:p>
          </table:table-cell>
          <table:table-cell office:value-type="float" office:value="1619.88" calcext:value-type="float">
            <text:p>1619.88</text:p>
          </table:table-cell>
        </table:table-row>
        <table:table-row table:style-name="ro1">
          <table:table-cell office:value-type="float" office:value="20511954" calcext:value-type="float">
            <text:p>20511954</text:p>
          </table:table-cell>
          <table:table-cell table:formula="of:=TIME( ; ;[.A1284]/1000)" office:value-type="time" office:time-value="PT05H41M51.954S" calcext:value-type="time">
            <text:p>05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55.67" calcext:value-type="float">
            <text:p>1355.67</text:p>
          </table:table-cell>
          <table:table-cell office:value-type="float" office:value="1621.12" calcext:value-type="float">
            <text:p>1621.12</text:p>
          </table:table-cell>
        </table:table-row>
        <table:table-row table:style-name="ro1">
          <table:table-cell office:value-type="float" office:value="20527954" calcext:value-type="float">
            <text:p>20527954</text:p>
          </table:table-cell>
          <table:table-cell table:formula="of:=TIME( ; ;[.A1285]/1000)" office:value-type="time" office:time-value="PT05H42M07.954S" calcext:value-type="time">
            <text:p>05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56.72" calcext:value-type="float">
            <text:p>1356.72</text:p>
          </table:table-cell>
          <table:table-cell office:value-type="float" office:value="1622.36" calcext:value-type="float">
            <text:p>1622.36</text:p>
          </table:table-cell>
        </table:table-row>
        <table:table-row table:style-name="ro1">
          <table:table-cell office:value-type="float" office:value="20543954" calcext:value-type="float">
            <text:p>20543954</text:p>
          </table:table-cell>
          <table:table-cell table:formula="of:=TIME( ; ;[.A1286]/1000)" office:value-type="time" office:time-value="PT05H42M23.954S" calcext:value-type="time">
            <text:p>05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1623.6" calcext:value-type="float">
            <text:p>1623.6</text:p>
          </table:table-cell>
        </table:table-row>
        <table:table-row table:style-name="ro1">
          <table:table-cell office:value-type="float" office:value="20559954" calcext:value-type="float">
            <text:p>20559954</text:p>
          </table:table-cell>
          <table:table-cell table:formula="of:=TIME( ; ;[.A1287]/1000)" office:value-type="time" office:time-value="PT05H42M39.954S" calcext:value-type="time">
            <text:p>05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58.81" calcext:value-type="float">
            <text:p>1358.81</text:p>
          </table:table-cell>
          <table:table-cell office:value-type="float" office:value="1624.84" calcext:value-type="float">
            <text:p>1624.84</text:p>
          </table:table-cell>
        </table:table-row>
        <table:table-row table:style-name="ro1">
          <table:table-cell office:value-type="float" office:value="20575954" calcext:value-type="float">
            <text:p>20575954</text:p>
          </table:table-cell>
          <table:table-cell table:formula="of:=TIME( ; ;[.A1288]/1000)" office:value-type="time" office:time-value="PT05H42M55.954S" calcext:value-type="time">
            <text:p>05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59.86" calcext:value-type="float">
            <text:p>1359.86</text:p>
          </table:table-cell>
          <table:table-cell office:value-type="float" office:value="1626.08" calcext:value-type="float">
            <text:p>1626.08</text:p>
          </table:table-cell>
        </table:table-row>
        <table:table-row table:style-name="ro1">
          <table:table-cell office:value-type="float" office:value="20591954" calcext:value-type="float">
            <text:p>20591954</text:p>
          </table:table-cell>
          <table:table-cell table:formula="of:=TIME( ; ;[.A1289]/1000)" office:value-type="time" office:time-value="PT05H43M11.954S" calcext:value-type="time">
            <text:p>05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60.91" calcext:value-type="float">
            <text:p>1360.91</text:p>
          </table:table-cell>
          <table:table-cell office:value-type="float" office:value="1627.32" calcext:value-type="float">
            <text:p>1627.32</text:p>
          </table:table-cell>
        </table:table-row>
        <table:table-row table:style-name="ro1">
          <table:table-cell office:value-type="float" office:value="20607954" calcext:value-type="float">
            <text:p>20607954</text:p>
          </table:table-cell>
          <table:table-cell table:formula="of:=TIME( ; ;[.A1290]/1000)" office:value-type="time" office:time-value="PT05H43M27.954S" calcext:value-type="time">
            <text:p>05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61.96" calcext:value-type="float">
            <text:p>1361.96</text:p>
          </table:table-cell>
          <table:table-cell office:value-type="float" office:value="1628.56" calcext:value-type="float">
            <text:p>1628.56</text:p>
          </table:table-cell>
        </table:table-row>
        <table:table-row table:style-name="ro1">
          <table:table-cell office:value-type="float" office:value="20623954" calcext:value-type="float">
            <text:p>20623954</text:p>
          </table:table-cell>
          <table:table-cell table:formula="of:=TIME( ; ;[.A1291]/1000)" office:value-type="time" office:time-value="PT05H43M43.954S" calcext:value-type="time">
            <text:p>05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63" calcext:value-type="float">
            <text:p>1363</text:p>
          </table:table-cell>
          <table:table-cell office:value-type="float" office:value="1629.8" calcext:value-type="float">
            <text:p>1629.8</text:p>
          </table:table-cell>
        </table:table-row>
        <table:table-row table:style-name="ro1">
          <table:table-cell office:value-type="float" office:value="20639954" calcext:value-type="float">
            <text:p>20639954</text:p>
          </table:table-cell>
          <table:table-cell table:formula="of:=TIME( ; ;[.A1292]/1000)" office:value-type="time" office:time-value="PT05H43M59.954S" calcext:value-type="time">
            <text:p>05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364.05" calcext:value-type="float">
            <text:p>1364.05</text:p>
          </table:table-cell>
          <table:table-cell office:value-type="float" office:value="1631.04" calcext:value-type="float">
            <text:p>1631.04</text:p>
          </table:table-cell>
        </table:table-row>
        <table:table-row table:style-name="ro1">
          <table:table-cell office:value-type="float" office:value="20655954" calcext:value-type="float">
            <text:p>20655954</text:p>
          </table:table-cell>
          <table:table-cell table:formula="of:=TIME( ; ;[.A1293]/1000)" office:value-type="time" office:time-value="PT05H44M15.954S" calcext:value-type="time">
            <text:p>05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65.1" calcext:value-type="float">
            <text:p>1365.1</text:p>
          </table:table-cell>
          <table:table-cell office:value-type="float" office:value="1632.28" calcext:value-type="float">
            <text:p>1632.28</text:p>
          </table:table-cell>
        </table:table-row>
        <table:table-row table:style-name="ro1">
          <table:table-cell office:value-type="float" office:value="20671954" calcext:value-type="float">
            <text:p>20671954</text:p>
          </table:table-cell>
          <table:table-cell table:formula="of:=TIME( ; ;[.A1294]/1000)" office:value-type="time" office:time-value="PT05H44M31.954S" calcext:value-type="time">
            <text:p>05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66.14" calcext:value-type="float">
            <text:p>1366.14</text:p>
          </table:table-cell>
          <table:table-cell office:value-type="float" office:value="1633.52" calcext:value-type="float">
            <text:p>1633.52</text:p>
          </table:table-cell>
        </table:table-row>
        <table:table-row table:style-name="ro1">
          <table:table-cell office:value-type="float" office:value="20687954" calcext:value-type="float">
            <text:p>20687954</text:p>
          </table:table-cell>
          <table:table-cell table:formula="of:=TIME( ; ;[.A1295]/1000)" office:value-type="time" office:time-value="PT05H44M47.954S" calcext:value-type="time">
            <text:p>05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67.19" calcext:value-type="float">
            <text:p>1367.19</text:p>
          </table:table-cell>
          <table:table-cell office:value-type="float" office:value="1634.76" calcext:value-type="float">
            <text:p>1634.76</text:p>
          </table:table-cell>
        </table:table-row>
        <table:table-row table:style-name="ro1">
          <table:table-cell office:value-type="float" office:value="20703954" calcext:value-type="float">
            <text:p>20703954</text:p>
          </table:table-cell>
          <table:table-cell table:formula="of:=TIME( ; ;[.A1296]/1000)" office:value-type="time" office:time-value="PT05H45M03.954S" calcext:value-type="time">
            <text:p>05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7.78" calcext:value-type="float">
            <text:p>277.78</text:p>
          </table:table-cell>
          <table:table-cell office:value-type="float" office:value="1368.24" calcext:value-type="float">
            <text:p>1368.24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20719954" calcext:value-type="float">
            <text:p>20719954</text:p>
          </table:table-cell>
          <table:table-cell table:formula="of:=TIME( ; ;[.A1297]/1000)" office:value-type="time" office:time-value="PT05H45M19.954S" calcext:value-type="time">
            <text:p>05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69.28" calcext:value-type="float">
            <text:p>1369.28</text:p>
          </table:table-cell>
          <table:table-cell office:value-type="float" office:value="1637.24" calcext:value-type="float">
            <text:p>1637.24</text:p>
          </table:table-cell>
        </table:table-row>
        <table:table-row table:style-name="ro1">
          <table:table-cell office:value-type="float" office:value="20735954" calcext:value-type="float">
            <text:p>20735954</text:p>
          </table:table-cell>
          <table:table-cell table:formula="of:=TIME( ; ;[.A1298]/1000)" office:value-type="time" office:time-value="PT05H45M35.954S" calcext:value-type="time">
            <text:p>05:4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0.33" calcext:value-type="float">
            <text:p>1370.33</text:p>
          </table:table-cell>
          <table:table-cell office:value-type="float" office:value="1638.48" calcext:value-type="float">
            <text:p>1638.48</text:p>
          </table:table-cell>
        </table:table-row>
        <table:table-row table:style-name="ro1">
          <table:table-cell office:value-type="float" office:value="20751954" calcext:value-type="float">
            <text:p>20751954</text:p>
          </table:table-cell>
          <table:table-cell table:formula="of:=TIME( ; ;[.A1299]/1000)" office:value-type="time" office:time-value="PT05H45M51.954S" calcext:value-type="time">
            <text:p>05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1.38" calcext:value-type="float">
            <text:p>1371.38</text:p>
          </table:table-cell>
          <table:table-cell office:value-type="float" office:value="1639.71" calcext:value-type="float">
            <text:p>1639.71</text:p>
          </table:table-cell>
        </table:table-row>
        <table:table-row table:style-name="ro1">
          <table:table-cell office:value-type="float" office:value="20767954" calcext:value-type="float">
            <text:p>20767954</text:p>
          </table:table-cell>
          <table:table-cell table:formula="of:=TIME( ; ;[.A1300]/1000)" office:value-type="time" office:time-value="PT05H46M07.954S" calcext:value-type="time">
            <text:p>05:4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372.42" calcext:value-type="float">
            <text:p>1372.42</text:p>
          </table:table-cell>
          <table:table-cell office:value-type="float" office:value="1640.95" calcext:value-type="float">
            <text:p>1640.95</text:p>
          </table:table-cell>
        </table:table-row>
        <table:table-row table:style-name="ro1">
          <table:table-cell office:value-type="float" office:value="20783954" calcext:value-type="float">
            <text:p>20783954</text:p>
          </table:table-cell>
          <table:table-cell table:formula="of:=TIME( ; ;[.A1301]/1000)" office:value-type="time" office:time-value="PT05H46M23.954S" calcext:value-type="time">
            <text:p>05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3.47" calcext:value-type="float">
            <text:p>1373.47</text:p>
          </table:table-cell>
          <table:table-cell office:value-type="float" office:value="1642.19" calcext:value-type="float">
            <text:p>1642.19</text:p>
          </table:table-cell>
        </table:table-row>
        <table:table-row table:style-name="ro1">
          <table:table-cell office:value-type="float" office:value="20799954" calcext:value-type="float">
            <text:p>20799954</text:p>
          </table:table-cell>
          <table:table-cell table:formula="of:=TIME( ; ;[.A1302]/1000)" office:value-type="time" office:time-value="PT05H46M39.954S" calcext:value-type="time">
            <text:p>05:4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4.52" calcext:value-type="float">
            <text:p>1374.52</text:p>
          </table:table-cell>
          <table:table-cell office:value-type="float" office:value="1643.43" calcext:value-type="float">
            <text:p>1643.43</text:p>
          </table:table-cell>
        </table:table-row>
        <table:table-row table:style-name="ro1">
          <table:table-cell office:value-type="float" office:value="20815954" calcext:value-type="float">
            <text:p>20815954</text:p>
          </table:table-cell>
          <table:table-cell table:formula="of:=TIME( ; ;[.A1303]/1000)" office:value-type="time" office:time-value="PT05H46M55.954S" calcext:value-type="time">
            <text:p>05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5.56" calcext:value-type="float">
            <text:p>1375.56</text:p>
          </table:table-cell>
          <table:table-cell office:value-type="float" office:value="1644.67" calcext:value-type="float">
            <text:p>1644.67</text:p>
          </table:table-cell>
        </table:table-row>
        <table:table-row table:style-name="ro1">
          <table:table-cell office:value-type="float" office:value="20831954" calcext:value-type="float">
            <text:p>20831954</text:p>
          </table:table-cell>
          <table:table-cell table:formula="of:=TIME( ; ;[.A1304]/1000)" office:value-type="time" office:time-value="PT05H47M11.954S" calcext:value-type="time">
            <text:p>05:4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6.61" calcext:value-type="float">
            <text:p>1376.61</text:p>
          </table:table-cell>
          <table:table-cell office:value-type="float" office:value="1645.91" calcext:value-type="float">
            <text:p>1645.91</text:p>
          </table:table-cell>
        </table:table-row>
        <table:table-row table:style-name="ro1">
          <table:table-cell office:value-type="float" office:value="20847954" calcext:value-type="float">
            <text:p>20847954</text:p>
          </table:table-cell>
          <table:table-cell table:formula="of:=TIME( ; ;[.A1305]/1000)" office:value-type="time" office:time-value="PT05H47M27.954S" calcext:value-type="time">
            <text:p>05:4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7.66" calcext:value-type="float">
            <text:p>1377.66</text:p>
          </table:table-cell>
          <table:table-cell office:value-type="float" office:value="1647.15" calcext:value-type="float">
            <text:p>1647.15</text:p>
          </table:table-cell>
        </table:table-row>
        <table:table-row table:style-name="ro1">
          <table:table-cell office:value-type="float" office:value="20863954" calcext:value-type="float">
            <text:p>20863954</text:p>
          </table:table-cell>
          <table:table-cell table:formula="of:=TIME( ; ;[.A1306]/1000)" office:value-type="time" office:time-value="PT05H47M43.954S" calcext:value-type="time">
            <text:p>05:4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8.7" calcext:value-type="float">
            <text:p>1378.7</text:p>
          </table:table-cell>
          <table:table-cell office:value-type="float" office:value="1648.39" calcext:value-type="float">
            <text:p>1648.39</text:p>
          </table:table-cell>
        </table:table-row>
        <table:table-row table:style-name="ro1">
          <table:table-cell office:value-type="float" office:value="20879954" calcext:value-type="float">
            <text:p>20879954</text:p>
          </table:table-cell>
          <table:table-cell table:formula="of:=TIME( ; ;[.A1307]/1000)" office:value-type="time" office:time-value="PT05H47M59.954S" calcext:value-type="time">
            <text:p>05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79.75" calcext:value-type="float">
            <text:p>1379.75</text:p>
          </table:table-cell>
          <table:table-cell office:value-type="float" office:value="1649.62" calcext:value-type="float">
            <text:p>1649.62</text:p>
          </table:table-cell>
        </table:table-row>
        <table:table-row table:style-name="ro1">
          <table:table-cell office:value-type="float" office:value="20895954" calcext:value-type="float">
            <text:p>20895954</text:p>
          </table:table-cell>
          <table:table-cell table:formula="of:=TIME( ; ;[.A1308]/1000)" office:value-type="time" office:time-value="PT05H48M15.954S" calcext:value-type="time">
            <text:p>05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80.8" calcext:value-type="float">
            <text:p>1380.8</text:p>
          </table:table-cell>
          <table:table-cell office:value-type="float" office:value="1650.86" calcext:value-type="float">
            <text:p>1650.86</text:p>
          </table:table-cell>
        </table:table-row>
        <table:table-row table:style-name="ro1">
          <table:table-cell office:value-type="float" office:value="20911954" calcext:value-type="float">
            <text:p>20911954</text:p>
          </table:table-cell>
          <table:table-cell table:formula="of:=TIME( ; ;[.A1309]/1000)" office:value-type="time" office:time-value="PT05H48M31.954S" calcext:value-type="time">
            <text:p>05:4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81.84" calcext:value-type="float">
            <text:p>1381.84</text:p>
          </table:table-cell>
          <table:table-cell office:value-type="float" office:value="1652.1" calcext:value-type="float">
            <text:p>1652.1</text:p>
          </table:table-cell>
        </table:table-row>
        <table:table-row table:style-name="ro1">
          <table:table-cell office:value-type="float" office:value="20927954" calcext:value-type="float">
            <text:p>20927954</text:p>
          </table:table-cell>
          <table:table-cell table:formula="of:=TIME( ; ;[.A1310]/1000)" office:value-type="time" office:time-value="PT05H48M47.954S" calcext:value-type="time">
            <text:p>05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82.89" calcext:value-type="float">
            <text:p>1382.89</text:p>
          </table:table-cell>
          <table:table-cell office:value-type="float" office:value="1653.34" calcext:value-type="float">
            <text:p>1653.34</text:p>
          </table:table-cell>
        </table:table-row>
        <table:table-row table:style-name="ro1">
          <table:table-cell office:value-type="float" office:value="20943954" calcext:value-type="float">
            <text:p>20943954</text:p>
          </table:table-cell>
          <table:table-cell table:formula="of:=TIME( ; ;[.A1311]/1000)" office:value-type="time" office:time-value="PT05H49M03.954S" calcext:value-type="time">
            <text:p>05:4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83.94" calcext:value-type="float">
            <text:p>1383.94</text:p>
          </table:table-cell>
          <table:table-cell office:value-type="float" office:value="1654.58" calcext:value-type="float">
            <text:p>1654.58</text:p>
          </table:table-cell>
        </table:table-row>
        <table:table-row table:style-name="ro1">
          <table:table-cell office:value-type="float" office:value="20959954" calcext:value-type="float">
            <text:p>20959954</text:p>
          </table:table-cell>
          <table:table-cell table:formula="of:=TIME( ; ;[.A1312]/1000)" office:value-type="time" office:time-value="PT05H49M19.954S" calcext:value-type="time">
            <text:p>05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84.98" calcext:value-type="float">
            <text:p>1384.98</text:p>
          </table:table-cell>
          <table:table-cell office:value-type="float" office:value="1655.82" calcext:value-type="float">
            <text:p>1655.82</text:p>
          </table:table-cell>
        </table:table-row>
        <table:table-row table:style-name="ro1">
          <table:table-cell office:value-type="float" office:value="20975954" calcext:value-type="float">
            <text:p>20975954</text:p>
          </table:table-cell>
          <table:table-cell table:formula="of:=TIME( ; ;[.A1313]/1000)" office:value-type="time" office:time-value="PT05H49M35.954S" calcext:value-type="time">
            <text:p>05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386.03" calcext:value-type="float">
            <text:p>1386.03</text:p>
          </table:table-cell>
          <table:table-cell office:value-type="float" office:value="1657.05" calcext:value-type="float">
            <text:p>1657.05</text:p>
          </table:table-cell>
        </table:table-row>
        <table:table-row table:style-name="ro1">
          <table:table-cell office:value-type="float" office:value="20991953" calcext:value-type="float">
            <text:p>20991953</text:p>
          </table:table-cell>
          <table:table-cell table:formula="of:=TIME( ; ;[.A1314]/1000)" office:value-type="time" office:time-value="PT05H49M51.953S" calcext:value-type="time">
            <text:p>05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387.08" calcext:value-type="float">
            <text:p>1387.08</text:p>
          </table:table-cell>
          <table:table-cell office:value-type="float" office:value="1658.29" calcext:value-type="float">
            <text:p>1658.29</text:p>
          </table:table-cell>
        </table:table-row>
        <table:table-row table:style-name="ro1">
          <table:table-cell office:value-type="float" office:value="21007954" calcext:value-type="float">
            <text:p>21007954</text:p>
          </table:table-cell>
          <table:table-cell table:formula="of:=TIME( ; ;[.A1315]/1000)" office:value-type="time" office:time-value="PT05H50M07.954S" calcext:value-type="time">
            <text:p>05:5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388.12" calcext:value-type="float">
            <text:p>1388.12</text:p>
          </table:table-cell>
          <table:table-cell office:value-type="float" office:value="1659.53" calcext:value-type="float">
            <text:p>1659.53</text:p>
          </table:table-cell>
        </table:table-row>
        <table:table-row table:style-name="ro1">
          <table:table-cell office:value-type="float" office:value="21023954" calcext:value-type="float">
            <text:p>21023954</text:p>
          </table:table-cell>
          <table:table-cell table:formula="of:=TIME( ; ;[.A1316]/1000)" office:value-type="time" office:time-value="PT05H50M23.954S" calcext:value-type="time">
            <text:p>05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7.78" calcext:value-type="float">
            <text:p>277.78</text:p>
          </table:table-cell>
          <table:table-cell office:value-type="float" office:value="1389.17" calcext:value-type="float">
            <text:p>1389.17</text:p>
          </table:table-cell>
          <table:table-cell office:value-type="float" office:value="1660.77" calcext:value-type="float">
            <text:p>1660.77</text:p>
          </table:table-cell>
        </table:table-row>
        <table:table-row table:style-name="ro1">
          <table:table-cell office:value-type="float" office:value="21039954" calcext:value-type="float">
            <text:p>21039954</text:p>
          </table:table-cell>
          <table:table-cell table:formula="of:=TIME( ; ;[.A1317]/1000)" office:value-type="time" office:time-value="PT05H50M39.954S" calcext:value-type="time">
            <text:p>05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390.22" calcext:value-type="float">
            <text:p>1390.22</text:p>
          </table:table-cell>
          <table:table-cell office:value-type="float" office:value="1662.01" calcext:value-type="float">
            <text:p>1662.01</text:p>
          </table:table-cell>
        </table:table-row>
        <table:table-row table:style-name="ro1">
          <table:table-cell office:value-type="float" office:value="21055954" calcext:value-type="float">
            <text:p>21055954</text:p>
          </table:table-cell>
          <table:table-cell table:formula="of:=TIME( ; ;[.A1318]/1000)" office:value-type="time" office:time-value="PT05H50M55.954S" calcext:value-type="time">
            <text:p>05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391.26" calcext:value-type="float">
            <text:p>1391.26</text:p>
          </table:table-cell>
          <table:table-cell office:value-type="float" office:value="1663.25" calcext:value-type="float">
            <text:p>1663.25</text:p>
          </table:table-cell>
        </table:table-row>
        <table:table-row table:style-name="ro1">
          <table:table-cell office:value-type="float" office:value="21071954" calcext:value-type="float">
            <text:p>21071954</text:p>
          </table:table-cell>
          <table:table-cell table:formula="of:=TIME( ; ;[.A1319]/1000)" office:value-type="time" office:time-value="PT05H51M11.954S" calcext:value-type="time">
            <text:p>05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392.31" calcext:value-type="float">
            <text:p>1392.31</text:p>
          </table:table-cell>
          <table:table-cell office:value-type="float" office:value="1664.48" calcext:value-type="float">
            <text:p>1664.48</text:p>
          </table:table-cell>
        </table:table-row>
        <table:table-row table:style-name="ro1">
          <table:table-cell office:value-type="float" office:value="21087954" calcext:value-type="float">
            <text:p>21087954</text:p>
          </table:table-cell>
          <table:table-cell table:formula="of:=TIME( ; ;[.A1320]/1000)" office:value-type="time" office:time-value="PT05H51M27.954S" calcext:value-type="time">
            <text:p>05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7" calcext:value-type="float">
            <text:p>277.67</text:p>
          </table:table-cell>
          <table:table-cell office:value-type="float" office:value="1393.36" calcext:value-type="float">
            <text:p>1393.36</text:p>
          </table:table-cell>
          <table:table-cell office:value-type="float" office:value="1665.72" calcext:value-type="float">
            <text:p>1665.72</text:p>
          </table:table-cell>
        </table:table-row>
        <table:table-row table:style-name="ro1">
          <table:table-cell office:value-type="float" office:value="21103954" calcext:value-type="float">
            <text:p>21103954</text:p>
          </table:table-cell>
          <table:table-cell table:formula="of:=TIME( ; ;[.A1321]/1000)" office:value-type="time" office:time-value="PT05H51M43.954S" calcext:value-type="time">
            <text:p>05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394.4" calcext:value-type="float">
            <text:p>1394.4</text:p>
          </table:table-cell>
          <table:table-cell office:value-type="float" office:value="1666.96" calcext:value-type="float">
            <text:p>1666.96</text:p>
          </table:table-cell>
        </table:table-row>
        <table:table-row table:style-name="ro1">
          <table:table-cell office:value-type="float" office:value="21119954" calcext:value-type="float">
            <text:p>21119954</text:p>
          </table:table-cell>
          <table:table-cell table:formula="of:=TIME( ; ;[.A1322]/1000)" office:value-type="time" office:time-value="PT05H51M59.954S" calcext:value-type="time">
            <text:p>05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395.45" calcext:value-type="float">
            <text:p>1395.45</text:p>
          </table:table-cell>
          <table:table-cell office:value-type="float" office:value="1668.2" calcext:value-type="float">
            <text:p>1668.2</text:p>
          </table:table-cell>
        </table:table-row>
        <table:table-row table:style-name="ro1">
          <table:table-cell office:value-type="float" office:value="21135954" calcext:value-type="float">
            <text:p>21135954</text:p>
          </table:table-cell>
          <table:table-cell table:formula="of:=TIME( ; ;[.A1323]/1000)" office:value-type="time" office:time-value="PT05H52M15.954S" calcext:value-type="time">
            <text:p>05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1396.5" calcext:value-type="float">
            <text:p>1396.5</text:p>
          </table:table-cell>
          <table:table-cell office:value-type="float" office:value="1669.44" calcext:value-type="float">
            <text:p>1669.44</text:p>
          </table:table-cell>
        </table:table-row>
        <table:table-row table:style-name="ro1">
          <table:table-cell office:value-type="float" office:value="21151954" calcext:value-type="float">
            <text:p>21151954</text:p>
          </table:table-cell>
          <table:table-cell table:formula="of:=TIME( ; ;[.A1324]/1000)" office:value-type="time" office:time-value="PT05H52M31.954S" calcext:value-type="time">
            <text:p>05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397.54" calcext:value-type="float">
            <text:p>1397.54</text:p>
          </table:table-cell>
          <table:table-cell office:value-type="float" office:value="1670.67" calcext:value-type="float">
            <text:p>1670.67</text:p>
          </table:table-cell>
        </table:table-row>
        <table:table-row table:style-name="ro1">
          <table:table-cell office:value-type="float" office:value="21167954" calcext:value-type="float">
            <text:p>21167954</text:p>
          </table:table-cell>
          <table:table-cell table:formula="of:=TIME( ; ;[.A1325]/1000)" office:value-type="time" office:time-value="PT05H52M47.954S" calcext:value-type="time">
            <text:p>05:5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398.59" calcext:value-type="float">
            <text:p>1398.59</text:p>
          </table:table-cell>
          <table:table-cell office:value-type="float" office:value="1671.91" calcext:value-type="float">
            <text:p>1671.91</text:p>
          </table:table-cell>
        </table:table-row>
        <table:table-row table:style-name="ro1">
          <table:table-cell office:value-type="float" office:value="21183954" calcext:value-type="float">
            <text:p>21183954</text:p>
          </table:table-cell>
          <table:table-cell table:formula="of:=TIME( ; ;[.A1326]/1000)" office:value-type="time" office:time-value="PT05H53M03.954S" calcext:value-type="time">
            <text:p>05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399.64" calcext:value-type="float">
            <text:p>1399.64</text:p>
          </table:table-cell>
          <table:table-cell office:value-type="float" office:value="1673.15" calcext:value-type="float">
            <text:p>1673.15</text:p>
          </table:table-cell>
        </table:table-row>
        <table:table-row table:style-name="ro1">
          <table:table-cell office:value-type="float" office:value="21199954" calcext:value-type="float">
            <text:p>21199954</text:p>
          </table:table-cell>
          <table:table-cell table:formula="of:=TIME( ; ;[.A1327]/1000)" office:value-type="time" office:time-value="PT05H53M19.954S" calcext:value-type="time">
            <text:p>05:5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1400.68" calcext:value-type="float">
            <text:p>1400.68</text:p>
          </table:table-cell>
          <table:table-cell office:value-type="float" office:value="1674.39" calcext:value-type="float">
            <text:p>1674.39</text:p>
          </table:table-cell>
        </table:table-row>
        <table:table-row table:style-name="ro1">
          <table:table-cell office:value-type="float" office:value="21215954" calcext:value-type="float">
            <text:p>21215954</text:p>
          </table:table-cell>
          <table:table-cell table:formula="of:=TIME( ; ;[.A1328]/1000)" office:value-type="time" office:time-value="PT05H53M35.954S" calcext:value-type="time">
            <text:p>05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1.73" calcext:value-type="float">
            <text:p>1401.73</text:p>
          </table:table-cell>
          <table:table-cell office:value-type="float" office:value="1675.62" calcext:value-type="float">
            <text:p>1675.62</text:p>
          </table:table-cell>
        </table:table-row>
        <table:table-row table:style-name="ro1">
          <table:table-cell office:value-type="float" office:value="21231954" calcext:value-type="float">
            <text:p>21231954</text:p>
          </table:table-cell>
          <table:table-cell table:formula="of:=TIME( ; ;[.A1329]/1000)" office:value-type="time" office:time-value="PT05H53M51.954S" calcext:value-type="time">
            <text:p>05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2.78" calcext:value-type="float">
            <text:p>1402.78</text:p>
          </table:table-cell>
          <table:table-cell office:value-type="float" office:value="1676.86" calcext:value-type="float">
            <text:p>1676.86</text:p>
          </table:table-cell>
        </table:table-row>
        <table:table-row table:style-name="ro1">
          <table:table-cell office:value-type="float" office:value="21247954" calcext:value-type="float">
            <text:p>21247954</text:p>
          </table:table-cell>
          <table:table-cell table:formula="of:=TIME( ; ;[.A1330]/1000)" office:value-type="time" office:time-value="PT05H54M07.954S" calcext:value-type="time">
            <text:p>05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3.82" calcext:value-type="float">
            <text:p>1403.82</text:p>
          </table:table-cell>
          <table:table-cell office:value-type="float" office:value="1678.1" calcext:value-type="float">
            <text:p>1678.1</text:p>
          </table:table-cell>
        </table:table-row>
        <table:table-row table:style-name="ro1">
          <table:table-cell office:value-type="float" office:value="21263954" calcext:value-type="float">
            <text:p>21263954</text:p>
          </table:table-cell>
          <table:table-cell table:formula="of:=TIME( ; ;[.A1331]/1000)" office:value-type="time" office:time-value="PT05H54M23.954S" calcext:value-type="time">
            <text:p>05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4.87" calcext:value-type="float">
            <text:p>1404.87</text:p>
          </table:table-cell>
          <table:table-cell office:value-type="float" office:value="1679.34" calcext:value-type="float">
            <text:p>1679.34</text:p>
          </table:table-cell>
        </table:table-row>
        <table:table-row table:style-name="ro1">
          <table:table-cell office:value-type="float" office:value="21279954" calcext:value-type="float">
            <text:p>21279954</text:p>
          </table:table-cell>
          <table:table-cell table:formula="of:=TIME( ; ;[.A1332]/1000)" office:value-type="time" office:time-value="PT05H54M39.954S" calcext:value-type="time">
            <text:p>05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5.92" calcext:value-type="float">
            <text:p>1405.92</text:p>
          </table:table-cell>
          <table:table-cell office:value-type="float" office:value="1680.57" calcext:value-type="float">
            <text:p>1680.57</text:p>
          </table:table-cell>
        </table:table-row>
        <table:table-row table:style-name="ro1">
          <table:table-cell office:value-type="float" office:value="21295954" calcext:value-type="float">
            <text:p>21295954</text:p>
          </table:table-cell>
          <table:table-cell table:formula="of:=TIME( ; ;[.A1333]/1000)" office:value-type="time" office:time-value="PT05H54M55.954S" calcext:value-type="time">
            <text:p>05:5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6.96" calcext:value-type="float">
            <text:p>1406.96</text:p>
          </table:table-cell>
          <table:table-cell office:value-type="float" office:value="1681.81" calcext:value-type="float">
            <text:p>1681.81</text:p>
          </table:table-cell>
        </table:table-row>
        <table:table-row table:style-name="ro1">
          <table:table-cell office:value-type="float" office:value="21311954" calcext:value-type="float">
            <text:p>21311954</text:p>
          </table:table-cell>
          <table:table-cell table:formula="of:=TIME( ; ;[.A1334]/1000)" office:value-type="time" office:time-value="PT05H55M11.954S" calcext:value-type="time">
            <text:p>05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8.01" calcext:value-type="float">
            <text:p>1408.01</text:p>
          </table:table-cell>
          <table:table-cell office:value-type="float" office:value="1683.05" calcext:value-type="float">
            <text:p>1683.05</text:p>
          </table:table-cell>
        </table:table-row>
        <table:table-row table:style-name="ro1">
          <table:table-cell office:value-type="float" office:value="21327954" calcext:value-type="float">
            <text:p>21327954</text:p>
          </table:table-cell>
          <table:table-cell table:formula="of:=TIME( ; ;[.A1335]/1000)" office:value-type="time" office:time-value="PT05H55M27.954S" calcext:value-type="time">
            <text:p>05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09.05" calcext:value-type="float">
            <text:p>1409.05</text:p>
          </table:table-cell>
          <table:table-cell office:value-type="float" office:value="1684.29" calcext:value-type="float">
            <text:p>1684.29</text:p>
          </table:table-cell>
        </table:table-row>
        <table:table-row table:style-name="ro1">
          <table:table-cell office:value-type="float" office:value="21343954" calcext:value-type="float">
            <text:p>21343954</text:p>
          </table:table-cell>
          <table:table-cell table:formula="of:=TIME( ; ;[.A1336]/1000)" office:value-type="time" office:time-value="PT05H55M43.954S" calcext:value-type="time">
            <text:p>05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410.1" calcext:value-type="float">
            <text:p>1410.1</text:p>
          </table:table-cell>
          <table:table-cell office:value-type="float" office:value="1685.53" calcext:value-type="float">
            <text:p>1685.53</text:p>
          </table:table-cell>
        </table:table-row>
        <table:table-row table:style-name="ro1">
          <table:table-cell office:value-type="float" office:value="21359954" calcext:value-type="float">
            <text:p>21359954</text:p>
          </table:table-cell>
          <table:table-cell table:formula="of:=TIME( ; ;[.A1337]/1000)" office:value-type="time" office:time-value="PT05H55M59.954S" calcext:value-type="time">
            <text:p>05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11.15" calcext:value-type="float">
            <text:p>1411.15</text:p>
          </table:table-cell>
          <table:table-cell office:value-type="float" office:value="1686.76" calcext:value-type="float">
            <text:p>1686.76</text:p>
          </table:table-cell>
        </table:table-row>
        <table:table-row table:style-name="ro1">
          <table:table-cell office:value-type="float" office:value="21375954" calcext:value-type="float">
            <text:p>21375954</text:p>
          </table:table-cell>
          <table:table-cell table:formula="of:=TIME( ; ;[.A1338]/1000)" office:value-type="time" office:time-value="PT05H56M15.954S" calcext:value-type="time">
            <text:p>05:5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412.19" calcext:value-type="float">
            <text:p>1412.19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21391954" calcext:value-type="float">
            <text:p>21391954</text:p>
          </table:table-cell>
          <table:table-cell table:formula="of:=TIME( ; ;[.A1339]/1000)" office:value-type="time" office:time-value="PT05H56M31.954S" calcext:value-type="time">
            <text:p>05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413.24" calcext:value-type="float">
            <text:p>1413.24</text:p>
          </table:table-cell>
          <table:table-cell office:value-type="float" office:value="1689.24" calcext:value-type="float">
            <text:p>1689.24</text:p>
          </table:table-cell>
        </table:table-row>
        <table:table-row table:style-name="ro1">
          <table:table-cell office:value-type="float" office:value="21407954" calcext:value-type="float">
            <text:p>21407954</text:p>
          </table:table-cell>
          <table:table-cell table:formula="of:=TIME( ; ;[.A1340]/1000)" office:value-type="time" office:time-value="PT05H56M47.954S" calcext:value-type="time">
            <text:p>05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1414.28" calcext:value-type="float">
            <text:p>1414.28</text:p>
          </table:table-cell>
          <table:table-cell office:value-type="float" office:value="1690.48" calcext:value-type="float">
            <text:p>1690.48</text:p>
          </table:table-cell>
        </table:table-row>
        <table:table-row table:style-name="ro1">
          <table:table-cell office:value-type="float" office:value="21423954" calcext:value-type="float">
            <text:p>21423954</text:p>
          </table:table-cell>
          <table:table-cell table:formula="of:=TIME( ; ;[.A1341]/1000)" office:value-type="time" office:time-value="PT05H57M03.954S" calcext:value-type="time">
            <text:p>05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15.33" calcext:value-type="float">
            <text:p>1415.33</text:p>
          </table:table-cell>
          <table:table-cell office:value-type="float" office:value="1691.71" calcext:value-type="float">
            <text:p>1691.71</text:p>
          </table:table-cell>
        </table:table-row>
        <table:table-row table:style-name="ro1">
          <table:table-cell office:value-type="float" office:value="21439954" calcext:value-type="float">
            <text:p>21439954</text:p>
          </table:table-cell>
          <table:table-cell table:formula="of:=TIME( ; ;[.A1342]/1000)" office:value-type="time" office:time-value="PT05H57M19.954S" calcext:value-type="time">
            <text:p>05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5" calcext:value-type="float">
            <text:p>277.55</text:p>
          </table:table-cell>
          <table:table-cell office:value-type="float" office:value="1416.37" calcext:value-type="float">
            <text:p>1416.37</text:p>
          </table:table-cell>
          <table:table-cell office:value-type="float" office:value="1692.95" calcext:value-type="float">
            <text:p>1692.95</text:p>
          </table:table-cell>
        </table:table-row>
        <table:table-row table:style-name="ro1">
          <table:table-cell office:value-type="float" office:value="21455954" calcext:value-type="float">
            <text:p>21455954</text:p>
          </table:table-cell>
          <table:table-cell table:formula="of:=TIME( ; ;[.A1343]/1000)" office:value-type="time" office:time-value="PT05H57M35.954S" calcext:value-type="time">
            <text:p>05:5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17.42" calcext:value-type="float">
            <text:p>1417.42</text:p>
          </table:table-cell>
          <table:table-cell office:value-type="float" office:value="1694.19" calcext:value-type="float">
            <text:p>1694.19</text:p>
          </table:table-cell>
        </table:table-row>
        <table:table-row table:style-name="ro1">
          <table:table-cell office:value-type="float" office:value="21471954" calcext:value-type="float">
            <text:p>21471954</text:p>
          </table:table-cell>
          <table:table-cell table:formula="of:=TIME( ; ;[.A1344]/1000)" office:value-type="time" office:time-value="PT05H57M51.954S" calcext:value-type="time">
            <text:p>05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18.46" calcext:value-type="float">
            <text:p>1418.46</text:p>
          </table:table-cell>
          <table:table-cell office:value-type="float" office:value="1695.42" calcext:value-type="float">
            <text:p>1695.42</text:p>
          </table:table-cell>
        </table:table-row>
        <table:table-row table:style-name="ro1">
          <table:table-cell office:value-type="float" office:value="21487953" calcext:value-type="float">
            <text:p>21487953</text:p>
          </table:table-cell>
          <table:table-cell table:formula="of:=TIME( ; ;[.A1345]/1000)" office:value-type="time" office:time-value="PT05H58M07.953S" calcext:value-type="time">
            <text:p>05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19.51" calcext:value-type="float">
            <text:p>1419.51</text:p>
          </table:table-cell>
          <table:table-cell office:value-type="float" office:value="1696.66" calcext:value-type="float">
            <text:p>1696.66</text:p>
          </table:table-cell>
        </table:table-row>
        <table:table-row table:style-name="ro1">
          <table:table-cell office:value-type="float" office:value="21503954" calcext:value-type="float">
            <text:p>21503954</text:p>
          </table:table-cell>
          <table:table-cell table:formula="of:=TIME( ; ;[.A1346]/1000)" office:value-type="time" office:time-value="PT05H58M23.954S" calcext:value-type="time">
            <text:p>05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20.56" calcext:value-type="float">
            <text:p>1420.56</text:p>
          </table:table-cell>
          <table:table-cell office:value-type="float" office:value="1697.9" calcext:value-type="float">
            <text:p>1697.9</text:p>
          </table:table-cell>
        </table:table-row>
        <table:table-row table:style-name="ro1">
          <table:table-cell office:value-type="float" office:value="21519954" calcext:value-type="float">
            <text:p>21519954</text:p>
          </table:table-cell>
          <table:table-cell table:formula="of:=TIME( ; ;[.A1347]/1000)" office:value-type="time" office:time-value="PT05H58M39.954S" calcext:value-type="time">
            <text:p>05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421.6" calcext:value-type="float">
            <text:p>1421.6</text:p>
          </table:table-cell>
          <table:table-cell office:value-type="float" office:value="1699.13" calcext:value-type="float">
            <text:p>1699.13</text:p>
          </table:table-cell>
        </table:table-row>
        <table:table-row table:style-name="ro1">
          <table:table-cell office:value-type="float" office:value="21535954" calcext:value-type="float">
            <text:p>21535954</text:p>
          </table:table-cell>
          <table:table-cell table:formula="of:=TIME( ; ;[.A1348]/1000)" office:value-type="time" office:time-value="PT05H58M55.954S" calcext:value-type="time">
            <text:p>05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422.65" calcext:value-type="float">
            <text:p>1422.65</text:p>
          </table:table-cell>
          <table:table-cell office:value-type="float" office:value="1700.37" calcext:value-type="float">
            <text:p>1700.37</text:p>
          </table:table-cell>
        </table:table-row>
        <table:table-row table:style-name="ro1">
          <table:table-cell office:value-type="float" office:value="21551954" calcext:value-type="float">
            <text:p>21551954</text:p>
          </table:table-cell>
          <table:table-cell table:formula="of:=TIME( ; ;[.A1349]/1000)" office:value-type="time" office:time-value="PT05H59M11.954S" calcext:value-type="time">
            <text:p>05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3" calcext:value-type="float">
            <text:p>277.43</text:p>
          </table:table-cell>
          <table:table-cell office:value-type="float" office:value="1423.69" calcext:value-type="float">
            <text:p>1423.69</text:p>
          </table:table-cell>
          <table:table-cell office:value-type="float" office:value="1701.61" calcext:value-type="float">
            <text:p>1701.61</text:p>
          </table:table-cell>
        </table:table-row>
        <table:table-row table:style-name="ro1">
          <table:table-cell office:value-type="float" office:value="21567954" calcext:value-type="float">
            <text:p>21567954</text:p>
          </table:table-cell>
          <table:table-cell table:formula="of:=TIME( ; ;[.A1350]/1000)" office:value-type="time" office:time-value="PT05H59M27.954S" calcext:value-type="time">
            <text:p>05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3" calcext:value-type="float">
            <text:p>277.43</text:p>
          </table:table-cell>
          <table:table-cell office:value-type="float" office:value="1424.74" calcext:value-type="float">
            <text:p>1424.74</text:p>
          </table:table-cell>
          <table:table-cell office:value-type="float" office:value="1702.84" calcext:value-type="float">
            <text:p>1702.84</text:p>
          </table:table-cell>
        </table:table-row>
        <table:table-row table:style-name="ro1">
          <table:table-cell office:value-type="float" office:value="21583954" calcext:value-type="float">
            <text:p>21583954</text:p>
          </table:table-cell>
          <table:table-cell table:formula="of:=TIME( ; ;[.A1351]/1000)" office:value-type="time" office:time-value="PT05H59M43.954S" calcext:value-type="time">
            <text:p>05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25.78" calcext:value-type="float">
            <text:p>1425.78</text:p>
          </table:table-cell>
          <table:table-cell office:value-type="float" office:value="1704.08" calcext:value-type="float">
            <text:p>1704.08</text:p>
          </table:table-cell>
        </table:table-row>
        <table:table-row table:style-name="ro1">
          <table:table-cell office:value-type="float" office:value="21599954" calcext:value-type="float">
            <text:p>21599954</text:p>
          </table:table-cell>
          <table:table-cell table:formula="of:=TIME( ; ;[.A1352]/1000)" office:value-type="time" office:time-value="PT05H59M59.954S" calcext:value-type="time">
            <text:p>06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3" calcext:value-type="float">
            <text:p>277.43</text:p>
          </table:table-cell>
          <table:table-cell office:value-type="float" office:value="1426.83" calcext:value-type="float">
            <text:p>1426.83</text:p>
          </table:table-cell>
          <table:table-cell office:value-type="float" office:value="1705.32" calcext:value-type="float">
            <text:p>1705.32</text:p>
          </table:table-cell>
        </table:table-row>
        <table:table-row table:style-name="ro1">
          <table:table-cell office:value-type="float" office:value="21615954" calcext:value-type="float">
            <text:p>21615954</text:p>
          </table:table-cell>
          <table:table-cell table:formula="of:=TIME( ; ;[.A1353]/1000)" office:value-type="time" office:time-value="PT06H00M15.954S" calcext:value-type="time">
            <text:p>06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427.87" calcext:value-type="float">
            <text:p>1427.87</text:p>
          </table:table-cell>
          <table:table-cell office:value-type="float" office:value="1706.55" calcext:value-type="float">
            <text:p>1706.55</text:p>
          </table:table-cell>
        </table:table-row>
        <table:table-row table:style-name="ro1">
          <table:table-cell office:value-type="float" office:value="21631954" calcext:value-type="float">
            <text:p>21631954</text:p>
          </table:table-cell>
          <table:table-cell table:formula="of:=TIME( ; ;[.A1354]/1000)" office:value-type="time" office:time-value="PT06H00M31.954S" calcext:value-type="time">
            <text:p>06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28.92" calcext:value-type="float">
            <text:p>1428.92</text:p>
          </table:table-cell>
          <table:table-cell office:value-type="float" office:value="1707.79" calcext:value-type="float">
            <text:p>1707.79</text:p>
          </table:table-cell>
        </table:table-row>
        <table:table-row table:style-name="ro1">
          <table:table-cell office:value-type="float" office:value="21647954" calcext:value-type="float">
            <text:p>21647954</text:p>
          </table:table-cell>
          <table:table-cell table:formula="of:=TIME( ; ;[.A1355]/1000)" office:value-type="time" office:time-value="PT06H00M47.954S" calcext:value-type="time">
            <text:p>06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29.96" calcext:value-type="float">
            <text:p>1429.96</text:p>
          </table:table-cell>
          <table:table-cell office:value-type="float" office:value="1709.02" calcext:value-type="float">
            <text:p>1709.02</text:p>
          </table:table-cell>
        </table:table-row>
        <table:table-row table:style-name="ro1">
          <table:table-cell office:value-type="float" office:value="21663954" calcext:value-type="float">
            <text:p>21663954</text:p>
          </table:table-cell>
          <table:table-cell table:formula="of:=TIME( ; ;[.A1356]/1000)" office:value-type="time" office:time-value="PT06H01M03.954S" calcext:value-type="time">
            <text:p>06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31.01" calcext:value-type="float">
            <text:p>1431.01</text:p>
          </table:table-cell>
          <table:table-cell office:value-type="float" office:value="1710.26" calcext:value-type="float">
            <text:p>1710.26</text:p>
          </table:table-cell>
        </table:table-row>
        <table:table-row table:style-name="ro1">
          <table:table-cell office:value-type="float" office:value="21679954" calcext:value-type="float">
            <text:p>21679954</text:p>
          </table:table-cell>
          <table:table-cell table:formula="of:=TIME( ; ;[.A1357]/1000)" office:value-type="time" office:time-value="PT06H01M19.954S" calcext:value-type="time">
            <text:p>06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432.05" calcext:value-type="float">
            <text:p>1432.05</text:p>
          </table:table-cell>
          <table:table-cell office:value-type="float" office:value="1711.5" calcext:value-type="float">
            <text:p>1711.5</text:p>
          </table:table-cell>
        </table:table-row>
        <table:table-row table:style-name="ro1">
          <table:table-cell office:value-type="float" office:value="21695954" calcext:value-type="float">
            <text:p>21695954</text:p>
          </table:table-cell>
          <table:table-cell table:formula="of:=TIME( ; ;[.A1358]/1000)" office:value-type="time" office:time-value="PT06H01M35.954S" calcext:value-type="time">
            <text:p>06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433.1" calcext:value-type="float">
            <text:p>1433.1</text:p>
          </table:table-cell>
          <table:table-cell office:value-type="float" office:value="1712.73" calcext:value-type="float">
            <text:p>1712.73</text:p>
          </table:table-cell>
        </table:table-row>
        <table:table-row table:style-name="ro1">
          <table:table-cell office:value-type="float" office:value="21711954" calcext:value-type="float">
            <text:p>21711954</text:p>
          </table:table-cell>
          <table:table-cell table:formula="of:=TIME( ; ;[.A1359]/1000)" office:value-type="time" office:time-value="PT06H01M51.954S" calcext:value-type="time">
            <text:p>06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34.14" calcext:value-type="float">
            <text:p>1434.14</text:p>
          </table:table-cell>
          <table:table-cell office:value-type="float" office:value="1713.97" calcext:value-type="float">
            <text:p>1713.97</text:p>
          </table:table-cell>
        </table:table-row>
        <table:table-row table:style-name="ro1">
          <table:table-cell office:value-type="float" office:value="21727954" calcext:value-type="float">
            <text:p>21727954</text:p>
          </table:table-cell>
          <table:table-cell table:formula="of:=TIME( ; ;[.A1360]/1000)" office:value-type="time" office:time-value="PT06H02M07.954S" calcext:value-type="time">
            <text:p>06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35.19" calcext:value-type="float">
            <text:p>1435.19</text:p>
          </table:table-cell>
          <table:table-cell office:value-type="float" office:value="1715.2" calcext:value-type="float">
            <text:p>1715.2</text:p>
          </table:table-cell>
        </table:table-row>
        <table:table-row table:style-name="ro1">
          <table:table-cell office:value-type="float" office:value="21743954" calcext:value-type="float">
            <text:p>21743954</text:p>
          </table:table-cell>
          <table:table-cell table:formula="of:=TIME( ; ;[.A1361]/1000)" office:value-type="time" office:time-value="PT06H02M23.954S" calcext:value-type="time">
            <text:p>06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36.23" calcext:value-type="float">
            <text:p>1436.23</text:p>
          </table:table-cell>
          <table:table-cell office:value-type="float" office:value="1716.44" calcext:value-type="float">
            <text:p>1716.44</text:p>
          </table:table-cell>
        </table:table-row>
        <table:table-row table:style-name="ro1">
          <table:table-cell office:value-type="float" office:value="21759954" calcext:value-type="float">
            <text:p>21759954</text:p>
          </table:table-cell>
          <table:table-cell table:formula="of:=TIME( ; ;[.A1362]/1000)" office:value-type="time" office:time-value="PT06H02M39.954S" calcext:value-type="time">
            <text:p>06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37.28" calcext:value-type="float">
            <text:p>1437.28</text:p>
          </table:table-cell>
          <table:table-cell office:value-type="float" office:value="1717.67" calcext:value-type="float">
            <text:p>1717.67</text:p>
          </table:table-cell>
        </table:table-row>
        <table:table-row table:style-name="ro1">
          <table:table-cell office:value-type="float" office:value="21775954" calcext:value-type="float">
            <text:p>21775954</text:p>
          </table:table-cell>
          <table:table-cell table:formula="of:=TIME( ; ;[.A1363]/1000)" office:value-type="time" office:time-value="PT06H02M55.954S" calcext:value-type="time">
            <text:p>06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38.32" calcext:value-type="float">
            <text:p>1438.32</text:p>
          </table:table-cell>
          <table:table-cell office:value-type="float" office:value="1718.91" calcext:value-type="float">
            <text:p>1718.91</text:p>
          </table:table-cell>
        </table:table-row>
        <table:table-row table:style-name="ro1">
          <table:table-cell office:value-type="float" office:value="21791954" calcext:value-type="float">
            <text:p>21791954</text:p>
          </table:table-cell>
          <table:table-cell table:formula="of:=TIME( ; ;[.A1364]/1000)" office:value-type="time" office:time-value="PT06H03M11.954S" calcext:value-type="time">
            <text:p>06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39.37" calcext:value-type="float">
            <text:p>1439.37</text:p>
          </table:table-cell>
          <table:table-cell office:value-type="float" office:value="1720.14" calcext:value-type="float">
            <text:p>1720.14</text:p>
          </table:table-cell>
        </table:table-row>
        <table:table-row table:style-name="ro1">
          <table:table-cell office:value-type="float" office:value="21807954" calcext:value-type="float">
            <text:p>21807954</text:p>
          </table:table-cell>
          <table:table-cell table:formula="of:=TIME( ; ;[.A1365]/1000)" office:value-type="time" office:time-value="PT06H03M27.954S" calcext:value-type="time">
            <text:p>06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440.41" calcext:value-type="float">
            <text:p>1440.41</text:p>
          </table:table-cell>
          <table:table-cell office:value-type="float" office:value="1721.38" calcext:value-type="float">
            <text:p>1721.38</text:p>
          </table:table-cell>
        </table:table-row>
        <table:table-row table:style-name="ro1">
          <table:table-cell office:value-type="float" office:value="21823954" calcext:value-type="float">
            <text:p>21823954</text:p>
          </table:table-cell>
          <table:table-cell table:formula="of:=TIME( ; ;[.A1366]/1000)" office:value-type="time" office:time-value="PT06H03M43.954S" calcext:value-type="time">
            <text:p>06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41.46" calcext:value-type="float">
            <text:p>1441.46</text:p>
          </table:table-cell>
          <table:table-cell office:value-type="float" office:value="1722.61" calcext:value-type="float">
            <text:p>1722.61</text:p>
          </table:table-cell>
        </table:table-row>
        <table:table-row table:style-name="ro1">
          <table:table-cell office:value-type="float" office:value="21839954" calcext:value-type="float">
            <text:p>21839954</text:p>
          </table:table-cell>
          <table:table-cell table:formula="of:=TIME( ; ;[.A1367]/1000)" office:value-type="time" office:time-value="PT06H03M59.954S" calcext:value-type="time">
            <text:p>06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42.5" calcext:value-type="float">
            <text:p>1442.5</text:p>
          </table:table-cell>
          <table:table-cell office:value-type="float" office:value="1723.85" calcext:value-type="float">
            <text:p>1723.85</text:p>
          </table:table-cell>
        </table:table-row>
        <table:table-row table:style-name="ro1">
          <table:table-cell office:value-type="float" office:value="21855954" calcext:value-type="float">
            <text:p>21855954</text:p>
          </table:table-cell>
          <table:table-cell table:formula="of:=TIME( ; ;[.A1368]/1000)" office:value-type="time" office:time-value="PT06H04M15.954S" calcext:value-type="time">
            <text:p>06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443.55" calcext:value-type="float">
            <text:p>1443.55</text:p>
          </table:table-cell>
          <table:table-cell office:value-type="float" office:value="1725.08" calcext:value-type="float">
            <text:p>1725.08</text:p>
          </table:table-cell>
        </table:table-row>
        <table:table-row table:style-name="ro1">
          <table:table-cell office:value-type="float" office:value="21871954" calcext:value-type="float">
            <text:p>21871954</text:p>
          </table:table-cell>
          <table:table-cell table:formula="of:=TIME( ; ;[.A1369]/1000)" office:value-type="time" office:time-value="PT06H04M31.954S" calcext:value-type="time">
            <text:p>06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44.59" calcext:value-type="float">
            <text:p>1444.59</text:p>
          </table:table-cell>
          <table:table-cell office:value-type="float" office:value="1726.31" calcext:value-type="float">
            <text:p>1726.31</text:p>
          </table:table-cell>
        </table:table-row>
        <table:table-row table:style-name="ro1">
          <table:table-cell office:value-type="float" office:value="21887954" calcext:value-type="float">
            <text:p>21887954</text:p>
          </table:table-cell>
          <table:table-cell table:formula="of:=TIME( ; ;[.A1370]/1000)" office:value-type="time" office:time-value="PT06H04M47.954S" calcext:value-type="time">
            <text:p>06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45.64" calcext:value-type="float">
            <text:p>1445.64</text:p>
          </table:table-cell>
          <table:table-cell office:value-type="float" office:value="1727.55" calcext:value-type="float">
            <text:p>1727.55</text:p>
          </table:table-cell>
        </table:table-row>
        <table:table-row table:style-name="ro1">
          <table:table-cell office:value-type="float" office:value="21903954" calcext:value-type="float">
            <text:p>21903954</text:p>
          </table:table-cell>
          <table:table-cell table:formula="of:=TIME( ; ;[.A1371]/1000)" office:value-type="time" office:time-value="PT06H05M03.954S" calcext:value-type="time">
            <text:p>06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46.68" calcext:value-type="float">
            <text:p>1446.68</text:p>
          </table:table-cell>
          <table:table-cell office:value-type="float" office:value="1728.78" calcext:value-type="float">
            <text:p>1728.78</text:p>
          </table:table-cell>
        </table:table-row>
        <table:table-row table:style-name="ro1">
          <table:table-cell office:value-type="float" office:value="21919954" calcext:value-type="float">
            <text:p>21919954</text:p>
          </table:table-cell>
          <table:table-cell table:formula="of:=TIME( ; ;[.A1372]/1000)" office:value-type="time" office:time-value="PT06H05M19.954S" calcext:value-type="time">
            <text:p>06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47.73" calcext:value-type="float">
            <text:p>1447.73</text:p>
          </table:table-cell>
          <table:table-cell office:value-type="float" office:value="1730.02" calcext:value-type="float">
            <text:p>1730.02</text:p>
          </table:table-cell>
        </table:table-row>
        <table:table-row table:style-name="ro1">
          <table:table-cell office:value-type="float" office:value="21935954" calcext:value-type="float">
            <text:p>21935954</text:p>
          </table:table-cell>
          <table:table-cell table:formula="of:=TIME( ; ;[.A1373]/1000)" office:value-type="time" office:time-value="PT06H05M35.954S" calcext:value-type="time">
            <text:p>06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48.78" calcext:value-type="float">
            <text:p>1448.78</text:p>
          </table:table-cell>
          <table:table-cell office:value-type="float" office:value="1731.25" calcext:value-type="float">
            <text:p>1731.25</text:p>
          </table:table-cell>
        </table:table-row>
        <table:table-row table:style-name="ro1">
          <table:table-cell office:value-type="float" office:value="21951954" calcext:value-type="float">
            <text:p>21951954</text:p>
          </table:table-cell>
          <table:table-cell table:formula="of:=TIME( ; ;[.A1374]/1000)" office:value-type="time" office:time-value="PT06H05M51.954S" calcext:value-type="time">
            <text:p>06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49.82" calcext:value-type="float">
            <text:p>1449.82</text:p>
          </table:table-cell>
          <table:table-cell office:value-type="float" office:value="1732.48" calcext:value-type="float">
            <text:p>1732.48</text:p>
          </table:table-cell>
        </table:table-row>
        <table:table-row table:style-name="ro1">
          <table:table-cell office:value-type="float" office:value="21967954" calcext:value-type="float">
            <text:p>21967954</text:p>
          </table:table-cell>
          <table:table-cell table:formula="of:=TIME( ; ;[.A1375]/1000)" office:value-type="time" office:time-value="PT06H06M07.954S" calcext:value-type="time">
            <text:p>06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50.87" calcext:value-type="float">
            <text:p>1450.87</text:p>
          </table:table-cell>
          <table:table-cell office:value-type="float" office:value="1733.72" calcext:value-type="float">
            <text:p>1733.72</text:p>
          </table:table-cell>
        </table:table-row>
        <table:table-row table:style-name="ro1">
          <table:table-cell office:value-type="float" office:value="21983954" calcext:value-type="float">
            <text:p>21983954</text:p>
          </table:table-cell>
          <table:table-cell table:formula="of:=TIME( ; ;[.A1376]/1000)" office:value-type="time" office:time-value="PT06H06M23.954S" calcext:value-type="time">
            <text:p>06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51.91" calcext:value-type="float">
            <text:p>1451.91</text:p>
          </table:table-cell>
          <table:table-cell office:value-type="float" office:value="1734.95" calcext:value-type="float">
            <text:p>1734.95</text:p>
          </table:table-cell>
        </table:table-row>
        <table:table-row table:style-name="ro1">
          <table:table-cell office:value-type="float" office:value="21999954" calcext:value-type="float">
            <text:p>21999954</text:p>
          </table:table-cell>
          <table:table-cell table:formula="of:=TIME( ; ;[.A1377]/1000)" office:value-type="time" office:time-value="PT06H06M39.954S" calcext:value-type="time">
            <text:p>06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452.96" calcext:value-type="float">
            <text:p>1452.96</text:p>
          </table:table-cell>
          <table:table-cell office:value-type="float" office:value="1736.19" calcext:value-type="float">
            <text:p>1736.19</text:p>
          </table:table-cell>
        </table:table-row>
        <table:table-row table:style-name="ro1">
          <table:table-cell office:value-type="float" office:value="22015954" calcext:value-type="float">
            <text:p>22015954</text:p>
          </table:table-cell>
          <table:table-cell table:formula="of:=TIME( ; ;[.A1378]/1000)" office:value-type="time" office:time-value="PT06H06M55.954S" calcext:value-type="time">
            <text:p>06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454" calcext:value-type="float">
            <text:p>1454</text:p>
          </table:table-cell>
          <table:table-cell office:value-type="float" office:value="1737.42" calcext:value-type="float">
            <text:p>1737.42</text:p>
          </table:table-cell>
        </table:table-row>
        <table:table-row table:style-name="ro1">
          <table:table-cell office:value-type="float" office:value="22031954" calcext:value-type="float">
            <text:p>22031954</text:p>
          </table:table-cell>
          <table:table-cell table:formula="of:=TIME( ; ;[.A1379]/1000)" office:value-type="time" office:time-value="PT06H07M11.954S" calcext:value-type="time">
            <text:p>06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55.05" calcext:value-type="float">
            <text:p>1455.05</text:p>
          </table:table-cell>
          <table:table-cell office:value-type="float" office:value="1738.66" calcext:value-type="float">
            <text:p>1738.66</text:p>
          </table:table-cell>
        </table:table-row>
        <table:table-row table:style-name="ro1">
          <table:table-cell office:value-type="float" office:value="22047954" calcext:value-type="float">
            <text:p>22047954</text:p>
          </table:table-cell>
          <table:table-cell table:formula="of:=TIME( ; ;[.A1380]/1000)" office:value-type="time" office:time-value="PT06H07M27.954S" calcext:value-type="time">
            <text:p>06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56.09" calcext:value-type="float">
            <text:p>1456.09</text:p>
          </table:table-cell>
          <table:table-cell office:value-type="float" office:value="1739.89" calcext:value-type="float">
            <text:p>1739.89</text:p>
          </table:table-cell>
        </table:table-row>
        <table:table-row table:style-name="ro1">
          <table:table-cell office:value-type="float" office:value="22063954" calcext:value-type="float">
            <text:p>22063954</text:p>
          </table:table-cell>
          <table:table-cell table:formula="of:=TIME( ; ;[.A1381]/1000)" office:value-type="time" office:time-value="PT06H07M43.954S" calcext:value-type="time">
            <text:p>06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457.14" calcext:value-type="float">
            <text:p>1457.14</text:p>
          </table:table-cell>
          <table:table-cell office:value-type="float" office:value="1741.12" calcext:value-type="float">
            <text:p>1741.12</text:p>
          </table:table-cell>
        </table:table-row>
        <table:table-row table:style-name="ro1">
          <table:table-cell office:value-type="float" office:value="22079954" calcext:value-type="float">
            <text:p>22079954</text:p>
          </table:table-cell>
          <table:table-cell table:formula="of:=TIME( ; ;[.A1382]/1000)" office:value-type="time" office:time-value="PT06H07M59.954S" calcext:value-type="time">
            <text:p>06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458.18" calcext:value-type="float">
            <text:p>1458.18</text:p>
          </table:table-cell>
          <table:table-cell office:value-type="float" office:value="1742.36" calcext:value-type="float">
            <text:p>1742.36</text:p>
          </table:table-cell>
        </table:table-row>
        <table:table-row table:style-name="ro1">
          <table:table-cell office:value-type="float" office:value="22095954" calcext:value-type="float">
            <text:p>22095954</text:p>
          </table:table-cell>
          <table:table-cell table:formula="of:=TIME( ; ;[.A1383]/1000)" office:value-type="time" office:time-value="PT06H08M15.954S" calcext:value-type="time">
            <text:p>06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459.23" calcext:value-type="float">
            <text:p>1459.23</text:p>
          </table:table-cell>
          <table:table-cell office:value-type="float" office:value="1743.59" calcext:value-type="float">
            <text:p>1743.59</text:p>
          </table:table-cell>
        </table:table-row>
        <table:table-row table:style-name="ro1">
          <table:table-cell office:value-type="float" office:value="22111954" calcext:value-type="float">
            <text:p>22111954</text:p>
          </table:table-cell>
          <table:table-cell table:formula="of:=TIME( ; ;[.A1384]/1000)" office:value-type="time" office:time-value="PT06H08M31.954S" calcext:value-type="time">
            <text:p>06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60.27" calcext:value-type="float">
            <text:p>1460.27</text:p>
          </table:table-cell>
          <table:table-cell office:value-type="float" office:value="1744.82" calcext:value-type="float">
            <text:p>1744.82</text:p>
          </table:table-cell>
        </table:table-row>
        <table:table-row table:style-name="ro1">
          <table:table-cell office:value-type="float" office:value="22127954" calcext:value-type="float">
            <text:p>22127954</text:p>
          </table:table-cell>
          <table:table-cell table:formula="of:=TIME( ; ;[.A1385]/1000)" office:value-type="time" office:time-value="PT06H08M47.954S" calcext:value-type="time">
            <text:p>06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461.32" calcext:value-type="float">
            <text:p>1461.32</text:p>
          </table:table-cell>
          <table:table-cell office:value-type="float" office:value="1746.06" calcext:value-type="float">
            <text:p>1746.06</text:p>
          </table:table-cell>
        </table:table-row>
        <table:table-row table:style-name="ro1">
          <table:table-cell office:value-type="float" office:value="22143954" calcext:value-type="float">
            <text:p>22143954</text:p>
          </table:table-cell>
          <table:table-cell table:formula="of:=TIME( ; ;[.A1386]/1000)" office:value-type="time" office:time-value="PT06H09M03.954S" calcext:value-type="time">
            <text:p>06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462.36" calcext:value-type="float">
            <text:p>1462.36</text:p>
          </table:table-cell>
          <table:table-cell office:value-type="float" office:value="1747.29" calcext:value-type="float">
            <text:p>1747.29</text:p>
          </table:table-cell>
        </table:table-row>
        <table:table-row table:style-name="ro1">
          <table:table-cell office:value-type="float" office:value="22159954" calcext:value-type="float">
            <text:p>22159954</text:p>
          </table:table-cell>
          <table:table-cell table:formula="of:=TIME( ; ;[.A1387]/1000)" office:value-type="time" office:time-value="PT06H09M19.954S" calcext:value-type="time">
            <text:p>06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63.41" calcext:value-type="float">
            <text:p>1463.41</text:p>
          </table:table-cell>
          <table:table-cell office:value-type="float" office:value="1748.52" calcext:value-type="float">
            <text:p>1748.52</text:p>
          </table:table-cell>
        </table:table-row>
        <table:table-row table:style-name="ro1">
          <table:table-cell office:value-type="float" office:value="22175954" calcext:value-type="float">
            <text:p>22175954</text:p>
          </table:table-cell>
          <table:table-cell table:formula="of:=TIME( ; ;[.A1388]/1000)" office:value-type="time" office:time-value="PT06H09M35.954S" calcext:value-type="time">
            <text:p>06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464.45" calcext:value-type="float">
            <text:p>1464.45</text:p>
          </table:table-cell>
          <table:table-cell office:value-type="float" office:value="1749.76" calcext:value-type="float">
            <text:p>1749.76</text:p>
          </table:table-cell>
        </table:table-row>
        <table:table-row table:style-name="ro1">
          <table:table-cell office:value-type="float" office:value="22191954" calcext:value-type="float">
            <text:p>22191954</text:p>
          </table:table-cell>
          <table:table-cell table:formula="of:=TIME( ; ;[.A1389]/1000)" office:value-type="time" office:time-value="PT06H09M51.954S" calcext:value-type="time">
            <text:p>06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65.5" calcext:value-type="float">
            <text:p>1465.5</text:p>
          </table:table-cell>
          <table:table-cell office:value-type="float" office:value="1750.99" calcext:value-type="float">
            <text:p>1750.99</text:p>
          </table:table-cell>
        </table:table-row>
        <table:table-row table:style-name="ro1">
          <table:table-cell office:value-type="float" office:value="22207954" calcext:value-type="float">
            <text:p>22207954</text:p>
          </table:table-cell>
          <table:table-cell table:formula="of:=TIME( ; ;[.A1390]/1000)" office:value-type="time" office:time-value="PT06H10M07.954S" calcext:value-type="time">
            <text:p>06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66.54" calcext:value-type="float">
            <text:p>1466.54</text:p>
          </table:table-cell>
          <table:table-cell office:value-type="float" office:value="1752.22" calcext:value-type="float">
            <text:p>1752.22</text:p>
          </table:table-cell>
        </table:table-row>
        <table:table-row table:style-name="ro1">
          <table:table-cell office:value-type="float" office:value="22223954" calcext:value-type="float">
            <text:p>22223954</text:p>
          </table:table-cell>
          <table:table-cell table:formula="of:=TIME( ; ;[.A1391]/1000)" office:value-type="time" office:time-value="PT06H10M23.954S" calcext:value-type="time">
            <text:p>06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67.58" calcext:value-type="float">
            <text:p>1467.58</text:p>
          </table:table-cell>
          <table:table-cell office:value-type="float" office:value="1753.46" calcext:value-type="float">
            <text:p>1753.46</text:p>
          </table:table-cell>
        </table:table-row>
        <table:table-row table:style-name="ro1">
          <table:table-cell office:value-type="float" office:value="22239954" calcext:value-type="float">
            <text:p>22239954</text:p>
          </table:table-cell>
          <table:table-cell table:formula="of:=TIME( ; ;[.A1392]/1000)" office:value-type="time" office:time-value="PT06H10M39.954S" calcext:value-type="time">
            <text:p>06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68.63" calcext:value-type="float">
            <text:p>1468.63</text:p>
          </table:table-cell>
          <table:table-cell office:value-type="float" office:value="1754.69" calcext:value-type="float">
            <text:p>1754.69</text:p>
          </table:table-cell>
        </table:table-row>
        <table:table-row table:style-name="ro1">
          <table:table-cell office:value-type="float" office:value="22255954" calcext:value-type="float">
            <text:p>22255954</text:p>
          </table:table-cell>
          <table:table-cell table:formula="of:=TIME( ; ;[.A1393]/1000)" office:value-type="time" office:time-value="PT06H10M55.954S" calcext:value-type="time">
            <text:p>06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69.67" calcext:value-type="float">
            <text:p>1469.67</text:p>
          </table:table-cell>
          <table:table-cell office:value-type="float" office:value="1755.92" calcext:value-type="float">
            <text:p>1755.92</text:p>
          </table:table-cell>
        </table:table-row>
        <table:table-row table:style-name="ro1">
          <table:table-cell office:value-type="float" office:value="22271954" calcext:value-type="float">
            <text:p>22271954</text:p>
          </table:table-cell>
          <table:table-cell table:formula="of:=TIME( ; ;[.A1394]/1000)" office:value-type="time" office:time-value="PT06H11M11.954S" calcext:value-type="time">
            <text:p>06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70.72" calcext:value-type="float">
            <text:p>1470.72</text:p>
          </table:table-cell>
          <table:table-cell office:value-type="float" office:value="1757.15" calcext:value-type="float">
            <text:p>1757.15</text:p>
          </table:table-cell>
        </table:table-row>
        <table:table-row table:style-name="ro1">
          <table:table-cell office:value-type="float" office:value="22287954" calcext:value-type="float">
            <text:p>22287954</text:p>
          </table:table-cell>
          <table:table-cell table:formula="of:=TIME( ; ;[.A1395]/1000)" office:value-type="time" office:time-value="PT06H11M27.954S" calcext:value-type="time">
            <text:p>06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71.76" calcext:value-type="float">
            <text:p>1471.76</text:p>
          </table:table-cell>
          <table:table-cell office:value-type="float" office:value="1758.39" calcext:value-type="float">
            <text:p>1758.39</text:p>
          </table:table-cell>
        </table:table-row>
        <table:table-row table:style-name="ro1">
          <table:table-cell office:value-type="float" office:value="22303954" calcext:value-type="float">
            <text:p>22303954</text:p>
          </table:table-cell>
          <table:table-cell table:formula="of:=TIME( ; ;[.A1396]/1000)" office:value-type="time" office:time-value="PT06H11M43.954S" calcext:value-type="time">
            <text:p>06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72.81" calcext:value-type="float">
            <text:p>1472.81</text:p>
          </table:table-cell>
          <table:table-cell office:value-type="float" office:value="1759.62" calcext:value-type="float">
            <text:p>1759.62</text:p>
          </table:table-cell>
        </table:table-row>
        <table:table-row table:style-name="ro1">
          <table:table-cell office:value-type="float" office:value="22319954" calcext:value-type="float">
            <text:p>22319954</text:p>
          </table:table-cell>
          <table:table-cell table:formula="of:=TIME( ; ;[.A1397]/1000)" office:value-type="time" office:time-value="PT06H11M59.954S" calcext:value-type="time">
            <text:p>06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73.85" calcext:value-type="float">
            <text:p>1473.85</text:p>
          </table:table-cell>
          <table:table-cell office:value-type="float" office:value="1760.85" calcext:value-type="float">
            <text:p>1760.85</text:p>
          </table:table-cell>
        </table:table-row>
        <table:table-row table:style-name="ro1">
          <table:table-cell office:value-type="float" office:value="22335954" calcext:value-type="float">
            <text:p>22335954</text:p>
          </table:table-cell>
          <table:table-cell table:formula="of:=TIME( ; ;[.A1398]/1000)" office:value-type="time" office:time-value="PT06H12M15.954S" calcext:value-type="time">
            <text:p>06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474.9" calcext:value-type="float">
            <text:p>1474.9</text:p>
          </table:table-cell>
          <table:table-cell office:value-type="float" office:value="1762.08" calcext:value-type="float">
            <text:p>1762.08</text:p>
          </table:table-cell>
        </table:table-row>
        <table:table-row table:style-name="ro1">
          <table:table-cell office:value-type="float" office:value="22351954" calcext:value-type="float">
            <text:p>22351954</text:p>
          </table:table-cell>
          <table:table-cell table:formula="of:=TIME( ; ;[.A1399]/1000)" office:value-type="time" office:time-value="PT06H12M31.954S" calcext:value-type="time">
            <text:p>06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475.94" calcext:value-type="float">
            <text:p>1475.94</text:p>
          </table:table-cell>
          <table:table-cell office:value-type="float" office:value="1763.32" calcext:value-type="float">
            <text:p>1763.32</text:p>
          </table:table-cell>
        </table:table-row>
        <table:table-row table:style-name="ro1">
          <table:table-cell office:value-type="float" office:value="22367954" calcext:value-type="float">
            <text:p>22367954</text:p>
          </table:table-cell>
          <table:table-cell table:formula="of:=TIME( ; ;[.A1400]/1000)" office:value-type="time" office:time-value="PT06H12M47.954S" calcext:value-type="time">
            <text:p>06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76.99" calcext:value-type="float">
            <text:p>1476.99</text:p>
          </table:table-cell>
          <table:table-cell office:value-type="float" office:value="1764.55" calcext:value-type="float">
            <text:p>1764.55</text:p>
          </table:table-cell>
        </table:table-row>
        <table:table-row table:style-name="ro1">
          <table:table-cell office:value-type="float" office:value="22383954" calcext:value-type="float">
            <text:p>22383954</text:p>
          </table:table-cell>
          <table:table-cell table:formula="of:=TIME( ; ;[.A1401]/1000)" office:value-type="time" office:time-value="PT06H13M03.954S" calcext:value-type="time">
            <text:p>06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78.03" calcext:value-type="float">
            <text:p>1478.03</text:p>
          </table:table-cell>
          <table:table-cell office:value-type="float" office:value="1765.78" calcext:value-type="float">
            <text:p>1765.78</text:p>
          </table:table-cell>
        </table:table-row>
        <table:table-row table:style-name="ro1">
          <table:table-cell office:value-type="float" office:value="22399954" calcext:value-type="float">
            <text:p>22399954</text:p>
          </table:table-cell>
          <table:table-cell table:formula="of:=TIME( ; ;[.A1402]/1000)" office:value-type="time" office:time-value="PT06H13M19.954S" calcext:value-type="time">
            <text:p>06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79.08" calcext:value-type="float">
            <text:p>1479.08</text:p>
          </table:table-cell>
          <table:table-cell office:value-type="float" office:value="1767.01" calcext:value-type="float">
            <text:p>1767.01</text:p>
          </table:table-cell>
        </table:table-row>
        <table:table-row table:style-name="ro1">
          <table:table-cell office:value-type="float" office:value="22415954" calcext:value-type="float">
            <text:p>22415954</text:p>
          </table:table-cell>
          <table:table-cell table:formula="of:=TIME( ; ;[.A1403]/1000)" office:value-type="time" office:time-value="PT06H13M35.954S" calcext:value-type="time">
            <text:p>06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80.12" calcext:value-type="float">
            <text:p>1480.12</text:p>
          </table:table-cell>
          <table:table-cell office:value-type="float" office:value="1768.25" calcext:value-type="float">
            <text:p>1768.25</text:p>
          </table:table-cell>
        </table:table-row>
        <table:table-row table:style-name="ro1">
          <table:table-cell office:value-type="float" office:value="22431954" calcext:value-type="float">
            <text:p>22431954</text:p>
          </table:table-cell>
          <table:table-cell table:formula="of:=TIME( ; ;[.A1404]/1000)" office:value-type="time" office:time-value="PT06H13M51.954S" calcext:value-type="time">
            <text:p>06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81.17" calcext:value-type="float">
            <text:p>1481.17</text:p>
          </table:table-cell>
          <table:table-cell office:value-type="float" office:value="1769.48" calcext:value-type="float">
            <text:p>1769.48</text:p>
          </table:table-cell>
        </table:table-row>
        <table:table-row table:style-name="ro1">
          <table:table-cell office:value-type="float" office:value="22447954" calcext:value-type="float">
            <text:p>22447954</text:p>
          </table:table-cell>
          <table:table-cell table:formula="of:=TIME( ; ;[.A1405]/1000)" office:value-type="time" office:time-value="PT06H14M07.954S" calcext:value-type="time">
            <text:p>06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82.21" calcext:value-type="float">
            <text:p>1482.21</text:p>
          </table:table-cell>
          <table:table-cell office:value-type="float" office:value="1770.71" calcext:value-type="float">
            <text:p>1770.71</text:p>
          </table:table-cell>
        </table:table-row>
        <table:table-row table:style-name="ro1">
          <table:table-cell office:value-type="float" office:value="22463954" calcext:value-type="float">
            <text:p>22463954</text:p>
          </table:table-cell>
          <table:table-cell table:formula="of:=TIME( ; ;[.A1406]/1000)" office:value-type="time" office:time-value="PT06H14M23.954S" calcext:value-type="time">
            <text:p>06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83.26" calcext:value-type="float">
            <text:p>1483.26</text:p>
          </table:table-cell>
          <table:table-cell office:value-type="float" office:value="1771.94" calcext:value-type="float">
            <text:p>1771.94</text:p>
          </table:table-cell>
        </table:table-row>
        <table:table-row table:style-name="ro1">
          <table:table-cell office:value-type="float" office:value="22479954" calcext:value-type="float">
            <text:p>22479954</text:p>
          </table:table-cell>
          <table:table-cell table:formula="of:=TIME( ; ;[.A1407]/1000)" office:value-type="time" office:time-value="PT06H14M39.954S" calcext:value-type="time">
            <text:p>06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84.3" calcext:value-type="float">
            <text:p>1484.3</text:p>
          </table:table-cell>
          <table:table-cell office:value-type="float" office:value="1773.18" calcext:value-type="float">
            <text:p>1773.18</text:p>
          </table:table-cell>
        </table:table-row>
        <table:table-row table:style-name="ro1">
          <table:table-cell office:value-type="float" office:value="22495954" calcext:value-type="float">
            <text:p>22495954</text:p>
          </table:table-cell>
          <table:table-cell table:formula="of:=TIME( ; ;[.A1408]/1000)" office:value-type="time" office:time-value="PT06H14M55.954S" calcext:value-type="time">
            <text:p>06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85.35" calcext:value-type="float">
            <text:p>1485.35</text:p>
          </table:table-cell>
          <table:table-cell office:value-type="float" office:value="1774.41" calcext:value-type="float">
            <text:p>1774.41</text:p>
          </table:table-cell>
        </table:table-row>
        <table:table-row table:style-name="ro1">
          <table:table-cell office:value-type="float" office:value="22511954" calcext:value-type="float">
            <text:p>22511954</text:p>
          </table:table-cell>
          <table:table-cell table:formula="of:=TIME( ; ;[.A1409]/1000)" office:value-type="time" office:time-value="PT06H15M11.954S" calcext:value-type="time">
            <text:p>06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86.39" calcext:value-type="float">
            <text:p>1486.39</text:p>
          </table:table-cell>
          <table:table-cell office:value-type="float" office:value="1775.64" calcext:value-type="float">
            <text:p>1775.64</text:p>
          </table:table-cell>
        </table:table-row>
        <table:table-row table:style-name="ro1">
          <table:table-cell office:value-type="float" office:value="22527954" calcext:value-type="float">
            <text:p>22527954</text:p>
          </table:table-cell>
          <table:table-cell table:formula="of:=TIME( ; ;[.A1410]/1000)" office:value-type="time" office:time-value="PT06H15M27.954S" calcext:value-type="time">
            <text:p>06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487.43" calcext:value-type="float">
            <text:p>1487.43</text:p>
          </table:table-cell>
          <table:table-cell office:value-type="float" office:value="1776.87" calcext:value-type="float">
            <text:p>1776.87</text:p>
          </table:table-cell>
        </table:table-row>
        <table:table-row table:style-name="ro1">
          <table:table-cell office:value-type="float" office:value="22543954" calcext:value-type="float">
            <text:p>22543954</text:p>
          </table:table-cell>
          <table:table-cell table:formula="of:=TIME( ; ;[.A1411]/1000)" office:value-type="time" office:time-value="PT06H15M43.954S" calcext:value-type="time">
            <text:p>06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88.48" calcext:value-type="float">
            <text:p>1488.48</text:p>
          </table:table-cell>
          <table:table-cell office:value-type="float" office:value="1778.1" calcext:value-type="float">
            <text:p>1778.1</text:p>
          </table:table-cell>
        </table:table-row>
        <table:table-row table:style-name="ro1">
          <table:table-cell office:value-type="float" office:value="22559954" calcext:value-type="float">
            <text:p>22559954</text:p>
          </table:table-cell>
          <table:table-cell table:formula="of:=TIME( ; ;[.A1412]/1000)" office:value-type="time" office:time-value="PT06H15M59.954S" calcext:value-type="time">
            <text:p>06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89.52" calcext:value-type="float">
            <text:p>1489.52</text:p>
          </table:table-cell>
          <table:table-cell office:value-type="float" office:value="1779.34" calcext:value-type="float">
            <text:p>1779.34</text:p>
          </table:table-cell>
        </table:table-row>
        <table:table-row table:style-name="ro1">
          <table:table-cell office:value-type="float" office:value="22575954" calcext:value-type="float">
            <text:p>22575954</text:p>
          </table:table-cell>
          <table:table-cell table:formula="of:=TIME( ; ;[.A1413]/1000)" office:value-type="time" office:time-value="PT06H16M15.954S" calcext:value-type="time">
            <text:p>06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90.57" calcext:value-type="float">
            <text:p>1490.57</text:p>
          </table:table-cell>
          <table:table-cell office:value-type="float" office:value="1780.57" calcext:value-type="float">
            <text:p>1780.57</text:p>
          </table:table-cell>
        </table:table-row>
        <table:table-row table:style-name="ro1">
          <table:table-cell office:value-type="float" office:value="22591954" calcext:value-type="float">
            <text:p>22591954</text:p>
          </table:table-cell>
          <table:table-cell table:formula="of:=TIME( ; ;[.A1414]/1000)" office:value-type="time" office:time-value="PT06H16M31.954S" calcext:value-type="time">
            <text:p>06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91.61" calcext:value-type="float">
            <text:p>1491.61</text:p>
          </table:table-cell>
          <table:table-cell office:value-type="float" office:value="1781.8" calcext:value-type="float">
            <text:p>1781.8</text:p>
          </table:table-cell>
        </table:table-row>
        <table:table-row table:style-name="ro1">
          <table:table-cell office:value-type="float" office:value="22607953" calcext:value-type="float">
            <text:p>22607953</text:p>
          </table:table-cell>
          <table:table-cell table:formula="of:=TIME( ; ;[.A1415]/1000)" office:value-type="time" office:time-value="PT06H16M47.953S" calcext:value-type="time">
            <text:p>06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92.66" calcext:value-type="float">
            <text:p>1492.66</text:p>
          </table:table-cell>
          <table:table-cell office:value-type="float" office:value="1783.03" calcext:value-type="float">
            <text:p>1783.03</text:p>
          </table:table-cell>
        </table:table-row>
        <table:table-row table:style-name="ro1">
          <table:table-cell office:value-type="float" office:value="22623954" calcext:value-type="float">
            <text:p>22623954</text:p>
          </table:table-cell>
          <table:table-cell table:formula="of:=TIME( ; ;[.A1416]/1000)" office:value-type="time" office:time-value="PT06H17M03.954S" calcext:value-type="time">
            <text:p>06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93.7" calcext:value-type="float">
            <text:p>1493.7</text:p>
          </table:table-cell>
          <table:table-cell office:value-type="float" office:value="1784.26" calcext:value-type="float">
            <text:p>1784.26</text:p>
          </table:table-cell>
        </table:table-row>
        <table:table-row table:style-name="ro1">
          <table:table-cell office:value-type="float" office:value="22639954" calcext:value-type="float">
            <text:p>22639954</text:p>
          </table:table-cell>
          <table:table-cell table:formula="of:=TIME( ; ;[.A1417]/1000)" office:value-type="time" office:time-value="PT06H17M19.954S" calcext:value-type="time">
            <text:p>06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94.75" calcext:value-type="float">
            <text:p>1494.75</text:p>
          </table:table-cell>
          <table:table-cell office:value-type="float" office:value="1785.49" calcext:value-type="float">
            <text:p>1785.49</text:p>
          </table:table-cell>
        </table:table-row>
        <table:table-row table:style-name="ro1">
          <table:table-cell office:value-type="float" office:value="22655954" calcext:value-type="float">
            <text:p>22655954</text:p>
          </table:table-cell>
          <table:table-cell table:formula="of:=TIME( ; ;[.A1418]/1000)" office:value-type="time" office:time-value="PT06H17M35.954S" calcext:value-type="time">
            <text:p>06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95.79" calcext:value-type="float">
            <text:p>1495.79</text:p>
          </table:table-cell>
          <table:table-cell office:value-type="float" office:value="1786.72" calcext:value-type="float">
            <text:p>1786.72</text:p>
          </table:table-cell>
        </table:table-row>
        <table:table-row table:style-name="ro1">
          <table:table-cell office:value-type="float" office:value="22671954" calcext:value-type="float">
            <text:p>22671954</text:p>
          </table:table-cell>
          <table:table-cell table:formula="of:=TIME( ; ;[.A1419]/1000)" office:value-type="time" office:time-value="PT06H17M51.954S" calcext:value-type="time">
            <text:p>06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496.84" calcext:value-type="float">
            <text:p>1496.84</text:p>
          </table:table-cell>
          <table:table-cell office:value-type="float" office:value="1787.95" calcext:value-type="float">
            <text:p>1787.95</text:p>
          </table:table-cell>
        </table:table-row>
        <table:table-row table:style-name="ro1">
          <table:table-cell office:value-type="float" office:value="22687954" calcext:value-type="float">
            <text:p>22687954</text:p>
          </table:table-cell>
          <table:table-cell table:formula="of:=TIME( ; ;[.A1420]/1000)" office:value-type="time" office:time-value="PT06H18M07.954S" calcext:value-type="time">
            <text:p>06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497.88" calcext:value-type="float">
            <text:p>1497.88</text:p>
          </table:table-cell>
          <table:table-cell office:value-type="float" office:value="1789.18" calcext:value-type="float">
            <text:p>1789.18</text:p>
          </table:table-cell>
        </table:table-row>
        <table:table-row table:style-name="ro1">
          <table:table-cell office:value-type="float" office:value="22703954" calcext:value-type="float">
            <text:p>22703954</text:p>
          </table:table-cell>
          <table:table-cell table:formula="of:=TIME( ; ;[.A1421]/1000)" office:value-type="time" office:time-value="PT06H18M23.954S" calcext:value-type="time">
            <text:p>06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98.92" calcext:value-type="float">
            <text:p>1498.92</text:p>
          </table:table-cell>
          <table:table-cell office:value-type="float" office:value="1790.42" calcext:value-type="float">
            <text:p>1790.42</text:p>
          </table:table-cell>
        </table:table-row>
        <table:table-row table:style-name="ro1">
          <table:table-cell office:value-type="float" office:value="22719954" calcext:value-type="float">
            <text:p>22719954</text:p>
          </table:table-cell>
          <table:table-cell table:formula="of:=TIME( ; ;[.A1422]/1000)" office:value-type="time" office:time-value="PT06H18M39.954S" calcext:value-type="time">
            <text:p>06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499.97" calcext:value-type="float">
            <text:p>1499.97</text:p>
          </table:table-cell>
          <table:table-cell office:value-type="float" office:value="1791.65" calcext:value-type="float">
            <text:p>1791.65</text:p>
          </table:table-cell>
        </table:table-row>
        <table:table-row table:style-name="ro1">
          <table:table-cell office:value-type="float" office:value="22735954" calcext:value-type="float">
            <text:p>22735954</text:p>
          </table:table-cell>
          <table:table-cell table:formula="of:=TIME( ; ;[.A1423]/1000)" office:value-type="time" office:time-value="PT06H18M55.954S" calcext:value-type="time">
            <text:p>06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01.01" calcext:value-type="float">
            <text:p>1501.01</text:p>
          </table:table-cell>
          <table:table-cell office:value-type="float" office:value="1792.88" calcext:value-type="float">
            <text:p>1792.88</text:p>
          </table:table-cell>
        </table:table-row>
        <table:table-row table:style-name="ro1">
          <table:table-cell office:value-type="float" office:value="22751954" calcext:value-type="float">
            <text:p>22751954</text:p>
          </table:table-cell>
          <table:table-cell table:formula="of:=TIME( ; ;[.A1424]/1000)" office:value-type="time" office:time-value="PT06H19M11.954S" calcext:value-type="time">
            <text:p>06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02.06" calcext:value-type="float">
            <text:p>1502.06</text:p>
          </table:table-cell>
          <table:table-cell office:value-type="float" office:value="1794.11" calcext:value-type="float">
            <text:p>1794.11</text:p>
          </table:table-cell>
        </table:table-row>
        <table:table-row table:style-name="ro1">
          <table:table-cell office:value-type="float" office:value="22767954" calcext:value-type="float">
            <text:p>22767954</text:p>
          </table:table-cell>
          <table:table-cell table:formula="of:=TIME( ; ;[.A1425]/1000)" office:value-type="time" office:time-value="PT06H19M27.954S" calcext:value-type="time">
            <text:p>06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03.1" calcext:value-type="float">
            <text:p>1503.1</text:p>
          </table:table-cell>
          <table:table-cell office:value-type="float" office:value="1795.34" calcext:value-type="float">
            <text:p>1795.34</text:p>
          </table:table-cell>
        </table:table-row>
        <table:table-row table:style-name="ro1">
          <table:table-cell office:value-type="float" office:value="22783954" calcext:value-type="float">
            <text:p>22783954</text:p>
          </table:table-cell>
          <table:table-cell table:formula="of:=TIME( ; ;[.A1426]/1000)" office:value-type="time" office:time-value="PT06H19M43.954S" calcext:value-type="time">
            <text:p>06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504.15" calcext:value-type="float">
            <text:p>1504.15</text:p>
          </table:table-cell>
          <table:table-cell office:value-type="float" office:value="1796.57" calcext:value-type="float">
            <text:p>1796.57</text:p>
          </table:table-cell>
        </table:table-row>
        <table:table-row table:style-name="ro1">
          <table:table-cell office:value-type="float" office:value="22799954" calcext:value-type="float">
            <text:p>22799954</text:p>
          </table:table-cell>
          <table:table-cell table:formula="of:=TIME( ; ;[.A1427]/1000)" office:value-type="time" office:time-value="PT06H19M59.954S" calcext:value-type="time">
            <text:p>06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505.19" calcext:value-type="float">
            <text:p>1505.19</text:p>
          </table:table-cell>
          <table:table-cell office:value-type="float" office:value="1797.8" calcext:value-type="float">
            <text:p>1797.8</text:p>
          </table:table-cell>
        </table:table-row>
        <table:table-row table:style-name="ro1">
          <table:table-cell office:value-type="float" office:value="22815954" calcext:value-type="float">
            <text:p>22815954</text:p>
          </table:table-cell>
          <table:table-cell table:formula="of:=TIME( ; ;[.A1428]/1000)" office:value-type="time" office:time-value="PT06H20M15.954S" calcext:value-type="time">
            <text:p>06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506.23" calcext:value-type="float">
            <text:p>1506.23</text:p>
          </table:table-cell>
          <table:table-cell office:value-type="float" office:value="1799.03" calcext:value-type="float">
            <text:p>1799.03</text:p>
          </table:table-cell>
        </table:table-row>
        <table:table-row table:style-name="ro1">
          <table:table-cell office:value-type="float" office:value="22831954" calcext:value-type="float">
            <text:p>22831954</text:p>
          </table:table-cell>
          <table:table-cell table:formula="of:=TIME( ; ;[.A1429]/1000)" office:value-type="time" office:time-value="PT06H20M31.954S" calcext:value-type="time">
            <text:p>06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07.28" calcext:value-type="float">
            <text:p>1507.28</text:p>
          </table:table-cell>
          <table:table-cell office:value-type="float" office:value="1800.26" calcext:value-type="float">
            <text:p>1800.26</text:p>
          </table:table-cell>
        </table:table-row>
        <table:table-row table:style-name="ro1">
          <table:table-cell office:value-type="float" office:value="22847954" calcext:value-type="float">
            <text:p>22847954</text:p>
          </table:table-cell>
          <table:table-cell table:formula="of:=TIME( ; ;[.A1430]/1000)" office:value-type="time" office:time-value="PT06H20M47.954S" calcext:value-type="time">
            <text:p>06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08.32" calcext:value-type="float">
            <text:p>1508.32</text:p>
          </table:table-cell>
          <table:table-cell office:value-type="float" office:value="1801.49" calcext:value-type="float">
            <text:p>1801.49</text:p>
          </table:table-cell>
        </table:table-row>
        <table:table-row table:style-name="ro1">
          <table:table-cell office:value-type="float" office:value="22863954" calcext:value-type="float">
            <text:p>22863954</text:p>
          </table:table-cell>
          <table:table-cell table:formula="of:=TIME( ; ;[.A1431]/1000)" office:value-type="time" office:time-value="PT06H21M03.954S" calcext:value-type="time">
            <text:p>06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09.36" calcext:value-type="float">
            <text:p>1509.36</text:p>
          </table:table-cell>
          <table:table-cell office:value-type="float" office:value="1802.72" calcext:value-type="float">
            <text:p>1802.72</text:p>
          </table:table-cell>
        </table:table-row>
        <table:table-row table:style-name="ro1">
          <table:table-cell office:value-type="float" office:value="22879954" calcext:value-type="float">
            <text:p>22879954</text:p>
          </table:table-cell>
          <table:table-cell table:formula="of:=TIME( ; ;[.A1432]/1000)" office:value-type="time" office:time-value="PT06H21M19.954S" calcext:value-type="time">
            <text:p>06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10.41" calcext:value-type="float">
            <text:p>1510.41</text:p>
          </table:table-cell>
          <table:table-cell office:value-type="float" office:value="1803.95" calcext:value-type="float">
            <text:p>1803.95</text:p>
          </table:table-cell>
        </table:table-row>
        <table:table-row table:style-name="ro1">
          <table:table-cell office:value-type="float" office:value="22895954" calcext:value-type="float">
            <text:p>22895954</text:p>
          </table:table-cell>
          <table:table-cell table:formula="of:=TIME( ; ;[.A1433]/1000)" office:value-type="time" office:time-value="PT06H21M35.954S" calcext:value-type="time">
            <text:p>06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11.45" calcext:value-type="float">
            <text:p>1511.45</text:p>
          </table:table-cell>
          <table:table-cell office:value-type="float" office:value="1805.19" calcext:value-type="float">
            <text:p>1805.19</text:p>
          </table:table-cell>
        </table:table-row>
        <table:table-row table:style-name="ro1">
          <table:table-cell office:value-type="float" office:value="22911954" calcext:value-type="float">
            <text:p>22911954</text:p>
          </table:table-cell>
          <table:table-cell table:formula="of:=TIME( ; ;[.A1434]/1000)" office:value-type="time" office:time-value="PT06H21M51.954S" calcext:value-type="time">
            <text:p>06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12.49" calcext:value-type="float">
            <text:p>1512.49</text:p>
          </table:table-cell>
          <table:table-cell office:value-type="float" office:value="1806.42" calcext:value-type="float">
            <text:p>1806.42</text:p>
          </table:table-cell>
        </table:table-row>
        <table:table-row table:style-name="ro1">
          <table:table-cell office:value-type="float" office:value="22927954" calcext:value-type="float">
            <text:p>22927954</text:p>
          </table:table-cell>
          <table:table-cell table:formula="of:=TIME( ; ;[.A1435]/1000)" office:value-type="time" office:time-value="PT06H22M07.954S" calcext:value-type="time">
            <text:p>06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13.54" calcext:value-type="float">
            <text:p>1513.54</text:p>
          </table:table-cell>
          <table:table-cell office:value-type="float" office:value="1807.65" calcext:value-type="float">
            <text:p>1807.65</text:p>
          </table:table-cell>
        </table:table-row>
        <table:table-row table:style-name="ro1">
          <table:table-cell office:value-type="float" office:value="22943954" calcext:value-type="float">
            <text:p>22943954</text:p>
          </table:table-cell>
          <table:table-cell table:formula="of:=TIME( ; ;[.A1436]/1000)" office:value-type="time" office:time-value="PT06H22M23.954S" calcext:value-type="time">
            <text:p>06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14.58" calcext:value-type="float">
            <text:p>1514.58</text:p>
          </table:table-cell>
          <table:table-cell office:value-type="float" office:value="1808.88" calcext:value-type="float">
            <text:p>1808.88</text:p>
          </table:table-cell>
        </table:table-row>
        <table:table-row table:style-name="ro1">
          <table:table-cell office:value-type="float" office:value="22959954" calcext:value-type="float">
            <text:p>22959954</text:p>
          </table:table-cell>
          <table:table-cell table:formula="of:=TIME( ; ;[.A1437]/1000)" office:value-type="time" office:time-value="PT06H22M39.954S" calcext:value-type="time">
            <text:p>06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15.62" calcext:value-type="float">
            <text:p>1515.62</text:p>
          </table:table-cell>
          <table:table-cell office:value-type="float" office:value="1810.11" calcext:value-type="float">
            <text:p>1810.11</text:p>
          </table:table-cell>
        </table:table-row>
        <table:table-row table:style-name="ro1">
          <table:table-cell office:value-type="float" office:value="22975954" calcext:value-type="float">
            <text:p>22975954</text:p>
          </table:table-cell>
          <table:table-cell table:formula="of:=TIME( ; ;[.A1438]/1000)" office:value-type="time" office:time-value="PT06H22M55.954S" calcext:value-type="time">
            <text:p>06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16.67" calcext:value-type="float">
            <text:p>1516.67</text:p>
          </table:table-cell>
          <table:table-cell office:value-type="float" office:value="1811.34" calcext:value-type="float">
            <text:p>1811.34</text:p>
          </table:table-cell>
        </table:table-row>
        <table:table-row table:style-name="ro1">
          <table:table-cell office:value-type="float" office:value="22991954" calcext:value-type="float">
            <text:p>22991954</text:p>
          </table:table-cell>
          <table:table-cell table:formula="of:=TIME( ; ;[.A1439]/1000)" office:value-type="time" office:time-value="PT06H23M11.954S" calcext:value-type="time">
            <text:p>06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17.71" calcext:value-type="float">
            <text:p>1517.71</text:p>
          </table:table-cell>
          <table:table-cell office:value-type="float" office:value="1812.57" calcext:value-type="float">
            <text:p>1812.57</text:p>
          </table:table-cell>
        </table:table-row>
        <table:table-row table:style-name="ro1">
          <table:table-cell office:value-type="float" office:value="23007954" calcext:value-type="float">
            <text:p>23007954</text:p>
          </table:table-cell>
          <table:table-cell table:formula="of:=TIME( ; ;[.A1440]/1000)" office:value-type="time" office:time-value="PT06H23M27.954S" calcext:value-type="time">
            <text:p>06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18.75" calcext:value-type="float">
            <text:p>1518.75</text:p>
          </table:table-cell>
          <table:table-cell office:value-type="float" office:value="1813.8" calcext:value-type="float">
            <text:p>1813.8</text:p>
          </table:table-cell>
        </table:table-row>
        <table:table-row table:style-name="ro1">
          <table:table-cell office:value-type="float" office:value="23023954" calcext:value-type="float">
            <text:p>23023954</text:p>
          </table:table-cell>
          <table:table-cell table:formula="of:=TIME( ; ;[.A1441]/1000)" office:value-type="time" office:time-value="PT06H23M43.954S" calcext:value-type="time">
            <text:p>06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19.8" calcext:value-type="float">
            <text:p>1519.8</text:p>
          </table:table-cell>
          <table:table-cell office:value-type="float" office:value="1815.03" calcext:value-type="float">
            <text:p>1815.03</text:p>
          </table:table-cell>
        </table:table-row>
        <table:table-row table:style-name="ro1">
          <table:table-cell office:value-type="float" office:value="23039954" calcext:value-type="float">
            <text:p>23039954</text:p>
          </table:table-cell>
          <table:table-cell table:formula="of:=TIME( ; ;[.A1442]/1000)" office:value-type="time" office:time-value="PT06H23M59.954S" calcext:value-type="time">
            <text:p>06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20.84" calcext:value-type="float">
            <text:p>1520.84</text:p>
          </table:table-cell>
          <table:table-cell office:value-type="float" office:value="1816.26" calcext:value-type="float">
            <text:p>1816.26</text:p>
          </table:table-cell>
        </table:table-row>
        <table:table-row table:style-name="ro1">
          <table:table-cell office:value-type="float" office:value="23055954" calcext:value-type="float">
            <text:p>23055954</text:p>
          </table:table-cell>
          <table:table-cell table:formula="of:=TIME( ; ;[.A1443]/1000)" office:value-type="time" office:time-value="PT06H24M15.954S" calcext:value-type="time">
            <text:p>06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21.88" calcext:value-type="float">
            <text:p>1521.88</text:p>
          </table:table-cell>
          <table:table-cell office:value-type="float" office:value="1817.49" calcext:value-type="float">
            <text:p>1817.49</text:p>
          </table:table-cell>
        </table:table-row>
        <table:table-row table:style-name="ro1">
          <table:table-cell office:value-type="float" office:value="23071954" calcext:value-type="float">
            <text:p>23071954</text:p>
          </table:table-cell>
          <table:table-cell table:formula="of:=TIME( ; ;[.A1444]/1000)" office:value-type="time" office:time-value="PT06H24M31.954S" calcext:value-type="time">
            <text:p>06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22.93" calcext:value-type="float">
            <text:p>1522.93</text:p>
          </table:table-cell>
          <table:table-cell office:value-type="float" office:value="1818.72" calcext:value-type="float">
            <text:p>1818.72</text:p>
          </table:table-cell>
        </table:table-row>
        <table:table-row table:style-name="ro1">
          <table:table-cell office:value-type="float" office:value="23087954" calcext:value-type="float">
            <text:p>23087954</text:p>
          </table:table-cell>
          <table:table-cell table:formula="of:=TIME( ; ;[.A1445]/1000)" office:value-type="time" office:time-value="PT06H24M47.954S" calcext:value-type="time">
            <text:p>06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23.97" calcext:value-type="float">
            <text:p>1523.97</text:p>
          </table:table-cell>
          <table:table-cell office:value-type="float" office:value="1819.95" calcext:value-type="float">
            <text:p>1819.95</text:p>
          </table:table-cell>
        </table:table-row>
        <table:table-row table:style-name="ro1">
          <table:table-cell office:value-type="float" office:value="23103954" calcext:value-type="float">
            <text:p>23103954</text:p>
          </table:table-cell>
          <table:table-cell table:formula="of:=TIME( ; ;[.A1446]/1000)" office:value-type="time" office:time-value="PT06H25M03.954S" calcext:value-type="time">
            <text:p>06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525.01" calcext:value-type="float">
            <text:p>1525.01</text:p>
          </table:table-cell>
          <table:table-cell office:value-type="float" office:value="1821.18" calcext:value-type="float">
            <text:p>1821.18</text:p>
          </table:table-cell>
        </table:table-row>
        <table:table-row table:style-name="ro1">
          <table:table-cell office:value-type="float" office:value="23119954" calcext:value-type="float">
            <text:p>23119954</text:p>
          </table:table-cell>
          <table:table-cell table:formula="of:=TIME( ; ;[.A1447]/1000)" office:value-type="time" office:time-value="PT06H25M19.954S" calcext:value-type="time">
            <text:p>06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26.06" calcext:value-type="float">
            <text:p>1526.06</text:p>
          </table:table-cell>
          <table:table-cell office:value-type="float" office:value="1822.41" calcext:value-type="float">
            <text:p>1822.41</text:p>
          </table:table-cell>
        </table:table-row>
        <table:table-row table:style-name="ro1">
          <table:table-cell office:value-type="float" office:value="23135954" calcext:value-type="float">
            <text:p>23135954</text:p>
          </table:table-cell>
          <table:table-cell table:formula="of:=TIME( ; ;[.A1448]/1000)" office:value-type="time" office:time-value="PT06H25M35.954S" calcext:value-type="time">
            <text:p>06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5.88" calcext:value-type="float">
            <text:p>275.88</text:p>
          </table:table-cell>
          <table:table-cell office:value-type="float" office:value="1527.1" calcext:value-type="float">
            <text:p>1527.1</text:p>
          </table:table-cell>
          <table:table-cell office:value-type="float" office:value="1823.64" calcext:value-type="float">
            <text:p>1823.64</text:p>
          </table:table-cell>
        </table:table-row>
        <table:table-row table:style-name="ro1">
          <table:table-cell office:value-type="float" office:value="23151954" calcext:value-type="float">
            <text:p>23151954</text:p>
          </table:table-cell>
          <table:table-cell table:formula="of:=TIME( ; ;[.A1449]/1000)" office:value-type="time" office:time-value="PT06H25M51.954S" calcext:value-type="time">
            <text:p>06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28.14" calcext:value-type="float">
            <text:p>1528.14</text:p>
          </table:table-cell>
          <table:table-cell office:value-type="float" office:value="1824.87" calcext:value-type="float">
            <text:p>1824.87</text:p>
          </table:table-cell>
        </table:table-row>
        <table:table-row table:style-name="ro1">
          <table:table-cell office:value-type="float" office:value="23167954" calcext:value-type="float">
            <text:p>23167954</text:p>
          </table:table-cell>
          <table:table-cell table:formula="of:=TIME( ; ;[.A1450]/1000)" office:value-type="time" office:time-value="PT06H26M07.954S" calcext:value-type="time">
            <text:p>06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29.19" calcext:value-type="float">
            <text:p>1529.19</text:p>
          </table:table-cell>
          <table:table-cell office:value-type="float" office:value="1826.1" calcext:value-type="float">
            <text:p>1826.1</text:p>
          </table:table-cell>
        </table:table-row>
        <table:table-row table:style-name="ro1">
          <table:table-cell office:value-type="float" office:value="23183954" calcext:value-type="float">
            <text:p>23183954</text:p>
          </table:table-cell>
          <table:table-cell table:formula="of:=TIME( ; ;[.A1451]/1000)" office:value-type="time" office:time-value="PT06H26M23.954S" calcext:value-type="time">
            <text:p>06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0.23" calcext:value-type="float">
            <text:p>1530.23</text:p>
          </table:table-cell>
          <table:table-cell office:value-type="float" office:value="1827.33" calcext:value-type="float">
            <text:p>1827.33</text:p>
          </table:table-cell>
        </table:table-row>
        <table:table-row table:style-name="ro1">
          <table:table-cell office:value-type="float" office:value="23199954" calcext:value-type="float">
            <text:p>23199954</text:p>
          </table:table-cell>
          <table:table-cell table:formula="of:=TIME( ; ;[.A1452]/1000)" office:value-type="time" office:time-value="PT06H26M39.954S" calcext:value-type="time">
            <text:p>06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1.27" calcext:value-type="float">
            <text:p>1531.27</text:p>
          </table:table-cell>
          <table:table-cell office:value-type="float" office:value="1828.56" calcext:value-type="float">
            <text:p>1828.56</text:p>
          </table:table-cell>
        </table:table-row>
        <table:table-row table:style-name="ro1">
          <table:table-cell office:value-type="float" office:value="23215954" calcext:value-type="float">
            <text:p>23215954</text:p>
          </table:table-cell>
          <table:table-cell table:formula="of:=TIME( ; ;[.A1453]/1000)" office:value-type="time" office:time-value="PT06H26M55.954S" calcext:value-type="time">
            <text:p>06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532.31" calcext:value-type="float">
            <text:p>1532.31</text:p>
          </table:table-cell>
          <table:table-cell office:value-type="float" office:value="1829.79" calcext:value-type="float">
            <text:p>1829.79</text:p>
          </table:table-cell>
        </table:table-row>
        <table:table-row table:style-name="ro1">
          <table:table-cell office:value-type="float" office:value="23231954" calcext:value-type="float">
            <text:p>23231954</text:p>
          </table:table-cell>
          <table:table-cell table:formula="of:=TIME( ; ;[.A1454]/1000)" office:value-type="time" office:time-value="PT06H27M11.954S" calcext:value-type="time">
            <text:p>06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3.36" calcext:value-type="float">
            <text:p>1533.36</text:p>
          </table:table-cell>
          <table:table-cell office:value-type="float" office:value="1831.02" calcext:value-type="float">
            <text:p>1831.02</text:p>
          </table:table-cell>
        </table:table-row>
        <table:table-row table:style-name="ro1">
          <table:table-cell office:value-type="float" office:value="23247954" calcext:value-type="float">
            <text:p>23247954</text:p>
          </table:table-cell>
          <table:table-cell table:formula="of:=TIME( ; ;[.A1455]/1000)" office:value-type="time" office:time-value="PT06H27M27.954S" calcext:value-type="time">
            <text:p>06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4.4" calcext:value-type="float">
            <text:p>1534.4</text:p>
          </table:table-cell>
          <table:table-cell office:value-type="float" office:value="1832.25" calcext:value-type="float">
            <text:p>1832.25</text:p>
          </table:table-cell>
        </table:table-row>
        <table:table-row table:style-name="ro1">
          <table:table-cell office:value-type="float" office:value="23263954" calcext:value-type="float">
            <text:p>23263954</text:p>
          </table:table-cell>
          <table:table-cell table:formula="of:=TIME( ; ;[.A1456]/1000)" office:value-type="time" office:time-value="PT06H27M43.954S" calcext:value-type="time">
            <text:p>06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5.44" calcext:value-type="float">
            <text:p>1535.44</text:p>
          </table:table-cell>
          <table:table-cell office:value-type="float" office:value="1833.48" calcext:value-type="float">
            <text:p>1833.48</text:p>
          </table:table-cell>
        </table:table-row>
        <table:table-row table:style-name="ro1">
          <table:table-cell office:value-type="float" office:value="23279954" calcext:value-type="float">
            <text:p>23279954</text:p>
          </table:table-cell>
          <table:table-cell table:formula="of:=TIME( ; ;[.A1457]/1000)" office:value-type="time" office:time-value="PT06H27M59.954S" calcext:value-type="time">
            <text:p>06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6.49" calcext:value-type="float">
            <text:p>1536.49</text:p>
          </table:table-cell>
          <table:table-cell office:value-type="float" office:value="1834.71" calcext:value-type="float">
            <text:p>1834.71</text:p>
          </table:table-cell>
        </table:table-row>
        <table:table-row table:style-name="ro1">
          <table:table-cell office:value-type="float" office:value="23295954" calcext:value-type="float">
            <text:p>23295954</text:p>
          </table:table-cell>
          <table:table-cell table:formula="of:=TIME( ; ;[.A1458]/1000)" office:value-type="time" office:time-value="PT06H28M15.954S" calcext:value-type="time">
            <text:p>06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7.53" calcext:value-type="float">
            <text:p>1537.53</text:p>
          </table:table-cell>
          <table:table-cell office:value-type="float" office:value="1835.94" calcext:value-type="float">
            <text:p>1835.94</text:p>
          </table:table-cell>
        </table:table-row>
        <table:table-row table:style-name="ro1">
          <table:table-cell office:value-type="float" office:value="23311954" calcext:value-type="float">
            <text:p>23311954</text:p>
          </table:table-cell>
          <table:table-cell table:formula="of:=TIME( ; ;[.A1459]/1000)" office:value-type="time" office:time-value="PT06H28M31.954S" calcext:value-type="time">
            <text:p>06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8.57" calcext:value-type="float">
            <text:p>1538.57</text:p>
          </table:table-cell>
          <table:table-cell office:value-type="float" office:value="1837.17" calcext:value-type="float">
            <text:p>1837.17</text:p>
          </table:table-cell>
        </table:table-row>
        <table:table-row table:style-name="ro1">
          <table:table-cell office:value-type="float" office:value="23327954" calcext:value-type="float">
            <text:p>23327954</text:p>
          </table:table-cell>
          <table:table-cell table:formula="of:=TIME( ; ;[.A1460]/1000)" office:value-type="time" office:time-value="PT06H28M47.954S" calcext:value-type="time">
            <text:p>06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39.61" calcext:value-type="float">
            <text:p>1539.61</text:p>
          </table:table-cell>
          <table:table-cell office:value-type="float" office:value="1838.4" calcext:value-type="float">
            <text:p>1838.4</text:p>
          </table:table-cell>
        </table:table-row>
        <table:table-row table:style-name="ro1">
          <table:table-cell office:value-type="float" office:value="23343954" calcext:value-type="float">
            <text:p>23343954</text:p>
          </table:table-cell>
          <table:table-cell table:formula="of:=TIME( ; ;[.A1461]/1000)" office:value-type="time" office:time-value="PT06H29M03.954S" calcext:value-type="time">
            <text:p>06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40.66" calcext:value-type="float">
            <text:p>1540.66</text:p>
          </table:table-cell>
          <table:table-cell office:value-type="float" office:value="1839.63" calcext:value-type="float">
            <text:p>1839.63</text:p>
          </table:table-cell>
        </table:table-row>
        <table:table-row table:style-name="ro1">
          <table:table-cell office:value-type="float" office:value="23359954" calcext:value-type="float">
            <text:p>23359954</text:p>
          </table:table-cell>
          <table:table-cell table:formula="of:=TIME( ; ;[.A1462]/1000)" office:value-type="time" office:time-value="PT06H29M19.954S" calcext:value-type="time">
            <text:p>06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41.7" calcext:value-type="float">
            <text:p>1541.7</text:p>
          </table:table-cell>
          <table:table-cell office:value-type="float" office:value="1840.86" calcext:value-type="float">
            <text:p>1840.86</text:p>
          </table:table-cell>
        </table:table-row>
        <table:table-row table:style-name="ro1">
          <table:table-cell office:value-type="float" office:value="23375954" calcext:value-type="float">
            <text:p>23375954</text:p>
          </table:table-cell>
          <table:table-cell table:formula="of:=TIME( ; ;[.A1463]/1000)" office:value-type="time" office:time-value="PT06H29M35.954S" calcext:value-type="time">
            <text:p>06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42.74" calcext:value-type="float">
            <text:p>1542.74</text:p>
          </table:table-cell>
          <table:table-cell office:value-type="float" office:value="1842.09" calcext:value-type="float">
            <text:p>1842.09</text:p>
          </table:table-cell>
        </table:table-row>
        <table:table-row table:style-name="ro1">
          <table:table-cell office:value-type="float" office:value="23391954" calcext:value-type="float">
            <text:p>23391954</text:p>
          </table:table-cell>
          <table:table-cell table:formula="of:=TIME( ; ;[.A1464]/1000)" office:value-type="time" office:time-value="PT06H29M51.954S" calcext:value-type="time">
            <text:p>06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43.79" calcext:value-type="float">
            <text:p>1543.79</text:p>
          </table:table-cell>
          <table:table-cell office:value-type="float" office:value="1843.32" calcext:value-type="float">
            <text:p>1843.32</text:p>
          </table:table-cell>
        </table:table-row>
        <table:table-row table:style-name="ro1">
          <table:table-cell office:value-type="float" office:value="23407954" calcext:value-type="float">
            <text:p>23407954</text:p>
          </table:table-cell>
          <table:table-cell table:formula="of:=TIME( ; ;[.A1465]/1000)" office:value-type="time" office:time-value="PT06H30M07.954S" calcext:value-type="time">
            <text:p>06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5" calcext:value-type="float">
            <text:p>275.65</text:p>
          </table:table-cell>
          <table:table-cell office:value-type="float" office:value="1544.83" calcext:value-type="float">
            <text:p>1544.83</text:p>
          </table:table-cell>
          <table:table-cell office:value-type="float" office:value="1844.55" calcext:value-type="float">
            <text:p>1844.55</text:p>
          </table:table-cell>
        </table:table-row>
        <table:table-row table:style-name="ro1">
          <table:table-cell office:value-type="float" office:value="23423954" calcext:value-type="float">
            <text:p>23423954</text:p>
          </table:table-cell>
          <table:table-cell table:formula="of:=TIME( ; ;[.A1466]/1000)" office:value-type="time" office:time-value="PT06H30M23.954S" calcext:value-type="time">
            <text:p>06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45.87" calcext:value-type="float">
            <text:p>1545.87</text:p>
          </table:table-cell>
          <table:table-cell office:value-type="float" office:value="1845.78" calcext:value-type="float">
            <text:p>1845.78</text:p>
          </table:table-cell>
        </table:table-row>
        <table:table-row table:style-name="ro1">
          <table:table-cell office:value-type="float" office:value="23439954" calcext:value-type="float">
            <text:p>23439954</text:p>
          </table:table-cell>
          <table:table-cell table:formula="of:=TIME( ; ;[.A1467]/1000)" office:value-type="time" office:time-value="PT06H30M39.954S" calcext:value-type="time">
            <text:p>06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46.91" calcext:value-type="float">
            <text:p>1546.91</text:p>
          </table:table-cell>
          <table:table-cell office:value-type="float" office:value="1847.01" calcext:value-type="float">
            <text:p>1847.01</text:p>
          </table:table-cell>
        </table:table-row>
        <table:table-row table:style-name="ro1">
          <table:table-cell office:value-type="float" office:value="23455954" calcext:value-type="float">
            <text:p>23455954</text:p>
          </table:table-cell>
          <table:table-cell table:formula="of:=TIME( ; ;[.A1468]/1000)" office:value-type="time" office:time-value="PT06H30M55.954S" calcext:value-type="time">
            <text:p>06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547.96" calcext:value-type="float">
            <text:p>1547.96</text:p>
          </table:table-cell>
          <table:table-cell office:value-type="float" office:value="1848.24" calcext:value-type="float">
            <text:p>1848.24</text:p>
          </table:table-cell>
        </table:table-row>
        <table:table-row table:style-name="ro1">
          <table:table-cell office:value-type="float" office:value="23471954" calcext:value-type="float">
            <text:p>23471954</text:p>
          </table:table-cell>
          <table:table-cell table:formula="of:=TIME( ; ;[.A1469]/1000)" office:value-type="time" office:time-value="PT06H31M11.954S" calcext:value-type="time">
            <text:p>06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549" calcext:value-type="float">
            <text:p>1549</text:p>
          </table:table-cell>
          <table:table-cell office:value-type="float" office:value="1849.47" calcext:value-type="float">
            <text:p>1849.47</text:p>
          </table:table-cell>
        </table:table-row>
        <table:table-row table:style-name="ro1">
          <table:table-cell office:value-type="float" office:value="23487954" calcext:value-type="float">
            <text:p>23487954</text:p>
          </table:table-cell>
          <table:table-cell table:formula="of:=TIME( ; ;[.A1470]/1000)" office:value-type="time" office:time-value="PT06H31M27.954S" calcext:value-type="time">
            <text:p>06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50.04" calcext:value-type="float">
            <text:p>1550.04</text:p>
          </table:table-cell>
          <table:table-cell office:value-type="float" office:value="1850.69" calcext:value-type="float">
            <text:p>1850.69</text:p>
          </table:table-cell>
        </table:table-row>
        <table:table-row table:style-name="ro1">
          <table:table-cell office:value-type="float" office:value="23503954" calcext:value-type="float">
            <text:p>23503954</text:p>
          </table:table-cell>
          <table:table-cell table:formula="of:=TIME( ; ;[.A1471]/1000)" office:value-type="time" office:time-value="PT06H31M43.954S" calcext:value-type="time">
            <text:p>06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551.08" calcext:value-type="float">
            <text:p>1551.08</text:p>
          </table:table-cell>
          <table:table-cell office:value-type="float" office:value="1851.92" calcext:value-type="float">
            <text:p>1851.92</text:p>
          </table:table-cell>
        </table:table-row>
        <table:table-row table:style-name="ro1">
          <table:table-cell office:value-type="float" office:value="23519954" calcext:value-type="float">
            <text:p>23519954</text:p>
          </table:table-cell>
          <table:table-cell table:formula="of:=TIME( ; ;[.A1472]/1000)" office:value-type="time" office:time-value="PT06H31M59.954S" calcext:value-type="time">
            <text:p>06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5.76" calcext:value-type="float">
            <text:p>275.76</text:p>
          </table:table-cell>
          <table:table-cell office:value-type="float" office:value="1552.13" calcext:value-type="float">
            <text:p>1552.13</text:p>
          </table:table-cell>
          <table:table-cell office:value-type="float" office:value="1853.15" calcext:value-type="float">
            <text:p>1853.15</text:p>
          </table:table-cell>
        </table:table-row>
        <table:table-row table:style-name="ro1">
          <table:table-cell office:value-type="float" office:value="23535954" calcext:value-type="float">
            <text:p>23535954</text:p>
          </table:table-cell>
          <table:table-cell table:formula="of:=TIME( ; ;[.A1473]/1000)" office:value-type="time" office:time-value="PT06H32M15.954S" calcext:value-type="time">
            <text:p>06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53.17" calcext:value-type="float">
            <text:p>1553.17</text:p>
          </table:table-cell>
          <table:table-cell office:value-type="float" office:value="1854.38" calcext:value-type="float">
            <text:p>1854.38</text:p>
          </table:table-cell>
        </table:table-row>
        <table:table-row table:style-name="ro1">
          <table:table-cell office:value-type="float" office:value="23551954" calcext:value-type="float">
            <text:p>23551954</text:p>
          </table:table-cell>
          <table:table-cell table:formula="of:=TIME( ; ;[.A1474]/1000)" office:value-type="time" office:time-value="PT06H32M31.954S" calcext:value-type="time">
            <text:p>06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554.21" calcext:value-type="float">
            <text:p>1554.21</text:p>
          </table:table-cell>
          <table:table-cell office:value-type="float" office:value="1855.61" calcext:value-type="float">
            <text:p>1855.61</text:p>
          </table:table-cell>
        </table:table-row>
        <table:table-row table:style-name="ro1">
          <table:table-cell office:value-type="float" office:value="23567954" calcext:value-type="float">
            <text:p>23567954</text:p>
          </table:table-cell>
          <table:table-cell table:formula="of:=TIME( ; ;[.A1475]/1000)" office:value-type="time" office:time-value="PT06H32M47.954S" calcext:value-type="time">
            <text:p>06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55.26" calcext:value-type="float">
            <text:p>1555.26</text:p>
          </table:table-cell>
          <table:table-cell office:value-type="float" office:value="1856.83" calcext:value-type="float">
            <text:p>1856.83</text:p>
          </table:table-cell>
        </table:table-row>
        <table:table-row table:style-name="ro1">
          <table:table-cell office:value-type="float" office:value="23583954" calcext:value-type="float">
            <text:p>23583954</text:p>
          </table:table-cell>
          <table:table-cell table:formula="of:=TIME( ; ;[.A1476]/1000)" office:value-type="time" office:time-value="PT06H33M03.954S" calcext:value-type="time">
            <text:p>06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556.3" calcext:value-type="float">
            <text:p>1556.3</text:p>
          </table:table-cell>
          <table:table-cell office:value-type="float" office:value="1858.06" calcext:value-type="float">
            <text:p>1858.06</text:p>
          </table:table-cell>
        </table:table-row>
        <table:table-row table:style-name="ro1">
          <table:table-cell office:value-type="float" office:value="23599954" calcext:value-type="float">
            <text:p>23599954</text:p>
          </table:table-cell>
          <table:table-cell table:formula="of:=TIME( ; ;[.A1477]/1000)" office:value-type="time" office:time-value="PT06H33M19.954S" calcext:value-type="time">
            <text:p>06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57.34" calcext:value-type="float">
            <text:p>1557.34</text:p>
          </table:table-cell>
          <table:table-cell office:value-type="float" office:value="1859.29" calcext:value-type="float">
            <text:p>1859.29</text:p>
          </table:table-cell>
        </table:table-row>
        <table:table-row table:style-name="ro1">
          <table:table-cell office:value-type="float" office:value="23615954" calcext:value-type="float">
            <text:p>23615954</text:p>
          </table:table-cell>
          <table:table-cell table:formula="of:=TIME( ; ;[.A1478]/1000)" office:value-type="time" office:time-value="PT06H33M35.954S" calcext:value-type="time">
            <text:p>06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58.38" calcext:value-type="float">
            <text:p>1558.38</text:p>
          </table:table-cell>
          <table:table-cell office:value-type="float" office:value="1860.52" calcext:value-type="float">
            <text:p>1860.52</text:p>
          </table:table-cell>
        </table:table-row>
        <table:table-row table:style-name="ro1">
          <table:table-cell office:value-type="float" office:value="23631954" calcext:value-type="float">
            <text:p>23631954</text:p>
          </table:table-cell>
          <table:table-cell table:formula="of:=TIME( ; ;[.A1479]/1000)" office:value-type="time" office:time-value="PT06H33M51.954S" calcext:value-type="time">
            <text:p>06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559.42" calcext:value-type="float">
            <text:p>1559.42</text:p>
          </table:table-cell>
          <table:table-cell office:value-type="float" office:value="1861.75" calcext:value-type="float">
            <text:p>1861.75</text:p>
          </table:table-cell>
        </table:table-row>
        <table:table-row table:style-name="ro1">
          <table:table-cell office:value-type="float" office:value="23647954" calcext:value-type="float">
            <text:p>23647954</text:p>
          </table:table-cell>
          <table:table-cell table:formula="of:=TIME( ; ;[.A1480]/1000)" office:value-type="time" office:time-value="PT06H34M07.954S" calcext:value-type="time">
            <text:p>06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560.47" calcext:value-type="float">
            <text:p>1560.47</text:p>
          </table:table-cell>
          <table:table-cell office:value-type="float" office:value="1862.97" calcext:value-type="float">
            <text:p>1862.97</text:p>
          </table:table-cell>
        </table:table-row>
        <table:table-row table:style-name="ro1">
          <table:table-cell office:value-type="float" office:value="23663954" calcext:value-type="float">
            <text:p>23663954</text:p>
          </table:table-cell>
          <table:table-cell table:formula="of:=TIME( ; ;[.A1481]/1000)" office:value-type="time" office:time-value="PT06H34M23.954S" calcext:value-type="time">
            <text:p>06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61.51" calcext:value-type="float">
            <text:p>1561.51</text:p>
          </table:table-cell>
          <table:table-cell office:value-type="float" office:value="1864.2" calcext:value-type="float">
            <text:p>1864.2</text:p>
          </table:table-cell>
        </table:table-row>
        <table:table-row table:style-name="ro1">
          <table:table-cell office:value-type="float" office:value="23679954" calcext:value-type="float">
            <text:p>23679954</text:p>
          </table:table-cell>
          <table:table-cell table:formula="of:=TIME( ; ;[.A1482]/1000)" office:value-type="time" office:time-value="PT06H34M39.954S" calcext:value-type="time">
            <text:p>06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62.55" calcext:value-type="float">
            <text:p>1562.55</text:p>
          </table:table-cell>
          <table:table-cell office:value-type="float" office:value="1865.43" calcext:value-type="float">
            <text:p>1865.43</text:p>
          </table:table-cell>
        </table:table-row>
        <table:table-row table:style-name="ro1">
          <table:table-cell office:value-type="float" office:value="23695954" calcext:value-type="float">
            <text:p>23695954</text:p>
          </table:table-cell>
          <table:table-cell table:formula="of:=TIME( ; ;[.A1483]/1000)" office:value-type="time" office:time-value="PT06H34M55.954S" calcext:value-type="time">
            <text:p>06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563.59" calcext:value-type="float">
            <text:p>1563.59</text:p>
          </table:table-cell>
          <table:table-cell office:value-type="float" office:value="1866.66" calcext:value-type="float">
            <text:p>1866.66</text:p>
          </table:table-cell>
        </table:table-row>
        <table:table-row table:style-name="ro1">
          <table:table-cell office:value-type="float" office:value="23711954" calcext:value-type="float">
            <text:p>23711954</text:p>
          </table:table-cell>
          <table:table-cell table:formula="of:=TIME( ; ;[.A1484]/1000)" office:value-type="time" office:time-value="PT06H35M11.954S" calcext:value-type="time">
            <text:p>06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564.63" calcext:value-type="float">
            <text:p>1564.63</text:p>
          </table:table-cell>
          <table:table-cell office:value-type="float" office:value="1867.88" calcext:value-type="float">
            <text:p>1867.88</text:p>
          </table:table-cell>
        </table:table-row>
        <table:table-row table:style-name="ro1">
          <table:table-cell office:value-type="float" office:value="23727954" calcext:value-type="float">
            <text:p>23727954</text:p>
          </table:table-cell>
          <table:table-cell table:formula="of:=TIME( ; ;[.A1485]/1000)" office:value-type="time" office:time-value="PT06H35M27.954S" calcext:value-type="time">
            <text:p>06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65.67" calcext:value-type="float">
            <text:p>1565.67</text:p>
          </table:table-cell>
          <table:table-cell office:value-type="float" office:value="1869.11" calcext:value-type="float">
            <text:p>1869.11</text:p>
          </table:table-cell>
        </table:table-row>
        <table:table-row table:style-name="ro1">
          <table:table-cell office:value-type="float" office:value="23743954" calcext:value-type="float">
            <text:p>23743954</text:p>
          </table:table-cell>
          <table:table-cell table:formula="of:=TIME( ; ;[.A1486]/1000)" office:value-type="time" office:time-value="PT06H35M43.954S" calcext:value-type="time">
            <text:p>06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66.72" calcext:value-type="float">
            <text:p>1566.72</text:p>
          </table:table-cell>
          <table:table-cell office:value-type="float" office:value="1870.34" calcext:value-type="float">
            <text:p>1870.34</text:p>
          </table:table-cell>
        </table:table-row>
        <table:table-row table:style-name="ro1">
          <table:table-cell office:value-type="float" office:value="23759954" calcext:value-type="float">
            <text:p>23759954</text:p>
          </table:table-cell>
          <table:table-cell table:formula="of:=TIME( ; ;[.A1487]/1000)" office:value-type="time" office:time-value="PT06H35M59.954S" calcext:value-type="time">
            <text:p>06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67.76" calcext:value-type="float">
            <text:p>1567.76</text:p>
          </table:table-cell>
          <table:table-cell office:value-type="float" office:value="1871.56" calcext:value-type="float">
            <text:p>1871.56</text:p>
          </table:table-cell>
        </table:table-row>
        <table:table-row table:style-name="ro1">
          <table:table-cell office:value-type="float" office:value="23775954" calcext:value-type="float">
            <text:p>23775954</text:p>
          </table:table-cell>
          <table:table-cell table:formula="of:=TIME( ; ;[.A1488]/1000)" office:value-type="time" office:time-value="PT06H36M15.954S" calcext:value-type="time">
            <text:p>06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68.8" calcext:value-type="float">
            <text:p>1568.8</text:p>
          </table:table-cell>
          <table:table-cell office:value-type="float" office:value="1872.79" calcext:value-type="float">
            <text:p>1872.79</text:p>
          </table:table-cell>
        </table:table-row>
        <table:table-row table:style-name="ro1">
          <table:table-cell office:value-type="float" office:value="23791954" calcext:value-type="float">
            <text:p>23791954</text:p>
          </table:table-cell>
          <table:table-cell table:formula="of:=TIME( ; ;[.A1489]/1000)" office:value-type="time" office:time-value="PT06H36M31.954S" calcext:value-type="time">
            <text:p>06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1" calcext:value-type="float">
            <text:p>275.41</text:p>
          </table:table-cell>
          <table:table-cell office:value-type="float" office:value="1569.84" calcext:value-type="float">
            <text:p>1569.84</text:p>
          </table:table-cell>
          <table:table-cell office:value-type="float" office:value="1874.02" calcext:value-type="float">
            <text:p>1874.02</text:p>
          </table:table-cell>
        </table:table-row>
        <table:table-row table:style-name="ro1">
          <table:table-cell office:value-type="float" office:value="23807954" calcext:value-type="float">
            <text:p>23807954</text:p>
          </table:table-cell>
          <table:table-cell table:formula="of:=TIME( ; ;[.A1490]/1000)" office:value-type="time" office:time-value="PT06H36M47.954S" calcext:value-type="time">
            <text:p>06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1" calcext:value-type="float">
            <text:p>275.41</text:p>
          </table:table-cell>
          <table:table-cell office:value-type="float" office:value="1570.88" calcext:value-type="float">
            <text:p>1570.88</text:p>
          </table:table-cell>
          <table:table-cell office:value-type="float" office:value="1875.24" calcext:value-type="float">
            <text:p>1875.24</text:p>
          </table:table-cell>
        </table:table-row>
        <table:table-row table:style-name="ro1">
          <table:table-cell office:value-type="float" office:value="23823954" calcext:value-type="float">
            <text:p>23823954</text:p>
          </table:table-cell>
          <table:table-cell table:formula="of:=TIME( ; ;[.A1491]/1000)" office:value-type="time" office:time-value="PT06H37M03.954S" calcext:value-type="time">
            <text:p>06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71.92" calcext:value-type="float">
            <text:p>1571.92</text:p>
          </table:table-cell>
          <table:table-cell office:value-type="float" office:value="1876.47" calcext:value-type="float">
            <text:p>1876.47</text:p>
          </table:table-cell>
        </table:table-row>
        <table:table-row table:style-name="ro1">
          <table:table-cell office:value-type="float" office:value="23839954" calcext:value-type="float">
            <text:p>23839954</text:p>
          </table:table-cell>
          <table:table-cell table:formula="of:=TIME( ; ;[.A1492]/1000)" office:value-type="time" office:time-value="PT06H37M19.954S" calcext:value-type="time">
            <text:p>06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72.96" calcext:value-type="float">
            <text:p>1572.96</text:p>
          </table:table-cell>
          <table:table-cell office:value-type="float" office:value="1877.7" calcext:value-type="float">
            <text:p>1877.7</text:p>
          </table:table-cell>
        </table:table-row>
        <table:table-row table:style-name="ro1">
          <table:table-cell office:value-type="float" office:value="23855954" calcext:value-type="float">
            <text:p>23855954</text:p>
          </table:table-cell>
          <table:table-cell table:formula="of:=TIME( ; ;[.A1493]/1000)" office:value-type="time" office:time-value="PT06H37M35.954S" calcext:value-type="time">
            <text:p>06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74.01" calcext:value-type="float">
            <text:p>1574.01</text:p>
          </table:table-cell>
          <table:table-cell office:value-type="float" office:value="1878.92" calcext:value-type="float">
            <text:p>1878.92</text:p>
          </table:table-cell>
        </table:table-row>
        <table:table-row table:style-name="ro1">
          <table:table-cell office:value-type="float" office:value="23871954" calcext:value-type="float">
            <text:p>23871954</text:p>
          </table:table-cell>
          <table:table-cell table:formula="of:=TIME( ; ;[.A1494]/1000)" office:value-type="time" office:time-value="PT06H37M51.954S" calcext:value-type="time">
            <text:p>06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575.05" calcext:value-type="float">
            <text:p>1575.05</text:p>
          </table:table-cell>
          <table:table-cell office:value-type="float" office:value="1880.15" calcext:value-type="float">
            <text:p>1880.15</text:p>
          </table:table-cell>
        </table:table-row>
        <table:table-row table:style-name="ro1">
          <table:table-cell office:value-type="float" office:value="23887954" calcext:value-type="float">
            <text:p>23887954</text:p>
          </table:table-cell>
          <table:table-cell table:formula="of:=TIME( ; ;[.A1495]/1000)" office:value-type="time" office:time-value="PT06H38M07.954S" calcext:value-type="time">
            <text:p>06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76.09" calcext:value-type="float">
            <text:p>1576.09</text:p>
          </table:table-cell>
          <table:table-cell office:value-type="float" office:value="1881.38" calcext:value-type="float">
            <text:p>1881.38</text:p>
          </table:table-cell>
        </table:table-row>
        <table:table-row table:style-name="ro1">
          <table:table-cell office:value-type="float" office:value="23903953" calcext:value-type="float">
            <text:p>23903953</text:p>
          </table:table-cell>
          <table:table-cell table:formula="of:=TIME( ; ;[.A1496]/1000)" office:value-type="time" office:time-value="PT06H38M23.953S" calcext:value-type="time">
            <text:p>06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77.13" calcext:value-type="float">
            <text:p>1577.13</text:p>
          </table:table-cell>
          <table:table-cell office:value-type="float" office:value="1882.6" calcext:value-type="float">
            <text:p>1882.6</text:p>
          </table:table-cell>
        </table:table-row>
        <table:table-row table:style-name="ro1">
          <table:table-cell office:value-type="float" office:value="23919954" calcext:value-type="float">
            <text:p>23919954</text:p>
          </table:table-cell>
          <table:table-cell table:formula="of:=TIME( ; ;[.A1497]/1000)" office:value-type="time" office:time-value="PT06H38M39.954S" calcext:value-type="time">
            <text:p>06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78.17" calcext:value-type="float">
            <text:p>1578.17</text:p>
          </table:table-cell>
          <table:table-cell office:value-type="float" office:value="1883.83" calcext:value-type="float">
            <text:p>1883.83</text:p>
          </table:table-cell>
        </table:table-row>
        <table:table-row table:style-name="ro1">
          <table:table-cell office:value-type="float" office:value="23935954" calcext:value-type="float">
            <text:p>23935954</text:p>
          </table:table-cell>
          <table:table-cell table:formula="of:=TIME( ; ;[.A1498]/1000)" office:value-type="time" office:time-value="PT06H38M55.954S" calcext:value-type="time">
            <text:p>06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79.21" calcext:value-type="float">
            <text:p>1579.21</text:p>
          </table:table-cell>
          <table:table-cell office:value-type="float" office:value="1885.05" calcext:value-type="float">
            <text:p>1885.05</text:p>
          </table:table-cell>
        </table:table-row>
        <table:table-row table:style-name="ro1">
          <table:table-cell office:value-type="float" office:value="23951954" calcext:value-type="float">
            <text:p>23951954</text:p>
          </table:table-cell>
          <table:table-cell table:formula="of:=TIME( ; ;[.A1499]/1000)" office:value-type="time" office:time-value="PT06H39M11.954S" calcext:value-type="time">
            <text:p>06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80.25" calcext:value-type="float">
            <text:p>1580.25</text:p>
          </table:table-cell>
          <table:table-cell office:value-type="float" office:value="1886.28" calcext:value-type="float">
            <text:p>1886.28</text:p>
          </table:table-cell>
        </table:table-row>
        <table:table-row table:style-name="ro1">
          <table:table-cell office:value-type="float" office:value="23967954" calcext:value-type="float">
            <text:p>23967954</text:p>
          </table:table-cell>
          <table:table-cell table:formula="of:=TIME( ; ;[.A1500]/1000)" office:value-type="time" office:time-value="PT06H39M27.954S" calcext:value-type="time">
            <text:p>06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81.29" calcext:value-type="float">
            <text:p>1581.29</text:p>
          </table:table-cell>
          <table:table-cell office:value-type="float" office:value="1887.5" calcext:value-type="float">
            <text:p>1887.5</text:p>
          </table:table-cell>
        </table:table-row>
        <table:table-row table:style-name="ro1">
          <table:table-cell office:value-type="float" office:value="23983954" calcext:value-type="float">
            <text:p>23983954</text:p>
          </table:table-cell>
          <table:table-cell table:formula="of:=TIME( ; ;[.A1501]/1000)" office:value-type="time" office:time-value="PT06H39M43.954S" calcext:value-type="time">
            <text:p>06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82.34" calcext:value-type="float">
            <text:p>1582.34</text:p>
          </table:table-cell>
          <table:table-cell office:value-type="float" office:value="1888.73" calcext:value-type="float">
            <text:p>1888.73</text:p>
          </table:table-cell>
        </table:table-row>
        <table:table-row table:style-name="ro1">
          <table:table-cell office:value-type="float" office:value="23999954" calcext:value-type="float">
            <text:p>23999954</text:p>
          </table:table-cell>
          <table:table-cell table:formula="of:=TIME( ; ;[.A1502]/1000)" office:value-type="time" office:time-value="PT06H39M59.954S" calcext:value-type="time">
            <text:p>06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9" calcext:value-type="float">
            <text:p>275.29</text:p>
          </table:table-cell>
          <table:table-cell office:value-type="float" office:value="1583.38" calcext:value-type="float">
            <text:p>1583.38</text:p>
          </table:table-cell>
          <table:table-cell office:value-type="float" office:value="1889.95" calcext:value-type="float">
            <text:p>1889.95</text:p>
          </table:table-cell>
        </table:table-row>
        <table:table-row table:style-name="ro1">
          <table:table-cell office:value-type="float" office:value="24015954" calcext:value-type="float">
            <text:p>24015954</text:p>
          </table:table-cell>
          <table:table-cell table:formula="of:=TIME( ; ;[.A1503]/1000)" office:value-type="time" office:time-value="PT06H40M15.954S" calcext:value-type="time">
            <text:p>06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84.42" calcext:value-type="float">
            <text:p>1584.42</text:p>
          </table:table-cell>
          <table:table-cell office:value-type="float" office:value="1891.18" calcext:value-type="float">
            <text:p>1891.18</text:p>
          </table:table-cell>
        </table:table-row>
        <table:table-row table:style-name="ro1">
          <table:table-cell office:value-type="float" office:value="24031954" calcext:value-type="float">
            <text:p>24031954</text:p>
          </table:table-cell>
          <table:table-cell table:formula="of:=TIME( ; ;[.A1504]/1000)" office:value-type="time" office:time-value="PT06H40M31.954S" calcext:value-type="time">
            <text:p>06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585.46" calcext:value-type="float">
            <text:p>1585.46</text:p>
          </table:table-cell>
          <table:table-cell office:value-type="float" office:value="1892.4" calcext:value-type="float">
            <text:p>1892.4</text:p>
          </table:table-cell>
        </table:table-row>
        <table:table-row table:style-name="ro1">
          <table:table-cell office:value-type="float" office:value="24047954" calcext:value-type="float">
            <text:p>24047954</text:p>
          </table:table-cell>
          <table:table-cell table:formula="of:=TIME( ; ;[.A1505]/1000)" office:value-type="time" office:time-value="PT06H40M47.954S" calcext:value-type="time">
            <text:p>06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86.5" calcext:value-type="float">
            <text:p>1586.5</text:p>
          </table:table-cell>
          <table:table-cell office:value-type="float" office:value="1893.63" calcext:value-type="float">
            <text:p>1893.63</text:p>
          </table:table-cell>
        </table:table-row>
        <table:table-row table:style-name="ro1">
          <table:table-cell office:value-type="float" office:value="24063954" calcext:value-type="float">
            <text:p>24063954</text:p>
          </table:table-cell>
          <table:table-cell table:formula="of:=TIME( ; ;[.A1506]/1000)" office:value-type="time" office:time-value="PT06H41M03.954S" calcext:value-type="time">
            <text:p>06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587.54" calcext:value-type="float">
            <text:p>1587.54</text:p>
          </table:table-cell>
          <table:table-cell office:value-type="float" office:value="1894.85" calcext:value-type="float">
            <text:p>1894.85</text:p>
          </table:table-cell>
        </table:table-row>
        <table:table-row table:style-name="ro1">
          <table:table-cell office:value-type="float" office:value="24079954" calcext:value-type="float">
            <text:p>24079954</text:p>
          </table:table-cell>
          <table:table-cell table:formula="of:=TIME( ; ;[.A1507]/1000)" office:value-type="time" office:time-value="PT06H41M19.954S" calcext:value-type="time">
            <text:p>06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9" calcext:value-type="float">
            <text:p>275.29</text:p>
          </table:table-cell>
          <table:table-cell office:value-type="float" office:value="1588.58" calcext:value-type="float">
            <text:p>1588.58</text:p>
          </table:table-cell>
          <table:table-cell office:value-type="float" office:value="1896.07" calcext:value-type="float">
            <text:p>1896.07</text:p>
          </table:table-cell>
        </table:table-row>
        <table:table-row table:style-name="ro1">
          <table:table-cell office:value-type="float" office:value="24095953" calcext:value-type="float">
            <text:p>24095953</text:p>
          </table:table-cell>
          <table:table-cell table:formula="of:=TIME( ; ;[.A1508]/1000)" office:value-type="time" office:time-value="PT06H41M35.953S" calcext:value-type="time">
            <text:p>06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589.62" calcext:value-type="float">
            <text:p>1589.62</text:p>
          </table:table-cell>
          <table:table-cell office:value-type="float" office:value="1897.3" calcext:value-type="float">
            <text:p>1897.3</text:p>
          </table:table-cell>
        </table:table-row>
        <table:table-row table:style-name="ro1">
          <table:table-cell office:value-type="float" office:value="24111954" calcext:value-type="float">
            <text:p>24111954</text:p>
          </table:table-cell>
          <table:table-cell table:formula="of:=TIME( ; ;[.A1509]/1000)" office:value-type="time" office:time-value="PT06H41M51.954S" calcext:value-type="time">
            <text:p>06:4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590.66" calcext:value-type="float">
            <text:p>1590.66</text:p>
          </table:table-cell>
          <table:table-cell office:value-type="float" office:value="1898.52" calcext:value-type="float">
            <text:p>1898.52</text:p>
          </table:table-cell>
        </table:table-row>
        <table:table-row table:style-name="ro1">
          <table:table-cell office:value-type="float" office:value="24127954" calcext:value-type="float">
            <text:p>24127954</text:p>
          </table:table-cell>
          <table:table-cell table:formula="of:=TIME( ; ;[.A1510]/1000)" office:value-type="time" office:time-value="PT06H42M07.954S" calcext:value-type="time">
            <text:p>06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591.7" calcext:value-type="float">
            <text:p>1591.7</text:p>
          </table:table-cell>
          <table:table-cell office:value-type="float" office:value="1899.75" calcext:value-type="float">
            <text:p>1899.75</text:p>
          </table:table-cell>
        </table:table-row>
        <table:table-row table:style-name="ro1">
          <table:table-cell office:value-type="float" office:value="24143954" calcext:value-type="float">
            <text:p>24143954</text:p>
          </table:table-cell>
          <table:table-cell table:formula="of:=TIME( ; ;[.A1511]/1000)" office:value-type="time" office:time-value="PT06H42M23.954S" calcext:value-type="time">
            <text:p>06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9" calcext:value-type="float">
            <text:p>275.29</text:p>
          </table:table-cell>
          <table:table-cell office:value-type="float" office:value="1592.74" calcext:value-type="float">
            <text:p>1592.74</text:p>
          </table:table-cell>
          <table:table-cell office:value-type="float" office:value="1900.97" calcext:value-type="float">
            <text:p>1900.97</text:p>
          </table:table-cell>
        </table:table-row>
        <table:table-row table:style-name="ro1">
          <table:table-cell office:value-type="float" office:value="24159954" calcext:value-type="float">
            <text:p>24159954</text:p>
          </table:table-cell>
          <table:table-cell table:formula="of:=TIME( ; ;[.A1512]/1000)" office:value-type="time" office:time-value="PT06H42M39.954S" calcext:value-type="time">
            <text:p>06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593.79" calcext:value-type="float">
            <text:p>1593.79</text:p>
          </table:table-cell>
          <table:table-cell office:value-type="float" office:value="1902.19" calcext:value-type="float">
            <text:p>1902.19</text:p>
          </table:table-cell>
        </table:table-row>
        <table:table-row table:style-name="ro1">
          <table:table-cell office:value-type="float" office:value="24175954" calcext:value-type="float">
            <text:p>24175954</text:p>
          </table:table-cell>
          <table:table-cell table:formula="of:=TIME( ; ;[.A1513]/1000)" office:value-type="time" office:time-value="PT06H42M55.954S" calcext:value-type="time">
            <text:p>06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594.83" calcext:value-type="float">
            <text:p>1594.83</text:p>
          </table:table-cell>
          <table:table-cell office:value-type="float" office:value="1903.42" calcext:value-type="float">
            <text:p>1903.42</text:p>
          </table:table-cell>
        </table:table-row>
        <table:table-row table:style-name="ro1">
          <table:table-cell office:value-type="float" office:value="24191954" calcext:value-type="float">
            <text:p>24191954</text:p>
          </table:table-cell>
          <table:table-cell table:formula="of:=TIME( ; ;[.A1514]/1000)" office:value-type="time" office:time-value="PT06H43M11.954S" calcext:value-type="time">
            <text:p>06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595.87" calcext:value-type="float">
            <text:p>1595.87</text:p>
          </table:table-cell>
          <table:table-cell office:value-type="float" office:value="1904.64" calcext:value-type="float">
            <text:p>1904.64</text:p>
          </table:table-cell>
        </table:table-row>
        <table:table-row table:style-name="ro1">
          <table:table-cell office:value-type="float" office:value="24207954" calcext:value-type="float">
            <text:p>24207954</text:p>
          </table:table-cell>
          <table:table-cell table:formula="of:=TIME( ; ;[.A1515]/1000)" office:value-type="time" office:time-value="PT06H43M27.954S" calcext:value-type="time">
            <text:p>06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596.91" calcext:value-type="float">
            <text:p>1596.91</text:p>
          </table:table-cell>
          <table:table-cell office:value-type="float" office:value="1905.87" calcext:value-type="float">
            <text:p>1905.87</text:p>
          </table:table-cell>
        </table:table-row>
        <table:table-row table:style-name="ro1">
          <table:table-cell office:value-type="float" office:value="24223954" calcext:value-type="float">
            <text:p>24223954</text:p>
          </table:table-cell>
          <table:table-cell table:formula="of:=TIME( ; ;[.A1516]/1000)" office:value-type="time" office:time-value="PT06H43M43.954S" calcext:value-type="time">
            <text:p>06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597.95" calcext:value-type="float">
            <text:p>1597.95</text:p>
          </table:table-cell>
          <table:table-cell office:value-type="float" office:value="1907.09" calcext:value-type="float">
            <text:p>1907.09</text:p>
          </table:table-cell>
        </table:table-row>
        <table:table-row table:style-name="ro1">
          <table:table-cell office:value-type="float" office:value="24239954" calcext:value-type="float">
            <text:p>24239954</text:p>
          </table:table-cell>
          <table:table-cell table:formula="of:=TIME( ; ;[.A1517]/1000)" office:value-type="time" office:time-value="PT06H43M59.954S" calcext:value-type="time">
            <text:p>06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598.99" calcext:value-type="float">
            <text:p>1598.99</text:p>
          </table:table-cell>
          <table:table-cell office:value-type="float" office:value="1908.31" calcext:value-type="float">
            <text:p>1908.31</text:p>
          </table:table-cell>
        </table:table-row>
        <table:table-row table:style-name="ro1">
          <table:table-cell office:value-type="float" office:value="24255954" calcext:value-type="float">
            <text:p>24255954</text:p>
          </table:table-cell>
          <table:table-cell table:formula="of:=TIME( ; ;[.A1518]/1000)" office:value-type="time" office:time-value="PT06H44M15.954S" calcext:value-type="time">
            <text:p>06:4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600.03" calcext:value-type="float">
            <text:p>1600.03</text:p>
          </table:table-cell>
          <table:table-cell office:value-type="float" office:value="1909.53" calcext:value-type="float">
            <text:p>1909.53</text:p>
          </table:table-cell>
        </table:table-row>
        <table:table-row table:style-name="ro1">
          <table:table-cell office:value-type="float" office:value="24271954" calcext:value-type="float">
            <text:p>24271954</text:p>
          </table:table-cell>
          <table:table-cell table:formula="of:=TIME( ; ;[.A1519]/1000)" office:value-type="time" office:time-value="PT06H44M31.954S" calcext:value-type="time">
            <text:p>06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601.07" calcext:value-type="float">
            <text:p>1601.07</text:p>
          </table:table-cell>
          <table:table-cell office:value-type="float" office:value="1910.76" calcext:value-type="float">
            <text:p>1910.76</text:p>
          </table:table-cell>
        </table:table-row>
        <table:table-row table:style-name="ro1">
          <table:table-cell office:value-type="float" office:value="24287954" calcext:value-type="float">
            <text:p>24287954</text:p>
          </table:table-cell>
          <table:table-cell table:formula="of:=TIME( ; ;[.A1520]/1000)" office:value-type="time" office:time-value="PT06H44M47.954S" calcext:value-type="time">
            <text:p>06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602.11" calcext:value-type="float">
            <text:p>1602.11</text:p>
          </table:table-cell>
          <table:table-cell office:value-type="float" office:value="1911.98" calcext:value-type="float">
            <text:p>1911.98</text:p>
          </table:table-cell>
        </table:table-row>
        <table:table-row table:style-name="ro1">
          <table:table-cell office:value-type="float" office:value="24303954" calcext:value-type="float">
            <text:p>24303954</text:p>
          </table:table-cell>
          <table:table-cell table:formula="of:=TIME( ; ;[.A1521]/1000)" office:value-type="time" office:time-value="PT06H45M03.954S" calcext:value-type="time">
            <text:p>06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603.15" calcext:value-type="float">
            <text:p>1603.15</text:p>
          </table:table-cell>
          <table:table-cell office:value-type="float" office:value="1913.2" calcext:value-type="float">
            <text:p>1913.2</text:p>
          </table:table-cell>
        </table:table-row>
        <table:table-row table:style-name="ro1">
          <table:table-cell office:value-type="float" office:value="24319954" calcext:value-type="float">
            <text:p>24319954</text:p>
          </table:table-cell>
          <table:table-cell table:formula="of:=TIME( ; ;[.A1522]/1000)" office:value-type="time" office:time-value="PT06H45M19.954S" calcext:value-type="time">
            <text:p>06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604.19" calcext:value-type="float">
            <text:p>1604.19</text:p>
          </table:table-cell>
          <table:table-cell office:value-type="float" office:value="1914.43" calcext:value-type="float">
            <text:p>1914.43</text:p>
          </table:table-cell>
        </table:table-row>
        <table:table-row table:style-name="ro1">
          <table:table-cell office:value-type="float" office:value="24335954" calcext:value-type="float">
            <text:p>24335954</text:p>
          </table:table-cell>
          <table:table-cell table:formula="of:=TIME( ; ;[.A1523]/1000)" office:value-type="time" office:time-value="PT06H45M35.954S" calcext:value-type="time">
            <text:p>06:4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605.23" calcext:value-type="float">
            <text:p>1605.23</text:p>
          </table:table-cell>
          <table:table-cell office:value-type="float" office:value="1915.65" calcext:value-type="float">
            <text:p>1915.65</text:p>
          </table:table-cell>
        </table:table-row>
        <table:table-row table:style-name="ro1">
          <table:table-cell office:value-type="float" office:value="24351954" calcext:value-type="float">
            <text:p>24351954</text:p>
          </table:table-cell>
          <table:table-cell table:formula="of:=TIME( ; ;[.A1524]/1000)" office:value-type="time" office:time-value="PT06H45M51.954S" calcext:value-type="time">
            <text:p>06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606.27" calcext:value-type="float">
            <text:p>1606.27</text:p>
          </table:table-cell>
          <table:table-cell office:value-type="float" office:value="1916.87" calcext:value-type="float">
            <text:p>1916.87</text:p>
          </table:table-cell>
        </table:table-row>
        <table:table-row table:style-name="ro1">
          <table:table-cell office:value-type="float" office:value="24367954" calcext:value-type="float">
            <text:p>24367954</text:p>
          </table:table-cell>
          <table:table-cell table:formula="of:=TIME( ; ;[.A1525]/1000)" office:value-type="time" office:time-value="PT06H46M07.954S" calcext:value-type="time">
            <text:p>06:4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607.31" calcext:value-type="float">
            <text:p>1607.31</text:p>
          </table:table-cell>
          <table:table-cell office:value-type="float" office:value="1918.1" calcext:value-type="float">
            <text:p>1918.1</text:p>
          </table:table-cell>
        </table:table-row>
        <table:table-row table:style-name="ro1">
          <table:table-cell office:value-type="float" office:value="24383954" calcext:value-type="float">
            <text:p>24383954</text:p>
          </table:table-cell>
          <table:table-cell table:formula="of:=TIME( ; ;[.A1526]/1000)" office:value-type="time" office:time-value="PT06H46M23.954S" calcext:value-type="time">
            <text:p>06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608.35" calcext:value-type="float">
            <text:p>1608.35</text:p>
          </table:table-cell>
          <table:table-cell office:value-type="float" office:value="1919.32" calcext:value-type="float">
            <text:p>1919.32</text:p>
          </table:table-cell>
        </table:table-row>
        <table:table-row table:style-name="ro1">
          <table:table-cell office:value-type="float" office:value="24399954" calcext:value-type="float">
            <text:p>24399954</text:p>
          </table:table-cell>
          <table:table-cell table:formula="of:=TIME( ; ;[.A1527]/1000)" office:value-type="time" office:time-value="PT06H46M39.954S" calcext:value-type="time">
            <text:p>06:4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609.4" calcext:value-type="float">
            <text:p>1609.4</text:p>
          </table:table-cell>
          <table:table-cell office:value-type="float" office:value="1920.54" calcext:value-type="float">
            <text:p>1920.54</text:p>
          </table:table-cell>
        </table:table-row>
        <table:table-row table:style-name="ro1">
          <table:table-cell office:value-type="float" office:value="24415954" calcext:value-type="float">
            <text:p>24415954</text:p>
          </table:table-cell>
          <table:table-cell table:formula="of:=TIME( ; ;[.A1528]/1000)" office:value-type="time" office:time-value="PT06H46M55.954S" calcext:value-type="time">
            <text:p>06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1610.44" calcext:value-type="float">
            <text:p>1610.44</text:p>
          </table:table-cell>
          <table:table-cell office:value-type="float" office:value="1921.76" calcext:value-type="float">
            <text:p>1921.76</text:p>
          </table:table-cell>
        </table:table-row>
        <table:table-row table:style-name="ro1">
          <table:table-cell office:value-type="float" office:value="24431954" calcext:value-type="float">
            <text:p>24431954</text:p>
          </table:table-cell>
          <table:table-cell table:formula="of:=TIME( ; ;[.A1529]/1000)" office:value-type="time" office:time-value="PT06H47M11.954S" calcext:value-type="time">
            <text:p>06:4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1611.48" calcext:value-type="float">
            <text:p>1611.48</text:p>
          </table:table-cell>
          <table:table-cell office:value-type="float" office:value="1922.99" calcext:value-type="float">
            <text:p>1922.99</text:p>
          </table:table-cell>
        </table:table-row>
        <table:table-row table:style-name="ro1">
          <table:table-cell office:value-type="float" office:value="24447954" calcext:value-type="float">
            <text:p>24447954</text:p>
          </table:table-cell>
          <table:table-cell table:formula="of:=TIME( ; ;[.A1530]/1000)" office:value-type="time" office:time-value="PT06H47M27.954S" calcext:value-type="time">
            <text:p>06:4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612.52" calcext:value-type="float">
            <text:p>1612.52</text:p>
          </table:table-cell>
          <table:table-cell office:value-type="float" office:value="1924.21" calcext:value-type="float">
            <text:p>1924.21</text:p>
          </table:table-cell>
        </table:table-row>
        <table:table-row table:style-name="ro1">
          <table:table-cell office:value-type="float" office:value="24463954" calcext:value-type="float">
            <text:p>24463954</text:p>
          </table:table-cell>
          <table:table-cell table:formula="of:=TIME( ; ;[.A1531]/1000)" office:value-type="time" office:time-value="PT06H47M43.954S" calcext:value-type="time">
            <text:p>06:4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613.55" calcext:value-type="float">
            <text:p>1613.55</text:p>
          </table:table-cell>
          <table:table-cell office:value-type="float" office:value="1925.43" calcext:value-type="float">
            <text:p>1925.43</text:p>
          </table:table-cell>
        </table:table-row>
        <table:table-row table:style-name="ro1">
          <table:table-cell office:value-type="float" office:value="24479954" calcext:value-type="float">
            <text:p>24479954</text:p>
          </table:table-cell>
          <table:table-cell table:formula="of:=TIME( ; ;[.A1532]/1000)" office:value-type="time" office:time-value="PT06H47M59.954S" calcext:value-type="time">
            <text:p>06:4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614.59" calcext:value-type="float">
            <text:p>1614.59</text:p>
          </table:table-cell>
          <table:table-cell office:value-type="float" office:value="1926.66" calcext:value-type="float">
            <text:p>1926.66</text:p>
          </table:table-cell>
        </table:table-row>
        <table:table-row table:style-name="ro1">
          <table:table-cell office:value-type="float" office:value="24495953" calcext:value-type="float">
            <text:p>24495953</text:p>
          </table:table-cell>
          <table:table-cell table:formula="of:=TIME( ; ;[.A1533]/1000)" office:value-type="time" office:time-value="PT06H48M15.953S" calcext:value-type="time">
            <text:p>06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615.63" calcext:value-type="float">
            <text:p>1615.63</text:p>
          </table:table-cell>
          <table:table-cell office:value-type="float" office:value="1927.88" calcext:value-type="float">
            <text:p>1927.88</text:p>
          </table:table-cell>
        </table:table-row>
        <table:table-row table:style-name="ro1">
          <table:table-cell office:value-type="float" office:value="24511954" calcext:value-type="float">
            <text:p>24511954</text:p>
          </table:table-cell>
          <table:table-cell table:formula="of:=TIME( ; ;[.A1534]/1000)" office:value-type="time" office:time-value="PT06H48M31.954S" calcext:value-type="time">
            <text:p>06:4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616.67" calcext:value-type="float">
            <text:p>1616.67</text:p>
          </table:table-cell>
          <table:table-cell office:value-type="float" office:value="1929.1" calcext:value-type="float">
            <text:p>1929.1</text:p>
          </table:table-cell>
        </table:table-row>
        <table:table-row table:style-name="ro1">
          <table:table-cell office:value-type="float" office:value="24527954" calcext:value-type="float">
            <text:p>24527954</text:p>
          </table:table-cell>
          <table:table-cell table:formula="of:=TIME( ; ;[.A1535]/1000)" office:value-type="time" office:time-value="PT06H48M47.954S" calcext:value-type="time">
            <text:p>06:4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617.71" calcext:value-type="float">
            <text:p>1617.71</text:p>
          </table:table-cell>
          <table:table-cell office:value-type="float" office:value="1930.32" calcext:value-type="float">
            <text:p>1930.32</text:p>
          </table:table-cell>
        </table:table-row>
        <table:table-row table:style-name="ro1">
          <table:table-cell office:value-type="float" office:value="24543954" calcext:value-type="float">
            <text:p>24543954</text:p>
          </table:table-cell>
          <table:table-cell table:formula="of:=TIME( ; ;[.A1536]/1000)" office:value-type="time" office:time-value="PT06H49M03.954S" calcext:value-type="time">
            <text:p>06:4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618.75" calcext:value-type="float">
            <text:p>1618.75</text:p>
          </table:table-cell>
          <table:table-cell office:value-type="float" office:value="1931.55" calcext:value-type="float">
            <text:p>1931.55</text:p>
          </table:table-cell>
        </table:table-row>
        <table:table-row table:style-name="ro1">
          <table:table-cell office:value-type="float" office:value="24559954" calcext:value-type="float">
            <text:p>24559954</text:p>
          </table:table-cell>
          <table:table-cell table:formula="of:=TIME( ; ;[.A1537]/1000)" office:value-type="time" office:time-value="PT06H49M19.954S" calcext:value-type="time">
            <text:p>06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3" calcext:value-type="float">
            <text:p>274.93</text:p>
          </table:table-cell>
          <table:table-cell office:value-type="float" office:value="1619.79" calcext:value-type="float">
            <text:p>1619.79</text:p>
          </table:table-cell>
          <table:table-cell office:value-type="float" office:value="1932.77" calcext:value-type="float">
            <text:p>1932.77</text:p>
          </table:table-cell>
        </table:table-row>
        <table:table-row table:style-name="ro1">
          <table:table-cell office:value-type="float" office:value="24575954" calcext:value-type="float">
            <text:p>24575954</text:p>
          </table:table-cell>
          <table:table-cell table:formula="of:=TIME( ; ;[.A1538]/1000)" office:value-type="time" office:time-value="PT06H49M35.954S" calcext:value-type="time">
            <text:p>06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20.83" calcext:value-type="float">
            <text:p>1620.83</text:p>
          </table:table-cell>
          <table:table-cell office:value-type="float" office:value="1933.99" calcext:value-type="float">
            <text:p>1933.99</text:p>
          </table:table-cell>
        </table:table-row>
        <table:table-row table:style-name="ro1">
          <table:table-cell office:value-type="float" office:value="24591954" calcext:value-type="float">
            <text:p>24591954</text:p>
          </table:table-cell>
          <table:table-cell table:formula="of:=TIME( ; ;[.A1539]/1000)" office:value-type="time" office:time-value="PT06H49M51.954S" calcext:value-type="time">
            <text:p>06:4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3" calcext:value-type="float">
            <text:p>274.93</text:p>
          </table:table-cell>
          <table:table-cell office:value-type="float" office:value="1621.87" calcext:value-type="float">
            <text:p>1621.87</text:p>
          </table:table-cell>
          <table:table-cell office:value-type="float" office:value="1935.21" calcext:value-type="float">
            <text:p>1935.21</text:p>
          </table:table-cell>
        </table:table-row>
        <table:table-row table:style-name="ro1">
          <table:table-cell office:value-type="float" office:value="24607954" calcext:value-type="float">
            <text:p>24607954</text:p>
          </table:table-cell>
          <table:table-cell table:formula="of:=TIME( ; ;[.A1540]/1000)" office:value-type="time" office:time-value="PT06H50M07.954S" calcext:value-type="time">
            <text:p>06:5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22.91" calcext:value-type="float">
            <text:p>1622.91</text:p>
          </table:table-cell>
          <table:table-cell office:value-type="float" office:value="1936.44" calcext:value-type="float">
            <text:p>1936.44</text:p>
          </table:table-cell>
        </table:table-row>
        <table:table-row table:style-name="ro1">
          <table:table-cell office:value-type="float" office:value="24623954" calcext:value-type="float">
            <text:p>24623954</text:p>
          </table:table-cell>
          <table:table-cell table:formula="of:=TIME( ; ;[.A1541]/1000)" office:value-type="time" office:time-value="PT06H50M23.954S" calcext:value-type="time">
            <text:p>06:5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23.95" calcext:value-type="float">
            <text:p>1623.95</text:p>
          </table:table-cell>
          <table:table-cell office:value-type="float" office:value="1937.66" calcext:value-type="float">
            <text:p>1937.66</text:p>
          </table:table-cell>
        </table:table-row>
        <table:table-row table:style-name="ro1">
          <table:table-cell office:value-type="float" office:value="24639954" calcext:value-type="float">
            <text:p>24639954</text:p>
          </table:table-cell>
          <table:table-cell table:formula="of:=TIME( ; ;[.A1542]/1000)" office:value-type="time" office:time-value="PT06H50M39.954S" calcext:value-type="time">
            <text:p>06:5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24.99" calcext:value-type="float">
            <text:p>1624.99</text:p>
          </table:table-cell>
          <table:table-cell office:value-type="float" office:value="1938.88" calcext:value-type="float">
            <text:p>1938.88</text:p>
          </table:table-cell>
        </table:table-row>
        <table:table-row table:style-name="ro1">
          <table:table-cell office:value-type="float" office:value="24655954" calcext:value-type="float">
            <text:p>24655954</text:p>
          </table:table-cell>
          <table:table-cell table:formula="of:=TIME( ; ;[.A1543]/1000)" office:value-type="time" office:time-value="PT06H50M55.954S" calcext:value-type="time">
            <text:p>06:5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26.03" calcext:value-type="float">
            <text:p>1626.03</text:p>
          </table:table-cell>
          <table:table-cell office:value-type="float" office:value="1940.1" calcext:value-type="float">
            <text:p>1940.1</text:p>
          </table:table-cell>
        </table:table-row>
        <table:table-row table:style-name="ro1">
          <table:table-cell office:value-type="float" office:value="24671954" calcext:value-type="float">
            <text:p>24671954</text:p>
          </table:table-cell>
          <table:table-cell table:formula="of:=TIME( ; ;[.A1544]/1000)" office:value-type="time" office:time-value="PT06H51M11.954S" calcext:value-type="time">
            <text:p>06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27.07" calcext:value-type="float">
            <text:p>1627.07</text:p>
          </table:table-cell>
          <table:table-cell office:value-type="float" office:value="1941.32" calcext:value-type="float">
            <text:p>1941.32</text:p>
          </table:table-cell>
        </table:table-row>
        <table:table-row table:style-name="ro1">
          <table:table-cell office:value-type="float" office:value="24687954" calcext:value-type="float">
            <text:p>24687954</text:p>
          </table:table-cell>
          <table:table-cell table:formula="of:=TIME( ; ;[.A1545]/1000)" office:value-type="time" office:time-value="PT06H51M27.954S" calcext:value-type="time">
            <text:p>06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28.11" calcext:value-type="float">
            <text:p>1628.11</text:p>
          </table:table-cell>
          <table:table-cell office:value-type="float" office:value="1942.55" calcext:value-type="float">
            <text:p>1942.55</text:p>
          </table:table-cell>
        </table:table-row>
        <table:table-row table:style-name="ro1">
          <table:table-cell office:value-type="float" office:value="24703954" calcext:value-type="float">
            <text:p>24703954</text:p>
          </table:table-cell>
          <table:table-cell table:formula="of:=TIME( ; ;[.A1546]/1000)" office:value-type="time" office:time-value="PT06H51M43.954S" calcext:value-type="time">
            <text:p>06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29.14" calcext:value-type="float">
            <text:p>1629.14</text:p>
          </table:table-cell>
          <table:table-cell office:value-type="float" office:value="1943.77" calcext:value-type="float">
            <text:p>1943.77</text:p>
          </table:table-cell>
        </table:table-row>
        <table:table-row table:style-name="ro1">
          <table:table-cell office:value-type="float" office:value="24719954" calcext:value-type="float">
            <text:p>24719954</text:p>
          </table:table-cell>
          <table:table-cell table:formula="of:=TIME( ; ;[.A1547]/1000)" office:value-type="time" office:time-value="PT06H51M59.954S" calcext:value-type="time">
            <text:p>06:5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630.18" calcext:value-type="float">
            <text:p>1630.18</text:p>
          </table:table-cell>
          <table:table-cell office:value-type="float" office:value="1944.99" calcext:value-type="float">
            <text:p>1944.99</text:p>
          </table:table-cell>
        </table:table-row>
        <table:table-row table:style-name="ro1">
          <table:table-cell office:value-type="float" office:value="24735954" calcext:value-type="float">
            <text:p>24735954</text:p>
          </table:table-cell>
          <table:table-cell table:formula="of:=TIME( ; ;[.A1548]/1000)" office:value-type="time" office:time-value="PT06H52M15.954S" calcext:value-type="time">
            <text:p>06:5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631.22" calcext:value-type="float">
            <text:p>1631.22</text:p>
          </table:table-cell>
          <table:table-cell office:value-type="float" office:value="1946.21" calcext:value-type="float">
            <text:p>1946.21</text:p>
          </table:table-cell>
        </table:table-row>
        <table:table-row table:style-name="ro1">
          <table:table-cell office:value-type="float" office:value="24751954" calcext:value-type="float">
            <text:p>24751954</text:p>
          </table:table-cell>
          <table:table-cell table:formula="of:=TIME( ; ;[.A1549]/1000)" office:value-type="time" office:time-value="PT06H52M31.954S" calcext:value-type="time">
            <text:p>06:5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632.26" calcext:value-type="float">
            <text:p>1632.26</text:p>
          </table:table-cell>
          <table:table-cell office:value-type="float" office:value="1947.43" calcext:value-type="float">
            <text:p>1947.43</text:p>
          </table:table-cell>
        </table:table-row>
        <table:table-row table:style-name="ro1">
          <table:table-cell office:value-type="float" office:value="24767954" calcext:value-type="float">
            <text:p>24767954</text:p>
          </table:table-cell>
          <table:table-cell table:formula="of:=TIME( ; ;[.A1550]/1000)" office:value-type="time" office:time-value="PT06H52M47.954S" calcext:value-type="time">
            <text:p>06:5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633.3" calcext:value-type="float">
            <text:p>1633.3</text:p>
          </table:table-cell>
          <table:table-cell office:value-type="float" office:value="1948.65" calcext:value-type="float">
            <text:p>1948.65</text:p>
          </table:table-cell>
        </table:table-row>
        <table:table-row table:style-name="ro1">
          <table:table-cell office:value-type="float" office:value="24783954" calcext:value-type="float">
            <text:p>24783954</text:p>
          </table:table-cell>
          <table:table-cell table:formula="of:=TIME( ; ;[.A1551]/1000)" office:value-type="time" office:time-value="PT06H53M03.954S" calcext:value-type="time">
            <text:p>06:5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634.34" calcext:value-type="float">
            <text:p>1634.34</text:p>
          </table:table-cell>
          <table:table-cell office:value-type="float" office:value="1949.87" calcext:value-type="float">
            <text:p>1949.87</text:p>
          </table:table-cell>
        </table:table-row>
        <table:table-row table:style-name="ro1">
          <table:table-cell office:value-type="float" office:value="24799954" calcext:value-type="float">
            <text:p>24799954</text:p>
          </table:table-cell>
          <table:table-cell table:formula="of:=TIME( ; ;[.A1552]/1000)" office:value-type="time" office:time-value="PT06H53M19.954S" calcext:value-type="time">
            <text:p>06:5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635.38" calcext:value-type="float">
            <text:p>1635.38</text:p>
          </table:table-cell>
          <table:table-cell office:value-type="float" office:value="1951.09" calcext:value-type="float">
            <text:p>1951.09</text:p>
          </table:table-cell>
        </table:table-row>
        <table:table-row table:style-name="ro1">
          <table:table-cell office:value-type="float" office:value="24815954" calcext:value-type="float">
            <text:p>24815954</text:p>
          </table:table-cell>
          <table:table-cell table:formula="of:=TIME( ; ;[.A1553]/1000)" office:value-type="time" office:time-value="PT06H53M35.954S" calcext:value-type="time">
            <text:p>06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636.42" calcext:value-type="float">
            <text:p>1636.42</text:p>
          </table:table-cell>
          <table:table-cell office:value-type="float" office:value="1952.32" calcext:value-type="float">
            <text:p>1952.32</text:p>
          </table:table-cell>
        </table:table-row>
        <table:table-row table:style-name="ro1">
          <table:table-cell office:value-type="float" office:value="24831954" calcext:value-type="float">
            <text:p>24831954</text:p>
          </table:table-cell>
          <table:table-cell table:formula="of:=TIME( ; ;[.A1554]/1000)" office:value-type="time" office:time-value="PT06H53M51.954S" calcext:value-type="time">
            <text:p>06:5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637.46" calcext:value-type="float">
            <text:p>1637.46</text:p>
          </table:table-cell>
          <table:table-cell office:value-type="float" office:value="1953.54" calcext:value-type="float">
            <text:p>1953.54</text:p>
          </table:table-cell>
        </table:table-row>
        <table:table-row table:style-name="ro1">
          <table:table-cell office:value-type="float" office:value="24847954" calcext:value-type="float">
            <text:p>24847954</text:p>
          </table:table-cell>
          <table:table-cell table:formula="of:=TIME( ; ;[.A1555]/1000)" office:value-type="time" office:time-value="PT06H54M07.954S" calcext:value-type="time">
            <text:p>06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638.5" calcext:value-type="float">
            <text:p>1638.5</text:p>
          </table:table-cell>
          <table:table-cell office:value-type="float" office:value="1954.76" calcext:value-type="float">
            <text:p>1954.76</text:p>
          </table:table-cell>
        </table:table-row>
        <table:table-row table:style-name="ro1">
          <table:table-cell office:value-type="float" office:value="24863954" calcext:value-type="float">
            <text:p>24863954</text:p>
          </table:table-cell>
          <table:table-cell table:formula="of:=TIME( ; ;[.A1556]/1000)" office:value-type="time" office:time-value="PT06H54M23.954S" calcext:value-type="time">
            <text:p>06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639.54" calcext:value-type="float">
            <text:p>1639.54</text:p>
          </table:table-cell>
          <table:table-cell office:value-type="float" office:value="1955.98" calcext:value-type="float">
            <text:p>1955.98</text:p>
          </table:table-cell>
        </table:table-row>
        <table:table-row table:style-name="ro1">
          <table:table-cell office:value-type="float" office:value="24879954" calcext:value-type="float">
            <text:p>24879954</text:p>
          </table:table-cell>
          <table:table-cell table:formula="of:=TIME( ; ;[.A1557]/1000)" office:value-type="time" office:time-value="PT06H54M39.954S" calcext:value-type="time">
            <text:p>06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640.57" calcext:value-type="float">
            <text:p>1640.57</text:p>
          </table:table-cell>
          <table:table-cell office:value-type="float" office:value="1957.2" calcext:value-type="float">
            <text:p>1957.2</text:p>
          </table:table-cell>
        </table:table-row>
        <table:table-row table:style-name="ro1">
          <table:table-cell office:value-type="float" office:value="24895954" calcext:value-type="float">
            <text:p>24895954</text:p>
          </table:table-cell>
          <table:table-cell table:formula="of:=TIME( ; ;[.A1558]/1000)" office:value-type="time" office:time-value="PT06H54M55.954S" calcext:value-type="time">
            <text:p>06:5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641.61" calcext:value-type="float">
            <text:p>1641.61</text:p>
          </table:table-cell>
          <table:table-cell office:value-type="float" office:value="1958.42" calcext:value-type="float">
            <text:p>1958.42</text:p>
          </table:table-cell>
        </table:table-row>
        <table:table-row table:style-name="ro1">
          <table:table-cell office:value-type="float" office:value="24911954" calcext:value-type="float">
            <text:p>24911954</text:p>
          </table:table-cell>
          <table:table-cell table:formula="of:=TIME( ; ;[.A1559]/1000)" office:value-type="time" office:time-value="PT06H55M11.954S" calcext:value-type="time">
            <text:p>06:5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42.65" calcext:value-type="float">
            <text:p>1642.65</text:p>
          </table:table-cell>
          <table:table-cell office:value-type="float" office:value="1959.64" calcext:value-type="float">
            <text:p>1959.64</text:p>
          </table:table-cell>
        </table:table-row>
        <table:table-row table:style-name="ro1">
          <table:table-cell office:value-type="float" office:value="24927954" calcext:value-type="float">
            <text:p>24927954</text:p>
          </table:table-cell>
          <table:table-cell table:formula="of:=TIME( ; ;[.A1560]/1000)" office:value-type="time" office:time-value="PT06H55M27.954S" calcext:value-type="time">
            <text:p>06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43.69" calcext:value-type="float">
            <text:p>1643.69</text:p>
          </table:table-cell>
          <table:table-cell office:value-type="float" office:value="1960.86" calcext:value-type="float">
            <text:p>1960.86</text:p>
          </table:table-cell>
        </table:table-row>
        <table:table-row table:style-name="ro1">
          <table:table-cell office:value-type="float" office:value="24943954" calcext:value-type="float">
            <text:p>24943954</text:p>
          </table:table-cell>
          <table:table-cell table:formula="of:=TIME( ; ;[.A1561]/1000)" office:value-type="time" office:time-value="PT06H55M43.954S" calcext:value-type="time">
            <text:p>06:5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44.73" calcext:value-type="float">
            <text:p>1644.73</text:p>
          </table:table-cell>
          <table:table-cell office:value-type="float" office:value="1962.08" calcext:value-type="float">
            <text:p>1962.08</text:p>
          </table:table-cell>
        </table:table-row>
        <table:table-row table:style-name="ro1">
          <table:table-cell office:value-type="float" office:value="24959954" calcext:value-type="float">
            <text:p>24959954</text:p>
          </table:table-cell>
          <table:table-cell table:formula="of:=TIME( ; ;[.A1562]/1000)" office:value-type="time" office:time-value="PT06H55M59.954S" calcext:value-type="time">
            <text:p>06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45.77" calcext:value-type="float">
            <text:p>1645.77</text:p>
          </table:table-cell>
          <table:table-cell office:value-type="float" office:value="1963.3" calcext:value-type="float">
            <text:p>1963.3</text:p>
          </table:table-cell>
        </table:table-row>
        <table:table-row table:style-name="ro1">
          <table:table-cell office:value-type="float" office:value="24975954" calcext:value-type="float">
            <text:p>24975954</text:p>
          </table:table-cell>
          <table:table-cell table:formula="of:=TIME( ; ;[.A1563]/1000)" office:value-type="time" office:time-value="PT06H56M15.954S" calcext:value-type="time">
            <text:p>06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1646.81" calcext:value-type="float">
            <text:p>1646.81</text:p>
          </table:table-cell>
          <table:table-cell office:value-type="float" office:value="1964.52" calcext:value-type="float">
            <text:p>1964.52</text:p>
          </table:table-cell>
        </table:table-row>
        <table:table-row table:style-name="ro1">
          <table:table-cell office:value-type="float" office:value="24991954" calcext:value-type="float">
            <text:p>24991954</text:p>
          </table:table-cell>
          <table:table-cell table:formula="of:=TIME( ; ;[.A1564]/1000)" office:value-type="time" office:time-value="PT06H56M31.954S" calcext:value-type="time">
            <text:p>06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1647.85" calcext:value-type="float">
            <text:p>1647.85</text:p>
          </table:table-cell>
          <table:table-cell office:value-type="float" office:value="1965.74" calcext:value-type="float">
            <text:p>1965.74</text:p>
          </table:table-cell>
        </table:table-row>
        <table:table-row table:style-name="ro1">
          <table:table-cell office:value-type="float" office:value="25007954" calcext:value-type="float">
            <text:p>25007954</text:p>
          </table:table-cell>
          <table:table-cell table:formula="of:=TIME( ; ;[.A1565]/1000)" office:value-type="time" office:time-value="PT06H56M47.954S" calcext:value-type="time">
            <text:p>06:5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1648.89" calcext:value-type="float">
            <text:p>1648.89</text:p>
          </table:table-cell>
          <table:table-cell office:value-type="float" office:value="1966.96" calcext:value-type="float">
            <text:p>1966.96</text:p>
          </table:table-cell>
        </table:table-row>
        <table:table-row table:style-name="ro1">
          <table:table-cell office:value-type="float" office:value="25023954" calcext:value-type="float">
            <text:p>25023954</text:p>
          </table:table-cell>
          <table:table-cell table:formula="of:=TIME( ; ;[.A1566]/1000)" office:value-type="time" office:time-value="PT06H57M03.954S" calcext:value-type="time">
            <text:p>06:5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649.92" calcext:value-type="float">
            <text:p>1649.92</text:p>
          </table:table-cell>
          <table:table-cell office:value-type="float" office:value="1968.18" calcext:value-type="float">
            <text:p>1968.18</text:p>
          </table:table-cell>
        </table:table-row>
        <table:table-row table:style-name="ro1">
          <table:table-cell office:value-type="float" office:value="25039954" calcext:value-type="float">
            <text:p>25039954</text:p>
          </table:table-cell>
          <table:table-cell table:formula="of:=TIME( ; ;[.A1567]/1000)" office:value-type="time" office:time-value="PT06H57M19.954S" calcext:value-type="time">
            <text:p>06:5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1650.96" calcext:value-type="float">
            <text:p>1650.96</text:p>
          </table:table-cell>
          <table:table-cell office:value-type="float" office:value="1969.4" calcext:value-type="float">
            <text:p>1969.4</text:p>
          </table:table-cell>
        </table:table-row>
        <table:table-row table:style-name="ro1">
          <table:table-cell office:value-type="float" office:value="25055954" calcext:value-type="float">
            <text:p>25055954</text:p>
          </table:table-cell>
          <table:table-cell table:formula="of:=TIME( ; ;[.A1568]/1000)" office:value-type="time" office:time-value="PT06H57M35.954S" calcext:value-type="time">
            <text:p>06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652" calcext:value-type="float">
            <text:p>1652</text:p>
          </table:table-cell>
          <table:table-cell office:value-type="float" office:value="1970.62" calcext:value-type="float">
            <text:p>1970.62</text:p>
          </table:table-cell>
        </table:table-row>
        <table:table-row table:style-name="ro1">
          <table:table-cell office:value-type="float" office:value="25071954" calcext:value-type="float">
            <text:p>25071954</text:p>
          </table:table-cell>
          <table:table-cell table:formula="of:=TIME( ; ;[.A1569]/1000)" office:value-type="time" office:time-value="PT06H57M51.954S" calcext:value-type="time">
            <text:p>06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653.04" calcext:value-type="float">
            <text:p>1653.04</text:p>
          </table:table-cell>
          <table:table-cell office:value-type="float" office:value="1971.84" calcext:value-type="float">
            <text:p>1971.84</text:p>
          </table:table-cell>
        </table:table-row>
        <table:table-row table:style-name="ro1">
          <table:table-cell office:value-type="float" office:value="25087954" calcext:value-type="float">
            <text:p>25087954</text:p>
          </table:table-cell>
          <table:table-cell table:formula="of:=TIME( ; ;[.A1570]/1000)" office:value-type="time" office:time-value="PT06H58M07.954S" calcext:value-type="time">
            <text:p>06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54.08" calcext:value-type="float">
            <text:p>1654.08</text:p>
          </table:table-cell>
          <table:table-cell office:value-type="float" office:value="1973.05" calcext:value-type="float">
            <text:p>1973.05</text:p>
          </table:table-cell>
        </table:table-row>
        <table:table-row table:style-name="ro1">
          <table:table-cell office:value-type="float" office:value="25103954" calcext:value-type="float">
            <text:p>25103954</text:p>
          </table:table-cell>
          <table:table-cell table:formula="of:=TIME( ; ;[.A1571]/1000)" office:value-type="time" office:time-value="PT06H58M23.954S" calcext:value-type="time">
            <text:p>06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655.12" calcext:value-type="float">
            <text:p>1655.12</text:p>
          </table:table-cell>
          <table:table-cell office:value-type="float" office:value="1974.27" calcext:value-type="float">
            <text:p>1974.27</text:p>
          </table:table-cell>
        </table:table-row>
        <table:table-row table:style-name="ro1">
          <table:table-cell office:value-type="float" office:value="25119954" calcext:value-type="float">
            <text:p>25119954</text:p>
          </table:table-cell>
          <table:table-cell table:formula="of:=TIME( ; ;[.A1572]/1000)" office:value-type="time" office:time-value="PT06H58M39.954S" calcext:value-type="time">
            <text:p>06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656.16" calcext:value-type="float">
            <text:p>1656.16</text:p>
          </table:table-cell>
          <table:table-cell office:value-type="float" office:value="1975.49" calcext:value-type="float">
            <text:p>1975.49</text:p>
          </table:table-cell>
        </table:table-row>
        <table:table-row table:style-name="ro1">
          <table:table-cell office:value-type="float" office:value="25135954" calcext:value-type="float">
            <text:p>25135954</text:p>
          </table:table-cell>
          <table:table-cell table:formula="of:=TIME( ; ;[.A1573]/1000)" office:value-type="time" office:time-value="PT06H58M55.954S" calcext:value-type="time">
            <text:p>06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657.19" calcext:value-type="float">
            <text:p>1657.19</text:p>
          </table:table-cell>
          <table:table-cell office:value-type="float" office:value="1976.71" calcext:value-type="float">
            <text:p>1976.71</text:p>
          </table:table-cell>
        </table:table-row>
        <table:table-row table:style-name="ro1">
          <table:table-cell office:value-type="float" office:value="25151954" calcext:value-type="float">
            <text:p>25151954</text:p>
          </table:table-cell>
          <table:table-cell table:formula="of:=TIME( ; ;[.A1574]/1000)" office:value-type="time" office:time-value="PT06H59M11.954S" calcext:value-type="time">
            <text:p>06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658.23" calcext:value-type="float">
            <text:p>1658.23</text:p>
          </table:table-cell>
          <table:table-cell office:value-type="float" office:value="1977.93" calcext:value-type="float">
            <text:p>1977.93</text:p>
          </table:table-cell>
        </table:table-row>
        <table:table-row table:style-name="ro1">
          <table:table-cell office:value-type="float" office:value="25167954" calcext:value-type="float">
            <text:p>25167954</text:p>
          </table:table-cell>
          <table:table-cell table:formula="of:=TIME( ; ;[.A1575]/1000)" office:value-type="time" office:time-value="PT06H59M27.954S" calcext:value-type="time">
            <text:p>06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659.27" calcext:value-type="float">
            <text:p>1659.27</text:p>
          </table:table-cell>
          <table:table-cell office:value-type="float" office:value="1979.14" calcext:value-type="float">
            <text:p>1979.14</text:p>
          </table:table-cell>
        </table:table-row>
        <table:table-row table:style-name="ro1">
          <table:table-cell office:value-type="float" office:value="25183954" calcext:value-type="float">
            <text:p>25183954</text:p>
          </table:table-cell>
          <table:table-cell table:formula="of:=TIME( ; ;[.A1576]/1000)" office:value-type="time" office:time-value="PT06H59M43.954S" calcext:value-type="time">
            <text:p>06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660.31" calcext:value-type="float">
            <text:p>1660.31</text:p>
          </table:table-cell>
          <table:table-cell office:value-type="float" office:value="1980.36" calcext:value-type="float">
            <text:p>1980.36</text:p>
          </table:table-cell>
        </table:table-row>
        <table:table-row table:style-name="ro1">
          <table:table-cell office:value-type="float" office:value="25199954" calcext:value-type="float">
            <text:p>25199954</text:p>
          </table:table-cell>
          <table:table-cell table:formula="of:=TIME( ; ;[.A1577]/1000)" office:value-type="time" office:time-value="PT06H59M59.954S" calcext:value-type="time">
            <text:p>07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661.35" calcext:value-type="float">
            <text:p>1661.35</text:p>
          </table:table-cell>
          <table:table-cell office:value-type="float" office:value="1981.58" calcext:value-type="float">
            <text:p>1981.58</text:p>
          </table:table-cell>
        </table:table-row>
        <table:table-row table:style-name="ro1">
          <table:table-cell office:value-type="float" office:value="25215954" calcext:value-type="float">
            <text:p>25215954</text:p>
          </table:table-cell>
          <table:table-cell table:formula="of:=TIME( ; ;[.A1578]/1000)" office:value-type="time" office:time-value="PT07H00M15.954S" calcext:value-type="time">
            <text:p>07:0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662.39" calcext:value-type="float">
            <text:p>1662.39</text:p>
          </table:table-cell>
          <table:table-cell office:value-type="float" office:value="1982.8" calcext:value-type="float">
            <text:p>1982.8</text:p>
          </table:table-cell>
        </table:table-row>
        <table:table-row table:style-name="ro1">
          <table:table-cell office:value-type="float" office:value="25231954" calcext:value-type="float">
            <text:p>25231954</text:p>
          </table:table-cell>
          <table:table-cell table:formula="of:=TIME( ; ;[.A1579]/1000)" office:value-type="time" office:time-value="PT07H00M31.954S" calcext:value-type="time">
            <text:p>07:0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663.42" calcext:value-type="float">
            <text:p>1663.42</text:p>
          </table:table-cell>
          <table:table-cell office:value-type="float" office:value="1984.02" calcext:value-type="float">
            <text:p>1984.02</text:p>
          </table:table-cell>
        </table:table-row>
        <table:table-row table:style-name="ro1">
          <table:table-cell office:value-type="float" office:value="25247954" calcext:value-type="float">
            <text:p>25247954</text:p>
          </table:table-cell>
          <table:table-cell table:formula="of:=TIME( ; ;[.A1580]/1000)" office:value-type="time" office:time-value="PT07H00M47.954S" calcext:value-type="time">
            <text:p>07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664.46" calcext:value-type="float">
            <text:p>1664.46</text:p>
          </table:table-cell>
          <table:table-cell office:value-type="float" office:value="1985.23" calcext:value-type="float">
            <text:p>1985.23</text:p>
          </table:table-cell>
        </table:table-row>
        <table:table-row table:style-name="ro1">
          <table:table-cell office:value-type="float" office:value="25263954" calcext:value-type="float">
            <text:p>25263954</text:p>
          </table:table-cell>
          <table:table-cell table:formula="of:=TIME( ; ;[.A1581]/1000)" office:value-type="time" office:time-value="PT07H01M03.954S" calcext:value-type="time">
            <text:p>07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665.5" calcext:value-type="float">
            <text:p>1665.5</text:p>
          </table:table-cell>
          <table:table-cell office:value-type="float" office:value="1986.45" calcext:value-type="float">
            <text:p>1986.45</text:p>
          </table:table-cell>
        </table:table-row>
        <table:table-row table:style-name="ro1">
          <table:table-cell office:value-type="float" office:value="25279954" calcext:value-type="float">
            <text:p>25279954</text:p>
          </table:table-cell>
          <table:table-cell table:formula="of:=TIME( ; ;[.A1582]/1000)" office:value-type="time" office:time-value="PT07H01M19.954S" calcext:value-type="time">
            <text:p>07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666.53" calcext:value-type="float">
            <text:p>1666.53</text:p>
          </table:table-cell>
          <table:table-cell office:value-type="float" office:value="1987.67" calcext:value-type="float">
            <text:p>1987.67</text:p>
          </table:table-cell>
        </table:table-row>
        <table:table-row table:style-name="ro1">
          <table:table-cell office:value-type="float" office:value="25295954" calcext:value-type="float">
            <text:p>25295954</text:p>
          </table:table-cell>
          <table:table-cell table:formula="of:=TIME( ; ;[.A1583]/1000)" office:value-type="time" office:time-value="PT07H01M35.954S" calcext:value-type="time">
            <text:p>07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667.57" calcext:value-type="float">
            <text:p>1667.57</text:p>
          </table:table-cell>
          <table:table-cell office:value-type="float" office:value="1988.88" calcext:value-type="float">
            <text:p>1988.88</text:p>
          </table:table-cell>
        </table:table-row>
        <table:table-row table:style-name="ro1">
          <table:table-cell office:value-type="float" office:value="25311954" calcext:value-type="float">
            <text:p>25311954</text:p>
          </table:table-cell>
          <table:table-cell table:formula="of:=TIME( ; ;[.A1584]/1000)" office:value-type="time" office:time-value="PT07H01M51.954S" calcext:value-type="time">
            <text:p>07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668.61" calcext:value-type="float">
            <text:p>1668.61</text:p>
          </table:table-cell>
          <table:table-cell office:value-type="float" office:value="1990.1" calcext:value-type="float">
            <text:p>1990.1</text:p>
          </table:table-cell>
        </table:table-row>
        <table:table-row table:style-name="ro1">
          <table:table-cell office:value-type="float" office:value="25327954" calcext:value-type="float">
            <text:p>25327954</text:p>
          </table:table-cell>
          <table:table-cell table:formula="of:=TIME( ; ;[.A1585]/1000)" office:value-type="time" office:time-value="PT07H02M07.954S" calcext:value-type="time">
            <text:p>07:0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669.65" calcext:value-type="float">
            <text:p>1669.65</text:p>
          </table:table-cell>
          <table:table-cell office:value-type="float" office:value="1991.32" calcext:value-type="float">
            <text:p>1991.32</text:p>
          </table:table-cell>
        </table:table-row>
        <table:table-row table:style-name="ro1">
          <table:table-cell office:value-type="float" office:value="25343954" calcext:value-type="float">
            <text:p>25343954</text:p>
          </table:table-cell>
          <table:table-cell table:formula="of:=TIME( ; ;[.A1586]/1000)" office:value-type="time" office:time-value="PT07H02M23.954S" calcext:value-type="time">
            <text:p>07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670.68" calcext:value-type="float">
            <text:p>1670.68</text:p>
          </table:table-cell>
          <table:table-cell office:value-type="float" office:value="1992.53" calcext:value-type="float">
            <text:p>1992.53</text:p>
          </table:table-cell>
        </table:table-row>
        <table:table-row table:style-name="ro1">
          <table:table-cell office:value-type="float" office:value="25359954" calcext:value-type="float">
            <text:p>25359954</text:p>
          </table:table-cell>
          <table:table-cell table:formula="of:=TIME( ; ;[.A1587]/1000)" office:value-type="time" office:time-value="PT07H02M39.954S" calcext:value-type="time">
            <text:p>07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671.72" calcext:value-type="float">
            <text:p>1671.72</text:p>
          </table:table-cell>
          <table:table-cell office:value-type="float" office:value="1993.75" calcext:value-type="float">
            <text:p>1993.75</text:p>
          </table:table-cell>
        </table:table-row>
        <table:table-row table:style-name="ro1">
          <table:table-cell office:value-type="float" office:value="25375954" calcext:value-type="float">
            <text:p>25375954</text:p>
          </table:table-cell>
          <table:table-cell table:formula="of:=TIME( ; ;[.A1588]/1000)" office:value-type="time" office:time-value="PT07H02M55.954S" calcext:value-type="time">
            <text:p>07:02:56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672.76" calcext:value-type="float">
            <text:p>1672.76</text:p>
          </table:table-cell>
          <table:table-cell office:value-type="float" office:value="1994.96" calcext:value-type="float">
            <text:p>1994.96</text:p>
          </table:table-cell>
        </table:table-row>
        <table:table-row table:style-name="ro1">
          <table:table-cell office:value-type="float" office:value="25391954" calcext:value-type="float">
            <text:p>25391954</text:p>
          </table:table-cell>
          <table:table-cell table:formula="of:=TIME( ; ;[.A1589]/1000)" office:value-type="time" office:time-value="PT07H03M11.954S" calcext:value-type="time">
            <text:p>07:03:12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73.8" calcext:value-type="float">
            <text:p>1673.8</text:p>
          </table:table-cell>
          <table:table-cell office:value-type="float" office:value="1996.18" calcext:value-type="float">
            <text:p>1996.18</text:p>
          </table:table-cell>
        </table:table-row>
        <table:table-row table:style-name="ro1">
          <table:table-cell office:value-type="float" office:value="25407954" calcext:value-type="float">
            <text:p>25407954</text:p>
          </table:table-cell>
          <table:table-cell table:formula="of:=TIME( ; ;[.A1590]/1000)" office:value-type="time" office:time-value="PT07H03M27.954S" calcext:value-type="time">
            <text:p>07:0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674.83" calcext:value-type="float">
            <text:p>1674.83</text:p>
          </table:table-cell>
          <table:table-cell office:value-type="float" office:value="1997.39" calcext:value-type="float">
            <text:p>1997.39</text:p>
          </table:table-cell>
        </table:table-row>
        <table:table-row table:style-name="ro1">
          <table:table-cell office:value-type="float" office:value="25423954" calcext:value-type="float">
            <text:p>25423954</text:p>
          </table:table-cell>
          <table:table-cell table:formula="of:=TIME( ; ;[.A1591]/1000)" office:value-type="time" office:time-value="PT07H03M43.954S" calcext:value-type="time">
            <text:p>07:0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675.87" calcext:value-type="float">
            <text:p>1675.87</text:p>
          </table:table-cell>
          <table:table-cell office:value-type="float" office:value="1998.61" calcext:value-type="float">
            <text:p>1998.61</text:p>
          </table:table-cell>
        </table:table-row>
        <table:table-row table:style-name="ro1">
          <table:table-cell office:value-type="float" office:value="25439954" calcext:value-type="float">
            <text:p>25439954</text:p>
          </table:table-cell>
          <table:table-cell table:formula="of:=TIME( ; ;[.A1592]/1000)" office:value-type="time" office:time-value="PT07H03M59.954S" calcext:value-type="time">
            <text:p>07:0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676.91" calcext:value-type="float">
            <text:p>1676.91</text:p>
          </table:table-cell>
          <table:table-cell office:value-type="float" office:value="1999.82" calcext:value-type="float">
            <text:p>1999.82</text:p>
          </table:table-cell>
        </table:table-row>
        <table:table-row table:style-name="ro1">
          <table:table-cell office:value-type="float" office:value="25455954" calcext:value-type="float">
            <text:p>25455954</text:p>
          </table:table-cell>
          <table:table-cell table:formula="of:=TIME( ; ;[.A1593]/1000)" office:value-type="time" office:time-value="PT07H04M15.954S" calcext:value-type="time">
            <text:p>07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77.94" calcext:value-type="float">
            <text:p>1677.94</text:p>
          </table:table-cell>
          <table:table-cell office:value-type="float" office:value="2001.04" calcext:value-type="float">
            <text:p>2001.04</text:p>
          </table:table-cell>
        </table:table-row>
        <table:table-row table:style-name="ro1">
          <table:table-cell office:value-type="float" office:value="25471954" calcext:value-type="float">
            <text:p>25471954</text:p>
          </table:table-cell>
          <table:table-cell table:formula="of:=TIME( ; ;[.A1594]/1000)" office:value-type="time" office:time-value="PT07H04M31.954S" calcext:value-type="time">
            <text:p>07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78.98" calcext:value-type="float">
            <text:p>1678.98</text:p>
          </table:table-cell>
          <table:table-cell office:value-type="float" office:value="2002.25" calcext:value-type="float">
            <text:p>2002.25</text:p>
          </table:table-cell>
        </table:table-row>
        <table:table-row table:style-name="ro1">
          <table:table-cell office:value-type="float" office:value="25487954" calcext:value-type="float">
            <text:p>25487954</text:p>
          </table:table-cell>
          <table:table-cell table:formula="of:=TIME( ; ;[.A1595]/1000)" office:value-type="time" office:time-value="PT07H04M47.954S" calcext:value-type="time">
            <text:p>07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80.02" calcext:value-type="float">
            <text:p>1680.02</text:p>
          </table:table-cell>
          <table:table-cell office:value-type="float" office:value="2003.47" calcext:value-type="float">
            <text:p>2003.47</text:p>
          </table:table-cell>
        </table:table-row>
        <table:table-row table:style-name="ro1">
          <table:table-cell office:value-type="float" office:value="25503954" calcext:value-type="float">
            <text:p>25503954</text:p>
          </table:table-cell>
          <table:table-cell table:formula="of:=TIME( ; ;[.A1596]/1000)" office:value-type="time" office:time-value="PT07H05M03.954S" calcext:value-type="time">
            <text:p>07:0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81.06" calcext:value-type="float">
            <text:p>1681.06</text:p>
          </table:table-cell>
          <table:table-cell office:value-type="float" office:value="2004.68" calcext:value-type="float">
            <text:p>2004.68</text:p>
          </table:table-cell>
        </table:table-row>
        <table:table-row table:style-name="ro1">
          <table:table-cell office:value-type="float" office:value="25519954" calcext:value-type="float">
            <text:p>25519954</text:p>
          </table:table-cell>
          <table:table-cell table:formula="of:=TIME( ; ;[.A1597]/1000)" office:value-type="time" office:time-value="PT07H05M19.954S" calcext:value-type="time">
            <text:p>07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82.09" calcext:value-type="float">
            <text:p>1682.09</text:p>
          </table:table-cell>
          <table:table-cell office:value-type="float" office:value="2005.89" calcext:value-type="float">
            <text:p>2005.89</text:p>
          </table:table-cell>
        </table:table-row>
        <table:table-row table:style-name="ro1">
          <table:table-cell office:value-type="float" office:value="25535954" calcext:value-type="float">
            <text:p>25535954</text:p>
          </table:table-cell>
          <table:table-cell table:formula="of:=TIME( ; ;[.A1598]/1000)" office:value-type="time" office:time-value="PT07H05M35.954S" calcext:value-type="time">
            <text:p>07:0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83.13" calcext:value-type="float">
            <text:p>1683.13</text:p>
          </table:table-cell>
          <table:table-cell office:value-type="float" office:value="2007.11" calcext:value-type="float">
            <text:p>2007.11</text:p>
          </table:table-cell>
        </table:table-row>
        <table:table-row table:style-name="ro1">
          <table:table-cell office:value-type="float" office:value="25551954" calcext:value-type="float">
            <text:p>25551954</text:p>
          </table:table-cell>
          <table:table-cell table:formula="of:=TIME( ; ;[.A1599]/1000)" office:value-type="time" office:time-value="PT07H05M51.954S" calcext:value-type="time">
            <text:p>07:05:52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84.17" calcext:value-type="float">
            <text:p>1684.17</text:p>
          </table:table-cell>
          <table:table-cell office:value-type="float" office:value="2008.32" calcext:value-type="float">
            <text:p>2008.32</text:p>
          </table:table-cell>
        </table:table-row>
        <table:table-row table:style-name="ro1">
          <table:table-cell office:value-type="float" office:value="25567954" calcext:value-type="float">
            <text:p>25567954</text:p>
          </table:table-cell>
          <table:table-cell table:formula="of:=TIME( ; ;[.A1600]/1000)" office:value-type="time" office:time-value="PT07H06M07.954S" calcext:value-type="time">
            <text:p>07:0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685.2" calcext:value-type="float">
            <text:p>1685.2</text:p>
          </table:table-cell>
          <table:table-cell office:value-type="float" office:value="2009.54" calcext:value-type="float">
            <text:p>2009.54</text:p>
          </table:table-cell>
        </table:table-row>
        <table:table-row table:style-name="ro1">
          <table:table-cell office:value-type="float" office:value="25583954" calcext:value-type="float">
            <text:p>25583954</text:p>
          </table:table-cell>
          <table:table-cell table:formula="of:=TIME( ; ;[.A1601]/1000)" office:value-type="time" office:time-value="PT07H06M23.954S" calcext:value-type="time">
            <text:p>07:0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86.24" calcext:value-type="float">
            <text:p>1686.24</text:p>
          </table:table-cell>
          <table:table-cell office:value-type="float" office:value="2010.75" calcext:value-type="float">
            <text:p>2010.75</text:p>
          </table:table-cell>
        </table:table-row>
        <table:table-row table:style-name="ro1">
          <table:table-cell office:value-type="float" office:value="25599954" calcext:value-type="float">
            <text:p>25599954</text:p>
          </table:table-cell>
          <table:table-cell table:formula="of:=TIME( ; ;[.A1602]/1000)" office:value-type="time" office:time-value="PT07H06M39.954S" calcext:value-type="time">
            <text:p>07:06:40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87.28" calcext:value-type="float">
            <text:p>1687.28</text:p>
          </table:table-cell>
          <table:table-cell office:value-type="float" office:value="2011.97" calcext:value-type="float">
            <text:p>2011.97</text:p>
          </table:table-cell>
        </table:table-row>
        <table:table-row table:style-name="ro1">
          <table:table-cell office:value-type="float" office:value="25615954" calcext:value-type="float">
            <text:p>25615954</text:p>
          </table:table-cell>
          <table:table-cell table:formula="of:=TIME( ; ;[.A1603]/1000)" office:value-type="time" office:time-value="PT07H06M55.954S" calcext:value-type="time">
            <text:p>07:06:56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88.31" calcext:value-type="float">
            <text:p>1688.31</text:p>
          </table:table-cell>
          <table:table-cell office:value-type="float" office:value="2013.18" calcext:value-type="float">
            <text:p>2013.18</text:p>
          </table:table-cell>
        </table:table-row>
        <table:table-row table:style-name="ro1">
          <table:table-cell office:value-type="float" office:value="25631954" calcext:value-type="float">
            <text:p>25631954</text:p>
          </table:table-cell>
          <table:table-cell table:formula="of:=TIME( ; ;[.A1604]/1000)" office:value-type="time" office:time-value="PT07H07M11.954S" calcext:value-type="time">
            <text:p>07:0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89.35" calcext:value-type="float">
            <text:p>1689.35</text:p>
          </table:table-cell>
          <table:table-cell office:value-type="float" office:value="2014.4" calcext:value-type="float">
            <text:p>2014.4</text:p>
          </table:table-cell>
        </table:table-row>
        <table:table-row table:style-name="ro1">
          <table:table-cell office:value-type="float" office:value="25647954" calcext:value-type="float">
            <text:p>25647954</text:p>
          </table:table-cell>
          <table:table-cell table:formula="of:=TIME( ; ;[.A1605]/1000)" office:value-type="time" office:time-value="PT07H07M27.954S" calcext:value-type="time">
            <text:p>07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90.39" calcext:value-type="float">
            <text:p>1690.39</text:p>
          </table:table-cell>
          <table:table-cell office:value-type="float" office:value="2015.61" calcext:value-type="float">
            <text:p>2015.61</text:p>
          </table:table-cell>
        </table:table-row>
        <table:table-row table:style-name="ro1">
          <table:table-cell office:value-type="float" office:value="25663954" calcext:value-type="float">
            <text:p>25663954</text:p>
          </table:table-cell>
          <table:table-cell table:formula="of:=TIME( ; ;[.A1606]/1000)" office:value-type="time" office:time-value="PT07H07M43.954S" calcext:value-type="time">
            <text:p>07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691.42" calcext:value-type="float">
            <text:p>1691.42</text:p>
          </table:table-cell>
          <table:table-cell office:value-type="float" office:value="2016.83" calcext:value-type="float">
            <text:p>2016.83</text:p>
          </table:table-cell>
        </table:table-row>
        <table:table-row table:style-name="ro1">
          <table:table-cell office:value-type="float" office:value="25679954" calcext:value-type="float">
            <text:p>25679954</text:p>
          </table:table-cell>
          <table:table-cell table:formula="of:=TIME( ; ;[.A1607]/1000)" office:value-type="time" office:time-value="PT07H07M59.954S" calcext:value-type="time">
            <text:p>07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92.46" calcext:value-type="float">
            <text:p>1692.46</text:p>
          </table:table-cell>
          <table:table-cell office:value-type="float" office:value="2018.04" calcext:value-type="float">
            <text:p>2018.04</text:p>
          </table:table-cell>
        </table:table-row>
        <table:table-row table:style-name="ro1">
          <table:table-cell office:value-type="float" office:value="25695954" calcext:value-type="float">
            <text:p>25695954</text:p>
          </table:table-cell>
          <table:table-cell table:formula="of:=TIME( ; ;[.A1608]/1000)" office:value-type="time" office:time-value="PT07H08M15.954S" calcext:value-type="time">
            <text:p>07:08:16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93.5" calcext:value-type="float">
            <text:p>1693.5</text:p>
          </table:table-cell>
          <table:table-cell office:value-type="float" office:value="2019.25" calcext:value-type="float">
            <text:p>2019.25</text:p>
          </table:table-cell>
        </table:table-row>
        <table:table-row table:style-name="ro1">
          <table:table-cell office:value-type="float" office:value="25711954" calcext:value-type="float">
            <text:p>25711954</text:p>
          </table:table-cell>
          <table:table-cell table:formula="of:=TIME( ; ;[.A1609]/1000)" office:value-type="time" office:time-value="PT07H08M31.954S" calcext:value-type="time">
            <text:p>07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694.53" calcext:value-type="float">
            <text:p>1694.53</text:p>
          </table:table-cell>
          <table:table-cell office:value-type="float" office:value="2020.47" calcext:value-type="float">
            <text:p>2020.47</text:p>
          </table:table-cell>
        </table:table-row>
        <table:table-row table:style-name="ro1">
          <table:table-cell office:value-type="float" office:value="25727954" calcext:value-type="float">
            <text:p>25727954</text:p>
          </table:table-cell>
          <table:table-cell table:formula="of:=TIME( ; ;[.A1610]/1000)" office:value-type="time" office:time-value="PT07H08M47.954S" calcext:value-type="time">
            <text:p>07:08:48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695.57" calcext:value-type="float">
            <text:p>1695.57</text:p>
          </table:table-cell>
          <table:table-cell office:value-type="float" office:value="2021.68" calcext:value-type="float">
            <text:p>2021.68</text:p>
          </table:table-cell>
        </table:table-row>
        <table:table-row table:style-name="ro1">
          <table:table-cell office:value-type="float" office:value="25743954" calcext:value-type="float">
            <text:p>25743954</text:p>
          </table:table-cell>
          <table:table-cell table:formula="of:=TIME( ; ;[.A1611]/1000)" office:value-type="time" office:time-value="PT07H09M03.954S" calcext:value-type="time">
            <text:p>07:09:04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696.6" calcext:value-type="float">
            <text:p>1696.6</text:p>
          </table:table-cell>
          <table:table-cell office:value-type="float" office:value="2022.89" calcext:value-type="float">
            <text:p>2022.89</text:p>
          </table:table-cell>
        </table:table-row>
        <table:table-row table:style-name="ro1">
          <table:table-cell office:value-type="float" office:value="25759954" calcext:value-type="float">
            <text:p>25759954</text:p>
          </table:table-cell>
          <table:table-cell table:formula="of:=TIME( ; ;[.A1612]/1000)" office:value-type="time" office:time-value="PT07H09M19.954S" calcext:value-type="time">
            <text:p>07:09:20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697.64" calcext:value-type="float">
            <text:p>1697.64</text:p>
          </table:table-cell>
          <table:table-cell office:value-type="float" office:value="2024.11" calcext:value-type="float">
            <text:p>2024.11</text:p>
          </table:table-cell>
        </table:table-row>
        <table:table-row table:style-name="ro1">
          <table:table-cell office:value-type="float" office:value="25775954" calcext:value-type="float">
            <text:p>25775954</text:p>
          </table:table-cell>
          <table:table-cell table:formula="of:=TIME( ; ;[.A1613]/1000)" office:value-type="time" office:time-value="PT07H09M35.954S" calcext:value-type="time">
            <text:p>07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698.68" calcext:value-type="float">
            <text:p>1698.68</text:p>
          </table:table-cell>
          <table:table-cell office:value-type="float" office:value="2025.32" calcext:value-type="float">
            <text:p>2025.32</text:p>
          </table:table-cell>
        </table:table-row>
        <table:table-row table:style-name="ro1">
          <table:table-cell office:value-type="float" office:value="25791954" calcext:value-type="float">
            <text:p>25791954</text:p>
          </table:table-cell>
          <table:table-cell table:formula="of:=TIME( ; ;[.A1614]/1000)" office:value-type="time" office:time-value="PT07H09M51.954S" calcext:value-type="time">
            <text:p>07:09:52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699.71" calcext:value-type="float">
            <text:p>1699.71</text:p>
          </table:table-cell>
          <table:table-cell office:value-type="float" office:value="2026.53" calcext:value-type="float">
            <text:p>2026.53</text:p>
          </table:table-cell>
        </table:table-row>
        <table:table-row table:style-name="ro1">
          <table:table-cell office:value-type="float" office:value="25807954" calcext:value-type="float">
            <text:p>25807954</text:p>
          </table:table-cell>
          <table:table-cell table:formula="of:=TIME( ; ;[.A1615]/1000)" office:value-type="time" office:time-value="PT07H10M07.954S" calcext:value-type="time">
            <text:p>07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700.75" calcext:value-type="float">
            <text:p>1700.75</text:p>
          </table:table-cell>
          <table:table-cell office:value-type="float" office:value="2027.75" calcext:value-type="float">
            <text:p>2027.75</text:p>
          </table:table-cell>
        </table:table-row>
        <table:table-row table:style-name="ro1">
          <table:table-cell office:value-type="float" office:value="25823954" calcext:value-type="float">
            <text:p>25823954</text:p>
          </table:table-cell>
          <table:table-cell table:formula="of:=TIME( ; ;[.A1616]/1000)" office:value-type="time" office:time-value="PT07H10M23.954S" calcext:value-type="time">
            <text:p>07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01.78" calcext:value-type="float">
            <text:p>1701.78</text:p>
          </table:table-cell>
          <table:table-cell office:value-type="float" office:value="2028.96" calcext:value-type="float">
            <text:p>2028.96</text:p>
          </table:table-cell>
        </table:table-row>
        <table:table-row table:style-name="ro1">
          <table:table-cell office:value-type="float" office:value="25839954" calcext:value-type="float">
            <text:p>25839954</text:p>
          </table:table-cell>
          <table:table-cell table:formula="of:=TIME( ; ;[.A1617]/1000)" office:value-type="time" office:time-value="PT07H10M39.954S" calcext:value-type="time">
            <text:p>07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02.82" calcext:value-type="float">
            <text:p>1702.82</text:p>
          </table:table-cell>
          <table:table-cell office:value-type="float" office:value="2030.17" calcext:value-type="float">
            <text:p>2030.17</text:p>
          </table:table-cell>
        </table:table-row>
        <table:table-row table:style-name="ro1">
          <table:table-cell office:value-type="float" office:value="25855954" calcext:value-type="float">
            <text:p>25855954</text:p>
          </table:table-cell>
          <table:table-cell table:formula="of:=TIME( ; ;[.A1618]/1000)" office:value-type="time" office:time-value="PT07H10M55.954S" calcext:value-type="time">
            <text:p>07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03.85" calcext:value-type="float">
            <text:p>1703.85</text:p>
          </table:table-cell>
          <table:table-cell office:value-type="float" office:value="2031.39" calcext:value-type="float">
            <text:p>2031.39</text:p>
          </table:table-cell>
        </table:table-row>
        <table:table-row table:style-name="ro1">
          <table:table-cell office:value-type="float" office:value="25871954" calcext:value-type="float">
            <text:p>25871954</text:p>
          </table:table-cell>
          <table:table-cell table:formula="of:=TIME( ; ;[.A1619]/1000)" office:value-type="time" office:time-value="PT07H11M11.954S" calcext:value-type="time">
            <text:p>07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04.89" calcext:value-type="float">
            <text:p>1704.89</text:p>
          </table:table-cell>
          <table:table-cell office:value-type="float" office:value="2032.6" calcext:value-type="float">
            <text:p>2032.6</text:p>
          </table:table-cell>
        </table:table-row>
        <table:table-row table:style-name="ro1">
          <table:table-cell office:value-type="float" office:value="25887954" calcext:value-type="float">
            <text:p>25887954</text:p>
          </table:table-cell>
          <table:table-cell table:formula="of:=TIME( ; ;[.A1620]/1000)" office:value-type="time" office:time-value="PT07H11M27.954S" calcext:value-type="time">
            <text:p>07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05.92" calcext:value-type="float">
            <text:p>1705.92</text:p>
          </table:table-cell>
          <table:table-cell office:value-type="float" office:value="2033.81" calcext:value-type="float">
            <text:p>2033.81</text:p>
          </table:table-cell>
        </table:table-row>
        <table:table-row table:style-name="ro1">
          <table:table-cell office:value-type="float" office:value="25903954" calcext:value-type="float">
            <text:p>25903954</text:p>
          </table:table-cell>
          <table:table-cell table:formula="of:=TIME( ; ;[.A1621]/1000)" office:value-type="time" office:time-value="PT07H11M43.954S" calcext:value-type="time">
            <text:p>07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06.96" calcext:value-type="float">
            <text:p>1706.96</text:p>
          </table:table-cell>
          <table:table-cell office:value-type="float" office:value="2035.02" calcext:value-type="float">
            <text:p>2035.02</text:p>
          </table:table-cell>
        </table:table-row>
        <table:table-row table:style-name="ro1">
          <table:table-cell office:value-type="float" office:value="25919954" calcext:value-type="float">
            <text:p>25919954</text:p>
          </table:table-cell>
          <table:table-cell table:formula="of:=TIME( ; ;[.A1622]/1000)" office:value-type="time" office:time-value="PT07H11M59.954S" calcext:value-type="time">
            <text:p>07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07.99" calcext:value-type="float">
            <text:p>1707.99</text:p>
          </table:table-cell>
          <table:table-cell office:value-type="float" office:value="2036.24" calcext:value-type="float">
            <text:p>2036.24</text:p>
          </table:table-cell>
        </table:table-row>
        <table:table-row table:style-name="ro1">
          <table:table-cell office:value-type="float" office:value="25935954" calcext:value-type="float">
            <text:p>25935954</text:p>
          </table:table-cell>
          <table:table-cell table:formula="of:=TIME( ; ;[.A1623]/1000)" office:value-type="time" office:time-value="PT07H12M15.954S" calcext:value-type="time">
            <text:p>07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1.98" calcext:value-type="float">
            <text:p>271.98</text:p>
          </table:table-cell>
          <table:table-cell office:value-type="float" office:value="1709.03" calcext:value-type="float">
            <text:p>1709.03</text:p>
          </table:table-cell>
          <table:table-cell office:value-type="float" office:value="2037.45" calcext:value-type="float">
            <text:p>2037.45</text:p>
          </table:table-cell>
        </table:table-row>
        <table:table-row table:style-name="ro1">
          <table:table-cell office:value-type="float" office:value="25951954" calcext:value-type="float">
            <text:p>25951954</text:p>
          </table:table-cell>
          <table:table-cell table:formula="of:=TIME( ; ;[.A1624]/1000)" office:value-type="time" office:time-value="PT07H12M31.954S" calcext:value-type="time">
            <text:p>07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710.06" calcext:value-type="float">
            <text:p>1710.06</text:p>
          </table:table-cell>
          <table:table-cell office:value-type="float" office:value="2038.66" calcext:value-type="float">
            <text:p>2038.66</text:p>
          </table:table-cell>
        </table:table-row>
        <table:table-row table:style-name="ro1">
          <table:table-cell office:value-type="float" office:value="25967954" calcext:value-type="float">
            <text:p>25967954</text:p>
          </table:table-cell>
          <table:table-cell table:formula="of:=TIME( ; ;[.A1625]/1000)" office:value-type="time" office:time-value="PT07H12M47.954S" calcext:value-type="time">
            <text:p>07:12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711.1" calcext:value-type="float">
            <text:p>1711.1</text:p>
          </table:table-cell>
          <table:table-cell office:value-type="float" office:value="2039.87" calcext:value-type="float">
            <text:p>2039.87</text:p>
          </table:table-cell>
        </table:table-row>
        <table:table-row table:style-name="ro1">
          <table:table-cell office:value-type="float" office:value="25983954" calcext:value-type="float">
            <text:p>25983954</text:p>
          </table:table-cell>
          <table:table-cell table:formula="of:=TIME( ; ;[.A1626]/1000)" office:value-type="time" office:time-value="PT07H13M03.954S" calcext:value-type="time">
            <text:p>07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12.13" calcext:value-type="float">
            <text:p>1712.13</text:p>
          </table:table-cell>
          <table:table-cell office:value-type="float" office:value="2041.08" calcext:value-type="float">
            <text:p>2041.08</text:p>
          </table:table-cell>
        </table:table-row>
        <table:table-row table:style-name="ro1">
          <table:table-cell office:value-type="float" office:value="25999954" calcext:value-type="float">
            <text:p>25999954</text:p>
          </table:table-cell>
          <table:table-cell table:formula="of:=TIME( ; ;[.A1627]/1000)" office:value-type="time" office:time-value="PT07H13M19.954S" calcext:value-type="time">
            <text:p>07:13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713.17" calcext:value-type="float">
            <text:p>1713.17</text:p>
          </table:table-cell>
          <table:table-cell office:value-type="float" office:value="2042.3" calcext:value-type="float">
            <text:p>2042.3</text:p>
          </table:table-cell>
        </table:table-row>
        <table:table-row table:style-name="ro1">
          <table:table-cell office:value-type="float" office:value="26015953" calcext:value-type="float">
            <text:p>26015953</text:p>
          </table:table-cell>
          <table:table-cell table:formula="of:=TIME( ; ;[.A1628]/1000)" office:value-type="time" office:time-value="PT07H13M35.953S" calcext:value-type="time">
            <text:p>07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714.2" calcext:value-type="float">
            <text:p>1714.2</text:p>
          </table:table-cell>
          <table:table-cell office:value-type="float" office:value="2043.51" calcext:value-type="float">
            <text:p>2043.51</text:p>
          </table:table-cell>
        </table:table-row>
        <table:table-row table:style-name="ro1">
          <table:table-cell office:value-type="float" office:value="26031954" calcext:value-type="float">
            <text:p>26031954</text:p>
          </table:table-cell>
          <table:table-cell table:formula="of:=TIME( ; ;[.A1629]/1000)" office:value-type="time" office:time-value="PT07H13M51.954S" calcext:value-type="time">
            <text:p>07:13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715.24" calcext:value-type="float">
            <text:p>1715.24</text:p>
          </table:table-cell>
          <table:table-cell office:value-type="float" office:value="2044.72" calcext:value-type="float">
            <text:p>2044.72</text:p>
          </table:table-cell>
        </table:table-row>
        <table:table-row table:style-name="ro1">
          <table:table-cell office:value-type="float" office:value="26047954" calcext:value-type="float">
            <text:p>26047954</text:p>
          </table:table-cell>
          <table:table-cell table:formula="of:=TIME( ; ;[.A1630]/1000)" office:value-type="time" office:time-value="PT07H14M07.954S" calcext:value-type="time">
            <text:p>07:14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716.28" calcext:value-type="float">
            <text:p>1716.28</text:p>
          </table:table-cell>
          <table:table-cell office:value-type="float" office:value="2045.93" calcext:value-type="float">
            <text:p>2045.93</text:p>
          </table:table-cell>
        </table:table-row>
        <table:table-row table:style-name="ro1">
          <table:table-cell office:value-type="float" office:value="26063954" calcext:value-type="float">
            <text:p>26063954</text:p>
          </table:table-cell>
          <table:table-cell table:formula="of:=TIME( ; ;[.A1631]/1000)" office:value-type="time" office:time-value="PT07H14M23.954S" calcext:value-type="time">
            <text:p>07:14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717.31" calcext:value-type="float">
            <text:p>1717.31</text:p>
          </table:table-cell>
          <table:table-cell office:value-type="float" office:value="2047.14" calcext:value-type="float">
            <text:p>2047.14</text:p>
          </table:table-cell>
        </table:table-row>
        <table:table-row table:style-name="ro1">
          <table:table-cell office:value-type="float" office:value="26079954" calcext:value-type="float">
            <text:p>26079954</text:p>
          </table:table-cell>
          <table:table-cell table:formula="of:=TIME( ; ;[.A1632]/1000)" office:value-type="time" office:time-value="PT07H14M39.954S" calcext:value-type="time">
            <text:p>07:14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718.35" calcext:value-type="float">
            <text:p>1718.35</text:p>
          </table:table-cell>
          <table:table-cell office:value-type="float" office:value="2048.35" calcext:value-type="float">
            <text:p>2048.35</text:p>
          </table:table-cell>
        </table:table-row>
        <table:table-row table:style-name="ro1">
          <table:table-cell office:value-type="float" office:value="26095954" calcext:value-type="float">
            <text:p>26095954</text:p>
          </table:table-cell>
          <table:table-cell table:formula="of:=TIME( ; ;[.A1633]/1000)" office:value-type="time" office:time-value="PT07H14M55.954S" calcext:value-type="time">
            <text:p>07:14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5" calcext:value-type="float">
            <text:p>271.75</text:p>
          </table:table-cell>
          <table:table-cell office:value-type="float" office:value="1719.38" calcext:value-type="float">
            <text:p>1719.38</text:p>
          </table:table-cell>
          <table:table-cell office:value-type="float" office:value="2049.56" calcext:value-type="float">
            <text:p>2049.56</text:p>
          </table:table-cell>
        </table:table-row>
        <table:table-row table:style-name="ro1">
          <table:table-cell office:value-type="float" office:value="26111954" calcext:value-type="float">
            <text:p>26111954</text:p>
          </table:table-cell>
          <table:table-cell table:formula="of:=TIME( ; ;[.A1634]/1000)" office:value-type="time" office:time-value="PT07H15M11.954S" calcext:value-type="time">
            <text:p>07:15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720.42" calcext:value-type="float">
            <text:p>1720.42</text:p>
          </table:table-cell>
          <table:table-cell office:value-type="float" office:value="2050.77" calcext:value-type="float">
            <text:p>2050.77</text:p>
          </table:table-cell>
        </table:table-row>
        <table:table-row table:style-name="ro1">
          <table:table-cell office:value-type="float" office:value="26127954" calcext:value-type="float">
            <text:p>26127954</text:p>
          </table:table-cell>
          <table:table-cell table:formula="of:=TIME( ; ;[.A1635]/1000)" office:value-type="time" office:time-value="PT07H15M27.954S" calcext:value-type="time">
            <text:p>07:15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721.45" calcext:value-type="float">
            <text:p>1721.45</text:p>
          </table:table-cell>
          <table:table-cell office:value-type="float" office:value="2051.98" calcext:value-type="float">
            <text:p>2051.98</text:p>
          </table:table-cell>
        </table:table-row>
        <table:table-row table:style-name="ro1">
          <table:table-cell office:value-type="float" office:value="26143954" calcext:value-type="float">
            <text:p>26143954</text:p>
          </table:table-cell>
          <table:table-cell table:formula="of:=TIME( ; ;[.A1636]/1000)" office:value-type="time" office:time-value="PT07H15M43.954S" calcext:value-type="time">
            <text:p>07:15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22.48" calcext:value-type="float">
            <text:p>1722.48</text:p>
          </table:table-cell>
          <table:table-cell office:value-type="float" office:value="2053.19" calcext:value-type="float">
            <text:p>2053.19</text:p>
          </table:table-cell>
        </table:table-row>
        <table:table-row table:style-name="ro1">
          <table:table-cell office:value-type="float" office:value="26159954" calcext:value-type="float">
            <text:p>26159954</text:p>
          </table:table-cell>
          <table:table-cell table:formula="of:=TIME( ; ;[.A1637]/1000)" office:value-type="time" office:time-value="PT07H15M59.954S" calcext:value-type="time">
            <text:p>07:16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723.52" calcext:value-type="float">
            <text:p>1723.52</text:p>
          </table:table-cell>
          <table:table-cell office:value-type="float" office:value="2054.4" calcext:value-type="float">
            <text:p>2054.4</text:p>
          </table:table-cell>
        </table:table-row>
        <table:table-row table:style-name="ro1">
          <table:table-cell office:value-type="float" office:value="26175954" calcext:value-type="float">
            <text:p>26175954</text:p>
          </table:table-cell>
          <table:table-cell table:formula="of:=TIME( ; ;[.A1638]/1000)" office:value-type="time" office:time-value="PT07H16M15.954S" calcext:value-type="time">
            <text:p>07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724.55" calcext:value-type="float">
            <text:p>1724.55</text:p>
          </table:table-cell>
          <table:table-cell office:value-type="float" office:value="2055.6" calcext:value-type="float">
            <text:p>2055.6</text:p>
          </table:table-cell>
        </table:table-row>
        <table:table-row table:style-name="ro1">
          <table:table-cell office:value-type="float" office:value="26191954" calcext:value-type="float">
            <text:p>26191954</text:p>
          </table:table-cell>
          <table:table-cell table:formula="of:=TIME( ; ;[.A1639]/1000)" office:value-type="time" office:time-value="PT07H16M31.954S" calcext:value-type="time">
            <text:p>07:16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25.59" calcext:value-type="float">
            <text:p>1725.59</text:p>
          </table:table-cell>
          <table:table-cell office:value-type="float" office:value="2056.81" calcext:value-type="float">
            <text:p>2056.81</text:p>
          </table:table-cell>
        </table:table-row>
        <table:table-row table:style-name="ro1">
          <table:table-cell office:value-type="float" office:value="26207954" calcext:value-type="float">
            <text:p>26207954</text:p>
          </table:table-cell>
          <table:table-cell table:formula="of:=TIME( ; ;[.A1640]/1000)" office:value-type="time" office:time-value="PT07H16M47.954S" calcext:value-type="time">
            <text:p>07:16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26.62" calcext:value-type="float">
            <text:p>1726.62</text:p>
          </table:table-cell>
          <table:table-cell office:value-type="float" office:value="2058.02" calcext:value-type="float">
            <text:p>2058.02</text:p>
          </table:table-cell>
        </table:table-row>
        <table:table-row table:style-name="ro1">
          <table:table-cell office:value-type="float" office:value="26223954" calcext:value-type="float">
            <text:p>26223954</text:p>
          </table:table-cell>
          <table:table-cell table:formula="of:=TIME( ; ;[.A1641]/1000)" office:value-type="time" office:time-value="PT07H17M03.954S" calcext:value-type="time">
            <text:p>07:17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27.66" calcext:value-type="float">
            <text:p>1727.66</text:p>
          </table:table-cell>
          <table:table-cell office:value-type="float" office:value="2059.23" calcext:value-type="float">
            <text:p>2059.23</text:p>
          </table:table-cell>
        </table:table-row>
        <table:table-row table:style-name="ro1">
          <table:table-cell office:value-type="float" office:value="26239954" calcext:value-type="float">
            <text:p>26239954</text:p>
          </table:table-cell>
          <table:table-cell table:formula="of:=TIME( ; ;[.A1642]/1000)" office:value-type="time" office:time-value="PT07H17M19.954S" calcext:value-type="time">
            <text:p>07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28.69" calcext:value-type="float">
            <text:p>1728.69</text:p>
          </table:table-cell>
          <table:table-cell office:value-type="float" office:value="2060.44" calcext:value-type="float">
            <text:p>2060.44</text:p>
          </table:table-cell>
        </table:table-row>
        <table:table-row table:style-name="ro1">
          <table:table-cell office:value-type="float" office:value="26255954" calcext:value-type="float">
            <text:p>26255954</text:p>
          </table:table-cell>
          <table:table-cell table:formula="of:=TIME( ; ;[.A1643]/1000)" office:value-type="time" office:time-value="PT07H17M35.954S" calcext:value-type="time">
            <text:p>07:17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29.73" calcext:value-type="float">
            <text:p>1729.73</text:p>
          </table:table-cell>
          <table:table-cell office:value-type="float" office:value="2061.65" calcext:value-type="float">
            <text:p>2061.65</text:p>
          </table:table-cell>
        </table:table-row>
        <table:table-row table:style-name="ro1">
          <table:table-cell office:value-type="float" office:value="26271954" calcext:value-type="float">
            <text:p>26271954</text:p>
          </table:table-cell>
          <table:table-cell table:formula="of:=TIME( ; ;[.A1644]/1000)" office:value-type="time" office:time-value="PT07H17M51.954S" calcext:value-type="time">
            <text:p>07:17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30.76" calcext:value-type="float">
            <text:p>1730.76</text:p>
          </table:table-cell>
          <table:table-cell office:value-type="float" office:value="2062.85" calcext:value-type="float">
            <text:p>2062.85</text:p>
          </table:table-cell>
        </table:table-row>
        <table:table-row table:style-name="ro1">
          <table:table-cell office:value-type="float" office:value="26287954" calcext:value-type="float">
            <text:p>26287954</text:p>
          </table:table-cell>
          <table:table-cell table:formula="of:=TIME( ; ;[.A1645]/1000)" office:value-type="time" office:time-value="PT07H18M07.954S" calcext:value-type="time">
            <text:p>07:18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31.8" calcext:value-type="float">
            <text:p>1731.8</text:p>
          </table:table-cell>
          <table:table-cell office:value-type="float" office:value="2064.06" calcext:value-type="float">
            <text:p>2064.06</text:p>
          </table:table-cell>
        </table:table-row>
        <table:table-row table:style-name="ro1">
          <table:table-cell office:value-type="float" office:value="26303954" calcext:value-type="float">
            <text:p>26303954</text:p>
          </table:table-cell>
          <table:table-cell table:formula="of:=TIME( ; ;[.A1646]/1000)" office:value-type="time" office:time-value="PT07H18M23.954S" calcext:value-type="time">
            <text:p>07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32.83" calcext:value-type="float">
            <text:p>1732.83</text:p>
          </table:table-cell>
          <table:table-cell office:value-type="float" office:value="2065.27" calcext:value-type="float">
            <text:p>2065.27</text:p>
          </table:table-cell>
        </table:table-row>
        <table:table-row table:style-name="ro1">
          <table:table-cell office:value-type="float" office:value="26319954" calcext:value-type="float">
            <text:p>26319954</text:p>
          </table:table-cell>
          <table:table-cell table:formula="of:=TIME( ; ;[.A1647]/1000)" office:value-type="time" office:time-value="PT07H18M39.954S" calcext:value-type="time">
            <text:p>07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33.87" calcext:value-type="float">
            <text:p>1733.87</text:p>
          </table:table-cell>
          <table:table-cell office:value-type="float" office:value="2066.48" calcext:value-type="float">
            <text:p>2066.48</text:p>
          </table:table-cell>
        </table:table-row>
        <table:table-row table:style-name="ro1">
          <table:table-cell office:value-type="float" office:value="26335954" calcext:value-type="float">
            <text:p>26335954</text:p>
          </table:table-cell>
          <table:table-cell table:formula="of:=TIME( ; ;[.A1648]/1000)" office:value-type="time" office:time-value="PT07H18M55.954S" calcext:value-type="time">
            <text:p>07:1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1" calcext:value-type="float">
            <text:p>271.51</text:p>
          </table:table-cell>
          <table:table-cell office:value-type="float" office:value="1734.9" calcext:value-type="float">
            <text:p>1734.9</text:p>
          </table:table-cell>
          <table:table-cell office:value-type="float" office:value="2067.68" calcext:value-type="float">
            <text:p>2067.68</text:p>
          </table:table-cell>
        </table:table-row>
        <table:table-row table:style-name="ro1">
          <table:table-cell office:value-type="float" office:value="26351954" calcext:value-type="float">
            <text:p>26351954</text:p>
          </table:table-cell>
          <table:table-cell table:formula="of:=TIME( ; ;[.A1649]/1000)" office:value-type="time" office:time-value="PT07H19M11.954S" calcext:value-type="time">
            <text:p>07:19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735.93" calcext:value-type="float">
            <text:p>1735.93</text:p>
          </table:table-cell>
          <table:table-cell office:value-type="float" office:value="2068.89" calcext:value-type="float">
            <text:p>2068.89</text:p>
          </table:table-cell>
        </table:table-row>
        <table:table-row table:style-name="ro1">
          <table:table-cell office:value-type="float" office:value="26367954" calcext:value-type="float">
            <text:p>26367954</text:p>
          </table:table-cell>
          <table:table-cell table:formula="of:=TIME( ; ;[.A1650]/1000)" office:value-type="time" office:time-value="PT07H19M27.954S" calcext:value-type="time">
            <text:p>07:1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736.97" calcext:value-type="float">
            <text:p>1736.97</text:p>
          </table:table-cell>
          <table:table-cell office:value-type="float" office:value="2070.1" calcext:value-type="float">
            <text:p>2070.1</text:p>
          </table:table-cell>
        </table:table-row>
        <table:table-row table:style-name="ro1">
          <table:table-cell office:value-type="float" office:value="26383954" calcext:value-type="float">
            <text:p>26383954</text:p>
          </table:table-cell>
          <table:table-cell table:formula="of:=TIME( ; ;[.A1651]/1000)" office:value-type="time" office:time-value="PT07H19M43.954S" calcext:value-type="time">
            <text:p>07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738" calcext:value-type="float">
            <text:p>1738</text:p>
          </table:table-cell>
          <table:table-cell office:value-type="float" office:value="2071.3" calcext:value-type="float">
            <text:p>2071.3</text:p>
          </table:table-cell>
        </table:table-row>
        <table:table-row table:style-name="ro1">
          <table:table-cell office:value-type="float" office:value="26399954" calcext:value-type="float">
            <text:p>26399954</text:p>
          </table:table-cell>
          <table:table-cell table:formula="of:=TIME( ; ;[.A1652]/1000)" office:value-type="time" office:time-value="PT07H19M59.954S" calcext:value-type="time">
            <text:p>07:2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739.03" calcext:value-type="float">
            <text:p>1739.03</text:p>
          </table:table-cell>
          <table:table-cell office:value-type="float" office:value="2072.51" calcext:value-type="float">
            <text:p>2072.51</text:p>
          </table:table-cell>
        </table:table-row>
        <table:table-row table:style-name="ro1">
          <table:table-cell office:value-type="float" office:value="26415954" calcext:value-type="float">
            <text:p>26415954</text:p>
          </table:table-cell>
          <table:table-cell table:formula="of:=TIME( ; ;[.A1653]/1000)" office:value-type="time" office:time-value="PT07H20M15.954S" calcext:value-type="time">
            <text:p>07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740.07" calcext:value-type="float">
            <text:p>1740.07</text:p>
          </table:table-cell>
          <table:table-cell office:value-type="float" office:value="2073.72" calcext:value-type="float">
            <text:p>2073.72</text:p>
          </table:table-cell>
        </table:table-row>
        <table:table-row table:style-name="ro1">
          <table:table-cell office:value-type="float" office:value="26431954" calcext:value-type="float">
            <text:p>26431954</text:p>
          </table:table-cell>
          <table:table-cell table:formula="of:=TIME( ; ;[.A1654]/1000)" office:value-type="time" office:time-value="PT07H20M31.954S" calcext:value-type="time">
            <text:p>07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741.1" calcext:value-type="float">
            <text:p>1741.1</text:p>
          </table:table-cell>
          <table:table-cell office:value-type="float" office:value="2074.92" calcext:value-type="float">
            <text:p>2074.92</text:p>
          </table:table-cell>
        </table:table-row>
        <table:table-row table:style-name="ro1">
          <table:table-cell office:value-type="float" office:value="26447954" calcext:value-type="float">
            <text:p>26447954</text:p>
          </table:table-cell>
          <table:table-cell table:formula="of:=TIME( ; ;[.A1655]/1000)" office:value-type="time" office:time-value="PT07H20M47.954S" calcext:value-type="time">
            <text:p>07:2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742.13" calcext:value-type="float">
            <text:p>1742.13</text:p>
          </table:table-cell>
          <table:table-cell office:value-type="float" office:value="2076.13" calcext:value-type="float">
            <text:p>2076.13</text:p>
          </table:table-cell>
        </table:table-row>
        <table:table-row table:style-name="ro1">
          <table:table-cell office:value-type="float" office:value="26463954" calcext:value-type="float">
            <text:p>26463954</text:p>
          </table:table-cell>
          <table:table-cell table:formula="of:=TIME( ; ;[.A1656]/1000)" office:value-type="time" office:time-value="PT07H21M03.954S" calcext:value-type="time">
            <text:p>07:21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743.17" calcext:value-type="float">
            <text:p>1743.17</text:p>
          </table:table-cell>
          <table:table-cell office:value-type="float" office:value="2077.34" calcext:value-type="float">
            <text:p>2077.34</text:p>
          </table:table-cell>
        </table:table-row>
        <table:table-row table:style-name="ro1">
          <table:table-cell office:value-type="float" office:value="26479954" calcext:value-type="float">
            <text:p>26479954</text:p>
          </table:table-cell>
          <table:table-cell table:formula="of:=TIME( ; ;[.A1657]/1000)" office:value-type="time" office:time-value="PT07H21M19.954S" calcext:value-type="time">
            <text:p>07:2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744.2" calcext:value-type="float">
            <text:p>1744.2</text:p>
          </table:table-cell>
          <table:table-cell office:value-type="float" office:value="2078.54" calcext:value-type="float">
            <text:p>2078.54</text:p>
          </table:table-cell>
        </table:table-row>
        <table:table-row table:style-name="ro1">
          <table:table-cell office:value-type="float" office:value="26495954" calcext:value-type="float">
            <text:p>26495954</text:p>
          </table:table-cell>
          <table:table-cell table:formula="of:=TIME( ; ;[.A1658]/1000)" office:value-type="time" office:time-value="PT07H21M35.954S" calcext:value-type="time">
            <text:p>07:21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745.23" calcext:value-type="float">
            <text:p>1745.23</text:p>
          </table:table-cell>
          <table:table-cell office:value-type="float" office:value="2079.75" calcext:value-type="float">
            <text:p>2079.75</text:p>
          </table:table-cell>
        </table:table-row>
        <table:table-row table:style-name="ro1">
          <table:table-cell office:value-type="float" office:value="26511954" calcext:value-type="float">
            <text:p>26511954</text:p>
          </table:table-cell>
          <table:table-cell table:formula="of:=TIME( ; ;[.A1659]/1000)" office:value-type="time" office:time-value="PT07H21M51.954S" calcext:value-type="time">
            <text:p>07:2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746.27" calcext:value-type="float">
            <text:p>1746.27</text:p>
          </table:table-cell>
          <table:table-cell office:value-type="float" office:value="2080.96" calcext:value-type="float">
            <text:p>2080.96</text:p>
          </table:table-cell>
        </table:table-row>
        <table:table-row table:style-name="ro1">
          <table:table-cell office:value-type="float" office:value="26527954" calcext:value-type="float">
            <text:p>26527954</text:p>
          </table:table-cell>
          <table:table-cell table:formula="of:=TIME( ; ;[.A1660]/1000)" office:value-type="time" office:time-value="PT07H22M07.954S" calcext:value-type="time">
            <text:p>07:2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8" calcext:value-type="float">
            <text:p>271.38</text:p>
          </table:table-cell>
          <table:table-cell office:value-type="float" office:value="1747.3" calcext:value-type="float">
            <text:p>1747.3</text:p>
          </table:table-cell>
          <table:table-cell office:value-type="float" office:value="2082.16" calcext:value-type="float">
            <text:p>2082.16</text:p>
          </table:table-cell>
        </table:table-row>
        <table:table-row table:style-name="ro1">
          <table:table-cell office:value-type="float" office:value="26543954" calcext:value-type="float">
            <text:p>26543954</text:p>
          </table:table-cell>
          <table:table-cell table:formula="of:=TIME( ; ;[.A1661]/1000)" office:value-type="time" office:time-value="PT07H22M23.954S" calcext:value-type="time">
            <text:p>07:2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748.33" calcext:value-type="float">
            <text:p>1748.33</text:p>
          </table:table-cell>
          <table:table-cell office:value-type="float" office:value="2083.37" calcext:value-type="float">
            <text:p>2083.37</text:p>
          </table:table-cell>
        </table:table-row>
        <table:table-row table:style-name="ro1">
          <table:table-cell office:value-type="float" office:value="26559954" calcext:value-type="float">
            <text:p>26559954</text:p>
          </table:table-cell>
          <table:table-cell table:formula="of:=TIME( ; ;[.A1662]/1000)" office:value-type="time" office:time-value="PT07H22M39.954S" calcext:value-type="time">
            <text:p>07:2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749.37" calcext:value-type="float">
            <text:p>1749.37</text:p>
          </table:table-cell>
          <table:table-cell office:value-type="float" office:value="2084.58" calcext:value-type="float">
            <text:p>2084.58</text:p>
          </table:table-cell>
        </table:table-row>
        <table:table-row table:style-name="ro1">
          <table:table-cell office:value-type="float" office:value="26575954" calcext:value-type="float">
            <text:p>26575954</text:p>
          </table:table-cell>
          <table:table-cell table:formula="of:=TIME( ; ;[.A1663]/1000)" office:value-type="time" office:time-value="PT07H22M55.954S" calcext:value-type="time">
            <text:p>07:22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750.4" calcext:value-type="float">
            <text:p>1750.4</text:p>
          </table:table-cell>
          <table:table-cell office:value-type="float" office:value="2085.78" calcext:value-type="float">
            <text:p>2085.78</text:p>
          </table:table-cell>
        </table:table-row>
        <table:table-row table:style-name="ro1">
          <table:table-cell office:value-type="float" office:value="26591954" calcext:value-type="float">
            <text:p>26591954</text:p>
          </table:table-cell>
          <table:table-cell table:formula="of:=TIME( ; ;[.A1664]/1000)" office:value-type="time" office:time-value="PT07H23M11.954S" calcext:value-type="time">
            <text:p>07:23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751.43" calcext:value-type="float">
            <text:p>1751.43</text:p>
          </table:table-cell>
          <table:table-cell office:value-type="float" office:value="2086.99" calcext:value-type="float">
            <text:p>2086.99</text:p>
          </table:table-cell>
        </table:table-row>
        <table:table-row table:style-name="ro1">
          <table:table-cell office:value-type="float" office:value="26607954" calcext:value-type="float">
            <text:p>26607954</text:p>
          </table:table-cell>
          <table:table-cell table:formula="of:=TIME( ; ;[.A1665]/1000)" office:value-type="time" office:time-value="PT07H23M27.954S" calcext:value-type="time">
            <text:p>07:23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752.47" calcext:value-type="float">
            <text:p>1752.47</text:p>
          </table:table-cell>
          <table:table-cell office:value-type="float" office:value="2088.2" calcext:value-type="float">
            <text:p>2088.2</text:p>
          </table:table-cell>
        </table:table-row>
        <table:table-row table:style-name="ro1">
          <table:table-cell office:value-type="float" office:value="26623954" calcext:value-type="float">
            <text:p>26623954</text:p>
          </table:table-cell>
          <table:table-cell table:formula="of:=TIME( ; ;[.A1666]/1000)" office:value-type="time" office:time-value="PT07H23M43.954S" calcext:value-type="time">
            <text:p>07:23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753.5" calcext:value-type="float">
            <text:p>1753.5</text:p>
          </table:table-cell>
          <table:table-cell office:value-type="float" office:value="2089.4" calcext:value-type="float">
            <text:p>2089.4</text:p>
          </table:table-cell>
        </table:table-row>
        <table:table-row table:style-name="ro1">
          <table:table-cell office:value-type="float" office:value="26639954" calcext:value-type="float">
            <text:p>26639954</text:p>
          </table:table-cell>
          <table:table-cell table:formula="of:=TIME( ; ;[.A1667]/1000)" office:value-type="time" office:time-value="PT07H23M59.954S" calcext:value-type="time">
            <text:p>07:2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754.53" calcext:value-type="float">
            <text:p>1754.53</text:p>
          </table:table-cell>
          <table:table-cell office:value-type="float" office:value="2090.61" calcext:value-type="float">
            <text:p>2090.61</text:p>
          </table:table-cell>
        </table:table-row>
        <table:table-row table:style-name="ro1">
          <table:table-cell office:value-type="float" office:value="26655954" calcext:value-type="float">
            <text:p>26655954</text:p>
          </table:table-cell>
          <table:table-cell table:formula="of:=TIME( ; ;[.A1668]/1000)" office:value-type="time" office:time-value="PT07H24M15.954S" calcext:value-type="time">
            <text:p>07:2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755.56" calcext:value-type="float">
            <text:p>1755.56</text:p>
          </table:table-cell>
          <table:table-cell office:value-type="float" office:value="2091.81" calcext:value-type="float">
            <text:p>2091.81</text:p>
          </table:table-cell>
        </table:table-row>
        <table:table-row table:style-name="ro1">
          <table:table-cell office:value-type="float" office:value="26671954" calcext:value-type="float">
            <text:p>26671954</text:p>
          </table:table-cell>
          <table:table-cell table:formula="of:=TIME( ; ;[.A1669]/1000)" office:value-type="time" office:time-value="PT07H24M31.954S" calcext:value-type="time">
            <text:p>07:24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756.6" calcext:value-type="float">
            <text:p>1756.6</text:p>
          </table:table-cell>
          <table:table-cell office:value-type="float" office:value="2093.02" calcext:value-type="float">
            <text:p>2093.02</text:p>
          </table:table-cell>
        </table:table-row>
        <table:table-row table:style-name="ro1">
          <table:table-cell office:value-type="float" office:value="26687954" calcext:value-type="float">
            <text:p>26687954</text:p>
          </table:table-cell>
          <table:table-cell table:formula="of:=TIME( ; ;[.A1670]/1000)" office:value-type="time" office:time-value="PT07H24M47.954S" calcext:value-type="time">
            <text:p>07:2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757.63" calcext:value-type="float">
            <text:p>1757.63</text:p>
          </table:table-cell>
          <table:table-cell office:value-type="float" office:value="2094.23" calcext:value-type="float">
            <text:p>2094.23</text:p>
          </table:table-cell>
        </table:table-row>
        <table:table-row table:style-name="ro1">
          <table:table-cell office:value-type="float" office:value="26703954" calcext:value-type="float">
            <text:p>26703954</text:p>
          </table:table-cell>
          <table:table-cell table:formula="of:=TIME( ; ;[.A1671]/1000)" office:value-type="time" office:time-value="PT07H25M03.954S" calcext:value-type="time">
            <text:p>07:2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758.66" calcext:value-type="float">
            <text:p>1758.66</text:p>
          </table:table-cell>
          <table:table-cell office:value-type="float" office:value="2095.43" calcext:value-type="float">
            <text:p>2095.43</text:p>
          </table:table-cell>
        </table:table-row>
        <table:table-row table:style-name="ro1">
          <table:table-cell office:value-type="float" office:value="26719954" calcext:value-type="float">
            <text:p>26719954</text:p>
          </table:table-cell>
          <table:table-cell table:formula="of:=TIME( ; ;[.A1672]/1000)" office:value-type="time" office:time-value="PT07H25M19.954S" calcext:value-type="time">
            <text:p>07:2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759.7" calcext:value-type="float">
            <text:p>1759.7</text:p>
          </table:table-cell>
          <table:table-cell office:value-type="float" office:value="2096.64" calcext:value-type="float">
            <text:p>2096.64</text:p>
          </table:table-cell>
        </table:table-row>
        <table:table-row table:style-name="ro1">
          <table:table-cell office:value-type="float" office:value="26735954" calcext:value-type="float">
            <text:p>26735954</text:p>
          </table:table-cell>
          <table:table-cell table:formula="of:=TIME( ; ;[.A1673]/1000)" office:value-type="time" office:time-value="PT07H25M35.954S" calcext:value-type="time">
            <text:p>07:2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760.73" calcext:value-type="float">
            <text:p>1760.73</text:p>
          </table:table-cell>
          <table:table-cell office:value-type="float" office:value="2097.84" calcext:value-type="float">
            <text:p>2097.84</text:p>
          </table:table-cell>
        </table:table-row>
        <table:table-row table:style-name="ro1">
          <table:table-cell office:value-type="float" office:value="26751954" calcext:value-type="float">
            <text:p>26751954</text:p>
          </table:table-cell>
          <table:table-cell table:formula="of:=TIME( ; ;[.A1674]/1000)" office:value-type="time" office:time-value="PT07H25M51.954S" calcext:value-type="time">
            <text:p>07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232.2" calcext:value-type="float">
            <text:p>232.2</text:p>
          </table:table-cell>
          <table:table-cell office:value-type="float" office:value="270.1" calcext:value-type="float">
            <text:p>270.1</text:p>
          </table:table-cell>
          <table:table-cell office:value-type="float" office:value="1761.76" calcext:value-type="float">
            <text:p>1761.76</text:p>
          </table:table-cell>
          <table:table-cell office:value-type="float" office:value="2099.05" calcext:value-type="float">
            <text:p>2099.05</text:p>
          </table:table-cell>
        </table:table-row>
        <table:table-row table:style-name="ro1">
          <table:table-cell office:value-type="float" office:value="26767954" calcext:value-type="float">
            <text:p>26767954</text:p>
          </table:table-cell>
          <table:table-cell table:formula="of:=TIME( ; ;[.A1675]/1000)" office:value-type="time" office:time-value="PT07H26M07.954S" calcext:value-type="time">
            <text:p>07:2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762.79" calcext:value-type="float">
            <text:p>1762.79</text:p>
          </table:table-cell>
          <table:table-cell office:value-type="float" office:value="2100.25" calcext:value-type="float">
            <text:p>2100.25</text:p>
          </table:table-cell>
        </table:table-row>
        <table:table-row table:style-name="ro1">
          <table:table-cell office:value-type="float" office:value="26783954" calcext:value-type="float">
            <text:p>26783954</text:p>
          </table:table-cell>
          <table:table-cell table:formula="of:=TIME( ; ;[.A1676]/1000)" office:value-type="time" office:time-value="PT07H26M23.954S" calcext:value-type="time">
            <text:p>07:2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763.82" calcext:value-type="float">
            <text:p>1763.82</text:p>
          </table:table-cell>
          <table:table-cell office:value-type="float" office:value="2101.45" calcext:value-type="float">
            <text:p>2101.45</text:p>
          </table:table-cell>
        </table:table-row>
        <table:table-row table:style-name="ro1">
          <table:table-cell office:value-type="float" office:value="26799954" calcext:value-type="float">
            <text:p>26799954</text:p>
          </table:table-cell>
          <table:table-cell table:formula="of:=TIME( ; ;[.A1677]/1000)" office:value-type="time" office:time-value="PT07H26M39.954S" calcext:value-type="time">
            <text:p>07:26:40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764.85" calcext:value-type="float">
            <text:p>1764.85</text:p>
          </table:table-cell>
          <table:table-cell office:value-type="float" office:value="2102.65" calcext:value-type="float">
            <text:p>2102.65</text:p>
          </table:table-cell>
        </table:table-row>
        <table:table-row table:style-name="ro1">
          <table:table-cell office:value-type="float" office:value="26815954" calcext:value-type="float">
            <text:p>26815954</text:p>
          </table:table-cell>
          <table:table-cell table:formula="of:=TIME( ; ;[.A1678]/1000)" office:value-type="time" office:time-value="PT07H26M55.954S" calcext:value-type="time">
            <text:p>07:26:56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765.89" calcext:value-type="float">
            <text:p>1765.89</text:p>
          </table:table-cell>
          <table:table-cell office:value-type="float" office:value="2103.86" calcext:value-type="float">
            <text:p>2103.86</text:p>
          </table:table-cell>
        </table:table-row>
        <table:table-row table:style-name="ro1">
          <table:table-cell office:value-type="float" office:value="26831954" calcext:value-type="float">
            <text:p>26831954</text:p>
          </table:table-cell>
          <table:table-cell table:formula="of:=TIME( ; ;[.A1679]/1000)" office:value-type="time" office:time-value="PT07H27M11.954S" calcext:value-type="time">
            <text:p>07:2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766.92" calcext:value-type="float">
            <text:p>1766.92</text:p>
          </table:table-cell>
          <table:table-cell office:value-type="float" office:value="2105.06" calcext:value-type="float">
            <text:p>2105.06</text:p>
          </table:table-cell>
        </table:table-row>
        <table:table-row table:style-name="ro1">
          <table:table-cell office:value-type="float" office:value="26847954" calcext:value-type="float">
            <text:p>26847954</text:p>
          </table:table-cell>
          <table:table-cell table:formula="of:=TIME( ; ;[.A1680]/1000)" office:value-type="time" office:time-value="PT07H27M27.954S" calcext:value-type="time">
            <text:p>07:27:28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767.95" calcext:value-type="float">
            <text:p>1767.95</text:p>
          </table:table-cell>
          <table:table-cell office:value-type="float" office:value="2106.26" calcext:value-type="float">
            <text:p>2106.26</text:p>
          </table:table-cell>
        </table:table-row>
        <table:table-row table:style-name="ro1">
          <table:table-cell office:value-type="float" office:value="26863954" calcext:value-type="float">
            <text:p>26863954</text:p>
          </table:table-cell>
          <table:table-cell table:formula="of:=TIME( ; ;[.A1681]/1000)" office:value-type="time" office:time-value="PT07H27M43.954S" calcext:value-type="time">
            <text:p>07:2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68.98" calcext:value-type="float">
            <text:p>1768.98</text:p>
          </table:table-cell>
          <table:table-cell office:value-type="float" office:value="2107.47" calcext:value-type="float">
            <text:p>2107.47</text:p>
          </table:table-cell>
        </table:table-row>
        <table:table-row table:style-name="ro1">
          <table:table-cell office:value-type="float" office:value="26879954" calcext:value-type="float">
            <text:p>26879954</text:p>
          </table:table-cell>
          <table:table-cell table:formula="of:=TIME( ; ;[.A1682]/1000)" office:value-type="time" office:time-value="PT07H27M59.954S" calcext:value-type="time">
            <text:p>07:2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70.01" calcext:value-type="float">
            <text:p>1770.01</text:p>
          </table:table-cell>
          <table:table-cell office:value-type="float" office:value="2108.67" calcext:value-type="float">
            <text:p>2108.67</text:p>
          </table:table-cell>
        </table:table-row>
        <table:table-row table:style-name="ro1">
          <table:table-cell office:value-type="float" office:value="26895953" calcext:value-type="float">
            <text:p>26895953</text:p>
          </table:table-cell>
          <table:table-cell table:formula="of:=TIME( ; ;[.A1683]/1000)" office:value-type="time" office:time-value="PT07H28M15.953S" calcext:value-type="time">
            <text:p>07:28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71.04" calcext:value-type="float">
            <text:p>1771.04</text:p>
          </table:table-cell>
          <table:table-cell office:value-type="float" office:value="2109.87" calcext:value-type="float">
            <text:p>2109.87</text:p>
          </table:table-cell>
        </table:table-row>
        <table:table-row table:style-name="ro1">
          <table:table-cell office:value-type="float" office:value="26911954" calcext:value-type="float">
            <text:p>26911954</text:p>
          </table:table-cell>
          <table:table-cell table:formula="of:=TIME( ; ;[.A1684]/1000)" office:value-type="time" office:time-value="PT07H28M31.954S" calcext:value-type="time">
            <text:p>07:28:32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772.07" calcext:value-type="float">
            <text:p>1772.07</text:p>
          </table:table-cell>
          <table:table-cell office:value-type="float" office:value="2111.07" calcext:value-type="float">
            <text:p>2111.07</text:p>
          </table:table-cell>
        </table:table-row>
        <table:table-row table:style-name="ro1">
          <table:table-cell office:value-type="float" office:value="26927954" calcext:value-type="float">
            <text:p>26927954</text:p>
          </table:table-cell>
          <table:table-cell table:formula="of:=TIME( ; ;[.A1685]/1000)" office:value-type="time" office:time-value="PT07H28M47.954S" calcext:value-type="time">
            <text:p>07:28:48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773.11" calcext:value-type="float">
            <text:p>1773.11</text:p>
          </table:table-cell>
          <table:table-cell office:value-type="float" office:value="2112.27" calcext:value-type="float">
            <text:p>2112.27</text:p>
          </table:table-cell>
        </table:table-row>
        <table:table-row table:style-name="ro1">
          <table:table-cell office:value-type="float" office:value="26943954" calcext:value-type="float">
            <text:p>26943954</text:p>
          </table:table-cell>
          <table:table-cell table:formula="of:=TIME( ; ;[.A1686]/1000)" office:value-type="time" office:time-value="PT07H29M03.954S" calcext:value-type="time">
            <text:p>07:29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774.14" calcext:value-type="float">
            <text:p>1774.14</text:p>
          </table:table-cell>
          <table:table-cell office:value-type="float" office:value="2113.48" calcext:value-type="float">
            <text:p>2113.48</text:p>
          </table:table-cell>
        </table:table-row>
        <table:table-row table:style-name="ro1">
          <table:table-cell office:value-type="float" office:value="26959954" calcext:value-type="float">
            <text:p>26959954</text:p>
          </table:table-cell>
          <table:table-cell table:formula="of:=TIME( ; ;[.A1687]/1000)" office:value-type="time" office:time-value="PT07H29M19.954S" calcext:value-type="time">
            <text:p>07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775.17" calcext:value-type="float">
            <text:p>1775.17</text:p>
          </table:table-cell>
          <table:table-cell office:value-type="float" office:value="2114.68" calcext:value-type="float">
            <text:p>2114.68</text:p>
          </table:table-cell>
        </table:table-row>
        <table:table-row table:style-name="ro1">
          <table:table-cell office:value-type="float" office:value="26975954" calcext:value-type="float">
            <text:p>26975954</text:p>
          </table:table-cell>
          <table:table-cell table:formula="of:=TIME( ; ;[.A1688]/1000)" office:value-type="time" office:time-value="PT07H29M35.954S" calcext:value-type="time">
            <text:p>07:2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76.2" calcext:value-type="float">
            <text:p>1776.2</text:p>
          </table:table-cell>
          <table:table-cell office:value-type="float" office:value="2115.88" calcext:value-type="float">
            <text:p>2115.88</text:p>
          </table:table-cell>
        </table:table-row>
        <table:table-row table:style-name="ro1">
          <table:table-cell office:value-type="float" office:value="26991954" calcext:value-type="float">
            <text:p>26991954</text:p>
          </table:table-cell>
          <table:table-cell table:formula="of:=TIME( ; ;[.A1689]/1000)" office:value-type="time" office:time-value="PT07H29M51.954S" calcext:value-type="time">
            <text:p>07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777.23" calcext:value-type="float">
            <text:p>1777.23</text:p>
          </table:table-cell>
          <table:table-cell office:value-type="float" office:value="2117.08" calcext:value-type="float">
            <text:p>2117.08</text:p>
          </table:table-cell>
        </table:table-row>
        <table:table-row table:style-name="ro1">
          <table:table-cell office:value-type="float" office:value="27007954" calcext:value-type="float">
            <text:p>27007954</text:p>
          </table:table-cell>
          <table:table-cell table:formula="of:=TIME( ; ;[.A1690]/1000)" office:value-type="time" office:time-value="PT07H30M07.954S" calcext:value-type="time">
            <text:p>07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778.26" calcext:value-type="float">
            <text:p>1778.26</text:p>
          </table:table-cell>
          <table:table-cell office:value-type="float" office:value="2118.28" calcext:value-type="float">
            <text:p>2118.28</text:p>
          </table:table-cell>
        </table:table-row>
        <table:table-row table:style-name="ro1">
          <table:table-cell office:value-type="float" office:value="27023954" calcext:value-type="float">
            <text:p>27023954</text:p>
          </table:table-cell>
          <table:table-cell table:formula="of:=TIME( ; ;[.A1691]/1000)" office:value-type="time" office:time-value="PT07H30M23.954S" calcext:value-type="time">
            <text:p>07:30:24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779.29" calcext:value-type="float">
            <text:p>1779.29</text:p>
          </table:table-cell>
          <table:table-cell office:value-type="float" office:value="2119.48" calcext:value-type="float">
            <text:p>2119.48</text:p>
          </table:table-cell>
        </table:table-row>
        <table:table-row table:style-name="ro1">
          <table:table-cell office:value-type="float" office:value="27039954" calcext:value-type="float">
            <text:p>27039954</text:p>
          </table:table-cell>
          <table:table-cell table:formula="of:=TIME( ; ;[.A1692]/1000)" office:value-type="time" office:time-value="PT07H30M39.954S" calcext:value-type="time">
            <text:p>07:30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780.32" calcext:value-type="float">
            <text:p>1780.32</text:p>
          </table:table-cell>
          <table:table-cell office:value-type="float" office:value="2120.68" calcext:value-type="float">
            <text:p>2120.68</text:p>
          </table:table-cell>
        </table:table-row>
        <table:table-row table:style-name="ro1">
          <table:table-cell office:value-type="float" office:value="27055954" calcext:value-type="float">
            <text:p>27055954</text:p>
          </table:table-cell>
          <table:table-cell table:formula="of:=TIME( ; ;[.A1693]/1000)" office:value-type="time" office:time-value="PT07H30M55.954S" calcext:value-type="time">
            <text:p>07:30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781.35" calcext:value-type="float">
            <text:p>1781.35</text:p>
          </table:table-cell>
          <table:table-cell office:value-type="float" office:value="2121.88" calcext:value-type="float">
            <text:p>2121.88</text:p>
          </table:table-cell>
        </table:table-row>
        <table:table-row table:style-name="ro1">
          <table:table-cell office:value-type="float" office:value="27071954" calcext:value-type="float">
            <text:p>27071954</text:p>
          </table:table-cell>
          <table:table-cell table:formula="of:=TIME( ; ;[.A1694]/1000)" office:value-type="time" office:time-value="PT07H31M11.954S" calcext:value-type="time">
            <text:p>07:3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782.38" calcext:value-type="float">
            <text:p>1782.38</text:p>
          </table:table-cell>
          <table:table-cell office:value-type="float" office:value="2123.08" calcext:value-type="float">
            <text:p>2123.08</text:p>
          </table:table-cell>
        </table:table-row>
        <table:table-row table:style-name="ro1">
          <table:table-cell office:value-type="float" office:value="27087954" calcext:value-type="float">
            <text:p>27087954</text:p>
          </table:table-cell>
          <table:table-cell table:formula="of:=TIME( ; ;[.A1695]/1000)" office:value-type="time" office:time-value="PT07H31M27.954S" calcext:value-type="time">
            <text:p>07:31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783.42" calcext:value-type="float">
            <text:p>1783.42</text:p>
          </table:table-cell>
          <table:table-cell office:value-type="float" office:value="2124.28" calcext:value-type="float">
            <text:p>2124.28</text:p>
          </table:table-cell>
        </table:table-row>
        <table:table-row table:style-name="ro1">
          <table:table-cell office:value-type="float" office:value="27103954" calcext:value-type="float">
            <text:p>27103954</text:p>
          </table:table-cell>
          <table:table-cell table:formula="of:=TIME( ; ;[.A1696]/1000)" office:value-type="time" office:time-value="PT07H31M43.954S" calcext:value-type="time">
            <text:p>07:31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784.45" calcext:value-type="float">
            <text:p>1784.45</text:p>
          </table:table-cell>
          <table:table-cell office:value-type="float" office:value="2125.48" calcext:value-type="float">
            <text:p>2125.48</text:p>
          </table:table-cell>
        </table:table-row>
        <table:table-row table:style-name="ro1">
          <table:table-cell office:value-type="float" office:value="27119954" calcext:value-type="float">
            <text:p>27119954</text:p>
          </table:table-cell>
          <table:table-cell table:formula="of:=TIME( ; ;[.A1697]/1000)" office:value-type="time" office:time-value="PT07H31M59.954S" calcext:value-type="time">
            <text:p>07:32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785.48" calcext:value-type="float">
            <text:p>1785.48</text:p>
          </table:table-cell>
          <table:table-cell office:value-type="float" office:value="2126.68" calcext:value-type="float">
            <text:p>2126.68</text:p>
          </table:table-cell>
        </table:table-row>
        <table:table-row table:style-name="ro1">
          <table:table-cell office:value-type="float" office:value="27135954" calcext:value-type="float">
            <text:p>27135954</text:p>
          </table:table-cell>
          <table:table-cell table:formula="of:=TIME( ; ;[.A1698]/1000)" office:value-type="time" office:time-value="PT07H32M15.954S" calcext:value-type="time">
            <text:p>07:32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786.51" calcext:value-type="float">
            <text:p>1786.51</text:p>
          </table:table-cell>
          <table:table-cell office:value-type="float" office:value="2127.88" calcext:value-type="float">
            <text:p>2127.88</text:p>
          </table:table-cell>
        </table:table-row>
        <table:table-row table:style-name="ro1">
          <table:table-cell office:value-type="float" office:value="27151954" calcext:value-type="float">
            <text:p>27151954</text:p>
          </table:table-cell>
          <table:table-cell table:formula="of:=TIME( ; ;[.A1699]/1000)" office:value-type="time" office:time-value="PT07H32M31.954S" calcext:value-type="time">
            <text:p>07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787.54" calcext:value-type="float">
            <text:p>1787.54</text:p>
          </table:table-cell>
          <table:table-cell office:value-type="float" office:value="2129.08" calcext:value-type="float">
            <text:p>2129.08</text:p>
          </table:table-cell>
        </table:table-row>
        <table:table-row table:style-name="ro1">
          <table:table-cell office:value-type="float" office:value="27167954" calcext:value-type="float">
            <text:p>27167954</text:p>
          </table:table-cell>
          <table:table-cell table:formula="of:=TIME( ; ;[.A1700]/1000)" office:value-type="time" office:time-value="PT07H32M47.954S" calcext:value-type="time">
            <text:p>07:32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788.57" calcext:value-type="float">
            <text:p>1788.57</text:p>
          </table:table-cell>
          <table:table-cell office:value-type="float" office:value="2130.28" calcext:value-type="float">
            <text:p>2130.28</text:p>
          </table:table-cell>
        </table:table-row>
        <table:table-row table:style-name="ro1">
          <table:table-cell office:value-type="float" office:value="27183954" calcext:value-type="float">
            <text:p>27183954</text:p>
          </table:table-cell>
          <table:table-cell table:formula="of:=TIME( ; ;[.A1701]/1000)" office:value-type="time" office:time-value="PT07H33M03.954S" calcext:value-type="time">
            <text:p>07:33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789.6" calcext:value-type="float">
            <text:p>1789.6</text:p>
          </table:table-cell>
          <table:table-cell office:value-type="float" office:value="2131.48" calcext:value-type="float">
            <text:p>2131.48</text:p>
          </table:table-cell>
        </table:table-row>
        <table:table-row table:style-name="ro1">
          <table:table-cell office:value-type="float" office:value="27199954" calcext:value-type="float">
            <text:p>27199954</text:p>
          </table:table-cell>
          <table:table-cell table:formula="of:=TIME( ; ;[.A1702]/1000)" office:value-type="time" office:time-value="PT07H33M19.954S" calcext:value-type="time">
            <text:p>07:33:20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790.63" calcext:value-type="float">
            <text:p>1790.63</text:p>
          </table:table-cell>
          <table:table-cell office:value-type="float" office:value="2132.68" calcext:value-type="float">
            <text:p>2132.68</text:p>
          </table:table-cell>
        </table:table-row>
        <table:table-row table:style-name="ro1">
          <table:table-cell office:value-type="float" office:value="27215954" calcext:value-type="float">
            <text:p>27215954</text:p>
          </table:table-cell>
          <table:table-cell table:formula="of:=TIME( ; ;[.A1703]/1000)" office:value-type="time" office:time-value="PT07H33M35.954S" calcext:value-type="time">
            <text:p>07:33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791.66" calcext:value-type="float">
            <text:p>1791.66</text:p>
          </table:table-cell>
          <table:table-cell office:value-type="float" office:value="2133.88" calcext:value-type="float">
            <text:p>2133.88</text:p>
          </table:table-cell>
        </table:table-row>
        <table:table-row table:style-name="ro1">
          <table:table-cell office:value-type="float" office:value="27231954" calcext:value-type="float">
            <text:p>27231954</text:p>
          </table:table-cell>
          <table:table-cell table:formula="of:=TIME( ; ;[.A1704]/1000)" office:value-type="time" office:time-value="PT07H33M51.954S" calcext:value-type="time">
            <text:p>07:33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792.69" calcext:value-type="float">
            <text:p>1792.69</text:p>
          </table:table-cell>
          <table:table-cell office:value-type="float" office:value="2135.08" calcext:value-type="float">
            <text:p>2135.08</text:p>
          </table:table-cell>
        </table:table-row>
        <table:table-row table:style-name="ro1">
          <table:table-cell office:value-type="float" office:value="27247954" calcext:value-type="float">
            <text:p>27247954</text:p>
          </table:table-cell>
          <table:table-cell table:formula="of:=TIME( ; ;[.A1705]/1000)" office:value-type="time" office:time-value="PT07H34M07.954S" calcext:value-type="time">
            <text:p>07:34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793.72" calcext:value-type="float">
            <text:p>1793.72</text:p>
          </table:table-cell>
          <table:table-cell office:value-type="float" office:value="2136.28" calcext:value-type="float">
            <text:p>2136.28</text:p>
          </table:table-cell>
        </table:table-row>
        <table:table-row table:style-name="ro1">
          <table:table-cell office:value-type="float" office:value="27263954" calcext:value-type="float">
            <text:p>27263954</text:p>
          </table:table-cell>
          <table:table-cell table:formula="of:=TIME( ; ;[.A1706]/1000)" office:value-type="time" office:time-value="PT07H34M23.954S" calcext:value-type="time">
            <text:p>07:34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794.75" calcext:value-type="float">
            <text:p>1794.75</text:p>
          </table:table-cell>
          <table:table-cell office:value-type="float" office:value="2137.48" calcext:value-type="float">
            <text:p>2137.48</text:p>
          </table:table-cell>
        </table:table-row>
        <table:table-row table:style-name="ro1">
          <table:table-cell office:value-type="float" office:value="27279954" calcext:value-type="float">
            <text:p>27279954</text:p>
          </table:table-cell>
          <table:table-cell table:formula="of:=TIME( ; ;[.A1707]/1000)" office:value-type="time" office:time-value="PT07H34M39.954S" calcext:value-type="time">
            <text:p>07:34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" calcext:value-type="float">
            <text:p>269.5</text:p>
          </table:table-cell>
          <table:table-cell office:value-type="float" office:value="1795.77" calcext:value-type="float">
            <text:p>1795.77</text:p>
          </table:table-cell>
          <table:table-cell office:value-type="float" office:value="2138.68" calcext:value-type="float">
            <text:p>2138.68</text:p>
          </table:table-cell>
        </table:table-row>
        <table:table-row table:style-name="ro1">
          <table:table-cell office:value-type="float" office:value="27295953" calcext:value-type="float">
            <text:p>27295953</text:p>
          </table:table-cell>
          <table:table-cell table:formula="of:=TIME( ; ;[.A1708]/1000)" office:value-type="time" office:time-value="PT07H34M55.953S" calcext:value-type="time">
            <text:p>07:34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796.8" calcext:value-type="float">
            <text:p>1796.8</text:p>
          </table:table-cell>
          <table:table-cell office:value-type="float" office:value="2139.87" calcext:value-type="float">
            <text:p>2139.87</text:p>
          </table:table-cell>
        </table:table-row>
        <table:table-row table:style-name="ro1">
          <table:table-cell office:value-type="float" office:value="27311954" calcext:value-type="float">
            <text:p>27311954</text:p>
          </table:table-cell>
          <table:table-cell table:formula="of:=TIME( ; ;[.A1709]/1000)" office:value-type="time" office:time-value="PT07H35M11.954S" calcext:value-type="time">
            <text:p>07:35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797.83" calcext:value-type="float">
            <text:p>1797.83</text:p>
          </table:table-cell>
          <table:table-cell office:value-type="float" office:value="2141.07" calcext:value-type="float">
            <text:p>2141.07</text:p>
          </table:table-cell>
        </table:table-row>
        <table:table-row table:style-name="ro1">
          <table:table-cell office:value-type="float" office:value="27327954" calcext:value-type="float">
            <text:p>27327954</text:p>
          </table:table-cell>
          <table:table-cell table:formula="of:=TIME( ; ;[.A1710]/1000)" office:value-type="time" office:time-value="PT07H35M27.954S" calcext:value-type="time">
            <text:p>07:35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798.86" calcext:value-type="float">
            <text:p>1798.86</text:p>
          </table:table-cell>
          <table:table-cell office:value-type="float" office:value="2142.27" calcext:value-type="float">
            <text:p>2142.27</text:p>
          </table:table-cell>
        </table:table-row>
        <table:table-row table:style-name="ro1">
          <table:table-cell office:value-type="float" office:value="27343954" calcext:value-type="float">
            <text:p>27343954</text:p>
          </table:table-cell>
          <table:table-cell table:formula="of:=TIME( ; ;[.A1711]/1000)" office:value-type="time" office:time-value="PT07H35M43.954S" calcext:value-type="time">
            <text:p>07:35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799.89" calcext:value-type="float">
            <text:p>1799.89</text:p>
          </table:table-cell>
          <table:table-cell office:value-type="float" office:value="2143.47" calcext:value-type="float">
            <text:p>2143.47</text:p>
          </table:table-cell>
        </table:table-row>
        <table:table-row table:style-name="ro1">
          <table:table-cell office:value-type="float" office:value="27359954" calcext:value-type="float">
            <text:p>27359954</text:p>
          </table:table-cell>
          <table:table-cell table:formula="of:=TIME( ; ;[.A1712]/1000)" office:value-type="time" office:time-value="PT07H35M59.954S" calcext:value-type="time">
            <text:p>07:36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800.92" calcext:value-type="float">
            <text:p>1800.92</text:p>
          </table:table-cell>
          <table:table-cell office:value-type="float" office:value="2144.67" calcext:value-type="float">
            <text:p>2144.67</text:p>
          </table:table-cell>
        </table:table-row>
        <table:table-row table:style-name="ro1">
          <table:table-cell office:value-type="float" office:value="27375954" calcext:value-type="float">
            <text:p>27375954</text:p>
          </table:table-cell>
          <table:table-cell table:formula="of:=TIME( ; ;[.A1713]/1000)" office:value-type="time" office:time-value="PT07H36M15.954S" calcext:value-type="time">
            <text:p>07:36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801.95" calcext:value-type="float">
            <text:p>1801.95</text:p>
          </table:table-cell>
          <table:table-cell office:value-type="float" office:value="2145.87" calcext:value-type="float">
            <text:p>2145.87</text:p>
          </table:table-cell>
        </table:table-row>
        <table:table-row table:style-name="ro1">
          <table:table-cell office:value-type="float" office:value="27391954" calcext:value-type="float">
            <text:p>27391954</text:p>
          </table:table-cell>
          <table:table-cell table:formula="of:=TIME( ; ;[.A1714]/1000)" office:value-type="time" office:time-value="PT07H36M31.954S" calcext:value-type="time">
            <text:p>07:36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802.98" calcext:value-type="float">
            <text:p>1802.98</text:p>
          </table:table-cell>
          <table:table-cell office:value-type="float" office:value="2147.07" calcext:value-type="float">
            <text:p>2147.07</text:p>
          </table:table-cell>
        </table:table-row>
        <table:table-row table:style-name="ro1">
          <table:table-cell office:value-type="float" office:value="27407954" calcext:value-type="float">
            <text:p>27407954</text:p>
          </table:table-cell>
          <table:table-cell table:formula="of:=TIME( ; ;[.A1715]/1000)" office:value-type="time" office:time-value="PT07H36M47.954S" calcext:value-type="time">
            <text:p>07:36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804.01" calcext:value-type="float">
            <text:p>1804.01</text:p>
          </table:table-cell>
          <table:table-cell office:value-type="float" office:value="2148.26" calcext:value-type="float">
            <text:p>2148.26</text:p>
          </table:table-cell>
        </table:table-row>
        <table:table-row table:style-name="ro1">
          <table:table-cell office:value-type="float" office:value="27423954" calcext:value-type="float">
            <text:p>27423954</text:p>
          </table:table-cell>
          <table:table-cell table:formula="of:=TIME( ; ;[.A1716]/1000)" office:value-type="time" office:time-value="PT07H37M03.954S" calcext:value-type="time">
            <text:p>07:37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805.04" calcext:value-type="float">
            <text:p>1805.04</text:p>
          </table:table-cell>
          <table:table-cell office:value-type="float" office:value="2149.46" calcext:value-type="float">
            <text:p>2149.46</text:p>
          </table:table-cell>
        </table:table-row>
        <table:table-row table:style-name="ro1">
          <table:table-cell office:value-type="float" office:value="27439954" calcext:value-type="float">
            <text:p>27439954</text:p>
          </table:table-cell>
          <table:table-cell table:formula="of:=TIME( ; ;[.A1717]/1000)" office:value-type="time" office:time-value="PT07H37M19.954S" calcext:value-type="time">
            <text:p>07:37:20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806.07" calcext:value-type="float">
            <text:p>1806.07</text:p>
          </table:table-cell>
          <table:table-cell office:value-type="float" office:value="2150.66" calcext:value-type="float">
            <text:p>2150.66</text:p>
          </table:table-cell>
        </table:table-row>
        <table:table-row table:style-name="ro1">
          <table:table-cell office:value-type="float" office:value="27455954" calcext:value-type="float">
            <text:p>27455954</text:p>
          </table:table-cell>
          <table:table-cell table:formula="of:=TIME( ; ;[.A1718]/1000)" office:value-type="time" office:time-value="PT07H37M35.954S" calcext:value-type="time">
            <text:p>07:37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8.23" calcext:value-type="float">
            <text:p>268.23</text:p>
          </table:table-cell>
          <table:table-cell office:value-type="float" office:value="1807.1" calcext:value-type="float">
            <text:p>1807.1</text:p>
          </table:table-cell>
          <table:table-cell office:value-type="float" office:value="2151.85" calcext:value-type="float">
            <text:p>2151.85</text:p>
          </table:table-cell>
        </table:table-row>
        <table:table-row table:style-name="ro1">
          <table:table-cell office:value-type="float" office:value="27471954" calcext:value-type="float">
            <text:p>27471954</text:p>
          </table:table-cell>
          <table:table-cell table:formula="of:=TIME( ; ;[.A1719]/1000)" office:value-type="time" office:time-value="PT07H37M51.954S" calcext:value-type="time">
            <text:p>07:37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808.13" calcext:value-type="float">
            <text:p>1808.13</text:p>
          </table:table-cell>
          <table:table-cell office:value-type="float" office:value="2153.05" calcext:value-type="float">
            <text:p>2153.05</text:p>
          </table:table-cell>
        </table:table-row>
        <table:table-row table:style-name="ro1">
          <table:table-cell office:value-type="float" office:value="27487954" calcext:value-type="float">
            <text:p>27487954</text:p>
          </table:table-cell>
          <table:table-cell table:formula="of:=TIME( ; ;[.A1720]/1000)" office:value-type="time" office:time-value="PT07H38M07.954S" calcext:value-type="time">
            <text:p>07:38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8.34" calcext:value-type="float">
            <text:p>268.34</text:p>
          </table:table-cell>
          <table:table-cell office:value-type="float" office:value="1809.15" calcext:value-type="float">
            <text:p>1809.15</text:p>
          </table:table-cell>
          <table:table-cell office:value-type="float" office:value="2154.24" calcext:value-type="float">
            <text:p>2154.24</text:p>
          </table:table-cell>
        </table:table-row>
        <table:table-row table:style-name="ro1">
          <table:table-cell office:value-type="float" office:value="27503954" calcext:value-type="float">
            <text:p>27503954</text:p>
          </table:table-cell>
          <table:table-cell table:formula="of:=TIME( ; ;[.A1721]/1000)" office:value-type="time" office:time-value="PT07H38M23.954S" calcext:value-type="time">
            <text:p>07:38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810.18" calcext:value-type="float">
            <text:p>1810.18</text:p>
          </table:table-cell>
          <table:table-cell office:value-type="float" office:value="2155.44" calcext:value-type="float">
            <text:p>2155.44</text:p>
          </table:table-cell>
        </table:table-row>
        <table:table-row table:style-name="ro1">
          <table:table-cell office:value-type="float" office:value="27519954" calcext:value-type="float">
            <text:p>27519954</text:p>
          </table:table-cell>
          <table:table-cell table:formula="of:=TIME( ; ;[.A1722]/1000)" office:value-type="time" office:time-value="PT07H38M39.954S" calcext:value-type="time">
            <text:p>07:38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811.21" calcext:value-type="float">
            <text:p>1811.21</text:p>
          </table:table-cell>
          <table:table-cell office:value-type="float" office:value="2156.63" calcext:value-type="float">
            <text:p>2156.63</text:p>
          </table:table-cell>
        </table:table-row>
        <table:table-row table:style-name="ro1">
          <table:table-cell office:value-type="float" office:value="27535954" calcext:value-type="float">
            <text:p>27535954</text:p>
          </table:table-cell>
          <table:table-cell table:formula="of:=TIME( ; ;[.A1723]/1000)" office:value-type="time" office:time-value="PT07H38M55.954S" calcext:value-type="time">
            <text:p>07:38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8.22" calcext:value-type="float">
            <text:p>268.22</text:p>
          </table:table-cell>
          <table:table-cell office:value-type="float" office:value="1812.24" calcext:value-type="float">
            <text:p>1812.24</text:p>
          </table:table-cell>
          <table:table-cell office:value-type="float" office:value="2157.83" calcext:value-type="float">
            <text:p>2157.83</text:p>
          </table:table-cell>
        </table:table-row>
        <table:table-row table:style-name="ro1">
          <table:table-cell office:value-type="float" office:value="27551954" calcext:value-type="float">
            <text:p>27551954</text:p>
          </table:table-cell>
          <table:table-cell table:formula="of:=TIME( ; ;[.A1724]/1000)" office:value-type="time" office:time-value="PT07H39M11.954S" calcext:value-type="time">
            <text:p>07:39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813.27" calcext:value-type="float">
            <text:p>1813.27</text:p>
          </table:table-cell>
          <table:table-cell office:value-type="float" office:value="2159.02" calcext:value-type="float">
            <text:p>2159.02</text:p>
          </table:table-cell>
        </table:table-row>
        <table:table-row table:style-name="ro1">
          <table:table-cell office:value-type="float" office:value="27567954" calcext:value-type="float">
            <text:p>27567954</text:p>
          </table:table-cell>
          <table:table-cell table:formula="of:=TIME( ; ;[.A1725]/1000)" office:value-type="time" office:time-value="PT07H39M27.954S" calcext:value-type="time">
            <text:p>07:39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814.3" calcext:value-type="float">
            <text:p>1814.3</text:p>
          </table:table-cell>
          <table:table-cell office:value-type="float" office:value="2160.22" calcext:value-type="float">
            <text:p>2160.22</text:p>
          </table:table-cell>
        </table:table-row>
        <table:table-row table:style-name="ro1">
          <table:table-cell office:value-type="float" office:value="27583954" calcext:value-type="float">
            <text:p>27583954</text:p>
          </table:table-cell>
          <table:table-cell table:formula="of:=TIME( ; ;[.A1726]/1000)" office:value-type="time" office:time-value="PT07H39M43.954S" calcext:value-type="time">
            <text:p>07:39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815.33" calcext:value-type="float">
            <text:p>1815.33</text:p>
          </table:table-cell>
          <table:table-cell office:value-type="float" office:value="2161.41" calcext:value-type="float">
            <text:p>2161.41</text:p>
          </table:table-cell>
        </table:table-row>
        <table:table-row table:style-name="ro1">
          <table:table-cell office:value-type="float" office:value="27599954" calcext:value-type="float">
            <text:p>27599954</text:p>
          </table:table-cell>
          <table:table-cell table:formula="of:=TIME( ; ;[.A1727]/1000)" office:value-type="time" office:time-value="PT07H39M59.954S" calcext:value-type="time">
            <text:p>07:40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816.36" calcext:value-type="float">
            <text:p>1816.36</text:p>
          </table:table-cell>
          <table:table-cell office:value-type="float" office:value="2162.61" calcext:value-type="float">
            <text:p>2162.61</text:p>
          </table:table-cell>
        </table:table-row>
        <table:table-row table:style-name="ro1">
          <table:table-cell office:value-type="float" office:value="27615954" calcext:value-type="float">
            <text:p>27615954</text:p>
          </table:table-cell>
          <table:table-cell table:formula="of:=TIME( ; ;[.A1728]/1000)" office:value-type="time" office:time-value="PT07H40M15.954S" calcext:value-type="time">
            <text:p>07:40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817.38" calcext:value-type="float">
            <text:p>1817.38</text:p>
          </table:table-cell>
          <table:table-cell office:value-type="float" office:value="2163.8" calcext:value-type="float">
            <text:p>2163.8</text:p>
          </table:table-cell>
        </table:table-row>
        <table:table-row table:style-name="ro1">
          <table:table-cell office:value-type="float" office:value="27631954" calcext:value-type="float">
            <text:p>27631954</text:p>
          </table:table-cell>
          <table:table-cell table:formula="of:=TIME( ; ;[.A1729]/1000)" office:value-type="time" office:time-value="PT07H40M31.954S" calcext:value-type="time">
            <text:p>07:40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818.41" calcext:value-type="float">
            <text:p>1818.41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27647954" calcext:value-type="float">
            <text:p>27647954</text:p>
          </table:table-cell>
          <table:table-cell table:formula="of:=TIME( ; ;[.A1730]/1000)" office:value-type="time" office:time-value="PT07H40M47.954S" calcext:value-type="time">
            <text:p>07:40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" calcext:value-type="float">
            <text:p>268.1</text:p>
          </table:table-cell>
          <table:table-cell office:value-type="float" office:value="1819.44" calcext:value-type="float">
            <text:p>1819.44</text:p>
          </table:table-cell>
          <table:table-cell office:value-type="float" office:value="2166.19" calcext:value-type="float">
            <text:p>2166.19</text:p>
          </table:table-cell>
        </table:table-row>
        <table:table-row table:style-name="ro1">
          <table:table-cell office:value-type="float" office:value="27663954" calcext:value-type="float">
            <text:p>27663954</text:p>
          </table:table-cell>
          <table:table-cell table:formula="of:=TIME( ; ;[.A1731]/1000)" office:value-type="time" office:time-value="PT07H41M03.954S" calcext:value-type="time">
            <text:p>07:41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820.47" calcext:value-type="float">
            <text:p>1820.47</text:p>
          </table:table-cell>
          <table:table-cell office:value-type="float" office:value="2167.38" calcext:value-type="float">
            <text:p>2167.38</text:p>
          </table:table-cell>
        </table:table-row>
        <table:table-row table:style-name="ro1">
          <table:table-cell office:value-type="float" office:value="27679954" calcext:value-type="float">
            <text:p>27679954</text:p>
          </table:table-cell>
          <table:table-cell table:formula="of:=TIME( ; ;[.A1732]/1000)" office:value-type="time" office:time-value="PT07H41M19.954S" calcext:value-type="time">
            <text:p>07:41:2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821.49" calcext:value-type="float">
            <text:p>1821.49</text:p>
          </table:table-cell>
          <table:table-cell office:value-type="float" office:value="2168.57" calcext:value-type="float">
            <text:p>2168.57</text:p>
          </table:table-cell>
        </table:table-row>
        <table:table-row table:style-name="ro1">
          <table:table-cell office:value-type="float" office:value="27695954" calcext:value-type="float">
            <text:p>27695954</text:p>
          </table:table-cell>
          <table:table-cell table:formula="of:=TIME( ; ;[.A1733]/1000)" office:value-type="time" office:time-value="PT07H41M35.954S" calcext:value-type="time">
            <text:p>07:41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822.52" calcext:value-type="float">
            <text:p>1822.52</text:p>
          </table:table-cell>
          <table:table-cell office:value-type="float" office:value="2169.77" calcext:value-type="float">
            <text:p>2169.77</text:p>
          </table:table-cell>
        </table:table-row>
        <table:table-row table:style-name="ro1">
          <table:table-cell office:value-type="float" office:value="27711954" calcext:value-type="float">
            <text:p>27711954</text:p>
          </table:table-cell>
          <table:table-cell table:formula="of:=TIME( ; ;[.A1734]/1000)" office:value-type="time" office:time-value="PT07H41M51.954S" calcext:value-type="time">
            <text:p>07:41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823.55" calcext:value-type="float">
            <text:p>1823.55</text:p>
          </table:table-cell>
          <table:table-cell office:value-type="float" office:value="2170.96" calcext:value-type="float">
            <text:p>2170.96</text:p>
          </table:table-cell>
        </table:table-row>
        <table:table-row table:style-name="ro1">
          <table:table-cell office:value-type="float" office:value="27727954" calcext:value-type="float">
            <text:p>27727954</text:p>
          </table:table-cell>
          <table:table-cell table:formula="of:=TIME( ; ;[.A1735]/1000)" office:value-type="time" office:time-value="PT07H42M07.954S" calcext:value-type="time">
            <text:p>07:42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824.58" calcext:value-type="float">
            <text:p>1824.58</text:p>
          </table:table-cell>
          <table:table-cell office:value-type="float" office:value="2172.15" calcext:value-type="float">
            <text:p>2172.15</text:p>
          </table:table-cell>
        </table:table-row>
        <table:table-row table:style-name="ro1">
          <table:table-cell office:value-type="float" office:value="27743954" calcext:value-type="float">
            <text:p>27743954</text:p>
          </table:table-cell>
          <table:table-cell table:formula="of:=TIME( ; ;[.A1736]/1000)" office:value-type="time" office:time-value="PT07H42M23.954S" calcext:value-type="time">
            <text:p>07:42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825.6" calcext:value-type="float">
            <text:p>1825.6</text:p>
          </table:table-cell>
          <table:table-cell office:value-type="float" office:value="2173.35" calcext:value-type="float">
            <text:p>2173.35</text:p>
          </table:table-cell>
        </table:table-row>
        <table:table-row table:style-name="ro1">
          <table:table-cell office:value-type="float" office:value="27759954" calcext:value-type="float">
            <text:p>27759954</text:p>
          </table:table-cell>
          <table:table-cell table:formula="of:=TIME( ; ;[.A1737]/1000)" office:value-type="time" office:time-value="PT07H42M39.954S" calcext:value-type="time">
            <text:p>07:42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826.63" calcext:value-type="float">
            <text:p>1826.63</text:p>
          </table:table-cell>
          <table:table-cell office:value-type="float" office:value="2174.54" calcext:value-type="float">
            <text:p>2174.54</text:p>
          </table:table-cell>
        </table:table-row>
        <table:table-row table:style-name="ro1">
          <table:table-cell office:value-type="float" office:value="27775954" calcext:value-type="float">
            <text:p>27775954</text:p>
          </table:table-cell>
          <table:table-cell table:formula="of:=TIME( ; ;[.A1738]/1000)" office:value-type="time" office:time-value="PT07H42M55.954S" calcext:value-type="time">
            <text:p>07:42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827.66" calcext:value-type="float">
            <text:p>1827.66</text:p>
          </table:table-cell>
          <table:table-cell office:value-type="float" office:value="2175.73" calcext:value-type="float">
            <text:p>2175.73</text:p>
          </table:table-cell>
        </table:table-row>
        <table:table-row table:style-name="ro1">
          <table:table-cell office:value-type="float" office:value="27791954" calcext:value-type="float">
            <text:p>27791954</text:p>
          </table:table-cell>
          <table:table-cell table:formula="of:=TIME( ; ;[.A1739]/1000)" office:value-type="time" office:time-value="PT07H43M11.954S" calcext:value-type="time">
            <text:p>07:43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828.69" calcext:value-type="float">
            <text:p>1828.69</text:p>
          </table:table-cell>
          <table:table-cell office:value-type="float" office:value="2176.92" calcext:value-type="float">
            <text:p>2176.92</text:p>
          </table:table-cell>
        </table:table-row>
        <table:table-row table:style-name="ro1">
          <table:table-cell office:value-type="float" office:value="27807954" calcext:value-type="float">
            <text:p>27807954</text:p>
          </table:table-cell>
          <table:table-cell table:formula="of:=TIME( ; ;[.A1740]/1000)" office:value-type="time" office:time-value="PT07H43M27.954S" calcext:value-type="time">
            <text:p>07:43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829.71" calcext:value-type="float">
            <text:p>1829.71</text:p>
          </table:table-cell>
          <table:table-cell office:value-type="float" office:value="2178.11" calcext:value-type="float">
            <text:p>2178.11</text:p>
          </table:table-cell>
        </table:table-row>
        <table:table-row table:style-name="ro1">
          <table:table-cell office:value-type="float" office:value="27823954" calcext:value-type="float">
            <text:p>27823954</text:p>
          </table:table-cell>
          <table:table-cell table:formula="of:=TIME( ; ;[.A1741]/1000)" office:value-type="time" office:time-value="PT07H43M43.954S" calcext:value-type="time">
            <text:p>07:43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830.74" calcext:value-type="float">
            <text:p>1830.74</text:p>
          </table:table-cell>
          <table:table-cell office:value-type="float" office:value="2179.3" calcext:value-type="float">
            <text:p>2179.3</text:p>
          </table:table-cell>
        </table:table-row>
        <table:table-row table:style-name="ro1">
          <table:table-cell office:value-type="float" office:value="27839954" calcext:value-type="float">
            <text:p>27839954</text:p>
          </table:table-cell>
          <table:table-cell table:formula="of:=TIME( ; ;[.A1742]/1000)" office:value-type="time" office:time-value="PT07H43M59.954S" calcext:value-type="time">
            <text:p>07:44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831.77" calcext:value-type="float">
            <text:p>1831.77</text:p>
          </table:table-cell>
          <table:table-cell office:value-type="float" office:value="2180.49" calcext:value-type="float">
            <text:p>2180.49</text:p>
          </table:table-cell>
        </table:table-row>
        <table:table-row table:style-name="ro1">
          <table:table-cell office:value-type="float" office:value="27855954" calcext:value-type="float">
            <text:p>27855954</text:p>
          </table:table-cell>
          <table:table-cell table:formula="of:=TIME( ; ;[.A1743]/1000)" office:value-type="time" office:time-value="PT07H44M15.954S" calcext:value-type="time">
            <text:p>07:44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832.79" calcext:value-type="float">
            <text:p>1832.79</text:p>
          </table:table-cell>
          <table:table-cell office:value-type="float" office:value="2181.69" calcext:value-type="float">
            <text:p>2181.69</text:p>
          </table:table-cell>
        </table:table-row>
        <table:table-row table:style-name="ro1">
          <table:table-cell office:value-type="float" office:value="27871954" calcext:value-type="float">
            <text:p>27871954</text:p>
          </table:table-cell>
          <table:table-cell table:formula="of:=TIME( ; ;[.A1744]/1000)" office:value-type="time" office:time-value="PT07H44M31.954S" calcext:value-type="time">
            <text:p>07:44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833.82" calcext:value-type="float">
            <text:p>1833.82</text:p>
          </table:table-cell>
          <table:table-cell office:value-type="float" office:value="2182.88" calcext:value-type="float">
            <text:p>2182.88</text:p>
          </table:table-cell>
        </table:table-row>
        <table:table-row table:style-name="ro1">
          <table:table-cell office:value-type="float" office:value="27887954" calcext:value-type="float">
            <text:p>27887954</text:p>
          </table:table-cell>
          <table:table-cell table:formula="of:=TIME( ; ;[.A1745]/1000)" office:value-type="time" office:time-value="PT07H44M47.954S" calcext:value-type="time">
            <text:p>07:44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834.85" calcext:value-type="float">
            <text:p>1834.85</text:p>
          </table:table-cell>
          <table:table-cell office:value-type="float" office:value="2184.07" calcext:value-type="float">
            <text:p>2184.07</text:p>
          </table:table-cell>
        </table:table-row>
        <table:table-row table:style-name="ro1">
          <table:table-cell office:value-type="float" office:value="27903954" calcext:value-type="float">
            <text:p>27903954</text:p>
          </table:table-cell>
          <table:table-cell table:formula="of:=TIME( ; ;[.A1746]/1000)" office:value-type="time" office:time-value="PT07H45M03.954S" calcext:value-type="time">
            <text:p>07:45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835.87" calcext:value-type="float">
            <text:p>1835.87</text:p>
          </table:table-cell>
          <table:table-cell office:value-type="float" office:value="2185.26" calcext:value-type="float">
            <text:p>2185.26</text:p>
          </table:table-cell>
        </table:table-row>
        <table:table-row table:style-name="ro1">
          <table:table-cell office:value-type="float" office:value="27919954" calcext:value-type="float">
            <text:p>27919954</text:p>
          </table:table-cell>
          <table:table-cell table:formula="of:=TIME( ; ;[.A1747]/1000)" office:value-type="time" office:time-value="PT07H45M19.954S" calcext:value-type="time">
            <text:p>07:45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836.9" calcext:value-type="float">
            <text:p>1836.9</text:p>
          </table:table-cell>
          <table:table-cell office:value-type="float" office:value="2186.45" calcext:value-type="float">
            <text:p>2186.45</text:p>
          </table:table-cell>
        </table:table-row>
        <table:table-row table:style-name="ro1">
          <table:table-cell office:value-type="float" office:value="27935954" calcext:value-type="float">
            <text:p>27935954</text:p>
          </table:table-cell>
          <table:table-cell table:formula="of:=TIME( ; ;[.A1748]/1000)" office:value-type="time" office:time-value="PT07H45M35.954S" calcext:value-type="time">
            <text:p>07:45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837.92" calcext:value-type="float">
            <text:p>1837.92</text:p>
          </table:table-cell>
          <table:table-cell office:value-type="float" office:value="2187.64" calcext:value-type="float">
            <text:p>2187.64</text:p>
          </table:table-cell>
        </table:table-row>
        <table:table-row table:style-name="ro1">
          <table:table-cell office:value-type="float" office:value="27951954" calcext:value-type="float">
            <text:p>27951954</text:p>
          </table:table-cell>
          <table:table-cell table:formula="of:=TIME( ; ;[.A1749]/1000)" office:value-type="time" office:time-value="PT07H45M51.954S" calcext:value-type="time">
            <text:p>07:45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838.95" calcext:value-type="float">
            <text:p>1838.95</text:p>
          </table:table-cell>
          <table:table-cell office:value-type="float" office:value="2188.83" calcext:value-type="float">
            <text:p>2188.83</text:p>
          </table:table-cell>
        </table:table-row>
        <table:table-row table:style-name="ro1">
          <table:table-cell office:value-type="float" office:value="27967954" calcext:value-type="float">
            <text:p>27967954</text:p>
          </table:table-cell>
          <table:table-cell table:formula="of:=TIME( ; ;[.A1750]/1000)" office:value-type="time" office:time-value="PT07H46M07.954S" calcext:value-type="time">
            <text:p>07:46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839.98" calcext:value-type="float">
            <text:p>1839.98</text:p>
          </table:table-cell>
          <table:table-cell office:value-type="float" office:value="2190.02" calcext:value-type="float">
            <text:p>2190.02</text:p>
          </table:table-cell>
        </table:table-row>
        <table:table-row table:style-name="ro1">
          <table:table-cell office:value-type="float" office:value="27983954" calcext:value-type="float">
            <text:p>27983954</text:p>
          </table:table-cell>
          <table:table-cell table:formula="of:=TIME( ; ;[.A1751]/1000)" office:value-type="time" office:time-value="PT07H46M23.954S" calcext:value-type="time">
            <text:p>07:46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841" calcext:value-type="float">
            <text:p>1841</text:p>
          </table:table-cell>
          <table:table-cell office:value-type="float" office:value="2191.21" calcext:value-type="float">
            <text:p>2191.21</text:p>
          </table:table-cell>
        </table:table-row>
        <table:table-row table:style-name="ro1">
          <table:table-cell office:value-type="float" office:value="27999954" calcext:value-type="float">
            <text:p>27999954</text:p>
          </table:table-cell>
          <table:table-cell table:formula="of:=TIME( ; ;[.A1752]/1000)" office:value-type="time" office:time-value="PT07H46M39.954S" calcext:value-type="time">
            <text:p>07:46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842.03" calcext:value-type="float">
            <text:p>1842.03</text:p>
          </table:table-cell>
          <table:table-cell office:value-type="float" office:value="2192.4" calcext:value-type="float">
            <text:p>2192.4</text:p>
          </table:table-cell>
        </table:table-row>
        <table:table-row table:style-name="ro1">
          <table:table-cell office:value-type="float" office:value="28015954" calcext:value-type="float">
            <text:p>28015954</text:p>
          </table:table-cell>
          <table:table-cell table:formula="of:=TIME( ; ;[.A1753]/1000)" office:value-type="time" office:time-value="PT07H46M55.954S" calcext:value-type="time">
            <text:p>07:46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843.05" calcext:value-type="float">
            <text:p>1843.05</text:p>
          </table:table-cell>
          <table:table-cell office:value-type="float" office:value="2193.59" calcext:value-type="float">
            <text:p>2193.59</text:p>
          </table:table-cell>
        </table:table-row>
        <table:table-row table:style-name="ro1">
          <table:table-cell office:value-type="float" office:value="28031954" calcext:value-type="float">
            <text:p>28031954</text:p>
          </table:table-cell>
          <table:table-cell table:formula="of:=TIME( ; ;[.A1754]/1000)" office:value-type="time" office:time-value="PT07H47M11.954S" calcext:value-type="time">
            <text:p>07:47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844.08" calcext:value-type="float">
            <text:p>1844.08</text:p>
          </table:table-cell>
          <table:table-cell office:value-type="float" office:value="2194.77" calcext:value-type="float">
            <text:p>2194.77</text:p>
          </table:table-cell>
        </table:table-row>
        <table:table-row table:style-name="ro1">
          <table:table-cell office:value-type="float" office:value="28047954" calcext:value-type="float">
            <text:p>28047954</text:p>
          </table:table-cell>
          <table:table-cell table:formula="of:=TIME( ; ;[.A1755]/1000)" office:value-type="time" office:time-value="PT07H47M27.954S" calcext:value-type="time">
            <text:p>07:47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845.1" calcext:value-type="float">
            <text:p>1845.1</text:p>
          </table:table-cell>
          <table:table-cell office:value-type="float" office:value="2195.96" calcext:value-type="float">
            <text:p>2195.96</text:p>
          </table:table-cell>
        </table:table-row>
        <table:table-row table:style-name="ro1">
          <table:table-cell office:value-type="float" office:value="28063954" calcext:value-type="float">
            <text:p>28063954</text:p>
          </table:table-cell>
          <table:table-cell table:formula="of:=TIME( ; ;[.A1756]/1000)" office:value-type="time" office:time-value="PT07H47M43.954S" calcext:value-type="time">
            <text:p>07:47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846.13" calcext:value-type="float">
            <text:p>1846.13</text:p>
          </table:table-cell>
          <table:table-cell office:value-type="float" office:value="2197.15" calcext:value-type="float">
            <text:p>2197.15</text:p>
          </table:table-cell>
        </table:table-row>
        <table:table-row table:style-name="ro1">
          <table:table-cell office:value-type="float" office:value="28079954" calcext:value-type="float">
            <text:p>28079954</text:p>
          </table:table-cell>
          <table:table-cell table:formula="of:=TIME( ; ;[.A1757]/1000)" office:value-type="time" office:time-value="PT07H47M59.954S" calcext:value-type="time">
            <text:p>07:48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847.15" calcext:value-type="float">
            <text:p>1847.15</text:p>
          </table:table-cell>
          <table:table-cell office:value-type="float" office:value="2198.34" calcext:value-type="float">
            <text:p>2198.34</text:p>
          </table:table-cell>
        </table:table-row>
        <table:table-row table:style-name="ro1">
          <table:table-cell office:value-type="float" office:value="28095954" calcext:value-type="float">
            <text:p>28095954</text:p>
          </table:table-cell>
          <table:table-cell table:formula="of:=TIME( ; ;[.A1758]/1000)" office:value-type="time" office:time-value="PT07H48M15.954S" calcext:value-type="time">
            <text:p>07:48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848.18" calcext:value-type="float">
            <text:p>1848.18</text:p>
          </table:table-cell>
          <table:table-cell office:value-type="float" office:value="2199.53" calcext:value-type="float">
            <text:p>2199.53</text:p>
          </table:table-cell>
        </table:table-row>
        <table:table-row table:style-name="ro1">
          <table:table-cell office:value-type="float" office:value="28111954" calcext:value-type="float">
            <text:p>28111954</text:p>
          </table:table-cell>
          <table:table-cell table:formula="of:=TIME( ; ;[.A1759]/1000)" office:value-type="time" office:time-value="PT07H48M31.954S" calcext:value-type="time">
            <text:p>07:48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849.2" calcext:value-type="float">
            <text:p>1849.2</text:p>
          </table:table-cell>
          <table:table-cell office:value-type="float" office:value="2200.71" calcext:value-type="float">
            <text:p>2200.71</text:p>
          </table:table-cell>
        </table:table-row>
        <table:table-row table:style-name="ro1">
          <table:table-cell office:value-type="float" office:value="28127954" calcext:value-type="float">
            <text:p>28127954</text:p>
          </table:table-cell>
          <table:table-cell table:formula="of:=TIME( ; ;[.A1760]/1000)" office:value-type="time" office:time-value="PT07H48M47.954S" calcext:value-type="time">
            <text:p>07:48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850.23" calcext:value-type="float">
            <text:p>1850.23</text:p>
          </table:table-cell>
          <table:table-cell office:value-type="float" office:value="2201.9" calcext:value-type="float">
            <text:p>2201.9</text:p>
          </table:table-cell>
        </table:table-row>
        <table:table-row table:style-name="ro1">
          <table:table-cell office:value-type="float" office:value="28143954" calcext:value-type="float">
            <text:p>28143954</text:p>
          </table:table-cell>
          <table:table-cell table:formula="of:=TIME( ; ;[.A1761]/1000)" office:value-type="time" office:time-value="PT07H49M03.954S" calcext:value-type="time">
            <text:p>07:49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851.25" calcext:value-type="float">
            <text:p>1851.25</text:p>
          </table:table-cell>
          <table:table-cell office:value-type="float" office:value="2203.09" calcext:value-type="float">
            <text:p>2203.09</text:p>
          </table:table-cell>
        </table:table-row>
        <table:table-row table:style-name="ro1">
          <table:table-cell office:value-type="float" office:value="28159954" calcext:value-type="float">
            <text:p>28159954</text:p>
          </table:table-cell>
          <table:table-cell table:formula="of:=TIME( ; ;[.A1762]/1000)" office:value-type="time" office:time-value="PT07H49M19.954S" calcext:value-type="time">
            <text:p>07:49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852.28" calcext:value-type="float">
            <text:p>1852.28</text:p>
          </table:table-cell>
          <table:table-cell office:value-type="float" office:value="2204.27" calcext:value-type="float">
            <text:p>2204.27</text:p>
          </table:table-cell>
        </table:table-row>
        <table:table-row table:style-name="ro1">
          <table:table-cell office:value-type="float" office:value="28175954" calcext:value-type="float">
            <text:p>28175954</text:p>
          </table:table-cell>
          <table:table-cell table:formula="of:=TIME( ; ;[.A1763]/1000)" office:value-type="time" office:time-value="PT07H49M35.954S" calcext:value-type="time">
            <text:p>07:49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853.3" calcext:value-type="float">
            <text:p>1853.3</text:p>
          </table:table-cell>
          <table:table-cell office:value-type="float" office:value="2205.46" calcext:value-type="float">
            <text:p>2205.46</text:p>
          </table:table-cell>
        </table:table-row>
        <table:table-row table:style-name="ro1">
          <table:table-cell office:value-type="float" office:value="28191954" calcext:value-type="float">
            <text:p>28191954</text:p>
          </table:table-cell>
          <table:table-cell table:formula="of:=TIME( ; ;[.A1764]/1000)" office:value-type="time" office:time-value="PT07H49M51.954S" calcext:value-type="time">
            <text:p>07:49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854.33" calcext:value-type="float">
            <text:p>1854.33</text:p>
          </table:table-cell>
          <table:table-cell office:value-type="float" office:value="2206.65" calcext:value-type="float">
            <text:p>2206.65</text:p>
          </table:table-cell>
        </table:table-row>
        <table:table-row table:style-name="ro1">
          <table:table-cell office:value-type="float" office:value="28207954" calcext:value-type="float">
            <text:p>28207954</text:p>
          </table:table-cell>
          <table:table-cell table:formula="of:=TIME( ; ;[.A1765]/1000)" office:value-type="time" office:time-value="PT07H50M07.954S" calcext:value-type="time">
            <text:p>07:50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855.36" calcext:value-type="float">
            <text:p>1855.36</text:p>
          </table:table-cell>
          <table:table-cell office:value-type="float" office:value="2207.83" calcext:value-type="float">
            <text:p>2207.83</text:p>
          </table:table-cell>
        </table:table-row>
        <table:table-row table:style-name="ro1">
          <table:table-cell office:value-type="float" office:value="28223954" calcext:value-type="float">
            <text:p>28223954</text:p>
          </table:table-cell>
          <table:table-cell table:formula="of:=TIME( ; ;[.A1766]/1000)" office:value-type="time" office:time-value="PT07H50M23.954S" calcext:value-type="time">
            <text:p>07:50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856.38" calcext:value-type="float">
            <text:p>1856.38</text:p>
          </table:table-cell>
          <table:table-cell office:value-type="float" office:value="2209.02" calcext:value-type="float">
            <text:p>2209.02</text:p>
          </table:table-cell>
        </table:table-row>
        <table:table-row table:style-name="ro1">
          <table:table-cell office:value-type="float" office:value="28239954" calcext:value-type="float">
            <text:p>28239954</text:p>
          </table:table-cell>
          <table:table-cell table:formula="of:=TIME( ; ;[.A1767]/1000)" office:value-type="time" office:time-value="PT07H50M39.954S" calcext:value-type="time">
            <text:p>07:50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857.41" calcext:value-type="float">
            <text:p>1857.41</text:p>
          </table:table-cell>
          <table:table-cell office:value-type="float" office:value="2210.2" calcext:value-type="float">
            <text:p>2210.2</text:p>
          </table:table-cell>
        </table:table-row>
        <table:table-row table:style-name="ro1">
          <table:table-cell office:value-type="float" office:value="28255954" calcext:value-type="float">
            <text:p>28255954</text:p>
          </table:table-cell>
          <table:table-cell table:formula="of:=TIME( ; ;[.A1768]/1000)" office:value-type="time" office:time-value="PT07H50M55.954S" calcext:value-type="time">
            <text:p>07:50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5" calcext:value-type="float">
            <text:p>267.05</text:p>
          </table:table-cell>
          <table:table-cell office:value-type="float" office:value="1858.43" calcext:value-type="float">
            <text:p>1858.43</text:p>
          </table:table-cell>
          <table:table-cell office:value-type="float" office:value="2211.39" calcext:value-type="float">
            <text:p>2211.39</text:p>
          </table:table-cell>
        </table:table-row>
        <table:table-row table:style-name="ro1">
          <table:table-cell office:value-type="float" office:value="28271954" calcext:value-type="float">
            <text:p>28271954</text:p>
          </table:table-cell>
          <table:table-cell table:formula="of:=TIME( ; ;[.A1769]/1000)" office:value-type="time" office:time-value="PT07H51M11.954S" calcext:value-type="time">
            <text:p>07:51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59.45" calcext:value-type="float">
            <text:p>1859.45</text:p>
          </table:table-cell>
          <table:table-cell office:value-type="float" office:value="2212.58" calcext:value-type="float">
            <text:p>2212.58</text:p>
          </table:table-cell>
        </table:table-row>
        <table:table-row table:style-name="ro1">
          <table:table-cell office:value-type="float" office:value="28287954" calcext:value-type="float">
            <text:p>28287954</text:p>
          </table:table-cell>
          <table:table-cell table:formula="of:=TIME( ; ;[.A1770]/1000)" office:value-type="time" office:time-value="PT07H51M27.954S" calcext:value-type="time">
            <text:p>07:51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860.48" calcext:value-type="float">
            <text:p>1860.48</text:p>
          </table:table-cell>
          <table:table-cell office:value-type="float" office:value="2213.76" calcext:value-type="float">
            <text:p>2213.76</text:p>
          </table:table-cell>
        </table:table-row>
        <table:table-row table:style-name="ro1">
          <table:table-cell office:value-type="float" office:value="28303954" calcext:value-type="float">
            <text:p>28303954</text:p>
          </table:table-cell>
          <table:table-cell table:formula="of:=TIME( ; ;[.A1771]/1000)" office:value-type="time" office:time-value="PT07H51M43.954S" calcext:value-type="time">
            <text:p>07:51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861.5" calcext:value-type="float">
            <text:p>1861.5</text:p>
          </table:table-cell>
          <table:table-cell office:value-type="float" office:value="2214.95" calcext:value-type="float">
            <text:p>2214.95</text:p>
          </table:table-cell>
        </table:table-row>
        <table:table-row table:style-name="ro1">
          <table:table-cell office:value-type="float" office:value="28319954" calcext:value-type="float">
            <text:p>28319954</text:p>
          </table:table-cell>
          <table:table-cell table:formula="of:=TIME( ; ;[.A1772]/1000)" office:value-type="time" office:time-value="PT07H51M59.954S" calcext:value-type="time">
            <text:p>07:52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862.52" calcext:value-type="float">
            <text:p>1862.52</text:p>
          </table:table-cell>
          <table:table-cell office:value-type="float" office:value="2216.13" calcext:value-type="float">
            <text:p>2216.13</text:p>
          </table:table-cell>
        </table:table-row>
        <table:table-row table:style-name="ro1">
          <table:table-cell office:value-type="float" office:value="28335954" calcext:value-type="float">
            <text:p>28335954</text:p>
          </table:table-cell>
          <table:table-cell table:formula="of:=TIME( ; ;[.A1773]/1000)" office:value-type="time" office:time-value="PT07H52M15.954S" calcext:value-type="time">
            <text:p>07:52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01" calcext:value-type="float">
            <text:p>266.01</text:p>
          </table:table-cell>
          <table:table-cell office:value-type="float" office:value="1863.55" calcext:value-type="float">
            <text:p>1863.55</text:p>
          </table:table-cell>
          <table:table-cell office:value-type="float" office:value="2217.31" calcext:value-type="float">
            <text:p>2217.31</text:p>
          </table:table-cell>
        </table:table-row>
        <table:table-row table:style-name="ro1">
          <table:table-cell office:value-type="float" office:value="28351954" calcext:value-type="float">
            <text:p>28351954</text:p>
          </table:table-cell>
          <table:table-cell table:formula="of:=TIME( ; ;[.A1774]/1000)" office:value-type="time" office:time-value="PT07H52M31.954S" calcext:value-type="time">
            <text:p>07:52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864.57" calcext:value-type="float">
            <text:p>1864.57</text:p>
          </table:table-cell>
          <table:table-cell office:value-type="float" office:value="2218.5" calcext:value-type="float">
            <text:p>2218.5</text:p>
          </table:table-cell>
        </table:table-row>
        <table:table-row table:style-name="ro1">
          <table:table-cell office:value-type="float" office:value="28367954" calcext:value-type="float">
            <text:p>28367954</text:p>
          </table:table-cell>
          <table:table-cell table:formula="of:=TIME( ; ;[.A1775]/1000)" office:value-type="time" office:time-value="PT07H52M47.954S" calcext:value-type="time">
            <text:p>07:52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865.6" calcext:value-type="float">
            <text:p>1865.6</text:p>
          </table:table-cell>
          <table:table-cell office:value-type="float" office:value="2219.68" calcext:value-type="float">
            <text:p>2219.68</text:p>
          </table:table-cell>
        </table:table-row>
        <table:table-row table:style-name="ro1">
          <table:table-cell office:value-type="float" office:value="28383954" calcext:value-type="float">
            <text:p>28383954</text:p>
          </table:table-cell>
          <table:table-cell table:formula="of:=TIME( ; ;[.A1776]/1000)" office:value-type="time" office:time-value="PT07H53M03.954S" calcext:value-type="time">
            <text:p>07:53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866.62" calcext:value-type="float">
            <text:p>1866.62</text:p>
          </table:table-cell>
          <table:table-cell office:value-type="float" office:value="2220.86" calcext:value-type="float">
            <text:p>2220.86</text:p>
          </table:table-cell>
        </table:table-row>
        <table:table-row table:style-name="ro1">
          <table:table-cell office:value-type="float" office:value="28399954" calcext:value-type="float">
            <text:p>28399954</text:p>
          </table:table-cell>
          <table:table-cell table:formula="of:=TIME( ; ;[.A1777]/1000)" office:value-type="time" office:time-value="PT07H53M19.954S" calcext:value-type="time">
            <text:p>07:53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867.64" calcext:value-type="float">
            <text:p>1867.64</text:p>
          </table:table-cell>
          <table:table-cell office:value-type="float" office:value="2222.05" calcext:value-type="float">
            <text:p>2222.05</text:p>
          </table:table-cell>
        </table:table-row>
        <table:table-row table:style-name="ro1">
          <table:table-cell office:value-type="float" office:value="28415954" calcext:value-type="float">
            <text:p>28415954</text:p>
          </table:table-cell>
          <table:table-cell table:formula="of:=TIME( ; ;[.A1778]/1000)" office:value-type="time" office:time-value="PT07H53M35.954S" calcext:value-type="time">
            <text:p>07:53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868.67" calcext:value-type="float">
            <text:p>1868.67</text:p>
          </table:table-cell>
          <table:table-cell office:value-type="float" office:value="2223.23" calcext:value-type="float">
            <text:p>2223.23</text:p>
          </table:table-cell>
        </table:table-row>
        <table:table-row table:style-name="ro1">
          <table:table-cell office:value-type="float" office:value="28431954" calcext:value-type="float">
            <text:p>28431954</text:p>
          </table:table-cell>
          <table:table-cell table:formula="of:=TIME( ; ;[.A1779]/1000)" office:value-type="time" office:time-value="PT07H53M51.954S" calcext:value-type="time">
            <text:p>07:53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869.69" calcext:value-type="float">
            <text:p>1869.69</text:p>
          </table:table-cell>
          <table:table-cell office:value-type="float" office:value="2224.41" calcext:value-type="float">
            <text:p>2224.41</text:p>
          </table:table-cell>
        </table:table-row>
        <table:table-row table:style-name="ro1">
          <table:table-cell office:value-type="float" office:value="28447954" calcext:value-type="float">
            <text:p>28447954</text:p>
          </table:table-cell>
          <table:table-cell table:formula="of:=TIME( ; ;[.A1780]/1000)" office:value-type="time" office:time-value="PT07H54M07.954S" calcext:value-type="time">
            <text:p>07:54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8" calcext:value-type="float">
            <text:p>265.88</text:p>
          </table:table-cell>
          <table:table-cell office:value-type="float" office:value="1870.71" calcext:value-type="float">
            <text:p>1870.71</text:p>
          </table:table-cell>
          <table:table-cell office:value-type="float" office:value="2225.6" calcext:value-type="float">
            <text:p>2225.6</text:p>
          </table:table-cell>
        </table:table-row>
        <table:table-row table:style-name="ro1">
          <table:table-cell office:value-type="float" office:value="28463954" calcext:value-type="float">
            <text:p>28463954</text:p>
          </table:table-cell>
          <table:table-cell table:formula="of:=TIME( ; ;[.A1781]/1000)" office:value-type="time" office:time-value="PT07H54M23.954S" calcext:value-type="time">
            <text:p>07:54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871.74" calcext:value-type="float">
            <text:p>1871.74</text:p>
          </table:table-cell>
          <table:table-cell office:value-type="float" office:value="2226.78" calcext:value-type="float">
            <text:p>2226.78</text:p>
          </table:table-cell>
        </table:table-row>
        <table:table-row table:style-name="ro1">
          <table:table-cell office:value-type="float" office:value="28479954" calcext:value-type="float">
            <text:p>28479954</text:p>
          </table:table-cell>
          <table:table-cell table:formula="of:=TIME( ; ;[.A1782]/1000)" office:value-type="time" office:time-value="PT07H54M39.954S" calcext:value-type="time">
            <text:p>07:54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872.76" calcext:value-type="float">
            <text:p>1872.76</text:p>
          </table:table-cell>
          <table:table-cell office:value-type="float" office:value="2227.96" calcext:value-type="float">
            <text:p>2227.96</text:p>
          </table:table-cell>
        </table:table-row>
        <table:table-row table:style-name="ro1">
          <table:table-cell office:value-type="float" office:value="28495954" calcext:value-type="float">
            <text:p>28495954</text:p>
          </table:table-cell>
          <table:table-cell table:formula="of:=TIME( ; ;[.A1783]/1000)" office:value-type="time" office:time-value="PT07H54M55.954S" calcext:value-type="time">
            <text:p>07:54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873.78" calcext:value-type="float">
            <text:p>1873.78</text:p>
          </table:table-cell>
          <table:table-cell office:value-type="float" office:value="2229.14" calcext:value-type="float">
            <text:p>2229.14</text:p>
          </table:table-cell>
        </table:table-row>
        <table:table-row table:style-name="ro1">
          <table:table-cell office:value-type="float" office:value="28511953" calcext:value-type="float">
            <text:p>28511953</text:p>
          </table:table-cell>
          <table:table-cell table:formula="of:=TIME( ; ;[.A1784]/1000)" office:value-type="time" office:time-value="PT07H55M11.953S" calcext:value-type="time">
            <text:p>07:55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874.81" calcext:value-type="float">
            <text:p>1874.81</text:p>
          </table:table-cell>
          <table:table-cell office:value-type="float" office:value="2230.32" calcext:value-type="float">
            <text:p>2230.32</text:p>
          </table:table-cell>
        </table:table-row>
        <table:table-row table:style-name="ro1">
          <table:table-cell office:value-type="float" office:value="28527954" calcext:value-type="float">
            <text:p>28527954</text:p>
          </table:table-cell>
          <table:table-cell table:formula="of:=TIME( ; ;[.A1785]/1000)" office:value-type="time" office:time-value="PT07H55M27.954S" calcext:value-type="time">
            <text:p>07:55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875.83" calcext:value-type="float">
            <text:p>1875.83</text:p>
          </table:table-cell>
          <table:table-cell office:value-type="float" office:value="2231.5" calcext:value-type="float">
            <text:p>2231.5</text:p>
          </table:table-cell>
        </table:table-row>
        <table:table-row table:style-name="ro1">
          <table:table-cell office:value-type="float" office:value="28543954" calcext:value-type="float">
            <text:p>28543954</text:p>
          </table:table-cell>
          <table:table-cell table:formula="of:=TIME( ; ;[.A1786]/1000)" office:value-type="time" office:time-value="PT07H55M43.954S" calcext:value-type="time">
            <text:p>07:55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876.85" calcext:value-type="float">
            <text:p>1876.85</text:p>
          </table:table-cell>
          <table:table-cell office:value-type="float" office:value="2232.68" calcext:value-type="float">
            <text:p>2232.68</text:p>
          </table:table-cell>
        </table:table-row>
        <table:table-row table:style-name="ro1">
          <table:table-cell office:value-type="float" office:value="28559954" calcext:value-type="float">
            <text:p>28559954</text:p>
          </table:table-cell>
          <table:table-cell table:formula="of:=TIME( ; ;[.A1787]/1000)" office:value-type="time" office:time-value="PT07H55M59.954S" calcext:value-type="time">
            <text:p>07:56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877.87" calcext:value-type="float">
            <text:p>1877.87</text:p>
          </table:table-cell>
          <table:table-cell office:value-type="float" office:value="2233.86" calcext:value-type="float">
            <text:p>2233.86</text:p>
          </table:table-cell>
        </table:table-row>
        <table:table-row table:style-name="ro1">
          <table:table-cell office:value-type="float" office:value="28575954" calcext:value-type="float">
            <text:p>28575954</text:p>
          </table:table-cell>
          <table:table-cell table:formula="of:=TIME( ; ;[.A1788]/1000)" office:value-type="time" office:time-value="PT07H56M15.954S" calcext:value-type="time">
            <text:p>07:56:16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878.89" calcext:value-type="float">
            <text:p>1878.89</text:p>
          </table:table-cell>
          <table:table-cell office:value-type="float" office:value="2235.04" calcext:value-type="float">
            <text:p>2235.04</text:p>
          </table:table-cell>
        </table:table-row>
        <table:table-row table:style-name="ro1">
          <table:table-cell office:value-type="float" office:value="28591954" calcext:value-type="float">
            <text:p>28591954</text:p>
          </table:table-cell>
          <table:table-cell table:formula="of:=TIME( ; ;[.A1789]/1000)" office:value-type="time" office:time-value="PT07H56M31.954S" calcext:value-type="time">
            <text:p>07:56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879.92" calcext:value-type="float">
            <text:p>1879.92</text:p>
          </table:table-cell>
          <table:table-cell office:value-type="float" office:value="2236.22" calcext:value-type="float">
            <text:p>2236.22</text:p>
          </table:table-cell>
        </table:table-row>
        <table:table-row table:style-name="ro1">
          <table:table-cell office:value-type="float" office:value="28607954" calcext:value-type="float">
            <text:p>28607954</text:p>
          </table:table-cell>
          <table:table-cell table:formula="of:=TIME( ; ;[.A1790]/1000)" office:value-type="time" office:time-value="PT07H56M47.954S" calcext:value-type="time">
            <text:p>07:56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880.94" calcext:value-type="float">
            <text:p>1880.94</text:p>
          </table:table-cell>
          <table:table-cell office:value-type="float" office:value="2237.4" calcext:value-type="float">
            <text:p>2237.4</text:p>
          </table:table-cell>
        </table:table-row>
        <table:table-row table:style-name="ro1">
          <table:table-cell office:value-type="float" office:value="28623954" calcext:value-type="float">
            <text:p>28623954</text:p>
          </table:table-cell>
          <table:table-cell table:formula="of:=TIME( ; ;[.A1791]/1000)" office:value-type="time" office:time-value="PT07H57M03.954S" calcext:value-type="time">
            <text:p>07:57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881.96" calcext:value-type="float">
            <text:p>1881.96</text:p>
          </table:table-cell>
          <table:table-cell office:value-type="float" office:value="2238.58" calcext:value-type="float">
            <text:p>2238.58</text:p>
          </table:table-cell>
        </table:table-row>
        <table:table-row table:style-name="ro1">
          <table:table-cell office:value-type="float" office:value="28639954" calcext:value-type="float">
            <text:p>28639954</text:p>
          </table:table-cell>
          <table:table-cell table:formula="of:=TIME( ; ;[.A1792]/1000)" office:value-type="time" office:time-value="PT07H57M19.954S" calcext:value-type="time">
            <text:p>07:57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882.98" calcext:value-type="float">
            <text:p>1882.98</text:p>
          </table:table-cell>
          <table:table-cell office:value-type="float" office:value="2239.76" calcext:value-type="float">
            <text:p>2239.76</text:p>
          </table:table-cell>
        </table:table-row>
        <table:table-row table:style-name="ro1">
          <table:table-cell office:value-type="float" office:value="28655954" calcext:value-type="float">
            <text:p>28655954</text:p>
          </table:table-cell>
          <table:table-cell table:formula="of:=TIME( ; ;[.A1793]/1000)" office:value-type="time" office:time-value="PT07H57M35.954S" calcext:value-type="time">
            <text:p>07:57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884" calcext:value-type="float">
            <text:p>1884</text:p>
          </table:table-cell>
          <table:table-cell office:value-type="float" office:value="2240.94" calcext:value-type="float">
            <text:p>2240.94</text:p>
          </table:table-cell>
        </table:table-row>
        <table:table-row table:style-name="ro1">
          <table:table-cell office:value-type="float" office:value="28671954" calcext:value-type="float">
            <text:p>28671954</text:p>
          </table:table-cell>
          <table:table-cell table:formula="of:=TIME( ; ;[.A1794]/1000)" office:value-type="time" office:time-value="PT07H57M51.954S" calcext:value-type="time">
            <text:p>07:57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885.02" calcext:value-type="float">
            <text:p>1885.02</text:p>
          </table:table-cell>
          <table:table-cell office:value-type="float" office:value="2242.12" calcext:value-type="float">
            <text:p>2242.12</text:p>
          </table:table-cell>
        </table:table-row>
        <table:table-row table:style-name="ro1">
          <table:table-cell office:value-type="float" office:value="28687954" calcext:value-type="float">
            <text:p>28687954</text:p>
          </table:table-cell>
          <table:table-cell table:formula="of:=TIME( ; ;[.A1795]/1000)" office:value-type="time" office:time-value="PT07H58M07.954S" calcext:value-type="time">
            <text:p>07:58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886.04" calcext:value-type="float">
            <text:p>1886.04</text:p>
          </table:table-cell>
          <table:table-cell office:value-type="float" office:value="2243.3" calcext:value-type="float">
            <text:p>2243.3</text:p>
          </table:table-cell>
        </table:table-row>
        <table:table-row table:style-name="ro1">
          <table:table-cell office:value-type="float" office:value="28703954" calcext:value-type="float">
            <text:p>28703954</text:p>
          </table:table-cell>
          <table:table-cell table:formula="of:=TIME( ; ;[.A1796]/1000)" office:value-type="time" office:time-value="PT07H58M23.954S" calcext:value-type="time">
            <text:p>07:58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887.07" calcext:value-type="float">
            <text:p>1887.07</text:p>
          </table:table-cell>
          <table:table-cell office:value-type="float" office:value="2244.47" calcext:value-type="float">
            <text:p>2244.47</text:p>
          </table:table-cell>
        </table:table-row>
        <table:table-row table:style-name="ro1">
          <table:table-cell office:value-type="float" office:value="28719954" calcext:value-type="float">
            <text:p>28719954</text:p>
          </table:table-cell>
          <table:table-cell table:formula="of:=TIME( ; ;[.A1797]/1000)" office:value-type="time" office:time-value="PT07H58M39.954S" calcext:value-type="time">
            <text:p>07:58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888.09" calcext:value-type="float">
            <text:p>1888.09</text:p>
          </table:table-cell>
          <table:table-cell office:value-type="float" office:value="2245.65" calcext:value-type="float">
            <text:p>2245.65</text:p>
          </table:table-cell>
        </table:table-row>
        <table:table-row table:style-name="ro1">
          <table:table-cell office:value-type="float" office:value="28735954" calcext:value-type="float">
            <text:p>28735954</text:p>
          </table:table-cell>
          <table:table-cell table:formula="of:=TIME( ; ;[.A1798]/1000)" office:value-type="time" office:time-value="PT07H58M55.954S" calcext:value-type="time">
            <text:p>07:58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889.11" calcext:value-type="float">
            <text:p>1889.11</text:p>
          </table:table-cell>
          <table:table-cell office:value-type="float" office:value="2246.83" calcext:value-type="float">
            <text:p>2246.83</text:p>
          </table:table-cell>
        </table:table-row>
        <table:table-row table:style-name="ro1">
          <table:table-cell office:value-type="float" office:value="28751954" calcext:value-type="float">
            <text:p>28751954</text:p>
          </table:table-cell>
          <table:table-cell table:formula="of:=TIME( ; ;[.A1799]/1000)" office:value-type="time" office:time-value="PT07H59M11.954S" calcext:value-type="time">
            <text:p>07:59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890.13" calcext:value-type="float">
            <text:p>1890.13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28767954" calcext:value-type="float">
            <text:p>28767954</text:p>
          </table:table-cell>
          <table:table-cell table:formula="of:=TIME( ; ;[.A1800]/1000)" office:value-type="time" office:time-value="PT07H59M27.954S" calcext:value-type="time">
            <text:p>07:59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891.15" calcext:value-type="float">
            <text:p>1891.15</text:p>
          </table:table-cell>
          <table:table-cell office:value-type="float" office:value="2249.18" calcext:value-type="float">
            <text:p>2249.18</text:p>
          </table:table-cell>
        </table:table-row>
        <table:table-row table:style-name="ro1">
          <table:table-cell office:value-type="float" office:value="28783954" calcext:value-type="float">
            <text:p>28783954</text:p>
          </table:table-cell>
          <table:table-cell table:formula="of:=TIME( ; ;[.A1801]/1000)" office:value-type="time" office:time-value="PT07H59M43.954S" calcext:value-type="time">
            <text:p>07:59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892.17" calcext:value-type="float">
            <text:p>1892.17</text:p>
          </table:table-cell>
          <table:table-cell office:value-type="float" office:value="2250.36" calcext:value-type="float">
            <text:p>2250.36</text:p>
          </table:table-cell>
        </table:table-row>
        <table:table-row table:style-name="ro1">
          <table:table-cell office:value-type="float" office:value="28799954" calcext:value-type="float">
            <text:p>28799954</text:p>
          </table:table-cell>
          <table:table-cell table:formula="of:=TIME( ; ;[.A1802]/1000)" office:value-type="time" office:time-value="PT07H59M59.954S" calcext:value-type="time">
            <text:p>08:00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893.19" calcext:value-type="float">
            <text:p>1893.19</text:p>
          </table:table-cell>
          <table:table-cell office:value-type="float" office:value="2251.53" calcext:value-type="float">
            <text:p>2251.53</text:p>
          </table:table-cell>
        </table:table-row>
        <table:table-row table:style-name="ro1">
          <table:table-cell office:value-type="float" office:value="28815954" calcext:value-type="float">
            <text:p>28815954</text:p>
          </table:table-cell>
          <table:table-cell table:formula="of:=TIME( ; ;[.A1803]/1000)" office:value-type="time" office:time-value="PT08H00M15.954S" calcext:value-type="time">
            <text:p>08:00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894.21" calcext:value-type="float">
            <text:p>1894.21</text:p>
          </table:table-cell>
          <table:table-cell office:value-type="float" office:value="2252.71" calcext:value-type="float">
            <text:p>2252.71</text:p>
          </table:table-cell>
        </table:table-row>
        <table:table-row table:style-name="ro1">
          <table:table-cell office:value-type="float" office:value="28831954" calcext:value-type="float">
            <text:p>28831954</text:p>
          </table:table-cell>
          <table:table-cell table:formula="of:=TIME( ; ;[.A1804]/1000)" office:value-type="time" office:time-value="PT08H00M31.954S" calcext:value-type="time">
            <text:p>08:00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895.23" calcext:value-type="float">
            <text:p>1895.23</text:p>
          </table:table-cell>
          <table:table-cell office:value-type="float" office:value="2253.88" calcext:value-type="float">
            <text:p>2253.88</text:p>
          </table:table-cell>
        </table:table-row>
        <table:table-row table:style-name="ro1">
          <table:table-cell office:value-type="float" office:value="28847954" calcext:value-type="float">
            <text:p>28847954</text:p>
          </table:table-cell>
          <table:table-cell table:formula="of:=TIME( ; ;[.A1805]/1000)" office:value-type="time" office:time-value="PT08H00M47.954S" calcext:value-type="time">
            <text:p>08:00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896.24" calcext:value-type="float">
            <text:p>1896.24</text:p>
          </table:table-cell>
          <table:table-cell office:value-type="float" office:value="2255.05" calcext:value-type="float">
            <text:p>2255.05</text:p>
          </table:table-cell>
        </table:table-row>
        <table:table-row table:style-name="ro1">
          <table:table-cell office:value-type="float" office:value="28863954" calcext:value-type="float">
            <text:p>28863954</text:p>
          </table:table-cell>
          <table:table-cell table:formula="of:=TIME( ; ;[.A1806]/1000)" office:value-type="time" office:time-value="PT08H01M03.954S" calcext:value-type="time">
            <text:p>08:01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897.26" calcext:value-type="float">
            <text:p>1897.26</text:p>
          </table:table-cell>
          <table:table-cell office:value-type="float" office:value="2256.23" calcext:value-type="float">
            <text:p>2256.23</text:p>
          </table:table-cell>
        </table:table-row>
        <table:table-row table:style-name="ro1">
          <table:table-cell office:value-type="float" office:value="28879954" calcext:value-type="float">
            <text:p>28879954</text:p>
          </table:table-cell>
          <table:table-cell table:formula="of:=TIME( ; ;[.A1807]/1000)" office:value-type="time" office:time-value="PT08H01M19.954S" calcext:value-type="time">
            <text:p>08:01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2" calcext:value-type="float">
            <text:p>264.02</text:p>
          </table:table-cell>
          <table:table-cell office:value-type="float" office:value="1898.28" calcext:value-type="float">
            <text:p>1898.28</text:p>
          </table:table-cell>
          <table:table-cell office:value-type="float" office:value="2257.4" calcext:value-type="float">
            <text:p>2257.4</text:p>
          </table:table-cell>
        </table:table-row>
        <table:table-row table:style-name="ro1">
          <table:table-cell office:value-type="float" office:value="28895954" calcext:value-type="float">
            <text:p>28895954</text:p>
          </table:table-cell>
          <table:table-cell table:formula="of:=TIME( ; ;[.A1808]/1000)" office:value-type="time" office:time-value="PT08H01M35.954S" calcext:value-type="time">
            <text:p>08:01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899.3" calcext:value-type="float">
            <text:p>1899.3</text:p>
          </table:table-cell>
          <table:table-cell office:value-type="float" office:value="2258.57" calcext:value-type="float">
            <text:p>2258.57</text:p>
          </table:table-cell>
        </table:table-row>
        <table:table-row table:style-name="ro1">
          <table:table-cell office:value-type="float" office:value="28911954" calcext:value-type="float">
            <text:p>28911954</text:p>
          </table:table-cell>
          <table:table-cell table:formula="of:=TIME( ; ;[.A1809]/1000)" office:value-type="time" office:time-value="PT08H01M51.954S" calcext:value-type="time">
            <text:p>08:01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900.32" calcext:value-type="float">
            <text:p>1900.32</text:p>
          </table:table-cell>
          <table:table-cell office:value-type="float" office:value="2259.74" calcext:value-type="float">
            <text:p>2259.74</text:p>
          </table:table-cell>
        </table:table-row>
        <table:table-row table:style-name="ro1">
          <table:table-cell office:value-type="float" office:value="28927954" calcext:value-type="float">
            <text:p>28927954</text:p>
          </table:table-cell>
          <table:table-cell table:formula="of:=TIME( ; ;[.A1810]/1000)" office:value-type="time" office:time-value="PT08H02M07.954S" calcext:value-type="time">
            <text:p>08:02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901.34" calcext:value-type="float">
            <text:p>1901.34</text:p>
          </table:table-cell>
          <table:table-cell office:value-type="float" office:value="2260.92" calcext:value-type="float">
            <text:p>2260.92</text:p>
          </table:table-cell>
        </table:table-row>
        <table:table-row table:style-name="ro1">
          <table:table-cell office:value-type="float" office:value="28943954" calcext:value-type="float">
            <text:p>28943954</text:p>
          </table:table-cell>
          <table:table-cell table:formula="of:=TIME( ; ;[.A1811]/1000)" office:value-type="time" office:time-value="PT08H02M23.954S" calcext:value-type="time">
            <text:p>08:02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902.36" calcext:value-type="float">
            <text:p>1902.36</text:p>
          </table:table-cell>
          <table:table-cell office:value-type="float" office:value="2262.09" calcext:value-type="float">
            <text:p>2262.09</text:p>
          </table:table-cell>
        </table:table-row>
        <table:table-row table:style-name="ro1">
          <table:table-cell office:value-type="float" office:value="28959954" calcext:value-type="float">
            <text:p>28959954</text:p>
          </table:table-cell>
          <table:table-cell table:formula="of:=TIME( ; ;[.A1812]/1000)" office:value-type="time" office:time-value="PT08H02M39.954S" calcext:value-type="time">
            <text:p>08:02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903.38" calcext:value-type="float">
            <text:p>1903.38</text:p>
          </table:table-cell>
          <table:table-cell office:value-type="float" office:value="2263.26" calcext:value-type="float">
            <text:p>2263.26</text:p>
          </table:table-cell>
        </table:table-row>
        <table:table-row table:style-name="ro1">
          <table:table-cell office:value-type="float" office:value="28975954" calcext:value-type="float">
            <text:p>28975954</text:p>
          </table:table-cell>
          <table:table-cell table:formula="of:=TIME( ; ;[.A1813]/1000)" office:value-type="time" office:time-value="PT08H02M55.954S" calcext:value-type="time">
            <text:p>08:02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2.76" calcext:value-type="float">
            <text:p>262.76</text:p>
          </table:table-cell>
          <table:table-cell office:value-type="float" office:value="1904.4" calcext:value-type="float">
            <text:p>1904.4</text:p>
          </table:table-cell>
          <table:table-cell office:value-type="float" office:value="2264.43" calcext:value-type="float">
            <text:p>2264.43</text:p>
          </table:table-cell>
        </table:table-row>
        <table:table-row table:style-name="ro1">
          <table:table-cell office:value-type="float" office:value="28991954" calcext:value-type="float">
            <text:p>28991954</text:p>
          </table:table-cell>
          <table:table-cell table:formula="of:=TIME( ; ;[.A1814]/1000)" office:value-type="time" office:time-value="PT08H03M11.954S" calcext:value-type="time">
            <text:p>08:03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905.42" calcext:value-type="float">
            <text:p>1905.42</text:p>
          </table:table-cell>
          <table:table-cell office:value-type="float" office:value="2265.6" calcext:value-type="float">
            <text:p>2265.6</text:p>
          </table:table-cell>
        </table:table-row>
        <table:table-row table:style-name="ro1">
          <table:table-cell office:value-type="float" office:value="29007954" calcext:value-type="float">
            <text:p>29007954</text:p>
          </table:table-cell>
          <table:table-cell table:formula="of:=TIME( ; ;[.A1815]/1000)" office:value-type="time" office:time-value="PT08H03M27.954S" calcext:value-type="time">
            <text:p>08:03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906.43" calcext:value-type="float">
            <text:p>1906.43</text:p>
          </table:table-cell>
          <table:table-cell office:value-type="float" office:value="2266.77" calcext:value-type="float">
            <text:p>2266.77</text:p>
          </table:table-cell>
        </table:table-row>
        <table:table-row table:style-name="ro1">
          <table:table-cell office:value-type="float" office:value="29023954" calcext:value-type="float">
            <text:p>29023954</text:p>
          </table:table-cell>
          <table:table-cell table:formula="of:=TIME( ; ;[.A1816]/1000)" office:value-type="time" office:time-value="PT08H03M43.954S" calcext:value-type="time">
            <text:p>08:03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907.45" calcext:value-type="float">
            <text:p>1907.45</text:p>
          </table:table-cell>
          <table:table-cell office:value-type="float" office:value="2267.95" calcext:value-type="float">
            <text:p>2267.95</text:p>
          </table:table-cell>
        </table:table-row>
        <table:table-row table:style-name="ro1">
          <table:table-cell office:value-type="float" office:value="29039954" calcext:value-type="float">
            <text:p>29039954</text:p>
          </table:table-cell>
          <table:table-cell table:formula="of:=TIME( ; ;[.A1817]/1000)" office:value-type="time" office:time-value="PT08H03M59.954S" calcext:value-type="time">
            <text:p>08:04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908.47" calcext:value-type="float">
            <text:p>1908.47</text:p>
          </table:table-cell>
          <table:table-cell office:value-type="float" office:value="2269.12" calcext:value-type="float">
            <text:p>2269.12</text:p>
          </table:table-cell>
        </table:table-row>
        <table:table-row table:style-name="ro1">
          <table:table-cell office:value-type="float" office:value="29055954" calcext:value-type="float">
            <text:p>29055954</text:p>
          </table:table-cell>
          <table:table-cell table:formula="of:=TIME( ; ;[.A1818]/1000)" office:value-type="time" office:time-value="PT08H04M15.954S" calcext:value-type="time">
            <text:p>08:04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909.49" calcext:value-type="float">
            <text:p>1909.49</text:p>
          </table:table-cell>
          <table:table-cell office:value-type="float" office:value="2270.29" calcext:value-type="float">
            <text:p>2270.29</text:p>
          </table:table-cell>
        </table:table-row>
        <table:table-row table:style-name="ro1">
          <table:table-cell office:value-type="float" office:value="29071954" calcext:value-type="float">
            <text:p>29071954</text:p>
          </table:table-cell>
          <table:table-cell table:formula="of:=TIME( ; ;[.A1819]/1000)" office:value-type="time" office:time-value="PT08H04M31.954S" calcext:value-type="time">
            <text:p>08:04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910.51" calcext:value-type="float">
            <text:p>1910.51</text:p>
          </table:table-cell>
          <table:table-cell office:value-type="float" office:value="2271.46" calcext:value-type="float">
            <text:p>2271.46</text:p>
          </table:table-cell>
        </table:table-row>
        <table:table-row table:style-name="ro1">
          <table:table-cell office:value-type="float" office:value="29087954" calcext:value-type="float">
            <text:p>29087954</text:p>
          </table:table-cell>
          <table:table-cell table:formula="of:=TIME( ; ;[.A1820]/1000)" office:value-type="time" office:time-value="PT08H04M47.954S" calcext:value-type="time">
            <text:p>08:04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911.52" calcext:value-type="float">
            <text:p>1911.52</text:p>
          </table:table-cell>
          <table:table-cell office:value-type="float" office:value="2272.63" calcext:value-type="float">
            <text:p>2272.63</text:p>
          </table:table-cell>
        </table:table-row>
        <table:table-row table:style-name="ro1">
          <table:table-cell office:value-type="float" office:value="29103954" calcext:value-type="float">
            <text:p>29103954</text:p>
          </table:table-cell>
          <table:table-cell table:formula="of:=TIME( ; ;[.A1821]/1000)" office:value-type="time" office:time-value="PT08H05M03.954S" calcext:value-type="time">
            <text:p>08:05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912.54" calcext:value-type="float">
            <text:p>1912.54</text:p>
          </table:table-cell>
          <table:table-cell office:value-type="float" office:value="2273.8" calcext:value-type="float">
            <text:p>2273.8</text:p>
          </table:table-cell>
        </table:table-row>
        <table:table-row table:style-name="ro1">
          <table:table-cell office:value-type="float" office:value="29119954" calcext:value-type="float">
            <text:p>29119954</text:p>
          </table:table-cell>
          <table:table-cell table:formula="of:=TIME( ; ;[.A1822]/1000)" office:value-type="time" office:time-value="PT08H05M19.954S" calcext:value-type="time">
            <text:p>08:05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913.56" calcext:value-type="float">
            <text:p>1913.56</text:p>
          </table:table-cell>
          <table:table-cell office:value-type="float" office:value="2274.97" calcext:value-type="float">
            <text:p>2274.97</text:p>
          </table:table-cell>
        </table:table-row>
        <table:table-row table:style-name="ro1">
          <table:table-cell office:value-type="float" office:value="29135954" calcext:value-type="float">
            <text:p>29135954</text:p>
          </table:table-cell>
          <table:table-cell table:formula="of:=TIME( ; ;[.A1823]/1000)" office:value-type="time" office:time-value="PT08H05M35.954S" calcext:value-type="time">
            <text:p>08:05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" calcext:value-type="float">
            <text:p>262.4</text:p>
          </table:table-cell>
          <table:table-cell office:value-type="float" office:value="1914.57" calcext:value-type="float">
            <text:p>1914.57</text:p>
          </table:table-cell>
          <table:table-cell office:value-type="float" office:value="2276.13" calcext:value-type="float">
            <text:p>2276.13</text:p>
          </table:table-cell>
        </table:table-row>
        <table:table-row table:style-name="ro1">
          <table:table-cell office:value-type="float" office:value="29151954" calcext:value-type="float">
            <text:p>29151954</text:p>
          </table:table-cell>
          <table:table-cell table:formula="of:=TIME( ; ;[.A1824]/1000)" office:value-type="time" office:time-value="PT08H05M51.954S" calcext:value-type="time">
            <text:p>08:05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915.59" calcext:value-type="float">
            <text:p>1915.59</text:p>
          </table:table-cell>
          <table:table-cell office:value-type="float" office:value="2277.3" calcext:value-type="float">
            <text:p>2277.3</text:p>
          </table:table-cell>
        </table:table-row>
        <table:table-row table:style-name="ro1">
          <table:table-cell office:value-type="float" office:value="29167954" calcext:value-type="float">
            <text:p>29167954</text:p>
          </table:table-cell>
          <table:table-cell table:formula="of:=TIME( ; ;[.A1825]/1000)" office:value-type="time" office:time-value="PT08H06M07.954S" calcext:value-type="time">
            <text:p>08:06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916.61" calcext:value-type="float">
            <text:p>1916.61</text:p>
          </table:table-cell>
          <table:table-cell office:value-type="float" office:value="2278.47" calcext:value-type="float">
            <text:p>2278.47</text:p>
          </table:table-cell>
        </table:table-row>
        <table:table-row table:style-name="ro1">
          <table:table-cell office:value-type="float" office:value="29183954" calcext:value-type="float">
            <text:p>29183954</text:p>
          </table:table-cell>
          <table:table-cell table:formula="of:=TIME( ; ;[.A1826]/1000)" office:value-type="time" office:time-value="PT08H06M23.954S" calcext:value-type="time">
            <text:p>08:06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917.62" calcext:value-type="float">
            <text:p>1917.62</text:p>
          </table:table-cell>
          <table:table-cell office:value-type="float" office:value="2279.63" calcext:value-type="float">
            <text:p>2279.63</text:p>
          </table:table-cell>
        </table:table-row>
        <table:table-row table:style-name="ro1">
          <table:table-cell office:value-type="float" office:value="29199954" calcext:value-type="float">
            <text:p>29199954</text:p>
          </table:table-cell>
          <table:table-cell table:formula="of:=TIME( ; ;[.A1827]/1000)" office:value-type="time" office:time-value="PT08H06M39.954S" calcext:value-type="time">
            <text:p>08:06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918.64" calcext:value-type="float">
            <text:p>1918.64</text:p>
          </table:table-cell>
          <table:table-cell office:value-type="float" office:value="2280.8" calcext:value-type="float">
            <text:p>2280.8</text:p>
          </table:table-cell>
        </table:table-row>
        <table:table-row table:style-name="ro1">
          <table:table-cell office:value-type="float" office:value="29215954" calcext:value-type="float">
            <text:p>29215954</text:p>
          </table:table-cell>
          <table:table-cell table:formula="of:=TIME( ; ;[.A1828]/1000)" office:value-type="time" office:time-value="PT08H06M55.954S" calcext:value-type="time">
            <text:p>08:06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919.65" calcext:value-type="float">
            <text:p>1919.65</text:p>
          </table:table-cell>
          <table:table-cell office:value-type="float" office:value="2281.96" calcext:value-type="float">
            <text:p>2281.96</text:p>
          </table:table-cell>
        </table:table-row>
        <table:table-row table:style-name="ro1">
          <table:table-cell office:value-type="float" office:value="29231954" calcext:value-type="float">
            <text:p>29231954</text:p>
          </table:table-cell>
          <table:table-cell table:formula="of:=TIME( ; ;[.A1829]/1000)" office:value-type="time" office:time-value="PT08H07M11.954S" calcext:value-type="time">
            <text:p>08:07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920.67" calcext:value-type="float">
            <text:p>1920.67</text:p>
          </table:table-cell>
          <table:table-cell office:value-type="float" office:value="2283.13" calcext:value-type="float">
            <text:p>2283.13</text:p>
          </table:table-cell>
        </table:table-row>
        <table:table-row table:style-name="ro1">
          <table:table-cell office:value-type="float" office:value="29247954" calcext:value-type="float">
            <text:p>29247954</text:p>
          </table:table-cell>
          <table:table-cell table:formula="of:=TIME( ; ;[.A1830]/1000)" office:value-type="time" office:time-value="PT08H07M27.954S" calcext:value-type="time">
            <text:p>08:07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921.69" calcext:value-type="float">
            <text:p>1921.69</text:p>
          </table:table-cell>
          <table:table-cell office:value-type="float" office:value="2284.29" calcext:value-type="float">
            <text:p>2284.29</text:p>
          </table:table-cell>
        </table:table-row>
        <table:table-row table:style-name="ro1">
          <table:table-cell office:value-type="float" office:value="29263954" calcext:value-type="float">
            <text:p>29263954</text:p>
          </table:table-cell>
          <table:table-cell table:formula="of:=TIME( ; ;[.A1831]/1000)" office:value-type="time" office:time-value="PT08H07M43.954S" calcext:value-type="time">
            <text:p>08:0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922.7" calcext:value-type="float">
            <text:p>1922.7</text:p>
          </table:table-cell>
          <table:table-cell office:value-type="float" office:value="2285.45" calcext:value-type="float">
            <text:p>2285.45</text:p>
          </table:table-cell>
        </table:table-row>
        <table:table-row table:style-name="ro1">
          <table:table-cell office:value-type="float" office:value="29279954" calcext:value-type="float">
            <text:p>29279954</text:p>
          </table:table-cell>
          <table:table-cell table:formula="of:=TIME( ; ;[.A1832]/1000)" office:value-type="time" office:time-value="PT08H07M59.954S" calcext:value-type="time">
            <text:p>08:08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923.72" calcext:value-type="float">
            <text:p>1923.72</text:p>
          </table:table-cell>
          <table:table-cell office:value-type="float" office:value="2286.62" calcext:value-type="float">
            <text:p>2286.62</text:p>
          </table:table-cell>
        </table:table-row>
        <table:table-row table:style-name="ro1">
          <table:table-cell office:value-type="float" office:value="29295953" calcext:value-type="float">
            <text:p>29295953</text:p>
          </table:table-cell>
          <table:table-cell table:formula="of:=TIME( ; ;[.A1833]/1000)" office:value-type="time" office:time-value="PT08H08M15.953S" calcext:value-type="time">
            <text:p>08:08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924.73" calcext:value-type="float">
            <text:p>1924.73</text:p>
          </table:table-cell>
          <table:table-cell office:value-type="float" office:value="2287.78" calcext:value-type="float">
            <text:p>2287.78</text:p>
          </table:table-cell>
        </table:table-row>
        <table:table-row table:style-name="ro1">
          <table:table-cell office:value-type="float" office:value="29311954" calcext:value-type="float">
            <text:p>29311954</text:p>
          </table:table-cell>
          <table:table-cell table:formula="of:=TIME( ; ;[.A1834]/1000)" office:value-type="time" office:time-value="PT08H08M31.954S" calcext:value-type="time">
            <text:p>08:08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925.75" calcext:value-type="float">
            <text:p>1925.75</text:p>
          </table:table-cell>
          <table:table-cell office:value-type="float" office:value="2288.95" calcext:value-type="float">
            <text:p>2288.95</text:p>
          </table:table-cell>
        </table:table-row>
        <table:table-row table:style-name="ro1">
          <table:table-cell office:value-type="float" office:value="29327954" calcext:value-type="float">
            <text:p>29327954</text:p>
          </table:table-cell>
          <table:table-cell table:formula="of:=TIME( ; ;[.A1835]/1000)" office:value-type="time" office:time-value="PT08H08M47.954S" calcext:value-type="time">
            <text:p>08:08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926.76" calcext:value-type="float">
            <text:p>1926.76</text:p>
          </table:table-cell>
          <table:table-cell office:value-type="float" office:value="2290.11" calcext:value-type="float">
            <text:p>2290.11</text:p>
          </table:table-cell>
        </table:table-row>
        <table:table-row table:style-name="ro1">
          <table:table-cell office:value-type="float" office:value="29343954" calcext:value-type="float">
            <text:p>29343954</text:p>
          </table:table-cell>
          <table:table-cell table:formula="of:=TIME( ; ;[.A1836]/1000)" office:value-type="time" office:time-value="PT08H09M03.954S" calcext:value-type="time">
            <text:p>08:09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927.78" calcext:value-type="float">
            <text:p>1927.78</text:p>
          </table:table-cell>
          <table:table-cell office:value-type="float" office:value="2291.27" calcext:value-type="float">
            <text:p>2291.27</text:p>
          </table:table-cell>
        </table:table-row>
        <table:table-row table:style-name="ro1">
          <table:table-cell office:value-type="float" office:value="29359954" calcext:value-type="float">
            <text:p>29359954</text:p>
          </table:table-cell>
          <table:table-cell table:formula="of:=TIME( ; ;[.A1837]/1000)" office:value-type="time" office:time-value="PT08H09M19.954S" calcext:value-type="time">
            <text:p>08:09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928.79" calcext:value-type="float">
            <text:p>1928.79</text:p>
          </table:table-cell>
          <table:table-cell office:value-type="float" office:value="2292.44" calcext:value-type="float">
            <text:p>2292.44</text:p>
          </table:table-cell>
        </table:table-row>
        <table:table-row table:style-name="ro1">
          <table:table-cell office:value-type="float" office:value="29375954" calcext:value-type="float">
            <text:p>29375954</text:p>
          </table:table-cell>
          <table:table-cell table:formula="of:=TIME( ; ;[.A1838]/1000)" office:value-type="time" office:time-value="PT08H09M35.954S" calcext:value-type="time">
            <text:p>08:09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929.81" calcext:value-type="float">
            <text:p>1929.81</text:p>
          </table:table-cell>
          <table:table-cell office:value-type="float" office:value="2293.6" calcext:value-type="float">
            <text:p>2293.6</text:p>
          </table:table-cell>
        </table:table-row>
        <table:table-row table:style-name="ro1">
          <table:table-cell office:value-type="float" office:value="29391954" calcext:value-type="float">
            <text:p>29391954</text:p>
          </table:table-cell>
          <table:table-cell table:formula="of:=TIME( ; ;[.A1839]/1000)" office:value-type="time" office:time-value="PT08H09M51.954S" calcext:value-type="time">
            <text:p>08:09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930.82" calcext:value-type="float">
            <text:p>1930.82</text:p>
          </table:table-cell>
          <table:table-cell office:value-type="float" office:value="2294.77" calcext:value-type="float">
            <text:p>2294.77</text:p>
          </table:table-cell>
        </table:table-row>
        <table:table-row table:style-name="ro1">
          <table:table-cell office:value-type="float" office:value="29407954" calcext:value-type="float">
            <text:p>29407954</text:p>
          </table:table-cell>
          <table:table-cell table:formula="of:=TIME( ; ;[.A1840]/1000)" office:value-type="time" office:time-value="PT08H10M07.954S" calcext:value-type="time">
            <text:p>08:10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931.84" calcext:value-type="float">
            <text:p>1931.84</text:p>
          </table:table-cell>
          <table:table-cell office:value-type="float" office:value="2295.93" calcext:value-type="float">
            <text:p>2295.93</text:p>
          </table:table-cell>
        </table:table-row>
        <table:table-row table:style-name="ro1">
          <table:table-cell office:value-type="float" office:value="29423954" calcext:value-type="float">
            <text:p>29423954</text:p>
          </table:table-cell>
          <table:table-cell table:formula="of:=TIME( ; ;[.A1841]/1000)" office:value-type="time" office:time-value="PT08H10M23.954S" calcext:value-type="time">
            <text:p>08:10:24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8" calcext:value-type="float">
            <text:p>260.68</text:p>
          </table:table-cell>
          <table:table-cell office:value-type="float" office:value="1932.85" calcext:value-type="float">
            <text:p>1932.85</text:p>
          </table:table-cell>
          <table:table-cell office:value-type="float" office:value="2297.09" calcext:value-type="float">
            <text:p>2297.09</text:p>
          </table:table-cell>
        </table:table-row>
        <table:table-row table:style-name="ro1">
          <table:table-cell office:value-type="float" office:value="29439954" calcext:value-type="float">
            <text:p>29439954</text:p>
          </table:table-cell>
          <table:table-cell table:formula="of:=TIME( ; ;[.A1842]/1000)" office:value-type="time" office:time-value="PT08H10M39.954S" calcext:value-type="time">
            <text:p>08:10:40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8" calcext:value-type="float">
            <text:p>260.68</text:p>
          </table:table-cell>
          <table:table-cell office:value-type="float" office:value="1933.87" calcext:value-type="float">
            <text:p>1933.87</text:p>
          </table:table-cell>
          <table:table-cell office:value-type="float" office:value="2298.25" calcext:value-type="float">
            <text:p>2298.25</text:p>
          </table:table-cell>
        </table:table-row>
        <table:table-row table:style-name="ro1">
          <table:table-cell office:value-type="float" office:value="29455954" calcext:value-type="float">
            <text:p>29455954</text:p>
          </table:table-cell>
          <table:table-cell table:formula="of:=TIME( ; ;[.A1843]/1000)" office:value-type="time" office:time-value="PT08H10M55.954S" calcext:value-type="time">
            <text:p>08:1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934.88" calcext:value-type="float">
            <text:p>1934.88</text:p>
          </table:table-cell>
          <table:table-cell office:value-type="float" office:value="2299.41" calcext:value-type="float">
            <text:p>2299.41</text:p>
          </table:table-cell>
        </table:table-row>
        <table:table-row table:style-name="ro1">
          <table:table-cell office:value-type="float" office:value="29471954" calcext:value-type="float">
            <text:p>29471954</text:p>
          </table:table-cell>
          <table:table-cell table:formula="of:=TIME( ; ;[.A1844]/1000)" office:value-type="time" office:time-value="PT08H11M11.954S" calcext:value-type="time">
            <text:p>08:11:12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935.89" calcext:value-type="float">
            <text:p>1935.89</text:p>
          </table:table-cell>
          <table:table-cell office:value-type="float" office:value="2300.57" calcext:value-type="float">
            <text:p>2300.57</text:p>
          </table:table-cell>
        </table:table-row>
        <table:table-row table:style-name="ro1">
          <table:table-cell office:value-type="float" office:value="29487954" calcext:value-type="float">
            <text:p>29487954</text:p>
          </table:table-cell>
          <table:table-cell table:formula="of:=TIME( ; ;[.A1845]/1000)" office:value-type="time" office:time-value="PT08H11M27.954S" calcext:value-type="time">
            <text:p>08:11:28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936.91" calcext:value-type="float">
            <text:p>1936.91</text:p>
          </table:table-cell>
          <table:table-cell office:value-type="float" office:value="2301.73" calcext:value-type="float">
            <text:p>2301.73</text:p>
          </table:table-cell>
        </table:table-row>
        <table:table-row table:style-name="ro1">
          <table:table-cell office:value-type="float" office:value="29503954" calcext:value-type="float">
            <text:p>29503954</text:p>
          </table:table-cell>
          <table:table-cell table:formula="of:=TIME( ; ;[.A1846]/1000)" office:value-type="time" office:time-value="PT08H11M43.954S" calcext:value-type="time">
            <text:p>08:11:44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937.92" calcext:value-type="float">
            <text:p>1937.92</text:p>
          </table:table-cell>
          <table:table-cell office:value-type="float" office:value="2302.89" calcext:value-type="float">
            <text:p>2302.89</text:p>
          </table:table-cell>
        </table:table-row>
        <table:table-row table:style-name="ro1">
          <table:table-cell office:value-type="float" office:value="29519954" calcext:value-type="float">
            <text:p>29519954</text:p>
          </table:table-cell>
          <table:table-cell table:formula="of:=TIME( ; ;[.A1847]/1000)" office:value-type="time" office:time-value="PT08H11M59.954S" calcext:value-type="time">
            <text:p>08:12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938.93" calcext:value-type="float">
            <text:p>1938.93</text:p>
          </table:table-cell>
          <table:table-cell office:value-type="float" office:value="2304.05" calcext:value-type="float">
            <text:p>2304.05</text:p>
          </table:table-cell>
        </table:table-row>
        <table:table-row table:style-name="ro1">
          <table:table-cell office:value-type="float" office:value="29535953" calcext:value-type="float">
            <text:p>29535953</text:p>
          </table:table-cell>
          <table:table-cell table:formula="of:=TIME( ; ;[.A1848]/1000)" office:value-type="time" office:time-value="PT08H12M15.953S" calcext:value-type="time">
            <text:p>08:12:16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939.95" calcext:value-type="float">
            <text:p>1939.95</text:p>
          </table:table-cell>
          <table:table-cell office:value-type="float" office:value="2305.2" calcext:value-type="float">
            <text:p>2305.2</text:p>
          </table:table-cell>
        </table:table-row>
        <table:table-row table:style-name="ro1">
          <table:table-cell office:value-type="float" office:value="29551954" calcext:value-type="float">
            <text:p>29551954</text:p>
          </table:table-cell>
          <table:table-cell table:formula="of:=TIME( ; ;[.A1849]/1000)" office:value-type="time" office:time-value="PT08H12M31.954S" calcext:value-type="time">
            <text:p>08:12:32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940.96" calcext:value-type="float">
            <text:p>1940.96</text:p>
          </table:table-cell>
          <table:table-cell office:value-type="float" office:value="2306.36" calcext:value-type="float">
            <text:p>2306.36</text:p>
          </table:table-cell>
        </table:table-row>
        <table:table-row table:style-name="ro1">
          <table:table-cell office:value-type="float" office:value="29567954" calcext:value-type="float">
            <text:p>29567954</text:p>
          </table:table-cell>
          <table:table-cell table:formula="of:=TIME( ; ;[.A1850]/1000)" office:value-type="time" office:time-value="PT08H12M47.954S" calcext:value-type="time">
            <text:p>08:12:48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941.97" calcext:value-type="float">
            <text:p>1941.97</text:p>
          </table:table-cell>
          <table:table-cell office:value-type="float" office:value="2307.52" calcext:value-type="float">
            <text:p>2307.52</text:p>
          </table:table-cell>
        </table:table-row>
        <table:table-row table:style-name="ro1">
          <table:table-cell office:value-type="float" office:value="29583954" calcext:value-type="float">
            <text:p>29583954</text:p>
          </table:table-cell>
          <table:table-cell table:formula="of:=TIME( ; ;[.A1851]/1000)" office:value-type="time" office:time-value="PT08H13M03.954S" calcext:value-type="time">
            <text:p>08:13:04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942.99" calcext:value-type="float">
            <text:p>1942.99</text:p>
          </table:table-cell>
          <table:table-cell office:value-type="float" office:value="2308.68" calcext:value-type="float">
            <text:p>2308.68</text:p>
          </table:table-cell>
        </table:table-row>
        <table:table-row table:style-name="ro1">
          <table:table-cell office:value-type="float" office:value="29599954" calcext:value-type="float">
            <text:p>29599954</text:p>
          </table:table-cell>
          <table:table-cell table:formula="of:=TIME( ; ;[.A1852]/1000)" office:value-type="time" office:time-value="PT08H13M19.954S" calcext:value-type="time">
            <text:p>08:13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2" calcext:value-type="float">
            <text:p>260.32</text:p>
          </table:table-cell>
          <table:table-cell office:value-type="float" office:value="1944" calcext:value-type="float">
            <text:p>1944</text:p>
          </table:table-cell>
          <table:table-cell office:value-type="float" office:value="2309.83" calcext:value-type="float">
            <text:p>2309.83</text:p>
          </table:table-cell>
        </table:table-row>
        <table:table-row table:style-name="ro1">
          <table:table-cell office:value-type="float" office:value="29615954" calcext:value-type="float">
            <text:p>29615954</text:p>
          </table:table-cell>
          <table:table-cell table:formula="of:=TIME( ; ;[.A1853]/1000)" office:value-type="time" office:time-value="PT08H13M35.954S" calcext:value-type="time">
            <text:p>08:13:36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945.01" calcext:value-type="float">
            <text:p>1945.01</text:p>
          </table:table-cell>
          <table:table-cell office:value-type="float" office:value="2310.99" calcext:value-type="float">
            <text:p>2310.99</text:p>
          </table:table-cell>
        </table:table-row>
        <table:table-row table:style-name="ro1">
          <table:table-cell office:value-type="float" office:value="29631954" calcext:value-type="float">
            <text:p>29631954</text:p>
          </table:table-cell>
          <table:table-cell table:formula="of:=TIME( ; ;[.A1854]/1000)" office:value-type="time" office:time-value="PT08H13M51.954S" calcext:value-type="time">
            <text:p>08:13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946.02" calcext:value-type="float">
            <text:p>1946.02</text:p>
          </table:table-cell>
          <table:table-cell office:value-type="float" office:value="2312.14" calcext:value-type="float">
            <text:p>2312.14</text:p>
          </table:table-cell>
        </table:table-row>
        <table:table-row table:style-name="ro1">
          <table:table-cell office:value-type="float" office:value="29647954" calcext:value-type="float">
            <text:p>29647954</text:p>
          </table:table-cell>
          <table:table-cell table:formula="of:=TIME( ; ;[.A1855]/1000)" office:value-type="time" office:time-value="PT08H14M07.954S" calcext:value-type="time">
            <text:p>08:14:08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947.03" calcext:value-type="float">
            <text:p>1947.03</text:p>
          </table:table-cell>
          <table:table-cell office:value-type="float" office:value="2313.3" calcext:value-type="float">
            <text:p>2313.3</text:p>
          </table:table-cell>
        </table:table-row>
        <table:table-row table:style-name="ro1">
          <table:table-cell office:value-type="float" office:value="29663954" calcext:value-type="float">
            <text:p>29663954</text:p>
          </table:table-cell>
          <table:table-cell table:formula="of:=TIME( ; ;[.A1856]/1000)" office:value-type="time" office:time-value="PT08H14M23.954S" calcext:value-type="time">
            <text:p>08:14:24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948.05" calcext:value-type="float">
            <text:p>1948.05</text:p>
          </table:table-cell>
          <table:table-cell office:value-type="float" office:value="2314.46" calcext:value-type="float">
            <text:p>2314.46</text:p>
          </table:table-cell>
        </table:table-row>
        <table:table-row table:style-name="ro1">
          <table:table-cell office:value-type="float" office:value="29679954" calcext:value-type="float">
            <text:p>29679954</text:p>
          </table:table-cell>
          <table:table-cell table:formula="of:=TIME( ; ;[.A1857]/1000)" office:value-type="time" office:time-value="PT08H14M39.954S" calcext:value-type="time">
            <text:p>08:14:40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949.06" calcext:value-type="float">
            <text:p>1949.06</text:p>
          </table:table-cell>
          <table:table-cell office:value-type="float" office:value="2315.61" calcext:value-type="float">
            <text:p>2315.61</text:p>
          </table:table-cell>
        </table:table-row>
        <table:table-row table:style-name="ro1">
          <table:table-cell office:value-type="float" office:value="29695954" calcext:value-type="float">
            <text:p>29695954</text:p>
          </table:table-cell>
          <table:table-cell table:formula="of:=TIME( ; ;[.A1858]/1000)" office:value-type="time" office:time-value="PT08H14M55.954S" calcext:value-type="time">
            <text:p>08:14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950.07" calcext:value-type="float">
            <text:p>1950.07</text:p>
          </table:table-cell>
          <table:table-cell office:value-type="float" office:value="2316.77" calcext:value-type="float">
            <text:p>2316.77</text:p>
          </table:table-cell>
        </table:table-row>
        <table:table-row table:style-name="ro1">
          <table:table-cell office:value-type="float" office:value="29711954" calcext:value-type="float">
            <text:p>29711954</text:p>
          </table:table-cell>
          <table:table-cell table:formula="of:=TIME( ; ;[.A1859]/1000)" office:value-type="time" office:time-value="PT08H15M11.954S" calcext:value-type="time">
            <text:p>08:15:12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951.08" calcext:value-type="float">
            <text:p>1951.08</text:p>
          </table:table-cell>
          <table:table-cell office:value-type="float" office:value="2317.92" calcext:value-type="float">
            <text:p>2317.92</text:p>
          </table:table-cell>
        </table:table-row>
        <table:table-row table:style-name="ro1">
          <table:table-cell office:value-type="float" office:value="29727954" calcext:value-type="float">
            <text:p>29727954</text:p>
          </table:table-cell>
          <table:table-cell table:formula="of:=TIME( ; ;[.A1860]/1000)" office:value-type="time" office:time-value="PT08H15M27.954S" calcext:value-type="time">
            <text:p>08:15:28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7" calcext:value-type="float">
            <text:p>259.97</text:p>
          </table:table-cell>
          <table:table-cell office:value-type="float" office:value="1952.09" calcext:value-type="float">
            <text:p>1952.09</text:p>
          </table:table-cell>
          <table:table-cell office:value-type="float" office:value="2319.08" calcext:value-type="float">
            <text:p>2319.08</text:p>
          </table:table-cell>
        </table:table-row>
        <table:table-row table:style-name="ro1">
          <table:table-cell office:value-type="float" office:value="29743954" calcext:value-type="float">
            <text:p>29743954</text:p>
          </table:table-cell>
          <table:table-cell table:formula="of:=TIME( ; ;[.A1861]/1000)" office:value-type="time" office:time-value="PT08H15M43.954S" calcext:value-type="time">
            <text:p>08:15:44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953.1" calcext:value-type="float">
            <text:p>1953.1</text:p>
          </table:table-cell>
          <table:table-cell office:value-type="float" office:value="2320.23" calcext:value-type="float">
            <text:p>2320.23</text:p>
          </table:table-cell>
        </table:table-row>
        <table:table-row table:style-name="ro1">
          <table:table-cell office:value-type="float" office:value="29759954" calcext:value-type="float">
            <text:p>29759954</text:p>
          </table:table-cell>
          <table:table-cell table:formula="of:=TIME( ; ;[.A1862]/1000)" office:value-type="time" office:time-value="PT08H15M59.954S" calcext:value-type="time">
            <text:p>08:16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954.11" calcext:value-type="float">
            <text:p>1954.11</text:p>
          </table:table-cell>
          <table:table-cell office:value-type="float" office:value="2321.39" calcext:value-type="float">
            <text:p>2321.39</text:p>
          </table:table-cell>
        </table:table-row>
        <table:table-row table:style-name="ro1">
          <table:table-cell office:value-type="float" office:value="29775954" calcext:value-type="float">
            <text:p>29775954</text:p>
          </table:table-cell>
          <table:table-cell table:formula="of:=TIME( ; ;[.A1863]/1000)" office:value-type="time" office:time-value="PT08H16M15.954S" calcext:value-type="time">
            <text:p>08:16:16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955.12" calcext:value-type="float">
            <text:p>1955.12</text:p>
          </table:table-cell>
          <table:table-cell office:value-type="float" office:value="2322.54" calcext:value-type="float">
            <text:p>2322.54</text:p>
          </table:table-cell>
        </table:table-row>
        <table:table-row table:style-name="ro1">
          <table:table-cell office:value-type="float" office:value="29791954" calcext:value-type="float">
            <text:p>29791954</text:p>
          </table:table-cell>
          <table:table-cell table:formula="of:=TIME( ; ;[.A1864]/1000)" office:value-type="time" office:time-value="PT08H16M31.954S" calcext:value-type="time">
            <text:p>08:16:32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956.13" calcext:value-type="float">
            <text:p>1956.13</text:p>
          </table:table-cell>
          <table:table-cell office:value-type="float" office:value="2323.7" calcext:value-type="float">
            <text:p>2323.7</text:p>
          </table:table-cell>
        </table:table-row>
        <table:table-row table:style-name="ro1">
          <table:table-cell office:value-type="float" office:value="29807954" calcext:value-type="float">
            <text:p>29807954</text:p>
          </table:table-cell>
          <table:table-cell table:formula="of:=TIME( ; ;[.A1865]/1000)" office:value-type="time" office:time-value="PT08H16M47.954S" calcext:value-type="time">
            <text:p>08:16:48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957.14" calcext:value-type="float">
            <text:p>1957.14</text:p>
          </table:table-cell>
          <table:table-cell office:value-type="float" office:value="2324.85" calcext:value-type="float">
            <text:p>2324.85</text:p>
          </table:table-cell>
        </table:table-row>
        <table:table-row table:style-name="ro1">
          <table:table-cell office:value-type="float" office:value="29823954" calcext:value-type="float">
            <text:p>29823954</text:p>
          </table:table-cell>
          <table:table-cell table:formula="of:=TIME( ; ;[.A1866]/1000)" office:value-type="time" office:time-value="PT08H17M03.954S" calcext:value-type="time">
            <text:p>08:17:04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958.15" calcext:value-type="float">
            <text:p>1958.15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29839954" calcext:value-type="float">
            <text:p>29839954</text:p>
          </table:table-cell>
          <table:table-cell table:formula="of:=TIME( ; ;[.A1867]/1000)" office:value-type="time" office:time-value="PT08H17M19.954S" calcext:value-type="time">
            <text:p>08:17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959.16" calcext:value-type="float">
            <text:p>1959.16</text:p>
          </table:table-cell>
          <table:table-cell office:value-type="float" office:value="2327.15" calcext:value-type="float">
            <text:p>2327.15</text:p>
          </table:table-cell>
        </table:table-row>
        <table:table-row table:style-name="ro1">
          <table:table-cell office:value-type="float" office:value="29855954" calcext:value-type="float">
            <text:p>29855954</text:p>
          </table:table-cell>
          <table:table-cell table:formula="of:=TIME( ; ;[.A1868]/1000)" office:value-type="time" office:time-value="PT08H17M35.954S" calcext:value-type="time">
            <text:p>08:17:36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960.17" calcext:value-type="float">
            <text:p>1960.17</text:p>
          </table:table-cell>
          <table:table-cell office:value-type="float" office:value="2328.3" calcext:value-type="float">
            <text:p>2328.3</text:p>
          </table:table-cell>
        </table:table-row>
        <table:table-row table:style-name="ro1">
          <table:table-cell office:value-type="float" office:value="29871954" calcext:value-type="float">
            <text:p>29871954</text:p>
          </table:table-cell>
          <table:table-cell table:formula="of:=TIME( ; ;[.A1869]/1000)" office:value-type="time" office:time-value="PT08H17M51.954S" calcext:value-type="time">
            <text:p>08:17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961.18" calcext:value-type="float">
            <text:p>1961.18</text:p>
          </table:table-cell>
          <table:table-cell office:value-type="float" office:value="2329.45" calcext:value-type="float">
            <text:p>2329.45</text:p>
          </table:table-cell>
        </table:table-row>
        <table:table-row table:style-name="ro1">
          <table:table-cell office:value-type="float" office:value="29887954" calcext:value-type="float">
            <text:p>29887954</text:p>
          </table:table-cell>
          <table:table-cell table:formula="of:=TIME( ; ;[.A1870]/1000)" office:value-type="time" office:time-value="PT08H18M07.954S" calcext:value-type="time">
            <text:p>08:18:08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1" calcext:value-type="float">
            <text:p>258.71</text:p>
          </table:table-cell>
          <table:table-cell office:value-type="float" office:value="1962.19" calcext:value-type="float">
            <text:p>1962.19</text:p>
          </table:table-cell>
          <table:table-cell office:value-type="float" office:value="2330.6" calcext:value-type="float">
            <text:p>2330.6</text:p>
          </table:table-cell>
        </table:table-row>
        <table:table-row table:style-name="ro1">
          <table:table-cell office:value-type="float" office:value="29903954" calcext:value-type="float">
            <text:p>29903954</text:p>
          </table:table-cell>
          <table:table-cell table:formula="of:=TIME( ; ;[.A1871]/1000)" office:value-type="time" office:time-value="PT08H18M23.954S" calcext:value-type="time">
            <text:p>08:18:24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1" calcext:value-type="float">
            <text:p>258.71</text:p>
          </table:table-cell>
          <table:table-cell office:value-type="float" office:value="1963.2" calcext:value-type="float">
            <text:p>1963.2</text:p>
          </table:table-cell>
          <table:table-cell office:value-type="float" office:value="2331.75" calcext:value-type="float">
            <text:p>2331.75</text:p>
          </table:table-cell>
        </table:table-row>
        <table:table-row table:style-name="ro1">
          <table:table-cell office:value-type="float" office:value="29919954" calcext:value-type="float">
            <text:p>29919954</text:p>
          </table:table-cell>
          <table:table-cell table:formula="of:=TIME( ; ;[.A1872]/1000)" office:value-type="time" office:time-value="PT08H18M39.954S" calcext:value-type="time">
            <text:p>08:18:40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1" calcext:value-type="float">
            <text:p>258.71</text:p>
          </table:table-cell>
          <table:table-cell office:value-type="float" office:value="1964.21" calcext:value-type="float">
            <text:p>1964.21</text:p>
          </table:table-cell>
          <table:table-cell office:value-type="float" office:value="2332.9" calcext:value-type="float">
            <text:p>2332.9</text:p>
          </table:table-cell>
        </table:table-row>
        <table:table-row table:style-name="ro1">
          <table:table-cell office:value-type="float" office:value="29935954" calcext:value-type="float">
            <text:p>29935954</text:p>
          </table:table-cell>
          <table:table-cell table:formula="of:=TIME( ; ;[.A1873]/1000)" office:value-type="time" office:time-value="PT08H18M55.954S" calcext:value-type="time">
            <text:p>08:18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965.22" calcext:value-type="float">
            <text:p>1965.22</text:p>
          </table:table-cell>
          <table:table-cell office:value-type="float" office:value="2334.05" calcext:value-type="float">
            <text:p>2334.05</text:p>
          </table:table-cell>
        </table:table-row>
        <table:table-row table:style-name="ro1">
          <table:table-cell office:value-type="float" office:value="29951954" calcext:value-type="float">
            <text:p>29951954</text:p>
          </table:table-cell>
          <table:table-cell table:formula="of:=TIME( ; ;[.A1874]/1000)" office:value-type="time" office:time-value="PT08H19M11.954S" calcext:value-type="time">
            <text:p>08:19:12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966.23" calcext:value-type="float">
            <text:p>1966.23</text:p>
          </table:table-cell>
          <table:table-cell office:value-type="float" office:value="2335.2" calcext:value-type="float">
            <text:p>2335.2</text:p>
          </table:table-cell>
        </table:table-row>
        <table:table-row table:style-name="ro1">
          <table:table-cell office:value-type="float" office:value="29967954" calcext:value-type="float">
            <text:p>29967954</text:p>
          </table:table-cell>
          <table:table-cell table:formula="of:=TIME( ; ;[.A1875]/1000)" office:value-type="time" office:time-value="PT08H19M27.954S" calcext:value-type="time">
            <text:p>08:19:28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967.24" calcext:value-type="float">
            <text:p>1967.24</text:p>
          </table:table-cell>
          <table:table-cell office:value-type="float" office:value="2336.35" calcext:value-type="float">
            <text:p>2336.35</text:p>
          </table:table-cell>
        </table:table-row>
        <table:table-row table:style-name="ro1">
          <table:table-cell office:value-type="float" office:value="29983954" calcext:value-type="float">
            <text:p>29983954</text:p>
          </table:table-cell>
          <table:table-cell table:formula="of:=TIME( ; ;[.A1876]/1000)" office:value-type="time" office:time-value="PT08H19M43.954S" calcext:value-type="time">
            <text:p>08:19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968.25" calcext:value-type="float">
            <text:p>1968.25</text:p>
          </table:table-cell>
          <table:table-cell office:value-type="float" office:value="2337.5" calcext:value-type="float">
            <text:p>2337.5</text:p>
          </table:table-cell>
        </table:table-row>
        <table:table-row table:style-name="ro1">
          <table:table-cell office:value-type="float" office:value="29999954" calcext:value-type="float">
            <text:p>29999954</text:p>
          </table:table-cell>
          <table:table-cell table:formula="of:=TIME( ; ;[.A1877]/1000)" office:value-type="time" office:time-value="PT08H19M59.954S" calcext:value-type="time">
            <text:p>08:20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969.26" calcext:value-type="float">
            <text:p>1969.26</text:p>
          </table:table-cell>
          <table:table-cell office:value-type="float" office:value="2338.64" calcext:value-type="float">
            <text:p>2338.64</text:p>
          </table:table-cell>
        </table:table-row>
        <table:table-row table:style-name="ro1">
          <table:table-cell office:value-type="float" office:value="30015954" calcext:value-type="float">
            <text:p>30015954</text:p>
          </table:table-cell>
          <table:table-cell table:formula="of:=TIME( ; ;[.A1878]/1000)" office:value-type="time" office:time-value="PT08H20M15.954S" calcext:value-type="time">
            <text:p>08:20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970.27" calcext:value-type="float">
            <text:p>1970.27</text:p>
          </table:table-cell>
          <table:table-cell office:value-type="float" office:value="2339.79" calcext:value-type="float">
            <text:p>2339.79</text:p>
          </table:table-cell>
        </table:table-row>
        <table:table-row table:style-name="ro1">
          <table:table-cell office:value-type="float" office:value="30031954" calcext:value-type="float">
            <text:p>30031954</text:p>
          </table:table-cell>
          <table:table-cell table:formula="of:=TIME( ; ;[.A1879]/1000)" office:value-type="time" office:time-value="PT08H20M31.954S" calcext:value-type="time">
            <text:p>08:20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6" calcext:value-type="float">
            <text:p>258.36</text:p>
          </table:table-cell>
          <table:table-cell office:value-type="float" office:value="1971.28" calcext:value-type="float">
            <text:p>1971.28</text:p>
          </table:table-cell>
          <table:table-cell office:value-type="float" office:value="2340.94" calcext:value-type="float">
            <text:p>2340.94</text:p>
          </table:table-cell>
        </table:table-row>
        <table:table-row table:style-name="ro1">
          <table:table-cell office:value-type="float" office:value="30047954" calcext:value-type="float">
            <text:p>30047954</text:p>
          </table:table-cell>
          <table:table-cell table:formula="of:=TIME( ; ;[.A1880]/1000)" office:value-type="time" office:time-value="PT08H20M47.954S" calcext:value-type="time">
            <text:p>08:20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972.28" calcext:value-type="float">
            <text:p>1972.28</text:p>
          </table:table-cell>
          <table:table-cell office:value-type="float" office:value="2342.09" calcext:value-type="float">
            <text:p>2342.09</text:p>
          </table:table-cell>
        </table:table-row>
        <table:table-row table:style-name="ro1">
          <table:table-cell office:value-type="float" office:value="30063954" calcext:value-type="float">
            <text:p>30063954</text:p>
          </table:table-cell>
          <table:table-cell table:formula="of:=TIME( ; ;[.A1881]/1000)" office:value-type="time" office:time-value="PT08H21M03.954S" calcext:value-type="time">
            <text:p>08:21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973.29" calcext:value-type="float">
            <text:p>1973.29</text:p>
          </table:table-cell>
          <table:table-cell office:value-type="float" office:value="2343.24" calcext:value-type="float">
            <text:p>2343.24</text:p>
          </table:table-cell>
        </table:table-row>
        <table:table-row table:style-name="ro1">
          <table:table-cell office:value-type="float" office:value="30079954" calcext:value-type="float">
            <text:p>30079954</text:p>
          </table:table-cell>
          <table:table-cell table:formula="of:=TIME( ; ;[.A1882]/1000)" office:value-type="time" office:time-value="PT08H21M19.954S" calcext:value-type="time">
            <text:p>08:21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974.3" calcext:value-type="float">
            <text:p>1974.3</text:p>
          </table:table-cell>
          <table:table-cell office:value-type="float" office:value="2344.38" calcext:value-type="float">
            <text:p>2344.38</text:p>
          </table:table-cell>
        </table:table-row>
        <table:table-row table:style-name="ro1">
          <table:table-cell office:value-type="float" office:value="30095954" calcext:value-type="float">
            <text:p>30095954</text:p>
          </table:table-cell>
          <table:table-cell table:formula="of:=TIME( ; ;[.A1883]/1000)" office:value-type="time" office:time-value="PT08H21M35.954S" calcext:value-type="time">
            <text:p>08:21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975.31" calcext:value-type="float">
            <text:p>1975.31</text:p>
          </table:table-cell>
          <table:table-cell office:value-type="float" office:value="2345.53" calcext:value-type="float">
            <text:p>2345.53</text:p>
          </table:table-cell>
        </table:table-row>
        <table:table-row table:style-name="ro1">
          <table:table-cell office:value-type="float" office:value="30111954" calcext:value-type="float">
            <text:p>30111954</text:p>
          </table:table-cell>
          <table:table-cell table:formula="of:=TIME( ; ;[.A1884]/1000)" office:value-type="time" office:time-value="PT08H21M51.954S" calcext:value-type="time">
            <text:p>08:21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976.31" calcext:value-type="float">
            <text:p>1976.31</text:p>
          </table:table-cell>
          <table:table-cell office:value-type="float" office:value="2346.68" calcext:value-type="float">
            <text:p>2346.68</text:p>
          </table:table-cell>
        </table:table-row>
        <table:table-row table:style-name="ro1">
          <table:table-cell office:value-type="float" office:value="30127954" calcext:value-type="float">
            <text:p>30127954</text:p>
          </table:table-cell>
          <table:table-cell table:formula="of:=TIME( ; ;[.A1885]/1000)" office:value-type="time" office:time-value="PT08H22M07.954S" calcext:value-type="time">
            <text:p>08:22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977.32" calcext:value-type="float">
            <text:p>1977.32</text:p>
          </table:table-cell>
          <table:table-cell office:value-type="float" office:value="2347.83" calcext:value-type="float">
            <text:p>2347.83</text:p>
          </table:table-cell>
        </table:table-row>
        <table:table-row table:style-name="ro1">
          <table:table-cell office:value-type="float" office:value="30143954" calcext:value-type="float">
            <text:p>30143954</text:p>
          </table:table-cell>
          <table:table-cell table:formula="of:=TIME( ; ;[.A1886]/1000)" office:value-type="time" office:time-value="PT08H22M23.954S" calcext:value-type="time">
            <text:p>08:22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978.33" calcext:value-type="float">
            <text:p>1978.33</text:p>
          </table:table-cell>
          <table:table-cell office:value-type="float" office:value="2348.97" calcext:value-type="float">
            <text:p>2348.97</text:p>
          </table:table-cell>
        </table:table-row>
        <table:table-row table:style-name="ro1">
          <table:table-cell office:value-type="float" office:value="30159954" calcext:value-type="float">
            <text:p>30159954</text:p>
          </table:table-cell>
          <table:table-cell table:formula="of:=TIME( ; ;[.A1887]/1000)" office:value-type="time" office:time-value="PT08H22M39.954S" calcext:value-type="time">
            <text:p>08:22:40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979.34" calcext:value-type="float">
            <text:p>1979.34</text:p>
          </table:table-cell>
          <table:table-cell office:value-type="float" office:value="2350.12" calcext:value-type="float">
            <text:p>2350.12</text:p>
          </table:table-cell>
        </table:table-row>
        <table:table-row table:style-name="ro1">
          <table:table-cell office:value-type="float" office:value="30175954" calcext:value-type="float">
            <text:p>30175954</text:p>
          </table:table-cell>
          <table:table-cell table:formula="of:=TIME( ; ;[.A1888]/1000)" office:value-type="time" office:time-value="PT08H22M55.954S" calcext:value-type="time">
            <text:p>08:22:56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980.34" calcext:value-type="float">
            <text:p>1980.34</text:p>
          </table:table-cell>
          <table:table-cell office:value-type="float" office:value="2351.26" calcext:value-type="float">
            <text:p>2351.26</text:p>
          </table:table-cell>
        </table:table-row>
        <table:table-row table:style-name="ro1">
          <table:table-cell office:value-type="float" office:value="30191954" calcext:value-type="float">
            <text:p>30191954</text:p>
          </table:table-cell>
          <table:table-cell table:formula="of:=TIME( ; ;[.A1889]/1000)" office:value-type="time" office:time-value="PT08H23M11.954S" calcext:value-type="time">
            <text:p>08:23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981.35" calcext:value-type="float">
            <text:p>1981.35</text:p>
          </table:table-cell>
          <table:table-cell office:value-type="float" office:value="2352.41" calcext:value-type="float">
            <text:p>2352.41</text:p>
          </table:table-cell>
        </table:table-row>
        <table:table-row table:style-name="ro1">
          <table:table-cell office:value-type="float" office:value="30207954" calcext:value-type="float">
            <text:p>30207954</text:p>
          </table:table-cell>
          <table:table-cell table:formula="of:=TIME( ; ;[.A1890]/1000)" office:value-type="time" office:time-value="PT08H23M27.954S" calcext:value-type="time">
            <text:p>08:23:28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982.36" calcext:value-type="float">
            <text:p>1982.36</text:p>
          </table:table-cell>
          <table:table-cell office:value-type="float" office:value="2353.55" calcext:value-type="float">
            <text:p>2353.55</text:p>
          </table:table-cell>
        </table:table-row>
        <table:table-row table:style-name="ro1">
          <table:table-cell office:value-type="float" office:value="30223954" calcext:value-type="float">
            <text:p>30223954</text:p>
          </table:table-cell>
          <table:table-cell table:formula="of:=TIME( ; ;[.A1891]/1000)" office:value-type="time" office:time-value="PT08H23M43.954S" calcext:value-type="time">
            <text:p>08:23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983.36" calcext:value-type="float">
            <text:p>1983.36</text:p>
          </table:table-cell>
          <table:table-cell office:value-type="float" office:value="2354.69" calcext:value-type="float">
            <text:p>2354.69</text:p>
          </table:table-cell>
        </table:table-row>
        <table:table-row table:style-name="ro1">
          <table:table-cell office:value-type="float" office:value="30239954" calcext:value-type="float">
            <text:p>30239954</text:p>
          </table:table-cell>
          <table:table-cell table:formula="of:=TIME( ; ;[.A1892]/1000)" office:value-type="time" office:time-value="PT08H23M59.954S" calcext:value-type="time">
            <text:p>08:24:00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984.37" calcext:value-type="float">
            <text:p>1984.37</text:p>
          </table:table-cell>
          <table:table-cell office:value-type="float" office:value="2355.83" calcext:value-type="float">
            <text:p>2355.83</text:p>
          </table:table-cell>
        </table:table-row>
        <table:table-row table:style-name="ro1">
          <table:table-cell office:value-type="float" office:value="30255954" calcext:value-type="float">
            <text:p>30255954</text:p>
          </table:table-cell>
          <table:table-cell table:formula="of:=TIME( ; ;[.A1893]/1000)" office:value-type="time" office:time-value="PT08H24M15.954S" calcext:value-type="time">
            <text:p>08:24:16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985.37" calcext:value-type="float">
            <text:p>1985.37</text:p>
          </table:table-cell>
          <table:table-cell office:value-type="float" office:value="2356.97" calcext:value-type="float">
            <text:p>2356.97</text:p>
          </table:table-cell>
        </table:table-row>
        <table:table-row table:style-name="ro1">
          <table:table-cell office:value-type="float" office:value="30271954" calcext:value-type="float">
            <text:p>30271954</text:p>
          </table:table-cell>
          <table:table-cell table:formula="of:=TIME( ; ;[.A1894]/1000)" office:value-type="time" office:time-value="PT08H24M31.954S" calcext:value-type="time">
            <text:p>08:24:32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986.38" calcext:value-type="float">
            <text:p>1986.38</text:p>
          </table:table-cell>
          <table:table-cell office:value-type="float" office:value="2358.12" calcext:value-type="float">
            <text:p>2358.12</text:p>
          </table:table-cell>
        </table:table-row>
        <table:table-row table:style-name="ro1">
          <table:table-cell office:value-type="float" office:value="30287954" calcext:value-type="float">
            <text:p>30287954</text:p>
          </table:table-cell>
          <table:table-cell table:formula="of:=TIME( ; ;[.A1895]/1000)" office:value-type="time" office:time-value="PT08H24M47.954S" calcext:value-type="time">
            <text:p>08:24:48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987.39" calcext:value-type="float">
            <text:p>1987.39</text:p>
          </table:table-cell>
          <table:table-cell office:value-type="float" office:value="2359.26" calcext:value-type="float">
            <text:p>2359.26</text:p>
          </table:table-cell>
        </table:table-row>
        <table:table-row table:style-name="ro1">
          <table:table-cell office:value-type="float" office:value="30303954" calcext:value-type="float">
            <text:p>30303954</text:p>
          </table:table-cell>
          <table:table-cell table:formula="of:=TIME( ; ;[.A1896]/1000)" office:value-type="time" office:time-value="PT08H25M03.954S" calcext:value-type="time">
            <text:p>08:25:04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988.39" calcext:value-type="float">
            <text:p>1988.39</text:p>
          </table:table-cell>
          <table:table-cell office:value-type="float" office:value="2360.4" calcext:value-type="float">
            <text:p>2360.4</text:p>
          </table:table-cell>
        </table:table-row>
        <table:table-row table:style-name="ro1">
          <table:table-cell office:value-type="float" office:value="30319954" calcext:value-type="float">
            <text:p>30319954</text:p>
          </table:table-cell>
          <table:table-cell table:formula="of:=TIME( ; ;[.A1897]/1000)" office:value-type="time" office:time-value="PT08H25M19.954S" calcext:value-type="time">
            <text:p>08:25:20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989.4" calcext:value-type="float">
            <text:p>1989.4</text:p>
          </table:table-cell>
          <table:table-cell office:value-type="float" office:value="2361.54" calcext:value-type="float">
            <text:p>2361.54</text:p>
          </table:table-cell>
        </table:table-row>
        <table:table-row table:style-name="ro1">
          <table:table-cell office:value-type="float" office:value="30335954" calcext:value-type="float">
            <text:p>30335954</text:p>
          </table:table-cell>
          <table:table-cell table:formula="of:=TIME( ; ;[.A1898]/1000)" office:value-type="time" office:time-value="PT08H25M35.954S" calcext:value-type="time">
            <text:p>08:25:36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990.4" calcext:value-type="float">
            <text:p>1990.4</text:p>
          </table:table-cell>
          <table:table-cell office:value-type="float" office:value="2362.68" calcext:value-type="float">
            <text:p>2362.68</text:p>
          </table:table-cell>
        </table:table-row>
        <table:table-row table:style-name="ro1">
          <table:table-cell office:value-type="float" office:value="30351954" calcext:value-type="float">
            <text:p>30351954</text:p>
          </table:table-cell>
          <table:table-cell table:formula="of:=TIME( ; ;[.A1899]/1000)" office:value-type="time" office:time-value="PT08H25M51.954S" calcext:value-type="time">
            <text:p>08:25:52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991.41" calcext:value-type="float">
            <text:p>1991.41</text:p>
          </table:table-cell>
          <table:table-cell office:value-type="float" office:value="2363.82" calcext:value-type="float">
            <text:p>2363.82</text:p>
          </table:table-cell>
        </table:table-row>
        <table:table-row table:style-name="ro1">
          <table:table-cell office:value-type="float" office:value="30367954" calcext:value-type="float">
            <text:p>30367954</text:p>
          </table:table-cell>
          <table:table-cell table:formula="of:=TIME( ; ;[.A1900]/1000)" office:value-type="time" office:time-value="PT08H26M07.954S" calcext:value-type="time">
            <text:p>08:26:08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992.41" calcext:value-type="float">
            <text:p>1992.41</text:p>
          </table:table-cell>
          <table:table-cell office:value-type="float" office:value="2364.96" calcext:value-type="float">
            <text:p>2364.96</text:p>
          </table:table-cell>
        </table:table-row>
        <table:table-row table:style-name="ro1">
          <table:table-cell office:value-type="float" office:value="30383954" calcext:value-type="float">
            <text:p>30383954</text:p>
          </table:table-cell>
          <table:table-cell table:formula="of:=TIME( ; ;[.A1901]/1000)" office:value-type="time" office:time-value="PT08H26M23.954S" calcext:value-type="time">
            <text:p>08:26:24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993.42" calcext:value-type="float">
            <text:p>1993.42</text:p>
          </table:table-cell>
          <table:table-cell office:value-type="float" office:value="2366.1" calcext:value-type="float">
            <text:p>2366.1</text:p>
          </table:table-cell>
        </table:table-row>
        <table:table-row table:style-name="ro1">
          <table:table-cell office:value-type="float" office:value="30399954" calcext:value-type="float">
            <text:p>30399954</text:p>
          </table:table-cell>
          <table:table-cell table:formula="of:=TIME( ; ;[.A1902]/1000)" office:value-type="time" office:time-value="PT08H26M39.954S" calcext:value-type="time">
            <text:p>08:26:40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994.42" calcext:value-type="float">
            <text:p>1994.42</text:p>
          </table:table-cell>
          <table:table-cell office:value-type="float" office:value="2367.24" calcext:value-type="float">
            <text:p>2367.24</text:p>
          </table:table-cell>
        </table:table-row>
        <table:table-row table:style-name="ro1">
          <table:table-cell office:value-type="float" office:value="30415954" calcext:value-type="float">
            <text:p>30415954</text:p>
          </table:table-cell>
          <table:table-cell table:formula="of:=TIME( ; ;[.A1903]/1000)" office:value-type="time" office:time-value="PT08H26M55.954S" calcext:value-type="time">
            <text:p>08:26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1" calcext:value-type="float">
            <text:p>256.31</text:p>
          </table:table-cell>
          <table:table-cell office:value-type="float" office:value="1995.43" calcext:value-type="float">
            <text:p>1995.43</text:p>
          </table:table-cell>
          <table:table-cell office:value-type="float" office:value="2368.38" calcext:value-type="float">
            <text:p>2368.38</text:p>
          </table:table-cell>
        </table:table-row>
        <table:table-row table:style-name="ro1">
          <table:table-cell office:value-type="float" office:value="30431954" calcext:value-type="float">
            <text:p>30431954</text:p>
          </table:table-cell>
          <table:table-cell table:formula="of:=TIME( ; ;[.A1904]/1000)" office:value-type="time" office:time-value="PT08H27M11.954S" calcext:value-type="time">
            <text:p>08:27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96.43" calcext:value-type="float">
            <text:p>1996.43</text:p>
          </table:table-cell>
          <table:table-cell office:value-type="float" office:value="2369.52" calcext:value-type="float">
            <text:p>2369.52</text:p>
          </table:table-cell>
        </table:table-row>
        <table:table-row table:style-name="ro1">
          <table:table-cell office:value-type="float" office:value="30447954" calcext:value-type="float">
            <text:p>30447954</text:p>
          </table:table-cell>
          <table:table-cell table:formula="of:=TIME( ; ;[.A1905]/1000)" office:value-type="time" office:time-value="PT08H27M27.954S" calcext:value-type="time">
            <text:p>08:27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97.44" calcext:value-type="float">
            <text:p>1997.44</text:p>
          </table:table-cell>
          <table:table-cell office:value-type="float" office:value="2370.66" calcext:value-type="float">
            <text:p>2370.66</text:p>
          </table:table-cell>
        </table:table-row>
        <table:table-row table:style-name="ro1">
          <table:table-cell office:value-type="float" office:value="30463954" calcext:value-type="float">
            <text:p>30463954</text:p>
          </table:table-cell>
          <table:table-cell table:formula="of:=TIME( ; ;[.A1906]/1000)" office:value-type="time" office:time-value="PT08H27M43.954S" calcext:value-type="time">
            <text:p>08:27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5.4" calcext:value-type="float">
            <text:p>255.4</text:p>
          </table:table-cell>
          <table:table-cell office:value-type="float" office:value="1998.44" calcext:value-type="float">
            <text:p>1998.44</text:p>
          </table:table-cell>
          <table:table-cell office:value-type="float" office:value="2371.8" calcext:value-type="float">
            <text:p>2371.8</text:p>
          </table:table-cell>
        </table:table-row>
        <table:table-row table:style-name="ro1">
          <table:table-cell office:value-type="float" office:value="30479954" calcext:value-type="float">
            <text:p>30479954</text:p>
          </table:table-cell>
          <table:table-cell table:formula="of:=TIME( ; ;[.A1907]/1000)" office:value-type="time" office:time-value="PT08H27M59.954S" calcext:value-type="time">
            <text:p>08:28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999.44" calcext:value-type="float">
            <text:p>1999.44</text:p>
          </table:table-cell>
          <table:table-cell office:value-type="float" office:value="2372.94" calcext:value-type="float">
            <text:p>2372.94</text:p>
          </table:table-cell>
        </table:table-row>
        <table:table-row table:style-name="ro1">
          <table:table-cell office:value-type="float" office:value="30495954" calcext:value-type="float">
            <text:p>30495954</text:p>
          </table:table-cell>
          <table:table-cell table:formula="of:=TIME( ; ;[.A1908]/1000)" office:value-type="time" office:time-value="PT08H28M15.954S" calcext:value-type="time">
            <text:p>08:28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000.45" calcext:value-type="float">
            <text:p>2000.45</text:p>
          </table:table-cell>
          <table:table-cell office:value-type="float" office:value="2374.07" calcext:value-type="float">
            <text:p>2374.07</text:p>
          </table:table-cell>
        </table:table-row>
        <table:table-row table:style-name="ro1">
          <table:table-cell office:value-type="float" office:value="30511954" calcext:value-type="float">
            <text:p>30511954</text:p>
          </table:table-cell>
          <table:table-cell table:formula="of:=TIME( ; ;[.A1909]/1000)" office:value-type="time" office:time-value="PT08H28M31.954S" calcext:value-type="time">
            <text:p>08:28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001.45" calcext:value-type="float">
            <text:p>2001.45</text:p>
          </table:table-cell>
          <table:table-cell office:value-type="float" office:value="2375.21" calcext:value-type="float">
            <text:p>2375.21</text:p>
          </table:table-cell>
        </table:table-row>
        <table:table-row table:style-name="ro1">
          <table:table-cell office:value-type="float" office:value="30527954" calcext:value-type="float">
            <text:p>30527954</text:p>
          </table:table-cell>
          <table:table-cell table:formula="of:=TIME( ; ;[.A1910]/1000)" office:value-type="time" office:time-value="PT08H28M47.954S" calcext:value-type="time">
            <text:p>08:28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002.46" calcext:value-type="float">
            <text:p>2002.46</text:p>
          </table:table-cell>
          <table:table-cell office:value-type="float" office:value="2376.35" calcext:value-type="float">
            <text:p>2376.35</text:p>
          </table:table-cell>
        </table:table-row>
        <table:table-row table:style-name="ro1">
          <table:table-cell office:value-type="float" office:value="30543954" calcext:value-type="float">
            <text:p>30543954</text:p>
          </table:table-cell>
          <table:table-cell table:formula="of:=TIME( ; ;[.A1911]/1000)" office:value-type="time" office:time-value="PT08H29M03.954S" calcext:value-type="time">
            <text:p>08:29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003.46" calcext:value-type="float">
            <text:p>2003.46</text:p>
          </table:table-cell>
          <table:table-cell office:value-type="float" office:value="2377.48" calcext:value-type="float">
            <text:p>2377.48</text:p>
          </table:table-cell>
        </table:table-row>
        <table:table-row table:style-name="ro1">
          <table:table-cell office:value-type="float" office:value="30559954" calcext:value-type="float">
            <text:p>30559954</text:p>
          </table:table-cell>
          <table:table-cell table:formula="of:=TIME( ; ;[.A1912]/1000)" office:value-type="time" office:time-value="PT08H29M19.954S" calcext:value-type="time">
            <text:p>08:29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004.46" calcext:value-type="float">
            <text:p>2004.46</text:p>
          </table:table-cell>
          <table:table-cell office:value-type="float" office:value="2378.62" calcext:value-type="float">
            <text:p>2378.62</text:p>
          </table:table-cell>
        </table:table-row>
        <table:table-row table:style-name="ro1">
          <table:table-cell office:value-type="float" office:value="30575954" calcext:value-type="float">
            <text:p>30575954</text:p>
          </table:table-cell>
          <table:table-cell table:formula="of:=TIME( ; ;[.A1913]/1000)" office:value-type="time" office:time-value="PT08H29M35.954S" calcext:value-type="time">
            <text:p>08:29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005.46" calcext:value-type="float">
            <text:p>2005.46</text:p>
          </table:table-cell>
          <table:table-cell office:value-type="float" office:value="2379.75" calcext:value-type="float">
            <text:p>2379.75</text:p>
          </table:table-cell>
        </table:table-row>
        <table:table-row table:style-name="ro1">
          <table:table-cell office:value-type="float" office:value="30591954" calcext:value-type="float">
            <text:p>30591954</text:p>
          </table:table-cell>
          <table:table-cell table:formula="of:=TIME( ; ;[.A1914]/1000)" office:value-type="time" office:time-value="PT08H29M51.954S" calcext:value-type="time">
            <text:p>08:29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006.47" calcext:value-type="float">
            <text:p>2006.47</text:p>
          </table:table-cell>
          <table:table-cell office:value-type="float" office:value="2380.88" calcext:value-type="float">
            <text:p>2380.88</text:p>
          </table:table-cell>
        </table:table-row>
        <table:table-row table:style-name="ro1">
          <table:table-cell office:value-type="float" office:value="30607954" calcext:value-type="float">
            <text:p>30607954</text:p>
          </table:table-cell>
          <table:table-cell table:formula="of:=TIME( ; ;[.A1915]/1000)" office:value-type="time" office:time-value="PT08H30M07.954S" calcext:value-type="time">
            <text:p>08:30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2007.47" calcext:value-type="float">
            <text:p>2007.47</text:p>
          </table:table-cell>
          <table:table-cell office:value-type="float" office:value="2382.02" calcext:value-type="float">
            <text:p>2382.02</text:p>
          </table:table-cell>
        </table:table-row>
        <table:table-row table:style-name="ro1">
          <table:table-cell office:value-type="float" office:value="30623954" calcext:value-type="float">
            <text:p>30623954</text:p>
          </table:table-cell>
          <table:table-cell table:formula="of:=TIME( ; ;[.A1916]/1000)" office:value-type="time" office:time-value="PT08H30M23.954S" calcext:value-type="time">
            <text:p>08:30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2008.47" calcext:value-type="float">
            <text:p>2008.47</text:p>
          </table:table-cell>
          <table:table-cell office:value-type="float" office:value="2383.15" calcext:value-type="float">
            <text:p>2383.15</text:p>
          </table:table-cell>
        </table:table-row>
        <table:table-row table:style-name="ro1">
          <table:table-cell office:value-type="float" office:value="30639954" calcext:value-type="float">
            <text:p>30639954</text:p>
          </table:table-cell>
          <table:table-cell table:formula="of:=TIME( ; ;[.A1917]/1000)" office:value-type="time" office:time-value="PT08H30M39.954S" calcext:value-type="time">
            <text:p>08:30:40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2009.47" calcext:value-type="float">
            <text:p>2009.47</text:p>
          </table:table-cell>
          <table:table-cell office:value-type="float" office:value="2384.28" calcext:value-type="float">
            <text:p>2384.28</text:p>
          </table:table-cell>
        </table:table-row>
        <table:table-row table:style-name="ro1">
          <table:table-cell office:value-type="float" office:value="30655954" calcext:value-type="float">
            <text:p>30655954</text:p>
          </table:table-cell>
          <table:table-cell table:formula="of:=TIME( ; ;[.A1918]/1000)" office:value-type="time" office:time-value="PT08H30M55.954S" calcext:value-type="time">
            <text:p>08:30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2010.48" calcext:value-type="float">
            <text:p>2010.48</text:p>
          </table:table-cell>
          <table:table-cell office:value-type="float" office:value="2385.42" calcext:value-type="float">
            <text:p>2385.42</text:p>
          </table:table-cell>
        </table:table-row>
        <table:table-row table:style-name="ro1">
          <table:table-cell office:value-type="float" office:value="30671954" calcext:value-type="float">
            <text:p>30671954</text:p>
          </table:table-cell>
          <table:table-cell table:formula="of:=TIME( ; ;[.A1919]/1000)" office:value-type="time" office:time-value="PT08H31M11.954S" calcext:value-type="time">
            <text:p>08:31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2011.48" calcext:value-type="float">
            <text:p>2011.48</text:p>
          </table:table-cell>
          <table:table-cell office:value-type="float" office:value="2386.55" calcext:value-type="float">
            <text:p>2386.55</text:p>
          </table:table-cell>
        </table:table-row>
        <table:table-row table:style-name="ro1">
          <table:table-cell office:value-type="float" office:value="30687954" calcext:value-type="float">
            <text:p>30687954</text:p>
          </table:table-cell>
          <table:table-cell table:formula="of:=TIME( ; ;[.A1920]/1000)" office:value-type="time" office:time-value="PT08H31M27.954S" calcext:value-type="time">
            <text:p>08:31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2012.48" calcext:value-type="float">
            <text:p>2012.48</text:p>
          </table:table-cell>
          <table:table-cell office:value-type="float" office:value="2387.68" calcext:value-type="float">
            <text:p>2387.68</text:p>
          </table:table-cell>
        </table:table-row>
        <table:table-row table:style-name="ro1">
          <table:table-cell office:value-type="float" office:value="30703954" calcext:value-type="float">
            <text:p>30703954</text:p>
          </table:table-cell>
          <table:table-cell table:formula="of:=TIME( ; ;[.A1921]/1000)" office:value-type="time" office:time-value="PT08H31M43.954S" calcext:value-type="time">
            <text:p>08:31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2013.48" calcext:value-type="float">
            <text:p>2013.48</text:p>
          </table:table-cell>
          <table:table-cell office:value-type="float" office:value="2388.82" calcext:value-type="float">
            <text:p>2388.82</text:p>
          </table:table-cell>
        </table:table-row>
        <table:table-row table:style-name="ro1">
          <table:table-cell office:value-type="float" office:value="30719954" calcext:value-type="float">
            <text:p>30719954</text:p>
          </table:table-cell>
          <table:table-cell table:formula="of:=TIME( ; ;[.A1922]/1000)" office:value-type="time" office:time-value="PT08H31M59.954S" calcext:value-type="time">
            <text:p>08:32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2014.48" calcext:value-type="float">
            <text:p>2014.48</text:p>
          </table:table-cell>
          <table:table-cell office:value-type="float" office:value="2389.95" calcext:value-type="float">
            <text:p>2389.95</text:p>
          </table:table-cell>
        </table:table-row>
        <table:table-row table:style-name="ro1">
          <table:table-cell office:value-type="float" office:value="30735954" calcext:value-type="float">
            <text:p>30735954</text:p>
          </table:table-cell>
          <table:table-cell table:formula="of:=TIME( ; ;[.A1923]/1000)" office:value-type="time" office:time-value="PT08H32M15.954S" calcext:value-type="time">
            <text:p>08:32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2015.48" calcext:value-type="float">
            <text:p>2015.48</text:p>
          </table:table-cell>
          <table:table-cell office:value-type="float" office:value="2391.08" calcext:value-type="float">
            <text:p>2391.08</text:p>
          </table:table-cell>
        </table:table-row>
        <table:table-row table:style-name="ro1">
          <table:table-cell office:value-type="float" office:value="30751954" calcext:value-type="float">
            <text:p>30751954</text:p>
          </table:table-cell>
          <table:table-cell table:formula="of:=TIME( ; ;[.A1924]/1000)" office:value-type="time" office:time-value="PT08H32M31.954S" calcext:value-type="time">
            <text:p>08:32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2016.48" calcext:value-type="float">
            <text:p>2016.48</text:p>
          </table:table-cell>
          <table:table-cell office:value-type="float" office:value="2392.21" calcext:value-type="float">
            <text:p>2392.21</text:p>
          </table:table-cell>
        </table:table-row>
        <table:table-row table:style-name="ro1">
          <table:table-cell office:value-type="float" office:value="30767954" calcext:value-type="float">
            <text:p>30767954</text:p>
          </table:table-cell>
          <table:table-cell table:formula="of:=TIME( ; ;[.A1925]/1000)" office:value-type="time" office:time-value="PT08H32M47.954S" calcext:value-type="time">
            <text:p>08:32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2017.48" calcext:value-type="float">
            <text:p>2017.48</text:p>
          </table:table-cell>
          <table:table-cell office:value-type="float" office:value="2393.35" calcext:value-type="float">
            <text:p>2393.35</text:p>
          </table:table-cell>
        </table:table-row>
        <table:table-row table:style-name="ro1">
          <table:table-cell office:value-type="float" office:value="30783954" calcext:value-type="float">
            <text:p>30783954</text:p>
          </table:table-cell>
          <table:table-cell table:formula="of:=TIME( ; ;[.A1926]/1000)" office:value-type="time" office:time-value="PT08H33M03.954S" calcext:value-type="time">
            <text:p>08:33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2018.48" calcext:value-type="float">
            <text:p>2018.48</text:p>
          </table:table-cell>
          <table:table-cell office:value-type="float" office:value="2394.48" calcext:value-type="float">
            <text:p>2394.48</text:p>
          </table:table-cell>
        </table:table-row>
        <table:table-row table:style-name="ro1">
          <table:table-cell office:value-type="float" office:value="30799954" calcext:value-type="float">
            <text:p>30799954</text:p>
          </table:table-cell>
          <table:table-cell table:formula="of:=TIME( ; ;[.A1927]/1000)" office:value-type="time" office:time-value="PT08H33M19.954S" calcext:value-type="time">
            <text:p>08:33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2019.48" calcext:value-type="float">
            <text:p>2019.48</text:p>
          </table:table-cell>
          <table:table-cell office:value-type="float" office:value="2395.61" calcext:value-type="float">
            <text:p>2395.61</text:p>
          </table:table-cell>
        </table:table-row>
        <table:table-row table:style-name="ro1">
          <table:table-cell office:value-type="float" office:value="30815954" calcext:value-type="float">
            <text:p>30815954</text:p>
          </table:table-cell>
          <table:table-cell table:formula="of:=TIME( ; ;[.A1928]/1000)" office:value-type="time" office:time-value="PT08H33M35.954S" calcext:value-type="time">
            <text:p>08:33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020.48" calcext:value-type="float">
            <text:p>2020.48</text:p>
          </table:table-cell>
          <table:table-cell office:value-type="float" office:value="2396.74" calcext:value-type="float">
            <text:p>2396.74</text:p>
          </table:table-cell>
        </table:table-row>
        <table:table-row table:style-name="ro1">
          <table:table-cell office:value-type="float" office:value="30831954" calcext:value-type="float">
            <text:p>30831954</text:p>
          </table:table-cell>
          <table:table-cell table:formula="of:=TIME( ; ;[.A1929]/1000)" office:value-type="time" office:time-value="PT08H33M51.954S" calcext:value-type="time">
            <text:p>08:33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2021.48" calcext:value-type="float">
            <text:p>2021.48</text:p>
          </table:table-cell>
          <table:table-cell office:value-type="float" office:value="2397.87" calcext:value-type="float">
            <text:p>2397.87</text:p>
          </table:table-cell>
        </table:table-row>
        <table:table-row table:style-name="ro1">
          <table:table-cell office:value-type="float" office:value="30847954" calcext:value-type="float">
            <text:p>30847954</text:p>
          </table:table-cell>
          <table:table-cell table:formula="of:=TIME( ; ;[.A1930]/1000)" office:value-type="time" office:time-value="PT08H34M07.954S" calcext:value-type="time">
            <text:p>08:34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022.48" calcext:value-type="float">
            <text:p>2022.48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30863954" calcext:value-type="float">
            <text:p>30863954</text:p>
          </table:table-cell>
          <table:table-cell table:formula="of:=TIME( ; ;[.A1931]/1000)" office:value-type="time" office:time-value="PT08H34M23.954S" calcext:value-type="time">
            <text:p>08:34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2023.48" calcext:value-type="float">
            <text:p>2023.48</text:p>
          </table:table-cell>
          <table:table-cell office:value-type="float" office:value="2400.13" calcext:value-type="float">
            <text:p>2400.13</text:p>
          </table:table-cell>
        </table:table-row>
        <table:table-row table:style-name="ro1">
          <table:table-cell office:value-type="float" office:value="30879954" calcext:value-type="float">
            <text:p>30879954</text:p>
          </table:table-cell>
          <table:table-cell table:formula="of:=TIME( ; ;[.A1932]/1000)" office:value-type="time" office:time-value="PT08H34M39.954S" calcext:value-type="time">
            <text:p>08:34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024.48" calcext:value-type="float">
            <text:p>2024.48</text:p>
          </table:table-cell>
          <table:table-cell office:value-type="float" office:value="2401.25" calcext:value-type="float">
            <text:p>2401.25</text:p>
          </table:table-cell>
        </table:table-row>
        <table:table-row table:style-name="ro1">
          <table:table-cell office:value-type="float" office:value="30895954" calcext:value-type="float">
            <text:p>30895954</text:p>
          </table:table-cell>
          <table:table-cell table:formula="of:=TIME( ; ;[.A1933]/1000)" office:value-type="time" office:time-value="PT08H34M55.954S" calcext:value-type="time">
            <text:p>08:34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025.48" calcext:value-type="float">
            <text:p>2025.48</text:p>
          </table:table-cell>
          <table:table-cell office:value-type="float" office:value="2402.38" calcext:value-type="float">
            <text:p>2402.38</text:p>
          </table:table-cell>
        </table:table-row>
        <table:table-row table:style-name="ro1">
          <table:table-cell office:value-type="float" office:value="30911954" calcext:value-type="float">
            <text:p>30911954</text:p>
          </table:table-cell>
          <table:table-cell table:formula="of:=TIME( ; ;[.A1934]/1000)" office:value-type="time" office:time-value="PT08H35M11.954S" calcext:value-type="time">
            <text:p>08:35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026.48" calcext:value-type="float">
            <text:p>2026.48</text:p>
          </table:table-cell>
          <table:table-cell office:value-type="float" office:value="2403.51" calcext:value-type="float">
            <text:p>2403.51</text:p>
          </table:table-cell>
        </table:table-row>
        <table:table-row table:style-name="ro1">
          <table:table-cell office:value-type="float" office:value="30927954" calcext:value-type="float">
            <text:p>30927954</text:p>
          </table:table-cell>
          <table:table-cell table:formula="of:=TIME( ; ;[.A1935]/1000)" office:value-type="time" office:time-value="PT08H35M27.954S" calcext:value-type="time">
            <text:p>08:35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027.48" calcext:value-type="float">
            <text:p>2027.48</text:p>
          </table:table-cell>
          <table:table-cell office:value-type="float" office:value="2404.63" calcext:value-type="float">
            <text:p>2404.63</text:p>
          </table:table-cell>
        </table:table-row>
        <table:table-row table:style-name="ro1">
          <table:table-cell office:value-type="float" office:value="30943954" calcext:value-type="float">
            <text:p>30943954</text:p>
          </table:table-cell>
          <table:table-cell table:formula="of:=TIME( ; ;[.A1936]/1000)" office:value-type="time" office:time-value="PT08H35M43.954S" calcext:value-type="time">
            <text:p>08:35:44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2028.48" calcext:value-type="float">
            <text:p>2028.48</text:p>
          </table:table-cell>
          <table:table-cell office:value-type="float" office:value="2405.76" calcext:value-type="float">
            <text:p>2405.76</text:p>
          </table:table-cell>
        </table:table-row>
        <table:table-row table:style-name="ro1">
          <table:table-cell office:value-type="float" office:value="30959954" calcext:value-type="float">
            <text:p>30959954</text:p>
          </table:table-cell>
          <table:table-cell table:formula="of:=TIME( ; ;[.A1937]/1000)" office:value-type="time" office:time-value="PT08H35M59.954S" calcext:value-type="time">
            <text:p>08:36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2029.48" calcext:value-type="float">
            <text:p>2029.48</text:p>
          </table:table-cell>
          <table:table-cell office:value-type="float" office:value="2406.89" calcext:value-type="float">
            <text:p>2406.89</text:p>
          </table:table-cell>
        </table:table-row>
        <table:table-row table:style-name="ro1">
          <table:table-cell office:value-type="float" office:value="30975954" calcext:value-type="float">
            <text:p>30975954</text:p>
          </table:table-cell>
          <table:table-cell table:formula="of:=TIME( ; ;[.A1938]/1000)" office:value-type="time" office:time-value="PT08H36M15.954S" calcext:value-type="time">
            <text:p>08:36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2030.48" calcext:value-type="float">
            <text:p>2030.48</text:p>
          </table:table-cell>
          <table:table-cell office:value-type="float" office:value="2408.01" calcext:value-type="float">
            <text:p>2408.01</text:p>
          </table:table-cell>
        </table:table-row>
        <table:table-row table:style-name="ro1">
          <table:table-cell office:value-type="float" office:value="30991954" calcext:value-type="float">
            <text:p>30991954</text:p>
          </table:table-cell>
          <table:table-cell table:formula="of:=TIME( ; ;[.A1939]/1000)" office:value-type="time" office:time-value="PT08H36M31.954S" calcext:value-type="time">
            <text:p>08:36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2031.48" calcext:value-type="float">
            <text:p>2031.48</text:p>
          </table:table-cell>
          <table:table-cell office:value-type="float" office:value="2409.14" calcext:value-type="float">
            <text:p>2409.14</text:p>
          </table:table-cell>
        </table:table-row>
        <table:table-row table:style-name="ro1">
          <table:table-cell office:value-type="float" office:value="31007954" calcext:value-type="float">
            <text:p>31007954</text:p>
          </table:table-cell>
          <table:table-cell table:formula="of:=TIME( ; ;[.A1940]/1000)" office:value-type="time" office:time-value="PT08H36M47.954S" calcext:value-type="time">
            <text:p>08:36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2032.47" calcext:value-type="float">
            <text:p>2032.47</text:p>
          </table:table-cell>
          <table:table-cell office:value-type="float" office:value="2410.26" calcext:value-type="float">
            <text:p>2410.26</text:p>
          </table:table-cell>
        </table:table-row>
        <table:table-row table:style-name="ro1">
          <table:table-cell office:value-type="float" office:value="31023954" calcext:value-type="float">
            <text:p>31023954</text:p>
          </table:table-cell>
          <table:table-cell table:formula="of:=TIME( ; ;[.A1941]/1000)" office:value-type="time" office:time-value="PT08H37M03.954S" calcext:value-type="time">
            <text:p>08:37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033.47" calcext:value-type="float">
            <text:p>2033.47</text:p>
          </table:table-cell>
          <table:table-cell office:value-type="float" office:value="2411.39" calcext:value-type="float">
            <text:p>2411.39</text:p>
          </table:table-cell>
        </table:table-row>
        <table:table-row table:style-name="ro1">
          <table:table-cell office:value-type="float" office:value="31039954" calcext:value-type="float">
            <text:p>31039954</text:p>
          </table:table-cell>
          <table:table-cell table:formula="of:=TIME( ; ;[.A1942]/1000)" office:value-type="time" office:time-value="PT08H37M19.954S" calcext:value-type="time">
            <text:p>08:37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034.47" calcext:value-type="float">
            <text:p>2034.47</text:p>
          </table:table-cell>
          <table:table-cell office:value-type="float" office:value="2412.51" calcext:value-type="float">
            <text:p>2412.51</text:p>
          </table:table-cell>
        </table:table-row>
        <table:table-row table:style-name="ro1">
          <table:table-cell office:value-type="float" office:value="31055954" calcext:value-type="float">
            <text:p>31055954</text:p>
          </table:table-cell>
          <table:table-cell table:formula="of:=TIME( ; ;[.A1943]/1000)" office:value-type="time" office:time-value="PT08H37M35.954S" calcext:value-type="time">
            <text:p>08:37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2035.47" calcext:value-type="float">
            <text:p>2035.47</text:p>
          </table:table-cell>
          <table:table-cell office:value-type="float" office:value="2413.63" calcext:value-type="float">
            <text:p>2413.63</text:p>
          </table:table-cell>
        </table:table-row>
        <table:table-row table:style-name="ro1">
          <table:table-cell office:value-type="float" office:value="31071954" calcext:value-type="float">
            <text:p>31071954</text:p>
          </table:table-cell>
          <table:table-cell table:formula="of:=TIME( ; ;[.A1944]/1000)" office:value-type="time" office:time-value="PT08H37M51.954S" calcext:value-type="time">
            <text:p>08:37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2036.47" calcext:value-type="float">
            <text:p>2036.47</text:p>
          </table:table-cell>
          <table:table-cell office:value-type="float" office:value="2414.76" calcext:value-type="float">
            <text:p>2414.76</text:p>
          </table:table-cell>
        </table:table-row>
        <table:table-row table:style-name="ro1">
          <table:table-cell office:value-type="float" office:value="31087954" calcext:value-type="float">
            <text:p>31087954</text:p>
          </table:table-cell>
          <table:table-cell table:formula="of:=TIME( ; ;[.A1945]/1000)" office:value-type="time" office:time-value="PT08H38M07.954S" calcext:value-type="time">
            <text:p>08:38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2037.46" calcext:value-type="float">
            <text:p>2037.46</text:p>
          </table:table-cell>
          <table:table-cell office:value-type="float" office:value="2415.88" calcext:value-type="float">
            <text:p>2415.88</text:p>
          </table:table-cell>
        </table:table-row>
        <table:table-row table:style-name="ro1">
          <table:table-cell office:value-type="float" office:value="31103954" calcext:value-type="float">
            <text:p>31103954</text:p>
          </table:table-cell>
          <table:table-cell table:formula="of:=TIME( ; ;[.A1946]/1000)" office:value-type="time" office:time-value="PT08H38M23.954S" calcext:value-type="time">
            <text:p>08:38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2038.46" calcext:value-type="float">
            <text:p>2038.46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31119954" calcext:value-type="float">
            <text:p>31119954</text:p>
          </table:table-cell>
          <table:table-cell table:formula="of:=TIME( ; ;[.A1947]/1000)" office:value-type="time" office:time-value="PT08H38M39.954S" calcext:value-type="time">
            <text:p>08:38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2039.46" calcext:value-type="float">
            <text:p>2039.46</text:p>
          </table:table-cell>
          <table:table-cell office:value-type="float" office:value="2418.12" calcext:value-type="float">
            <text:p>2418.12</text:p>
          </table:table-cell>
        </table:table-row>
        <table:table-row table:style-name="ro1">
          <table:table-cell office:value-type="float" office:value="31135954" calcext:value-type="float">
            <text:p>31135954</text:p>
          </table:table-cell>
          <table:table-cell table:formula="of:=TIME( ; ;[.A1948]/1000)" office:value-type="time" office:time-value="PT08H38M55.954S" calcext:value-type="time">
            <text:p>08:38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040.45" calcext:value-type="float">
            <text:p>2040.45</text:p>
          </table:table-cell>
          <table:table-cell office:value-type="float" office:value="2419.24" calcext:value-type="float">
            <text:p>2419.24</text:p>
          </table:table-cell>
        </table:table-row>
        <table:table-row table:style-name="ro1">
          <table:table-cell office:value-type="float" office:value="31151954" calcext:value-type="float">
            <text:p>31151954</text:p>
          </table:table-cell>
          <table:table-cell table:formula="of:=TIME( ; ;[.A1949]/1000)" office:value-type="time" office:time-value="PT08H39M11.954S" calcext:value-type="time">
            <text:p>08:39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041.45" calcext:value-type="float">
            <text:p>2041.45</text:p>
          </table:table-cell>
          <table:table-cell office:value-type="float" office:value="2420.36" calcext:value-type="float">
            <text:p>2420.36</text:p>
          </table:table-cell>
        </table:table-row>
        <table:table-row table:style-name="ro1">
          <table:table-cell office:value-type="float" office:value="31167954" calcext:value-type="float">
            <text:p>31167954</text:p>
          </table:table-cell>
          <table:table-cell table:formula="of:=TIME( ; ;[.A1950]/1000)" office:value-type="time" office:time-value="PT08H39M27.954S" calcext:value-type="time">
            <text:p>08:39:28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4" calcext:value-type="float">
            <text:p>251.64</text:p>
          </table:table-cell>
          <table:table-cell office:value-type="float" office:value="2042.44" calcext:value-type="float">
            <text:p>2042.44</text:p>
          </table:table-cell>
          <table:table-cell office:value-type="float" office:value="2421.48" calcext:value-type="float">
            <text:p>2421.48</text:p>
          </table:table-cell>
        </table:table-row>
        <table:table-row table:style-name="ro1">
          <table:table-cell office:value-type="float" office:value="31183954" calcext:value-type="float">
            <text:p>31183954</text:p>
          </table:table-cell>
          <table:table-cell table:formula="of:=TIME( ; ;[.A1951]/1000)" office:value-type="time" office:time-value="PT08H39M43.954S" calcext:value-type="time">
            <text:p>08:39:44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2043.44" calcext:value-type="float">
            <text:p>2043.44</text:p>
          </table:table-cell>
          <table:table-cell office:value-type="float" office:value="2422.6" calcext:value-type="float">
            <text:p>2422.6</text:p>
          </table:table-cell>
        </table:table-row>
        <table:table-row table:style-name="ro1">
          <table:table-cell office:value-type="float" office:value="31199954" calcext:value-type="float">
            <text:p>31199954</text:p>
          </table:table-cell>
          <table:table-cell table:formula="of:=TIME( ; ;[.A1952]/1000)" office:value-type="time" office:time-value="PT08H39M59.954S" calcext:value-type="time">
            <text:p>08:40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044.44" calcext:value-type="float">
            <text:p>2044.44</text:p>
          </table:table-cell>
          <table:table-cell office:value-type="float" office:value="2423.72" calcext:value-type="float">
            <text:p>2423.72</text:p>
          </table:table-cell>
        </table:table-row>
        <table:table-row table:style-name="ro1">
          <table:table-cell office:value-type="float" office:value="31215954" calcext:value-type="float">
            <text:p>31215954</text:p>
          </table:table-cell>
          <table:table-cell table:formula="of:=TIME( ; ;[.A1953]/1000)" office:value-type="time" office:time-value="PT08H40M15.954S" calcext:value-type="time">
            <text:p>08:40:16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2045.43" calcext:value-type="float">
            <text:p>2045.43</text:p>
          </table:table-cell>
          <table:table-cell office:value-type="float" office:value="2424.84" calcext:value-type="float">
            <text:p>2424.84</text:p>
          </table:table-cell>
        </table:table-row>
        <table:table-row table:style-name="ro1">
          <table:table-cell office:value-type="float" office:value="31231954" calcext:value-type="float">
            <text:p>31231954</text:p>
          </table:table-cell>
          <table:table-cell table:formula="of:=TIME( ; ;[.A1954]/1000)" office:value-type="time" office:time-value="PT08H40M31.954S" calcext:value-type="time">
            <text:p>08:40:32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2046.43" calcext:value-type="float">
            <text:p>2046.43</text:p>
          </table:table-cell>
          <table:table-cell office:value-type="float" office:value="2425.95" calcext:value-type="float">
            <text:p>2425.95</text:p>
          </table:table-cell>
        </table:table-row>
        <table:table-row table:style-name="ro1">
          <table:table-cell office:value-type="float" office:value="31247954" calcext:value-type="float">
            <text:p>31247954</text:p>
          </table:table-cell>
          <table:table-cell table:formula="of:=TIME( ; ;[.A1955]/1000)" office:value-type="time" office:time-value="PT08H40M47.954S" calcext:value-type="time">
            <text:p>08:40:48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2047.42" calcext:value-type="float">
            <text:p>2047.42</text:p>
          </table:table-cell>
          <table:table-cell office:value-type="float" office:value="2427.07" calcext:value-type="float">
            <text:p>2427.07</text:p>
          </table:table-cell>
        </table:table-row>
        <table:table-row table:style-name="ro1">
          <table:table-cell office:value-type="float" office:value="31263954" calcext:value-type="float">
            <text:p>31263954</text:p>
          </table:table-cell>
          <table:table-cell table:formula="of:=TIME( ; ;[.A1956]/1000)" office:value-type="time" office:time-value="PT08H41M03.954S" calcext:value-type="time">
            <text:p>08:41:04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2048.42" calcext:value-type="float">
            <text:p>2048.42</text:p>
          </table:table-cell>
          <table:table-cell office:value-type="float" office:value="2428.19" calcext:value-type="float">
            <text:p>2428.19</text:p>
          </table:table-cell>
        </table:table-row>
        <table:table-row table:style-name="ro1">
          <table:table-cell office:value-type="float" office:value="31279954" calcext:value-type="float">
            <text:p>31279954</text:p>
          </table:table-cell>
          <table:table-cell table:formula="of:=TIME( ; ;[.A1957]/1000)" office:value-type="time" office:time-value="PT08H41M19.954S" calcext:value-type="time">
            <text:p>08:41:20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2049.41" calcext:value-type="float">
            <text:p>2049.41</text:p>
          </table:table-cell>
          <table:table-cell office:value-type="float" office:value="2429.31" calcext:value-type="float">
            <text:p>2429.31</text:p>
          </table:table-cell>
        </table:table-row>
        <table:table-row table:style-name="ro1">
          <table:table-cell office:value-type="float" office:value="31295954" calcext:value-type="float">
            <text:p>31295954</text:p>
          </table:table-cell>
          <table:table-cell table:formula="of:=TIME( ; ;[.A1958]/1000)" office:value-type="time" office:time-value="PT08H41M35.954S" calcext:value-type="time">
            <text:p>08:41:36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8" calcext:value-type="float">
            <text:p>251.08</text:p>
          </table:table-cell>
          <table:table-cell office:value-type="float" office:value="2050.41" calcext:value-type="float">
            <text:p>2050.41</text:p>
          </table:table-cell>
          <table:table-cell office:value-type="float" office:value="2430.42" calcext:value-type="float">
            <text:p>2430.42</text:p>
          </table:table-cell>
        </table:table-row>
        <table:table-row table:style-name="ro1">
          <table:table-cell office:value-type="float" office:value="31311954" calcext:value-type="float">
            <text:p>31311954</text:p>
          </table:table-cell>
          <table:table-cell table:formula="of:=TIME( ; ;[.A1959]/1000)" office:value-type="time" office:time-value="PT08H41M51.954S" calcext:value-type="time">
            <text:p>08:41:52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2051.4" calcext:value-type="float">
            <text:p>2051.4</text:p>
          </table:table-cell>
          <table:table-cell office:value-type="float" office:value="2431.54" calcext:value-type="float">
            <text:p>2431.54</text:p>
          </table:table-cell>
        </table:table-row>
        <table:table-row table:style-name="ro1">
          <table:table-cell office:value-type="float" office:value="31327954" calcext:value-type="float">
            <text:p>31327954</text:p>
          </table:table-cell>
          <table:table-cell table:formula="of:=TIME( ; ;[.A1960]/1000)" office:value-type="time" office:time-value="PT08H42M07.954S" calcext:value-type="time">
            <text:p>08:42:08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2052.4" calcext:value-type="float">
            <text:p>2052.4</text:p>
          </table:table-cell>
          <table:table-cell office:value-type="float" office:value="2432.66" calcext:value-type="float">
            <text:p>2432.66</text:p>
          </table:table-cell>
        </table:table-row>
        <table:table-row table:style-name="ro1">
          <table:table-cell office:value-type="float" office:value="31343954" calcext:value-type="float">
            <text:p>31343954</text:p>
          </table:table-cell>
          <table:table-cell table:formula="of:=TIME( ; ;[.A1961]/1000)" office:value-type="time" office:time-value="PT08H42M23.954S" calcext:value-type="time">
            <text:p>08:42:24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2053.39" calcext:value-type="float">
            <text:p>2053.39</text:p>
          </table:table-cell>
          <table:table-cell office:value-type="float" office:value="2433.77" calcext:value-type="float">
            <text:p>2433.77</text:p>
          </table:table-cell>
        </table:table-row>
        <table:table-row table:style-name="ro1">
          <table:table-cell office:value-type="float" office:value="31359954" calcext:value-type="float">
            <text:p>31359954</text:p>
          </table:table-cell>
          <table:table-cell table:formula="of:=TIME( ; ;[.A1962]/1000)" office:value-type="time" office:time-value="PT08H42M39.954S" calcext:value-type="time">
            <text:p>08:42:40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2054.38" calcext:value-type="float">
            <text:p>2054.38</text:p>
          </table:table-cell>
          <table:table-cell office:value-type="float" office:value="2434.89" calcext:value-type="float">
            <text:p>2434.89</text:p>
          </table:table-cell>
        </table:table-row>
        <table:table-row table:style-name="ro1">
          <table:table-cell office:value-type="float" office:value="31375954" calcext:value-type="float">
            <text:p>31375954</text:p>
          </table:table-cell>
          <table:table-cell table:formula="of:=TIME( ; ;[.A1963]/1000)" office:value-type="time" office:time-value="PT08H42M55.954S" calcext:value-type="time">
            <text:p>08:42:56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2055.38" calcext:value-type="float">
            <text:p>2055.38</text:p>
          </table:table-cell>
          <table:table-cell office:value-type="float" office:value="2436.01" calcext:value-type="float">
            <text:p>2436.01</text:p>
          </table:table-cell>
        </table:table-row>
        <table:table-row table:style-name="ro1">
          <table:table-cell office:value-type="float" office:value="31391954" calcext:value-type="float">
            <text:p>31391954</text:p>
          </table:table-cell>
          <table:table-cell table:formula="of:=TIME( ; ;[.A1964]/1000)" office:value-type="time" office:time-value="PT08H43M11.954S" calcext:value-type="time">
            <text:p>08:43:12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2056.37" calcext:value-type="float">
            <text:p>2056.37</text:p>
          </table:table-cell>
          <table:table-cell office:value-type="float" office:value="2437.12" calcext:value-type="float">
            <text:p>2437.12</text:p>
          </table:table-cell>
        </table:table-row>
        <table:table-row table:style-name="ro1">
          <table:table-cell office:value-type="float" office:value="31407954" calcext:value-type="float">
            <text:p>31407954</text:p>
          </table:table-cell>
          <table:table-cell table:formula="of:=TIME( ; ;[.A1965]/1000)" office:value-type="time" office:time-value="PT08H43M27.954S" calcext:value-type="time">
            <text:p>08:43:28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2057.36" calcext:value-type="float">
            <text:p>2057.36</text:p>
          </table:table-cell>
          <table:table-cell office:value-type="float" office:value="2438.23" calcext:value-type="float">
            <text:p>2438.23</text:p>
          </table:table-cell>
        </table:table-row>
        <table:table-row table:style-name="ro1">
          <table:table-cell office:value-type="float" office:value="31423954" calcext:value-type="float">
            <text:p>31423954</text:p>
          </table:table-cell>
          <table:table-cell table:formula="of:=TIME( ; ;[.A1966]/1000)" office:value-type="time" office:time-value="PT08H43M43.954S" calcext:value-type="time">
            <text:p>08:43:44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058.35" calcext:value-type="float">
            <text:p>2058.35</text:p>
          </table:table-cell>
          <table:table-cell office:value-type="float" office:value="2439.35" calcext:value-type="float">
            <text:p>2439.35</text:p>
          </table:table-cell>
        </table:table-row>
        <table:table-row table:style-name="ro1">
          <table:table-cell office:value-type="float" office:value="31439954" calcext:value-type="float">
            <text:p>31439954</text:p>
          </table:table-cell>
          <table:table-cell table:formula="of:=TIME( ; ;[.A1967]/1000)" office:value-type="time" office:time-value="PT08H43M59.954S" calcext:value-type="time">
            <text:p>08:44:00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059.35" calcext:value-type="float">
            <text:p>2059.35</text:p>
          </table:table-cell>
          <table:table-cell office:value-type="float" office:value="2440.46" calcext:value-type="float">
            <text:p>2440.46</text:p>
          </table:table-cell>
        </table:table-row>
        <table:table-row table:style-name="ro1">
          <table:table-cell office:value-type="float" office:value="31455954" calcext:value-type="float">
            <text:p>31455954</text:p>
          </table:table-cell>
          <table:table-cell table:formula="of:=TIME( ; ;[.A1968]/1000)" office:value-type="time" office:time-value="PT08H44M15.954S" calcext:value-type="time">
            <text:p>08:44:16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060.34" calcext:value-type="float">
            <text:p>2060.34</text:p>
          </table:table-cell>
          <table:table-cell office:value-type="float" office:value="2441.57" calcext:value-type="float">
            <text:p>2441.57</text:p>
          </table:table-cell>
        </table:table-row>
        <table:table-row table:style-name="ro1">
          <table:table-cell office:value-type="float" office:value="31471954" calcext:value-type="float">
            <text:p>31471954</text:p>
          </table:table-cell>
          <table:table-cell table:formula="of:=TIME( ; ;[.A1969]/1000)" office:value-type="time" office:time-value="PT08H44M31.954S" calcext:value-type="time">
            <text:p>08:44:32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2061.33" calcext:value-type="float">
            <text:p>2061.33</text:p>
          </table:table-cell>
          <table:table-cell office:value-type="float" office:value="2442.68" calcext:value-type="float">
            <text:p>2442.68</text:p>
          </table:table-cell>
        </table:table-row>
        <table:table-row table:style-name="ro1">
          <table:table-cell office:value-type="float" office:value="31487954" calcext:value-type="float">
            <text:p>31487954</text:p>
          </table:table-cell>
          <table:table-cell table:formula="of:=TIME( ; ;[.A1970]/1000)" office:value-type="time" office:time-value="PT08H44M47.954S" calcext:value-type="time">
            <text:p>08:44:48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2062.32" calcext:value-type="float">
            <text:p>2062.32</text:p>
          </table:table-cell>
          <table:table-cell office:value-type="float" office:value="2443.79" calcext:value-type="float">
            <text:p>2443.79</text:p>
          </table:table-cell>
        </table:table-row>
        <table:table-row table:style-name="ro1">
          <table:table-cell office:value-type="float" office:value="31503954" calcext:value-type="float">
            <text:p>31503954</text:p>
          </table:table-cell>
          <table:table-cell table:formula="of:=TIME( ; ;[.A1971]/1000)" office:value-type="time" office:time-value="PT08H45M03.954S" calcext:value-type="time">
            <text:p>08:45:04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2063.31" calcext:value-type="float">
            <text:p>2063.31</text:p>
          </table:table-cell>
          <table:table-cell office:value-type="float" office:value="2444.9" calcext:value-type="float">
            <text:p>2444.9</text:p>
          </table:table-cell>
        </table:table-row>
        <table:table-row table:style-name="ro1">
          <table:table-cell office:value-type="float" office:value="31519954" calcext:value-type="float">
            <text:p>31519954</text:p>
          </table:table-cell>
          <table:table-cell table:formula="of:=TIME( ; ;[.A1972]/1000)" office:value-type="time" office:time-value="PT08H45M19.954S" calcext:value-type="time">
            <text:p>08:45:20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2064.31" calcext:value-type="float">
            <text:p>2064.31</text:p>
          </table:table-cell>
          <table:table-cell office:value-type="float" office:value="2446.01" calcext:value-type="float">
            <text:p>2446.01</text:p>
          </table:table-cell>
        </table:table-row>
        <table:table-row table:style-name="ro1">
          <table:table-cell office:value-type="float" office:value="31535954" calcext:value-type="float">
            <text:p>31535954</text:p>
          </table:table-cell>
          <table:table-cell table:formula="of:=TIME( ; ;[.A1973]/1000)" office:value-type="time" office:time-value="PT08H45M35.954S" calcext:value-type="time">
            <text:p>08:45:36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2065.3" calcext:value-type="float">
            <text:p>2065.3</text:p>
          </table:table-cell>
          <table:table-cell office:value-type="float" office:value="2447.12" calcext:value-type="float">
            <text:p>2447.12</text:p>
          </table:table-cell>
        </table:table-row>
        <table:table-row table:style-name="ro1">
          <table:table-cell office:value-type="float" office:value="31551954" calcext:value-type="float">
            <text:p>31551954</text:p>
          </table:table-cell>
          <table:table-cell table:formula="of:=TIME( ; ;[.A1974]/1000)" office:value-type="time" office:time-value="PT08H45M51.954S" calcext:value-type="time">
            <text:p>08:45:52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2066.29" calcext:value-type="float">
            <text:p>2066.29</text:p>
          </table:table-cell>
          <table:table-cell office:value-type="float" office:value="2448.23" calcext:value-type="float">
            <text:p>2448.23</text:p>
          </table:table-cell>
        </table:table-row>
        <table:table-row table:style-name="ro1">
          <table:table-cell office:value-type="float" office:value="31567954" calcext:value-type="float">
            <text:p>31567954</text:p>
          </table:table-cell>
          <table:table-cell table:formula="of:=TIME( ; ;[.A1975]/1000)" office:value-type="time" office:time-value="PT08H46M07.954S" calcext:value-type="time">
            <text:p>08:46:08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2067.28" calcext:value-type="float">
            <text:p>2067.28</text:p>
          </table:table-cell>
          <table:table-cell office:value-type="float" office:value="2449.34" calcext:value-type="float">
            <text:p>2449.34</text:p>
          </table:table-cell>
        </table:table-row>
        <table:table-row table:style-name="ro1">
          <table:table-cell office:value-type="float" office:value="31583954" calcext:value-type="float">
            <text:p>31583954</text:p>
          </table:table-cell>
          <table:table-cell table:formula="of:=TIME( ; ;[.A1976]/1000)" office:value-type="time" office:time-value="PT08H46M23.954S" calcext:value-type="time">
            <text:p>08:46:24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2068.27" calcext:value-type="float">
            <text:p>2068.27</text:p>
          </table:table-cell>
          <table:table-cell office:value-type="float" office:value="2450.45" calcext:value-type="float">
            <text:p>2450.45</text:p>
          </table:table-cell>
        </table:table-row>
        <table:table-row table:style-name="ro1">
          <table:table-cell office:value-type="float" office:value="31599954" calcext:value-type="float">
            <text:p>31599954</text:p>
          </table:table-cell>
          <table:table-cell table:formula="of:=TIME( ; ;[.A1977]/1000)" office:value-type="time" office:time-value="PT08H46M39.954S" calcext:value-type="time">
            <text:p>08:46:40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2069.27" calcext:value-type="float">
            <text:p>2069.27</text:p>
          </table:table-cell>
          <table:table-cell office:value-type="float" office:value="2451.56" calcext:value-type="float">
            <text:p>2451.56</text:p>
          </table:table-cell>
        </table:table-row>
        <table:table-row table:style-name="ro1">
          <table:table-cell office:value-type="float" office:value="31615954" calcext:value-type="float">
            <text:p>31615954</text:p>
          </table:table-cell>
          <table:table-cell table:formula="of:=TIME( ; ;[.A1978]/1000)" office:value-type="time" office:time-value="PT08H46M55.954S" calcext:value-type="time">
            <text:p>08:46:56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2070.26" calcext:value-type="float">
            <text:p>2070.26</text:p>
          </table:table-cell>
          <table:table-cell office:value-type="float" office:value="2452.67" calcext:value-type="float">
            <text:p>2452.67</text:p>
          </table:table-cell>
        </table:table-row>
        <table:table-row table:style-name="ro1">
          <table:table-cell office:value-type="float" office:value="31631954" calcext:value-type="float">
            <text:p>31631954</text:p>
          </table:table-cell>
          <table:table-cell table:formula="of:=TIME( ; ;[.A1979]/1000)" office:value-type="time" office:time-value="PT08H47M11.954S" calcext:value-type="time">
            <text:p>08:47:12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2071.25" calcext:value-type="float">
            <text:p>2071.25</text:p>
          </table:table-cell>
          <table:table-cell office:value-type="float" office:value="2453.77" calcext:value-type="float">
            <text:p>2453.77</text:p>
          </table:table-cell>
        </table:table-row>
        <table:table-row table:style-name="ro1">
          <table:table-cell office:value-type="float" office:value="31647954" calcext:value-type="float">
            <text:p>31647954</text:p>
          </table:table-cell>
          <table:table-cell table:formula="of:=TIME( ; ;[.A1980]/1000)" office:value-type="time" office:time-value="PT08H47M27.954S" calcext:value-type="time">
            <text:p>08:47:28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2072.23" calcext:value-type="float">
            <text:p>2072.23</text:p>
          </table:table-cell>
          <table:table-cell office:value-type="float" office:value="2454.88" calcext:value-type="float">
            <text:p>2454.88</text:p>
          </table:table-cell>
        </table:table-row>
        <table:table-row table:style-name="ro1">
          <table:table-cell office:value-type="float" office:value="31663954" calcext:value-type="float">
            <text:p>31663954</text:p>
          </table:table-cell>
          <table:table-cell table:formula="of:=TIME( ; ;[.A1981]/1000)" office:value-type="time" office:time-value="PT08H47M43.954S" calcext:value-type="time">
            <text:p>08:47:44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2073.22" calcext:value-type="float">
            <text:p>2073.22</text:p>
          </table:table-cell>
          <table:table-cell office:value-type="float" office:value="2455.98" calcext:value-type="float">
            <text:p>2455.98</text:p>
          </table:table-cell>
        </table:table-row>
        <table:table-row table:style-name="ro1">
          <table:table-cell office:value-type="float" office:value="31679954" calcext:value-type="float">
            <text:p>31679954</text:p>
          </table:table-cell>
          <table:table-cell table:formula="of:=TIME( ; ;[.A1982]/1000)" office:value-type="time" office:time-value="PT08H47M59.954S" calcext:value-type="time">
            <text:p>08:48:00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3" calcext:value-type="float">
            <text:p>248.93</text:p>
          </table:table-cell>
          <table:table-cell office:value-type="float" office:value="2074.21" calcext:value-type="float">
            <text:p>2074.21</text:p>
          </table:table-cell>
          <table:table-cell office:value-type="float" office:value="2457.09" calcext:value-type="float">
            <text:p>2457.09</text:p>
          </table:table-cell>
        </table:table-row>
        <table:table-row table:style-name="ro1">
          <table:table-cell office:value-type="float" office:value="31695954" calcext:value-type="float">
            <text:p>31695954</text:p>
          </table:table-cell>
          <table:table-cell table:formula="of:=TIME( ; ;[.A1983]/1000)" office:value-type="time" office:time-value="PT08H48M15.954S" calcext:value-type="time">
            <text:p>08:48:16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2075.2" calcext:value-type="float">
            <text:p>2075.2</text:p>
          </table:table-cell>
          <table:table-cell office:value-type="float" office:value="2458.19" calcext:value-type="float">
            <text:p>2458.19</text:p>
          </table:table-cell>
        </table:table-row>
        <table:table-row table:style-name="ro1">
          <table:table-cell office:value-type="float" office:value="31711954" calcext:value-type="float">
            <text:p>31711954</text:p>
          </table:table-cell>
          <table:table-cell table:formula="of:=TIME( ; ;[.A1984]/1000)" office:value-type="time" office:time-value="PT08H48M31.954S" calcext:value-type="time">
            <text:p>08:48:32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076.19" calcext:value-type="float">
            <text:p>2076.19</text:p>
          </table:table-cell>
          <table:table-cell office:value-type="float" office:value="2459.3" calcext:value-type="float">
            <text:p>2459.3</text:p>
          </table:table-cell>
        </table:table-row>
        <table:table-row table:style-name="ro1">
          <table:table-cell office:value-type="float" office:value="31727954" calcext:value-type="float">
            <text:p>31727954</text:p>
          </table:table-cell>
          <table:table-cell table:formula="of:=TIME( ; ;[.A1985]/1000)" office:value-type="time" office:time-value="PT08H48M47.954S" calcext:value-type="time">
            <text:p>08:48:48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2077.18" calcext:value-type="float">
            <text:p>2077.18</text:p>
          </table:table-cell>
          <table:table-cell office:value-type="float" office:value="2460.4" calcext:value-type="float">
            <text:p>2460.4</text:p>
          </table:table-cell>
        </table:table-row>
        <table:table-row table:style-name="ro1">
          <table:table-cell office:value-type="float" office:value="31743954" calcext:value-type="float">
            <text:p>31743954</text:p>
          </table:table-cell>
          <table:table-cell table:formula="of:=TIME( ; ;[.A1986]/1000)" office:value-type="time" office:time-value="PT08H49M03.954S" calcext:value-type="time">
            <text:p>08:49:04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078.17" calcext:value-type="float">
            <text:p>2078.17</text:p>
          </table:table-cell>
          <table:table-cell office:value-type="float" office:value="2461.5" calcext:value-type="float">
            <text:p>2461.5</text:p>
          </table:table-cell>
        </table:table-row>
        <table:table-row table:style-name="ro1">
          <table:table-cell office:value-type="float" office:value="31759954" calcext:value-type="float">
            <text:p>31759954</text:p>
          </table:table-cell>
          <table:table-cell table:formula="of:=TIME( ; ;[.A1987]/1000)" office:value-type="time" office:time-value="PT08H49M19.954S" calcext:value-type="time">
            <text:p>08:49:20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079.16" calcext:value-type="float">
            <text:p>2079.16</text:p>
          </table:table-cell>
          <table:table-cell office:value-type="float" office:value="2462.61" calcext:value-type="float">
            <text:p>2462.61</text:p>
          </table:table-cell>
        </table:table-row>
        <table:table-row table:style-name="ro1">
          <table:table-cell office:value-type="float" office:value="31775954" calcext:value-type="float">
            <text:p>31775954</text:p>
          </table:table-cell>
          <table:table-cell table:formula="of:=TIME( ; ;[.A1988]/1000)" office:value-type="time" office:time-value="PT08H49M35.954S" calcext:value-type="time">
            <text:p>08:49:36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" calcext:value-type="float">
            <text:p>247.8</text:p>
          </table:table-cell>
          <table:table-cell office:value-type="float" office:value="2080.14" calcext:value-type="float">
            <text:p>2080.14</text:p>
          </table:table-cell>
          <table:table-cell office:value-type="float" office:value="2463.71" calcext:value-type="float">
            <text:p>2463.71</text:p>
          </table:table-cell>
        </table:table-row>
        <table:table-row table:style-name="ro1">
          <table:table-cell office:value-type="float" office:value="31791954" calcext:value-type="float">
            <text:p>31791954</text:p>
          </table:table-cell>
          <table:table-cell table:formula="of:=TIME( ; ;[.A1989]/1000)" office:value-type="time" office:time-value="PT08H49M51.954S" calcext:value-type="time">
            <text:p>08:49:52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2081.13" calcext:value-type="float">
            <text:p>2081.13</text:p>
          </table:table-cell>
          <table:table-cell office:value-type="float" office:value="2464.81" calcext:value-type="float">
            <text:p>2464.81</text:p>
          </table:table-cell>
        </table:table-row>
        <table:table-row table:style-name="ro1">
          <table:table-cell office:value-type="float" office:value="31807954" calcext:value-type="float">
            <text:p>31807954</text:p>
          </table:table-cell>
          <table:table-cell table:formula="of:=TIME( ; ;[.A1990]/1000)" office:value-type="time" office:time-value="PT08H50M07.954S" calcext:value-type="time">
            <text:p>08:50:08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2082.12" calcext:value-type="float">
            <text:p>2082.12</text:p>
          </table:table-cell>
          <table:table-cell office:value-type="float" office:value="2465.91" calcext:value-type="float">
            <text:p>2465.91</text:p>
          </table:table-cell>
        </table:table-row>
        <table:table-row table:style-name="ro1">
          <table:table-cell office:value-type="float" office:value="31823954" calcext:value-type="float">
            <text:p>31823954</text:p>
          </table:table-cell>
          <table:table-cell table:formula="of:=TIME( ; ;[.A1991]/1000)" office:value-type="time" office:time-value="PT08H50M23.954S" calcext:value-type="time">
            <text:p>08:50:24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2083.11" calcext:value-type="float">
            <text:p>2083.11</text:p>
          </table:table-cell>
          <table:table-cell office:value-type="float" office:value="2467.01" calcext:value-type="float">
            <text:p>2467.01</text:p>
          </table:table-cell>
        </table:table-row>
        <table:table-row table:style-name="ro1">
          <table:table-cell office:value-type="float" office:value="31839954" calcext:value-type="float">
            <text:p>31839954</text:p>
          </table:table-cell>
          <table:table-cell table:formula="of:=TIME( ; ;[.A1992]/1000)" office:value-type="time" office:time-value="PT08H50M39.954S" calcext:value-type="time">
            <text:p>08:50:40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2084.1" calcext:value-type="float">
            <text:p>2084.1</text:p>
          </table:table-cell>
          <table:table-cell office:value-type="float" office:value="2468.11" calcext:value-type="float">
            <text:p>2468.11</text:p>
          </table:table-cell>
        </table:table-row>
        <table:table-row table:style-name="ro1">
          <table:table-cell office:value-type="float" office:value="31855954" calcext:value-type="float">
            <text:p>31855954</text:p>
          </table:table-cell>
          <table:table-cell table:formula="of:=TIME( ; ;[.A1993]/1000)" office:value-type="time" office:time-value="PT08H50M55.954S" calcext:value-type="time">
            <text:p>08:50:56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2085.08" calcext:value-type="float">
            <text:p>2085.08</text:p>
          </table:table-cell>
          <table:table-cell office:value-type="float" office:value="2469.21" calcext:value-type="float">
            <text:p>2469.21</text:p>
          </table:table-cell>
        </table:table-row>
        <table:table-row table:style-name="ro1">
          <table:table-cell office:value-type="float" office:value="31871954" calcext:value-type="float">
            <text:p>31871954</text:p>
          </table:table-cell>
          <table:table-cell table:formula="of:=TIME( ; ;[.A1994]/1000)" office:value-type="time" office:time-value="PT08H51M11.954S" calcext:value-type="time">
            <text:p>08:51:12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2086.07" calcext:value-type="float">
            <text:p>2086.07</text:p>
          </table:table-cell>
          <table:table-cell office:value-type="float" office:value="2470.31" calcext:value-type="float">
            <text:p>2470.31</text:p>
          </table:table-cell>
        </table:table-row>
        <table:table-row table:style-name="ro1">
          <table:table-cell office:value-type="float" office:value="31887954" calcext:value-type="float">
            <text:p>31887954</text:p>
          </table:table-cell>
          <table:table-cell table:formula="of:=TIME( ; ;[.A1995]/1000)" office:value-type="time" office:time-value="PT08H51M27.954S" calcext:value-type="time">
            <text:p>08:51:28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2087.06" calcext:value-type="float">
            <text:p>2087.06</text:p>
          </table:table-cell>
          <table:table-cell office:value-type="float" office:value="2471.41" calcext:value-type="float">
            <text:p>2471.41</text:p>
          </table:table-cell>
        </table:table-row>
        <table:table-row table:style-name="ro1">
          <table:table-cell office:value-type="float" office:value="31903954" calcext:value-type="float">
            <text:p>31903954</text:p>
          </table:table-cell>
          <table:table-cell table:formula="of:=TIME( ; ;[.A1996]/1000)" office:value-type="time" office:time-value="PT08H51M43.954S" calcext:value-type="time">
            <text:p>08:51:44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6.35" calcext:value-type="float">
            <text:p>246.35</text:p>
          </table:table-cell>
          <table:table-cell office:value-type="float" office:value="2088.05" calcext:value-type="float">
            <text:p>2088.05</text:p>
          </table:table-cell>
          <table:table-cell office:value-type="float" office:value="2472.51" calcext:value-type="float">
            <text:p>2472.51</text:p>
          </table:table-cell>
        </table:table-row>
        <table:table-row table:style-name="ro1">
          <table:table-cell office:value-type="float" office:value="31919954" calcext:value-type="float">
            <text:p>31919954</text:p>
          </table:table-cell>
          <table:table-cell table:formula="of:=TIME( ; ;[.A1997]/1000)" office:value-type="time" office:time-value="PT08H51M59.954S" calcext:value-type="time">
            <text:p>08:52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2089.03" calcext:value-type="float">
            <text:p>2089.03</text:p>
          </table:table-cell>
          <table:table-cell office:value-type="float" office:value="2473.61" calcext:value-type="float">
            <text:p>2473.61</text:p>
          </table:table-cell>
        </table:table-row>
        <table:table-row table:style-name="ro1">
          <table:table-cell office:value-type="float" office:value="31935954" calcext:value-type="float">
            <text:p>31935954</text:p>
          </table:table-cell>
          <table:table-cell table:formula="of:=TIME( ; ;[.A1998]/1000)" office:value-type="time" office:time-value="PT08H52M15.954S" calcext:value-type="time">
            <text:p>08:52:16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2090.02" calcext:value-type="float">
            <text:p>2090.02</text:p>
          </table:table-cell>
          <table:table-cell office:value-type="float" office:value="2474.7" calcext:value-type="float">
            <text:p>2474.7</text:p>
          </table:table-cell>
        </table:table-row>
        <table:table-row table:style-name="ro1">
          <table:table-cell office:value-type="float" office:value="31951954" calcext:value-type="float">
            <text:p>31951954</text:p>
          </table:table-cell>
          <table:table-cell table:formula="of:=TIME( ; ;[.A1999]/1000)" office:value-type="time" office:time-value="PT08H52M31.954S" calcext:value-type="time">
            <text:p>08:52:32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2091" calcext:value-type="float">
            <text:p>2091</text:p>
          </table:table-cell>
          <table:table-cell office:value-type="float" office:value="2475.8" calcext:value-type="float">
            <text:p>2475.8</text:p>
          </table:table-cell>
        </table:table-row>
        <table:table-row table:style-name="ro1">
          <table:table-cell office:value-type="float" office:value="31967954" calcext:value-type="float">
            <text:p>31967954</text:p>
          </table:table-cell>
          <table:table-cell table:formula="of:=TIME( ; ;[.A2000]/1000)" office:value-type="time" office:time-value="PT08H52M47.954S" calcext:value-type="time">
            <text:p>08:52:48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2091.99" calcext:value-type="float">
            <text:p>2091.99</text:p>
          </table:table-cell>
          <table:table-cell office:value-type="float" office:value="2476.9" calcext:value-type="float">
            <text:p>2476.9</text:p>
          </table:table-cell>
        </table:table-row>
        <table:table-row table:style-name="ro1">
          <table:table-cell office:value-type="float" office:value="31983954" calcext:value-type="float">
            <text:p>31983954</text:p>
          </table:table-cell>
          <table:table-cell table:formula="of:=TIME( ; ;[.A2001]/1000)" office:value-type="time" office:time-value="PT08H53M03.954S" calcext:value-type="time">
            <text:p>08:53:04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2092.97" calcext:value-type="float">
            <text:p>2092.97</text:p>
          </table:table-cell>
          <table:table-cell office:value-type="float" office:value="2477.99" calcext:value-type="float">
            <text:p>2477.99</text:p>
          </table:table-cell>
        </table:table-row>
        <table:table-row table:style-name="ro1">
          <table:table-cell office:value-type="float" office:value="31999954" calcext:value-type="float">
            <text:p>31999954</text:p>
          </table:table-cell>
          <table:table-cell table:formula="of:=TIME( ; ;[.A2002]/1000)" office:value-type="time" office:time-value="PT08H53M19.954S" calcext:value-type="time">
            <text:p>08:53:20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2093.96" calcext:value-type="float">
            <text:p>2093.96</text:p>
          </table:table-cell>
          <table:table-cell office:value-type="float" office:value="2479.09" calcext:value-type="float">
            <text:p>2479.09</text:p>
          </table:table-cell>
        </table:table-row>
        <table:table-row table:style-name="ro1">
          <table:table-cell office:value-type="float" office:value="32015954" calcext:value-type="float">
            <text:p>32015954</text:p>
          </table:table-cell>
          <table:table-cell table:formula="of:=TIME( ; ;[.A2003]/1000)" office:value-type="time" office:time-value="PT08H53M35.954S" calcext:value-type="time">
            <text:p>08:53:36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094.94" calcext:value-type="float">
            <text:p>2094.94</text:p>
          </table:table-cell>
          <table:table-cell office:value-type="float" office:value="2480.18" calcext:value-type="float">
            <text:p>2480.18</text:p>
          </table:table-cell>
        </table:table-row>
        <table:table-row table:style-name="ro1">
          <table:table-cell office:value-type="float" office:value="32031954" calcext:value-type="float">
            <text:p>32031954</text:p>
          </table:table-cell>
          <table:table-cell table:formula="of:=TIME( ; ;[.A2004]/1000)" office:value-type="time" office:time-value="PT08H53M51.954S" calcext:value-type="time">
            <text:p>08:53:52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2095.93" calcext:value-type="float">
            <text:p>2095.93</text:p>
          </table:table-cell>
          <table:table-cell office:value-type="float" office:value="2481.28" calcext:value-type="float">
            <text:p>2481.28</text:p>
          </table:table-cell>
        </table:table-row>
        <table:table-row table:style-name="ro1">
          <table:table-cell office:value-type="float" office:value="32047954" calcext:value-type="float">
            <text:p>32047954</text:p>
          </table:table-cell>
          <table:table-cell table:formula="of:=TIME( ; ;[.A2005]/1000)" office:value-type="time" office:time-value="PT08H54M07.954S" calcext:value-type="time">
            <text:p>08:54:08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2096.91" calcext:value-type="float">
            <text:p>2096.91</text:p>
          </table:table-cell>
          <table:table-cell office:value-type="float" office:value="2482.37" calcext:value-type="float">
            <text:p>2482.37</text:p>
          </table:table-cell>
        </table:table-row>
        <table:table-row table:style-name="ro1">
          <table:table-cell office:value-type="float" office:value="32063954" calcext:value-type="float">
            <text:p>32063954</text:p>
          </table:table-cell>
          <table:table-cell table:formula="of:=TIME( ; ;[.A2006]/1000)" office:value-type="time" office:time-value="PT08H54M23.954S" calcext:value-type="time">
            <text:p>08:54:24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2097.89" calcext:value-type="float">
            <text:p>2097.89</text:p>
          </table:table-cell>
          <table:table-cell office:value-type="float" office:value="2483.46" calcext:value-type="float">
            <text:p>2483.46</text:p>
          </table:table-cell>
        </table:table-row>
        <table:table-row table:style-name="ro1">
          <table:table-cell office:value-type="float" office:value="32079954" calcext:value-type="float">
            <text:p>32079954</text:p>
          </table:table-cell>
          <table:table-cell table:formula="of:=TIME( ; ;[.A2007]/1000)" office:value-type="time" office:time-value="PT08H54M39.954S" calcext:value-type="time">
            <text:p>08:54:40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2098.88" calcext:value-type="float">
            <text:p>2098.88</text:p>
          </table:table-cell>
          <table:table-cell office:value-type="float" office:value="2484.56" calcext:value-type="float">
            <text:p>2484.56</text:p>
          </table:table-cell>
        </table:table-row>
        <table:table-row table:style-name="ro1">
          <table:table-cell office:value-type="float" office:value="32095954" calcext:value-type="float">
            <text:p>32095954</text:p>
          </table:table-cell>
          <table:table-cell table:formula="of:=TIME( ; ;[.A2008]/1000)" office:value-type="time" office:time-value="PT08H54M55.954S" calcext:value-type="time">
            <text:p>08:54:56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2099.86" calcext:value-type="float">
            <text:p>2099.86</text:p>
          </table:table-cell>
          <table:table-cell office:value-type="float" office:value="2485.65" calcext:value-type="float">
            <text:p>2485.65</text:p>
          </table:table-cell>
        </table:table-row>
        <table:table-row table:style-name="ro1">
          <table:table-cell office:value-type="float" office:value="32111954" calcext:value-type="float">
            <text:p>32111954</text:p>
          </table:table-cell>
          <table:table-cell table:formula="of:=TIME( ; ;[.A2009]/1000)" office:value-type="time" office:time-value="PT08H55M11.954S" calcext:value-type="time">
            <text:p>08:55:12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2100.85" calcext:value-type="float">
            <text:p>2100.85</text:p>
          </table:table-cell>
          <table:table-cell office:value-type="float" office:value="2486.74" calcext:value-type="float">
            <text:p>2486.74</text:p>
          </table:table-cell>
        </table:table-row>
        <table:table-row table:style-name="ro1">
          <table:table-cell office:value-type="float" office:value="32127954" calcext:value-type="float">
            <text:p>32127954</text:p>
          </table:table-cell>
          <table:table-cell table:formula="of:=TIME( ; ;[.A2010]/1000)" office:value-type="time" office:time-value="PT08H55M27.954S" calcext:value-type="time">
            <text:p>08:55:28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2101.83" calcext:value-type="float">
            <text:p>2101.83</text:p>
          </table:table-cell>
          <table:table-cell office:value-type="float" office:value="2487.84" calcext:value-type="float">
            <text:p>2487.84</text:p>
          </table:table-cell>
        </table:table-row>
        <table:table-row table:style-name="ro1">
          <table:table-cell office:value-type="float" office:value="32143954" calcext:value-type="float">
            <text:p>32143954</text:p>
          </table:table-cell>
          <table:table-cell table:formula="of:=TIME( ; ;[.A2011]/1000)" office:value-type="time" office:time-value="PT08H55M43.954S" calcext:value-type="time">
            <text:p>08:55:44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2102.82" calcext:value-type="float">
            <text:p>2102.82</text:p>
          </table:table-cell>
          <table:table-cell office:value-type="float" office:value="2488.93" calcext:value-type="float">
            <text:p>2488.93</text:p>
          </table:table-cell>
        </table:table-row>
        <table:table-row table:style-name="ro1">
          <table:table-cell office:value-type="float" office:value="32159954" calcext:value-type="float">
            <text:p>32159954</text:p>
          </table:table-cell>
          <table:table-cell table:formula="of:=TIME( ; ;[.A2012]/1000)" office:value-type="time" office:time-value="PT08H55M59.954S" calcext:value-type="time">
            <text:p>08:56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2103.8" calcext:value-type="float">
            <text:p>2103.8</text:p>
          </table:table-cell>
          <table:table-cell office:value-type="float" office:value="2490.01" calcext:value-type="float">
            <text:p>2490.01</text:p>
          </table:table-cell>
        </table:table-row>
        <table:table-row table:style-name="ro1">
          <table:table-cell office:value-type="float" office:value="32175954" calcext:value-type="float">
            <text:p>32175954</text:p>
          </table:table-cell>
          <table:table-cell table:formula="of:=TIME( ; ;[.A2013]/1000)" office:value-type="time" office:time-value="PT08H56M15.954S" calcext:value-type="time">
            <text:p>08:56:16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4.56" calcext:value-type="float">
            <text:p>244.56</text:p>
          </table:table-cell>
          <table:table-cell office:value-type="float" office:value="2104.78" calcext:value-type="float">
            <text:p>2104.78</text:p>
          </table:table-cell>
          <table:table-cell office:value-type="float" office:value="2491.1" calcext:value-type="float">
            <text:p>2491.1</text:p>
          </table:table-cell>
        </table:table-row>
        <table:table-row table:style-name="ro1">
          <table:table-cell office:value-type="float" office:value="32191954" calcext:value-type="float">
            <text:p>32191954</text:p>
          </table:table-cell>
          <table:table-cell table:formula="of:=TIME( ; ;[.A2014]/1000)" office:value-type="time" office:time-value="PT08H56M31.954S" calcext:value-type="time">
            <text:p>08:56:32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2105.76" calcext:value-type="float">
            <text:p>2105.76</text:p>
          </table:table-cell>
          <table:table-cell office:value-type="float" office:value="2492.19" calcext:value-type="float">
            <text:p>2492.19</text:p>
          </table:table-cell>
        </table:table-row>
        <table:table-row table:style-name="ro1">
          <table:table-cell office:value-type="float" office:value="32207954" calcext:value-type="float">
            <text:p>32207954</text:p>
          </table:table-cell>
          <table:table-cell table:formula="of:=TIME( ; ;[.A2015]/1000)" office:value-type="time" office:time-value="PT08H56M47.954S" calcext:value-type="time">
            <text:p>08:56:48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2106.75" calcext:value-type="float">
            <text:p>2106.75</text:p>
          </table:table-cell>
          <table:table-cell office:value-type="float" office:value="2493.28" calcext:value-type="float">
            <text:p>2493.28</text:p>
          </table:table-cell>
        </table:table-row>
        <table:table-row table:style-name="ro1">
          <table:table-cell office:value-type="float" office:value="32223953" calcext:value-type="float">
            <text:p>32223953</text:p>
          </table:table-cell>
          <table:table-cell table:formula="of:=TIME( ; ;[.A2016]/1000)" office:value-type="time" office:time-value="PT08H57M03.953S" calcext:value-type="time">
            <text:p>08:57:04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2107.73" calcext:value-type="float">
            <text:p>2107.73</text:p>
          </table:table-cell>
          <table:table-cell office:value-type="float" office:value="2494.37" calcext:value-type="float">
            <text:p>2494.37</text:p>
          </table:table-cell>
        </table:table-row>
        <table:table-row table:style-name="ro1">
          <table:table-cell office:value-type="float" office:value="32239954" calcext:value-type="float">
            <text:p>32239954</text:p>
          </table:table-cell>
          <table:table-cell table:formula="of:=TIME( ; ;[.A2017]/1000)" office:value-type="time" office:time-value="PT08H57M19.954S" calcext:value-type="time">
            <text:p>08:57:20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2108.71" calcext:value-type="float">
            <text:p>2108.71</text:p>
          </table:table-cell>
          <table:table-cell office:value-type="float" office:value="2495.46" calcext:value-type="float">
            <text:p>2495.46</text:p>
          </table:table-cell>
        </table:table-row>
        <table:table-row table:style-name="ro1">
          <table:table-cell office:value-type="float" office:value="32255954" calcext:value-type="float">
            <text:p>32255954</text:p>
          </table:table-cell>
          <table:table-cell table:formula="of:=TIME( ; ;[.A2018]/1000)" office:value-type="time" office:time-value="PT08H57M35.954S" calcext:value-type="time">
            <text:p>08:57:36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2109.69" calcext:value-type="float">
            <text:p>2109.69</text:p>
          </table:table-cell>
          <table:table-cell office:value-type="float" office:value="2496.54" calcext:value-type="float">
            <text:p>2496.54</text:p>
          </table:table-cell>
        </table:table-row>
        <table:table-row table:style-name="ro1">
          <table:table-cell office:value-type="float" office:value="32271954" calcext:value-type="float">
            <text:p>32271954</text:p>
          </table:table-cell>
          <table:table-cell table:formula="of:=TIME( ; ;[.A2019]/1000)" office:value-type="time" office:time-value="PT08H57M51.954S" calcext:value-type="time">
            <text:p>08:57:52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2110.67" calcext:value-type="float">
            <text:p>2110.67</text:p>
          </table:table-cell>
          <table:table-cell office:value-type="float" office:value="2497.63" calcext:value-type="float">
            <text:p>2497.63</text:p>
          </table:table-cell>
        </table:table-row>
        <table:table-row table:style-name="ro1">
          <table:table-cell office:value-type="float" office:value="32287954" calcext:value-type="float">
            <text:p>32287954</text:p>
          </table:table-cell>
          <table:table-cell table:formula="of:=TIME( ; ;[.A2020]/1000)" office:value-type="time" office:time-value="PT08H58M07.954S" calcext:value-type="time">
            <text:p>08:58:08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2111.65" calcext:value-type="float">
            <text:p>2111.65</text:p>
          </table:table-cell>
          <table:table-cell office:value-type="float" office:value="2498.71" calcext:value-type="float">
            <text:p>2498.71</text:p>
          </table:table-cell>
        </table:table-row>
        <table:table-row table:style-name="ro1">
          <table:table-cell office:value-type="float" office:value="32303954" calcext:value-type="float">
            <text:p>32303954</text:p>
          </table:table-cell>
          <table:table-cell table:formula="of:=TIME( ; ;[.A2021]/1000)" office:value-type="time" office:time-value="PT08H58M23.954S" calcext:value-type="time">
            <text:p>08:58:24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2112.63" calcext:value-type="float">
            <text:p>2112.63</text:p>
          </table:table-cell>
          <table:table-cell office:value-type="float" office:value="2499.8" calcext:value-type="float">
            <text:p>2499.8</text:p>
          </table:table-cell>
        </table:table-row>
        <table:table-row table:style-name="ro1">
          <table:table-cell office:value-type="float" office:value="32319954" calcext:value-type="float">
            <text:p>32319954</text:p>
          </table:table-cell>
          <table:table-cell table:formula="of:=TIME( ; ;[.A2022]/1000)" office:value-type="time" office:time-value="PT08H58M39.954S" calcext:value-type="time">
            <text:p>08:58:40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113.61" calcext:value-type="float">
            <text:p>2113.61</text:p>
          </table:table-cell>
          <table:table-cell office:value-type="float" office:value="2500.88" calcext:value-type="float">
            <text:p>2500.88</text:p>
          </table:table-cell>
        </table:table-row>
        <table:table-row table:style-name="ro1">
          <table:table-cell office:value-type="float" office:value="32335954" calcext:value-type="float">
            <text:p>32335954</text:p>
          </table:table-cell>
          <table:table-cell table:formula="of:=TIME( ; ;[.A2023]/1000)" office:value-type="time" office:time-value="PT08H58M55.954S" calcext:value-type="time">
            <text:p>08:58:56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114.59" calcext:value-type="float">
            <text:p>2114.59</text:p>
          </table:table-cell>
          <table:table-cell office:value-type="float" office:value="2501.96" calcext:value-type="float">
            <text:p>2501.96</text:p>
          </table:table-cell>
        </table:table-row>
        <table:table-row table:style-name="ro1">
          <table:table-cell office:value-type="float" office:value="32351954" calcext:value-type="float">
            <text:p>32351954</text:p>
          </table:table-cell>
          <table:table-cell table:formula="of:=TIME( ; ;[.A2024]/1000)" office:value-type="time" office:time-value="PT08H59M11.954S" calcext:value-type="time">
            <text:p>08:59:12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2115.57" calcext:value-type="float">
            <text:p>2115.57</text:p>
          </table:table-cell>
          <table:table-cell office:value-type="float" office:value="2503.05" calcext:value-type="float">
            <text:p>2503.05</text:p>
          </table:table-cell>
        </table:table-row>
        <table:table-row table:style-name="ro1">
          <table:table-cell office:value-type="float" office:value="32367954" calcext:value-type="float">
            <text:p>32367954</text:p>
          </table:table-cell>
          <table:table-cell table:formula="of:=TIME( ; ;[.A2025]/1000)" office:value-type="time" office:time-value="PT08H59M27.954S" calcext:value-type="time">
            <text:p>08:59:28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2116.55" calcext:value-type="float">
            <text:p>2116.55</text:p>
          </table:table-cell>
          <table:table-cell office:value-type="float" office:value="2504.13" calcext:value-type="float">
            <text:p>2504.13</text:p>
          </table:table-cell>
        </table:table-row>
        <table:table-row table:style-name="ro1">
          <table:table-cell office:value-type="float" office:value="32383954" calcext:value-type="float">
            <text:p>32383954</text:p>
          </table:table-cell>
          <table:table-cell table:formula="of:=TIME( ; ;[.A2026]/1000)" office:value-type="time" office:time-value="PT08H59M43.954S" calcext:value-type="time">
            <text:p>08:59:44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2117.53" calcext:value-type="float">
            <text:p>2117.53</text:p>
          </table:table-cell>
          <table:table-cell office:value-type="float" office:value="2505.21" calcext:value-type="float">
            <text:p>2505.21</text:p>
          </table:table-cell>
        </table:table-row>
        <table:table-row table:style-name="ro1">
          <table:table-cell office:value-type="float" office:value="32399954" calcext:value-type="float">
            <text:p>32399954</text:p>
          </table:table-cell>
          <table:table-cell table:formula="of:=TIME( ; ;[.A2027]/1000)" office:value-type="time" office:time-value="PT08H59M59.954S" calcext:value-type="time">
            <text:p>09:00:00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2118.51" calcext:value-type="float">
            <text:p>2118.51</text:p>
          </table:table-cell>
          <table:table-cell office:value-type="float" office:value="2506.29" calcext:value-type="float">
            <text:p>2506.29</text:p>
          </table:table-cell>
        </table:table-row>
        <table:table-row table:style-name="ro1">
          <table:table-cell office:value-type="float" office:value="32415954" calcext:value-type="float">
            <text:p>32415954</text:p>
          </table:table-cell>
          <table:table-cell table:formula="of:=TIME( ; ;[.A2028]/1000)" office:value-type="time" office:time-value="PT09H00M15.954S" calcext:value-type="time">
            <text:p>09:00:16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2119.49" calcext:value-type="float">
            <text:p>2119.49</text:p>
          </table:table-cell>
          <table:table-cell office:value-type="float" office:value="2507.37" calcext:value-type="float">
            <text:p>2507.37</text:p>
          </table:table-cell>
        </table:table-row>
        <table:table-row table:style-name="ro1">
          <table:table-cell office:value-type="float" office:value="32431954" calcext:value-type="float">
            <text:p>32431954</text:p>
          </table:table-cell>
          <table:table-cell table:formula="of:=TIME( ; ;[.A2029]/1000)" office:value-type="time" office:time-value="PT09H00M31.954S" calcext:value-type="time">
            <text:p>09:00:32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2120.47" calcext:value-type="float">
            <text:p>2120.47</text:p>
          </table:table-cell>
          <table:table-cell office:value-type="float" office:value="2508.45" calcext:value-type="float">
            <text:p>2508.45</text:p>
          </table:table-cell>
        </table:table-row>
        <table:table-row table:style-name="ro1">
          <table:table-cell office:value-type="float" office:value="32447954" calcext:value-type="float">
            <text:p>32447954</text:p>
          </table:table-cell>
          <table:table-cell table:formula="of:=TIME( ; ;[.A2030]/1000)" office:value-type="time" office:time-value="PT09H00M47.954S" calcext:value-type="time">
            <text:p>09:00:48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2121.45" calcext:value-type="float">
            <text:p>2121.45</text:p>
          </table:table-cell>
          <table:table-cell office:value-type="float" office:value="2509.53" calcext:value-type="float">
            <text:p>2509.53</text:p>
          </table:table-cell>
        </table:table-row>
        <table:table-row table:style-name="ro1">
          <table:table-cell office:value-type="float" office:value="32463954" calcext:value-type="float">
            <text:p>32463954</text:p>
          </table:table-cell>
          <table:table-cell table:formula="of:=TIME( ; ;[.A2031]/1000)" office:value-type="time" office:time-value="PT09H01M03.954S" calcext:value-type="time">
            <text:p>09:01:04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2122.42" calcext:value-type="float">
            <text:p>2122.42</text:p>
          </table:table-cell>
          <table:table-cell office:value-type="float" office:value="2510.61" calcext:value-type="float">
            <text:p>2510.61</text:p>
          </table:table-cell>
        </table:table-row>
        <table:table-row table:style-name="ro1">
          <table:table-cell office:value-type="float" office:value="32479954" calcext:value-type="float">
            <text:p>32479954</text:p>
          </table:table-cell>
          <table:table-cell table:formula="of:=TIME( ; ;[.A2032]/1000)" office:value-type="time" office:time-value="PT09H01M19.954S" calcext:value-type="time">
            <text:p>09:01:20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123.4" calcext:value-type="float">
            <text:p>2123.4</text:p>
          </table:table-cell>
          <table:table-cell office:value-type="float" office:value="2511.69" calcext:value-type="float">
            <text:p>2511.69</text:p>
          </table:table-cell>
        </table:table-row>
        <table:table-row table:style-name="ro1">
          <table:table-cell office:value-type="float" office:value="32495954" calcext:value-type="float">
            <text:p>32495954</text:p>
          </table:table-cell>
          <table:table-cell table:formula="of:=TIME( ; ;[.A2033]/1000)" office:value-type="time" office:time-value="PT09H01M35.954S" calcext:value-type="time">
            <text:p>09:01:36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2124.38" calcext:value-type="float">
            <text:p>2124.38</text:p>
          </table:table-cell>
          <table:table-cell office:value-type="float" office:value="2512.77" calcext:value-type="float">
            <text:p>2512.77</text:p>
          </table:table-cell>
        </table:table-row>
        <table:table-row table:style-name="ro1">
          <table:table-cell office:value-type="float" office:value="32511954" calcext:value-type="float">
            <text:p>32511954</text:p>
          </table:table-cell>
          <table:table-cell table:formula="of:=TIME( ; ;[.A2034]/1000)" office:value-type="time" office:time-value="PT09H01M51.954S" calcext:value-type="time">
            <text:p>09:01:52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2125.35" calcext:value-type="float">
            <text:p>2125.35</text:p>
          </table:table-cell>
          <table:table-cell office:value-type="float" office:value="2513.85" calcext:value-type="float">
            <text:p>2513.85</text:p>
          </table:table-cell>
        </table:table-row>
        <table:table-row table:style-name="ro1">
          <table:table-cell office:value-type="float" office:value="32527954" calcext:value-type="float">
            <text:p>32527954</text:p>
          </table:table-cell>
          <table:table-cell table:formula="of:=TIME( ; ;[.A2035]/1000)" office:value-type="time" office:time-value="PT09H02M07.954S" calcext:value-type="time">
            <text:p>09:02:08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1" calcext:value-type="float">
            <text:p>242.11</text:p>
          </table:table-cell>
          <table:table-cell office:value-type="float" office:value="2126.33" calcext:value-type="float">
            <text:p>2126.33</text:p>
          </table:table-cell>
          <table:table-cell office:value-type="float" office:value="2514.92" calcext:value-type="float">
            <text:p>2514.92</text:p>
          </table:table-cell>
        </table:table-row>
        <table:table-row table:style-name="ro1">
          <table:table-cell office:value-type="float" office:value="32543954" calcext:value-type="float">
            <text:p>32543954</text:p>
          </table:table-cell>
          <table:table-cell table:formula="of:=TIME( ; ;[.A2036]/1000)" office:value-type="time" office:time-value="PT09H02M23.954S" calcext:value-type="time">
            <text:p>09:02:24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2127.31" calcext:value-type="float">
            <text:p>2127.31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32559954" calcext:value-type="float">
            <text:p>32559954</text:p>
          </table:table-cell>
          <table:table-cell table:formula="of:=TIME( ; ;[.A2037]/1000)" office:value-type="time" office:time-value="PT09H02M39.954S" calcext:value-type="time">
            <text:p>09:02:40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2128.28" calcext:value-type="float">
            <text:p>2128.28</text:p>
          </table:table-cell>
          <table:table-cell office:value-type="float" office:value="2517.07" calcext:value-type="float">
            <text:p>2517.07</text:p>
          </table:table-cell>
        </table:table-row>
        <table:table-row table:style-name="ro1">
          <table:table-cell office:value-type="float" office:value="32575954" calcext:value-type="float">
            <text:p>32575954</text:p>
          </table:table-cell>
          <table:table-cell table:formula="of:=TIME( ; ;[.A2038]/1000)" office:value-type="time" office:time-value="PT09H02M55.954S" calcext:value-type="time">
            <text:p>09:02:56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2129.26" calcext:value-type="float">
            <text:p>2129.26</text:p>
          </table:table-cell>
          <table:table-cell office:value-type="float" office:value="2518.15" calcext:value-type="float">
            <text:p>2518.15</text:p>
          </table:table-cell>
        </table:table-row>
        <table:table-row table:style-name="ro1">
          <table:table-cell office:value-type="float" office:value="32591954" calcext:value-type="float">
            <text:p>32591954</text:p>
          </table:table-cell>
          <table:table-cell table:formula="of:=TIME( ; ;[.A2039]/1000)" office:value-type="time" office:time-value="PT09H03M11.954S" calcext:value-type="time">
            <text:p>09:03:12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2130.23" calcext:value-type="float">
            <text:p>2130.23</text:p>
          </table:table-cell>
          <table:table-cell office:value-type="float" office:value="2519.22" calcext:value-type="float">
            <text:p>2519.22</text:p>
          </table:table-cell>
        </table:table-row>
        <table:table-row table:style-name="ro1">
          <table:table-cell office:value-type="float" office:value="32607954" calcext:value-type="float">
            <text:p>32607954</text:p>
          </table:table-cell>
          <table:table-cell table:formula="of:=TIME( ; ;[.A2040]/1000)" office:value-type="time" office:time-value="PT09H03M27.954S" calcext:value-type="time">
            <text:p>09:03:28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2131.21" calcext:value-type="float">
            <text:p>2131.21</text:p>
          </table:table-cell>
          <table:table-cell office:value-type="float" office:value="2520.29" calcext:value-type="float">
            <text:p>2520.29</text:p>
          </table:table-cell>
        </table:table-row>
        <table:table-row table:style-name="ro1">
          <table:table-cell office:value-type="float" office:value="32623954" calcext:value-type="float">
            <text:p>32623954</text:p>
          </table:table-cell>
          <table:table-cell table:formula="of:=TIME( ; ;[.A2041]/1000)" office:value-type="time" office:time-value="PT09H03M43.954S" calcext:value-type="time">
            <text:p>09:03:44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2132.19" calcext:value-type="float">
            <text:p>2132.19</text:p>
          </table:table-cell>
          <table:table-cell office:value-type="float" office:value="2521.36" calcext:value-type="float">
            <text:p>2521.36</text:p>
          </table:table-cell>
        </table:table-row>
        <table:table-row table:style-name="ro1">
          <table:table-cell office:value-type="float" office:value="32639954" calcext:value-type="float">
            <text:p>32639954</text:p>
          </table:table-cell>
          <table:table-cell table:formula="of:=TIME( ; ;[.A2042]/1000)" office:value-type="time" office:time-value="PT09H03M59.954S" calcext:value-type="time">
            <text:p>09:04:00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133.16" calcext:value-type="float">
            <text:p>2133.16</text:p>
          </table:table-cell>
          <table:table-cell office:value-type="float" office:value="2522.44" calcext:value-type="float">
            <text:p>2522.44</text:p>
          </table:table-cell>
        </table:table-row>
        <table:table-row table:style-name="ro1">
          <table:table-cell office:value-type="float" office:value="32655954" calcext:value-type="float">
            <text:p>32655954</text:p>
          </table:table-cell>
          <table:table-cell table:formula="of:=TIME( ; ;[.A2043]/1000)" office:value-type="time" office:time-value="PT09H04M15.954S" calcext:value-type="time">
            <text:p>09:04:16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1.54" calcext:value-type="float">
            <text:p>241.54</text:p>
          </table:table-cell>
          <table:table-cell office:value-type="float" office:value="2134.14" calcext:value-type="float">
            <text:p>2134.14</text:p>
          </table:table-cell>
          <table:table-cell office:value-type="float" office:value="2523.51" calcext:value-type="float">
            <text:p>2523.51</text:p>
          </table:table-cell>
        </table:table-row>
        <table:table-row table:style-name="ro1">
          <table:table-cell office:value-type="float" office:value="32671954" calcext:value-type="float">
            <text:p>32671954</text:p>
          </table:table-cell>
          <table:table-cell table:formula="of:=TIME( ; ;[.A2044]/1000)" office:value-type="time" office:time-value="PT09H04M31.954S" calcext:value-type="time">
            <text:p>09:04:32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2135.11" calcext:value-type="float">
            <text:p>2135.11</text:p>
          </table:table-cell>
          <table:table-cell office:value-type="float" office:value="2524.58" calcext:value-type="float">
            <text:p>2524.58</text:p>
          </table:table-cell>
        </table:table-row>
        <table:table-row table:style-name="ro1">
          <table:table-cell office:value-type="float" office:value="32687954" calcext:value-type="float">
            <text:p>32687954</text:p>
          </table:table-cell>
          <table:table-cell table:formula="of:=TIME( ; ;[.A2045]/1000)" office:value-type="time" office:time-value="PT09H04M47.954S" calcext:value-type="time">
            <text:p>09:04:48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2136.08" calcext:value-type="float">
            <text:p>2136.08</text:p>
          </table:table-cell>
          <table:table-cell office:value-type="float" office:value="2525.65" calcext:value-type="float">
            <text:p>2525.65</text:p>
          </table:table-cell>
        </table:table-row>
        <table:table-row table:style-name="ro1">
          <table:table-cell office:value-type="float" office:value="32703954" calcext:value-type="float">
            <text:p>32703954</text:p>
          </table:table-cell>
          <table:table-cell table:formula="of:=TIME( ; ;[.A2046]/1000)" office:value-type="time" office:time-value="PT09H05M03.954S" calcext:value-type="time">
            <text:p>09:05:04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2137.05" calcext:value-type="float">
            <text:p>2137.05</text:p>
          </table:table-cell>
          <table:table-cell office:value-type="float" office:value="2526.72" calcext:value-type="float">
            <text:p>2526.72</text:p>
          </table:table-cell>
        </table:table-row>
        <table:table-row table:style-name="ro1">
          <table:table-cell office:value-type="float" office:value="32719954" calcext:value-type="float">
            <text:p>32719954</text:p>
          </table:table-cell>
          <table:table-cell table:formula="of:=TIME( ; ;[.A2047]/1000)" office:value-type="time" office:time-value="PT09H05M19.954S" calcext:value-type="time">
            <text:p>09:05:20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2138.03" calcext:value-type="float">
            <text:p>2138.03</text:p>
          </table:table-cell>
          <table:table-cell office:value-type="float" office:value="2527.78" calcext:value-type="float">
            <text:p>2527.78</text:p>
          </table:table-cell>
        </table:table-row>
        <table:table-row table:style-name="ro1">
          <table:table-cell office:value-type="float" office:value="32735954" calcext:value-type="float">
            <text:p>32735954</text:p>
          </table:table-cell>
          <table:table-cell table:formula="of:=TIME( ; ;[.A2048]/1000)" office:value-type="time" office:time-value="PT09H05M35.954S" calcext:value-type="time">
            <text:p>09:05:36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2139" calcext:value-type="float">
            <text:p>2139</text:p>
          </table:table-cell>
          <table:table-cell office:value-type="float" office:value="2528.85" calcext:value-type="float">
            <text:p>2528.85</text:p>
          </table:table-cell>
        </table:table-row>
        <table:table-row table:style-name="ro1">
          <table:table-cell office:value-type="float" office:value="32751954" calcext:value-type="float">
            <text:p>32751954</text:p>
          </table:table-cell>
          <table:table-cell table:formula="of:=TIME( ; ;[.A2049]/1000)" office:value-type="time" office:time-value="PT09H05M51.954S" calcext:value-type="time">
            <text:p>09:05:52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1" calcext:value-type="float">
            <text:p>240.21</text:p>
          </table:table-cell>
          <table:table-cell office:value-type="float" office:value="2139.97" calcext:value-type="float">
            <text:p>2139.97</text:p>
          </table:table-cell>
          <table:table-cell office:value-type="float" office:value="2529.92" calcext:value-type="float">
            <text:p>2529.92</text:p>
          </table:table-cell>
        </table:table-row>
        <table:table-row table:style-name="ro1">
          <table:table-cell office:value-type="float" office:value="32767954" calcext:value-type="float">
            <text:p>32767954</text:p>
          </table:table-cell>
          <table:table-cell table:formula="of:=TIME( ; ;[.A2050]/1000)" office:value-type="time" office:time-value="PT09H06M07.954S" calcext:value-type="time">
            <text:p>09:06:08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140.94" calcext:value-type="float">
            <text:p>2140.94</text:p>
          </table:table-cell>
          <table:table-cell office:value-type="float" office:value="2530.98" calcext:value-type="float">
            <text:p>2530.98</text:p>
          </table:table-cell>
        </table:table-row>
        <table:table-row table:style-name="ro1">
          <table:table-cell office:value-type="float" office:value="32783954" calcext:value-type="float">
            <text:p>32783954</text:p>
          </table:table-cell>
          <table:table-cell table:formula="of:=TIME( ; ;[.A2051]/1000)" office:value-type="time" office:time-value="PT09H06M23.954S" calcext:value-type="time">
            <text:p>09:06:24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141.92" calcext:value-type="float">
            <text:p>2141.92</text:p>
          </table:table-cell>
          <table:table-cell office:value-type="float" office:value="2532.05" calcext:value-type="float">
            <text:p>2532.05</text:p>
          </table:table-cell>
        </table:table-row>
        <table:table-row table:style-name="ro1">
          <table:table-cell office:value-type="float" office:value="32799954" calcext:value-type="float">
            <text:p>32799954</text:p>
          </table:table-cell>
          <table:table-cell table:formula="of:=TIME( ; ;[.A2052]/1000)" office:value-type="time" office:time-value="PT09H06M39.954S" calcext:value-type="time">
            <text:p>09:06:40</text:p>
          </table:table-cell>
          <table:table-cell office:value-type="float" office:value="1.09" calcext:value-type="float">
            <text:p>1.09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12" calcext:value-type="float">
            <text:p>239.12</text:p>
          </table:table-cell>
          <table:table-cell office:value-type="float" office:value="2142.89" calcext:value-type="float">
            <text:p>2142.89</text:p>
          </table:table-cell>
          <table:table-cell office:value-type="float" office:value="2533.11" calcext:value-type="float">
            <text:p>2533.11</text:p>
          </table:table-cell>
        </table:table-row>
        <table:table-row table:style-name="ro1">
          <table:table-cell office:value-type="float" office:value="32815954" calcext:value-type="float">
            <text:p>32815954</text:p>
          </table:table-cell>
          <table:table-cell table:formula="of:=TIME( ; ;[.A2053]/1000)" office:value-type="time" office:time-value="PT09H06M55.954S" calcext:value-type="time">
            <text:p>09:06:56</text:p>
          </table:table-cell>
          <table:table-cell office:value-type="float" office:value="1.09" calcext:value-type="float">
            <text:p>1.09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01" calcext:value-type="float">
            <text:p>239.01</text:p>
          </table:table-cell>
          <table:table-cell office:value-type="float" office:value="2143.86" calcext:value-type="float">
            <text:p>2143.86</text:p>
          </table:table-cell>
          <table:table-cell office:value-type="float" office:value="2534.18" calcext:value-type="float">
            <text:p>2534.18</text:p>
          </table:table-cell>
        </table:table-row>
        <table:table-row table:style-name="ro1">
          <table:table-cell office:value-type="float" office:value="32831954" calcext:value-type="float">
            <text:p>32831954</text:p>
          </table:table-cell>
          <table:table-cell table:formula="of:=TIME( ; ;[.A2054]/1000)" office:value-type="time" office:time-value="PT09H07M11.954S" calcext:value-type="time">
            <text:p>09:07:12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2144.83" calcext:value-type="float">
            <text:p>2144.83</text:p>
          </table:table-cell>
          <table:table-cell office:value-type="float" office:value="2535.24" calcext:value-type="float">
            <text:p>2535.24</text:p>
          </table:table-cell>
        </table:table-row>
        <table:table-row table:style-name="ro1">
          <table:table-cell office:value-type="float" office:value="32847954" calcext:value-type="float">
            <text:p>32847954</text:p>
          </table:table-cell>
          <table:table-cell table:formula="of:=TIME( ; ;[.A2055]/1000)" office:value-type="time" office:time-value="PT09H07M27.954S" calcext:value-type="time">
            <text:p>09:07:28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6" calcext:value-type="float">
            <text:p>239.66</text:p>
          </table:table-cell>
          <table:table-cell office:value-type="float" office:value="2145.8" calcext:value-type="float">
            <text:p>2145.8</text:p>
          </table:table-cell>
          <table:table-cell office:value-type="float" office:value="2536.3" calcext:value-type="float">
            <text:p>2536.3</text:p>
          </table:table-cell>
        </table:table-row>
        <table:table-row table:style-name="ro1">
          <table:table-cell office:value-type="float" office:value="32863954" calcext:value-type="float">
            <text:p>32863954</text:p>
          </table:table-cell>
          <table:table-cell table:formula="of:=TIME( ; ;[.A2056]/1000)" office:value-type="time" office:time-value="PT09H07M43.954S" calcext:value-type="time">
            <text:p>09:07:44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2146.77" calcext:value-type="float">
            <text:p>2146.77</text:p>
          </table:table-cell>
          <table:table-cell office:value-type="float" office:value="2537.37" calcext:value-type="float">
            <text:p>2537.37</text:p>
          </table:table-cell>
        </table:table-row>
        <table:table-row table:style-name="ro1">
          <table:table-cell office:value-type="float" office:value="32879954" calcext:value-type="float">
            <text:p>32879954</text:p>
          </table:table-cell>
          <table:table-cell table:formula="of:=TIME( ; ;[.A2057]/1000)" office:value-type="time" office:time-value="PT09H07M59.954S" calcext:value-type="time">
            <text:p>09:08:00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2147.74" calcext:value-type="float">
            <text:p>2147.74</text:p>
          </table:table-cell>
          <table:table-cell office:value-type="float" office:value="2538.43" calcext:value-type="float">
            <text:p>2538.43</text:p>
          </table:table-cell>
        </table:table-row>
        <table:table-row table:style-name="ro1">
          <table:table-cell office:value-type="float" office:value="32895954" calcext:value-type="float">
            <text:p>32895954</text:p>
          </table:table-cell>
          <table:table-cell table:formula="of:=TIME( ; ;[.A2058]/1000)" office:value-type="time" office:time-value="PT09H08M15.954S" calcext:value-type="time">
            <text:p>09:08:16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2148.71" calcext:value-type="float">
            <text:p>2148.71</text:p>
          </table:table-cell>
          <table:table-cell office:value-type="float" office:value="2539.49" calcext:value-type="float">
            <text:p>2539.49</text:p>
          </table:table-cell>
        </table:table-row>
        <table:table-row table:style-name="ro1">
          <table:table-cell office:value-type="float" office:value="32911954" calcext:value-type="float">
            <text:p>32911954</text:p>
          </table:table-cell>
          <table:table-cell table:formula="of:=TIME( ; ;[.A2059]/1000)" office:value-type="time" office:time-value="PT09H08M31.954S" calcext:value-type="time">
            <text:p>09:08:32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2149.68" calcext:value-type="float">
            <text:p>2149.68</text:p>
          </table:table-cell>
          <table:table-cell office:value-type="float" office:value="2540.55" calcext:value-type="float">
            <text:p>2540.55</text:p>
          </table:table-cell>
        </table:table-row>
        <table:table-row table:style-name="ro1">
          <table:table-cell office:value-type="float" office:value="32927954" calcext:value-type="float">
            <text:p>32927954</text:p>
          </table:table-cell>
          <table:table-cell table:formula="of:=TIME( ; ;[.A2060]/1000)" office:value-type="time" office:time-value="PT09H08M47.954S" calcext:value-type="time">
            <text:p>09:08:48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2150.65" calcext:value-type="float">
            <text:p>2150.65</text:p>
          </table:table-cell>
          <table:table-cell office:value-type="float" office:value="2541.61" calcext:value-type="float">
            <text:p>2541.61</text:p>
          </table:table-cell>
        </table:table-row>
        <table:table-row table:style-name="ro1">
          <table:table-cell office:value-type="float" office:value="32943954" calcext:value-type="float">
            <text:p>32943954</text:p>
          </table:table-cell>
          <table:table-cell table:formula="of:=TIME( ; ;[.A2061]/1000)" office:value-type="time" office:time-value="PT09H09M03.954S" calcext:value-type="time">
            <text:p>09:09:04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2151.61" calcext:value-type="float">
            <text:p>2151.61</text:p>
          </table:table-cell>
          <table:table-cell office:value-type="float" office:value="2542.66" calcext:value-type="float">
            <text:p>2542.66</text:p>
          </table:table-cell>
        </table:table-row>
        <table:table-row table:style-name="ro1">
          <table:table-cell office:value-type="float" office:value="32959954" calcext:value-type="float">
            <text:p>32959954</text:p>
          </table:table-cell>
          <table:table-cell table:formula="of:=TIME( ; ;[.A2062]/1000)" office:value-type="time" office:time-value="PT09H09M19.954S" calcext:value-type="time">
            <text:p>09:09:20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2152.58" calcext:value-type="float">
            <text:p>2152.58</text:p>
          </table:table-cell>
          <table:table-cell office:value-type="float" office:value="2543.72" calcext:value-type="float">
            <text:p>2543.72</text:p>
          </table:table-cell>
        </table:table-row>
        <table:table-row table:style-name="ro1">
          <table:table-cell office:value-type="float" office:value="32975954" calcext:value-type="float">
            <text:p>32975954</text:p>
          </table:table-cell>
          <table:table-cell table:formula="of:=TIME( ; ;[.A2063]/1000)" office:value-type="time" office:time-value="PT09H09M35.954S" calcext:value-type="time">
            <text:p>09:09:36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7.24" calcext:value-type="float">
            <text:p>237.24</text:p>
          </table:table-cell>
          <table:table-cell office:value-type="float" office:value="2153.55" calcext:value-type="float">
            <text:p>2153.55</text:p>
          </table:table-cell>
          <table:table-cell office:value-type="float" office:value="2544.78" calcext:value-type="float">
            <text:p>2544.78</text:p>
          </table:table-cell>
        </table:table-row>
        <table:table-row table:style-name="ro1">
          <table:table-cell office:value-type="float" office:value="32991954" calcext:value-type="float">
            <text:p>32991954</text:p>
          </table:table-cell>
          <table:table-cell table:formula="of:=TIME( ; ;[.A2064]/1000)" office:value-type="time" office:time-value="PT09H09M51.954S" calcext:value-type="time">
            <text:p>09:09:52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8" calcext:value-type="float">
            <text:p>238</text:p>
          </table:table-cell>
          <table:table-cell office:value-type="float" office:value="2154.52" calcext:value-type="float">
            <text:p>2154.52</text:p>
          </table:table-cell>
          <table:table-cell office:value-type="float" office:value="2545.83" calcext:value-type="float">
            <text:p>2545.83</text:p>
          </table:table-cell>
        </table:table-row>
        <table:table-row table:style-name="ro1">
          <table:table-cell office:value-type="float" office:value="33007954" calcext:value-type="float">
            <text:p>33007954</text:p>
          </table:table-cell>
          <table:table-cell table:formula="of:=TIME( ; ;[.A2065]/1000)" office:value-type="time" office:time-value="PT09H10M07.954S" calcext:value-type="time">
            <text:p>09:10:08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2155.49" calcext:value-type="float">
            <text:p>2155.49</text:p>
          </table:table-cell>
          <table:table-cell office:value-type="float" office:value="2546.89" calcext:value-type="float">
            <text:p>2546.89</text:p>
          </table:table-cell>
        </table:table-row>
        <table:table-row table:style-name="ro1">
          <table:table-cell office:value-type="float" office:value="33023954" calcext:value-type="float">
            <text:p>33023954</text:p>
          </table:table-cell>
          <table:table-cell table:formula="of:=TIME( ; ;[.A2066]/1000)" office:value-type="time" office:time-value="PT09H10M23.954S" calcext:value-type="time">
            <text:p>09:10:24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2156.45" calcext:value-type="float">
            <text:p>2156.45</text:p>
          </table:table-cell>
          <table:table-cell office:value-type="float" office:value="2547.94" calcext:value-type="float">
            <text:p>2547.94</text:p>
          </table:table-cell>
        </table:table-row>
        <table:table-row table:style-name="ro1">
          <table:table-cell office:value-type="float" office:value="33039954" calcext:value-type="float">
            <text:p>33039954</text:p>
          </table:table-cell>
          <table:table-cell table:formula="of:=TIME( ; ;[.A2067]/1000)" office:value-type="time" office:time-value="PT09H10M39.954S" calcext:value-type="time">
            <text:p>09:10:40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2157.42" calcext:value-type="float">
            <text:p>2157.42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33055954" calcext:value-type="float">
            <text:p>33055954</text:p>
          </table:table-cell>
          <table:table-cell table:formula="of:=TIME( ; ;[.A2068]/1000)" office:value-type="time" office:time-value="PT09H10M55.954S" calcext:value-type="time">
            <text:p>09:10:56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5.93" calcext:value-type="float">
            <text:p>235.93</text:p>
          </table:table-cell>
          <table:table-cell office:value-type="float" office:value="2158.38" calcext:value-type="float">
            <text:p>2158.38</text:p>
          </table:table-cell>
          <table:table-cell office:value-type="float" office:value="2550.05" calcext:value-type="float">
            <text:p>2550.05</text:p>
          </table:table-cell>
        </table:table-row>
        <table:table-row table:style-name="ro1">
          <table:table-cell office:value-type="float" office:value="33071954" calcext:value-type="float">
            <text:p>33071954</text:p>
          </table:table-cell>
          <table:table-cell table:formula="of:=TIME( ; ;[.A2069]/1000)" office:value-type="time" office:time-value="PT09H11M11.954S" calcext:value-type="time">
            <text:p>09:11:12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2159.35" calcext:value-type="float">
            <text:p>2159.35</text:p>
          </table:table-cell>
          <table:table-cell office:value-type="float" office:value="2551.1" calcext:value-type="float">
            <text:p>2551.1</text:p>
          </table:table-cell>
        </table:table-row>
        <table:table-row table:style-name="ro1">
          <table:table-cell office:value-type="float" office:value="33087954" calcext:value-type="float">
            <text:p>33087954</text:p>
          </table:table-cell>
          <table:table-cell table:formula="of:=TIME( ; ;[.A2070]/1000)" office:value-type="time" office:time-value="PT09H11M27.954S" calcext:value-type="time">
            <text:p>09:11:28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160.31" calcext:value-type="float">
            <text:p>2160.31</text:p>
          </table:table-cell>
          <table:table-cell office:value-type="float" office:value="2552.15" calcext:value-type="float">
            <text:p>2552.15</text:p>
          </table:table-cell>
        </table:table-row>
        <table:table-row table:style-name="ro1">
          <table:table-cell office:value-type="float" office:value="33103954" calcext:value-type="float">
            <text:p>33103954</text:p>
          </table:table-cell>
          <table:table-cell table:formula="of:=TIME( ; ;[.A2071]/1000)" office:value-type="time" office:time-value="PT09H11M43.954S" calcext:value-type="time">
            <text:p>09:11:44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6" calcext:value-type="float">
            <text:p>235.6</text:p>
          </table:table-cell>
          <table:table-cell office:value-type="float" office:value="2161.28" calcext:value-type="float">
            <text:p>2161.28</text:p>
          </table:table-cell>
          <table:table-cell office:value-type="float" office:value="2553.2" calcext:value-type="float">
            <text:p>2553.2</text:p>
          </table:table-cell>
        </table:table-row>
        <table:table-row table:style-name="ro1">
          <table:table-cell office:value-type="float" office:value="33119954" calcext:value-type="float">
            <text:p>33119954</text:p>
          </table:table-cell>
          <table:table-cell table:formula="of:=TIME( ; ;[.A2072]/1000)" office:value-type="time" office:time-value="PT09H11M59.954S" calcext:value-type="time">
            <text:p>09:12:00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6.46" calcext:value-type="float">
            <text:p>236.46</text:p>
          </table:table-cell>
          <table:table-cell office:value-type="float" office:value="2162.24" calcext:value-type="float">
            <text:p>2162.24</text:p>
          </table:table-cell>
          <table:table-cell office:value-type="float" office:value="2554.25" calcext:value-type="float">
            <text:p>2554.25</text:p>
          </table:table-cell>
        </table:table-row>
        <table:table-row table:style-name="ro1">
          <table:table-cell office:value-type="float" office:value="33135954" calcext:value-type="float">
            <text:p>33135954</text:p>
          </table:table-cell>
          <table:table-cell table:formula="of:=TIME( ; ;[.A2073]/1000)" office:value-type="time" office:time-value="PT09H12M15.954S" calcext:value-type="time">
            <text:p>09:12:16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2163.21" calcext:value-type="float">
            <text:p>2163.21</text:p>
          </table:table-cell>
          <table:table-cell office:value-type="float" office:value="2555.29" calcext:value-type="float">
            <text:p>2555.29</text:p>
          </table:table-cell>
        </table:table-row>
        <table:table-row table:style-name="ro1">
          <table:table-cell office:value-type="float" office:value="33151954" calcext:value-type="float">
            <text:p>33151954</text:p>
          </table:table-cell>
          <table:table-cell table:formula="of:=TIME( ; ;[.A2074]/1000)" office:value-type="time" office:time-value="PT09H12M31.954S" calcext:value-type="time">
            <text:p>09:12:32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2164.17" calcext:value-type="float">
            <text:p>2164.17</text:p>
          </table:table-cell>
          <table:table-cell office:value-type="float" office:value="2556.34" calcext:value-type="float">
            <text:p>2556.34</text:p>
          </table:table-cell>
        </table:table-row>
        <table:table-row table:style-name="ro1">
          <table:table-cell office:value-type="float" office:value="33167954" calcext:value-type="float">
            <text:p>33167954</text:p>
          </table:table-cell>
          <table:table-cell table:formula="of:=TIME( ; ;[.A2075]/1000)" office:value-type="time" office:time-value="PT09H12M47.954S" calcext:value-type="time">
            <text:p>09:12:48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2165.14" calcext:value-type="float">
            <text:p>2165.14</text:p>
          </table:table-cell>
          <table:table-cell office:value-type="float" office:value="2557.39" calcext:value-type="float">
            <text:p>2557.39</text:p>
          </table:table-cell>
        </table:table-row>
        <table:table-row table:style-name="ro1">
          <table:table-cell office:value-type="float" office:value="33183954" calcext:value-type="float">
            <text:p>33183954</text:p>
          </table:table-cell>
          <table:table-cell table:formula="of:=TIME( ; ;[.A2076]/1000)" office:value-type="time" office:time-value="PT09H13M03.954S" calcext:value-type="time">
            <text:p>09:13:04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2166.1" calcext:value-type="float">
            <text:p>2166.1</text:p>
          </table:table-cell>
          <table:table-cell office:value-type="float" office:value="2558.43" calcext:value-type="float">
            <text:p>2558.43</text:p>
          </table:table-cell>
        </table:table-row>
        <table:table-row table:style-name="ro1">
          <table:table-cell office:value-type="float" office:value="33199954" calcext:value-type="float">
            <text:p>33199954</text:p>
          </table:table-cell>
          <table:table-cell table:formula="of:=TIME( ; ;[.A2077]/1000)" office:value-type="time" office:time-value="PT09H13M19.954S" calcext:value-type="time">
            <text:p>09:13:20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2167.06" calcext:value-type="float">
            <text:p>2167.06</text:p>
          </table:table-cell>
          <table:table-cell office:value-type="float" office:value="2559.48" calcext:value-type="float">
            <text:p>2559.48</text:p>
          </table:table-cell>
        </table:table-row>
        <table:table-row table:style-name="ro1">
          <table:table-cell office:value-type="float" office:value="33215954" calcext:value-type="float">
            <text:p>33215954</text:p>
          </table:table-cell>
          <table:table-cell table:formula="of:=TIME( ; ;[.A2078]/1000)" office:value-type="time" office:time-value="PT09H13M35.954S" calcext:value-type="time">
            <text:p>09:13:36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2168.02" calcext:value-type="float">
            <text:p>2168.02</text:p>
          </table:table-cell>
          <table:table-cell office:value-type="float" office:value="2560.52" calcext:value-type="float">
            <text:p>2560.52</text:p>
          </table:table-cell>
        </table:table-row>
        <table:table-row table:style-name="ro1">
          <table:table-cell office:value-type="float" office:value="33231954" calcext:value-type="float">
            <text:p>33231954</text:p>
          </table:table-cell>
          <table:table-cell table:formula="of:=TIME( ; ;[.A2079]/1000)" office:value-type="time" office:time-value="PT09H13M51.954S" calcext:value-type="time">
            <text:p>09:13:52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2168.98" calcext:value-type="float">
            <text:p>2168.98</text:p>
          </table:table-cell>
          <table:table-cell office:value-type="float" office:value="2561.56" calcext:value-type="float">
            <text:p>2561.56</text:p>
          </table:table-cell>
        </table:table-row>
        <table:table-row table:style-name="ro1">
          <table:table-cell office:value-type="float" office:value="33247954" calcext:value-type="float">
            <text:p>33247954</text:p>
          </table:table-cell>
          <table:table-cell table:formula="of:=TIME( ; ;[.A2080]/1000)" office:value-type="time" office:time-value="PT09H14M07.954S" calcext:value-type="time">
            <text:p>09:14:08</text:p>
          </table:table-cell>
          <table:table-cell office:value-type="float" office:value="1.08" calcext:value-type="float">
            <text:p>1.08</text:p>
          </table:table-cell>
          <table:table-cell office:value-type="float" office:value="216.2" calcext:value-type="float">
            <text:p>216.2</text:p>
          </table:table-cell>
          <table:table-cell office:value-type="float" office:value="233.85" calcext:value-type="float">
            <text:p>233.85</text:p>
          </table:table-cell>
          <table:table-cell office:value-type="float" office:value="2169.94" calcext:value-type="float">
            <text:p>2169.94</text:p>
          </table:table-cell>
          <table:table-cell office:value-type="float" office:value="2562.61" calcext:value-type="float">
            <text:p>2562.61</text:p>
          </table:table-cell>
        </table:table-row>
        <table:table-row table:style-name="ro1">
          <table:table-cell office:value-type="float" office:value="33263954" calcext:value-type="float">
            <text:p>33263954</text:p>
          </table:table-cell>
          <table:table-cell table:formula="of:=TIME( ; ;[.A2081]/1000)" office:value-type="time" office:time-value="PT09H14M23.954S" calcext:value-type="time">
            <text:p>09:14:24</text:p>
          </table:table-cell>
          <table:table-cell office:value-type="float" office:value="1.08" calcext:value-type="float">
            <text:p>1.08</text:p>
          </table:table-cell>
          <table:table-cell office:value-type="float" office:value="216.1" calcext:value-type="float">
            <text:p>216.1</text:p>
          </table:table-cell>
          <table:table-cell office:value-type="float" office:value="233.74" calcext:value-type="float">
            <text:p>233.74</text:p>
          </table:table-cell>
          <table:table-cell office:value-type="float" office:value="2170.9" calcext:value-type="float">
            <text:p>2170.9</text:p>
          </table:table-cell>
          <table:table-cell office:value-type="float" office:value="2563.65" calcext:value-type="float">
            <text:p>2563.65</text:p>
          </table:table-cell>
        </table:table-row>
        <table:table-row table:style-name="ro1">
          <table:table-cell office:value-type="float" office:value="33279954" calcext:value-type="float">
            <text:p>33279954</text:p>
          </table:table-cell>
          <table:table-cell table:formula="of:=TIME( ; ;[.A2082]/1000)" office:value-type="time" office:time-value="PT09H14M39.954S" calcext:value-type="time">
            <text:p>09:14:40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2171.86" calcext:value-type="float">
            <text:p>2171.86</text:p>
          </table:table-cell>
          <table:table-cell office:value-type="float" office:value="2564.69" calcext:value-type="float">
            <text:p>2564.69</text:p>
          </table:table-cell>
        </table:table-row>
        <table:table-row table:style-name="ro1">
          <table:table-cell office:value-type="float" office:value="33295954" calcext:value-type="float">
            <text:p>33295954</text:p>
          </table:table-cell>
          <table:table-cell table:formula="of:=TIME( ; ;[.A2083]/1000)" office:value-type="time" office:time-value="PT09H14M55.954S" calcext:value-type="time">
            <text:p>09:14:56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2172.83" calcext:value-type="float">
            <text:p>2172.83</text:p>
          </table:table-cell>
          <table:table-cell office:value-type="float" office:value="2565.72" calcext:value-type="float">
            <text:p>2565.72</text:p>
          </table:table-cell>
        </table:table-row>
        <table:table-row table:style-name="ro1">
          <table:table-cell office:value-type="float" office:value="33311954" calcext:value-type="float">
            <text:p>33311954</text:p>
          </table:table-cell>
          <table:table-cell table:formula="of:=TIME( ; ;[.A2084]/1000)" office:value-type="time" office:time-value="PT09H15M11.954S" calcext:value-type="time">
            <text:p>09:15:12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2173.79" calcext:value-type="float">
            <text:p>2173.79</text:p>
          </table:table-cell>
          <table:table-cell office:value-type="float" office:value="2566.76" calcext:value-type="float">
            <text:p>2566.76</text:p>
          </table:table-cell>
        </table:table-row>
        <table:table-row table:style-name="ro1">
          <table:table-cell office:value-type="float" office:value="33327954" calcext:value-type="float">
            <text:p>33327954</text:p>
          </table:table-cell>
          <table:table-cell table:formula="of:=TIME( ; ;[.A2085]/1000)" office:value-type="time" office:time-value="PT09H15M27.954S" calcext:value-type="time">
            <text:p>09:15:28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174.74" calcext:value-type="float">
            <text:p>2174.74</text:p>
          </table:table-cell>
          <table:table-cell office:value-type="float" office:value="2567.8" calcext:value-type="float">
            <text:p>2567.8</text:p>
          </table:table-cell>
        </table:table-row>
        <table:table-row table:style-name="ro1">
          <table:table-cell office:value-type="float" office:value="33343954" calcext:value-type="float">
            <text:p>33343954</text:p>
          </table:table-cell>
          <table:table-cell table:formula="of:=TIME( ; ;[.A2086]/1000)" office:value-type="time" office:time-value="PT09H15M43.954S" calcext:value-type="time">
            <text:p>09:15:44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3.18" calcext:value-type="float">
            <text:p>233.18</text:p>
          </table:table-cell>
          <table:table-cell office:value-type="float" office:value="2175.7" calcext:value-type="float">
            <text:p>2175.7</text:p>
          </table:table-cell>
          <table:table-cell office:value-type="float" office:value="2568.83" calcext:value-type="float">
            <text:p>2568.83</text:p>
          </table:table-cell>
        </table:table-row>
        <table:table-row table:style-name="ro1">
          <table:table-cell office:value-type="float" office:value="33359954" calcext:value-type="float">
            <text:p>33359954</text:p>
          </table:table-cell>
          <table:table-cell table:formula="of:=TIME( ; ;[.A2087]/1000)" office:value-type="time" office:time-value="PT09H15M59.954S" calcext:value-type="time">
            <text:p>09:16:00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8" calcext:value-type="float">
            <text:p>233.08</text:p>
          </table:table-cell>
          <table:table-cell office:value-type="float" office:value="2176.66" calcext:value-type="float">
            <text:p>2176.66</text:p>
          </table:table-cell>
          <table:table-cell office:value-type="float" office:value="2569.87" calcext:value-type="float">
            <text:p>2569.87</text:p>
          </table:table-cell>
        </table:table-row>
        <table:table-row table:style-name="ro1">
          <table:table-cell office:value-type="float" office:value="33375954" calcext:value-type="float">
            <text:p>33375954</text:p>
          </table:table-cell>
          <table:table-cell table:formula="of:=TIME( ; ;[.A2088]/1000)" office:value-type="time" office:time-value="PT09H16M15.954S" calcext:value-type="time">
            <text:p>09:16:16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1" calcext:value-type="float">
            <text:p>232.1</text:p>
          </table:table-cell>
          <table:table-cell office:value-type="float" office:value="2177.62" calcext:value-type="float">
            <text:p>2177.62</text:p>
          </table:table-cell>
          <table:table-cell office:value-type="float" office:value="2570.9" calcext:value-type="float">
            <text:p>2570.9</text:p>
          </table:table-cell>
        </table:table-row>
        <table:table-row table:style-name="ro1">
          <table:table-cell office:value-type="float" office:value="33391954" calcext:value-type="float">
            <text:p>33391954</text:p>
          </table:table-cell>
          <table:table-cell table:formula="of:=TIME( ; ;[.A2089]/1000)" office:value-type="time" office:time-value="PT09H16M31.954S" calcext:value-type="time">
            <text:p>09:16:32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1.99" calcext:value-type="float">
            <text:p>231.99</text:p>
          </table:table-cell>
          <table:table-cell office:value-type="float" office:value="2178.57" calcext:value-type="float">
            <text:p>2178.57</text:p>
          </table:table-cell>
          <table:table-cell office:value-type="float" office:value="2571.93" calcext:value-type="float">
            <text:p>2571.93</text:p>
          </table:table-cell>
        </table:table-row>
        <table:table-row table:style-name="ro1">
          <table:table-cell office:value-type="float" office:value="33407954" calcext:value-type="float">
            <text:p>33407954</text:p>
          </table:table-cell>
          <table:table-cell table:formula="of:=TIME( ; ;[.A2090]/1000)" office:value-type="time" office:time-value="PT09H16M47.954S" calcext:value-type="time">
            <text:p>09:16:48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179.53" calcext:value-type="float">
            <text:p>2179.53</text:p>
          </table:table-cell>
          <table:table-cell office:value-type="float" office:value="2572.97" calcext:value-type="float">
            <text:p>2572.97</text:p>
          </table:table-cell>
        </table:table-row>
        <table:table-row table:style-name="ro1">
          <table:table-cell office:value-type="float" office:value="33423954" calcext:value-type="float">
            <text:p>33423954</text:p>
          </table:table-cell>
          <table:table-cell table:formula="of:=TIME( ; ;[.A2091]/1000)" office:value-type="time" office:time-value="PT09H17M03.954S" calcext:value-type="time">
            <text:p>09:17:04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2180.49" calcext:value-type="float">
            <text:p>2180.49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33439954" calcext:value-type="float">
            <text:p>33439954</text:p>
          </table:table-cell>
          <table:table-cell table:formula="of:=TIME( ; ;[.A2092]/1000)" office:value-type="time" office:time-value="PT09H17M19.954S" calcext:value-type="time">
            <text:p>09:17:20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2181.44" calcext:value-type="float">
            <text:p>2181.44</text:p>
          </table:table-cell>
          <table:table-cell office:value-type="float" office:value="2575.03" calcext:value-type="float">
            <text:p>2575.03</text:p>
          </table:table-cell>
        </table:table-row>
        <table:table-row table:style-name="ro1">
          <table:table-cell office:value-type="float" office:value="33455954" calcext:value-type="float">
            <text:p>33455954</text:p>
          </table:table-cell>
          <table:table-cell table:formula="of:=TIME( ; ;[.A2093]/1000)" office:value-type="time" office:time-value="PT09H17M35.954S" calcext:value-type="time">
            <text:p>09:17:36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1.55" calcext:value-type="float">
            <text:p>231.55</text:p>
          </table:table-cell>
          <table:table-cell office:value-type="float" office:value="2182.4" calcext:value-type="float">
            <text:p>2182.4</text:p>
          </table:table-cell>
          <table:table-cell office:value-type="float" office:value="2576.06" calcext:value-type="float">
            <text:p>2576.06</text:p>
          </table:table-cell>
        </table:table-row>
        <table:table-row table:style-name="ro1">
          <table:table-cell office:value-type="float" office:value="33471954" calcext:value-type="float">
            <text:p>33471954</text:p>
          </table:table-cell>
          <table:table-cell table:formula="of:=TIME( ; ;[.A2094]/1000)" office:value-type="time" office:time-value="PT09H17M51.954S" calcext:value-type="time">
            <text:p>09:17:52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2183.35" calcext:value-type="float">
            <text:p>2183.35</text:p>
          </table:table-cell>
          <table:table-cell office:value-type="float" office:value="2577.08" calcext:value-type="float">
            <text:p>2577.08</text:p>
          </table:table-cell>
        </table:table-row>
        <table:table-row table:style-name="ro1">
          <table:table-cell office:value-type="float" office:value="33487954" calcext:value-type="float">
            <text:p>33487954</text:p>
          </table:table-cell>
          <table:table-cell table:formula="of:=TIME( ; ;[.A2095]/1000)" office:value-type="time" office:time-value="PT09H18M07.954S" calcext:value-type="time">
            <text:p>09:18:08</text:p>
          </table:table-cell>
          <table:table-cell office:value-type="float" office:value="1.08" calcext:value-type="float">
            <text:p>1.08</text:p>
          </table:table-cell>
          <table:table-cell office:value-type="float" office:value="214.6" calcext:value-type="float">
            <text:p>214.6</text:p>
          </table:table-cell>
          <table:table-cell office:value-type="float" office:value="231.22" calcext:value-type="float">
            <text:p>231.22</text:p>
          </table:table-cell>
          <table:table-cell office:value-type="float" office:value="2184.31" calcext:value-type="float">
            <text:p>2184.31</text:p>
          </table:table-cell>
          <table:table-cell office:value-type="float" office:value="2578.11" calcext:value-type="float">
            <text:p>2578.11</text:p>
          </table:table-cell>
        </table:table-row>
        <table:table-row table:style-name="ro1">
          <table:table-cell office:value-type="float" office:value="33503954" calcext:value-type="float">
            <text:p>33503954</text:p>
          </table:table-cell>
          <table:table-cell table:formula="of:=TIME( ; ;[.A2096]/1000)" office:value-type="time" office:time-value="PT09H18M23.954S" calcext:value-type="time">
            <text:p>09:18:24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2185.26" calcext:value-type="float">
            <text:p>2185.26</text:p>
          </table:table-cell>
          <table:table-cell office:value-type="float" office:value="2579.13" calcext:value-type="float">
            <text:p>2579.13</text:p>
          </table:table-cell>
        </table:table-row>
        <table:table-row table:style-name="ro1">
          <table:table-cell office:value-type="float" office:value="33519954" calcext:value-type="float">
            <text:p>33519954</text:p>
          </table:table-cell>
          <table:table-cell table:formula="of:=TIME( ; ;[.A2097]/1000)" office:value-type="time" office:time-value="PT09H18M39.954S" calcext:value-type="time">
            <text:p>09:18:40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5" calcext:value-type="float">
            <text:p>230.25</text:p>
          </table:table-cell>
          <table:table-cell office:value-type="float" office:value="2186.21" calcext:value-type="float">
            <text:p>2186.21</text:p>
          </table:table-cell>
          <table:table-cell office:value-type="float" office:value="2580.16" calcext:value-type="float">
            <text:p>2580.16</text:p>
          </table:table-cell>
        </table:table-row>
        <table:table-row table:style-name="ro1">
          <table:table-cell office:value-type="float" office:value="33535954" calcext:value-type="float">
            <text:p>33535954</text:p>
          </table:table-cell>
          <table:table-cell table:formula="of:=TIME( ; ;[.A2098]/1000)" office:value-type="time" office:time-value="PT09H18M55.954S" calcext:value-type="time">
            <text:p>09:18:56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3" calcext:value-type="float">
            <text:p>230.03</text:p>
          </table:table-cell>
          <table:table-cell office:value-type="float" office:value="2187.17" calcext:value-type="float">
            <text:p>2187.17</text:p>
          </table:table-cell>
          <table:table-cell office:value-type="float" office:value="2581.18" calcext:value-type="float">
            <text:p>2581.18</text:p>
          </table:table-cell>
        </table:table-row>
        <table:table-row table:style-name="ro1">
          <table:table-cell office:value-type="float" office:value="33551954" calcext:value-type="float">
            <text:p>33551954</text:p>
          </table:table-cell>
          <table:table-cell table:formula="of:=TIME( ; ;[.A2099]/1000)" office:value-type="time" office:time-value="PT09H19M11.954S" calcext:value-type="time">
            <text:p>09:19:12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2188.12" calcext:value-type="float">
            <text:p>2188.12</text:p>
          </table:table-cell>
          <table:table-cell office:value-type="float" office:value="2582.2" calcext:value-type="float">
            <text:p>2582.2</text:p>
          </table:table-cell>
        </table:table-row>
        <table:table-row table:style-name="ro1">
          <table:table-cell office:value-type="float" office:value="33567954" calcext:value-type="float">
            <text:p>33567954</text:p>
          </table:table-cell>
          <table:table-cell table:formula="of:=TIME( ; ;[.A2100]/1000)" office:value-type="time" office:time-value="PT09H19M27.954S" calcext:value-type="time">
            <text:p>09:19:28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2189.07" calcext:value-type="float">
            <text:p>2189.07</text:p>
          </table:table-cell>
          <table:table-cell office:value-type="float" office:value="2583.22" calcext:value-type="float">
            <text:p>2583.22</text:p>
          </table:table-cell>
        </table:table-row>
        <table:table-row table:style-name="ro1">
          <table:table-cell office:value-type="float" office:value="33583954" calcext:value-type="float">
            <text:p>33583954</text:p>
          </table:table-cell>
          <table:table-cell table:formula="of:=TIME( ; ;[.A2101]/1000)" office:value-type="time" office:time-value="PT09H19M43.954S" calcext:value-type="time">
            <text:p>09:19:44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2190.02" calcext:value-type="float">
            <text:p>2190.02</text:p>
          </table:table-cell>
          <table:table-cell office:value-type="float" office:value="2584.24" calcext:value-type="float">
            <text:p>2584.24</text:p>
          </table:table-cell>
        </table:table-row>
        <table:table-row table:style-name="ro1">
          <table:table-cell office:value-type="float" office:value="33599954" calcext:value-type="float">
            <text:p>33599954</text:p>
          </table:table-cell>
          <table:table-cell table:formula="of:=TIME( ; ;[.A2102]/1000)" office:value-type="time" office:time-value="PT09H19M59.954S" calcext:value-type="time">
            <text:p>09:20:00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9.49" calcext:value-type="float">
            <text:p>229.49</text:p>
          </table:table-cell>
          <table:table-cell office:value-type="float" office:value="2190.97" calcext:value-type="float">
            <text:p>2190.97</text:p>
          </table:table-cell>
          <table:table-cell office:value-type="float" office:value="2585.26" calcext:value-type="float">
            <text:p>2585.26</text:p>
          </table:table-cell>
        </table:table-row>
        <table:table-row table:style-name="ro1">
          <table:table-cell office:value-type="float" office:value="33615954" calcext:value-type="float">
            <text:p>33615954</text:p>
          </table:table-cell>
          <table:table-cell table:formula="of:=TIME( ; ;[.A2103]/1000)" office:value-type="time" office:time-value="PT09H20M15.954S" calcext:value-type="time">
            <text:p>09:20:16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2191.92" calcext:value-type="float">
            <text:p>2191.92</text:p>
          </table:table-cell>
          <table:table-cell office:value-type="float" office:value="2586.28" calcext:value-type="float">
            <text:p>2586.28</text:p>
          </table:table-cell>
        </table:table-row>
        <table:table-row table:style-name="ro1">
          <table:table-cell office:value-type="float" office:value="33631954" calcext:value-type="float">
            <text:p>33631954</text:p>
          </table:table-cell>
          <table:table-cell table:formula="of:=TIME( ; ;[.A2104]/1000)" office:value-type="time" office:time-value="PT09H20M31.954S" calcext:value-type="time">
            <text:p>09:20:32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8.41" calcext:value-type="float">
            <text:p>228.41</text:p>
          </table:table-cell>
          <table:table-cell office:value-type="float" office:value="2192.87" calcext:value-type="float">
            <text:p>2192.87</text:p>
          </table:table-cell>
          <table:table-cell office:value-type="float" office:value="2587.29" calcext:value-type="float">
            <text:p>2587.29</text:p>
          </table:table-cell>
        </table:table-row>
        <table:table-row table:style-name="ro1">
          <table:table-cell office:value-type="float" office:value="33647954" calcext:value-type="float">
            <text:p>33647954</text:p>
          </table:table-cell>
          <table:table-cell table:formula="of:=TIME( ; ;[.A2105]/1000)" office:value-type="time" office:time-value="PT09H20M47.954S" calcext:value-type="time">
            <text:p>09:20:48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8.3" calcext:value-type="float">
            <text:p>228.3</text:p>
          </table:table-cell>
          <table:table-cell office:value-type="float" office:value="2193.82" calcext:value-type="float">
            <text:p>2193.82</text:p>
          </table:table-cell>
          <table:table-cell office:value-type="float" office:value="2588.31" calcext:value-type="float">
            <text:p>2588.31</text:p>
          </table:table-cell>
        </table:table-row>
        <table:table-row table:style-name="ro1">
          <table:table-cell office:value-type="float" office:value="33663954" calcext:value-type="float">
            <text:p>33663954</text:p>
          </table:table-cell>
          <table:table-cell table:formula="of:=TIME( ; ;[.A2106]/1000)" office:value-type="time" office:time-value="PT09H21M03.954S" calcext:value-type="time">
            <text:p>09:21:04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2194.77" calcext:value-type="float">
            <text:p>2194.77</text:p>
          </table:table-cell>
          <table:table-cell office:value-type="float" office:value="2589.32" calcext:value-type="float">
            <text:p>2589.32</text:p>
          </table:table-cell>
        </table:table-row>
        <table:table-row table:style-name="ro1">
          <table:table-cell office:value-type="float" office:value="33679954" calcext:value-type="float">
            <text:p>33679954</text:p>
          </table:table-cell>
          <table:table-cell table:formula="of:=TIME( ; ;[.A2107]/1000)" office:value-type="time" office:time-value="PT09H21M19.954S" calcext:value-type="time">
            <text:p>09:21:20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2195.72" calcext:value-type="float">
            <text:p>2195.72</text:p>
          </table:table-cell>
          <table:table-cell office:value-type="float" office:value="2590.33" calcext:value-type="float">
            <text:p>2590.33</text:p>
          </table:table-cell>
        </table:table-row>
        <table:table-row table:style-name="ro1">
          <table:table-cell office:value-type="float" office:value="33695954" calcext:value-type="float">
            <text:p>33695954</text:p>
          </table:table-cell>
          <table:table-cell table:formula="of:=TIME( ; ;[.A2108]/1000)" office:value-type="time" office:time-value="PT09H21M35.954S" calcext:value-type="time">
            <text:p>09:21:36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196.66" calcext:value-type="float">
            <text:p>2196.66</text:p>
          </table:table-cell>
          <table:table-cell office:value-type="float" office:value="2591.35" calcext:value-type="float">
            <text:p>2591.35</text:p>
          </table:table-cell>
        </table:table-row>
        <table:table-row table:style-name="ro1">
          <table:table-cell office:value-type="float" office:value="33711954" calcext:value-type="float">
            <text:p>33711954</text:p>
          </table:table-cell>
          <table:table-cell table:formula="of:=TIME( ; ;[.A2109]/1000)" office:value-type="time" office:time-value="PT09H21M51.954S" calcext:value-type="time">
            <text:p>09:21:52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2197.61" calcext:value-type="float">
            <text:p>2197.61</text:p>
          </table:table-cell>
          <table:table-cell office:value-type="float" office:value="2592.35" calcext:value-type="float">
            <text:p>2592.35</text:p>
          </table:table-cell>
        </table:table-row>
        <table:table-row table:style-name="ro1">
          <table:table-cell office:value-type="float" office:value="33727954" calcext:value-type="float">
            <text:p>33727954</text:p>
          </table:table-cell>
          <table:table-cell table:formula="of:=TIME( ; ;[.A2110]/1000)" office:value-type="time" office:time-value="PT09H22M07.954S" calcext:value-type="time">
            <text:p>09:22:08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6.58" calcext:value-type="float">
            <text:p>226.58</text:p>
          </table:table-cell>
          <table:table-cell office:value-type="float" office:value="2198.55" calcext:value-type="float">
            <text:p>2198.55</text:p>
          </table:table-cell>
          <table:table-cell office:value-type="float" office:value="2593.36" calcext:value-type="float">
            <text:p>2593.36</text:p>
          </table:table-cell>
        </table:table-row>
        <table:table-row table:style-name="ro1">
          <table:table-cell office:value-type="float" office:value="33743954" calcext:value-type="float">
            <text:p>33743954</text:p>
          </table:table-cell>
          <table:table-cell table:formula="of:=TIME( ; ;[.A2111]/1000)" office:value-type="time" office:time-value="PT09H22M23.954S" calcext:value-type="time">
            <text:p>09:22:24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2199.5" calcext:value-type="float">
            <text:p>2199.5</text:p>
          </table:table-cell>
          <table:table-cell office:value-type="float" office:value="2594.37" calcext:value-type="float">
            <text:p>2594.37</text:p>
          </table:table-cell>
        </table:table-row>
        <table:table-row table:style-name="ro1">
          <table:table-cell office:value-type="float" office:value="33759954" calcext:value-type="float">
            <text:p>33759954</text:p>
          </table:table-cell>
          <table:table-cell table:formula="of:=TIME( ; ;[.A2112]/1000)" office:value-type="time" office:time-value="PT09H22M39.954S" calcext:value-type="time">
            <text:p>09:22:40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6" calcext:value-type="float">
            <text:p>226.26</text:p>
          </table:table-cell>
          <table:table-cell office:value-type="float" office:value="2200.44" calcext:value-type="float">
            <text:p>2200.44</text:p>
          </table:table-cell>
          <table:table-cell office:value-type="float" office:value="2595.38" calcext:value-type="float">
            <text:p>2595.38</text:p>
          </table:table-cell>
        </table:table-row>
        <table:table-row table:style-name="ro1">
          <table:table-cell office:value-type="float" office:value="33775954" calcext:value-type="float">
            <text:p>33775954</text:p>
          </table:table-cell>
          <table:table-cell table:formula="of:=TIME( ; ;[.A2113]/1000)" office:value-type="time" office:time-value="PT09H22M55.954S" calcext:value-type="time">
            <text:p>09:22:56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6.15" calcext:value-type="float">
            <text:p>226.15</text:p>
          </table:table-cell>
          <table:table-cell office:value-type="float" office:value="2201.39" calcext:value-type="float">
            <text:p>2201.39</text:p>
          </table:table-cell>
          <table:table-cell office:value-type="float" office:value="2596.38" calcext:value-type="float">
            <text:p>2596.38</text:p>
          </table:table-cell>
        </table:table-row>
        <table:table-row table:style-name="ro1">
          <table:table-cell office:value-type="float" office:value="33791954" calcext:value-type="float">
            <text:p>33791954</text:p>
          </table:table-cell>
          <table:table-cell table:formula="of:=TIME( ; ;[.A2114]/1000)" office:value-type="time" office:time-value="PT09H23M11.954S" calcext:value-type="time">
            <text:p>09:23:12</text:p>
          </table:table-cell>
          <table:table-cell office:value-type="float" office:value="1.06" calcext:value-type="float">
            <text:p>1.06</text:p>
          </table:table-cell>
          <table:table-cell office:value-type="float" office:value="212.2" calcext:value-type="float">
            <text:p>212.2</text:p>
          </table:table-cell>
          <table:table-cell office:value-type="float" office:value="225.19" calcext:value-type="float">
            <text:p>225.19</text:p>
          </table:table-cell>
          <table:table-cell office:value-type="float" office:value="2202.33" calcext:value-type="float">
            <text:p>2202.33</text:p>
          </table:table-cell>
          <table:table-cell office:value-type="float" office:value="2597.38" calcext:value-type="float">
            <text:p>2597.38</text:p>
          </table:table-cell>
        </table:table-row>
        <table:table-row table:style-name="ro1">
          <table:table-cell office:value-type="float" office:value="33807954" calcext:value-type="float">
            <text:p>33807954</text:p>
          </table:table-cell>
          <table:table-cell table:formula="of:=TIME( ; ;[.A2115]/1000)" office:value-type="time" office:time-value="PT09H23M27.954S" calcext:value-type="time">
            <text:p>09:23:28</text:p>
          </table:table-cell>
          <table:table-cell office:value-type="float" office:value="1.06" calcext:value-type="float">
            <text:p>1.06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08" calcext:value-type="float">
            <text:p>225.08</text:p>
          </table:table-cell>
          <table:table-cell office:value-type="float" office:value="2203.27" calcext:value-type="float">
            <text:p>2203.27</text:p>
          </table:table-cell>
          <table:table-cell office:value-type="float" office:value="2598.38" calcext:value-type="float">
            <text:p>2598.38</text:p>
          </table:table-cell>
        </table:table-row>
        <table:table-row table:style-name="ro1">
          <table:table-cell office:value-type="float" office:value="33823954" calcext:value-type="float">
            <text:p>33823954</text:p>
          </table:table-cell>
          <table:table-cell table:formula="of:=TIME( ; ;[.A2116]/1000)" office:value-type="time" office:time-value="PT09H23M43.954S" calcext:value-type="time">
            <text:p>09:23:44</text:p>
          </table:table-cell>
          <table:table-cell office:value-type="float" office:value="1.06" calcext:value-type="float">
            <text:p>1.06</text:p>
          </table:table-cell>
          <table:table-cell office:value-type="float" office:value="211.8" calcext:value-type="float">
            <text:p>211.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204.21" calcext:value-type="float">
            <text:p>2204.21</text:p>
          </table:table-cell>
          <table:table-cell office:value-type="float" office:value="2599.38" calcext:value-type="float">
            <text:p>2599.38</text:p>
          </table:table-cell>
        </table:table-row>
        <table:table-row table:style-name="ro1">
          <table:table-cell office:value-type="float" office:value="33839954" calcext:value-type="float">
            <text:p>33839954</text:p>
          </table:table-cell>
          <table:table-cell table:formula="of:=TIME( ; ;[.A2117]/1000)" office:value-type="time" office:time-value="PT09H23M59.954S" calcext:value-type="time">
            <text:p>09:24:00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2205.16" calcext:value-type="float">
            <text:p>2205.16</text:p>
          </table:table-cell>
          <table:table-cell office:value-type="float" office:value="2600.38" calcext:value-type="float">
            <text:p>2600.38</text:p>
          </table:table-cell>
        </table:table-row>
        <table:table-row table:style-name="ro1">
          <table:table-cell office:value-type="float" office:value="33855954" calcext:value-type="float">
            <text:p>33855954</text:p>
          </table:table-cell>
          <table:table-cell table:formula="of:=TIME( ; ;[.A2118]/1000)" office:value-type="time" office:time-value="PT09H24M15.954S" calcext:value-type="time">
            <text:p>09:24:16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2206.1" calcext:value-type="float">
            <text:p>2206.1</text:p>
          </table:table-cell>
          <table:table-cell office:value-type="float" office:value="2601.38" calcext:value-type="float">
            <text:p>2601.38</text:p>
          </table:table-cell>
        </table:table-row>
        <table:table-row table:style-name="ro1">
          <table:table-cell office:value-type="float" office:value="33871954" calcext:value-type="float">
            <text:p>33871954</text:p>
          </table:table-cell>
          <table:table-cell table:formula="of:=TIME( ; ;[.A2119]/1000)" office:value-type="time" office:time-value="PT09H24M31.954S" calcext:value-type="time">
            <text:p>09:24:32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3.48" calcext:value-type="float">
            <text:p>223.48</text:p>
          </table:table-cell>
          <table:table-cell office:value-type="float" office:value="2207.04" calcext:value-type="float">
            <text:p>2207.04</text:p>
          </table:table-cell>
          <table:table-cell office:value-type="float" office:value="2602.38" calcext:value-type="float">
            <text:p>2602.38</text:p>
          </table:table-cell>
        </table:table-row>
        <table:table-row table:style-name="ro1">
          <table:table-cell office:value-type="float" office:value="33887954" calcext:value-type="float">
            <text:p>33887954</text:p>
          </table:table-cell>
          <table:table-cell table:formula="of:=TIME( ; ;[.A2120]/1000)" office:value-type="time" office:time-value="PT09H24M47.954S" calcext:value-type="time">
            <text:p>09:24:48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07.98" calcext:value-type="float">
            <text:p>2207.98</text:p>
          </table:table-cell>
          <table:table-cell office:value-type="float" office:value="2603.37" calcext:value-type="float">
            <text:p>2603.37</text:p>
          </table:table-cell>
        </table:table-row>
        <table:table-row table:style-name="ro1">
          <table:table-cell office:value-type="float" office:value="33903954" calcext:value-type="float">
            <text:p>33903954</text:p>
          </table:table-cell>
          <table:table-cell table:formula="of:=TIME( ; ;[.A2121]/1000)" office:value-type="time" office:time-value="PT09H25M03.954S" calcext:value-type="time">
            <text:p>09:25:04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3.15" calcext:value-type="float">
            <text:p>223.15</text:p>
          </table:table-cell>
          <table:table-cell office:value-type="float" office:value="2208.91" calcext:value-type="float">
            <text:p>2208.91</text:p>
          </table:table-cell>
          <table:table-cell office:value-type="float" office:value="2604.36" calcext:value-type="float">
            <text:p>2604.36</text:p>
          </table:table-cell>
        </table:table-row>
        <table:table-row table:style-name="ro1">
          <table:table-cell office:value-type="float" office:value="33919954" calcext:value-type="float">
            <text:p>33919954</text:p>
          </table:table-cell>
          <table:table-cell table:formula="of:=TIME( ; ;[.A2122]/1000)" office:value-type="time" office:time-value="PT09H25M19.954S" calcext:value-type="time">
            <text:p>09:25:20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209.85" calcext:value-type="float">
            <text:p>2209.85</text:p>
          </table:table-cell>
          <table:table-cell office:value-type="float" office:value="2605.35" calcext:value-type="float">
            <text:p>2605.35</text:p>
          </table:table-cell>
        </table:table-row>
        <table:table-row table:style-name="ro1">
          <table:table-cell office:value-type="float" office:value="33935954" calcext:value-type="float">
            <text:p>33935954</text:p>
          </table:table-cell>
          <table:table-cell table:formula="of:=TIME( ; ;[.A2123]/1000)" office:value-type="time" office:time-value="PT09H25M35.954S" calcext:value-type="time">
            <text:p>09:25:36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2.72" calcext:value-type="float">
            <text:p>222.72</text:p>
          </table:table-cell>
          <table:table-cell office:value-type="float" office:value="2210.79" calcext:value-type="float">
            <text:p>2210.79</text:p>
          </table:table-cell>
          <table:table-cell office:value-type="float" office:value="2606.34" calcext:value-type="float">
            <text:p>2606.34</text:p>
          </table:table-cell>
        </table:table-row>
        <table:table-row table:style-name="ro1">
          <table:table-cell office:value-type="float" office:value="33951954" calcext:value-type="float">
            <text:p>33951954</text:p>
          </table:table-cell>
          <table:table-cell table:formula="of:=TIME( ; ;[.A2124]/1000)" office:value-type="time" office:time-value="PT09H25M51.954S" calcext:value-type="time">
            <text:p>09:25:52</text:p>
          </table:table-cell>
          <table:table-cell office:value-type="float" office:value="1.05" calcext:value-type="float">
            <text:p>1.05</text:p>
          </table:table-cell>
          <table:table-cell office:value-type="float" office:value="210.6" calcext:value-type="float">
            <text:p>210.6</text:p>
          </table:table-cell>
          <table:table-cell office:value-type="float" office:value="221.77" calcext:value-type="float">
            <text:p>221.77</text:p>
          </table:table-cell>
          <table:table-cell office:value-type="float" office:value="2211.73" calcext:value-type="float">
            <text:p>2211.73</text:p>
          </table:table-cell>
          <table:table-cell office:value-type="float" office:value="2607.33" calcext:value-type="float">
            <text:p>2607.33</text:p>
          </table:table-cell>
        </table:table-row>
        <table:table-row table:style-name="ro1">
          <table:table-cell office:value-type="float" office:value="33967954" calcext:value-type="float">
            <text:p>33967954</text:p>
          </table:table-cell>
          <table:table-cell table:formula="of:=TIME( ; ;[.A2125]/1000)" office:value-type="time" office:time-value="PT09H26M07.954S" calcext:value-type="time">
            <text:p>09:26:08</text:p>
          </table:table-cell>
          <table:table-cell office:value-type="float" office:value="1.05" calcext:value-type="float">
            <text:p>1.05</text:p>
          </table:table-cell>
          <table:table-cell office:value-type="float" office:value="210.4" calcext:value-type="float">
            <text:p>210.4</text:p>
          </table:table-cell>
          <table:table-cell office:value-type="float" office:value="221.56" calcext:value-type="float">
            <text:p>221.56</text:p>
          </table:table-cell>
          <table:table-cell office:value-type="float" office:value="2212.66" calcext:value-type="float">
            <text:p>2212.66</text:p>
          </table:table-cell>
          <table:table-cell office:value-type="float" office:value="2608.32" calcext:value-type="float">
            <text:p>2608.32</text:p>
          </table:table-cell>
        </table:table-row>
        <table:table-row table:style-name="ro1">
          <table:table-cell office:value-type="float" office:value="33983954" calcext:value-type="float">
            <text:p>33983954</text:p>
          </table:table-cell>
          <table:table-cell table:formula="of:=TIME( ; ;[.A2126]/1000)" office:value-type="time" office:time-value="PT09H26M23.954S" calcext:value-type="time">
            <text:p>09:26:24</text:p>
          </table:table-cell>
          <table:table-cell office:value-type="float" office:value="1.05" calcext:value-type="float">
            <text:p>1.05</text:p>
          </table:table-cell>
          <table:table-cell office:value-type="float" office:value="210.2" calcext:value-type="float">
            <text:p>210.2</text:p>
          </table:table-cell>
          <table:table-cell office:value-type="float" office:value="221.34" calcext:value-type="float">
            <text:p>221.34</text:p>
          </table:table-cell>
          <table:table-cell office:value-type="float" office:value="2213.6" calcext:value-type="float">
            <text:p>2213.6</text:p>
          </table:table-cell>
          <table:table-cell office:value-type="float" office:value="2609.3" calcext:value-type="float">
            <text:p>2609.3</text:p>
          </table:table-cell>
        </table:table-row>
        <table:table-row table:style-name="ro1">
          <table:table-cell office:value-type="float" office:value="33999954" calcext:value-type="float">
            <text:p>33999954</text:p>
          </table:table-cell>
          <table:table-cell table:formula="of:=TIME( ; ;[.A2127]/1000)" office:value-type="time" office:time-value="PT09H26M39.954S" calcext:value-type="time">
            <text:p>09:26:40</text:p>
          </table:table-cell>
          <table:table-cell office:value-type="float" office:value="1.05" calcext:value-type="float">
            <text:p>1.05</text:p>
          </table:table-cell>
          <table:table-cell office:value-type="float" office:value="210" calcext:value-type="float">
            <text:p>210</text:p>
          </table:table-cell>
          <table:table-cell office:value-type="float" office:value="221.13" calcext:value-type="float">
            <text:p>221.13</text:p>
          </table:table-cell>
          <table:table-cell office:value-type="float" office:value="2214.53" calcext:value-type="float">
            <text:p>2214.53</text:p>
          </table:table-cell>
          <table:table-cell office:value-type="float" office:value="2610.28" calcext:value-type="float">
            <text:p>2610.28</text:p>
          </table:table-cell>
        </table:table-row>
        <table:table-row table:style-name="ro1">
          <table:table-cell office:value-type="float" office:value="34015954" calcext:value-type="float">
            <text:p>34015954</text:p>
          </table:table-cell>
          <table:table-cell table:formula="of:=TIME( ; ;[.A2128]/1000)" office:value-type="time" office:time-value="PT09H26M55.954S" calcext:value-type="time">
            <text:p>09:26:56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08" calcext:value-type="float">
            <text:p>220.08</text:p>
          </table:table-cell>
          <table:table-cell office:value-type="float" office:value="2215.46" calcext:value-type="float">
            <text:p>2215.46</text:p>
          </table:table-cell>
          <table:table-cell office:value-type="float" office:value="2611.26" calcext:value-type="float">
            <text:p>2611.26</text:p>
          </table:table-cell>
        </table:table-row>
        <table:table-row table:style-name="ro1">
          <table:table-cell office:value-type="float" office:value="34031954" calcext:value-type="float">
            <text:p>34031954</text:p>
          </table:table-cell>
          <table:table-cell table:formula="of:=TIME( ; ;[.A2129]/1000)" office:value-type="time" office:time-value="PT09H27M11.954S" calcext:value-type="time">
            <text:p>09:27:12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19.86" calcext:value-type="float">
            <text:p>219.86</text:p>
          </table:table-cell>
          <table:table-cell office:value-type="float" office:value="2216.4" calcext:value-type="float">
            <text:p>2216.4</text:p>
          </table:table-cell>
          <table:table-cell office:value-type="float" office:value="2612.24" calcext:value-type="float">
            <text:p>2612.24</text:p>
          </table:table-cell>
        </table:table-row>
        <table:table-row table:style-name="ro1">
          <table:table-cell office:value-type="float" office:value="34047954" calcext:value-type="float">
            <text:p>34047954</text:p>
          </table:table-cell>
          <table:table-cell table:formula="of:=TIME( ; ;[.A2130]/1000)" office:value-type="time" office:time-value="PT09H27M27.954S" calcext:value-type="time">
            <text:p>09:27:28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19.65" calcext:value-type="float">
            <text:p>219.65</text:p>
          </table:table-cell>
          <table:table-cell office:value-type="float" office:value="2217.33" calcext:value-type="float">
            <text:p>2217.33</text:p>
          </table:table-cell>
          <table:table-cell office:value-type="float" office:value="2613.22" calcext:value-type="float">
            <text:p>2613.22</text:p>
          </table:table-cell>
        </table:table-row>
        <table:table-row table:style-name="ro1">
          <table:table-cell office:value-type="float" office:value="34063954" calcext:value-type="float">
            <text:p>34063954</text:p>
          </table:table-cell>
          <table:table-cell table:formula="of:=TIME( ; ;[.A2131]/1000)" office:value-type="time" office:time-value="PT09H27M43.954S" calcext:value-type="time">
            <text:p>09:27:44</text:p>
          </table:table-cell>
          <table:table-cell office:value-type="float" office:value="1.05" calcext:value-type="float">
            <text:p>1.05</text:p>
          </table:table-cell>
          <table:table-cell office:value-type="float" office:value="209.2" calcext:value-type="float">
            <text:p>209.2</text:p>
          </table:table-cell>
          <table:table-cell office:value-type="float" office:value="219.43" calcext:value-type="float">
            <text:p>219.43</text:p>
          </table:table-cell>
          <table:table-cell office:value-type="float" office:value="2218.26" calcext:value-type="float">
            <text:p>2218.26</text:p>
          </table:table-cell>
          <table:table-cell office:value-type="float" office:value="2614.19" calcext:value-type="float">
            <text:p>2614.19</text:p>
          </table:table-cell>
        </table:table-row>
        <table:table-row table:style-name="ro1">
          <table:table-cell office:value-type="float" office:value="34079954" calcext:value-type="float">
            <text:p>34079954</text:p>
          </table:table-cell>
          <table:table-cell table:formula="of:=TIME( ; ;[.A2132]/1000)" office:value-type="time" office:time-value="PT09H27M59.954S" calcext:value-type="time">
            <text:p>09:28:00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19.22" calcext:value-type="float">
            <text:p>219.22</text:p>
          </table:table-cell>
          <table:table-cell office:value-type="float" office:value="2219.19" calcext:value-type="float">
            <text:p>2219.19</text:p>
          </table:table-cell>
          <table:table-cell office:value-type="float" office:value="2615.17" calcext:value-type="float">
            <text:p>2615.17</text:p>
          </table:table-cell>
        </table:table-row>
        <table:table-row table:style-name="ro1">
          <table:table-cell office:value-type="float" office:value="34095954" calcext:value-type="float">
            <text:p>34095954</text:p>
          </table:table-cell>
          <table:table-cell table:formula="of:=TIME( ; ;[.A2133]/1000)" office:value-type="time" office:time-value="PT09H28M15.954S" calcext:value-type="time">
            <text:p>09:28:16</text:p>
          </table:table-cell>
          <table:table-cell office:value-type="float" office:value="1.04" calcext:value-type="float">
            <text:p>1.04</text:p>
          </table:table-cell>
          <table:table-cell office:value-type="float" office:value="208.8" calcext:value-type="float">
            <text:p>208.8</text:p>
          </table:table-cell>
          <table:table-cell office:value-type="float" office:value="218.17" calcext:value-type="float">
            <text:p>218.17</text:p>
          </table:table-cell>
          <table:table-cell office:value-type="float" office:value="2220.11" calcext:value-type="float">
            <text:p>2220.11</text:p>
          </table:table-cell>
          <table:table-cell office:value-type="float" office:value="2616.14" calcext:value-type="float">
            <text:p>2616.14</text:p>
          </table:table-cell>
        </table:table-row>
        <table:table-row table:style-name="ro1">
          <table:table-cell office:value-type="float" office:value="34111954" calcext:value-type="float">
            <text:p>34111954</text:p>
          </table:table-cell>
          <table:table-cell table:formula="of:=TIME( ; ;[.A2134]/1000)" office:value-type="time" office:time-value="PT09H28M31.954S" calcext:value-type="time">
            <text:p>09:28:32</text:p>
          </table:table-cell>
          <table:table-cell office:value-type="float" office:value="1.04" calcext:value-type="float">
            <text:p>1.04</text:p>
          </table:table-cell>
          <table:table-cell office:value-type="float" office:value="208.6" calcext:value-type="float">
            <text:p>208.6</text:p>
          </table:table-cell>
          <table:table-cell office:value-type="float" office:value="217.96" calcext:value-type="float">
            <text:p>217.96</text:p>
          </table:table-cell>
          <table:table-cell office:value-type="float" office:value="2221.04" calcext:value-type="float">
            <text:p>2221.04</text:p>
          </table:table-cell>
          <table:table-cell office:value-type="float" office:value="2617.11" calcext:value-type="float">
            <text:p>2617.11</text:p>
          </table:table-cell>
        </table:table-row>
        <table:table-row table:style-name="ro1">
          <table:table-cell office:value-type="float" office:value="34127954" calcext:value-type="float">
            <text:p>34127954</text:p>
          </table:table-cell>
          <table:table-cell table:formula="of:=TIME( ; ;[.A2135]/1000)" office:value-type="time" office:time-value="PT09H28M47.954S" calcext:value-type="time">
            <text:p>09:28:48</text:p>
          </table:table-cell>
          <table:table-cell office:value-type="float" office:value="1.04" calcext:value-type="float">
            <text:p>1.04</text:p>
          </table:table-cell>
          <table:table-cell office:value-type="float" office:value="208.4" calcext:value-type="float">
            <text:p>208.4</text:p>
          </table:table-cell>
          <table:table-cell office:value-type="float" office:value="217.74" calcext:value-type="float">
            <text:p>217.74</text:p>
          </table:table-cell>
          <table:table-cell office:value-type="float" office:value="2221.97" calcext:value-type="float">
            <text:p>2221.97</text:p>
          </table:table-cell>
          <table:table-cell office:value-type="float" office:value="2618.07" calcext:value-type="float">
            <text:p>2618.07</text:p>
          </table:table-cell>
        </table:table-row>
        <table:table-row table:style-name="ro1">
          <table:table-cell office:value-type="float" office:value="34143954" calcext:value-type="float">
            <text:p>34143954</text:p>
          </table:table-cell>
          <table:table-cell table:formula="of:=TIME( ; ;[.A2136]/1000)" office:value-type="time" office:time-value="PT09H29M03.954S" calcext:value-type="time">
            <text:p>09:29:04</text:p>
          </table:table-cell>
          <table:table-cell office:value-type="float" office:value="1.04" calcext:value-type="float">
            <text:p>1.04</text:p>
          </table:table-cell>
          <table:table-cell office:value-type="float" office:value="208.1" calcext:value-type="float">
            <text:p>208.1</text:p>
          </table:table-cell>
          <table:table-cell office:value-type="float" office:value="216.59" calcext:value-type="float">
            <text:p>216.59</text:p>
          </table:table-cell>
          <table:table-cell office:value-type="float" office:value="2222.89" calcext:value-type="float">
            <text:p>2222.89</text:p>
          </table:table-cell>
          <table:table-cell office:value-type="float" office:value="2619.04" calcext:value-type="float">
            <text:p>2619.04</text:p>
          </table:table-cell>
        </table:table-row>
        <table:table-row table:style-name="ro1">
          <table:table-cell office:value-type="float" office:value="34159954" calcext:value-type="float">
            <text:p>34159954</text:p>
          </table:table-cell>
          <table:table-cell table:formula="of:=TIME( ; ;[.A2137]/1000)" office:value-type="time" office:time-value="PT09H29M19.954S" calcext:value-type="time">
            <text:p>09:29:20</text:p>
          </table:table-cell>
          <table:table-cell office:value-type="float" office:value="1.04" calcext:value-type="float">
            <text:p>1.04</text:p>
          </table:table-cell>
          <table:table-cell office:value-type="float" office:value="207.9" calcext:value-type="float">
            <text:p>207.9</text:p>
          </table:table-cell>
          <table:table-cell office:value-type="float" office:value="216.38" calcext:value-type="float">
            <text:p>216.38</text:p>
          </table:table-cell>
          <table:table-cell office:value-type="float" office:value="2223.82" calcext:value-type="float">
            <text:p>2223.8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34175954" calcext:value-type="float">
            <text:p>34175954</text:p>
          </table:table-cell>
          <table:table-cell table:formula="of:=TIME( ; ;[.A2138]/1000)" office:value-type="time" office:time-value="PT09H29M35.954S" calcext:value-type="time">
            <text:p>09:29:36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06" calcext:value-type="float">
            <text:p>216.06</text:p>
          </table:table-cell>
          <table:table-cell office:value-type="float" office:value="2224.74" calcext:value-type="float">
            <text:p>2224.74</text:p>
          </table:table-cell>
          <table:table-cell office:value-type="float" office:value="2620.96" calcext:value-type="float">
            <text:p>2620.96</text:p>
          </table:table-cell>
        </table:table-row>
        <table:table-row table:style-name="ro1">
          <table:table-cell office:value-type="float" office:value="34191954" calcext:value-type="float">
            <text:p>34191954</text:p>
          </table:table-cell>
          <table:table-cell table:formula="of:=TIME( ; ;[.A2139]/1000)" office:value-type="time" office:time-value="PT09H29M51.954S" calcext:value-type="time">
            <text:p>09:29:52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5.02" calcext:value-type="float">
            <text:p>215.02</text:p>
          </table:table-cell>
          <table:table-cell office:value-type="float" office:value="2225.66" calcext:value-type="float">
            <text:p>2225.66</text:p>
          </table:table-cell>
          <table:table-cell office:value-type="float" office:value="2621.92" calcext:value-type="float">
            <text:p>2621.92</text:p>
          </table:table-cell>
        </table:table-row>
        <table:table-row table:style-name="ro1">
          <table:table-cell office:value-type="float" office:value="34207954" calcext:value-type="float">
            <text:p>34207954</text:p>
          </table:table-cell>
          <table:table-cell table:formula="of:=TIME( ; ;[.A2140]/1000)" office:value-type="time" office:time-value="PT09H30M07.954S" calcext:value-type="time">
            <text:p>09:30:08</text:p>
          </table:table-cell>
          <table:table-cell office:value-type="float" office:value="1.04" calcext:value-type="float">
            <text:p>1.04</text:p>
          </table:table-cell>
          <table:table-cell office:value-type="float" office:value="207.1" calcext:value-type="float">
            <text:p>207.1</text:p>
          </table:table-cell>
          <table:table-cell office:value-type="float" office:value="214.7" calcext:value-type="float">
            <text:p>214.7</text:p>
          </table:table-cell>
          <table:table-cell office:value-type="float" office:value="2226.58" calcext:value-type="float">
            <text:p>2226.58</text:p>
          </table:table-cell>
          <table:table-cell office:value-type="float" office:value="2622.88" calcext:value-type="float">
            <text:p>2622.88</text:p>
          </table:table-cell>
        </table:table-row>
        <table:table-row table:style-name="ro1">
          <table:table-cell office:value-type="float" office:value="34223954" calcext:value-type="float">
            <text:p>34223954</text:p>
          </table:table-cell>
          <table:table-cell table:formula="of:=TIME( ; ;[.A2141]/1000)" office:value-type="time" office:time-value="PT09H30M23.954S" calcext:value-type="time">
            <text:p>09:30:24</text:p>
          </table:table-cell>
          <table:table-cell office:value-type="float" office:value="1.04" calcext:value-type="float">
            <text:p>1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14.49" calcext:value-type="float">
            <text:p>214.49</text:p>
          </table:table-cell>
          <table:table-cell office:value-type="float" office:value="2227.5" calcext:value-type="float">
            <text:p>2227.5</text:p>
          </table:table-cell>
          <table:table-cell office:value-type="float" office:value="2623.83" calcext:value-type="float">
            <text:p>2623.83</text:p>
          </table:table-cell>
        </table:table-row>
        <table:table-row table:style-name="ro1">
          <table:table-cell office:value-type="float" office:value="34239954" calcext:value-type="float">
            <text:p>34239954</text:p>
          </table:table-cell>
          <table:table-cell table:formula="of:=TIME( ; ;[.A2142]/1000)" office:value-type="time" office:time-value="PT09H30M39.954S" calcext:value-type="time">
            <text:p>09:30:40</text:p>
          </table:table-cell>
          <table:table-cell office:value-type="float" office:value="1.03" calcext:value-type="float">
            <text:p>1.03</text:p>
          </table:table-cell>
          <table:table-cell office:value-type="float" office:value="206.6" calcext:value-type="float">
            <text:p>206.6</text:p>
          </table:table-cell>
          <table:table-cell office:value-type="float" office:value="213.35" calcext:value-type="float">
            <text:p>213.35</text:p>
          </table:table-cell>
          <table:table-cell office:value-type="float" office:value="2228.42" calcext:value-type="float">
            <text:p>2228.42</text:p>
          </table:table-cell>
          <table:table-cell office:value-type="float" office:value="2624.78" calcext:value-type="float">
            <text:p>2624.78</text:p>
          </table:table-cell>
        </table:table-row>
        <table:table-row table:style-name="ro1">
          <table:table-cell office:value-type="float" office:value="34255954" calcext:value-type="float">
            <text:p>34255954</text:p>
          </table:table-cell>
          <table:table-cell table:formula="of:=TIME( ; ;[.A2143]/1000)" office:value-type="time" office:time-value="PT09H30M55.954S" calcext:value-type="time">
            <text:p>09:30:56</text:p>
          </table:table-cell>
          <table:table-cell office:value-type="float" office:value="1.03" calcext:value-type="float">
            <text:p>1.03</text:p>
          </table:table-cell>
          <table:table-cell office:value-type="float" office:value="206.3" calcext:value-type="float">
            <text:p>206.3</text:p>
          </table:table-cell>
          <table:table-cell office:value-type="float" office:value="213.03" calcext:value-type="float">
            <text:p>213.03</text:p>
          </table:table-cell>
          <table:table-cell office:value-type="float" office:value="2229.34" calcext:value-type="float">
            <text:p>2229.34</text:p>
          </table:table-cell>
          <table:table-cell office:value-type="float" office:value="2625.73" calcext:value-type="float">
            <text:p>2625.73</text:p>
          </table:table-cell>
        </table:table-row>
        <table:table-row table:style-name="ro1">
          <table:table-cell office:value-type="float" office:value="34271954" calcext:value-type="float">
            <text:p>34271954</text:p>
          </table:table-cell>
          <table:table-cell table:formula="of:=TIME( ; ;[.A2144]/1000)" office:value-type="time" office:time-value="PT09H31M11.954S" calcext:value-type="time">
            <text:p>09:31:12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office:value-type="float" office:value="212.72" calcext:value-type="float">
            <text:p>212.72</text:p>
          </table:table-cell>
          <table:table-cell office:value-type="float" office:value="2230.26" calcext:value-type="float">
            <text:p>2230.26</text:p>
          </table:table-cell>
          <table:table-cell office:value-type="float" office:value="2626.67" calcext:value-type="float">
            <text:p>2626.67</text:p>
          </table:table-cell>
        </table:table-row>
        <table:table-row table:style-name="ro1">
          <table:table-cell office:value-type="float" office:value="34287954" calcext:value-type="float">
            <text:p>34287954</text:p>
          </table:table-cell>
          <table:table-cell table:formula="of:=TIME( ; ;[.A2145]/1000)" office:value-type="time" office:time-value="PT09H31M27.954S" calcext:value-type="time">
            <text:p>09:31:28</text:p>
          </table:table-cell>
          <table:table-cell office:value-type="float" office:value="1.03" calcext:value-type="float">
            <text:p>1.03</text:p>
          </table:table-cell>
          <table:table-cell office:value-type="float" office:value="205.7" calcext:value-type="float">
            <text:p>205.7</text:p>
          </table:table-cell>
          <table:table-cell office:value-type="float" office:value="211.58" calcext:value-type="float">
            <text:p>211.58</text:p>
          </table:table-cell>
          <table:table-cell office:value-type="float" office:value="2231.17" calcext:value-type="float">
            <text:p>2231.17</text:p>
          </table:table-cell>
          <table:table-cell office:value-type="float" office:value="2627.62" calcext:value-type="float">
            <text:p>2627.62</text:p>
          </table:table-cell>
        </table:table-row>
        <table:table-row table:style-name="ro1">
          <table:table-cell office:value-type="float" office:value="34303954" calcext:value-type="float">
            <text:p>34303954</text:p>
          </table:table-cell>
          <table:table-cell table:formula="of:=TIME( ; ;[.A2146]/1000)" office:value-type="time" office:time-value="PT09H31M43.954S" calcext:value-type="time">
            <text:p>09:31:44</text:p>
          </table:table-cell>
          <table:table-cell office:value-type="float" office:value="1.03" calcext:value-type="float">
            <text:p>1.03</text:p>
          </table:table-cell>
          <table:table-cell office:value-type="float" office:value="205.4" calcext:value-type="float">
            <text:p>205.4</text:p>
          </table:table-cell>
          <table:table-cell office:value-type="float" office:value="211.26" calcext:value-type="float">
            <text:p>211.26</text:p>
          </table:table-cell>
          <table:table-cell office:value-type="float" office:value="2232.09" calcext:value-type="float">
            <text:p>2232.09</text:p>
          </table:table-cell>
          <table:table-cell office:value-type="float" office:value="2628.56" calcext:value-type="float">
            <text:p>2628.56</text:p>
          </table:table-cell>
        </table:table-row>
        <table:table-row table:style-name="ro1">
          <table:table-cell office:value-type="float" office:value="34319954" calcext:value-type="float">
            <text:p>34319954</text:p>
          </table:table-cell>
          <table:table-cell table:formula="of:=TIME( ; ;[.A2147]/1000)" office:value-type="time" office:time-value="PT09H31M59.954S" calcext:value-type="time">
            <text:p>09:32:00</text:p>
          </table:table-cell>
          <table:table-cell office:value-type="float" office:value="1.03" calcext:value-type="float">
            <text:p>1.03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95" calcext:value-type="float">
            <text:p>210.95</text:p>
          </table:table-cell>
          <table:table-cell office:value-type="float" office:value="2233" calcext:value-type="float">
            <text:p>2233</text:p>
          </table:table-cell>
          <table:table-cell office:value-type="float" office:value="2629.49" calcext:value-type="float">
            <text:p>2629.49</text:p>
          </table:table-cell>
        </table:table-row>
        <table:table-row table:style-name="ro1">
          <table:table-cell office:value-type="float" office:value="34335954" calcext:value-type="float">
            <text:p>34335954</text:p>
          </table:table-cell>
          <table:table-cell table:formula="of:=TIME( ; ;[.A2148]/1000)" office:value-type="time" office:time-value="PT09H32M15.954S" calcext:value-type="time">
            <text:p>09:32:16</text:p>
          </table:table-cell>
          <table:table-cell office:value-type="float" office:value="1.02" calcext:value-type="float">
            <text:p>1.02</text:p>
          </table:table-cell>
          <table:table-cell office:value-type="float" office:value="204.8" calcext:value-type="float">
            <text:p>204.8</text:p>
          </table:table-cell>
          <table:table-cell office:value-type="float" office:value="209.81" calcext:value-type="float">
            <text:p>209.81</text:p>
          </table:table-cell>
          <table:table-cell office:value-type="float" office:value="2233.91" calcext:value-type="float">
            <text:p>2233.91</text:p>
          </table:table-cell>
          <table:table-cell office:value-type="float" office:value="2630.43" calcext:value-type="float">
            <text:p>2630.43</text:p>
          </table:table-cell>
        </table:table-row>
        <table:table-row table:style-name="ro1">
          <table:table-cell office:value-type="float" office:value="34351954" calcext:value-type="float">
            <text:p>34351954</text:p>
          </table:table-cell>
          <table:table-cell table:formula="of:=TIME( ; ;[.A2149]/1000)" office:value-type="time" office:time-value="PT09H32M31.954S" calcext:value-type="time">
            <text:p>09:32:32</text:p>
          </table:table-cell>
          <table:table-cell office:value-type="float" office:value="1.02" calcext:value-type="float">
            <text:p>1.02</text:p>
          </table:table-cell>
          <table:table-cell office:value-type="float" office:value="204.5" calcext:value-type="float">
            <text:p>204.5</text:p>
          </table:table-cell>
          <table:table-cell office:value-type="float" office:value="208.68" calcext:value-type="float">
            <text:p>208.68</text:p>
          </table:table-cell>
          <table:table-cell office:value-type="float" office:value="2234.82" calcext:value-type="float">
            <text:p>2234.82</text:p>
          </table:table-cell>
          <table:table-cell office:value-type="float" office:value="2631.36" calcext:value-type="float">
            <text:p>2631.36</text:p>
          </table:table-cell>
        </table:table-row>
        <table:table-row table:style-name="ro1">
          <table:table-cell office:value-type="float" office:value="34367954" calcext:value-type="float">
            <text:p>34367954</text:p>
          </table:table-cell>
          <table:table-cell table:formula="of:=TIME( ; ;[.A2150]/1000)" office:value-type="time" office:time-value="PT09H32M47.954S" calcext:value-type="time">
            <text:p>09:32:48</text:p>
          </table:table-cell>
          <table:table-cell office:value-type="float" office:value="1.02" calcext:value-type="float">
            <text:p>1.02</text:p>
          </table:table-cell>
          <table:table-cell office:value-type="float" office:value="204.1" calcext:value-type="float">
            <text:p>204.1</text:p>
          </table:table-cell>
          <table:table-cell office:value-type="float" office:value="208.27" calcext:value-type="float">
            <text:p>208.27</text:p>
          </table:table-cell>
          <table:table-cell office:value-type="float" office:value="2235.72" calcext:value-type="float">
            <text:p>2235.72</text:p>
          </table:table-cell>
          <table:table-cell office:value-type="float" office:value="2632.29" calcext:value-type="float">
            <text:p>2632.29</text:p>
          </table:table-cell>
        </table:table-row>
        <table:table-row table:style-name="ro1">
          <table:table-cell office:value-type="float" office:value="34383954" calcext:value-type="float">
            <text:p>34383954</text:p>
          </table:table-cell>
          <table:table-cell table:formula="of:=TIME( ; ;[.A2151]/1000)" office:value-type="time" office:time-value="PT09H33M03.954S" calcext:value-type="time">
            <text:p>09:33:04</text:p>
          </table:table-cell>
          <table:table-cell office:value-type="float" office:value="1.02" calcext:value-type="float">
            <text:p>1.02</text:p>
          </table:table-cell>
          <table:table-cell office:value-type="float" office:value="203.8" calcext:value-type="float">
            <text:p>203.8</text:p>
          </table:table-cell>
          <table:table-cell office:value-type="float" office:value="207.95" calcext:value-type="float">
            <text:p>207.95</text:p>
          </table:table-cell>
          <table:table-cell office:value-type="float" office:value="2236.63" calcext:value-type="float">
            <text:p>2236.63</text:p>
          </table:table-cell>
          <table:table-cell office:value-type="float" office:value="2633.21" calcext:value-type="float">
            <text:p>2633.21</text:p>
          </table:table-cell>
        </table:table-row>
        <table:table-row table:style-name="ro1">
          <table:table-cell office:value-type="float" office:value="34399954" calcext:value-type="float">
            <text:p>34399954</text:p>
          </table:table-cell>
          <table:table-cell table:formula="of:=TIME( ; ;[.A2152]/1000)" office:value-type="time" office:time-value="PT09H33M19.954S" calcext:value-type="time">
            <text:p>09:33:20</text:p>
          </table:table-cell>
          <table:table-cell office:value-type="float" office:value="1.02" calcext:value-type="float">
            <text:p>1.02</text:p>
          </table:table-cell>
          <table:table-cell office:value-type="float" office:value="203.4" calcext:value-type="float">
            <text:p>203.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37.54" calcext:value-type="float">
            <text:p>2237.54</text:p>
          </table:table-cell>
          <table:table-cell office:value-type="float" office:value="2634.13" calcext:value-type="float">
            <text:p>2634.13</text:p>
          </table:table-cell>
        </table:table-row>
        <table:table-row table:style-name="ro1">
          <table:table-cell office:value-type="float" office:value="34415954" calcext:value-type="float">
            <text:p>34415954</text:p>
          </table:table-cell>
          <table:table-cell table:formula="of:=TIME( ; ;[.A2153]/1000)" office:value-type="time" office:time-value="PT09H33M35.954S" calcext:value-type="time">
            <text:p>09:33:36</text:p>
          </table:table-cell>
          <table:table-cell office:value-type="float" office:value="1.02" calcext:value-type="float">
            <text:p>1.02</text:p>
          </table:table-cell>
          <table:table-cell office:value-type="float" office:value="203" calcext:value-type="float">
            <text:p>203</text:p>
          </table:table-cell>
          <table:table-cell office:value-type="float" office:value="206.31" calcext:value-type="float">
            <text:p>206.31</text:p>
          </table:table-cell>
          <table:table-cell office:value-type="float" office:value="2238.44" calcext:value-type="float">
            <text:p>2238.44</text:p>
          </table:table-cell>
          <table:table-cell office:value-type="float" office:value="2635.05" calcext:value-type="float">
            <text:p>2635.05</text:p>
          </table:table-cell>
        </table:table-row>
        <table:table-row table:style-name="ro1">
          <table:table-cell office:value-type="float" office:value="34431954" calcext:value-type="float">
            <text:p>34431954</text:p>
          </table:table-cell>
          <table:table-cell table:formula="of:=TIME( ; ;[.A2154]/1000)" office:value-type="time" office:time-value="PT09H33M51.954S" calcext:value-type="time">
            <text:p>09:33:52</text:p>
          </table:table-cell>
          <table:table-cell office:value-type="float" office:value="1.01" calcext:value-type="float">
            <text:p>1.01</text:p>
          </table:table-cell>
          <table:table-cell office:value-type="float" office:value="202.6" calcext:value-type="float">
            <text:p>202.6</text:p>
          </table:table-cell>
          <table:table-cell office:value-type="float" office:value="205.08" calcext:value-type="float">
            <text:p>205.08</text:p>
          </table:table-cell>
          <table:table-cell office:value-type="float" office:value="2239.34" calcext:value-type="float">
            <text:p>2239.34</text:p>
          </table:table-cell>
          <table:table-cell office:value-type="float" office:value="2635.96" calcext:value-type="float">
            <text:p>2635.96</text:p>
          </table:table-cell>
        </table:table-row>
        <table:table-row table:style-name="ro1">
          <table:table-cell office:value-type="float" office:value="34447954" calcext:value-type="float">
            <text:p>34447954</text:p>
          </table:table-cell>
          <table:table-cell table:formula="of:=TIME( ; ;[.A2155]/1000)" office:value-type="time" office:time-value="PT09H34M07.954S" calcext:value-type="time">
            <text:p>09:34:08</text:p>
          </table:table-cell>
          <table:table-cell office:value-type="float" office:value="1.01" calcext:value-type="float">
            <text:p>1.01</text:p>
          </table:table-cell>
          <table:table-cell office:value-type="float" office:value="202.3" calcext:value-type="float">
            <text:p>202.3</text:p>
          </table:table-cell>
          <table:table-cell office:value-type="float" office:value="204.77" calcext:value-type="float">
            <text:p>204.77</text:p>
          </table:table-cell>
          <table:table-cell office:value-type="float" office:value="2240.24" calcext:value-type="float">
            <text:p>2240.24</text:p>
          </table:table-cell>
          <table:table-cell office:value-type="float" office:value="2636.87" calcext:value-type="float">
            <text:p>2636.87</text:p>
          </table:table-cell>
        </table:table-row>
        <table:table-row table:style-name="ro1">
          <table:table-cell office:value-type="float" office:value="34463954" calcext:value-type="float">
            <text:p>34463954</text:p>
          </table:table-cell>
          <table:table-cell table:formula="of:=TIME( ; ;[.A2156]/1000)" office:value-type="time" office:time-value="PT09H34M23.954S" calcext:value-type="time">
            <text:p>09:34:24</text:p>
          </table:table-cell>
          <table:table-cell office:value-type="float" office:value="1.01" calcext:value-type="float">
            <text:p>1.01</text:p>
          </table:table-cell>
          <table:table-cell office:value-type="float" office:value="201.8" calcext:value-type="float">
            <text:p>201.8</text:p>
          </table:table-cell>
          <table:table-cell office:value-type="float" office:value="203.45" calcext:value-type="float">
            <text:p>203.45</text:p>
          </table:table-cell>
          <table:table-cell office:value-type="float" office:value="2241.14" calcext:value-type="float">
            <text:p>2241.14</text:p>
          </table:table-cell>
          <table:table-cell office:value-type="float" office:value="2637.78" calcext:value-type="float">
            <text:p>2637.78</text:p>
          </table:table-cell>
        </table:table-row>
        <table:table-row table:style-name="ro1">
          <table:table-cell office:value-type="float" office:value="34479954" calcext:value-type="float">
            <text:p>34479954</text:p>
          </table:table-cell>
          <table:table-cell table:formula="of:=TIME( ; ;[.A2157]/1000)" office:value-type="time" office:time-value="PT09H34M39.954S" calcext:value-type="time">
            <text:p>09:34:40</text:p>
          </table:table-cell>
          <table:table-cell office:value-type="float" office:value="1.01" calcext:value-type="float">
            <text:p>1.01</text:p>
          </table:table-cell>
          <table:table-cell office:value-type="float" office:value="201.4" calcext:value-type="float">
            <text:p>201.4</text:p>
          </table:table-cell>
          <table:table-cell office:value-type="float" office:value="203.04" calcext:value-type="float">
            <text:p>203.04</text:p>
          </table:table-cell>
          <table:table-cell office:value-type="float" office:value="2242.03" calcext:value-type="float">
            <text:p>2242.03</text:p>
          </table:table-cell>
          <table:table-cell office:value-type="float" office:value="2638.68" calcext:value-type="float">
            <text:p>2638.68</text:p>
          </table:table-cell>
        </table:table-row>
        <table:table-row table:style-name="ro1">
          <table:table-cell office:value-type="float" office:value="34495954" calcext:value-type="float">
            <text:p>34495954</text:p>
          </table:table-cell>
          <table:table-cell table:formula="of:=TIME( ; ;[.A2158]/1000)" office:value-type="time" office:time-value="PT09H34M55.954S" calcext:value-type="time">
            <text:p>09:34:56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01.82" calcext:value-type="float">
            <text:p>201.82</text:p>
          </table:table-cell>
          <table:table-cell office:value-type="float" office:value="2242.93" calcext:value-type="float">
            <text:p>2242.93</text:p>
          </table:table-cell>
          <table:table-cell office:value-type="float" office:value="2639.58" calcext:value-type="float">
            <text:p>2639.58</text:p>
          </table:table-cell>
        </table:table-row>
        <table:table-row table:style-name="ro1">
          <table:table-cell office:value-type="float" office:value="34511954" calcext:value-type="float">
            <text:p>34511954</text:p>
          </table:table-cell>
          <table:table-cell table:formula="of:=TIME( ; ;[.A2159]/1000)" office:value-type="time" office:time-value="PT09H35M11.954S" calcext:value-type="time">
            <text:p>09:35:12</text:p>
          </table:table-cell>
          <table:table-cell office:value-type="float" office:value="1" calcext:value-type="float">
            <text:p>1</text:p>
          </table:table-cell>
          <table:table-cell office:value-type="float" office:value="200.5" calcext:value-type="float">
            <text:p>200.5</text:p>
          </table:table-cell>
          <table:table-cell office:value-type="float" office:value="201.31" calcext:value-type="float">
            <text:p>201.31</text:p>
          </table:table-cell>
          <table:table-cell office:value-type="float" office:value="2243.82" calcext:value-type="float">
            <text:p>2243.82</text:p>
          </table:table-cell>
          <table:table-cell office:value-type="float" office:value="2640.48" calcext:value-type="float">
            <text:p>2640.48</text:p>
          </table:table-cell>
        </table:table-row>
        <table:table-row table:style-name="ro1">
          <table:table-cell office:value-type="float" office:value="34527954" calcext:value-type="float">
            <text:p>34527954</text:p>
          </table:table-cell>
          <table:table-cell table:formula="of:=TIME( ; ;[.A2160]/1000)" office:value-type="time" office:time-value="PT09H35M27.954S" calcext:value-type="time">
            <text:p>09:35: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2244.71" calcext:value-type="float">
            <text:p>2244.71</text:p>
          </table:table-cell>
          <table:table-cell office:value-type="float" office:value="2641.37" calcext:value-type="float">
            <text:p>2641.37</text:p>
          </table:table-cell>
        </table:table-row>
        <table:table-row table:style-name="ro1">
          <table:table-cell office:value-type="float" office:value="34528954" calcext:value-type="float">
            <text:p>34528954</text:p>
          </table:table-cell>
          <table:table-cell table:formula="of:=TIME( ; ;[.A2161]/1000)" office:value-type="time" office:time-value="PT09H35M28.954S" calcext:value-type="time">
            <text:p>09:35: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2244.77" calcext:value-type="float">
            <text:p>2244.77</text:p>
          </table:table-cell>
          <table:table-cell office:value-type="float" office:value="2641.43" calcext:value-type="float">
            <text:p>2641.43</text:p>
          </table:table-cell>
        </table:table-row>
        <table:table-row table:style-name="ro1" table:number-rows-repeated="10464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41:18.6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43:31.555000000</dc:date>
    <meta:editing-duration>PT10M30S</meta:editing-duration>
    <meta:editing-cycles>4</meta:editing-cycles>
    <meta:generator>LibreOffice/6.3.4.2$Windows_X86_64 LibreOffice_project/60da17e045e08f1793c57c00ba83cdfce946d0aa</meta:generator>
    <meta:document-statistic meta:table-count="1" meta:cell-count="1512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3cm" svg:height="15.354cm" xlink:href=".." xlink:type="simple" chart:class="chart:line" chart:style-name="ch1">
        <chart:title svg:x="10.276cm" svg:y="0.443cm" chart:style-name="ch2">
          <text:p>Conrad Endurance @ 5 Ohm #3</text:p>
        </chart:title>
        <chart:legend chart:legend-position="end" svg:x="24.588cm" svg:y="7.378cm" style:legend-expansion="high" chart:style-name="ch3"/>
        <chart:plot-area chart:style-name="ch4" table:cell-range-address="LOGGER02.B1:LOGGER02.C2161" chart:data-source-has-labels="both" svg:x="0.54cm" svg:y="1.529cm" svg:width="23.508cm" svg:height="13.518cm">
          <chartooo:coordinate-region svg:x="1.452cm" svg:y="1.529cm" svg:width="22.56cm" svg:height="12.189cm"/>
          <chart:axis chart:dimension="x" chart:name="primary-x" chart:style-name="ch5" chartooo:axis-type="auto">
            <chartooo:date-scale/>
            <chart:categories table:cell-range-address="LOGGER02.B2:LOGGER02.B21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2161" chart:label-cell-address="LOGGER02.C1:LOGGER02.C1" chart:class="chart:line">
            <chart:data-point chart:repeated="2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2161</svg:desc>
                </draw:g>
              </table:table-cell>
              <table:table-cell office:value-type="float" office:value="1.26">
                <text:p>1.26</text:p>
                <draw:g>
                  <svg:desc>LOGGER02.C2:LOGGER02.C2161</svg:desc>
                </draw:g>
              </table:table-cell>
            </table:table-row>
            <table:table-row>
              <table:table-cell office:value-type="float" office:value="0.000184652777777778">
                <text:p>0.00018465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369837962962963">
                <text:p>0.00036983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555023148148148">
                <text:p>0.00055502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0740208333333333">
                <text:p>0.00074020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0925393518518519">
                <text:p>0.0009253935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1105787037037">
                <text:p>0.0011105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29575231481481">
                <text:p>0.0012957523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48094907407407">
                <text:p>0.0014809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6613425925926">
                <text:p>0.00166613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5131944444444">
                <text:p>0.0018513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3650462962963">
                <text:p>0.0020365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2168981481481">
                <text:p>0.00222168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406875">
                <text:p>0.00240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59206018518518">
                <text:p>0.00259206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77724537037037">
                <text:p>0.0027772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96243055555556">
                <text:p>0.0029624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14761574074074">
                <text:p>0.0031476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33280092592593">
                <text:p>0.0033328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51798611111111">
                <text:p>0.0035179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7031712962963">
                <text:p>0.0037031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8835648148148">
                <text:p>0.0038883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07354166666667">
                <text:p>0.0040735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872685185185">
                <text:p>0.0042587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4391203703704">
                <text:p>0.0044439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909722222222">
                <text:p>0.0046290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1428240740741">
                <text:p>0.0048142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946759259259">
                <text:p>0.0049994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8465277777778">
                <text:p>0.0051846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983796296296">
                <text:p>0.0053698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5502314814815">
                <text:p>0.0055550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4020833333333">
                <text:p>0.0057402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2539351851852">
                <text:p>0.0059253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105787037037">
                <text:p>0.0061105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9576388888889">
                <text:p>0.0062957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8094907407408">
                <text:p>0.00648094907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66613425925926">
                <text:p>0.0066661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5131944444445">
                <text:p>0.0068513194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3650462962963">
                <text:p>0.0070365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2168981481481">
                <text:p>0.0072216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406875">
                <text:p>0.00740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9206018518519">
                <text:p>0.0075920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724537037037">
                <text:p>0.0077772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6243055555555">
                <text:p>0.0079624305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761574074074">
                <text:p>0.0081476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3280092592593">
                <text:p>0.0083328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798611111111">
                <text:p>0.0085179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7031712962963">
                <text:p>0.0087031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835648148148">
                <text:p>0.0088883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7354166666667">
                <text:p>0.0090735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872685185185">
                <text:p>0.0092587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4391203703704">
                <text:p>0.0094439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909722222222">
                <text:p>0.0096290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1428240740741">
                <text:p>0.0098142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946759259259">
                <text:p>0.0099994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846527777778">
                <text:p>0.0101846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9837962963">
                <text:p>0.01036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5550231481481">
                <text:p>0.0105550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402083333333">
                <text:p>0.01074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9253935185185">
                <text:p>0.010925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1105787037037">
                <text:p>0.01111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957638888889">
                <text:p>0.011295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4809490740741">
                <text:p>0.011480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661342592593">
                <text:p>0.011666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513194444444">
                <text:p>0.011851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365046296296">
                <text:p>0.012036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216898148148">
                <text:p>0.012221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406875">
                <text:p>0.01240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5920601851852">
                <text:p>0.012592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772453703704">
                <text:p>0.012777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624305555556">
                <text:p>0.012962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476157407407">
                <text:p>0.013147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328009259259">
                <text:p>0.013332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179861111111">
                <text:p>0.01351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7031712962963">
                <text:p>0.013703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83564814815">
                <text:p>0.013888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735416666667">
                <text:p>0.014073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2587268518519">
                <text:p>0.014258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443912037037">
                <text:p>0.01444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290972222222">
                <text:p>0.014629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142824074074">
                <text:p>0.014814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994675925926">
                <text:p>0.014999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1846527777778">
                <text:p>0.015184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69837962963">
                <text:p>0.01536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5550231481481">
                <text:p>0.015555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7402083333333">
                <text:p>0.01574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9253935185185">
                <text:p>0.015925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1105787037037">
                <text:p>0.01611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2957638888889">
                <text:p>0.016295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4809490740741">
                <text:p>0.016480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6661342592593">
                <text:p>0.016666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8513194444444">
                <text:p>0.016851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0365046296296">
                <text:p>0.017036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2216898148148">
                <text:p>0.017221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406875">
                <text:p>0.01740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5920601851852">
                <text:p>0.017592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7772453703704">
                <text:p>0.017777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9624305555556">
                <text:p>0.017962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1476157407407">
                <text:p>0.018147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3328009259259">
                <text:p>0.018332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5179861111111">
                <text:p>0.01851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7031712962963">
                <text:p>0.018703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8883564814815">
                <text:p>0.018888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0735416666667">
                <text:p>0.019073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2587268518519">
                <text:p>0.019258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443912037037">
                <text:p>0.01944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6290972222222">
                <text:p>0.019629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8142824074074">
                <text:p>0.019814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9994675925926">
                <text:p>0.019999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1846527777778">
                <text:p>0.020184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369837962963">
                <text:p>0.02036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5550231481481">
                <text:p>0.020555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7402083333333">
                <text:p>0.020740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9253935185185">
                <text:p>0.020925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1105787037037">
                <text:p>0.021110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2957638888889">
                <text:p>0.021295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4809490740741">
                <text:p>0.021480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6661342592593">
                <text:p>0.021666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8513194444444">
                <text:p>0.021851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0365046296296">
                <text:p>0.022036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2216898148148">
                <text:p>0.022221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406875">
                <text:p>0.02240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5920601851852">
                <text:p>0.022592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7772453703704">
                <text:p>0.022777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9624305555556">
                <text:p>0.022962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1476157407407">
                <text:p>0.023147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3328009259259">
                <text:p>0.023332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517974537037">
                <text:p>0.02351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7031712962963">
                <text:p>0.023703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8883564814815">
                <text:p>0.023888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0735416666667">
                <text:p>0.024073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2587268518518">
                <text:p>0.024258726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443912037037">
                <text:p>0.024443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6290972222222">
                <text:p>0.024629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8142824074074">
                <text:p>0.024814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9994675925926">
                <text:p>0.024999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1846527777778">
                <text:p>0.025184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369837962963">
                <text:p>0.025369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5550231481481">
                <text:p>0.0255550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7402083333333">
                <text:p>0.025740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9253935185185">
                <text:p>0.025925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1105787037037">
                <text:p>0.026110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2957638888889">
                <text:p>0.026295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4809490740741">
                <text:p>0.026480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6661342592593">
                <text:p>0.026666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8513194444444">
                <text:p>0.026851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0365046296296">
                <text:p>0.027036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2216898148148">
                <text:p>0.027221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406875">
                <text:p>0.02740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5920601851852">
                <text:p>0.0275920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7772453703704">
                <text:p>0.027777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9624305555556">
                <text:p>0.027962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1476157407407">
                <text:p>0.028147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3328009259259">
                <text:p>0.028332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5179861111111">
                <text:p>0.028517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7031712962963">
                <text:p>0.028703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8883564814815">
                <text:p>0.028888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0735416666667">
                <text:p>0.029073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2587268518519">
                <text:p>0.02925872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443912037037">
                <text:p>0.02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6290972222222">
                <text:p>0.0296290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8142824074074">
                <text:p>0.029814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9994675925926">
                <text:p>0.029999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1846527777778">
                <text:p>0.030184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369837962963">
                <text:p>0.03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5550231481481">
                <text:p>0.0305550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7402083333333">
                <text:p>0.030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9253935185185">
                <text:p>0.030925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1105787037037">
                <text:p>0.031110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2957638888889">
                <text:p>0.031295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4809490740741">
                <text:p>0.031480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6661342592593">
                <text:p>0.031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8513194444444">
                <text:p>0.031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0365046296296">
                <text:p>0.032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2216898148148">
                <text:p>0.032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406875">
                <text:p>0.03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5920601851852">
                <text:p>0.032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7772453703704">
                <text:p>0.032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9624305555556">
                <text:p>0.032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1476157407407">
                <text:p>0.033147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33328009259259">
                <text:p>0.033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5179861111111">
                <text:p>0.033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7031712962963">
                <text:p>0.033703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38883564814815">
                <text:p>0.033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0735416666667">
                <text:p>0.034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2587268518518">
                <text:p>0.0342587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443912037037">
                <text:p>0.03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6290972222222">
                <text:p>0.034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8142824074074">
                <text:p>0.034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9994675925926">
                <text:p>0.034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1846527777778">
                <text:p>0.035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369837962963">
                <text:p>0.035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5550231481482">
                <text:p>0.035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7402083333333">
                <text:p>0.035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9253935185185">
                <text:p>0.035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1105787037037">
                <text:p>0.036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2957638888889">
                <text:p>0.036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4809490740741">
                <text:p>0.036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6661342592593">
                <text:p>0.036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8513194444444">
                <text:p>0.036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0365046296296">
                <text:p>0.037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2216898148148">
                <text:p>0.037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406875">
                <text:p>0.037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5920601851852">
                <text:p>0.037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7772453703704">
                <text:p>0.037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9624189814815">
                <text:p>0.03796241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1476157407407">
                <text:p>0.038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3328009259259">
                <text:p>0.038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5179861111111">
                <text:p>0.038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7031712962963">
                <text:p>0.038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8883564814815">
                <text:p>0.038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0735416666667">
                <text:p>0.039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2587268518519">
                <text:p>0.039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443912037037">
                <text:p>0.03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6290972222222">
                <text:p>0.039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8142824074074">
                <text:p>0.039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9994675925926">
                <text:p>0.039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1846527777778">
                <text:p>0.040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369837962963">
                <text:p>0.04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5550231481482">
                <text:p>0.040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7402083333333">
                <text:p>0.040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9253935185185">
                <text:p>0.040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1105787037037">
                <text:p>0.041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2957638888889">
                <text:p>0.041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4809490740741">
                <text:p>0.041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6661342592593">
                <text:p>0.041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8513194444444">
                <text:p>0.041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0365046296296">
                <text:p>0.042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2216898148148">
                <text:p>0.042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406875">
                <text:p>0.04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5920601851852">
                <text:p>0.042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7772453703704">
                <text:p>0.042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9624305555556">
                <text:p>0.042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1476157407407">
                <text:p>0.043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3328009259259">
                <text:p>0.043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5179861111111">
                <text:p>0.043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7031712962963">
                <text:p>0.043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8883564814815">
                <text:p>0.043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0735416666667">
                <text:p>0.044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2587268518519">
                <text:p>0.044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443912037037">
                <text:p>0.04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6290972222222">
                <text:p>0.044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8142824074074">
                <text:p>0.044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9994675925926">
                <text:p>0.044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1846527777778">
                <text:p>0.045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369837962963">
                <text:p>0.045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5550231481482">
                <text:p>0.045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7402083333333">
                <text:p>0.045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9253935185185">
                <text:p>0.045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1105787037037">
                <text:p>0.046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2957638888889">
                <text:p>0.046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4809490740741">
                <text:p>0.046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6661342592593">
                <text:p>0.046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8513194444444">
                <text:p>0.046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0365046296296">
                <text:p>0.047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2216782407407">
                <text:p>0.04722167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406875">
                <text:p>0.047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5920601851852">
                <text:p>0.047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7772453703704">
                <text:p>0.047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9624305555556">
                <text:p>0.047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1476157407407">
                <text:p>0.048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3328009259259">
                <text:p>0.048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5179861111111">
                <text:p>0.048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7031712962963">
                <text:p>0.048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8883564814815">
                <text:p>0.048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0735416666667">
                <text:p>0.049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2587268518519">
                <text:p>0.049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443912037037">
                <text:p>0.04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6290972222222">
                <text:p>0.049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8142824074074">
                <text:p>0.049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9994675925926">
                <text:p>0.049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1846412037037">
                <text:p>0.0501846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369837962963">
                <text:p>0.05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5550231481481">
                <text:p>0.050555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7402083333333">
                <text:p>0.050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9253935185185">
                <text:p>0.050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1105787037037">
                <text:p>0.051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2957638888889">
                <text:p>0.051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4809490740741">
                <text:p>0.051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6661342592593">
                <text:p>0.051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8513194444444">
                <text:p>0.051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0365046296296">
                <text:p>0.052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2216898148148">
                <text:p>0.052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406875">
                <text:p>0.05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5920601851852">
                <text:p>0.052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7772453703704">
                <text:p>0.052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9624305555556">
                <text:p>0.052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1476157407407">
                <text:p>0.053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3328009259259">
                <text:p>0.053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5179861111111">
                <text:p>0.053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7031597222222">
                <text:p>0.05370315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8883564814815">
                <text:p>0.053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0735416666667">
                <text:p>0.054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2587268518519">
                <text:p>0.054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443912037037">
                <text:p>0.05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6290972222222">
                <text:p>0.054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8142824074074">
                <text:p>0.054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9994675925926">
                <text:p>0.054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1846527777778">
                <text:p>0.055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369837962963">
                <text:p>0.055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5550115740741">
                <text:p>0.05555501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7401967592593">
                <text:p>0.05574019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9253819444444">
                <text:p>0.05592538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1105787037037">
                <text:p>0.056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2957638888889">
                <text:p>0.056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4809490740741">
                <text:p>0.056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6661342592593">
                <text:p>0.056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8513194444444">
                <text:p>0.056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0365046296296">
                <text:p>0.057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2216898148148">
                <text:p>0.057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406875">
                <text:p>0.057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5920601851852">
                <text:p>0.057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7772453703704">
                <text:p>0.057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9624305555556">
                <text:p>0.057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1476157407407">
                <text:p>0.058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3328009259259">
                <text:p>0.058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5179861111111">
                <text:p>0.058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7031712962963">
                <text:p>0.058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8883564814815">
                <text:p>0.058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0735416666667">
                <text:p>0.059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2587268518519">
                <text:p>0.059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443912037037">
                <text:p>0.05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6290972222222">
                <text:p>0.059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8142824074074">
                <text:p>0.059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9994675925926">
                <text:p>0.059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1846527777778">
                <text:p>0.060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369837962963">
                <text:p>0.06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5550231481482">
                <text:p>0.060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7402083333333">
                <text:p>0.060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9253935185185">
                <text:p>0.060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1105787037037">
                <text:p>0.061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2957638888889">
                <text:p>0.061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4809490740741">
                <text:p>0.061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6661342592593">
                <text:p>0.061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8513194444444">
                <text:p>0.061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0365046296296">
                <text:p>0.062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2216898148148">
                <text:p>0.062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406875">
                <text:p>0.06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5920601851852">
                <text:p>0.062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7772453703704">
                <text:p>0.062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9624305555556">
                <text:p>0.062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1476157407408">
                <text:p>0.0631476157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3328009259259">
                <text:p>0.063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5179861111111">
                <text:p>0.063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7031712962963">
                <text:p>0.063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8883564814815">
                <text:p>0.063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0735416666667">
                <text:p>0.064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2587268518519">
                <text:p>0.064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443912037037">
                <text:p>0.06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6290856481482">
                <text:p>0.064629085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8142824074074">
                <text:p>0.064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9994675925926">
                <text:p>0.064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1846527777778">
                <text:p>0.065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369837962963">
                <text:p>0.065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5550231481481">
                <text:p>0.065555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7402083333333">
                <text:p>0.065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9253935185185">
                <text:p>0.065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1105787037037">
                <text:p>0.066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2957638888889">
                <text:p>0.066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4809490740741">
                <text:p>0.066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6661342592593">
                <text:p>0.066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8513194444444">
                <text:p>0.066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0365046296296">
                <text:p>0.067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2216898148148">
                <text:p>0.067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406875">
                <text:p>0.067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5920601851852">
                <text:p>0.067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7772453703704">
                <text:p>0.067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9624305555556">
                <text:p>0.067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1476157407407">
                <text:p>0.068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3328009259259">
                <text:p>0.068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5179861111111">
                <text:p>0.068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7031712962963">
                <text:p>0.068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8883564814815">
                <text:p>0.068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0735416666667">
                <text:p>0.069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2587268518519">
                <text:p>0.069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4439120370371">
                <text:p>0.06944391203703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6290972222222">
                <text:p>0.069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8142824074074">
                <text:p>0.069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9994675925926">
                <text:p>0.069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1846527777778">
                <text:p>0.070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369837962963">
                <text:p>0.07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5550231481482">
                <text:p>0.070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7402083333333">
                <text:p>0.070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9253935185185">
                <text:p>0.070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1105787037037">
                <text:p>0.071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2957638888889">
                <text:p>0.071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4809490740741">
                <text:p>0.071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6661342592593">
                <text:p>0.071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8513194444444">
                <text:p>0.071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0365046296296">
                <text:p>0.072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2216898148148">
                <text:p>0.072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406875">
                <text:p>0.07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5920601851852">
                <text:p>0.072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7772453703704">
                <text:p>0.072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9624305555556">
                <text:p>0.072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1476157407407">
                <text:p>0.073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3328009259259">
                <text:p>0.073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5179861111111">
                <text:p>0.073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7031712962963">
                <text:p>0.073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8883564814815">
                <text:p>0.073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0735416666667">
                <text:p>0.074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2587268518519">
                <text:p>0.074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443912037037">
                <text:p>0.07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6290972222222">
                <text:p>0.074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8142824074074">
                <text:p>0.074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9994675925926">
                <text:p>0.074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1846527777778">
                <text:p>0.075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369837962963">
                <text:p>0.075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5550231481482">
                <text:p>0.075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7402083333333">
                <text:p>0.075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9253935185185">
                <text:p>0.075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1105671296296">
                <text:p>0.07611056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2957638888889">
                <text:p>0.076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4809490740741">
                <text:p>0.076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6661342592593">
                <text:p>0.076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8513194444445">
                <text:p>0.0768513194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0365046296296">
                <text:p>0.077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2216898148148">
                <text:p>0.077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406875">
                <text:p>0.077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5920601851852">
                <text:p>0.077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7772453703704">
                <text:p>0.077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9624305555556">
                <text:p>0.077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1476157407408">
                <text:p>0.0781476157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3328009259259">
                <text:p>0.078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5179861111111">
                <text:p>0.078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7031712962963">
                <text:p>0.078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8883564814815">
                <text:p>0.078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0735416666667">
                <text:p>0.079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2587268518519">
                <text:p>0.079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443912037037">
                <text:p>0.07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6290972222222">
                <text:p>0.079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8142824074074">
                <text:p>0.079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9994675925926">
                <text:p>0.079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1846527777778">
                <text:p>0.080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369837962963">
                <text:p>0.08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5550231481482">
                <text:p>0.080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7402083333333">
                <text:p>0.080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9253935185185">
                <text:p>0.080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1105787037037">
                <text:p>0.081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2957638888889">
                <text:p>0.081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4809490740741">
                <text:p>0.081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6661342592593">
                <text:p>0.081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8513194444444">
                <text:p>0.081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0365046296296">
                <text:p>0.082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2216898148148">
                <text:p>0.082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406875">
                <text:p>0.08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5920601851852">
                <text:p>0.082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7772453703704">
                <text:p>0.082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9624305555556">
                <text:p>0.082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1476157407407">
                <text:p>0.083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3328009259259">
                <text:p>0.083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5179861111111">
                <text:p>0.083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7031712962963">
                <text:p>0.083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8883564814815">
                <text:p>0.083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0735416666667">
                <text:p>0.084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2587268518519">
                <text:p>0.084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443912037037">
                <text:p>0.08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290972222222">
                <text:p>0.084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8142824074074">
                <text:p>0.084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9994675925926">
                <text:p>0.084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1846527777778">
                <text:p>0.085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3698379629629">
                <text:p>0.085369837962962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5550231481482">
                <text:p>0.085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7402083333333">
                <text:p>0.085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9253935185185">
                <text:p>0.085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1105787037037">
                <text:p>0.086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2957638888889">
                <text:p>0.086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4809490740741">
                <text:p>0.086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6661342592593">
                <text:p>0.086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8513194444444">
                <text:p>0.086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0365046296296">
                <text:p>0.087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2216898148148">
                <text:p>0.087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406875">
                <text:p>0.087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5920601851852">
                <text:p>0.087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7772453703704">
                <text:p>0.087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9624305555556">
                <text:p>0.087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1476157407407">
                <text:p>0.088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328009259259">
                <text:p>0.088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517974537037">
                <text:p>0.08851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7031712962963">
                <text:p>0.088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8883564814815">
                <text:p>0.088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0735416666667">
                <text:p>0.089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2587268518519">
                <text:p>0.089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443912037037">
                <text:p>0.08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6290972222222">
                <text:p>0.089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8142824074074">
                <text:p>0.089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9994675925926">
                <text:p>0.089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1846527777778">
                <text:p>0.090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369837962963">
                <text:p>0.09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5550231481482">
                <text:p>0.090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402083333333">
                <text:p>0.090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9253935185185">
                <text:p>0.090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1105787037037">
                <text:p>0.091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2957638888889">
                <text:p>0.091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4809490740741">
                <text:p>0.091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6661342592593">
                <text:p>0.091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8513194444444">
                <text:p>0.091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0365046296296">
                <text:p>0.092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2216898148148">
                <text:p>0.092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406875">
                <text:p>0.09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5920601851852">
                <text:p>0.092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7772453703704">
                <text:p>0.092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9624305555555">
                <text:p>0.092962430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1476157407407">
                <text:p>0.093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3328009259259">
                <text:p>0.093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5179861111111">
                <text:p>0.093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7031712962963">
                <text:p>0.093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8883564814815">
                <text:p>0.09388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0735416666667">
                <text:p>0.094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2587268518519">
                <text:p>0.094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443912037037">
                <text:p>0.09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6290972222222">
                <text:p>0.094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8142824074074">
                <text:p>0.094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9994675925926">
                <text:p>0.094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1846527777778">
                <text:p>0.09518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369837962963">
                <text:p>0.095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5550231481482">
                <text:p>0.0955550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7402083333333">
                <text:p>0.09574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9253935185185">
                <text:p>0.09592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1105787037037">
                <text:p>0.09611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2957638888889">
                <text:p>0.09629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4809490740741">
                <text:p>0.09648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6661342592593">
                <text:p>0.09666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8513194444444">
                <text:p>0.09685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0365046296296">
                <text:p>0.09703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2216898148148">
                <text:p>0.09722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406875">
                <text:p>0.097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5920601851852">
                <text:p>0.09759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7772453703704">
                <text:p>0.09777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9624305555556">
                <text:p>0.09796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476157407407">
                <text:p>0.09814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3328009259259">
                <text:p>0.09833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5179861111111">
                <text:p>0.09851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7031712962963">
                <text:p>0.09870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8883449074074">
                <text:p>0.09888834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0735416666667">
                <text:p>0.09907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2587268518519">
                <text:p>0.09925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443912037037">
                <text:p>0.09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6290972222222">
                <text:p>0.09962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8142824074074">
                <text:p>0.09981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9994675925926">
                <text:p>0.09999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184652777778">
                <text:p>0.10018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369837962963">
                <text:p>0.10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555023148148">
                <text:p>0.10055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740208333333">
                <text:p>0.10074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925393518519">
                <text:p>0.10092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110578703704">
                <text:p>0.10111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295763888889">
                <text:p>0.10129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80949074074">
                <text:p>0.10148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666134259259">
                <text:p>0.10166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851319444444">
                <text:p>0.10185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3650462963">
                <text:p>0.10203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21689814815">
                <text:p>0.10222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406875">
                <text:p>0.10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92060185185">
                <text:p>0.10259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7724537037">
                <text:p>0.10277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962430555556">
                <text:p>0.10296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47615740741">
                <text:p>0.10314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332800925926">
                <text:p>0.10333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517986111111">
                <text:p>0.10351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703171296296">
                <text:p>0.10370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888356481481">
                <text:p>0.103888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73541666667">
                <text:p>0.10407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58726851852">
                <text:p>0.10425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443912037037">
                <text:p>0.10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29097222222">
                <text:p>0.104629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814282407407">
                <text:p>0.104814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999467592593">
                <text:p>0.10499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84652777778">
                <text:p>0.10518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69837962963">
                <text:p>0.105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555023148148">
                <text:p>0.10555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740208333333">
                <text:p>0.10574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925393518519">
                <text:p>0.10592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110578703704">
                <text:p>0.10611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95763888889">
                <text:p>0.10629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480949074074">
                <text:p>0.10648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66134259259">
                <text:p>0.10666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851319444444">
                <text:p>0.10685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03650462963">
                <text:p>0.10703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221689814815">
                <text:p>0.10722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406875">
                <text:p>0.107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592060185185">
                <text:p>0.10759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77724537037">
                <text:p>0.10777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62430555556">
                <text:p>0.10796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47615740741">
                <text:p>0.10814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332800925926">
                <text:p>0.10833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517986111111">
                <text:p>0.10851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703171296296">
                <text:p>0.10870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88344907407">
                <text:p>0.10888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073541666667">
                <text:p>0.10907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258726851852">
                <text:p>0.10925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443912037037">
                <text:p>0.10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629097222222">
                <text:p>0.109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814270833333">
                <text:p>0.10981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99467592593">
                <text:p>0.10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184652777778">
                <text:p>0.110184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369837962963">
                <text:p>0.110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555023148148">
                <text:p>0.11055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40208333333">
                <text:p>0.11074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25393518519">
                <text:p>0.11092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110578703704">
                <text:p>0.111110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95763888889">
                <text:p>0.11129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80949074074">
                <text:p>0.11148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66134259259">
                <text:p>0.11166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51319444444">
                <text:p>0.11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03650462963">
                <text:p>0.112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221689814815">
                <text:p>0.112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406875">
                <text:p>0.11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92060185185">
                <text:p>0.11259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7724537037">
                <text:p>0.112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962430555556">
                <text:p>0.11296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47615740741">
                <text:p>0.11314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32800925926">
                <text:p>0.11333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17986111111">
                <text:p>0.11351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703171296296">
                <text:p>0.113703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88356481481">
                <text:p>0.113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073541666667">
                <text:p>0.114073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58726851852">
                <text:p>0.11425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443912037037">
                <text:p>0.114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29097222222">
                <text:p>0.11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814282407407">
                <text:p>0.11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999467592593">
                <text:p>0.114999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84652777778">
                <text:p>0.115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369837962963">
                <text:p>0.11536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55023148148">
                <text:p>0.11555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40208333333">
                <text:p>0.115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925393518519">
                <text:p>0.115925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110578703704">
                <text:p>0.11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295763888889">
                <text:p>0.116295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80949074074">
                <text:p>0.11648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66134259259">
                <text:p>0.11666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51319444444">
                <text:p>0.11685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3650462963">
                <text:p>0.11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221689814815">
                <text:p>0.11722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406875">
                <text:p>0.117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592060185185">
                <text:p>0.11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77724537037">
                <text:p>0.11777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62430555556">
                <text:p>0.11796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47615740741">
                <text:p>0.118147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32800925926">
                <text:p>0.118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517986111111">
                <text:p>0.118517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703171296296">
                <text:p>0.118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888356481481">
                <text:p>0.118888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73541666667">
                <text:p>0.119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258726851852">
                <text:p>0.119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443912037037">
                <text:p>0.11944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29097222222">
                <text:p>0.119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814282407407">
                <text:p>0.119814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99467592593">
                <text:p>0.11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184652777778">
                <text:p>0.120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369837962963">
                <text:p>0.120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555023148148">
                <text:p>0.120555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40208333333">
                <text:p>0.120740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25393518519">
                <text:p>0.120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110578703704">
                <text:p>0.121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295763888889">
                <text:p>0.121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480949074074">
                <text:p>0.121480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66134259259">
                <text:p>0.121666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51319444444">
                <text:p>0.121851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3650462963">
                <text:p>0.12203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21689814815">
                <text:p>0.122221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406875">
                <text:p>0.12240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92060185185">
                <text:p>0.122592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7724537037">
                <text:p>0.12277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62430555556">
                <text:p>0.122962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47615740741">
                <text:p>0.123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332800925926">
                <text:p>0.123332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17986111111">
                <text:p>0.123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703171296296">
                <text:p>0.123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888356481481">
                <text:p>0.123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073541666667">
                <text:p>0.124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258726851852">
                <text:p>0.124258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43912037037">
                <text:p>0.124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629097222222">
                <text:p>0.12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814282407407">
                <text:p>0.12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999467592593">
                <text:p>0.124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184652777778">
                <text:p>0.125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369837962963">
                <text:p>0.125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555023148148">
                <text:p>0.125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740208333333">
                <text:p>0.125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925393518519">
                <text:p>0.125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110578703704">
                <text:p>0.12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295763888889">
                <text:p>0.12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480949074074">
                <text:p>0.126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666134259259">
                <text:p>0.126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851319444444">
                <text:p>0.126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03650462963">
                <text:p>0.12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221678240741">
                <text:p>0.127221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406875">
                <text:p>0.127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592060185185">
                <text:p>0.12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77724537037">
                <text:p>0.12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962430555556">
                <text:p>0.127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147615740741">
                <text:p>0.128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332800925926">
                <text:p>0.128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517986111111">
                <text:p>0.128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703171296296">
                <text:p>0.128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888356481481">
                <text:p>0.128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073541666667">
                <text:p>0.129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258726851852">
                <text:p>0.129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443912037037">
                <text:p>0.129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629097222222">
                <text:p>0.129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814282407407">
                <text:p>0.129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999467592593">
                <text:p>0.12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184652777778">
                <text:p>0.130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369837962963">
                <text:p>0.130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555023148148">
                <text:p>0.130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740208333333">
                <text:p>0.130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925381944444">
                <text:p>0.130925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110578703704">
                <text:p>0.131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295763888889">
                <text:p>0.131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480949074074">
                <text:p>0.131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666134259259">
                <text:p>0.131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1851319444444">
                <text:p>0.13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03650462963">
                <text:p>0.132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221689814815">
                <text:p>0.132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406875">
                <text:p>0.132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592060185185">
                <text:p>0.132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77724537037">
                <text:p>0.132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962430555556">
                <text:p>0.132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147615740741">
                <text:p>0.133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332800925926">
                <text:p>0.133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517986111111">
                <text:p>0.133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703171296296">
                <text:p>0.133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3888356481481">
                <text:p>0.133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073530092593">
                <text:p>0.134073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258726851852">
                <text:p>0.134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443912037037">
                <text:p>0.134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629097222222">
                <text:p>0.13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814282407407">
                <text:p>0.13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4999467592593">
                <text:p>0.134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184652777778">
                <text:p>0.135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369826388889">
                <text:p>0.135369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555023148148">
                <text:p>0.135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740208333333">
                <text:p>0.135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5925393518519">
                <text:p>0.135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110578703704">
                <text:p>0.13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295763888889">
                <text:p>0.13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480949074074">
                <text:p>0.136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666134259259">
                <text:p>0.136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6851319444444">
                <text:p>0.136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03650462963">
                <text:p>0.13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221689814815">
                <text:p>0.137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406875">
                <text:p>0.137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592060185185">
                <text:p>0.13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77724537037">
                <text:p>0.13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7962430555556">
                <text:p>0.137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147615740741">
                <text:p>0.138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332800925926">
                <text:p>0.138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517986111111">
                <text:p>0.138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703171296296">
                <text:p>0.138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8888356481481">
                <text:p>0.138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073541666667">
                <text:p>0.139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258726851852">
                <text:p>0.139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443912037037">
                <text:p>0.139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629097222222">
                <text:p>0.139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814282407407">
                <text:p>0.139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9999467592593">
                <text:p>0.13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184652777778">
                <text:p>0.140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369837962963">
                <text:p>0.140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555023148148">
                <text:p>0.140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740208333333">
                <text:p>0.140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0925393518519">
                <text:p>0.140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110578703704">
                <text:p>0.141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295763888889">
                <text:p>0.141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480949074074">
                <text:p>0.141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666134259259">
                <text:p>0.141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1851319444444">
                <text:p>0.14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03650462963">
                <text:p>0.142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221689814815">
                <text:p>0.142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406875">
                <text:p>0.142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592060185185">
                <text:p>0.142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77724537037">
                <text:p>0.142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962430555556">
                <text:p>0.142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147615740741">
                <text:p>0.143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332800925926">
                <text:p>0.143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517986111111">
                <text:p>0.143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703171296296">
                <text:p>0.143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3888356481481">
                <text:p>0.143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073541666667">
                <text:p>0.144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258726851852">
                <text:p>0.144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443912037037">
                <text:p>0.144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629097222222">
                <text:p>0.14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814282407407">
                <text:p>0.14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4999467592593">
                <text:p>0.144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184652777778">
                <text:p>0.145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369837962963">
                <text:p>0.145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555023148148">
                <text:p>0.145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740208333333">
                <text:p>0.145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925393518519">
                <text:p>0.145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110578703704">
                <text:p>0.14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295763888889">
                <text:p>0.14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480949074074">
                <text:p>0.146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666134259259">
                <text:p>0.146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851319444444">
                <text:p>0.146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03650462963">
                <text:p>0.14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221689814815">
                <text:p>0.147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406875">
                <text:p>0.147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592060185185">
                <text:p>0.14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77724537037">
                <text:p>0.14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962430555556">
                <text:p>0.147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147615740741">
                <text:p>0.148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332800925926">
                <text:p>0.148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517986111111">
                <text:p>0.148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703171296296">
                <text:p>0.148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888356481481">
                <text:p>0.148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073541666667">
                <text:p>0.149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258726851852">
                <text:p>0.149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443912037037">
                <text:p>0.149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629097222222">
                <text:p>0.149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814282407407">
                <text:p>0.149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999467592593">
                <text:p>0.14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184652777778">
                <text:p>0.150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369837962963">
                <text:p>0.150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555023148148">
                <text:p>0.150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740208333333">
                <text:p>0.150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925393518518">
                <text:p>0.150925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110578703704">
                <text:p>0.151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295763888889">
                <text:p>0.151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480949074074">
                <text:p>0.151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666134259259">
                <text:p>0.151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851319444444">
                <text:p>0.15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03650462963">
                <text:p>0.152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221689814815">
                <text:p>0.152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406875">
                <text:p>0.152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592060185185">
                <text:p>0.152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77724537037">
                <text:p>0.152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962418981481">
                <text:p>0.15296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147615740741">
                <text:p>0.153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332800925926">
                <text:p>0.153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517986111111">
                <text:p>0.153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703171296296">
                <text:p>0.153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888356481481">
                <text:p>0.153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073541666667">
                <text:p>0.154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258726851852">
                <text:p>0.154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443912037037">
                <text:p>0.154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629097222222">
                <text:p>0.15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814282407407">
                <text:p>0.15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999467592593">
                <text:p>0.154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184652777778">
                <text:p>0.155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369837962963">
                <text:p>0.155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555023148148">
                <text:p>0.155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740208333333">
                <text:p>0.155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925393518518">
                <text:p>0.155925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110578703704">
                <text:p>0.15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295763888889">
                <text:p>0.15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480949074074">
                <text:p>0.156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666134259259">
                <text:p>0.156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851319444444">
                <text:p>0.156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03650462963">
                <text:p>0.15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221689814815">
                <text:p>0.157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406875">
                <text:p>0.157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592060185185">
                <text:p>0.15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77724537037">
                <text:p>0.15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962430555556">
                <text:p>0.157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147615740741">
                <text:p>0.158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332800925926">
                <text:p>0.158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517986111111">
                <text:p>0.158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703171296296">
                <text:p>0.158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888356481481">
                <text:p>0.158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073541666667">
                <text:p>0.159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258726851852">
                <text:p>0.159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443912037037">
                <text:p>0.159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629097222222">
                <text:p>0.159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814282407407">
                <text:p>0.159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999467592593">
                <text:p>0.15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184652777778">
                <text:p>0.160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369837962963">
                <text:p>0.160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555023148148">
                <text:p>0.160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740208333333">
                <text:p>0.160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925393518518">
                <text:p>0.160925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110578703704">
                <text:p>0.161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295763888889">
                <text:p>0.161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480949074074">
                <text:p>0.161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666134259259">
                <text:p>0.161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851319444444">
                <text:p>0.16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03650462963">
                <text:p>0.162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221689814815">
                <text:p>0.162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406875">
                <text:p>0.162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592060185185">
                <text:p>0.162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77724537037">
                <text:p>0.162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962430555556">
                <text:p>0.162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147615740741">
                <text:p>0.163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332800925926">
                <text:p>0.163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517986111111">
                <text:p>0.163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703171296296">
                <text:p>0.163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888356481481">
                <text:p>0.163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073541666667">
                <text:p>0.164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258726851852">
                <text:p>0.164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443912037037">
                <text:p>0.164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629097222222">
                <text:p>0.16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814282407407">
                <text:p>0.16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999467592593">
                <text:p>0.164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184652777778">
                <text:p>0.165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369837962963">
                <text:p>0.165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555023148148">
                <text:p>0.165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740208333333">
                <text:p>0.165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925393518519">
                <text:p>0.165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110578703704">
                <text:p>0.16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295763888889">
                <text:p>0.16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480949074074">
                <text:p>0.166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666134259259">
                <text:p>0.166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851319444444">
                <text:p>0.166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03650462963">
                <text:p>0.16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221689814815">
                <text:p>0.167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406875">
                <text:p>0.167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592060185185">
                <text:p>0.16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77724537037">
                <text:p>0.16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962430555556">
                <text:p>0.167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147615740741">
                <text:p>0.168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332800925926">
                <text:p>0.168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517986111111">
                <text:p>0.168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703171296296">
                <text:p>0.168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888356481481">
                <text:p>0.168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073541666667">
                <text:p>0.169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258726851852">
                <text:p>0.169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443912037037">
                <text:p>0.169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629097222222">
                <text:p>0.169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814282407407">
                <text:p>0.169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999467592593">
                <text:p>0.16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184652777778">
                <text:p>0.170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369837962963">
                <text:p>0.170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555023148148">
                <text:p>0.170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740208333333">
                <text:p>0.170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925393518519">
                <text:p>0.170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110578703704">
                <text:p>0.171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295763888889">
                <text:p>0.171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480949074074">
                <text:p>0.171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666134259259">
                <text:p>0.17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1851319444444">
                <text:p>0.17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3650462963">
                <text:p>0.172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221689814815">
                <text:p>0.172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406863425926">
                <text:p>0.172406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592060185185">
                <text:p>0.172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77724537037">
                <text:p>0.172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962430555556">
                <text:p>0.172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147615740741">
                <text:p>0.173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332800925926">
                <text:p>0.173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517986111111">
                <text:p>0.173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703171296296">
                <text:p>0.173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888356481481">
                <text:p>0.173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073541666667">
                <text:p>0.174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258726851852">
                <text:p>0.174258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443912037037">
                <text:p>0.17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629097222222">
                <text:p>0.17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814282407407">
                <text:p>0.17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999467592593">
                <text:p>0.174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184652777778">
                <text:p>0.175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369837962963">
                <text:p>0.175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555023148148">
                <text:p>0.17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740208333333">
                <text:p>0.17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925393518518">
                <text:p>0.175925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110578703704">
                <text:p>0.17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295763888889">
                <text:p>0.17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480949074074">
                <text:p>0.176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666134259259">
                <text:p>0.176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851319444444">
                <text:p>0.176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03650462963">
                <text:p>0.17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221689814815">
                <text:p>0.177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406875">
                <text:p>0.177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592060185185">
                <text:p>0.17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77724537037">
                <text:p>0.17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962430555556">
                <text:p>0.177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147615740741">
                <text:p>0.178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332800925926">
                <text:p>0.17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517986111111">
                <text:p>0.178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703171296296">
                <text:p>0.178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888356481481">
                <text:p>0.178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073541666667">
                <text:p>0.179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258726851852">
                <text:p>0.17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443912037037">
                <text:p>0.17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629085648148">
                <text:p>0.179629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814282407407">
                <text:p>0.179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999467592593">
                <text:p>0.17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184652777778">
                <text:p>0.18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369837962963">
                <text:p>0.180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555023148148">
                <text:p>0.180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740208333333">
                <text:p>0.180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925393518518">
                <text:p>0.180925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110578703704">
                <text:p>0.18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295763888889">
                <text:p>0.181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480949074074">
                <text:p>0.181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666134259259">
                <text:p>0.18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851319444444">
                <text:p>0.18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3650462963">
                <text:p>0.182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221689814815">
                <text:p>0.18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406875">
                <text:p>0.182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592060185185">
                <text:p>0.182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77724537037">
                <text:p>0.18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962430555556">
                <text:p>0.182962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147615740741">
                <text:p>0.183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332800925926">
                <text:p>0.183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517986111111">
                <text:p>0.18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703171296296">
                <text:p>0.18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888356481481">
                <text:p>0.183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073541666667">
                <text:p>0.18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258726851852">
                <text:p>0.18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443912037037">
                <text:p>0.184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629097222222">
                <text:p>0.18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814282407407">
                <text:p>0.184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999467592593">
                <text:p>0.18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184652777778">
                <text:p>0.185184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369837962963">
                <text:p>0.18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555023148148">
                <text:p>0.185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740208333333">
                <text:p>0.18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925393518519">
                <text:p>0.185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110578703704">
                <text:p>0.18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295763888889">
                <text:p>0.18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80949074074">
                <text:p>0.18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666134259259">
                <text:p>0.186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851319444444">
                <text:p>0.186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3650462963">
                <text:p>0.18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221689814815">
                <text:p>0.187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406875">
                <text:p>0.187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592060185185">
                <text:p>0.18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7724537037">
                <text:p>0.18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62430555556">
                <text:p>0.187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147615740741">
                <text:p>0.188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32800925926">
                <text:p>0.18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517986111111">
                <text:p>0.18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703171296296">
                <text:p>0.18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888356481481">
                <text:p>0.18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073541666667">
                <text:p>0.189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58726851852">
                <text:p>0.18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443912037037">
                <text:p>0.18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629097222222">
                <text:p>0.18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814282407407">
                <text:p>0.189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99467592593">
                <text:p>0.189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84652777778">
                <text:p>0.19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369837962963">
                <text:p>0.190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55023148148">
                <text:p>0.190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40208333333">
                <text:p>0.190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925393518519">
                <text:p>0.190925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110578703704">
                <text:p>0.19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295763888889">
                <text:p>0.191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80949074074">
                <text:p>0.191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66134259259">
                <text:p>0.191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51319444444">
                <text:p>0.19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3650462963">
                <text:p>0.192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21689814815">
                <text:p>0.192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406875">
                <text:p>0.19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592060185185">
                <text:p>0.192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7724537037">
                <text:p>0.192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62430555556">
                <text:p>0.192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147615740741">
                <text:p>0.19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332800925926">
                <text:p>0.193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517986111111">
                <text:p>0.19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703171296296">
                <text:p>0.19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888356481481">
                <text:p>0.19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073541666667">
                <text:p>0.194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58726851852">
                <text:p>0.19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443912037037">
                <text:p>0.19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629097222222">
                <text:p>0.194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814282407407">
                <text:p>0.19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99467592593">
                <text:p>0.194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84652777778">
                <text:p>0.19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369837962963">
                <text:p>0.195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55023148148">
                <text:p>0.195555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40208333333">
                <text:p>0.195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25393518519">
                <text:p>0.195925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110578703704">
                <text:p>0.19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95763888889">
                <text:p>0.19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80949074074">
                <text:p>0.196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666134259259">
                <text:p>0.196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51319444444">
                <text:p>0.19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03650462963">
                <text:p>0.19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21689814815">
                <text:p>0.19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406875">
                <text:p>0.19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592060185185">
                <text:p>0.197592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7724537037">
                <text:p>0.19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62430555556">
                <text:p>0.197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147615740741">
                <text:p>0.19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332800925926">
                <text:p>0.19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517986111111">
                <text:p>0.19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703171296296">
                <text:p>0.19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888356481481">
                <text:p>0.198888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73541666667">
                <text:p>0.199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258726851852">
                <text:p>0.19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443912037037">
                <text:p>0.199443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29097222222">
                <text:p>0.199629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814282407407">
                <text:p>0.199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99467592593">
                <text:p>0.19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184652777778">
                <text:p>0.20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369837962963">
                <text:p>0.20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555023148148">
                <text:p>0.20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740208333333">
                <text:p>0.200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25393518518">
                <text:p>0.200925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110578703704">
                <text:p>0.20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295763888889">
                <text:p>0.201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80949074074">
                <text:p>0.201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66134259259">
                <text:p>0.201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51319444444">
                <text:p>0.20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03650462963">
                <text:p>0.20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221689814815">
                <text:p>0.202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406875">
                <text:p>0.20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592060185185">
                <text:p>0.20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77724537037">
                <text:p>0.20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962430555556">
                <text:p>0.202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147615740741">
                <text:p>0.203147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32800925926">
                <text:p>0.203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17986111111">
                <text:p>0.203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703171296296">
                <text:p>0.203703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88356481481">
                <text:p>0.20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73541666667">
                <text:p>0.20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258726851852">
                <text:p>0.20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443912037037">
                <text:p>0.20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29097222222">
                <text:p>0.20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814282407407">
                <text:p>0.20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99467592593">
                <text:p>0.20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184652777778">
                <text:p>0.20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369837962963">
                <text:p>0.205369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555023148148">
                <text:p>0.20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40208333333">
                <text:p>0.205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25393518518">
                <text:p>0.20592539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110578703704">
                <text:p>0.206110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295763888889">
                <text:p>0.20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80949074074">
                <text:p>0.206480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66134259259">
                <text:p>0.206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51319444444">
                <text:p>0.20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3650462963">
                <text:p>0.20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221689814815">
                <text:p>0.207221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406875">
                <text:p>0.20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92060185185">
                <text:p>0.20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77724537037">
                <text:p>0.20777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962430555555">
                <text:p>0.2079624305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47615740741">
                <text:p>0.20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32800925926">
                <text:p>0.20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17986111111">
                <text:p>0.208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703171296296">
                <text:p>0.20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88356481481">
                <text:p>0.20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73530092593">
                <text:p>0.209073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258726851852">
                <text:p>0.20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43912037037">
                <text:p>0.20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29097222222">
                <text:p>0.20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814282407407">
                <text:p>0.20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99467592593">
                <text:p>0.20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84652777778">
                <text:p>0.21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369837962963">
                <text:p>0.21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555023148148">
                <text:p>0.21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740208333333">
                <text:p>0.210740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25393518518">
                <text:p>0.210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110578703704">
                <text:p>0.21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95752314815">
                <text:p>0.211295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80949074074">
                <text:p>0.211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66134259259">
                <text:p>0.21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51319444444">
                <text:p>0.211851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3650462963">
                <text:p>0.21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221689814815">
                <text:p>0.21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406875">
                <text:p>0.21240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592060185185">
                <text:p>0.21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7724537037">
                <text:p>0.21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62430555556">
                <text:p>0.212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47615740741">
                <text:p>0.21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32800925926">
                <text:p>0.213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17986111111">
                <text:p>0.21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703171296296">
                <text:p>0.21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88356481481">
                <text:p>0.21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73541666667">
                <text:p>0.21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58726851852">
                <text:p>0.21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43912037037">
                <text:p>0.21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29097222222">
                <text:p>0.21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14282407407">
                <text:p>0.214814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999467592593">
                <text:p>0.214999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84652777778">
                <text:p>0.21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69837962963">
                <text:p>0.21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55023148148">
                <text:p>0.21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40208333333">
                <text:p>0.21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25393518518">
                <text:p>0.215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110578703704">
                <text:p>0.216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95763888889">
                <text:p>0.216295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480949074074">
                <text:p>0.21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66134259259">
                <text:p>0.216666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851319444444">
                <text:p>0.21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3650462963">
                <text:p>0.21703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221689814815">
                <text:p>0.21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406875">
                <text:p>0.21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92060185185">
                <text:p>0.21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7724537037">
                <text:p>0.217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62430555556">
                <text:p>0.217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47615740741">
                <text:p>0.21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32800925926">
                <text:p>0.21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17986111111">
                <text:p>0.218517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703171296296">
                <text:p>0.21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88356481481">
                <text:p>0.21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73541666667">
                <text:p>0.219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58726851852">
                <text:p>0.21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43912037037">
                <text:p>0.21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29097222222">
                <text:p>0.21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814282407407">
                <text:p>0.21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99467592593">
                <text:p>0.21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84652777778">
                <text:p>0.22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69837962963">
                <text:p>0.22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55023148148">
                <text:p>0.22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40208333333">
                <text:p>0.220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25393518519">
                <text:p>0.220925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110578703704">
                <text:p>0.22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95763888889">
                <text:p>0.221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80949074074">
                <text:p>0.221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66134259259">
                <text:p>0.22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51319444444">
                <text:p>0.22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3650462963">
                <text:p>0.22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21689814815">
                <text:p>0.22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406875">
                <text:p>0.22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92060185185">
                <text:p>0.22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77724537037">
                <text:p>0.22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62430555556">
                <text:p>0.222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47615740741">
                <text:p>0.22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32800925926">
                <text:p>0.223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517986111111">
                <text:p>0.22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703171296296">
                <text:p>0.22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88356481481">
                <text:p>0.22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073541666667">
                <text:p>0.224073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258726851852">
                <text:p>0.22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43912037037">
                <text:p>0.22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629097222222">
                <text:p>0.22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814282407407">
                <text:p>0.224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99467592593">
                <text:p>0.22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84652777778">
                <text:p>0.22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369837962963">
                <text:p>0.22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555023148148">
                <text:p>0.22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40208333333">
                <text:p>0.22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25393518518">
                <text:p>0.225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110578703704">
                <text:p>0.226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95763888889">
                <text:p>0.226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480949074074">
                <text:p>0.22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666134259259">
                <text:p>0.226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851319444444">
                <text:p>0.22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3650462963">
                <text:p>0.22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221689814815">
                <text:p>0.22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406875">
                <text:p>0.22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592060185185">
                <text:p>0.22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7724537037">
                <text:p>0.227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962430555556">
                <text:p>0.227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147615740741">
                <text:p>0.22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332800925926">
                <text:p>0.228332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517986111111">
                <text:p>0.22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703171296296">
                <text:p>0.22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888356481481">
                <text:p>0.22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073541666667">
                <text:p>0.229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258726851852">
                <text:p>0.22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443912037037">
                <text:p>0.22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629097222222">
                <text:p>0.22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814282407407">
                <text:p>0.22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999467592593">
                <text:p>0.22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184652777778">
                <text:p>0.23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69837962963">
                <text:p>0.23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55023148148">
                <text:p>0.23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740208333333">
                <text:p>0.230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925393518518">
                <text:p>0.230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110578703704">
                <text:p>0.23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95763888889">
                <text:p>0.231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80949074074">
                <text:p>0.231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666134259259">
                <text:p>0.23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851319444444">
                <text:p>0.23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03650462963">
                <text:p>0.23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221689814815">
                <text:p>0.23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406875">
                <text:p>0.23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92060185185">
                <text:p>0.23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77724537037">
                <text:p>0.23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962430555556">
                <text:p>0.232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47615740741">
                <text:p>0.23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32800925926">
                <text:p>0.233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517986111111">
                <text:p>0.23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703171296296">
                <text:p>0.23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88356481481">
                <text:p>0.23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073541666667">
                <text:p>0.23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58726851852">
                <text:p>0.23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443912037037">
                <text:p>0.23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29097222222">
                <text:p>0.23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814282407407">
                <text:p>0.234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999467592593">
                <text:p>0.23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84652777778">
                <text:p>0.23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369837962963">
                <text:p>0.23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55023148148">
                <text:p>0.23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740208333333">
                <text:p>0.23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925393518518">
                <text:p>0.235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110578703704">
                <text:p>0.236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295763888889">
                <text:p>0.236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480949074074">
                <text:p>0.23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666134259259">
                <text:p>0.236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851319444444">
                <text:p>0.23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03650462963">
                <text:p>0.23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221689814815">
                <text:p>0.23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406875">
                <text:p>0.23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592060185185">
                <text:p>0.23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77724537037">
                <text:p>0.237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962430555556">
                <text:p>0.237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147615740741">
                <text:p>0.23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332800925926">
                <text:p>0.23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517986111111">
                <text:p>0.23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703171296296">
                <text:p>0.23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888356481481">
                <text:p>0.23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073541666667">
                <text:p>0.239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258726851852">
                <text:p>0.23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443912037037">
                <text:p>0.23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629097222222">
                <text:p>0.23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814282407407">
                <text:p>0.23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999467592593">
                <text:p>0.23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184652777778">
                <text:p>0.24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369837962963">
                <text:p>0.24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555023148148">
                <text:p>0.24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740208333333">
                <text:p>0.240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925393518518">
                <text:p>0.240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110578703704">
                <text:p>0.24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295763888889">
                <text:p>0.241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480949074074">
                <text:p>0.241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666134259259">
                <text:p>0.24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851319444444">
                <text:p>0.24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03650462963">
                <text:p>0.24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221689814815">
                <text:p>0.24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406875">
                <text:p>0.24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592060185185">
                <text:p>0.24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77724537037">
                <text:p>0.24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962418981481">
                <text:p>0.24296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147615740741">
                <text:p>0.24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332800925926">
                <text:p>0.243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517986111111">
                <text:p>0.24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703171296296">
                <text:p>0.24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888356481481">
                <text:p>0.24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073541666667">
                <text:p>0.24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258726851852">
                <text:p>0.24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443912037037">
                <text:p>0.24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629097222222">
                <text:p>0.24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814282407407">
                <text:p>0.244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999467592593">
                <text:p>0.24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184652777778">
                <text:p>0.24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369837962963">
                <text:p>0.24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555023148148">
                <text:p>0.24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740208333333">
                <text:p>0.24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925393518519">
                <text:p>0.245925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110578703704">
                <text:p>0.246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295763888889">
                <text:p>0.246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480949074074">
                <text:p>0.24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666134259259">
                <text:p>0.246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851319444444">
                <text:p>0.24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03650462963">
                <text:p>0.24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221689814815">
                <text:p>0.24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406875">
                <text:p>0.24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592060185185">
                <text:p>0.24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77724537037">
                <text:p>0.247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962430555556">
                <text:p>0.247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147615740741">
                <text:p>0.24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332800925926">
                <text:p>0.24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517986111111">
                <text:p>0.24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703159722222">
                <text:p>0.24870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888356481481">
                <text:p>0.24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073541666667">
                <text:p>0.249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258726851852">
                <text:p>0.24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443912037037">
                <text:p>0.24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629097222222">
                <text:p>0.24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814282407407">
                <text:p>0.24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999467592593">
                <text:p>0.24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184652777778">
                <text:p>0.25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369837962963">
                <text:p>0.25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555023148148">
                <text:p>0.25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740208333333">
                <text:p>0.250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0925393518518">
                <text:p>0.250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110578703704">
                <text:p>0.25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295763888889">
                <text:p>0.251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480949074074">
                <text:p>0.251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666134259259">
                <text:p>0.25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851319444444">
                <text:p>0.25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03650462963">
                <text:p>0.25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221689814815">
                <text:p>0.25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406875">
                <text:p>0.25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592060185185">
                <text:p>0.25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77724537037">
                <text:p>0.25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962430555556">
                <text:p>0.252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147615740741">
                <text:p>0.25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332800925926">
                <text:p>0.253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517986111111">
                <text:p>0.25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703171296296">
                <text:p>0.25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888356481481">
                <text:p>0.25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073541666667">
                <text:p>0.25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258726851852">
                <text:p>0.25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443912037037">
                <text:p>0.25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629097222222">
                <text:p>0.25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814282407407">
                <text:p>0.254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999467592593">
                <text:p>0.25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184652777778">
                <text:p>0.25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369837962963">
                <text:p>0.25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555023148148">
                <text:p>0.25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740208333333">
                <text:p>0.25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925393518518">
                <text:p>0.255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110578703704">
                <text:p>0.256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295763888889">
                <text:p>0.256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480949074074">
                <text:p>0.25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666134259259">
                <text:p>0.256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851319444444">
                <text:p>0.25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03650462963">
                <text:p>0.25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221689814815">
                <text:p>0.25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406875">
                <text:p>0.25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592060185185">
                <text:p>0.25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77724537037">
                <text:p>0.257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962430555555">
                <text:p>0.257962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147615740741">
                <text:p>0.25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332800925926">
                <text:p>0.25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517986111111">
                <text:p>0.25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703171296296">
                <text:p>0.25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888356481481">
                <text:p>0.25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073541666667">
                <text:p>0.259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258726851852">
                <text:p>0.25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443912037037">
                <text:p>0.25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629097222222">
                <text:p>0.25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814282407407">
                <text:p>0.25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999467592593">
                <text:p>0.25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184652777778">
                <text:p>0.26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369837962963">
                <text:p>0.26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555023148148">
                <text:p>0.26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740208333333">
                <text:p>0.260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925393518518">
                <text:p>0.260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110578703704">
                <text:p>0.26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295763888889">
                <text:p>0.261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480949074074">
                <text:p>0.261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666122685185">
                <text:p>0.26166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851319444444">
                <text:p>0.26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03650462963">
                <text:p>0.26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221689814815">
                <text:p>0.26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406875">
                <text:p>0.26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592060185185">
                <text:p>0.26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77724537037">
                <text:p>0.26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962430555556">
                <text:p>0.262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147615740741">
                <text:p>0.26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332800925926">
                <text:p>0.263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517986111111">
                <text:p>0.26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703171296296">
                <text:p>0.26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888356481481">
                <text:p>0.26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073541666667">
                <text:p>0.26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258726851852">
                <text:p>0.26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443912037037">
                <text:p>0.26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629097222222">
                <text:p>0.26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814282407407">
                <text:p>0.264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999467592593">
                <text:p>0.26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184652777778">
                <text:p>0.26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369837962963">
                <text:p>0.26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555023148148">
                <text:p>0.26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740208333333">
                <text:p>0.26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925393518518">
                <text:p>0.265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110578703704">
                <text:p>0.266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295763888889">
                <text:p>0.266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480949074074">
                <text:p>0.26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666134259259">
                <text:p>0.266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851319444444">
                <text:p>0.26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03650462963">
                <text:p>0.26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221689814815">
                <text:p>0.26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406875">
                <text:p>0.26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592060185185">
                <text:p>0.26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77724537037">
                <text:p>0.267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962430555555">
                <text:p>0.267962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147615740741">
                <text:p>0.26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332800925926">
                <text:p>0.26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517986111111">
                <text:p>0.26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703171296296">
                <text:p>0.26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888356481481">
                <text:p>0.26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073541666667">
                <text:p>0.269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258726851852">
                <text:p>0.26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443912037037">
                <text:p>0.26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629097222222">
                <text:p>0.26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814282407407">
                <text:p>0.26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999467592593">
                <text:p>0.26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184652777778">
                <text:p>0.27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369837962963">
                <text:p>0.27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555023148148">
                <text:p>0.27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740208333333">
                <text:p>0.270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925393518518">
                <text:p>0.270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110578703704">
                <text:p>0.27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295763888889">
                <text:p>0.271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480949074074">
                <text:p>0.271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666134259259">
                <text:p>0.27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851319444444">
                <text:p>0.27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03650462963">
                <text:p>0.27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221689814815">
                <text:p>0.27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406875">
                <text:p>0.27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592060185185">
                <text:p>0.27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77724537037">
                <text:p>0.27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962430555555">
                <text:p>0.272962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147615740741">
                <text:p>0.27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332800925926">
                <text:p>0.273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517986111111">
                <text:p>0.273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703171296296">
                <text:p>0.27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3888356481481">
                <text:p>0.27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073541666667">
                <text:p>0.27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258726851852">
                <text:p>0.27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443912037037">
                <text:p>0.27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629097222222">
                <text:p>0.27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814282407407">
                <text:p>0.274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4999467592593">
                <text:p>0.27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184652777778">
                <text:p>0.27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369837962963">
                <text:p>0.27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555023148148">
                <text:p>0.27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740208333333">
                <text:p>0.27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5925393518518">
                <text:p>0.275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110578703704">
                <text:p>0.276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295763888889">
                <text:p>0.276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480949074074">
                <text:p>0.27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666122685185">
                <text:p>0.27666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6851319444444">
                <text:p>0.27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03650462963">
                <text:p>0.27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221689814815">
                <text:p>0.27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406875">
                <text:p>0.27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592060185185">
                <text:p>0.27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77724537037">
                <text:p>0.277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7962430555556">
                <text:p>0.277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147615740741">
                <text:p>0.27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332800925926">
                <text:p>0.27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517986111111">
                <text:p>0.27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703171296296">
                <text:p>0.27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8888344907407">
                <text:p>0.27888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073541666667">
                <text:p>0.279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258726851852">
                <text:p>0.279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443912037037">
                <text:p>0.27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629097222222">
                <text:p>0.27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814282407407">
                <text:p>0.27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9999467592593">
                <text:p>0.279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184652777778">
                <text:p>0.280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369837962963">
                <text:p>0.28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555023148148">
                <text:p>0.280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740208333333">
                <text:p>0.280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0925393518519">
                <text:p>0.280925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110578703704">
                <text:p>0.28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295763888889">
                <text:p>0.281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480949074074">
                <text:p>0.281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666134259259">
                <text:p>0.281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1851319444444">
                <text:p>0.28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03650462963">
                <text:p>0.282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221689814815">
                <text:p>0.282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406875">
                <text:p>0.282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592060185185">
                <text:p>0.282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77724537037">
                <text:p>0.282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2962430555555">
                <text:p>0.282962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147615740741">
                <text:p>0.283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332800925926">
                <text:p>0.283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517974537037">
                <text:p>0.28351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703171296296">
                <text:p>0.283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3888356481481">
                <text:p>0.283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073541666667">
                <text:p>0.284073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258726851852">
                <text:p>0.284258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443912037037">
                <text:p>0.284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629097222222">
                <text:p>0.284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814282407407">
                <text:p>0.284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4999467592593">
                <text:p>0.284999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184652777778">
                <text:p>0.285184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369837962963">
                <text:p>0.285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555023148148">
                <text:p>0.285555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740208333333">
                <text:p>0.285740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5925393518518">
                <text:p>0.285925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110578703704">
                <text:p>0.286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295763888889">
                <text:p>0.286295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480949074074">
                <text:p>0.286480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666134259259">
                <text:p>0.286666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6851319444444">
                <text:p>0.286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03650462963">
                <text:p>0.28703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221689814815">
                <text:p>0.287221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406875">
                <text:p>0.28740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592060185185">
                <text:p>0.287592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77724537037">
                <text:p>0.28777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7962430555556">
                <text:p>0.287962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147615740741">
                <text:p>0.288147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332800925926">
                <text:p>0.288332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517986111111">
                <text:p>0.288517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703171296296">
                <text:p>0.288703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888356481481">
                <text:p>0.288888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073541666667">
                <text:p>0.289073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258726851852">
                <text:p>0.289258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89443912037037">
                <text:p>0.289443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629097222222">
                <text:p>0.289629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814282407407">
                <text:p>0.289814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999467592593">
                <text:p>0.289999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184652777778">
                <text:p>0.290184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369837962963">
                <text:p>0.290369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555023148148">
                <text:p>0.29055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740208333333">
                <text:p>0.290740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0925393518519">
                <text:p>0.2909253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110578703704">
                <text:p>0.291110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295763888889">
                <text:p>0.291295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480949074074">
                <text:p>0.291480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666134259259">
                <text:p>0.291666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1851319444444">
                <text:p>0.291851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03650462963">
                <text:p>0.29203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221689814815">
                <text:p>0.292221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406875">
                <text:p>0.29240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592060185185">
                <text:p>0.292592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77724537037">
                <text:p>0.29277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2962430555555">
                <text:p>0.29296243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147615740741">
                <text:p>0.293147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332800925926">
                <text:p>0.293332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517986111111">
                <text:p>0.293517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703171296296">
                <text:p>0.293703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3888356481481">
                <text:p>0.293888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073541666667">
                <text:p>0.294073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258726851852">
                <text:p>0.294258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443912037037">
                <text:p>0.29444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629097222222">
                <text:p>0.294629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814282407407">
                <text:p>0.294814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4999467592593">
                <text:p>0.294999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184652777778">
                <text:p>0.295184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369837962963">
                <text:p>0.29536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555023148148">
                <text:p>0.29555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740208333333">
                <text:p>0.295740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5925393518518">
                <text:p>0.2959253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110578703704">
                <text:p>0.296110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295763888889">
                <text:p>0.296295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480949074074">
                <text:p>0.296480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666134259259">
                <text:p>0.296666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6851319444444">
                <text:p>0.296851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03650462963">
                <text:p>0.29703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221689814815">
                <text:p>0.297221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406875">
                <text:p>0.29740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592060185185">
                <text:p>0.297592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77724537037">
                <text:p>0.29777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7962430555556">
                <text:p>0.297962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147615740741">
                <text:p>0.298147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332800925926">
                <text:p>0.298332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517986111111">
                <text:p>0.298517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703171296296">
                <text:p>0.298703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8888356481481">
                <text:p>0.298888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073541666667">
                <text:p>0.299073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258726851852">
                <text:p>0.299258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443912037037">
                <text:p>0.29944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629097222222">
                <text:p>0.299629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814282407407">
                <text:p>0.299814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99999467592593">
                <text:p>0.299999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184652777778">
                <text:p>0.300184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369837962963">
                <text:p>0.30036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555023148148">
                <text:p>0.30055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740208333333">
                <text:p>0.300740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0925393518519">
                <text:p>0.3009253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11056712963">
                <text:p>0.301110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295763888889">
                <text:p>0.301295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480949074074">
                <text:p>0.301480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666134259259">
                <text:p>0.301666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1851319444444">
                <text:p>0.301851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03650462963">
                <text:p>0.30203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221689814815">
                <text:p>0.302221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406875">
                <text:p>0.30240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592060185185">
                <text:p>0.302592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77724537037">
                <text:p>0.30277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2962430555556">
                <text:p>0.302962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147615740741">
                <text:p>0.303147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332800925926">
                <text:p>0.303332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517986111111">
                <text:p>0.303517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703171296296">
                <text:p>0.303703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3888356481481">
                <text:p>0.303888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073541666667">
                <text:p>0.304073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258726851852">
                <text:p>0.304258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443912037037">
                <text:p>0.30444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629097222222">
                <text:p>0.3046290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814282407407">
                <text:p>0.304814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4999467592593">
                <text:p>0.304999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184652777778">
                <text:p>0.3051846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369837962963">
                <text:p>0.305369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555023148148">
                <text:p>0.30555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740208333333">
                <text:p>0.3057402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5925393518519">
                <text:p>0.3059253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110578703704">
                <text:p>0.306110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295763888889">
                <text:p>0.3062957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480949074074">
                <text:p>0.306480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666134259259">
                <text:p>0.306666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6851319444444">
                <text:p>0.306851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03650462963">
                <text:p>0.30703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221689814815">
                <text:p>0.307221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406875">
                <text:p>0.30740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592060185185">
                <text:p>0.3075920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77724537037">
                <text:p>0.30777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7962430555556">
                <text:p>0.307962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147615740741">
                <text:p>0.308147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332800925926">
                <text:p>0.308332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517986111111">
                <text:p>0.308517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703171296296">
                <text:p>0.3087031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8888356481481">
                <text:p>0.3088883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073541666667">
                <text:p>0.309073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258726851852">
                <text:p>0.3092587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443912037037">
                <text:p>0.309443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629097222222">
                <text:p>0.309629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09814282407407">
                <text:p>0.3098142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999467592593">
                <text:p>0.3099994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184652777778">
                <text:p>0.31018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369837962963">
                <text:p>0.31036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555023148148">
                <text:p>0.310555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0740208333333">
                <text:p>0.31074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0925393518518">
                <text:p>0.3109253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110578703704">
                <text:p>0.311110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295752314815">
                <text:p>0.3112957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1480949074074">
                <text:p>0.311480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666134259259">
                <text:p>0.311666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1851319444444">
                <text:p>0.311851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03650462963">
                <text:p>0.31203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221689814815">
                <text:p>0.312221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406875">
                <text:p>0.31240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592060185185">
                <text:p>0.312592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77724537037">
                <text:p>0.31277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2962430555556">
                <text:p>0.312962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147615740741">
                <text:p>0.3131476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332800925926">
                <text:p>0.3133328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517986111111">
                <text:p>0.313517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703171296296">
                <text:p>0.31370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3888356481481">
                <text:p>0.313888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073541666667">
                <text:p>0.314073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258726851852">
                <text:p>0.314258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443912037037">
                <text:p>0.31444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629097222222">
                <text:p>0.314629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814282407407">
                <text:p>0.314814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4999467592593">
                <text:p>0.314999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184652777778">
                <text:p>0.31518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369837962963">
                <text:p>0.31536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555023148148">
                <text:p>0.31555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740208333333">
                <text:p>0.31574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5925381944444">
                <text:p>0.315925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110578703704">
                <text:p>0.316110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295763888889">
                <text:p>0.316295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480949074074">
                <text:p>0.316480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666134259259">
                <text:p>0.316666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6851319444444">
                <text:p>0.316851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03650462963">
                <text:p>0.31703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221689814815">
                <text:p>0.317221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406875">
                <text:p>0.31740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592060185185">
                <text:p>0.317592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77724537037">
                <text:p>0.31777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7962430555556">
                <text:p>0.317962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147615740741">
                <text:p>0.31814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332800925926">
                <text:p>0.318332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517986111111">
                <text:p>0.318517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703171296296">
                <text:p>0.31870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8888356481481">
                <text:p>0.318888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073541666667">
                <text:p>0.319073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258726851852">
                <text:p>0.319258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443912037037">
                <text:p>0.31944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629097222222">
                <text:p>0.319629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814282407407">
                <text:p>0.319814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19999467592593">
                <text:p>0.319999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184652777778">
                <text:p>0.32018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369837962963">
                <text:p>0.32036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555023148148">
                <text:p>0.32055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740208333333">
                <text:p>0.32074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0925393518518">
                <text:p>0.32092539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110578703704">
                <text:p>0.321110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295763888889">
                <text:p>0.321295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480949074074">
                <text:p>0.321480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666134259259">
                <text:p>0.321666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1851319444444">
                <text:p>0.321851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03650462963">
                <text:p>0.32203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221689814815">
                <text:p>0.322221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406875">
                <text:p>0.32240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592060185185">
                <text:p>0.322592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77724537037">
                <text:p>0.32277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962430555556">
                <text:p>0.322962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147615740741">
                <text:p>0.32314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332800925926">
                <text:p>0.323332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517986111111">
                <text:p>0.323517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703171296296">
                <text:p>0.32370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3888356481481">
                <text:p>0.323888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073541666667">
                <text:p>0.324073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258726851852">
                <text:p>0.324258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443912037037">
                <text:p>0.32444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629097222222">
                <text:p>0.324629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814282407407">
                <text:p>0.324814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999467592593">
                <text:p>0.324999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184652777778">
                <text:p>0.32518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369837962963">
                <text:p>0.32536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555023148148">
                <text:p>0.32555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740208333333">
                <text:p>0.32574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925393518518">
                <text:p>0.32592539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110578703704">
                <text:p>0.326110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295763888889">
                <text:p>0.326295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480949074074">
                <text:p>0.326480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666134259259">
                <text:p>0.326666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851319444444">
                <text:p>0.3268513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03650462963">
                <text:p>0.32703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221689814815">
                <text:p>0.327221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406875">
                <text:p>0.32740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592060185185">
                <text:p>0.327592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77724537037">
                <text:p>0.32777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962430555556">
                <text:p>0.327962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147615740741">
                <text:p>0.328147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332800925926">
                <text:p>0.328332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517986111111">
                <text:p>0.328517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703171296296">
                <text:p>0.328703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888356481481">
                <text:p>0.328888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073541666667">
                <text:p>0.329073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258726851852">
                <text:p>0.329258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443912037037">
                <text:p>0.329443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629097222222">
                <text:p>0.329629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814282407407">
                <text:p>0.329814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999456018519">
                <text:p>0.3299994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184652777778">
                <text:p>0.330184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369837962963">
                <text:p>0.330369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555023148148">
                <text:p>0.330555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740208333333">
                <text:p>0.330740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925393518519">
                <text:p>0.3309253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110578703704">
                <text:p>0.3311105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295763888889">
                <text:p>0.331295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480949074074">
                <text:p>0.3314809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666134259259">
                <text:p>0.3316661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1851319444444">
                <text:p>0.331851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03650462963">
                <text:p>0.33203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221689814815">
                <text:p>0.3322216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406875">
                <text:p>0.33240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592060185185">
                <text:p>0.332592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77724537037">
                <text:p>0.33277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2962430555556">
                <text:p>0.3329624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147615740741">
                <text:p>0.333147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332800925926">
                <text:p>0.333332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517986111111">
                <text:p>0.333517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703171296296">
                <text:p>0.3337031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888356481481">
                <text:p>0.333888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073541666667">
                <text:p>0.3340735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258726851852">
                <text:p>0.334258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443912037037">
                <text:p>0.3344439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629097222222">
                <text:p>0.3346290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814282407407">
                <text:p>0.334814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999467592593">
                <text:p>0.3349994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184652777778">
                <text:p>0.335184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369837962963">
                <text:p>0.335369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555023148148">
                <text:p>0.335555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740208333333">
                <text:p>0.3357402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925393518518">
                <text:p>0.33592539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110578703704">
                <text:p>0.3361105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295763888889">
                <text:p>0.336295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480949074074">
                <text:p>0.3364809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666134259259">
                <text:p>0.3366661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851319444444">
                <text:p>0.336851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03650462963">
                <text:p>0.33703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221689814815">
                <text:p>0.3372216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406875">
                <text:p>0.33740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592060185185">
                <text:p>0.337592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77724537037">
                <text:p>0.33777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962430555556">
                <text:p>0.3379624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147615740741">
                <text:p>0.338147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332800925926">
                <text:p>0.338332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517986111111">
                <text:p>0.338517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703171296296">
                <text:p>0.3387031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888356481481">
                <text:p>0.338888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073530092593">
                <text:p>0.3390735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258726851852">
                <text:p>0.339258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443912037037">
                <text:p>0.3394439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629097222222">
                <text:p>0.3396290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814282407407">
                <text:p>0.339814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999467592592">
                <text:p>0.33999946759259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184652777778">
                <text:p>0.340184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369837962963">
                <text:p>0.340369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555023148148">
                <text:p>0.34055502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740208333333">
                <text:p>0.34074020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0925393518518">
                <text:p>0.34092539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110578703704">
                <text:p>0.34111057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295763888889">
                <text:p>0.3412957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480949074074">
                <text:p>0.341480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666134259259">
                <text:p>0.34166613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185130787037">
                <text:p>0.341851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03650462963">
                <text:p>0.34203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221689814815">
                <text:p>0.3422216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406875">
                <text:p>0.34240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592060185185">
                <text:p>0.34259206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77724537037">
                <text:p>0.342777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2962430555555">
                <text:p>0.34296243055555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147615740741">
                <text:p>0.3431476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332800925926">
                <text:p>0.343332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517986111111">
                <text:p>0.3435179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703171296296">
                <text:p>0.3437031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3888356481481">
                <text:p>0.34388835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073541666667">
                <text:p>0.3440735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258726851852">
                <text:p>0.34425872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443912037037">
                <text:p>0.3444439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629097222222">
                <text:p>0.3446290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814282407407">
                <text:p>0.3448142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4999467592593">
                <text:p>0.3449994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184652777778">
                <text:p>0.34518465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369837962963">
                <text:p>0.3453698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555023148148">
                <text:p>0.34555502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740208333333">
                <text:p>0.34574020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925393518518">
                <text:p>0.34592539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110578703704">
                <text:p>0.34611057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295763888889">
                <text:p>0.3462957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480949074074">
                <text:p>0.346480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666134259259">
                <text:p>0.34666613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851319444444">
                <text:p>0.34685131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03650462963">
                <text:p>0.34703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221689814815">
                <text:p>0.3472216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406875">
                <text:p>0.34740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592060185185">
                <text:p>0.34759206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77724537037">
                <text:p>0.347777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962430555556">
                <text:p>0.34796243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147615740741">
                <text:p>0.3481476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332800925926">
                <text:p>0.348332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517986111111">
                <text:p>0.3485179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703171296296">
                <text:p>0.3487031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888356481481">
                <text:p>0.34888835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073541666667">
                <text:p>0.3490735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258726851852">
                <text:p>0.34925872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443912037037">
                <text:p>0.3494439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629097222222">
                <text:p>0.3496290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49814282407407">
                <text:p>0.3498142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999467592592">
                <text:p>0.34999946759259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0184652777778">
                <text:p>0.3501846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369837962963">
                <text:p>0.350369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555023148148">
                <text:p>0.350555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740208333333">
                <text:p>0.350740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0925393518518">
                <text:p>0.35092539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110578703704">
                <text:p>0.3511105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295763888889">
                <text:p>0.3512957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480949074074">
                <text:p>0.3514809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666134259259">
                <text:p>0.3516661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1851319444444">
                <text:p>0.351851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03650462963">
                <text:p>0.352036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221689814815">
                <text:p>0.3522216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406875">
                <text:p>0.352406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592060185185">
                <text:p>0.3525920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77724537037">
                <text:p>0.35277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2962430555556">
                <text:p>0.3529624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147615740741">
                <text:p>0.3531476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332800925926">
                <text:p>0.35333280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517986111111">
                <text:p>0.3535179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703171296296">
                <text:p>0.3537031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888356481481">
                <text:p>0.3538883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073541666667">
                <text:p>0.3540735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258726851852">
                <text:p>0.35425872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443912037037">
                <text:p>0.3544439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629097222222">
                <text:p>0.3546290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814282407407">
                <text:p>0.3548142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999467592593">
                <text:p>0.3549994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184652777778">
                <text:p>0.3551846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369837962963">
                <text:p>0.355369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555023148148">
                <text:p>0.355555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740208333333">
                <text:p>0.355740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925393518518">
                <text:p>0.35592539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110578703704">
                <text:p>0.3561105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295763888889">
                <text:p>0.3562957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480949074074">
                <text:p>0.3564809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666134259259">
                <text:p>0.3566661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851319444444">
                <text:p>0.356851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03650462963">
                <text:p>0.357036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221689814815">
                <text:p>0.3572216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406875">
                <text:p>0.357406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592060185185">
                <text:p>0.3575920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77724537037">
                <text:p>0.35777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962430555556">
                <text:p>0.3579624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147615740741">
                <text:p>0.3581476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332800925926">
                <text:p>0.35833280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517986111111">
                <text:p>0.3585179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703171296296">
                <text:p>0.3587031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888356481481">
                <text:p>0.3588883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9073541666667">
                <text:p>0.3590735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9258726851852">
                <text:p>0.35925872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9443912037037">
                <text:p>0.3594439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9629097222222">
                <text:p>0.3596290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9814282407407">
                <text:p>0.3598142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9999467592593">
                <text:p>0.3599994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0184652777778">
                <text:p>0.3601846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0369837962963">
                <text:p>0.360369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0555023148148">
                <text:p>0.360555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0740208333333">
                <text:p>0.36074020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925393518518">
                <text:p>0.360925393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1110578703704">
                <text:p>0.3611105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1295763888889">
                <text:p>0.36129576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1480949074074">
                <text:p>0.36148094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1666134259259">
                <text:p>0.36166613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1851319444444">
                <text:p>0.36185131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203650462963">
                <text:p>0.362036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2221689814815">
                <text:p>0.36222168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2406875">
                <text:p>0.3624068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2592060185185">
                <text:p>0.36259206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277724537037">
                <text:p>0.362777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2962430555556">
                <text:p>0.36296243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3147615740741">
                <text:p>0.36314761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3332800925926">
                <text:p>0.36333280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3517986111111">
                <text:p>0.36351798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3703171296296">
                <text:p>0.36370317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3888356481481">
                <text:p>0.36388835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4073541666667">
                <text:p>0.36407354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4258726851852">
                <text:p>0.3642587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4443912037037">
                <text:p>0.3644439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4629097222222">
                <text:p>0.36462909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4814282407407">
                <text:p>0.36481428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4999467592593">
                <text:p>0.36499946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5184652777778">
                <text:p>0.36518465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5369837962963">
                <text:p>0.3653698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5555023148148">
                <text:p>0.36555502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5740208333333">
                <text:p>0.36574020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5925393518518">
                <text:p>0.365925393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6110578703704">
                <text:p>0.36611057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6295763888889">
                <text:p>0.36629576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6480949074074">
                <text:p>0.36648094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6666134259259">
                <text:p>0.36666613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6851319444444">
                <text:p>0.3668513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703650462963">
                <text:p>0.367036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7221689814815">
                <text:p>0.36722168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7406875">
                <text:p>0.3674068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7592060185185">
                <text:p>0.36759206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777724537037">
                <text:p>0.3677772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7962430555555">
                <text:p>0.3679624305555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8147615740741">
                <text:p>0.36814761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8332800925926">
                <text:p>0.3683328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8517986111111">
                <text:p>0.3685179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8703171296296">
                <text:p>0.36870317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8888356481481">
                <text:p>0.36888835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9073541666667">
                <text:p>0.36907354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9258726851852">
                <text:p>0.3692587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9443912037037">
                <text:p>0.3694439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9629097222222">
                <text:p>0.36962909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9814282407407">
                <text:p>0.36981428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9999467592593">
                <text:p>0.36999946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0184652777778">
                <text:p>0.37018465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0369837962963">
                <text:p>0.3703698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0555023148148">
                <text:p>0.37055502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0740208333333">
                <text:p>0.37074020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0925393518518">
                <text:p>0.37092539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1110578703704">
                <text:p>0.37111057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1295763888889">
                <text:p>0.37129576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1480949074074">
                <text:p>0.37148094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1666134259259">
                <text:p>0.3716661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1851319444444">
                <text:p>0.3718513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203650462963">
                <text:p>0.372036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2221689814815">
                <text:p>0.37222168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2406875">
                <text:p>0.372406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2592060185185">
                <text:p>0.37259206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277724537037">
                <text:p>0.3727772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2962418981481">
                <text:p>0.3729624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3147615740741">
                <text:p>0.37314761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3332800925926">
                <text:p>0.3733328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3517986111111">
                <text:p>0.3735179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3703171296296">
                <text:p>0.37370317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3888356481481">
                <text:p>0.37388835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4073541666667">
                <text:p>0.37407354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4258726851852">
                <text:p>0.3742587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4443912037037">
                <text:p>0.3744439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4629097222222">
                <text:p>0.37462909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4814282407407">
                <text:p>0.37481428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4999467592593">
                <text:p>0.37499946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5184652777778">
                <text:p>0.375184652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5369837962963">
                <text:p>0.37536983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5555023148148">
                <text:p>0.37555502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5740208333333">
                <text:p>0.37574020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5925393518518">
                <text:p>0.37592539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6110578703704">
                <text:p>0.37611057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6295763888889">
                <text:p>0.37629576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6480949074074">
                <text:p>0.37648094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6666134259259">
                <text:p>0.376666134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6851319444444">
                <text:p>0.37685131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703650462963">
                <text:p>0.3770365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7221689814815">
                <text:p>0.37722168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7406875">
                <text:p>0.3774068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7592060185185">
                <text:p>0.37759206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777724537037">
                <text:p>0.3777772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7962430555556">
                <text:p>0.37796243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147615740741">
                <text:p>0.37814761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332800925926">
                <text:p>0.37833280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517986111111">
                <text:p>0.37851798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703171296296">
                <text:p>0.37870317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8888356481481">
                <text:p>0.37888835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073541666667">
                <text:p>0.37907354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258726851852">
                <text:p>0.37925872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443912037037">
                <text:p>0.37944391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9629097222222">
                <text:p>0.37962909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9814282407407">
                <text:p>0.37981428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9999467592593">
                <text:p>0.37999946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0184652777778">
                <text:p>0.380184652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0369837962963">
                <text:p>0.38036983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0555023148148">
                <text:p>0.38055502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0740208333333">
                <text:p>0.38074020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0925393518518">
                <text:p>0.380925393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110578703704">
                <text:p>0.38111057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295763888889">
                <text:p>0.38129576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480949074074">
                <text:p>0.38148094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666134259259">
                <text:p>0.38166613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1851319444444">
                <text:p>0.38185131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03650462963">
                <text:p>0.3820365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221689814815">
                <text:p>0.38222168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406875">
                <text:p>0.3824068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592060185185">
                <text:p>0.38259206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77724537037">
                <text:p>0.3827772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2962430555555">
                <text:p>0.38296243055555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147615740741">
                <text:p>0.38314761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332800925926">
                <text:p>0.38333280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517986111111">
                <text:p>0.38351798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703171296296">
                <text:p>0.38370317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3888356481481">
                <text:p>0.38388835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4073541666667">
                <text:p>0.38407354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4258726851852">
                <text:p>0.38425872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4443912037037">
                <text:p>0.38444391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4629097222222">
                <text:p>0.38462909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4814282407407">
                <text:p>0.384814282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4999467592593">
                <text:p>0.384999467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184652777778">
                <text:p>0.385184652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369837962963">
                <text:p>0.38536983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555023148148">
                <text:p>0.385555023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740208333333">
                <text:p>0.385740208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5925393518519">
                <text:p>0.385925393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110578703704">
                <text:p>0.386110578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295763888889">
                <text:p>0.38629576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480949074074">
                <text:p>0.386480949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666134259259">
                <text:p>0.386666134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6851319444444">
                <text:p>0.38685131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703650462963">
                <text:p>0.3870365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7221689814815">
                <text:p>0.387221689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7406875">
                <text:p>0.3874068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7592060185185">
                <text:p>0.387592060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777724537037">
                <text:p>0.3877772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962430555556">
                <text:p>0.387962430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147615740741">
                <text:p>0.388147615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332800925926">
                <text:p>0.388332800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517986111111">
                <text:p>0.388517986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703171296296">
                <text:p>0.38870317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8888356481481">
                <text:p>0.38888835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073541666667">
                <text:p>0.389073541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258726851852">
                <text:p>0.389258726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443912037037">
                <text:p>0.38944391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629097222222">
                <text:p>0.38962909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814282407407">
                <text:p>0.389814282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9999467592593">
                <text:p>0.38999946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0184652777778">
                <text:p>0.39018465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0369837962963">
                <text:p>0.39036983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0555023148148">
                <text:p>0.39055502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0740208333333">
                <text:p>0.39074020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0925393518518">
                <text:p>0.390925393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1110578703704">
                <text:p>0.391110578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295763888889">
                <text:p>0.391295763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480949074074">
                <text:p>0.391480949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666134259259">
                <text:p>0.391666134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1851319444444">
                <text:p>0.391851319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03650462963">
                <text:p>0.392036504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221689814815">
                <text:p>0.392221689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406875">
                <text:p>0.39240687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592060185185">
                <text:p>0.392592060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77724537037">
                <text:p>0.39277724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2962430555555">
                <text:p>0.39296243055555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147615740741">
                <text:p>0.393147615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332800925926">
                <text:p>0.393332800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517986111111">
                <text:p>0.393517986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703171296296">
                <text:p>0.393703171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888356481481">
                <text:p>0.393888356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073541666667">
                <text:p>0.394073541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258726851852">
                <text:p>0.394258726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443912037037">
                <text:p>0.394443912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629097222222">
                <text:p>0.394629097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814282407407">
                <text:p>0.394814282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999467592593">
                <text:p>0.394999467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184652777778">
                <text:p>0.395184652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369837962963">
                <text:p>0.395369837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555023148148">
                <text:p>0.395555023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740208333333">
                <text:p>0.395740208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925393518518">
                <text:p>0.39592539351851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110578703704">
                <text:p>0.3961105787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295763888889">
                <text:p>0.396295763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6480949074074">
                <text:p>0.396480949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6666134259259">
                <text:p>0.396666134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6851319444444">
                <text:p>0.396851319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03650462963">
                <text:p>0.397036504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221689814815">
                <text:p>0.397221689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406875">
                <text:p>0.3974068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7592060185185">
                <text:p>0.3975920601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777724537037">
                <text:p>0.397777245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7962430555555">
                <text:p>0.39796243055555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147615740741">
                <text:p>0.3981476157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332800925926">
                <text:p>0.398332800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517986111111">
                <text:p>0.398517986111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8703171296296">
                <text:p>0.3987031712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8888356481481">
                <text:p>0.3988883564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9073541666667">
                <text:p>0.3990735416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9258726851852">
                <text:p>0.39925872685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9443912037037">
                <text:p>0.3994439120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9629097222222">
                <text:p>0.399629097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9640671296296">
                <text:p>0.39964067129629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